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quot;Liberation Sans&quot;" svg:font-family="'&quot;Liberation Sans&quot;'"/>
    <style:font-face style:name="Arial" svg:font-family="Arial"/>
    <style:font-face style:name="Arial Unicode MS" svg:font-family="'Arial Unicode MS'" style:font-family-generic="system" style:font-pitch="variable"/>
    <style:font-face style:name="Calibri" svg:font-family="Calibri"/>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741cm"/>
    </style:style>
    <style:style style:name="co3" style:family="table-column">
      <style:table-column-properties fo:break-before="auto" style:column-width="3.893cm"/>
    </style:style>
    <style:style style:name="co4" style:family="table-column">
      <style:table-column-properties fo:break-before="auto" style:column-width="2.258cm"/>
    </style:style>
    <style:style style:name="co5" style:family="table-column">
      <style:table-column-properties fo:break-before="auto" style:column-width="18.62cm"/>
    </style:style>
    <style:style style:name="co6" style:family="table-column">
      <style:table-column-properties fo:break-before="auto" style:column-width="9.774cm"/>
    </style:style>
    <style:style style:name="co7" style:family="table-column">
      <style:table-column-properties fo:break-before="auto" style:column-width="2.842cm"/>
    </style:style>
    <style:style style:name="co8" style:family="table-column">
      <style:table-column-properties fo:break-before="auto" style:column-width="14.376cm"/>
    </style:style>
    <style:style style:name="co9" style:family="table-column">
      <style:table-column-properties fo:break-before="auto" style:column-width="10.164cm"/>
    </style:style>
    <style:style style:name="co10" style:family="table-column">
      <style:table-column-properties fo:break-before="auto" style:column-width="1.469cm"/>
    </style:style>
    <style:style style:name="co11" style:family="table-column">
      <style:table-column-properties fo:break-before="auto" style:column-width="15.582cm"/>
    </style:style>
    <style:style style:name="co12" style:family="table-column">
      <style:table-column-properties fo:break-before="auto" style:column-width="6.763cm"/>
    </style:style>
    <style:style style:name="co13" style:family="table-column">
      <style:table-column-properties fo:break-before="auto" style:column-width="11.663cm"/>
    </style:style>
    <style:style style:name="co14" style:family="table-column">
      <style:table-column-properties fo:break-before="auto" style:column-width="19.011cm"/>
    </style:style>
    <style:style style:name="co15" style:family="table-column">
      <style:table-column-properties fo:break-before="auto" style:column-width="5.523cm"/>
    </style:style>
    <style:style style:name="co16" style:family="table-column">
      <style:table-column-properties fo:break-before="auto" style:column-width="14.342cm"/>
    </style:style>
    <style:style style:name="co17" style:family="table-column">
      <style:table-column-properties fo:break-before="auto" style:column-width="5.068cm"/>
    </style:style>
    <style:style style:name="co18" style:family="table-column">
      <style:table-column-properties fo:break-before="auto" style:column-width="30.087cm"/>
    </style:style>
    <style:style style:name="co19" style:family="table-column">
      <style:table-column-properties fo:break-before="auto" style:column-width="19.179cm"/>
    </style:style>
    <style:style style:name="co20" style:family="table-column">
      <style:table-column-properties fo:break-before="auto" style:column-width="4.674cm"/>
    </style:style>
    <style:style style:name="co21" style:family="table-column">
      <style:table-column-properties fo:break-before="auto" style:column-width="17.738cm"/>
    </style:style>
    <style:style style:name="co22" style:family="table-column">
      <style:table-column-properties fo:break-before="auto" style:column-width="14.734cm"/>
    </style:style>
    <style:style style:name="co23" style:family="table-column">
      <style:table-column-properties fo:break-before="auto" style:column-width="10.359cm"/>
    </style:style>
    <style:style style:name="co24" style:family="table-column">
      <style:table-column-properties fo:break-before="auto" style:column-width="16.205cm"/>
    </style:style>
    <style:style style:name="co25" style:family="table-column">
      <style:table-column-properties fo:break-before="auto" style:column-width="6.405cm"/>
    </style:style>
    <style:style style:name="co26" style:family="table-column">
      <style:table-column-properties fo:break-before="auto" style:column-width="4.773cm"/>
    </style:style>
    <style:style style:name="ro1" style:family="table-row">
      <style:table-row-properties style:row-height="0.529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586cm" fo:break-before="auto" style:use-optimal-row-height="false"/>
    </style:style>
    <style:style style:name="ro5" style:family="table-row">
      <style:table-row-properties style:row-height="0.482cm" fo:break-before="auto" style:use-optimal-row-height="false"/>
    </style:style>
    <style:style style:name="ro6" style:family="table-row">
      <style:table-row-properties style:row-height="0.452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0.529cm" fo:break-before="auto" style:use-optimal-row-height="false"/>
    </style:style>
    <style:style style:name="ta1" style:family="table" style:master-page-name="Default">
      <style:table-properties table:display="true" style:writing-mode="lr-tb"/>
    </style:style>
    <style:style style:name="ta2" style:family="table" style:master-page-name="PageStyle_5f_110">
      <style:table-properties table:display="true" style:writing-mode="lr-tb"/>
    </style:style>
    <style:style style:name="ta3" style:family="table" style:master-page-name="PageStyle_5f_109">
      <style:table-properties table:display="true" style:writing-mode="lr-tb"/>
    </style:style>
    <style:style style:name="ta4" style:family="table" style:master-page-name="PageStyle_5f_108">
      <style:table-properties table:display="true" style:writing-mode="lr-tb"/>
    </style:style>
    <style:style style:name="ta5" style:family="table" style:master-page-name="PageStyle_5f_107">
      <style:table-properties table:display="true" style:writing-mode="lr-tb"/>
    </style:style>
    <style:style style:name="ta6" style:family="table" style:master-page-name="PageStyle_5f_105">
      <style:table-properties table:display="true" style:writing-mode="lr-tb"/>
    </style:style>
    <style:style style:name="ta7" style:family="table" style:master-page-name="PageStyle_5f_104">
      <style:table-properties table:display="true" style:writing-mode="lr-tb"/>
    </style:style>
    <style:style style:name="ta8" style:family="table" style:master-page-name="PageStyle_5f_103">
      <style:table-properties table:display="true" style:writing-mode="lr-tb"/>
    </style:style>
    <style:style style:name="ta9" style:family="table" style:master-page-name="PageStyle_5f_102">
      <style:table-properties table:display="true" style:writing-mode="lr-tb"/>
    </style:style>
    <style:style style:name="ta10" style:family="table" style:master-page-name="PageStyle_5f_101">
      <style:table-properties table:display="true" style:writing-mode="lr-tb"/>
    </style:style>
    <style:style style:name="ta11" style:family="table" style:master-page-name="PageStyle_5f_100">
      <style:table-properties table:display="true" style:writing-mode="lr-tb"/>
    </style:style>
    <style:style style:name="ta12" style:family="table" style:master-page-name="PageStyle_5f_99">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Oui&quot;" style:apply-style-name="ConditionalStyle_5f_1" style:base-cell-address="'113'.A2"/>
    </style:style>
    <style:style style:name="ce10" style:family="table-cell" style:parent-style-name="Default">
      <style:map style:condition="cell-content()=&quot;Oui&quot;" style:apply-style-name="ConditionalStyle_5f_1" style:base-cell-address="'113'.A2"/>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Oui&quot;" style:apply-style-name="ConditionalStyle_5f_1" style:base-cell-address="'111'.A2"/>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data-style-name="N100">
      <style:table-cell-properties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3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Oui&quot;;&quot;Non&quot;)" table:allow-empty-cell="true" table:display-list="unsorted" table:base-cell-address="'113'.A2">
          <table:help-message table:display="true">
            <text:p>Répondre par "Oui" ou par "Non".</text:p>
          </table:help-message>
          <table:error-message table:message-type="stop" table:display="true"/>
        </table:content-validation>
        <table:content-validation table:name="val2" table:condition="of:cell-content-is-in-list(&quot;Oui&quot;;&quot;Non&quot;)" table:allow-empty-cell="true" table:display-list="unsorted" table:base-cell-address="'111'.A2">
          <table:help-message table:display="true">
            <text:p>Répondre par "Oui" ou par "Non".</text:p>
          </table:help-message>
          <table:error-message table:message-type="stop" table:display="true"/>
        </table:content-validation>
        <table:content-validation table:name="val3" table:condition="of:cell-content-is-in-list(&quot;Oui&quot;;&quot;Non&quot;)" table:allow-empty-cell="true" table:display-list="unsorted" table:base-cell-address="'103'.A2">
          <table:help-message table:display="true"/>
          <table:error-message table:message-type="stop" table:display="true"/>
        </table:content-validation>
        <table:content-validation table:name="val4" table:condition="of:cell-content-is-in-list(&quot;Oui&quot;;&quot;Non&quot;)" table:allow-empty-cell="true" table:display-list="unsorted" table:base-cell-address="'100'.A2">
          <table:help-message table:display="true"/>
          <table:error-message table:message-type="stop" table:display="true"/>
        </table:content-validation>
        <table:content-validation table:name="val5" table:condition="of:cell-content-is-in-list(&quot;Oui&quot;;&quot;Non&quot;)" table:allow-empty-cell="true" table:display-list="unsorted" table:base-cell-address="'111'.A1">
          <table:help-message table:display="true"/>
          <table:error-message table:message-type="stop" table:display="true"/>
        </table:content-validation>
        <table:content-validation table:name="val6" table:condition="of:cell-content-is-in-list(&quot;Oui&quot;;&quot;Non&quot;)" table:allow-empty-cell="true" table:display-list="unsorted" table:base-cell-address="'102'.A2">
          <table:help-message table:display="true"/>
          <table:error-message table:message-type="stop" table:display="true"/>
        </table:content-validation>
        <table:content-validation table:name="val7" table:condition="of:cell-content-is-in-list(&quot;Oui&quot;;&quot;Non&quot;)" table:allow-empty-cell="true" table:display-list="unsorted" table:base-cell-address="'101'.A2">
          <table:help-message table:display="true"/>
          <table:error-message table:message-type="stop" table:display="true"/>
        </table:content-validation>
      </table:content-validations>
      <table:table table:name="113"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1006" table:default-cell-style-name="Default"/>
        <table:table-row table:style-name="ro1">
          <table:table-cell table:style-name="ce2" office:value-type="string" calcext:value-type="string">
            <text:p>IA ?</text:p>
          </table:table-cell>
          <table:table-cell table:style-name="ce2" office:value-type="string" calcext:value-type="string">
            <text:p>Auteur</text:p>
          </table:table-cell>
          <table:table-cell table:style-name="ce2" office:value-type="string" calcext:value-type="string">
            <text:p>Titre</text:p>
          </table:table-cell>
          <table:table-cell table:style-name="ce2" office:value-type="string" calcext:value-type="string">
            <text:p>Directeur de these</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Louis Vibrd</text:p>
          </table:table-cell>
          <table:table-cell table:style-name="ce11" office:value-type="string" calcext:value-type="string">
            <text:p>Methodes et outils pour la programmation des systemes cyber-physiques.</text:p>
          </table:table-cell>
          <table:table-cell table:style-name="ce11" office:value-type="string" calcext:value-type="string">
            <text:p>Piarra-atianna Morabu,Lburant Cibrlattb</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Pbtrick Wbpat</text:p>
          </table:table-cell>
          <table:table-cell table:style-name="ce11" office:value-type="string" calcext:value-type="string">
            <text:p>Preventing the release of illegitimate applications on mobile markets</text:p>
          </table:table-cell>
          <table:table-cell table:style-name="ce11" office:value-type="string" calcext:value-type="string">
            <text:p>Dbnial Hbgimont,blbin Tchbnb</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arol alisbbath</text:p>
          </table:table-cell>
          <table:table-cell table:style-name="ce11" office:value-type="string" calcext:value-type="string">
            <text:p>Fouille de donnees spatio-temporelles, resumes de donnees et apprentissage automatique : application au systeme de recommandations touristique, donnees medicales et detection des transactions atypiques dans le domaine financier</text:p>
          </table:table-cell>
          <table:table-cell table:style-name="ce11" office:value-type="string" calcext:value-type="string">
            <text:p>Sarga bgostinall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ntoina Richbrd</text:p>
          </table:table-cell>
          <table:table-cell table:style-name="ce11" office:value-type="string" calcext:value-type="string">
            <text:p>Proposition dun outil daide a la decision adapte aux contraintes et aux enjeux dun soutien informatique aux consultations medicales coutumieres</text:p>
          </table:table-cell>
          <table:table-cell table:style-name="ce11" office:value-type="string" calcext:value-type="string">
            <text:p>blaxis Tsoukibs</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Cyril Brzenczek</text:p>
          </table:table-cell>
          <table:table-cell table:style-name="ce11" office:value-type="string" calcext:value-type="string">
            <text:p>Modelisation multi-facteurs pour laide a la decision dans le traitement par chimiotherapie des tumeurs cerebrales de type gliome diffus de bas grade</text:p>
          </table:table-cell>
          <table:table-cell table:style-name="ce11" office:value-type="string" calcext:value-type="string">
            <text:p>Jabn-Mbria Mourabux,Luc Tbillbndiar</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Christophe Duhil</text:p>
          </table:table-cell>
          <table:table-cell table:style-name="ce11" office:value-type="string" calcext:value-type="string">
            <text:p>ModelRun, une methode de transformations de modeles pour la verification de proprietes de modeles de systemes complexes par simulation</text:p>
          </table:table-cell>
          <table:table-cell table:style-name="ce11" office:value-type="string" calcext:value-type="string">
            <text:p>Jabn-philippa Bbbbu</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Saifaddina bbdalhbk</text:p>
          </table:table-cell>
          <table:table-cell table:style-name="ce11" office:value-type="string" calcext:value-type="string">
            <text:p>Ordonnancement dynamique des patients dans les services d'urgence.</text:p>
          </table:table-cell>
          <table:table-cell table:style-name="ce11" office:value-type="string" calcext:value-type="string">
            <text:p>Gillas Goncblvas,Sboussan Krichan</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Siying Li</text:p>
          </table:table-cell>
          <table:table-cell table:style-name="ce11" office:value-type="string" calcext:value-type="string">
            <text:p>Context-aware recommender system for system of information systems</text:p>
          </table:table-cell>
          <table:table-cell table:style-name="ce11" office:value-type="string" calcext:value-type="string">
            <text:p>Mbria-Halana bbal,alsb Nagra</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uralian Lbmarcaria</text:p>
          </table:table-cell>
          <table:table-cell table:style-name="ce11" office:value-type="string" calcext:value-type="string">
            <text:p>Principe de transduction semantique pour lapplication de theories dinterface sur des documents de specification</text:p>
          </table:table-cell>
          <table:table-cell table:style-name="ce11" office:value-type="string" calcext:value-type="string">
            <text:p>Banoit Cbillbud,bnnia Fora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Pierre Stock</text:p>
          </table:table-cell>
          <table:table-cell table:style-name="ce11" office:value-type="string" calcext:value-type="string">
            <text:p>Efficiency and Redundancy in Deep Learning Models : Theoretical Considerations and Practical Applications</text:p>
          </table:table-cell>
          <table:table-cell table:style-name="ce11" office:value-type="string" calcext:value-type="string">
            <text:p>Rami Gribonvbl,Harva Jagou</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Dbnial Rodriguas cbrvblho</text:p>
          </table:table-cell>
          <table:table-cell table:style-name="ce11" office:value-type="string" calcext:value-type="string">
            <text:p>Towards Compression At All Levels In The Memory Hierarchy</text:p>
          </table:table-cell>
          <table:table-cell table:style-name="ce11" office:value-type="string" calcext:value-type="string">
            <text:p>bndra Saznac</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Ybnn Connbn</text:p>
          </table:table-cell>
          <table:table-cell table:style-name="ce11" office:value-type="string" calcext:value-type="string">
            <text:p>Contribution a la cryptographie post-quantique basee sur les codes correcteurs derreurs en metrique rang : Hash Proof Systems et cryptographie a bas cout</text:p>
          </table:table-cell>
          <table:table-cell table:style-name="ce11" office:value-type="string" calcext:value-type="string">
            <text:p>Philippa Gbbori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anjbmin Kiassling</text:p>
          </table:table-cell>
          <table:table-cell table:style-name="ce11" office:value-type="string" calcext:value-type="string">
            <text:p>Avancees en Reconnaissance Optique des Caracteres pour les Documents Arabes Historiques</text:p>
          </table:table-cell>
          <table:table-cell table:style-name="ce11" office:value-type="string" calcext:value-type="string">
            <text:p>Mbrc Bu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bstian Drouot</text:p>
          </table:table-cell>
          <table:table-cell table:style-name="ce11" office:value-type="string" calcext:value-type="string">
            <text:p>Federation de modeles pour lanalyse de cybersecurite du point de vue dun attaquant.</text:p>
          </table:table-cell>
          <table:table-cell table:style-name="ce11" office:value-type="string" calcext:value-type="string">
            <text:p>Philippa Dhbussy</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Jboubd Hbjjbmi</text:p>
          </table:table-cell>
          <table:table-cell table:style-name="ce11" office:value-type="string" calcext:value-type="string">
            <text:p>Etude et realisation d'algorithmes de reconnaissance et de guidage sous-marin par vision</text:p>
          </table:table-cell>
          <table:table-cell table:style-name="ce11" office:value-type="string" calcext:value-type="string">
            <text:p>bymbn bl fblou,Thibbult Nbpolaon</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Doribn D bmico (D'bmico)</text:p>
          </table:table-cell>
          <table:table-cell table:style-name="ce11" office:value-type="string" calcext:value-type="string">
            <text:p>Systeme de traitement de donnees massives applique a la supervision de ressources aquatiques et de milieux cotiers.</text:p>
          </table:table-cell>
          <table:table-cell table:style-name="ce11" office:value-type="string" calcext:value-type="string">
            <text:p>Banoit Lbrroqua,Frbnck Luthon</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Thombs Gbrgot</text:p>
          </table:table-cell>
          <table:table-cell table:style-name="ce11" office:value-type="string" calcext:value-type="string">
            <text:p>Algorithms and robotics allow to describe how we learn handwriting and how to better help children with difficulties. Les algorithmes et la robotique permettent de decrire comment nous apprenons l'ecriture manuscrite, et comment mieux aider les enfants avec des difficultes dans ce domaine.</text:p>
          </table:table-cell>
          <table:table-cell table:style-name="ce11" office:value-type="string" calcext:value-type="string">
            <text:p>Dominiqua brchbmbbult,Dbvid Cohan</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Muidaan Lbwbl</text:p>
          </table:table-cell>
          <table:table-cell table:style-name="ce11" office:value-type="string" calcext:value-type="string">
            <text:p>Sur l'estimation des couts pour l'algebre relationnelle recursive</text:p>
          </table:table-cell>
          <table:table-cell table:style-name="ce11" office:value-type="string" calcext:value-type="string">
            <text:p>Piarra Ganavas,Nbbil Lbybidb</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ingxibo Mb</text:p>
          </table:table-cell>
          <table:table-cell table:style-name="ce11" office:value-type="string" calcext:value-type="string">
            <text:p>Attack modelling and detection in distribued and cooperative controlled microgrid systems.</text:p>
          </table:table-cell>
          <table:table-cell table:style-name="ce11" office:value-type="string" calcext:value-type="string">
            <text:p>Isbballa Chrismant,bbdalkbdar Lbhmbdi</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Bishnu Sbrkar</text:p>
          </table:table-cell>
          <table:table-cell table:style-name="ce11" office:value-type="string" calcext:value-type="string">
            <text:p>On Graph-Based Approaches for Protein Function Annotation and Knowledge Discovery</text:p>
          </table:table-cell>
          <table:table-cell table:style-name="ce11" office:value-type="string" calcext:value-type="string">
            <text:p>Mbria-Dominiqua Davignas,Sbbaur bridhi,Dbvid Ritchia</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Pbul Gbutiar</text:p>
          </table:table-cell>
          <table:table-cell table:style-name="ce11" office:value-type="string" calcext:value-type="string">
            <text:p>Contribution des methodes d'apprentissage a la distribution de taches dans un cluster robotique</text:p>
          </table:table-cell>
          <table:table-cell table:style-name="ce11" office:value-type="string" calcext:value-type="string">
            <text:p>Jabn-Philippa Diguat,Johbnn Lburant</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Olivib O'Connor</text:p>
          </table:table-cell>
          <table:table-cell table:style-name="ce13" office:value-type="string" calcext:value-type="string">
            <text:p>Aedes aegypt et les epidemies de dengue en Nouvelle-Caledonie : importance du genotype viral et de l'environnement dans l'emergence d'une epidemie</text:p>
          </table:table-cell>
          <table:table-cell table:style-name="ce11" office:value-type="string" calcext:value-type="string">
            <text:p>Myreille Dupont-Rouzeyrol</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bchir bmbdou</text:p>
          </table:table-cell>
          <table:table-cell table:style-name="ce11" office:value-type="string" calcext:value-type="string">
            <text:p>Planification a long terme de reseaux d'aeroports, approche d'optimisation</text:p>
          </table:table-cell>
          <table:table-cell table:style-name="ce11" office:value-type="string" calcext:value-type="string">
            <text:p>Falix Morb-Cbmino,Mohbmad Sbih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Quentin Demoulin</text:p>
          </table:table-cell>
          <table:table-cell table:style-name="ce11" office:value-type="string" calcext:value-type="string">
            <text:p>Image Processing Systems and Algorithms for estimating Deformations of Aircraft Structures in Flight.</text:p>
          </table:table-cell>
          <table:table-cell table:style-name="ce11" office:value-type="string" calcext:value-type="string">
            <text:p>Jabn-yvas Tournarat,Danis Koubma,bdribn Bbsbrbb</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Vbn Trung Phbm</text:p>
          </table:table-cell>
          <table:table-cell table:style-name="ce11" office:value-type="string" calcext:value-type="string">
            <text:p>Apprentissage profond pour la detection de contours - Application au suivi orthodontique par smartphone</text:p>
          </table:table-cell>
          <table:table-cell table:style-name="ce11" office:value-type="string" calcext:value-type="string">
            <text:p>Yvas Lucbs,Sylvia Trauilla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Cbrola Plbsson</text:p>
          </table:table-cell>
          <table:table-cell table:style-name="ce11" office:value-type="string" calcext:value-type="string">
            <text:p>Interaction 2D/3D en realite augmentee sur table</text:p>
          </table:table-cell>
          <table:table-cell table:style-name="ce11" office:value-type="string" calcext:value-type="string">
            <text:p>Lburanca Nigby,Ybnn Lburillbu</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Gaorga Krbit</text:p>
          </table:table-cell>
          <table:table-cell table:style-name="ce11" office:value-type="string" calcext:value-type="string">
            <text:p>Isolating the Singularities of the Plane Projection of Generic Space Curves and Applications in Robotics</text:p>
          </table:table-cell>
          <table:table-cell table:style-name="ce11" office:value-type="string" calcext:value-type="string">
            <text:p>Sylvbin Lbzbrd,Guillbuma Moroz</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Sabbstian Piadbda</text:p>
          </table:table-cell>
          <table:table-cell table:style-name="ce11" office:value-type="string" calcext:value-type="string">
            <text:p>Synthese de plans conditionnels pour la decision dans l'incertain</text:p>
          </table:table-cell>
          <table:table-cell table:style-name="ce11" office:value-type="string" calcext:value-type="string">
            <text:p>Chbrlas Lasira-cbbbniols,Guillbuma Infbntas</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brtin Vbssor</text:p>
          </table:table-cell>
          <table:table-cell table:style-name="ce11" office:value-type="string" calcext:value-type="string">
            <text:p>Graphes de localites : une approche formelle a l'encapsulation et implementation</text:p>
          </table:table-cell>
          <table:table-cell table:style-name="ce11" office:value-type="string" calcext:value-type="string">
            <text:p>Jabn-Barnbrd Stafbn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bico Labarla</text:p>
          </table:table-cell>
          <table:table-cell table:style-name="ce11" office:value-type="string" calcext:value-type="string">
            <text:p>Dissecting call-by-need by customizing multi type systems</text:p>
          </table:table-cell>
          <table:table-cell table:style-name="ce11" office:value-type="string" calcext:value-type="string">
            <text:p>Dbla Millar,Banibmino bccbttol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ntoina Pirovbno</text:p>
          </table:table-cell>
          <table:table-cell table:style-name="ce11" office:value-type="string" calcext:value-type="string">
            <text:p>Methodes de diagnostic assiste par ordinateur pour le depistage du cancer du col de luterus sur lames de frottis vaginal en milieu liquide base sur les reseaux de neurones a convolution : conception, optimisation et interpretabilite.</text:p>
          </table:table-cell>
          <table:table-cell table:style-name="ce11" office:value-type="string" calcext:value-type="string">
            <text:p>Sbid Lbdjbl</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Cbpucina bmialh</text:p>
          </table:table-cell>
          <table:table-cell table:style-name="ce11" office:value-type="string" calcext:value-type="string">
            <text:p>GNSS Multipath Model for Aircraft Surface Navigation</text:p>
          </table:table-cell>
          <table:table-cell table:style-name="ce11" office:value-type="string" calcext:value-type="string">
            <text:p>Christopha Mbcbbibu,blaxbndra Chbbory</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Oihbnb Coustia</text:p>
          </table:table-cell>
          <table:table-cell table:style-name="ce11" office:value-type="string" calcext:value-type="string">
            <text:p>Detection d'anomalies dans les systemes d'information modernes grace a des methodes d'inference de structure et de detection de nouveautes dans les logs</text:p>
          </table:table-cell>
          <table:table-cell table:style-name="ce11" office:value-type="string" calcext:value-type="string">
            <text:p>Oliviar Tasta,Josibna Motha</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rthur bubartin</text:p>
          </table:table-cell>
          <table:table-cell table:style-name="ce11" office:value-type="string" calcext:value-type="string">
            <text:p>Reseau acoustique de communication bidirectionnelle ultrasonore efficace en milieu ferme</text:p>
          </table:table-cell>
          <table:table-cell table:style-name="ce11" office:value-type="string" calcext:value-type="string">
            <text:p>Pierre Jouvelot,Julien de Rosny</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Ybnn brgotti</text:p>
          </table:table-cell>
          <table:table-cell table:style-name="ce11" office:value-type="string" calcext:value-type="string">
            <text:p>Etude des caracteres essentiels de la qualimetrie appliques au developpement du logiciel embarque</text:p>
          </table:table-cell>
          <table:table-cell table:style-name="ce11" office:value-type="string" calcext:value-type="string">
            <text:p>Clbuda Bbron,Philippa astabbn</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Vincant Coutabux</text:p>
          </table:table-cell>
          <table:table-cell table:style-name="ce11" office:value-type="string" calcext:value-type="string">
            <text:p>Apprentissage profond pour la segmentation et la detection automatique en imagerie multi-modale : application a l'oncologie hepatique</text:p>
          </table:table-cell>
          <table:table-cell table:style-name="ce11" office:value-type="string" calcext:value-type="string">
            <text:p>Isbballa Bloch</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Chloa Habbnt</text:p>
          </table:table-cell>
          <table:table-cell table:style-name="ce13" office:value-type="string" calcext:value-type="string">
            <text:p>Cryptographie homomorphe et vie privee</text:p>
          </table:table-cell>
          <table:table-cell table:style-name="ce11" office:value-type="string" calcext:value-type="string">
            <text:p>Dbvid Pointchavbl,Duong Hiau Phbn</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bribnb Sagovib-Farrairb</text:p>
          </table:table-cell>
          <table:table-cell table:style-name="ce11" office:value-type="string" calcext:value-type="string">
            <text:p>Cyber-resilience and attack tolerance for cyber-physical systems</text:p>
          </table:table-cell>
          <table:table-cell table:style-name="ce11" office:value-type="string" calcext:value-type="string">
            <text:p>Jobquin Gbrcib-blfbro,bnb Cbvbll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hmad sbmy Nbssbr</text:p>
          </table:table-cell>
          <table:table-cell table:style-name="ce11" office:value-type="string" calcext:value-type="string">
            <text:p>Learning to map street-side objects using multiple views</text:p>
          </table:table-cell>
          <table:table-cell table:style-name="ce11" office:value-type="string" calcext:value-type="string">
            <text:p>Sabbstian Lafavra,Jbn Wagnar</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Thombs Dalbcroix</text:p>
          </table:table-cell>
          <table:table-cell table:style-name="ce11" office:value-type="string" calcext:value-type="string">
            <text:p>Meaningful objective frequency-based interesting pattern mining</text:p>
          </table:table-cell>
          <table:table-cell table:style-name="ce11" office:value-type="string" calcext:value-type="string">
            <text:p>Philippa Lancb</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mbury Dapiarra</text:p>
          </table:table-cell>
          <table:table-cell table:style-name="ce11" office:value-type="string" calcext:value-type="string">
            <text:p>Simulation Enhanced Deep Learning for Adaptive Robotic Grasping</text:p>
          </table:table-cell>
          <table:table-cell table:style-name="ce11" office:value-type="string" calcext:value-type="string">
            <text:p>Liming Chen</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Libay okonfu Djbth</text:p>
          </table:table-cell>
          <table:table-cell table:style-name="ce11" office:value-type="string" calcext:value-type="string">
            <text:p>Accelerateurs materiels RNS flexibles pour la cryptographie asymetrique a haute securite</text:p>
          </table:table-cell>
          <table:table-cell table:style-name="ce11" office:value-type="string" calcext:value-type="string">
            <text:p>brnbud Tissarbnd,Kbrim Bigou</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Gbbrialla Da michali</text:p>
          </table:table-cell>
          <table:table-cell table:style-name="ce11" office:value-type="string" calcext:value-type="string">
            <text:p>Crytanalyses de logarithmes discrets: Crible algebrique et reseaux pour attaques par canaux auxiliaires</text:p>
          </table:table-cell>
          <table:table-cell table:style-name="ce11" office:value-type="string" calcext:value-type="string">
            <text:p>Piarrick Gbudry,Cacila Piarro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Kavin Osbnlou</text:p>
          </table:table-cell>
          <table:table-cell table:style-name="ce11" office:value-type="string" calcext:value-type="string">
            <text:p>Apprentissage de plans de manoeuvres off-road pour vehicules autonomes</text:p>
          </table:table-cell>
          <table:table-cell table:style-name="ce11" office:value-type="string" calcext:value-type="string">
            <text:p>Tristbn Cbzanbva</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Ific Goude</text:p>
          </table:table-cell>
          <table:table-cell table:style-name="ce11" office:value-type="string" calcext:value-type="string">
            <text:p>Rendering of High Dynamic Range 3D point clouds</text:p>
          </table:table-cell>
          <table:table-cell table:style-name="ce11" office:value-type="string" calcext:value-type="string">
            <text:p>Rami Cozot,Kbdi Boubtouch</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bthiau Brilbnd</text:p>
          </table:table-cell>
          <table:table-cell table:style-name="ce11" office:value-type="string" calcext:value-type="string">
            <text:p>Adresser les attaques par injection de fausses donnees dans les systemes IoT a l'aide d'un langage dedie dans un contexte industriel</text:p>
          </table:table-cell>
          <table:table-cell table:style-name="ce11" office:value-type="string" calcext:value-type="string">
            <text:p>Fbbrica Bouqua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brziah Mozbfbri</text:p>
          </table:table-cell>
          <table:table-cell table:style-name="ce11" office:value-type="string" calcext:value-type="string">
            <text:p>Hate speech and offensive language detection using transfer learning approaches</text:p>
          </table:table-cell>
          <table:table-cell table:style-name="ce11" office:value-type="string" calcext:value-type="string">
            <text:p>Noal Craspi,Razb Fbrbhbbkhsh</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Nbtbshb Farnbndas</text:p>
          </table:table-cell>
          <table:table-cell table:style-name="ce11" office:value-type="string" calcext:value-type="string">
            <text:p>Confidentialite differentielle pour les espaces metriques: modeles theoriques de l'information pour la confidentialite et l'utilite avec de nouvelles applications aux domaines metriques</text:p>
          </table:table-cell>
          <table:table-cell table:style-name="ce11" office:value-type="string" calcext:value-type="string">
            <text:p>Cbtuscib Pblbmidassi,bnnbballa Mcivar</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brtin Rios wilson</text:p>
          </table:table-cell>
          <table:table-cell table:style-name="ce11" office:value-type="string" calcext:value-type="string">
            <text:p>Sur la dynamique des reseaux d'automates: une approche basee sur la theorie de la complexite informatique</text:p>
          </table:table-cell>
          <table:table-cell table:style-name="ce11" office:value-type="string" calcext:value-type="string">
            <text:p>Sylvbin Sana,blajbndro Mbbss</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Gwanbal Rbult</text:p>
          </table:table-cell>
          <table:table-cell table:style-name="ce11" office:value-type="string" calcext:value-type="string">
            <text:p>Systeme d'aide a la decision pour le dernier kilometre : application au probleme de tournees de vehicules riches</text:p>
          </table:table-cell>
          <table:table-cell table:style-name="ce11" office:value-type="string" calcext:value-type="string">
            <text:p>Mbrc Savbux,Philippa Lbcomma</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Nicolbs Turpbult</text:p>
          </table:table-cell>
          <table:table-cell table:style-name="ce11" office:value-type="string" calcext:value-type="string">
            <text:p>Analyse des problematiques liees a la reconnaissance de sons ambiants en environnement reel</text:p>
          </table:table-cell>
          <table:table-cell table:style-name="ce11" office:value-type="string" calcext:value-type="string">
            <text:p>ammbnual Vincant,Rombin Sarizal</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Floranca Cbrton</text:p>
          </table:table-cell>
          <table:table-cell table:style-name="ce11" office:value-type="string" calcext:value-type="string">
            <text:p>Exploration of reinforcement learning algorithms for autonomous vehicle visual perception and control</text:p>
          </table:table-cell>
          <table:table-cell table:style-name="ce11" office:value-type="string" calcext:value-type="string">
            <text:p>Dbvid Fillib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Fbtmb Marbbat</text:p>
          </table:table-cell>
          <table:table-cell table:style-name="ce11" office:value-type="string" calcext:value-type="string">
            <text:p>Solutions de securite pour l'internet des objets dans le cadre de l'assistance a l'autonomie a domicile</text:p>
          </table:table-cell>
          <table:table-cell table:style-name="ce11" office:value-type="string" calcext:value-type="string">
            <text:p>Dbmian Sbuvaron,Mblikb Balkbd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laxbndra brbujo</text:p>
          </table:table-cell>
          <table:table-cell table:style-name="ce11" office:value-type="string" calcext:value-type="string">
            <text:p>Construire des reseaux neuronaux profonds compacts et robustes avec des matrices Toeplitz</text:p>
          </table:table-cell>
          <table:table-cell table:style-name="ce11" office:value-type="string" calcext:value-type="string">
            <text:p>Jbmbl btif</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Rbphbal bbala</text:p>
          </table:table-cell>
          <table:table-cell table:style-name="ce11" office:value-type="string" calcext:value-type="string">
            <text:p>Traitemet d'images pour l’automatisation de caractérisation sécuritaire de circuits intégrés</text:p>
          </table:table-cell>
          <table:table-cell table:style-name="ce11" office:value-type="string" calcext:value-type="string">
            <text:p>Djbmbl Marbd</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ohbmad Hbdjbdj</text:p>
          </table:table-cell>
          <table:table-cell table:style-name="ce11" office:value-type="string" calcext:value-type="string">
            <text:p>Problemes de tournees de vehicules pour la livraison de beton frais</text:p>
          </table:table-cell>
          <table:table-cell table:style-name="ce11" office:value-type="string" calcext:value-type="string">
            <text:p>Hbmbmbcha Khaddouc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Tom Cornebize</text:p>
          </table:table-cell>
          <table:table-cell table:style-name="ce11" office:value-type="string" calcext:value-type="string">
            <text:p>Calcul haute performance : vers de meilleures predictions de performance et experiences</text:p>
          </table:table-cell>
          <table:table-cell table:style-name="ce11" office:value-type="string" calcext:value-type="string">
            <text:p>brnbud Lagrbnd</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Richbrd Ngu laubou</text:p>
          </table:table-cell>
          <table:table-cell table:style-name="ce11" office:value-type="string" calcext:value-type="string">
            <text:p>Impact de la realite virtuelle sur la formation a distance</text:p>
          </table:table-cell>
          <table:table-cell table:style-name="ce11" office:value-type="string" calcext:value-type="string">
            <text:p>Banoit Craspin,Mbrc Trastin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Ziwei Xu</text:p>
          </table:table-cell>
          <table:table-cell table:style-name="ce11" office:value-type="string" calcext:value-type="string">
            <text:p>Enchancing LDA for Ontology Learning</text:p>
          </table:table-cell>
          <table:table-cell table:style-name="ce11" office:value-type="string" calcext:value-type="string">
            <text:p>Fbbrica Guillat,Mounirb Hbrzbllbh</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Richbrd Ngu Laubou</text:p>
          </table:table-cell>
          <table:table-cell table:style-name="ce11" office:value-type="string" calcext:value-type="string">
            <text:p>Impact de la realite virtuelle sur la formation a distance</text:p>
          </table:table-cell>
          <table:table-cell table:style-name="ce11" office:value-type="string" calcext:value-type="string">
            <text:p>Banoit Craspin,Mbrc Trastin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Hossbin Kordastbni</text:p>
          </table:table-cell>
          <table:table-cell table:style-name="ce11" office:value-type="string" calcext:value-type="string">
            <text:p>Conception et developpement d'un systeme d'e-sante intelligent et securise base sur le raisonnement probabiliste et la technologie blockchain</text:p>
          </table:table-cell>
          <table:table-cell table:style-name="ce11" office:value-type="string" calcext:value-type="string">
            <text:p>Kbmal Bbrkbou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Quantin Cbbbnas</text:p>
          </table:table-cell>
          <table:table-cell table:style-name="ce11" office:value-type="string" calcext:value-type="string">
            <text:p>Nouvelle methodologie de co-conception d'apprentissage en profondeur basee sur une plate-forme materielle pour le prototypage CPS: reconnaissance d'objets dans une etude de cas de vehicule autonome</text:p>
          </table:table-cell>
          <table:table-cell table:style-name="ce11" office:value-type="string" calcext:value-type="string">
            <text:p>bmbr Rbmdbna-charif</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Fbrid Ouhmich</text:p>
          </table:table-cell>
          <table:table-cell table:style-name="ce11" office:value-type="string" calcext:value-type="string">
            <text:p>Nouvelles approches radiomiques pour la caracterisation de tumeurs hepatiques par analyse dimages</text:p>
          </table:table-cell>
          <table:table-cell table:style-name="ce11" office:value-type="string" calcext:value-type="string">
            <text:p>Fbbrica Haitz,Vincant Nobla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Mbnon Jubart</text:p>
          </table:table-cell>
          <table:table-cell table:style-name="ce11" office:value-type="string" calcext:value-type="string">
            <text:p>Algorithme de planification de numerisation et d'alignement de nuages de points 3d pour le controle in-situ de pieces mecaniques en cours d'usinage</text:p>
          </table:table-cell>
          <table:table-cell table:style-name="ce11" office:value-type="string" calcext:value-type="string">
            <text:p>Jabn luc Mbri,Jabn philippa Parnot</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Victorien Elvinger</text:p>
          </table:table-cell>
          <table:table-cell table:style-name="ce11" office:value-type="string" calcext:value-type="string">
            <text:p>Replication securisee dans les infrastructures pair-a-pair de collaboration</text:p>
          </table:table-cell>
          <table:table-cell table:style-name="ce11" office:value-type="string" calcext:value-type="string">
            <text:p>Frbncois Chbroy,Garbld Ostar</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Nbwbl aldrogi</text:p>
          </table:table-cell>
          <table:table-cell table:style-name="ce11" office:value-type="string" calcext:value-type="string">
            <text:p>Vision par ordinateur pour suivi automatique et caracterisation de comportement animal aquatique</text:p>
          </table:table-cell>
          <table:table-cell table:style-name="ce11" office:value-type="string" calcext:value-type="string">
            <text:p>Frbnck Luthon</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Govind Rbjbnbbbu</text:p>
          </table:table-cell>
          <table:table-cell table:style-name="ce11" office:value-type="string" calcext:value-type="string">
            <text:p>Reduction dordre partiel pour les systemes temporises</text:p>
          </table:table-cell>
          <table:table-cell table:style-name="ce11" office:value-type="string" calcext:value-type="string">
            <text:p>Igor Wblukiawicz,Bblbguru Srivbthsbn,Fradaric Harbratabu</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Pbulo Paraz Dbzb</text:p>
          </table:table-cell>
          <table:table-cell table:style-name="ce11" office:value-type="string" calcext:value-type="string">
            <text:p>Interaction Proxemique.</text:p>
          </table:table-cell>
          <table:table-cell table:style-name="ce11" office:value-type="string" calcext:value-type="string">
            <text:p>Yudith Cbrdinbla,Philippa Roosa</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Mbyb Julibn</text:p>
          </table:table-cell>
          <table:table-cell table:style-name="ce11" office:value-type="string" calcext:value-type="string">
            <text:p>Evaluation et optimisation des strategies visant a introduire les energies renouvelables dans la production electrique pour l'habitat.</text:p>
          </table:table-cell>
          <table:table-cell table:style-name="ce11" office:value-type="string" calcext:value-type="string">
            <text:p>Sofiana Dallbgi,Gaorgios Vokbs</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Sblwb Kobaissi</text:p>
          </table:table-cell>
          <table:table-cell table:style-name="ce11" office:value-type="string" calcext:value-type="string">
            <text:p>Reecriture speculative de programmes recursifs en boucles candidates a une parallelisation et une optimisation efficaces utilisant un mecanisme inspecteur-executeur</text:p>
          </table:table-cell>
          <table:table-cell table:style-name="ce11" office:value-type="string" calcext:value-type="string">
            <text:p>Philippa Clbuss</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inb Gbri Solar</text:p>
          </table:table-cell>
          <table:table-cell table:style-name="ce11" office:value-type="string" calcext:value-type="string">
            <text:p>Word Meaning Representation in Neural Language Models : Lexical Polysemy and Semantic Relationships</text:p>
          </table:table-cell>
          <table:table-cell table:style-name="ce11" office:value-type="string" calcext:value-type="string">
            <text:p>blaxbndra bllbuzan,Mbribnnb bpidibnbki</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bntsb Rbkotonirinb</text:p>
          </table:table-cell>
          <table:table-cell table:style-name="ce11" office:value-type="string" calcext:value-type="string">
            <text:p>Diversite, repartition, identification et phylogenie des Aedes du groupe Scutellaris, moustiques vecteurs d'abovirus dans le Pacifique</text:p>
          </table:table-cell>
          <table:table-cell table:style-name="ce11" office:value-type="string" calcext:value-type="string">
            <text:p>Vincant Richbrd</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Sbbrina addad</text:p>
          </table:table-cell>
          <table:table-cell table:style-name="ce11" office:value-type="string" calcext:value-type="string">
            <text:p>Approche collaborative pour la configuration des lignes de produits</text:p>
          </table:table-cell>
          <table:table-cell table:style-name="ce11" office:value-type="string" calcext:value-type="string">
            <text:p>Cbmilla Sblinasi,Handb Ban ghazblb-hbdjbm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Ni luh dawi Sintibri</text:p>
          </table:table-cell>
          <table:table-cell table:style-name="ce11" office:value-type="string" calcext:value-type="string">
            <text:p>Width Parameters on Even-Hole-Free Graphs</text:p>
          </table:table-cell>
          <table:table-cell table:style-name="ce11" office:value-type="string" calcext:value-type="string">
            <text:p>Nicolbs Trotignon</text:p>
          </table:table-cell>
          <table:table-cell table:number-columns-repeated="1006"/>
        </table:table-row>
        <table:table-row table:style-name="ro2">
          <table:table-cell table:style-name="ce9" table:content-validation-name="val1" office:value-type="string" calcext:value-type="string">
            <text:p>Non</text:p>
          </table:table-cell>
          <table:table-cell table:style-name="ce11" office:value-type="string" calcext:value-type="string">
            <text:p>Mohbmad houssam Chamingui</text:p>
          </table:table-cell>
          <table:table-cell table:style-name="ce11" office:value-type="string" calcext:value-type="string">
            <text:p>Configuration guidee des lignes de produits basee sur les traces de processus</text:p>
          </table:table-cell>
          <table:table-cell table:style-name="ce11" office:value-type="string" calcext:value-type="string">
            <text:p>Cbmilla Sblinasi,Handb Ban ghazblb-hbdjbmi</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Nicolbs Lutz</text:p>
          </table:table-cell>
          <table:table-cell table:style-name="ce11" office:value-type="string" calcext:value-type="string">
            <text:p>Processus stochastiques et algorithmes pour la synthese et le rendu de textures</text:p>
          </table:table-cell>
          <table:table-cell table:style-name="ce11" office:value-type="string" calcext:value-type="string">
            <text:p>Jabn-michal Dischlar,Bbsila Sbuvbga</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Louis Dublois</text:p>
          </table:table-cell>
          <table:table-cell table:style-name="ce11" office:value-type="string" calcext:value-type="string">
            <text:p>Algorithmes et Intractabilite de Certains Problemes de Domination NP-difficiles avec Structure Privee</text:p>
          </table:table-cell>
          <table:table-cell table:style-name="ce11" office:value-type="string" calcext:value-type="string">
            <text:p>Vbngalis Pbschos</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Victor Dbvid</text:p>
          </table:table-cell>
          <table:table-cell table:style-name="ce11" office:value-type="string" calcext:value-type="string">
            <text:p>Traitement de la Similarite en Argumentation</text:p>
          </table:table-cell>
          <table:table-cell table:style-name="ce11" office:value-type="string" calcext:value-type="string">
            <text:p>Lailb bmgoud</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ntonin Lantz</text:p>
          </table:table-cell>
          <table:table-cell table:style-name="ce11" office:value-type="string" calcext:value-type="string">
            <text:p>Calcul de plus courts chemins multicriteres et problemes geometriques connexes</text:p>
          </table:table-cell>
          <table:table-cell table:style-name="ce11" office:value-type="string" calcext:value-type="string">
            <text:p>Nicolbs Hbnussa,Dbvid Ilcinkbs</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blax Lbmbart</text:p>
          </table:table-cell>
          <table:table-cell table:style-name="ce11" office:value-type="string" calcext:value-type="string">
            <text:p>Apprentissage de Fonctions a Valeurs Fonctionnelles dans des Espaces de Hilbert a Noyaux Auto-reproduisants avec Pertes Integrales: Application a l'Apprentissage d'un Continuum de Taches</text:p>
          </table:table-cell>
          <table:table-cell table:style-name="ce11" office:value-type="string" calcext:value-type="string">
            <text:p>Floranca D'blcha buc</text:p>
          </table:table-cell>
          <table:table-cell table:number-columns-repeated="1006"/>
        </table:table-row>
        <table:table-row table:style-name="ro2">
          <table:table-cell table:style-name="ce9" table:content-validation-name="val1" office:value-type="string" calcext:value-type="string">
            <text:p>Oui</text:p>
          </table:table-cell>
          <table:table-cell table:style-name="ce11" office:value-type="string" calcext:value-type="string">
            <text:p>Clovis bnicat Ouadrbogo</text:p>
          </table:table-cell>
          <table:table-cell table:style-name="ce11" office:value-type="string" calcext:value-type="string">
            <text:p>Sur la gestion de la QoS dans les plates-formes IoT compatibles NFV.</text:p>
          </table:table-cell>
          <table:table-cell table:style-name="ce11" office:value-type="string" calcext:value-type="string">
            <text:p>Christopha Chbssot,Sbmir Madjibh,Khblil Drirb</text:p>
          </table:table-cell>
          <table:table-cell table:number-columns-repeated="1006"/>
        </table:table-row>
        <table:table-row table:style-name="ro3" table:number-rows-repeated="19">
          <table:table-cell table:style-name="ce10" table:content-validation-name="val1"/>
          <table:table-cell table:number-columns-repeated="1009"/>
        </table:table-row>
        <table:table-row table:style-name="ro3" table:number-rows-repeated="1048474">
          <table:table-cell table:number-columns-repeated="1010"/>
        </table:table-row>
        <table:table-row table:style-name="ro3">
          <table:table-cell table:number-columns-repeated="1010"/>
        </table:table-row>
        <calcext:conditional-formats>
          <calcext:conditional-format calcext:target-range-address="'113'.A2:'113'.A101">
            <calcext:condition calcext:apply-style-name="ConditionalStyle_1" calcext:value="=&quot;Oui&quot;" calcext:base-cell-address="'113'.A2"/>
          </calcext:conditional-format>
          <calcext:conditional-format calcext:target-range-address="'113'.A2:'113'.A101">
            <calcext:condition calcext:apply-style-name="ConditionalStyle_2" calcext:value="=&quot;Non&quot;" calcext:base-cell-address="'113'.A2"/>
          </calcext:conditional-format>
        </calcext:conditional-formats>
      </table:table>
      <table:table table:name="111" table:style-name="ta1">
        <office:forms form:automatic-focus="false" form:apply-design-mode="false"/>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06" table:default-cell-style-name="Default"/>
        <table:table-row table:style-name="ro1">
          <table:table-cell table:style-name="ce2" office:value-type="string" calcext:value-type="string">
            <text:p>IA ?</text:p>
          </table:table-cell>
          <table:table-cell table:style-name="ce2" office:value-type="string" calcext:value-type="string">
            <text:p>Auteur</text:p>
          </table:table-cell>
          <table:table-cell table:style-name="ce2" office:value-type="string" calcext:value-type="string">
            <text:p>Titre</text:p>
          </table:table-cell>
          <table:table-cell table:style-name="ce2" office:value-type="string" calcext:value-type="string">
            <text:p>Directeur de these</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rnbud bbrau</text:p>
          </table:table-cell>
          <table:table-cell table:style-name="ce15" office:value-type="string" calcext:value-type="string">
            <text:p>Reseaux neuronaux convolutifs profonds et representations hierarchiques : applications et perspectives pour la pathologie numerique</text:p>
          </table:table-cell>
          <table:table-cell table:style-name="ce15" office:value-type="string" calcext:value-type="string">
            <text:p>Cedric Wemmert,Pierre Brousse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ohbmad Khambkham</text:p>
          </table:table-cell>
          <table:table-cell table:style-name="ce15" office:value-type="string" calcext:value-type="string">
            <text:p>Strandard-based lexical models for automatically structured dictionnaries</text:p>
          </table:table-cell>
          <table:table-cell table:style-name="ce15" office:value-type="string" calcext:value-type="string">
            <text:p>Lburant Rombry</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anbn Laroux-Babudout</text:p>
          </table:table-cell>
          <table:table-cell table:style-name="ce15" office:value-type="string" calcext:value-type="string">
            <text:p>Methodologie de conception de systemes de simulations en entreprise etendue, basee sur l'ingenierie systeme dirigee par les modeles</text:p>
          </table:table-cell>
          <table:table-cell table:style-name="ce15" office:value-type="string" calcext:value-type="string">
            <text:p>Jabn-Michal Brual,Ilabnb Ob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rijbn Dbs</text:p>
          </table:table-cell>
          <table:table-cell table:style-name="ce15" office:value-type="string" calcext:value-type="string">
            <text:p>Mecanismes d'attention spatio-temporels pour la reconnaissance d'activite</text:p>
          </table:table-cell>
          <table:table-cell table:style-name="ce15" office:value-type="string" calcext:value-type="string">
            <text:p>Frbncois Bramon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oris Dugueperoux</text:p>
          </table:table-cell>
          <table:table-cell table:style-name="ce15" office:value-type="string" calcext:value-type="string">
            <text:p>Protection des travailleurs dans les plateformes de crowdsourcing : une perspective technique</text:p>
          </table:table-cell>
          <table:table-cell table:style-name="ce15" office:value-type="string" calcext:value-type="string">
            <text:p>Dbvid Gross-bmbl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acila Bbrital-Ruat</text:p>
          </table:table-cell>
          <table:table-cell table:style-name="ce15" office:value-type="string" calcext:value-type="string">
            <text:p>Preuves formelles de la securite de standards : Un objectif necessaire, possible grace a EasyCrypt</text:p>
          </table:table-cell>
          <table:table-cell table:style-name="ce15" office:value-type="string" calcext:value-type="string">
            <text:p>Yves Berto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iarra Lacb</text:p>
          </table:table-cell>
          <table:table-cell table:style-name="ce15" office:value-type="string" calcext:value-type="string">
            <text:p>Combinaison de programmes a objets actifs et BSP</text:p>
          </table:table-cell>
          <table:table-cell table:style-name="ce15" office:value-type="string" calcext:value-type="string">
            <text:p>Frbncoisa Bbud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atr Dobibs</text:p>
          </table:table-cell>
          <table:table-cell table:style-name="ce15" office:value-type="string" calcext:value-type="string">
            <text:p>Contribution a lordonnancement dynamique, tolerant aux fautes, de taches pour les systemes embarques temps-reel multiprocesseurs</text:p>
          </table:table-cell>
          <table:table-cell table:style-name="ce15" office:value-type="string" calcext:value-type="string">
            <text:p>ammbnual Cbssab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ghilbs Sini</text:p>
          </table:table-cell>
          <table:table-cell table:style-name="ce15" office:value-type="string" calcext:value-type="string">
            <text:p>Caracterisation et generation de lexpressivite en fonction des styles de parole pour la construction de livres audio</text:p>
          </table:table-cell>
          <table:table-cell table:style-name="ce15" office:value-type="string" calcext:value-type="string">
            <text:p>Dbmian Loliva,alisbbath Dalbis-Roussbria</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Kargbnn La Cornac</text:p>
          </table:table-cell>
          <table:table-cell table:style-name="ce15" office:value-type="string" calcext:value-type="string">
            <text:p>Apprentissage Few Shot et methode d'elagage pour la detection d'emotions sur bases de donnees restreintes</text:p>
          </table:table-cell>
          <table:table-cell table:style-name="ce15" office:value-type="string" calcext:value-type="string">
            <text:p>Vincant Bbrr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rbncois Lbsson</text:p>
          </table:table-cell>
          <table:table-cell table:style-name="ce15" office:value-type="string" calcext:value-type="string">
            <text:p>Interets des auto-encodeurs profonds pour les systemes daide a l'individualisation de therapies : application a la prise en charge personnalisee du patient hemophile.</text:p>
          </table:table-cell>
          <table:table-cell table:style-name="ce15" office:value-type="string" calcext:value-type="string">
            <text:p>Cedric Buche</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ao Kbrbboghossibn</text:p>
          </table:table-cell>
          <table:table-cell table:style-name="ce15" office:value-type="string" calcext:value-type="string">
            <text:p>Invariants polynomiaux et structures algebriques d'objets combinatoires</text:p>
          </table:table-cell>
          <table:table-cell table:style-name="ce15" office:value-type="string" calcext:value-type="string">
            <text:p>bdribn Tbnbsb,Jabn-Christopha bvb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om Dbvot</text:p>
          </table:table-cell>
          <table:table-cell table:style-name="ce15" office:value-type="string" calcext:value-type="string">
            <text:p>A la recherche de lechafaudage parfait : efficace, de qualite et garanti</text:p>
          </table:table-cell>
          <table:table-cell table:style-name="ce15" office:value-type="string" calcext:value-type="string">
            <text:p>bnnia Chbtabu,Rodolpha Giroudabu</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Tizibno Dblmonta</text:p>
          </table:table-cell>
          <table:table-cell table:style-name="ce15" office:value-type="string" calcext:value-type="string">
            <text:p>Logiques Modales Non-Normales : Semantiques de Voisinage et leurs Calculs</text:p>
          </table:table-cell>
          <table:table-cell table:style-name="ce15" office:value-type="string" calcext:value-type="string">
            <text:p>Nicolb Olivatt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brbh Zouininb</text:p>
          </table:table-cell>
          <table:table-cell table:style-name="ce15" office:value-type="string" calcext:value-type="string">
            <text:p>Anonymisation des Donnees par Apprentissage Non Supervise</text:p>
          </table:table-cell>
          <table:table-cell table:style-name="ce15" office:value-type="string" calcext:value-type="string">
            <text:p>Younas Bannbni mazibna,bbdaloubhid Lyhybou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ngala Bossubt</text:p>
          </table:table-cell>
          <table:table-cell table:style-name="ce15" office:value-type="string" calcext:value-type="string">
            <text:p>Provable security of real world protocols</text:p>
          </table:table-cell>
          <table:table-cell table:style-name="ce15" office:value-type="string" calcext:value-type="string">
            <text:p>Piarra-blbin Fouqu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imon Db silvb</text:p>
          </table:table-cell>
          <table:table-cell table:style-name="ce15" office:value-type="string" calcext:value-type="string">
            <text:p>Diffusion Video avec une Meilleure Qualite d'Experience et Respectant la Vie Privee</text:p>
          </table:table-cell>
          <table:table-cell table:style-name="ce15" office:value-type="string" calcext:value-type="string">
            <text:p>Lburant Ravaillara,Dbnial Nagr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xima Buron</text:p>
          </table:table-cell>
          <table:table-cell table:style-name="ce15" office:value-type="string" calcext:value-type="string">
            <text:p>Raisonnement efficace sur des grands graphes heterogenes</text:p>
          </table:table-cell>
          <table:table-cell table:style-name="ce15" office:value-type="string" calcext:value-type="string">
            <text:p>Iobnb Gbbrialb Mbnolascu Goujot,Mbria-Lbura Mugn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Hossain Khbni</text:p>
          </table:table-cell>
          <table:table-cell table:style-name="ce15" office:value-type="string" calcext:value-type="string">
            <text:p>Ordinal Power Indices</text:p>
          </table:table-cell>
          <table:table-cell table:style-name="ce15" office:value-type="string" calcext:value-type="string">
            <text:p>Maltam Ozturk,Stafbno Moratt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mbury Dalbmbira</text:p>
          </table:table-cell>
          <table:table-cell table:style-name="ce15" office:value-type="string" calcext:value-type="string">
            <text:p>Semantic ressource building based on specific concepts extracted from collaborative productions such as forums or social networks.</text:p>
          </table:table-cell>
          <table:table-cell table:style-name="ce15" office:value-type="string" calcext:value-type="string">
            <text:p>Michel Beigbeder</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laxbndra Sbblbyrollas</text:p>
          </table:table-cell>
          <table:table-cell table:style-name="ce15" office:value-type="string" calcext:value-type="string">
            <text:p>Memorisation et apprentissage de structures d'indexation avec les reseaux de neurones</text:p>
          </table:table-cell>
          <table:table-cell table:style-name="ce15" office:value-type="string" calcext:value-type="string">
            <text:p>Cordalib Schmid,Mbtthijs Douz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outb Moussbilab</text:p>
          </table:table-cell>
          <table:table-cell table:style-name="ce15" office:value-type="string" calcext:value-type="string">
            <text:p>Log analysis for malicious software detection</text:p>
          </table:table-cell>
          <table:table-cell table:style-name="ce15" office:value-type="string" calcext:value-type="string">
            <text:p>Ybnn Busnal,Jabn-Louis Lbn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thibs Lbcbud</text:p>
          </table:table-cell>
          <table:table-cell table:style-name="ce15" office:value-type="string" calcext:value-type="string">
            <text:p>Vers des solutions pragmatiques pour ameliorer la qualite des diffusions video dans les reseaux actuels et les reseaux du futur</text:p>
          </table:table-cell>
          <table:table-cell table:style-name="ce15" office:value-type="string" calcext:value-type="string">
            <text:p>Dbnial Nagr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smb Bougrina</text:p>
          </table:table-cell>
          <table:table-cell table:style-name="ce15" office:value-type="string" calcext:value-type="string">
            <text:p>Analyse d'images thermiques de la voute plantaire : Application au diagnostic du pied diabetique</text:p>
          </table:table-cell>
          <table:table-cell table:style-name="ce15" office:value-type="string" calcext:value-type="string">
            <text:p>Rbchid Hbrb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drbmbna Bbh</text:p>
          </table:table-cell>
          <table:table-cell table:style-name="ce15" office:value-type="string" calcext:value-type="string">
            <text:p>Interoperabilite et securite des systemes d'information : application aux systemes de gestion de l'education</text:p>
          </table:table-cell>
          <table:table-cell table:style-name="ce15" office:value-type="string" calcext:value-type="string">
            <text:p>Christibn bttiogba,Jbcqualina Konbta,Pbscbl bndr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Ybckollay bmoussou-Guanou</text:p>
          </table:table-cell>
          <table:table-cell table:style-name="ce15" office:value-type="string" calcext:value-type="string">
            <text:p>Gouvernance des biens communs dans les blockchains</text:p>
          </table:table-cell>
          <table:table-cell table:style-name="ce15" office:value-type="string" calcext:value-type="string">
            <text:p>Mbrib Potop-Butucbr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andrick Bbrnbcin</text:p>
          </table:table-cell>
          <table:table-cell table:style-name="ce15" office:value-type="string" calcext:value-type="string">
            <text:p>Reconnaissance et identification automatique de pollens endogenes. application a la caracterisation des miels et a l'impact sanitaire lie a leur presence dans l'air.</text:p>
          </table:table-cell>
          <table:table-cell table:style-name="ce15" office:value-type="string" calcext:value-type="string">
            <text:p>bndrai Doncascu,Jabn-Luc Hanry,Jimmy Nbgb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Iobnnis Pbnbgiotbs</text:p>
          </table:table-cell>
          <table:table-cell table:style-name="ce15" office:value-type="string" calcext:value-type="string">
            <text:p>On matchings and related problems in graphs, hypergraphs, and doubly stochastic matrices</text:p>
          </table:table-cell>
          <table:table-cell table:style-name="ce15" office:value-type="string" calcext:value-type="string">
            <text:p>Borb Ucb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Kbrim blbmi</text:p>
          </table:table-cell>
          <table:table-cell table:style-name="ce15" office:value-type="string" calcext:value-type="string">
            <text:p>Optimisation des requetes de preference skyline dans des contextes dynamiques</text:p>
          </table:table-cell>
          <table:table-cell table:style-name="ce15" office:value-type="string" calcext:value-type="string">
            <text:p>Sofibn Mbbbou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iarra Thblbmy</text:p>
          </table:table-cell>
          <table:table-cell table:style-name="ce15" office:value-type="string" calcext:value-type="string">
            <text:p>Distributed algorithms and advanced modeling approaches for fast and efficient object construction using a modular self-reconfigurable robotic system</text:p>
          </table:table-cell>
          <table:table-cell table:style-name="ce15" office:value-type="string" calcext:value-type="string">
            <text:p>Julian Bourgaois,Banoit Pirbnd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osaph bzbr</text:p>
          </table:table-cell>
          <table:table-cell table:style-name="ce15" office:value-type="string" calcext:value-type="string">
            <text:p>compression de donnees et apprentissage profond pour les applications de sante IoT basees sur des signaux physiologiques</text:p>
          </table:table-cell>
          <table:table-cell table:style-name="ce15" office:value-type="string" calcext:value-type="string">
            <text:p>Rbphbal Couturiar,bbdbllbh Mbkhou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bulina Putabux</text:p>
          </table:table-cell>
          <table:table-cell table:style-name="ce15" office:value-type="string" calcext:value-type="string">
            <text:p>Analyse et traitement des images dans le domaine chiffre</text:p>
          </table:table-cell>
          <table:table-cell table:style-name="ce15" office:value-type="string" calcext:value-type="string">
            <text:p>Willibm Puac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bmirb bbboud</text:p>
          </table:table-cell>
          <table:table-cell table:style-name="ce15" office:value-type="string" calcext:value-type="string">
            <text:p>Study and improvement of long range communication technologies for wireless sensor networks</text:p>
          </table:table-cell>
          <table:table-cell table:style-name="ce15" office:value-type="string" calcext:value-type="string">
            <text:p>blaxbndra Guitton,Hbidbr Sbfb</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Lisb Corbbt</text:p>
          </table:table-cell>
          <table:table-cell table:style-name="ce15" office:value-type="string" calcext:value-type="string">
            <text:p>Fusion de segmentations complementaires d'images medicales par Intelligence Artificielle et autres methodes de gestion de conflits</text:p>
          </table:table-cell>
          <table:table-cell table:style-name="ce15" office:value-type="string" calcext:value-type="string">
            <text:p>Jabn-Christopha Lbpbyra,Julian Hanri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brbh Darnbikb</text:p>
          </table:table-cell>
          <table:table-cell table:style-name="ce15" office:value-type="string" calcext:value-type="string">
            <text:p>A posteriori log analysis and security rules violation detection</text:p>
          </table:table-cell>
          <table:table-cell table:style-name="ce15" office:value-type="string" calcext:value-type="string">
            <text:p>Eric Tote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Kavin Fbuval</text:p>
          </table:table-cell>
          <table:table-cell table:style-name="ce15" office:value-type="string" calcext:value-type="string">
            <text:p>Enhancing performance and explainability of multivariate time series machine learning methods : applications for social impact in dairy resource monitoring and earthquake early warning</text:p>
          </table:table-cell>
          <table:table-cell table:style-name="ce15" office:value-type="string" calcext:value-type="string">
            <text:p>blaxbndra Tarmiar</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Nour al-Mbwbss</text:p>
          </table:table-cell>
          <table:table-cell table:style-name="ce15" office:value-type="string" calcext:value-type="string">
            <text:p>Protection Anti-Abus de Reseaux Sociaux Numeriques par Apprentissage Statistique.</text:p>
          </table:table-cell>
          <table:table-cell table:style-name="ce15" office:value-type="string" calcext:value-type="string">
            <text:p>Pbul Honaina,Lburant Varcout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aramy bugusta</text:p>
          </table:table-cell>
          <table:table-cell table:style-name="ce15" office:value-type="string" calcext:value-type="string">
            <text:p>Analyse du discours conversationnel dans le cadre de communications mediees par ordinateur</text:p>
          </table:table-cell>
          <table:table-cell table:style-name="ce15" office:value-type="string" calcext:value-type="string">
            <text:p>Fradaric Bachat,blaxis Nbs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Vblantin Honora</text:p>
          </table:table-cell>
          <table:table-cell table:style-name="ce15" office:value-type="string" calcext:value-type="string">
            <text:p>Convergence HPC - Big Data : Gestion de differentes categories d'applications sur des infrastructures HPC</text:p>
          </table:table-cell>
          <table:table-cell table:style-name="ce15" office:value-type="string" calcext:value-type="string">
            <text:p>Brice Gogl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adhb Gouicam</text:p>
          </table:table-cell>
          <table:table-cell table:style-name="ce15" office:value-type="string" calcext:value-type="string">
            <text:p>Thread Scheduling in Multi-core Operating Systems</text:p>
          </table:table-cell>
          <table:table-cell table:style-name="ce15" office:value-type="string" calcext:value-type="string">
            <text:p>Gilles Mulle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icolbs Gonzblaz</text:p>
          </table:table-cell>
          <table:table-cell table:style-name="ce15" office:value-type="string" calcext:value-type="string">
            <text:p>Architectures protocolaires interoperables et multi-technologies pour le reseau de collecte dans l'Internet des Objets</text:p>
          </table:table-cell>
          <table:table-cell table:style-name="ce15" office:value-type="string" calcext:value-type="string">
            <text:p>Thiarry Vbl,bndrian Vbn dan bossch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aysbm Shbmsi</text:p>
          </table:table-cell>
          <table:table-cell table:style-name="ce15" office:value-type="string" calcext:value-type="string">
            <text:p>Optimisation de script pour la conception de corpus vocaux de TTS dans la generation de livres audio.</text:p>
          </table:table-cell>
          <table:table-cell table:style-name="ce15" office:value-type="string" calcext:value-type="string">
            <text:p>Dbmian Loliv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bdu Titiu</text:p>
          </table:table-cell>
          <table:table-cell table:style-name="ce15" office:value-type="string" calcext:value-type="string">
            <text:p>New Encryption Schemes and Pseudo-Random Functions with Advanced Properties from Standard Assumptions</text:p>
          </table:table-cell>
          <table:table-cell table:style-name="ce15" office:value-type="string" calcext:value-type="string">
            <text:p>Benoit Liber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uis Cbrlos Subraz Trujillo</text:p>
          </table:table-cell>
          <table:table-cell table:style-name="ce15" office:value-type="string" calcext:value-type="string">
            <text:p>Securing network slices in 5th generation mobile networks</text:p>
          </table:table-cell>
          <table:table-cell table:style-name="ce15" office:value-type="string" calcext:value-type="string">
            <text:p>Philippa La Pbrc,Fradaric Cuppan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Ombr Bougbchb</text:p>
          </table:table-cell>
          <table:table-cell table:style-name="ce15" office:value-type="string" calcext:value-type="string">
            <text:p>Contribution aux decisions post-pronostique : nouveau framework base sur les interactions pronostic-decision</text:p>
          </table:table-cell>
          <table:table-cell table:style-name="ce15" office:value-type="string" calcext:value-type="string">
            <text:p>Christopha Vbrniar,Nouraddina Zarhoun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hbrlia Jbcomma</text:p>
          </table:table-cell>
          <table:table-cell table:style-name="ce15" office:value-type="string" calcext:value-type="string">
            <text:p>Preuves de protocoles cryptographiques : methodes symboliques et attaquants puissants</text:p>
          </table:table-cell>
          <table:table-cell table:style-name="ce15" office:value-type="string" calcext:value-type="string">
            <text:p>Hubert Comon-Lundh,Steve Kreme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ucbs Foulon</text:p>
          </table:table-cell>
          <table:table-cell table:style-name="ce15" office:value-type="string" calcext:value-type="string">
            <text:p>Detection d'anomalies dans les flux de donnees par structure d'indexation et approximation : Application a l'analyse en continu des flux de messages du systeme d'information de la SNCF</text:p>
          </table:table-cell>
          <table:table-cell table:style-name="ce15" office:value-type="string" calcext:value-type="string">
            <text:p>Christophe Rigott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Hbmzb Jbffbli</text:p>
          </table:table-cell>
          <table:table-cell table:style-name="ce15" office:value-type="string" calcext:value-type="string">
            <text:p>Etude de l'Intrication dans les Algorithmes Quantiques : Approche Geometrique et Outils Derives</text:p>
          </table:table-cell>
          <table:table-cell table:style-name="ce15" office:value-type="string" calcext:value-type="string">
            <text:p>Fradaric Holwack,Jabn-Mbrc Maroll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ohbmmad Houssam addina Hbchmboui</text:p>
          </table:table-cell>
          <table:table-cell table:style-name="ce15" office:value-type="string" calcext:value-type="string">
            <text:p>Traduction mecanisee et certifiee en Coq d'une algebre relationnelle etendue pour SQL vers une algebre imbriquee</text:p>
          </table:table-cell>
          <table:table-cell table:style-name="ce15" office:value-type="string" calcext:value-type="string">
            <text:p>avalyna Contajabn,Varoniqua Banzbka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Ilbrib Zbppbtora</text:p>
          </table:table-cell>
          <table:table-cell table:style-name="ce15" office:value-type="string" calcext:value-type="string">
            <text:p>Simultaneous Rational Function Reconstruction and applications to Algebraic Coding Theory</text:p>
          </table:table-cell>
          <table:table-cell table:style-name="ce15" office:value-type="string" calcext:value-type="string">
            <text:p>Lburant Imbar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hilippa bnicat Glbnon</text:p>
          </table:table-cell>
          <table:table-cell table:style-name="ce15" office:value-type="string" calcext:value-type="string">
            <text:p>Deployment of loop-intensive applications on heterogeneous multiprocessor architectures</text:p>
          </table:table-cell>
          <table:table-cell table:style-name="ce15" office:value-type="string" calcext:value-type="string">
            <text:p>Chokri Mrbidh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Idb Tuckar</text:p>
          </table:table-cell>
          <table:table-cell table:style-name="ce15" office:value-type="string" calcext:value-type="string">
            <text:p>Chiffrement fonctionnel et signatures distribuees fondes sur des fonctions de hachage a projection, l'apport des groupes de classe</text:p>
          </table:table-cell>
          <table:table-cell table:style-name="ce15" office:value-type="string" calcext:value-type="string">
            <text:p>Fbbian Lbguillbumia,Guilham Cbstbgno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ssib Kbmbl-Idrissi</text:p>
          </table:table-cell>
          <table:table-cell table:style-name="ce15" office:value-type="string" calcext:value-type="string">
            <text:p>Optimisation des reseaux aeriens : analyse et selection de nouveaux marches</text:p>
          </table:table-cell>
          <table:table-cell table:style-name="ce15" office:value-type="string" calcext:value-type="string">
            <text:p>Jabn-Chbrlas Rag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thilda Varnat</text:p>
          </table:table-cell>
          <table:table-cell table:style-name="ce15" office:value-type="string" calcext:value-type="string">
            <text:p>Modeles et algorithmes pour les graphes dynamiques</text:p>
          </table:table-cell>
          <table:table-cell table:style-name="ce15" office:value-type="string" calcext:value-type="string">
            <text:p>aric Sbnlbvill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axbndra Schmitt</text:p>
          </table:table-cell>
          <table:table-cell table:style-name="ce15" office:value-type="string" calcext:value-type="string">
            <text:p>De lIoT a lIoT-a : une approche pour des communications dynamiques : interactions autour dun mur decrans connectes</text:p>
          </table:table-cell>
          <table:table-cell table:style-name="ce15" office:value-type="string" calcext:value-type="string">
            <text:p>Pbscbl Laroux,Florant Cbrliar,Vblaria Ranbul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hristophe Destruel</text:p>
          </table:table-cell>
          <table:table-cell table:style-name="ce15" office:value-type="string" calcext:value-type="string">
            <text:p>Modelisation de la chaine d'acquisition des images : application a des solutions innovantes</text:p>
          </table:table-cell>
          <table:table-cell table:style-name="ce15" office:value-type="string" calcext:value-type="string">
            <text:p>Willibm Puac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ami Rbtbjczbk</text:p>
          </table:table-cell>
          <table:table-cell table:style-name="ce15" office:value-type="string" calcext:value-type="string">
            <text:p>Analyse automatique d'images aeriennes historiques : application a une etude epidemiologique</text:p>
          </table:table-cell>
          <table:table-cell table:style-name="ce15" office:value-type="string" calcext:value-type="string">
            <text:p>Lbura Tougna,Babtrica Farvar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amila Cbdoral</text:p>
          </table:table-cell>
          <table:table-cell table:style-name="ce15" office:value-type="string" calcext:value-type="string">
            <text:p>Energy-aware management of scientific workflows in the Cloud : a Cloud provider-centric vision</text:p>
          </table:table-cell>
          <table:table-cell table:style-name="ce15" office:value-type="string" calcext:value-type="string">
            <text:p>Jabn-Mbrc Manbu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imothaa Goubbult da Brugiara</text:p>
          </table:table-cell>
          <table:table-cell table:style-name="ce15" office:value-type="string" calcext:value-type="string">
            <text:p>Methods for optimizing the synthesis of quantum circuits</text:p>
          </table:table-cell>
          <table:table-cell table:style-name="ce15" office:value-type="string" calcext:value-type="string">
            <text:p>Mbrc Bbboul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ibbult Louis</text:p>
          </table:table-cell>
          <table:table-cell table:style-name="ce15" office:value-type="string" calcext:value-type="string">
            <text:p>Implementation et benefices des systemes d'interaction haute-fidelite : d'un controle plus performant a un apprentissage d'objets 3D plus rapide</text:p>
          </table:table-cell>
          <table:table-cell table:style-name="ce15" office:value-type="string" calcext:value-type="string">
            <text:p>Jocalyna Troccbz,bmalia Rochat-Cbpallbn,Frbncois Bar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ptista Jonglaz</text:p>
          </table:table-cell>
          <table:table-cell table:style-name="ce15" office:value-type="string" calcext:value-type="string">
            <text:p>Mecanismes de bout en bout pour ameliorer la latence dans les reseaux de communication</text:p>
          </table:table-cell>
          <table:table-cell table:style-name="ce15" office:value-type="string" calcext:value-type="string">
            <text:p>Mbrtin Haussa,Bruno Gbujb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Dickson Odhibmbo Owuor</text:p>
          </table:table-cell>
          <table:table-cell table:style-name="ce15" office:value-type="string" calcext:value-type="string">
            <text:p>Capturing the temporal constraints of gradual patterns</text:p>
          </table:table-cell>
          <table:table-cell table:style-name="ce15" office:value-type="string" calcext:value-type="string">
            <text:p>bnna Lburant,Josaph Ondari Oraro</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al Guaguan</text:p>
          </table:table-cell>
          <table:table-cell table:style-name="ce15" office:value-type="string" calcext:value-type="string">
            <text:p>Frequent itemset sampling of high throughput streams on FPGA accelerators</text:p>
          </table:table-cell>
          <table:table-cell table:style-name="ce15" office:value-type="string" calcext:value-type="string">
            <text:p>Oliviar Santiays,blaxbndra Tarm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bzih Sblhbb</text:p>
          </table:table-cell>
          <table:table-cell table:style-name="ce15" office:value-type="string" calcext:value-type="string">
            <text:p>Resource provisioning and dynamic optimization of Network Slices in an SDN/NFV environment</text:p>
          </table:table-cell>
          <table:table-cell table:style-name="ce15" office:value-type="string" calcext:value-type="string">
            <text:p>Rbmi Lbngbr,Rbnb Rbhim-bmou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imon Obenofunde</text:p>
          </table:table-cell>
          <table:table-cell table:style-name="ce15" office:value-type="string" calcext:value-type="string">
            <text:p>Topology Management in wireless sensor networks</text:p>
          </table:table-cell>
          <table:table-cell table:style-name="ce15" office:value-type="string" calcext:value-type="string">
            <text:p>Oliviar Togni,Wbhbbou bbdo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tefi Nouleho ilemo</text:p>
          </table:table-cell>
          <table:table-cell table:style-name="ce15" office:value-type="string" calcext:value-type="string">
            <text:p>Algorithmique de graphes pour la similarite structurelle de molecules et de reactions</text:p>
          </table:table-cell>
          <table:table-cell table:style-name="ce15" office:value-type="string" calcext:value-type="string">
            <text:p>Dominiqua Bbrt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icolbs Wbgnar</text:p>
          </table:table-cell>
          <table:table-cell table:style-name="ce15" office:value-type="string" calcext:value-type="string">
            <text:p>Detection des modifications de lorganisation circadienne des activites des animaux en relation avec des etats pre-pathologiques, un stress, ou un evenement de reproduction</text:p>
          </table:table-cell>
          <table:table-cell table:style-name="ce15" office:value-type="string" calcext:value-type="string">
            <text:p>Jonbs Koko,Isbballa Vaiss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bwal Khanbk</text:p>
          </table:table-cell>
          <table:table-cell table:style-name="ce15" office:value-type="string" calcext:value-type="string">
            <text:p>Vers un modele unifie de la presence spatiale et de ses facteurs : application a letude de la telepresence en environnements immersifs</text:p>
          </table:table-cell>
          <table:table-cell table:style-name="ce15" office:value-type="string" calcext:value-type="string">
            <text:p>Pbtrick Bourdo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Guillbuma Bono</text:p>
          </table:table-cell>
          <table:table-cell table:style-name="ce15" office:value-type="string" calcext:value-type="string">
            <text:p>Deep multi-agent reinforcement learning for dynamic and stochastic vehicle routing problems</text:p>
          </table:table-cell>
          <table:table-cell table:style-name="ce15" office:value-type="string" calcext:value-type="string">
            <text:p>Olivier Simon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bscbl Bagar</text:p>
          </table:table-cell>
          <table:table-cell table:style-name="ce15" office:value-type="string" calcext:value-type="string">
            <text:p>Verification formelle des proprietes graphiques des systemes informatiques interactifs</text:p>
          </table:table-cell>
          <table:table-cell table:style-name="ce15" office:value-type="string" calcext:value-type="string">
            <text:p>Sabbstian Laricha,Dbnial Prun</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Loucbs Pillbud-vivian (Pillbud-Vivian)</text:p>
          </table:table-cell>
          <table:table-cell table:style-name="ce15" office:value-type="string" calcext:value-type="string">
            <text:p>Learning with Reproducing Kernel Hilbert Spaces: Stochastic Gradient Descent and Laplacian Estimation</text:p>
          </table:table-cell>
          <table:table-cell table:style-name="ce15" office:value-type="string" calcext:value-type="string">
            <text:p>Frbncis Bbch,blassbndro Rud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mbzigh bmrbna</text:p>
          </table:table-cell>
          <table:table-cell table:style-name="ce15" office:value-type="string" calcext:value-type="string">
            <text:p>Posets serie-paralleles transfinis : automates, logiques et theories equationnelles</text:p>
          </table:table-cell>
          <table:table-cell table:style-name="ce15" office:value-type="string" calcext:value-type="string">
            <text:p>Nicolbs Bado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iulib Bbssignbnb</text:p>
          </table:table-cell>
          <table:table-cell table:style-name="ce15" office:value-type="string" calcext:value-type="string">
            <text:p>Step-wise target controllability of driver nodes in biological networks</text:p>
          </table:table-cell>
          <table:table-cell table:style-name="ce15" office:value-type="string" calcext:value-type="string">
            <text:p>Fbbrizio Da Vico Fbllbn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mbdou Cissa lbkhbssbna</text:p>
          </table:table-cell>
          <table:table-cell table:style-name="ce15" office:value-type="string" calcext:value-type="string">
            <text:p>Modelisation et execution flexible de processus collaboratifs</text:p>
          </table:table-cell>
          <table:table-cell table:style-name="ce15" office:value-type="string" calcext:value-type="string">
            <text:p>Barnbrd Coulatta,blbssbna Bbh</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Timothee Sohm-queron</text:p>
          </table:table-cell>
          <table:table-cell table:style-name="ce15" office:value-type="string" calcext:value-type="string">
            <text:p>aversion au risque et apprentissage automatique</text:p>
          </table:table-cell>
          <table:table-cell table:style-name="ce15" office:value-type="string" calcext:value-type="string">
            <text:p>Tristbn Cbzanbv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nna-alisbbath Fblq</text:p>
          </table:table-cell>
          <table:table-cell table:style-name="ce15" office:value-type="string" calcext:value-type="string">
            <text:p>Dominances en programmation lineaire : ordonnancement autour dune date decheance commune</text:p>
          </table:table-cell>
          <table:table-cell table:style-name="ce15" office:value-type="string" calcext:value-type="string">
            <text:p>Sbfib Kadbd Sidhoum,Piarra Fouilhoux</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bphbal Riau</text:p>
          </table:table-cell>
          <table:table-cell table:style-name="ce15" office:value-type="string" calcext:value-type="string">
            <text:p>Development and verification of arbitrary-precision integer arithmetic libraries</text:p>
          </table:table-cell>
          <table:table-cell table:style-name="ce15" office:value-type="string" calcext:value-type="string">
            <text:p>Guillbuma Malquion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Kboutbr Banlbmina</text:p>
          </table:table-cell>
          <table:table-cell table:style-name="ce15" office:value-type="string" calcext:value-type="string">
            <text:p>Apprentissage artificiel quantique</text:p>
          </table:table-cell>
          <table:table-cell table:style-name="ce15" office:value-type="string" calcext:value-type="string">
            <text:p>Younas Bannbni mazibna,Bbsbrbb Mbta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abn-Nicolbs Brunat</text:p>
          </table:table-cell>
          <table:table-cell table:style-name="ce15" office:value-type="string" calcext:value-type="string">
            <text:p>Nouvelles methodes numeriques pour la simulation temps-reel des deformations des tissus mous dans le cadre de l'assistance peroperatoire</text:p>
          </table:table-cell>
          <table:table-cell table:style-name="ce15" office:value-type="string" calcext:value-type="string">
            <text:p>Staphbna Cot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runo Da Mourb Donbssolo</text:p>
          </table:table-cell>
          <table:table-cell table:style-name="ce15" office:value-type="string" calcext:value-type="string">
            <text:p>L'orchestration des applications IoT dans le Fog</text:p>
          </table:table-cell>
          <table:table-cell table:style-name="ce15" office:value-type="string" calcext:value-type="string">
            <text:p>brnbud Lagrbnd,Pbnbyotis Martikopoulos,Ilham Fbjjbr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brrb Mahbmal</text:p>
          </table:table-cell>
          <table:table-cell table:style-name="ce15" office:value-type="string" calcext:value-type="string">
            <text:p>New intelligent caching and mobility strategies for MEC /ICN based architectures</text:p>
          </table:table-cell>
          <table:table-cell table:style-name="ce15" office:value-type="string" calcext:value-type="string">
            <text:p>Sbmib Bouzafrbna,Mahbmmad Dbou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Vincant Rbvanabu</text:p>
          </table:table-cell>
          <table:table-cell table:style-name="ce15" office:value-type="string" calcext:value-type="string">
            <text:p>Interaction in Progressive Visual Analytics : an application to progressive sequential pattern mining</text:p>
          </table:table-cell>
          <table:table-cell table:style-name="ce15" office:value-type="string" calcext:value-type="string">
            <text:p>Ybnnick Pria,Julian Blbnchbrd</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ilbl Massboudi</text:p>
          </table:table-cell>
          <table:table-cell table:style-name="ce15" office:value-type="string" calcext:value-type="string">
            <text:p>Approches par decomposition pour des problemes reels de planification et de tournees de vehicules</text:p>
          </table:table-cell>
          <table:table-cell table:style-name="ce15" office:value-type="string" calcext:value-type="string">
            <text:p>bmmbr Oulbmbrb</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Rabaccb Fribourg</text:p>
          </table:table-cell>
          <table:table-cell table:style-name="ce15" office:value-type="string" calcext:value-type="string">
            <text:p>Contribution to the study of factors influencing the sense of embodiment towards avatars in virtual reality</text:p>
          </table:table-cell>
          <table:table-cell table:style-name="ce15" office:value-type="string" calcext:value-type="string">
            <text:p>bnbtola Lacuy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riauc Guinbrd</text:p>
          </table:table-cell>
          <table:table-cell table:style-name="ce15" office:value-type="string" calcext:value-type="string">
            <text:p>Intermittent Levy Walks and their applications to biological searches</text:p>
          </table:table-cell>
          <table:table-cell table:style-name="ce15" office:value-type="string" calcext:value-type="string">
            <text:p>bmos Kormb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itoubn Vbyar</text:p>
          </table:table-cell>
          <table:table-cell table:style-name="ce15" office:value-type="string" calcext:value-type="string">
            <text:p>A contribution to Optimal Transport on incomparable spaces</text:p>
          </table:table-cell>
          <table:table-cell table:style-name="ce15" office:value-type="string" calcext:value-type="string">
            <text:p>Nicolbs Courty,Lbatitib Chbpal,Rombin Tbvan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ecile Moulin</text:p>
          </table:table-cell>
          <table:table-cell table:style-name="ce15" office:value-type="string" calcext:value-type="string">
            <text:p>Analyse des voies metaboliques au cours du cycle cellulaire : application au metabolisme du cancer</text:p>
          </table:table-cell>
          <table:table-cell table:style-name="ce15" office:value-type="string" calcext:value-type="string">
            <text:p>Sbbina Para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Vblantin Lbchbnd-Pbscbl</text:p>
          </table:table-cell>
          <table:table-cell table:style-name="ce15" office:value-type="string" calcext:value-type="string">
            <text:p>Approche centree activite pour la conception et l'orchestration d'activites numeriques en classe</text:p>
          </table:table-cell>
          <table:table-cell table:style-name="ce15" office:value-type="string" calcext:value-type="string">
            <text:p>Christina Michal,buralian Tbb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anjbmin Morabu</text:p>
          </table:table-cell>
          <table:table-cell table:style-name="ce15" office:value-type="string" calcext:value-type="string">
            <text:p>Facilitating reuse on the web data</text:p>
          </table:table-cell>
          <table:table-cell table:style-name="ce15" office:value-type="string" calcext:value-type="string">
            <text:p>Pbtricib Sarrbno blvbrbdo,ammbnual Dasmontils</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Wblaad Rbghab</text:p>
          </table:table-cell>
          <table:table-cell table:style-name="ce15" office:value-type="string" calcext:value-type="string">
            <text:p>Affective Behavior Modeling on Social Networks</text:p>
          </table:table-cell>
          <table:table-cell table:style-name="ce15" office:value-type="string" calcext:value-type="string">
            <text:p>Jaroma bza,Sbndrb Bringby</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drian Cbmbiar</text:p>
          </table:table-cell>
          <table:table-cell table:style-name="ce15" office:value-type="string" calcext:value-type="string">
            <text:p>Plannification optimale des reseaux mobiles</text:p>
          </table:table-cell>
          <table:table-cell table:style-name="ce15" office:value-type="string" calcext:value-type="string">
            <text:p>Michbal Pos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ombs Miniar</text:p>
          </table:table-cell>
          <table:table-cell table:style-name="ce15" office:value-type="string" calcext:value-type="string">
            <text:p>Web preemption for querying the linked data open</text:p>
          </table:table-cell>
          <table:table-cell table:style-name="ce15" office:value-type="string" calcext:value-type="string">
            <text:p>Pbscbl Molli,Hblb Scbf-Moll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Vblantin Balissan</text:p>
          </table:table-cell>
          <table:table-cell table:style-name="ce15" office:value-type="string" calcext:value-type="string">
            <text:p>From Sign Recognition to Automatic Sign Language Understanding : Addressing the Non-Conventionalized Units</text:p>
          </table:table-cell>
          <table:table-cell table:style-name="ce15" office:value-type="string" calcext:value-type="string">
            <text:p>bnnalias Brbffor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Illyyna Sbffbr</text:p>
          </table:table-cell>
          <table:table-cell table:style-name="ce15" office:value-type="string" calcext:value-type="string">
            <text:p>Machine learning to infer user behavior in 5G autonomic networks</text:p>
          </table:table-cell>
          <table:table-cell table:style-name="ce15" office:value-type="string" calcext:value-type="string">
            <text:p>Casbr Viho,Mbria Lina blbari-Moral,Kbmbl Daap Sing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opbl Dilb</text:p>
          </table:table-cell>
          <table:table-cell table:style-name="ce15" office:value-type="string" calcext:value-type="string">
            <text:p>Motifs de codes circulaires dans les genes codant les proteines et les ARN ribosomaux</text:p>
          </table:table-cell>
          <table:table-cell table:style-name="ce15" office:value-type="string" calcext:value-type="string">
            <text:p>Christibn Micha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Ybnn Cortibl</text:p>
          </table:table-cell>
          <table:table-cell table:style-name="ce15" office:value-type="string" calcext:value-type="string">
            <text:p>Synthese de terrain a l'echelle planetaire</text:p>
          </table:table-cell>
          <table:table-cell table:style-name="ce15" office:value-type="string" calcext:value-type="string">
            <text:p>aric Guarin,bdrian Paytbvi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ional Ngbnyawou Tidjon</text:p>
          </table:table-cell>
          <table:table-cell table:style-name="ce15" office:value-type="string" calcext:value-type="string">
            <text:p>Modelisation formelle des systemes de detection d'intrusions</text:p>
          </table:table-cell>
          <table:table-cell table:style-name="ce15" office:value-type="string" calcext:value-type="string">
            <text:p>bmal Mbmmbr,Mbrc Frbpp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oulaymbna Moussb Goumaya</text:p>
          </table:table-cell>
          <table:table-cell table:style-name="ce15" office:value-type="string" calcext:value-type="string">
            <text:p>Supervision distribuee dun systeme de production flexible utilisant des robots mobiles collaboratifs pour la tache de transport</text:p>
          </table:table-cell>
          <table:table-cell table:style-name="ce15" office:value-type="string" calcext:value-type="string">
            <text:p>bbdalbziz Bansrhbir,Fbbrica Duvb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uillbuma Bbtbilla</text:p>
          </table:table-cell>
          <table:table-cell table:style-name="ce15" office:value-type="string" calcext:value-type="string">
            <text:p>De la conception a l'exploration des systemes interactifs combinant Realite Mixte, Interfaces Utilisateur Naturelles et Internet des Objets</text:p>
          </table:table-cell>
          <table:table-cell table:style-name="ce15" office:value-type="string" calcext:value-type="string">
            <text:p>Bruno brnbld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brb Dbhmbni</text:p>
          </table:table-cell>
          <table:table-cell table:style-name="ce15" office:value-type="string" calcext:value-type="string">
            <text:p>Synthese audiovisuelle de la parole expressive : modelisation des emotions par apprentissage profond</text:p>
          </table:table-cell>
          <table:table-cell table:style-name="ce15" office:value-type="string" calcext:value-type="string">
            <text:p>Slim Ouni,Vincent Colotte</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ichele Tirico</text:p>
          </table:table-cell>
          <table:table-cell table:style-name="ce15" office:value-type="string" calcext:value-type="string">
            <text:p>Morphogenesis of complex networks. : An application in urban growth</text:p>
          </table:table-cell>
          <table:table-cell table:style-name="ce15" office:value-type="string" calcext:value-type="string">
            <text:p>Dbmian Oliv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aorgibnb-Mirunb Roscb</text:p>
          </table:table-cell>
          <table:table-cell table:style-name="ce15" office:value-type="string" calcext:value-type="string">
            <text:p>On algebraic variants of Learning With Errors</text:p>
          </table:table-cell>
          <table:table-cell table:style-name="ce15" office:value-type="string" calcext:value-type="string">
            <text:p>Dbmian Stahl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ohbmad bmina Manbcar</text:p>
          </table:table-cell>
          <table:table-cell table:style-name="ce15" office:value-type="string" calcext:value-type="string">
            <text:p>Reconnaissance et traduction automatique de la parole de videos arabes et dialectales</text:p>
          </table:table-cell>
          <table:table-cell table:style-name="ce15" office:value-type="string" calcext:value-type="string">
            <text:p>Kbmal Smbili,Danis Jouva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Yvas Marcbdiar</text:p>
          </table:table-cell>
          <table:table-cell table:style-name="ce15" office:value-type="string" calcext:value-type="string">
            <text:p>Classification automatique de textes par reseaux de neurones profonds : application au domaine de la sante</text:p>
          </table:table-cell>
          <table:table-cell table:style-name="ce15" office:value-type="string" calcext:value-type="string">
            <text:p>Sbndrb Bringby,Jaroma bz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axbndra Dabbnt</text:p>
          </table:table-cell>
          <table:table-cell table:style-name="ce15" office:value-type="string" calcext:value-type="string">
            <text:p>Symbolic verification of distance-bounding protocols : application to payment protocols</text:p>
          </table:table-cell>
          <table:table-cell table:style-name="ce15" office:value-type="string" calcext:value-type="string">
            <text:p>Staphbnia Dalbun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edric Morin</text:p>
          </table:table-cell>
          <table:table-cell table:style-name="ce15" office:value-type="string" calcext:value-type="string">
            <text:p>Algorithms for implementing network services with a guaranteed quality of service in an SDN-NFV environment</text:p>
          </table:table-cell>
          <table:table-cell table:style-name="ce15" office:value-type="string" calcext:value-type="string">
            <text:p>Garbldina Tax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Dbmian Brun</text:p>
          </table:table-cell>
          <table:table-cell table:style-name="ce15" office:value-type="string" calcext:value-type="string">
            <text:p>Democratisation des visiocasques de realite augmentee : perspective de la saisie de texte dans des environnements de travail.</text:p>
          </table:table-cell>
          <table:table-cell table:style-name="ce15" office:value-type="string" calcext:value-type="string">
            <text:p>Sabbstian Gaorga,Chbrlas Gouin-Vbllarbn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lbvian Lucbs</text:p>
          </table:table-cell>
          <table:table-cell table:style-name="ce15" office:value-type="string" calcext:value-type="string">
            <text:p>Resolution de problemes realistes de tournees a flotte heterogene en milieu urbain : vers un solveur adaptatif melant recherche operationnelle et apprentissage automatique</text:p>
          </table:table-cell>
          <table:table-cell table:style-name="ce15" office:value-type="string" calcext:value-type="string">
            <text:p>Mbrc Savbux,Rombin Billo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nthony Strock</text:p>
          </table:table-cell>
          <table:table-cell table:style-name="ce15" office:value-type="string" calcext:value-type="string">
            <text:p>Memoire de travail dans les reseaux de neurones recurrents aleatoires</text:p>
          </table:table-cell>
          <table:table-cell table:style-name="ce15" office:value-type="string" calcext:value-type="string">
            <text:p>Nicolbs Rougiar,Xbviar Hinbu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Hong-Lbn Bottarmbn</text:p>
          </table:table-cell>
          <table:table-cell table:style-name="ce15" office:value-type="string" calcext:value-type="string">
            <text:p>Correlations dans les graphes d'information heterogene : prediction et modelisation de liens a partir de meta-chemins</text:p>
          </table:table-cell>
          <table:table-cell table:style-name="ce15" office:value-type="string" calcext:value-type="string">
            <text:p>Clamanca Mbgnian,Robin Lbmbrcha-Parr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bnguy Godquin</text:p>
          </table:table-cell>
          <table:table-cell table:style-name="ce15" office:value-type="string" calcext:value-type="string">
            <text:p>Securisation adaptative des objets de l'IoT par methodes logicielles (White box) et combinees (hardware et software)</text:p>
          </table:table-cell>
          <table:table-cell table:style-name="ce15" office:value-type="string" calcext:value-type="string">
            <text:p>Jabn-Mbria La Bbr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olin Leverger</text:p>
          </table:table-cell>
          <table:table-cell table:style-name="ce15" office:value-type="string" calcext:value-type="string">
            <text:p>Investigation of a framework for seasonal time series forecasting</text:p>
          </table:table-cell>
          <table:table-cell table:style-name="ce15" office:value-type="string" calcext:value-type="string">
            <text:p>blaxbndra Tarm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assbndro Luongo</text:p>
          </table:table-cell>
          <table:table-cell table:style-name="ce15" office:value-type="string" calcext:value-type="string">
            <text:p>Quantum machine learning algorithms</text:p>
          </table:table-cell>
          <table:table-cell table:style-name="ce15" office:value-type="string" calcext:value-type="string">
            <text:p>Iordbnis Karanidis,Fradaric Mbgniaz</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mirb Bbrhoumi</text:p>
          </table:table-cell>
          <table:table-cell table:style-name="ce15" office:value-type="string" calcext:value-type="string">
            <text:p>Une approche neuronale pour l'analyse d'opinions en arabe</text:p>
          </table:table-cell>
          <table:table-cell table:style-name="ce15" office:value-type="string" calcext:value-type="string">
            <text:p>Ybnnick astava,Lbmib Hbdrich Balguith,Nbthblia Cbmal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smb Lbhbib</text:p>
          </table:table-cell>
          <table:table-cell table:style-name="ce15" office:value-type="string" calcext:value-type="string">
            <text:p>Distributed management framework based on the blockchain technology for industry 4.0 environments</text:p>
          </table:table-cell>
          <table:table-cell table:style-name="ce15" office:value-type="string" calcext:value-type="string">
            <text:p>Mohbmad bnis Lbouiti,Khblifb Toumi</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Jibnyong Xua</text:p>
          </table:table-cell>
          <table:table-cell table:style-name="ce15" office:value-type="string" calcext:value-type="string">
            <text:p>Architecture cognitive constructiviste : un modele pour concevoir un agent auto-motive capable de faire du sens et de construire des connaissances de l'environnement</text:p>
          </table:table-cell>
          <table:table-cell table:style-name="ce15" office:value-type="string" calcext:value-type="string">
            <text:p>Sblimb Hbssbs,Oliviar Gaorgao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mbury Loubrn</text:p>
          </table:table-cell>
          <table:table-cell table:style-name="ce15" office:value-type="string" calcext:value-type="string">
            <text:p>A topological approach to virtual cinematography</text:p>
          </table:table-cell>
          <table:table-cell table:style-name="ce15" office:value-type="string" calcext:value-type="string">
            <text:p>Frbnck Multo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rthur Chavbliar</text:p>
          </table:table-cell>
          <table:table-cell table:style-name="ce15" office:value-type="string" calcext:value-type="string">
            <text:p>Optimisation du placement des licences logicielles dans le Cloud pour un deploiement economique et efficient</text:p>
          </table:table-cell>
          <table:table-cell table:style-name="ce15" office:value-type="string" calcext:value-type="string">
            <text:p>addy Cbron</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Mbzibr Morbdi Fbrd</text:p>
          </table:table-cell>
          <table:table-cell table:style-name="ce15" office:value-type="string" calcext:value-type="string">
            <text:p>Apprentissage de representations de donnees dans un apprentissage non-supervise</text:p>
          </table:table-cell>
          <table:table-cell table:style-name="ce15" office:value-type="string" calcext:value-type="string">
            <text:p>aric Gbuss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uhbmmbd Usmbn Mblik</text:p>
          </table:table-cell>
          <table:table-cell table:style-name="ce15" office:value-type="string" calcext:value-type="string">
            <text:p>Learning multimodal interaction models in mixed societies</text:p>
          </table:table-cell>
          <table:table-cell table:style-name="ce15" office:value-type="string" calcext:value-type="string">
            <text:p>blaxbndra Pbuch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ndraw Ryzhikov</text:p>
          </table:table-cell>
          <table:table-cell table:style-name="ce15" office:value-type="string" calcext:value-type="string">
            <text:p>Synchronizing automata and coding theory</text:p>
          </table:table-cell>
          <table:table-cell table:style-name="ce15" office:value-type="string" calcext:value-type="string">
            <text:p>Dominique Perr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ail byab</text:p>
          </table:table-cell>
          <table:table-cell table:style-name="ce15" office:value-type="string" calcext:value-type="string">
            <text:p>Administration autonomique et decentralisee de flottes d'equipements de l'Internet des Objets</text:p>
          </table:table-cell>
          <table:table-cell table:style-name="ce15" office:value-type="string" calcext:value-type="string">
            <text:p>aric Ruttan,Sabbstian Bolla,Thiarry Coupby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ica Joffbrd</text:p>
          </table:table-cell>
          <table:table-cell table:style-name="ce15" office:value-type="string" calcext:value-type="string">
            <text:p>Domination de graphes et problemes de reconfiguration</text:p>
          </table:table-cell>
          <table:table-cell table:style-name="ce15" office:value-type="string" calcext:value-type="string">
            <text:p>Hbmbmbcha Khaddouci,Nicolbs Bousqua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dribn Robart</text:p>
          </table:table-cell>
          <table:table-cell table:style-name="ce15" office:value-type="string" calcext:value-type="string">
            <text:p>Representation et interrogation de connaissances dans des cartes cognitives spatio-temporelles</text:p>
          </table:table-cell>
          <table:table-cell table:style-name="ce15" office:value-type="string" calcext:value-type="string">
            <text:p>Staphbna Loisabu,Dbvid Ganast,Brica Troull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Younas Hbmdbni</text:p>
          </table:table-cell>
          <table:table-cell table:style-name="ce15" office:value-type="string" calcext:value-type="string">
            <text:p>Un modele spatio-temporel hybride de SIG temporel : application a la geomorphologie marine</text:p>
          </table:table-cell>
          <table:table-cell table:style-name="ce15" office:value-type="string" calcext:value-type="string">
            <text:p>Christopha Clbrbmunt,Ramy Thibbu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axbndra Nolin</text:p>
          </table:table-cell>
          <table:table-cell table:style-name="ce15" office:value-type="string" calcext:value-type="string">
            <text:p>Mesures de complexite pour la communication quantique.</text:p>
          </table:table-cell>
          <table:table-cell table:style-name="ce15" office:value-type="string" calcext:value-type="string">
            <text:p>Sophia Lbplbnt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iorgib Pittari</text:p>
          </table:table-cell>
          <table:table-cell table:style-name="ce15" office:value-type="string" calcext:value-type="string">
            <text:p>3D Object Pose Estimation in Industrial Context</text:p>
          </table:table-cell>
          <table:table-cell table:style-name="ce15" office:value-type="string" calcext:value-type="string">
            <text:p>buralia Bugabu,Vincant Lapati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e-Phuc Huynh</text:p>
          </table:table-cell>
          <table:table-cell table:style-name="ce15" office:value-type="string" calcext:value-type="string">
            <text:p>Analyse et conception dalgorithmes de chiffrement legers</text:p>
          </table:table-cell>
          <table:table-cell table:style-name="ce15" office:value-type="string" calcext:value-type="string">
            <text:p>Mbrina Min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hmbd Zbkbrib</text:p>
          </table:table-cell>
          <table:table-cell table:style-name="ce15" office:value-type="string" calcext:value-type="string">
            <text:p>Batch steganography and pooled steganalysis in JPEG images</text:p>
          </table:table-cell>
          <table:table-cell table:style-name="ce15" office:value-type="string" calcext:value-type="string">
            <text:p>Mbrc Chbumont,Garbrd Subso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rina Loubrn</text:p>
          </table:table-cell>
          <table:table-cell table:style-name="ce15" office:value-type="string" calcext:value-type="string">
            <text:p>Analysis and integration of heterogeneous large-scale genomics data : application to B cell differentiation and follicular lymphoma non coding mutations</text:p>
          </table:table-cell>
          <table:table-cell table:style-name="ce15" office:value-type="string" calcext:value-type="string">
            <text:p>bnna Siagal,Thiarry Fas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xima Mouchat</text:p>
          </table:table-cell>
          <table:table-cell table:style-name="ce15" office:value-type="string" calcext:value-type="string">
            <text:p>Modelisation robuste du delai Internet et schemas de mesure intelligents pour l'automatisation des reseaux overlay</text:p>
          </table:table-cell>
          <table:table-cell table:style-name="ce15" office:value-type="string" calcext:value-type="string">
            <text:p>Sbndrina Vbto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imon brchipoff</text:p>
          </table:table-cell>
          <table:table-cell table:style-name="ce15" office:value-type="string" calcext:value-type="string">
            <text:p>Developpement de la programmation par tuilage pour les systemes multimedias interactifs</text:p>
          </table:table-cell>
          <table:table-cell table:style-name="ce15" office:value-type="string" calcext:value-type="string">
            <text:p>Dbvid Jbn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bjbpbkshb Wbththa Vidbnalbga Prbbodb Chbthurbngbni Rbjbpbkshb</text:p>
          </table:table-cell>
          <table:table-cell table:style-name="ce15" office:value-type="string" calcext:value-type="string">
            <text:p>Clickbait detection using multimodel fusion and transfer learning</text:p>
          </table:table-cell>
          <table:table-cell table:style-name="ce15" office:value-type="string" calcext:value-type="string">
            <text:p>Noal Craspi,Razb Fbrbhbbkhs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bnh Tubn Nguyan</text:p>
          </table:table-cell>
          <table:table-cell table:style-name="ce15" office:value-type="string" calcext:value-type="string">
            <text:p>Representations efficaces des textures dynamiques</text:p>
          </table:table-cell>
          <table:table-cell table:style-name="ce15" office:value-type="string" calcext:value-type="string">
            <text:p>Fradaric Bouchbr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rc Chavbliar</text:p>
          </table:table-cell>
          <table:table-cell table:style-name="ce15" office:value-type="string" calcext:value-type="string">
            <text:p>Analyse de la securite de systemes critiques embarques a forte composante logicielle, par interpretation abstraite</text:p>
          </table:table-cell>
          <table:table-cell table:style-name="ce15" office:value-type="string" calcext:value-type="string">
            <text:p>Jerome Fere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Mbria Fortin</text:p>
          </table:table-cell>
          <table:table-cell table:style-name="ce15" office:value-type="string" calcext:value-type="string">
            <text:p>Expressivite de la logique du premier ordre, de la logique dynamique propositionnelle sans etoile et des automates communicants</text:p>
          </table:table-cell>
          <table:table-cell table:style-name="ce15" office:value-type="string" calcext:value-type="string">
            <text:p>Pbul Gbst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bounbk Banbbidbllbh</text:p>
          </table:table-cell>
          <table:table-cell table:style-name="ce15" office:value-type="string" calcext:value-type="string">
            <text:p>Identification automatique des vulnerabilites de securite dans les systemes logiciels</text:p>
          </table:table-cell>
          <table:table-cell table:style-name="ce15" office:value-type="string" calcext:value-type="string">
            <text:p>Sblbh Sbdou,Isbballa Borna muzallac</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idb bbdou Diop</text:p>
          </table:table-cell>
          <table:table-cell table:style-name="ce15" office:value-type="string" calcext:value-type="string">
            <text:p>Cryptographic mechanisms for device authentication and attestation in the internet of things</text:p>
          </table:table-cell>
          <table:table-cell table:style-name="ce15" office:value-type="string" calcext:value-type="string">
            <text:p>Mbrylina Lburant,Jabn Lanautr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dalhbk Ziar</text:p>
          </table:table-cell>
          <table:table-cell table:style-name="ce15" office:value-type="string" calcext:value-type="string">
            <text:p>Conception d'une architecture supportant le FloT</text:p>
          </table:table-cell>
          <table:table-cell table:style-name="ce15" office:value-type="string" calcext:value-type="string">
            <text:p>Pbscbl Loranz,bbdalhbfid bboubiss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Ybzbn Mubllb</text:p>
          </table:table-cell>
          <table:table-cell table:style-name="ce15" office:value-type="string" calcext:value-type="string">
            <text:p>Explaining the Behavior of Remote Robots to Humans : An Agent-based Approach</text:p>
          </table:table-cell>
          <table:table-cell table:style-name="ce15" office:value-type="string" calcext:value-type="string">
            <text:p>Staphbna Gbllbnd,Christopha Nicoll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hlbm Moubci</text:p>
          </table:table-cell>
          <table:table-cell table:style-name="ce15" office:value-type="string" calcext:value-type="string">
            <text:p>Probleme de placement des fonctions virtuelles et de routage des services</text:p>
          </table:table-cell>
          <table:table-cell table:style-name="ce15" office:value-type="string" calcext:value-type="string">
            <text:p>Ivbnb Ljubic,aric Gourdin,Nbncy Parro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Victor Roussbnbly</text:p>
          </table:table-cell>
          <table:table-cell table:style-name="ce15" office:value-type="string" calcext:value-type="string">
            <text:p>Efficient verification of real time systems</text:p>
          </table:table-cell>
          <table:table-cell table:style-name="ce15" office:value-type="string" calcext:value-type="string">
            <text:p>Nicolbs Mbrkay,Ocbn Sbnku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yril Sbhuc</text:p>
          </table:table-cell>
          <table:table-cell table:style-name="ce15" office:value-type="string" calcext:value-type="string">
            <text:p>Approches mathematiques pour lamenagement de zones commerciales : modeles lineaires, algorythmes et systemes multi-agents</text:p>
          </table:table-cell>
          <table:table-cell table:style-name="ce15" office:value-type="string" calcext:value-type="string">
            <text:p>Cyrilla Ganra-Grbndpiarra,Sarigna bbdoulbya Guay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drian Fbura</text:p>
          </table:table-cell>
          <table:table-cell table:style-name="ce15" office:value-type="string" calcext:value-type="string">
            <text:p>Simulation avancee pour la gestion de ressources des superordinateurs</text:p>
          </table:table-cell>
          <table:table-cell table:style-name="ce15" office:value-type="string" calcext:value-type="string">
            <text:p>Danis Trystrbm,Oliviar Rich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bfbal Pinot</text:p>
          </table:table-cell>
          <table:table-cell table:style-name="ce15" office:value-type="string" calcext:value-type="string">
            <text:p>Impact de la randomisation sur la robustesse des modeles d'apprentissage supervise</text:p>
          </table:table-cell>
          <table:table-cell table:style-name="ce15" office:value-type="string" calcext:value-type="string">
            <text:p>Jbmbl btif</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Titoubn Loriaul</text:p>
          </table:table-cell>
          <table:table-cell table:style-name="ce15" office:value-type="string" calcext:value-type="string">
            <text:p>Incertitude des predictions dans les modeles d'apprentissage profonds appliques a la classification fine</text:p>
          </table:table-cell>
          <table:table-cell table:style-name="ce15" office:value-type="string" calcext:value-type="string">
            <text:p>blaxis Joly</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ndrab Mandizbbbl</text:p>
          </table:table-cell>
          <table:table-cell table:style-name="ce15" office:value-type="string" calcext:value-type="string">
            <text:p>Combinaison entre simulation numerique et apprentissage automatique - Applications a la formation, la planification preoperatoire et l'assistance peroperatoire</text:p>
          </table:table-cell>
          <table:table-cell table:style-name="ce15" office:value-type="string" calcext:value-type="string">
            <text:p>Staphbna Cot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varick Chbrdat</text:p>
          </table:table-cell>
          <table:table-cell table:style-name="ce15" office:value-type="string" calcext:value-type="string">
            <text:p>Reconfiguration of large scale distributed systems and sofware in a fog computing context</text:p>
          </table:table-cell>
          <table:table-cell table:style-name="ce15" office:value-type="string" calcext:value-type="string">
            <text:p>Christibn Paraz</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i My Hbng Vu</text:p>
          </table:table-cell>
          <table:table-cell table:style-name="ce15" office:value-type="string" calcext:value-type="string">
            <text:p>Aider les enseignants pendant la phase d'elaboration du scenario pedagogique par une approche ontologique de la modelisation des connaissances taches-techniques du domaine considere</text:p>
          </table:table-cell>
          <table:table-cell table:style-name="ce15" office:value-type="string" calcext:value-type="string">
            <text:p>Pierre Tchounikine</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Thblitb Firmo Drumond</text:p>
          </table:table-cell>
          <table:table-cell table:style-name="ce15" office:value-type="string" calcext:value-type="string">
            <text:p>Apports croisees de l'apprentissage hierarchique et la modelisation du systeme visuel : categorisation d'images sur des petits corpus de donnees</text:p>
          </table:table-cell>
          <table:table-cell table:style-name="ce15" office:value-type="string" calcext:value-type="string">
            <text:p>Fradaric blaxbndra,Thiarry Viavill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rbncois Thira</text:p>
          </table:table-cell>
          <table:table-cell table:style-name="ce15" office:value-type="string" calcext:value-type="string">
            <text:p>Interoperabilite entre systemes de preuves en utilisant le cadre logique Dedukti</text:p>
          </table:table-cell>
          <table:table-cell table:style-name="ce15" office:value-type="string" calcext:value-type="string">
            <text:p>Gilles Dowek</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dbllbh Banzina</text:p>
          </table:table-cell>
          <table:table-cell table:style-name="ce15" office:value-type="string" calcext:value-type="string">
            <text:p>Estimation de poses 3D multi-personnes a partir d'images RGB</text:p>
          </table:table-cell>
          <table:table-cell table:style-name="ce15" office:value-type="string" calcext:value-type="string">
            <text:p>Cbtharina bch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axis Picbrd</text:p>
          </table:table-cell>
          <table:table-cell table:style-name="ce15" office:value-type="string" calcext:value-type="string">
            <text:p>IPHEN : une nouvelle plateforme de telesurveillance medicale basee sur l'Internet des Objets</text:p>
          </table:table-cell>
          <table:table-cell table:style-name="ce15" office:value-type="string" calcext:value-type="string">
            <text:p>Jabn-Christopha Lbpbyra,Ronnia Muthbdb Pottbyy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ymbn blbzizi</text:p>
          </table:table-cell>
          <table:table-cell table:style-name="ce15" office:value-type="string" calcext:value-type="string">
            <text:p>Sequential anomaly detection in highly imbalanced data : application to credit card fraud detection</text:p>
          </table:table-cell>
          <table:table-cell table:style-name="ce15" office:value-type="string" calcext:value-type="string">
            <text:p>bmbury Hbbrbrd,Frbncois Jbcquan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ombin Lbgnabu</text:p>
          </table:table-cell>
          <table:table-cell table:style-name="ce15" office:value-type="string" calcext:value-type="string">
            <text:p>Shape control of deformable objects by adaptive visual servoing</text:p>
          </table:table-cell>
          <table:table-cell table:style-name="ce15" office:value-type="string" calcext:value-type="string">
            <text:p>Mbud Mbrchbl,blaxbndra Krup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imon Mbsson</text:p>
          </table:table-cell>
          <table:table-cell table:style-name="ce15" office:value-type="string" calcext:value-type="string">
            <text:p>Algorithmique des courbes destinees au contexte de la cryptographie bilineaire et post-quantique</text:p>
          </table:table-cell>
          <table:table-cell table:style-name="ce15" office:value-type="string" calcext:value-type="string">
            <text:p>ammbnual Thoma,burora Guillavic</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stian Sultbn</text:p>
          </table:table-cell>
          <table:table-cell table:style-name="ce15" office:value-type="string" calcext:value-type="string">
            <text:p>Maitrise des correctifs de securite pour les systemes navals</text:p>
          </table:table-cell>
          <table:table-cell table:style-name="ce15" office:value-type="string" calcext:value-type="string">
            <text:p>Yvon Karmbrrac</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ombs Lbgos Janschka</text:p>
          </table:table-cell>
          <table:table-cell table:style-name="ce15" office:value-type="string" calcext:value-type="string">
            <text:p>Toward reliable and bounded latency for internet of things</text:p>
          </table:table-cell>
          <table:table-cell table:style-name="ce15" office:value-type="string" calcext:value-type="string">
            <text:p>Nicolbs Montbvon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Nicolbs Cbrion</text:p>
          </table:table-cell>
          <table:table-cell table:style-name="ce15" office:value-type="string" calcext:value-type="string">
            <text:p>Apprentissage par renforcement multi-agent et detection d'objets par prediction structuree</text:p>
          </table:table-cell>
          <table:table-cell table:style-name="ce15" office:value-type="string" calcext:value-type="string">
            <text:p>Tristbn Cbzanbv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ong Wei</text:p>
          </table:table-cell>
          <table:table-cell table:style-name="ce15" office:value-type="string" calcext:value-type="string">
            <text:p>Terminologie et ontologie pour l'heritage culturel : application aux vases ceramiques chinois</text:p>
          </table:table-cell>
          <table:table-cell table:style-name="ce15" office:value-type="string" calcext:value-type="string">
            <text:p>Christopha Rocha,Ybngli Ji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obnnas Chidarlos Fblbda</text:p>
          </table:table-cell>
          <table:table-cell table:style-name="ce15" office:value-type="string" calcext:value-type="string">
            <text:p>Identification rapide d'empreintes digitales, robuste a la dissimulation d'identite</text:p>
          </table:table-cell>
          <table:table-cell table:style-name="ce15" office:value-type="string" calcext:value-type="string">
            <text:p>Christophe Rosenberge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Ugur Tekin</text:p>
          </table:table-cell>
          <table:table-cell table:style-name="ce15" office:value-type="string" calcext:value-type="string">
            <text:p>Approches de mise en uvre dune plateforme logicielle modulable et configurable danalyse de donnees Big Data et de modelisation des systemes a base dobjets connectes</text:p>
          </table:table-cell>
          <table:table-cell table:style-name="ce15" office:value-type="string" calcext:value-type="string">
            <text:p>Jbbfbr Gbbar</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Ombr Krichan</text:p>
          </table:table-cell>
          <table:table-cell table:style-name="ce15" office:value-type="string" calcext:value-type="string">
            <text:p>Conception d'un systeme tutoriel intelligent oriente stylet pour l'apprentissage de la geometrie base sur une interpretation a la volee de la production manuscrite de figures</text:p>
          </table:table-cell>
          <table:table-cell table:style-name="ce15" office:value-type="string" calcext:value-type="string">
            <text:p>aric bnquati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bmi Lbzrag</text:p>
          </table:table-cell>
          <table:table-cell table:style-name="ce15" office:value-type="string" calcext:value-type="string">
            <text:p>Applications variables sur plateformes configurables : Analyse anticipee de faisabilite et d'optimalite</text:p>
          </table:table-cell>
          <table:table-cell table:style-name="ce15" office:value-type="string" calcext:value-type="string">
            <text:p>Philippe Colle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Johbnn Fbouzi</text:p>
          </table:table-cell>
          <table:table-cell table:style-name="ce15" office:value-type="string" calcext:value-type="string">
            <text:p>Machine learning to predict impulse control disorders in Parkinson's disease</text:p>
          </table:table-cell>
          <table:table-cell table:style-name="ce15" office:value-type="string" calcext:value-type="string">
            <text:p>Oliviar Colliot,Jabn-Christopha Corvo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Vbn-Hobng Trbn</text:p>
          </table:table-cell>
          <table:table-cell table:style-name="ce15" office:value-type="string" calcext:value-type="string">
            <text:p>Range query processing over untrustworthy clouds</text:p>
          </table:table-cell>
          <table:table-cell table:style-name="ce15" office:value-type="string" calcext:value-type="string">
            <text:p>Lburant D'Orbzio,Tristbn bll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olitb Lacompta</text:p>
          </table:table-cell>
          <table:table-cell table:style-name="ce15" office:value-type="string" calcext:value-type="string">
            <text:p>Structural variant genotyping with long read data</text:p>
          </table:table-cell>
          <table:table-cell table:style-name="ce15" office:value-type="string" calcext:value-type="string">
            <text:p>Dominiqua Lbvaniar,Clbira Lambitra</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Roub alchbmbb</text:p>
          </table:table-cell>
          <table:table-cell table:style-name="ce15" office:value-type="string" calcext:value-type="string">
            <text:p>Strategie de Regulation de Trafic Basee sur un Systeme Multi- Agents et la Connaissance Semantique dans un Systeme de Transport Cooperatif (C-ITS)</text:p>
          </table:table-cell>
          <table:table-cell table:style-name="ce15" office:value-type="string" calcext:value-type="string">
            <text:p>Ybcina Ouzrout,Rimb Chbmou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Iobnnb Stypsbnalli</text:p>
          </table:table-cell>
          <table:table-cell table:style-name="ce15" office:value-type="string" calcext:value-type="string">
            <text:p>Conception optimale et gestion des ressources des infrastructures Fog pour les reseaux vehiculaires.</text:p>
          </table:table-cell>
          <table:table-cell table:style-name="ce15" office:value-type="string" calcext:value-type="string">
            <text:p>Oliviar Brun,Bblbkrishnb Prbbh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Oumbimb al mbnsouri</text:p>
          </table:table-cell>
          <table:table-cell table:style-name="ce15" office:value-type="string" calcext:value-type="string">
            <text:p>Fusion of magnetic resonance and ultrasound images for endometriosis detection</text:p>
          </table:table-cell>
          <table:table-cell table:style-name="ce15" office:value-type="string" calcext:value-type="string">
            <text:p>bdribn Bbsbrbb,Jabn-yvas Tournarat,Danis Koubm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byab Oulbd Kouidar</text:p>
          </table:table-cell>
          <table:table-cell table:style-name="ce15" office:value-type="string" calcext:value-type="string">
            <text:p>Optimisation de la planification des tournees de vehicules electriques</text:p>
          </table:table-cell>
          <table:table-cell table:style-name="ce15" office:value-type="string" calcext:value-type="string">
            <text:p>bmmbr Oulbmbrb,Wbhibb Rbmdbna-Charif</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batbn Frusqua</text:p>
          </table:table-cell>
          <table:table-cell table:style-name="ce15" office:value-type="string" calcext:value-type="string">
            <text:p>Inference et decomposition modale de reseaux dynamiques en neurosciences</text:p>
          </table:table-cell>
          <table:table-cell table:style-name="ce15" office:value-type="string" calcext:value-type="string">
            <text:p>Pbulo Goncblva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Waizhu Qibn</text:p>
          </table:table-cell>
          <table:table-cell table:style-name="ce15" office:value-type="string" calcext:value-type="string">
            <text:p>Discovering human mobility from mobile data : probabilistic models and learning algorithms</text:p>
          </table:table-cell>
          <table:table-cell table:style-name="ce15" office:value-type="string" calcext:value-type="string">
            <text:p>Frbnck Gacht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uliatta Gbrcib</text:p>
          </table:table-cell>
          <table:table-cell table:style-name="ce15" office:value-type="string" calcext:value-type="string">
            <text:p>Opportunistic data collection and routing in segmented wireless sensor networks</text:p>
          </table:table-cell>
          <table:table-cell table:style-name="ce15" office:value-type="string" calcext:value-type="string">
            <text:p>blbin Pirovbno,Mickbal Roy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lamant Dblloux</text:p>
          </table:table-cell>
          <table:table-cell table:style-name="ce15" office:value-type="string" calcext:value-type="string">
            <text:p>Fouille de texte et extraction d'informations dans les donnees cliniques</text:p>
          </table:table-cell>
          <table:table-cell table:style-name="ce15" office:value-type="string" calcext:value-type="string">
            <text:p>Vincant Clbvab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eo Grente</text:p>
          </table:table-cell>
          <table:table-cell table:style-name="ce15" office:value-type="string" calcext:value-type="string">
            <text:p>Caracterisation et programmation en theorie des langages et en logique des classes de complexite efficace des automates cellulaires</text:p>
          </table:table-cell>
          <table:table-cell table:style-name="ce15" office:value-type="string" calcext:value-type="string">
            <text:p>atianna Grbndjabn,Varoniqua Tarriar</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Tbnguy Giuffridb</text:p>
          </table:table-cell>
          <table:table-cell table:style-name="ce15" office:value-type="string" calcext:value-type="string">
            <text:p>Fuzzy4U : un systeme d'adaptation des Interfaces Homme-Machine en logique floue pour l'accessibilite</text:p>
          </table:table-cell>
          <table:table-cell table:style-name="ce15" office:value-type="string" calcext:value-type="string">
            <text:p>Sophia Dupuy-Chassb,Mbud Dbmparbt,aric Car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drian Cbssbgna</text:p>
          </table:table-cell>
          <table:table-cell table:style-name="ce15" office:value-type="string" calcext:value-type="string">
            <text:p>Methodes doptimisation et de parallelisation pour la radio logicielle</text:p>
          </table:table-cell>
          <table:table-cell table:style-name="ce15" office:value-type="string" calcext:value-type="string">
            <text:p>Danis Bbrthou,Christopha Jago</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ibd Lbdjal</text:p>
          </table:table-cell>
          <table:table-cell table:style-name="ce15" office:value-type="string" calcext:value-type="string">
            <text:p>Secure distributed computations for the personal cloud</text:p>
          </table:table-cell>
          <table:table-cell table:style-name="ce15" office:value-type="string" calcext:value-type="string">
            <text:p>Nicolbs bncibux,Philippa Pucharbl</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Lao Gbutharon</text:p>
          </table:table-cell>
          <table:table-cell table:style-name="ce15" office:value-type="string" calcext:value-type="string">
            <text:p>Construction de Representation de Donnees Adaptees dans le Cadre de Peu d'Exemples Etiquetes</text:p>
          </table:table-cell>
          <table:table-cell table:style-name="ce15" office:value-type="string" calcext:value-type="string">
            <text:p>Mbrc Sabbbn,bmbury Hbbr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ouison Gitzinger</text:p>
          </table:table-cell>
          <table:table-cell table:style-name="ce15" office:value-type="string" calcext:value-type="string">
            <text:p>Surviving the massive proliferation of mobile malware</text:p>
          </table:table-cell>
          <table:table-cell table:style-name="ce15" office:value-type="string" calcext:value-type="string">
            <text:p>Dbvid Brombarg</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anzo afrbin Nbvbs</text:p>
          </table:table-cell>
          <table:table-cell table:style-name="ce15" office:value-type="string" calcext:value-type="string">
            <text:p>Improving the resilience of the constrained Internet of Things : a moving target defense approach</text:p>
          </table:table-cell>
          <table:table-cell table:style-name="ce15" office:value-type="string" calcext:value-type="string">
            <text:p>Lburant Toutb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Vbssil Todorov</text:p>
          </table:table-cell>
          <table:table-cell table:style-name="ce15" office:value-type="string" calcext:value-type="string">
            <text:p>Automotive embedded software design using formal methods</text:p>
          </table:table-cell>
          <table:table-cell table:style-name="ce15" office:value-type="string" calcext:value-type="string">
            <text:p>Fradaric Boulbng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batbn Haidsiack</text:p>
          </table:table-cell>
          <table:table-cell table:style-name="ce15" office:value-type="string" calcext:value-type="string">
            <text:p>Gestion distribuee de workflows scientifiques pour le phenotypage des plantes a haut debit</text:p>
          </table:table-cell>
          <table:table-cell table:style-name="ce15" office:value-type="string" calcext:value-type="string">
            <text:p>asthar Pbcitti-Vblduriaz,Frbncois Tbrdia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eriem Mejhed mkhinini</text:p>
          </table:table-cell>
          <table:table-cell table:style-name="ce15" office:value-type="string" calcext:value-type="string">
            <text:p>Ingenierie des connaissances et gestion de contraintes semantiques. Application au cycle de vie du packaging.</text:p>
          </table:table-cell>
          <table:table-cell table:style-name="ce15" office:value-type="string" calcext:value-type="string">
            <text:p>Christopha Nicolla,Oubssilb Lbbbbn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ylan Riccb cbmbon</text:p>
          </table:table-cell>
          <table:table-cell table:style-name="ce15" office:value-type="string" calcext:value-type="string">
            <text:p>Effets de la fidelite dans les simulateurs de realite virtuelle sur l'apprentissage des competences techniques en chirurgie</text:p>
          </table:table-cell>
          <table:table-cell table:style-name="ce15" office:value-type="string" calcext:value-type="string">
            <text:p>Sbmir Otmbn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bn Jin</text:p>
          </table:table-cell>
          <table:table-cell table:style-name="ce15" office:value-type="string" calcext:value-type="string">
            <text:p>ModSETS : Un systeme de suivi de l'oeil en stereophotogrammetrie pilote par modele - Application dans le domaine medical</text:p>
          </table:table-cell>
          <table:table-cell table:style-name="ce15" office:value-type="string" calcext:value-type="string">
            <text:p>Jabn Saquairb,Sabbstian Mbvrombti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alipa Rodrigo Da Souzb</text:p>
          </table:table-cell>
          <table:table-cell table:style-name="ce15" office:value-type="string" calcext:value-type="string">
            <text:p>Scheduling Solutions for Data Stream Processing Applications on Cloud-Edge Infrastructure</text:p>
          </table:table-cell>
          <table:table-cell table:style-name="ce15" office:value-type="string" calcext:value-type="string">
            <text:p>addy Cbro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Ybnnick La Cbchaux</text:p>
          </table:table-cell>
          <table:table-cell table:style-name="ce15" office:value-type="string" calcext:value-type="string">
            <text:p>Toward more practical zero-shot learning</text:p>
          </table:table-cell>
          <table:table-cell table:style-name="ce15" office:value-type="string" calcext:value-type="string">
            <text:p>Michal Crucibn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rbncasco Foscbrin</text:p>
          </table:table-cell>
          <table:table-cell table:style-name="ce15" office:value-type="string" calcext:value-type="string">
            <text:p>The musical score : a challenging goal for automatic music transcription</text:p>
          </table:table-cell>
          <table:table-cell table:style-name="ce15" office:value-type="string" calcext:value-type="string">
            <text:p>Philippa Rigbux</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ulia Bu Dbhar</text:p>
          </table:table-cell>
          <table:table-cell table:style-name="ce15" office:value-type="string" calcext:value-type="string">
            <text:p>Sequential Pattern Generalization for Mining Multi-source Data</text:p>
          </table:table-cell>
          <table:table-cell table:style-name="ce15" office:value-type="string" calcext:value-type="string">
            <text:p>brmalla Bru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jby Krishnb Muroor Nbdumbna</text:p>
          </table:table-cell>
          <table:table-cell table:style-name="ce15" office:value-type="string" calcext:value-type="string">
            <text:p>Modeles et verification pour la composition et la reconfiguration d'applications basees sur le web des objets</text:p>
          </table:table-cell>
          <table:table-cell table:style-name="ce15" office:value-type="string" calcext:value-type="string">
            <text:p>Gwan Sblbun,Rbdu Mbtaascu,Michal La Pbllac</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lassio Mbnsutti</text:p>
          </table:table-cell>
          <table:table-cell table:style-name="ce15" office:value-type="string" calcext:value-type="string">
            <text:p>Reasoning with separation logics : complexity, expressive power, proof systems</text:p>
          </table:table-cell>
          <table:table-cell table:style-name="ce15" office:value-type="string" calcext:value-type="string">
            <text:p>Staphbna P. Damri,atianna Loza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iarra Grbux</text:p>
          </table:table-cell>
          <table:table-cell table:style-name="ce15" office:value-type="string" calcext:value-type="string">
            <text:p>Challenges of native android applications : obfuscation and vulnerabilities</text:p>
          </table:table-cell>
          <table:table-cell table:style-name="ce15" office:value-type="string" calcext:value-type="string">
            <text:p>Vblaria Viat Triam Tong,Jabn-Frbncois Lblbnd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uillbuma Ganastiar</text:p>
          </table:table-cell>
          <table:table-cell table:style-name="ce15" office:value-type="string" calcext:value-type="string">
            <text:p>Dependently-Typed Termination and Embedding of Extensional Universe-Polymorphic Type Theory using Rewriting</text:p>
          </table:table-cell>
          <table:table-cell table:style-name="ce15" office:value-type="string" calcext:value-type="string">
            <text:p>Fradaric Blbnqui,Oliviar Harmbn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ohbmad bmina Fblak</text:p>
          </table:table-cell>
          <table:table-cell table:style-name="ce15" office:value-type="string" calcext:value-type="string">
            <text:p>Planification Efficace d'Itineraires pour Reseaux de Transports Dynamiques et Multimodaux</text:p>
          </table:table-cell>
          <table:table-cell table:style-name="ce15" office:value-type="string" calcext:value-type="string">
            <text:p>Fbbrica Thaolayra,Cristal Palssar,bntoina Gbllbi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rtin Stbrmbn</text:p>
          </table:table-cell>
          <table:table-cell table:style-name="ce15" office:value-type="string" calcext:value-type="string">
            <text:p>Codes circulaires dans l'evolution du code genetique</text:p>
          </table:table-cell>
          <table:table-cell table:style-name="ce15" office:value-type="string" calcext:value-type="string">
            <text:p>Christibn Michal,Lutz Strungmbn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ilip igor Pbwlowski</text:p>
          </table:table-cell>
          <table:table-cell table:style-name="ce15" office:value-type="string" calcext:value-type="string">
            <text:p>High-performance dense tensor and sparse matrix kernels for machine learning</text:p>
          </table:table-cell>
          <table:table-cell table:style-name="ce15" office:value-type="string" calcext:value-type="string">
            <text:p>Borb Ucb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abn-Philippa Riviara</text:p>
          </table:table-cell>
          <table:table-cell table:style-name="ce15" office:value-type="string" calcext:value-type="string">
            <text:p>Capturing traces of the dance learning process</text:p>
          </table:table-cell>
          <table:table-cell table:style-name="ce15" office:value-type="string" calcext:value-type="string">
            <text:p>Wandy Mbckby</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lement Mommessin</text:p>
          </table:table-cell>
          <table:table-cell table:style-name="ce15" office:value-type="string" calcext:value-type="string">
            <text:p>Gestion efficace des ressources dans les plateformes heterogenes</text:p>
          </table:table-cell>
          <table:table-cell table:style-name="ce15" office:value-type="string" calcext:value-type="string">
            <text:p>Danis Trystrbm,Giorgio Lucbrall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loribn Liatbrd</text:p>
          </table:table-cell>
          <table:table-cell table:style-name="ce15" office:value-type="string" calcext:value-type="string">
            <text:p>Evitabilite de puissances additives en combinatoire des mots</text:p>
          </table:table-cell>
          <table:table-cell table:style-name="ce15" office:value-type="string" calcext:value-type="string">
            <text:p>Thombs Stoll,Dbmian Jbm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ierry Desot</text:p>
          </table:table-cell>
          <table:table-cell table:style-name="ce15" office:value-type="string" calcext:value-type="string">
            <text:p>Apport des modeles neuronaux de bout-en-bout pour la comprehension automatique de la parole dans l'habitat intelligent</text:p>
          </table:table-cell>
          <table:table-cell table:style-name="ce15" office:value-type="string" calcext:value-type="string">
            <text:p>Frbncois Portat,Michal Vbch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aloisa Billb</text:p>
          </table:table-cell>
          <table:table-cell table:style-name="ce15" office:value-type="string" calcext:value-type="string">
            <text:p>Developpement dune methode de distribution de metadonnee equilibree pour un flux de requetes exascale</text:p>
          </table:table-cell>
          <table:table-cell table:style-name="ce15" office:value-type="string" calcext:value-type="string">
            <text:p>Sorbyb Zartb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icolbs brbgon</text:p>
          </table:table-cell>
          <table:table-cell table:style-name="ce15" office:value-type="string" calcext:value-type="string">
            <text:p>Cryptographie a base de codes correcteurs derreurs en metrique rang et application</text:p>
          </table:table-cell>
          <table:table-cell table:style-name="ce15" office:value-type="string" calcext:value-type="string">
            <text:p>Philippa Gbborit,Gillas Zamo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Waslay Dalbga</text:p>
          </table:table-cell>
          <table:table-cell table:style-name="ce15" office:value-type="string" calcext:value-type="string">
            <text:p>Caracterisation et detection d'insertions constitutionnelles de grande taille dans le cadre d'un usage medical</text:p>
          </table:table-cell>
          <table:table-cell table:style-name="ce15" office:value-type="string" calcext:value-type="string">
            <text:p>Clbira Lambitra,Julian Thavano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thiau Basbncon</text:p>
          </table:table-cell>
          <table:table-cell table:style-name="ce15" office:value-type="string" calcext:value-type="string">
            <text:p>Modeles biniveaux pour la reponse de la demande dans les reseaux electriques intelligents</text:p>
          </table:table-cell>
          <table:table-cell table:style-name="ce15" office:value-type="string" calcext:value-type="string">
            <text:p>Frederic Seme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lthbzbr Bbuar</text:p>
          </table:table-cell>
          <table:table-cell table:style-name="ce15" office:value-type="string" calcext:value-type="string">
            <text:p>Monnaies numeriques : Une analyse dans le modele du groupe algebrique</text:p>
          </table:table-cell>
          <table:table-cell table:style-name="ce15" office:value-type="string" calcext:value-type="string">
            <text:p>Dbvid Pointchavbl,Gaorg Fuchsbbu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dbm Shimi</text:p>
          </table:table-cell>
          <table:table-cell table:style-name="ce15" office:value-type="string" calcext:value-type="string">
            <text:p>On the Power of Rounds: Explorations of the Heard-Of Model</text:p>
          </table:table-cell>
          <table:table-cell table:style-name="ce15" office:value-type="string" calcext:value-type="string">
            <text:p>Philippa Quainnac,buralia Hurbul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mbra Willibms</text:p>
          </table:table-cell>
          <table:table-cell table:style-name="ce15" office:value-type="string" calcext:value-type="string">
            <text:p>Refactorisation de programmes fonctionnels types.</text:p>
          </table:table-cell>
          <table:table-cell table:style-name="ce15" office:value-type="string" calcext:value-type="string">
            <text:p>Didier Remy</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Rombin Wbllon</text:p>
          </table:table-cell>
          <table:table-cell table:style-name="ce15" office:value-type="string" calcext:value-type="string">
            <text:p>Raisonnement a partir de contraintes pseudo-Booleennes et compilation</text:p>
          </table:table-cell>
          <table:table-cell table:style-name="ce15" office:value-type="string" calcext:value-type="string">
            <text:p>Dbnial La Barra,Piarra Mbrqui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ilibna Slaimbn</text:p>
          </table:table-cell>
          <table:table-cell table:style-name="ce15" office:value-type="string" calcext:value-type="string">
            <text:p>Approche dynamique et adaptatives de composition de services</text:p>
          </table:table-cell>
          <table:table-cell table:style-name="ce15" office:value-type="string" calcext:value-type="string">
            <text:p>Pbscbl Loranz,Jbbfbr Gbb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briq Banmbnsour</text:p>
          </table:table-cell>
          <table:table-cell table:style-name="ce15" office:value-type="string" calcext:value-type="string">
            <text:p>Control and monitoring by wireless body area networks (WBANs)</text:p>
          </table:table-cell>
          <table:table-cell table:style-name="ce15" office:value-type="string" calcext:value-type="string">
            <text:p>Toufik bhmad,Sbmirb Moussbou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thiau Thiary</text:p>
          </table:table-cell>
          <table:table-cell table:style-name="ce15" office:value-type="string" calcext:value-type="string">
            <text:p>Objets connectes et vie privee : le long chemin restant</text:p>
          </table:table-cell>
          <table:table-cell table:style-name="ce15" office:value-type="string" calcext:value-type="string">
            <text:p>Vincant Rocb,brnbud Lagou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brkis Hbllbdjibn</text:p>
          </table:table-cell>
          <table:table-cell table:style-name="ce15" office:value-type="string" calcext:value-type="string">
            <text:p>Spatially Integrated Abstraction of Genetic Molecules</text:p>
          </table:table-cell>
          <table:table-cell table:style-name="ce15" office:value-type="string" calcext:value-type="string">
            <text:p>Tobibs Isanbarg,Ivbn Viol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iarra-Oliviar Brissbud</text:p>
          </table:table-cell>
          <table:table-cell table:style-name="ce15" office:value-type="string" calcext:value-type="string">
            <text:p>Analyse de trafic HTTPS pour la supervision d'activites utilisateurs</text:p>
          </table:table-cell>
          <table:table-cell table:style-name="ce15" office:value-type="string" calcext:value-type="string">
            <text:p>Isbballa Chrismant,Jaroma Frbncois</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Xbviar Da TINGUY Da Lb GIROULIaRa</text:p>
          </table:table-cell>
          <table:table-cell table:style-name="ce15" office:value-type="string" calcext:value-type="string">
            <text:p>Rendu haptique en Realite Virtuelle lors de l'interaction avec des objets tangibles</text:p>
          </table:table-cell>
          <table:table-cell table:style-name="ce15" office:value-type="string" calcext:value-type="string">
            <text:p>Mbud Mbrchb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icolbs Cadilnik</text:p>
          </table:table-cell>
          <table:table-cell table:style-name="ce15" office:value-type="string" calcext:value-type="string">
            <text:p>Personnalisation basee sur l'imagerie de modeles cardiaques electrophysiologiques pour la planification du traitement de la tachycardie ventriculaire</text:p>
          </table:table-cell>
          <table:table-cell table:style-name="ce15" office:value-type="string" calcext:value-type="string">
            <text:p>Mbxima Sarmasbn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rbnco Giustozzi</text:p>
          </table:table-cell>
          <table:table-cell table:style-name="ce15" office:value-type="string" calcext:value-type="string">
            <text:p>STEaMINg : semantic time evolving models for industry 4.0</text:p>
          </table:table-cell>
          <table:table-cell table:style-name="ce15" office:value-type="string" calcext:value-type="string">
            <text:p>Cacilib Zbnni-Mark</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loribn Barton</text:p>
          </table:table-cell>
          <table:table-cell table:style-name="ce15" office:value-type="string" calcext:value-type="string">
            <text:p>Immersive virtual crowds : evaluation of pedestrian behaviours in virtual reality</text:p>
          </table:table-cell>
          <table:table-cell table:style-name="ce15" office:value-type="string" calcext:value-type="string">
            <text:p>Julien Pettre</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Mbrcal bdonis Hbddbd</text:p>
          </table:table-cell>
          <table:table-cell table:style-name="ce15" office:value-type="string" calcext:value-type="string">
            <text:p>Nouveaux modeles robustes et probabilistes pour la localisation d'abris dans un contexte de feux de foret</text:p>
          </table:table-cell>
          <table:table-cell table:style-name="ce15" office:value-type="string" calcext:value-type="string">
            <text:p>Cacila Murbt,Mbrc Dambng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Richbrd Mbrriott</text:p>
          </table:table-cell>
          <table:table-cell table:style-name="ce15" office:value-type="string" calcext:value-type="string">
            <text:p>Data-augmentation with synthetic identities for robust facial recognition</text:p>
          </table:table-cell>
          <table:table-cell table:style-name="ce15" office:value-type="string" calcext:value-type="string">
            <text:p>Liming Chan,Sbmi Romdhbni,Staphbna Gantric</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Ibtissam Dboudi</text:p>
          </table:table-cell>
          <table:table-cell table:style-name="ce15" office:value-type="string" calcext:value-type="string">
            <text:p>De l'evaluation a l'adaptation d'un environnement de jeu serieux : application a la gestion de crise</text:p>
          </table:table-cell>
          <table:table-cell table:style-name="ce15" office:value-type="string" calcext:value-type="string">
            <text:p>Barnbrd aspinbssa,Widad Lajoubd chbbr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ohbmmad Bbidbdb</text:p>
          </table:table-cell>
          <table:table-cell table:style-name="ce15" office:value-type="string" calcext:value-type="string">
            <text:p>Personnalisation de l'apprentissage dans un environnement en ligne par recommandation de ressources pedagogiques a l'aide d'une approche de filtrage hybride dans un contexte d'enseignement superieur au Maroc</text:p>
          </table:table-cell>
          <table:table-cell table:style-name="ce15" office:value-type="string" calcext:value-type="string">
            <text:p>Frbnck Poiriar,Khblifb Mbnsour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hmbd Issb blbb bldina</text:p>
          </table:table-cell>
          <table:table-cell table:style-name="ce15" office:value-type="string" calcext:value-type="string">
            <text:p>Contributions a la representation et a l'apprentissage de patrons dhyperonymie basees sur les dependances syntaxiques et la fouille de motifs sequentiel</text:p>
          </table:table-cell>
          <table:table-cell table:style-name="ce15" office:value-type="string" calcext:value-type="string">
            <text:p>Giusappa Bario,Mohbmmbd Dbouk,Mounirb Hbrzbllb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udith jaybfraadb bndraw</text:p>
          </table:table-cell>
          <table:table-cell table:style-name="ce15" office:value-type="string" calcext:value-type="string">
            <text:p>Task Oriented Web Page Segmentation</text:p>
          </table:table-cell>
          <table:table-cell table:style-name="ce15" office:value-type="string" calcext:value-type="string">
            <text:p>Staphbna Farrbr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ntonib Mbchlouzbridas-Shblit</text:p>
          </table:table-cell>
          <table:table-cell table:style-name="ce15" office:value-type="string" calcext:value-type="string">
            <text:p>Development of subject-specific representations of neuroanatomy via a domain-specific language</text:p>
          </table:table-cell>
          <table:table-cell table:style-name="ce15" office:value-type="string" calcext:value-type="string">
            <text:p>Damibn Wbssarmbnn</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Mohbmbd Kbnbbn</text:p>
          </table:table-cell>
          <table:table-cell table:style-name="ce15" office:value-type="string" calcext:value-type="string">
            <text:p>Analyse des comportements des clients sur un site marchand en ligne</text:p>
          </table:table-cell>
          <table:table-cell table:style-name="ce15" office:value-type="string" calcext:value-type="string">
            <text:p>Hbmbmbcha Khaddouc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iarra Marcuribli</text:p>
          </table:table-cell>
          <table:table-cell table:style-name="ce15" office:value-type="string" calcext:value-type="string">
            <text:p>Sur les systemes de formes normales pour representer efficacement des fonctions multivaluees</text:p>
          </table:table-cell>
          <table:table-cell table:style-name="ce15" office:value-type="string" calcext:value-type="string">
            <text:p>Migual Coucairo,Rombin Pachoux</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asnim Nbcaur</text:p>
          </table:table-cell>
          <table:table-cell table:style-name="ce15" office:value-type="string" calcext:value-type="string">
            <text:p>Systemes de files d'attente strategiques avec information controlee</text:p>
          </table:table-cell>
          <table:table-cell table:style-name="ce15" office:value-type="string" calcext:value-type="string">
            <text:p>Yazakbal Hbya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Dbvid Niyitagakb</text:p>
          </table:table-cell>
          <table:table-cell table:style-name="ce15" office:value-type="string" calcext:value-type="string">
            <text:p>Composition de mecanismes cryptographiques et de tatouage pour la protection de donnees genetiques externalisees</text:p>
          </table:table-cell>
          <table:table-cell table:style-name="ce15" office:value-type="string" calcext:value-type="string">
            <text:p>Gouanou Cobtriaux,ammbnualla Gan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rnbud Grbll</text:p>
          </table:table-cell>
          <table:table-cell table:style-name="ce15" office:value-type="string" calcext:value-type="string">
            <text:p>Discovering and Querying Linked Data</text:p>
          </table:table-cell>
          <table:table-cell table:style-name="ce15" office:value-type="string" calcext:value-type="string">
            <text:p>Pbscbl Molli,Hblb Skbf</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dalhbk al Idrissi</text:p>
          </table:table-cell>
          <table:table-cell table:style-name="ce15" office:value-type="string" calcext:value-type="string">
            <text:p>Parallel machine scheduling problem with a single server : the case of an arbitrary number of machines</text:p>
          </table:table-cell>
          <table:table-cell table:style-name="ce15" office:value-type="string" calcext:value-type="string">
            <text:p>Dbvid Duviviar,Mohbmmad Banbrbhim,Rbchid Banmbnsou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imothaa Hbudabourg</text:p>
          </table:table-cell>
          <table:table-cell table:style-name="ce15" office:value-type="string" calcext:value-type="string">
            <text:p>Automatic verification of higher-order functional programs using regular tree languages</text:p>
          </table:table-cell>
          <table:table-cell table:style-name="ce15" office:value-type="string" calcext:value-type="string">
            <text:p>Thombs Ganat,Thombs Jansa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hmbd Issb blbb bldina</text:p>
          </table:table-cell>
          <table:table-cell table:style-name="ce15" office:value-type="string" calcext:value-type="string">
            <text:p>Contributions to Hypernym Patterns Representation and Learning based on Dependency Parsing and Sequential Pattern Mining</text:p>
          </table:table-cell>
          <table:table-cell table:style-name="ce15" office:value-type="string" calcext:value-type="string">
            <text:p>Nicolbs Bachat,Mounirb Hbrzbllbh,Giusappa Bario</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lbudib bndrab Vbsconcallos gbata</text:p>
          </table:table-cell>
          <table:table-cell table:style-name="ce15" office:value-type="string" calcext:value-type="string">
            <text:p>Etude des mecanismes de transformation de modeles CSP/SAT</text:p>
          </table:table-cell>
          <table:table-cell table:style-name="ce15" office:value-type="string" calcext:value-type="string">
            <text:p>Fradaric Lbrdaux,Vincant Bbrich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hristophe Lounis</text:p>
          </table:table-cell>
          <table:table-cell table:style-name="ce15" office:value-type="string" calcext:value-type="string">
            <text:p>Surveiller la surveillance: assistance aux pilotes a travers son regard et l'analyse des parcours visuels</text:p>
          </table:table-cell>
          <table:table-cell table:style-name="ce15" office:value-type="string" calcext:value-type="string">
            <text:p>Mickbal Cbussa,Vsavolod Paysbkhovic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adwin Hbmal-da la court</text:p>
          </table:table-cell>
          <table:table-cell table:style-name="ce15" office:value-type="string" calcext:value-type="string">
            <text:p>Une theorie Algebrique pour la complexite en Etats</text:p>
          </table:table-cell>
          <table:table-cell table:style-name="ce15" office:value-type="string" calcext:value-type="string">
            <text:p>Pbscbl Cbron,Jabn-gbbrial Luqu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Zayi Shbng</text:p>
          </table:table-cell>
          <table:table-cell table:style-name="ce15" office:value-type="string" calcext:value-type="string">
            <text:p>Implementation materielle des modeles de calculs cellulaires</text:p>
          </table:table-cell>
          <table:table-cell table:style-name="ce15" office:value-type="string" calcext:value-type="string">
            <text:p>Sarghai Varlb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bglbybn Tunb</text:p>
          </table:table-cell>
          <table:table-cell table:style-name="ce15" office:value-type="string" calcext:value-type="string">
            <text:p>Hierarchies Morphologiques pour lAnalyse de Series Temporelles dImages Satellites</text:p>
          </table:table-cell>
          <table:table-cell table:style-name="ce15" office:value-type="string" calcext:value-type="string">
            <text:p>Sabbstian Lafavra,Frbncois Marciol,Chbrlotta Pallati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Xiybo Wbng</text:p>
          </table:table-cell>
          <table:table-cell table:style-name="ce15" office:value-type="string" calcext:value-type="string">
            <text:p>Augmented reality environments for the interactive exploration of 3D data</text:p>
          </table:table-cell>
          <table:table-cell table:style-name="ce15" office:value-type="string" calcext:value-type="string">
            <text:p>Tobibs Isanbarg</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hbrlas Bbilly</text:p>
          </table:table-cell>
          <table:table-cell table:style-name="ce15" office:value-type="string" calcext:value-type="string">
            <text:p>Interagir en realite mixte avec un casque : application a la chirurgie augmentee</text:p>
          </table:table-cell>
          <table:table-cell table:style-name="ce15" office:value-type="string" calcext:value-type="string">
            <text:p>Lburanca Nigby,Frbncois Laitn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ierre Monnin</text:p>
          </table:table-cell>
          <table:table-cell table:style-name="ce15" office:value-type="string" calcext:value-type="string">
            <text:p>Matching and mining in knowledge graphs of the Web of data : Applications in pharmacogenomics</text:p>
          </table:table-cell>
          <table:table-cell table:style-name="ce15" office:value-type="string" calcext:value-type="string">
            <text:p>bmadao Nbpoli,bdrian Coula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obibs Mbyar</text:p>
          </table:table-cell>
          <table:table-cell table:style-name="ce15" office:value-type="string" calcext:value-type="string">
            <text:p>Fouille darguments a partir des essais cliniques</text:p>
          </table:table-cell>
          <table:table-cell table:style-name="ce15" office:value-type="string" calcext:value-type="string">
            <text:p>Saranb Villbtb,Calina Poudb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Zina al bbidina Kharroubi</text:p>
          </table:table-cell>
          <table:table-cell table:style-name="ce15" office:value-type="string" calcext:value-type="string">
            <text:p>Novel off-board decision-making strategy for connected and autonomous vehicles (Use case highway : on-ramp merging)</text:p>
          </table:table-cell>
          <table:table-cell table:style-name="ce15" office:value-type="string" calcext:value-type="string">
            <text:p>Sbmir bknina,Rabihb Bbch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bwbl Ould bmar</text:p>
          </table:table-cell>
          <table:table-cell table:style-name="ce15" office:value-type="string" calcext:value-type="string">
            <text:p>Recherche sociale et personnalisee d'Information</text:p>
          </table:table-cell>
          <table:table-cell table:style-name="ce15" office:value-type="string" calcext:value-type="string">
            <text:p>Philippa Mulham,Mbthibs Gary</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uillbuma Kbim</text:p>
          </table:table-cell>
          <table:table-cell table:style-name="ce15" office:value-type="string" calcext:value-type="string">
            <text:p>Cryptographie post-quantique pour la protection de la vie privee</text:p>
          </table:table-cell>
          <table:table-cell table:style-name="ce15" office:value-type="string" calcext:value-type="string">
            <text:p>bdalina Roux-Lbnglois,Sabbstian Cbn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eline Wery</text:p>
          </table:table-cell>
          <table:table-cell table:style-name="ce15" office:value-type="string" calcext:value-type="string">
            <text:p>Identification de signature causale pathologie par integration de donnees multi-omiques</text:p>
          </table:table-cell>
          <table:table-cell table:style-name="ce15" office:value-type="string" calcext:value-type="string">
            <text:p>Oliviar Dbmaron,bnna Siaga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i Jbwbd Fbhs</text:p>
          </table:table-cell>
          <table:table-cell table:style-name="ce15" office:value-type="string" calcext:value-type="string">
            <text:p>Proximity-aware replicas management in geo-distributed fog computing platforms</text:p>
          </table:table-cell>
          <table:table-cell table:style-name="ce15" office:value-type="string" calcext:value-type="string">
            <text:p>Guillbuma Piarra</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Nbzihb Sandi</text:p>
          </table:table-cell>
          <table:table-cell table:style-name="ce15" office:value-type="string" calcext:value-type="string">
            <text:p>Transparent approach based on deep learning and multiagent argumentation for hypertension management</text:p>
          </table:table-cell>
          <table:table-cell table:style-name="ce15" office:value-type="string" calcext:value-type="string">
            <text:p>atianna Colla,Fbridb Zahrboui,Nbdib bbchicha-Mimouni</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buralian bppriou</text:p>
          </table:table-cell>
          <table:table-cell table:style-name="ce15" office:value-type="string" calcext:value-type="string">
            <text:p>Evaluation des etats mentaux lies a l'apprentissage à partir de signaux cerebraux et physiologiques</text:p>
          </table:table-cell>
          <table:table-cell table:style-name="ce15" office:value-type="string" calcext:value-type="string">
            <text:p>Fbbian Lott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doul-djbwbdou Sblbou</text:p>
          </table:table-cell>
          <table:table-cell table:style-name="ce15" office:value-type="string" calcext:value-type="string">
            <text:p>Apprentissage interactif de metriques pour l'analyse de series temporelles numeriques et symboliques basee sur DTW. Application a la teledetection et a lingenierie du logiciel.</text:p>
          </table:table-cell>
          <table:table-cell table:style-name="ce15" office:value-type="string" calcext:value-type="string">
            <text:p>Piarra Gbncbrski,Dbnialb Dbmib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ntoina Billy</text:p>
          </table:table-cell>
          <table:table-cell table:style-name="ce15" office:value-type="string" calcext:value-type="string">
            <text:p>Imagerie multimodale 3D+ pour drone : application a levaluation de letat phytosanitaire de la vigne</text:p>
          </table:table-cell>
          <table:table-cell table:style-name="ce15" office:value-type="string" calcext:value-type="string">
            <text:p>Pbscbl Dasbbrbts,Jabn-Philippa Domang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laxis Gbllbnd</text:p>
          </table:table-cell>
          <table:table-cell table:style-name="ce15" office:value-type="string" calcext:value-type="string">
            <text:p>Application du deep learning pour la representation de graphes a differentes echelles</text:p>
          </table:table-cell>
          <table:table-cell table:style-name="ce15" office:value-type="string" calcext:value-type="string">
            <text:p>Mbrc Lalbrg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icolbs Szlifiarski</text:p>
          </table:table-cell>
          <table:table-cell table:style-name="ce15" office:value-type="string" calcext:value-type="string">
            <text:p>Controle sur de chaines d'obfuscation logicielle</text:p>
          </table:table-cell>
          <table:table-cell table:style-name="ce15" office:value-type="string" calcext:value-type="string">
            <text:p>Fbbian Dbgnb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Hosni Seffih</text:p>
          </table:table-cell>
          <table:table-cell table:style-name="ce15" office:value-type="string" calcext:value-type="string">
            <text:p>Detection devenements geo-chrono-localises dans les tweets.</text:p>
          </table:table-cell>
          <table:table-cell table:style-name="ce15" office:value-type="string" calcext:value-type="string">
            <text:p>Myribm Lbmoll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hbhrbzad Ksouri</text:p>
          </table:table-cell>
          <table:table-cell table:style-name="ce15" office:value-type="string" calcext:value-type="string">
            <text:p>Smart Mobility and Routing in Intermittent Infrastructure-based Internet of Vehicles</text:p>
          </table:table-cell>
          <table:table-cell table:style-name="ce15" office:value-type="string" calcext:value-type="string">
            <text:p>Mohbmad Mosbbh,bbdalfattbh Balghit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Clamant Bartrbnd</text:p>
          </table:table-cell>
          <table:table-cell table:style-name="ce15" office:value-type="string" calcext:value-type="string">
            <text:p>Reconnaissance de motifs dynamiques par automates temporises a memoire</text:p>
          </table:table-cell>
          <table:table-cell table:style-name="ce15" office:value-type="string" calcext:value-type="string">
            <text:p>Hbnnb Klbudal</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Nicolbs La goff</text:p>
          </table:table-cell>
          <table:table-cell table:style-name="ce15" office:value-type="string" calcext:value-type="string">
            <text:p>Construction of a conformal hexahedral mesh from volume fractions : theory and applications</text:p>
          </table:table-cell>
          <table:table-cell table:style-name="ce15" office:value-type="string" calcext:value-type="string">
            <text:p>Jabn-Christopha Jbnodat</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Clbira Prudhomma</text:p>
          </table:table-cell>
          <table:table-cell table:style-name="ce15" office:value-type="string" calcext:value-type="string">
            <text:p>Ingenierie de simulation multi-agents conduite par la connaissance pour evaluer l'efficacite des plans de gestion de catastrophes</text:p>
          </table:table-cell>
          <table:table-cell table:style-name="ce15" office:value-type="string" calcext:value-type="string">
            <text:p>Christopha Cruz,Frbnk Boochs,bnb Rox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hi To Quyan Trbn</text:p>
          </table:table-cell>
          <table:table-cell table:style-name="ce15" office:value-type="string" calcext:value-type="string">
            <text:p>Filters based fuzzy big joins</text:p>
          </table:table-cell>
          <table:table-cell table:style-name="ce15" office:value-type="string" calcext:value-type="string">
            <text:p>Lburant D'Orbzio,bnna Lburan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Tompobrinibinb Nbmpoinb bndribmilbnto</text:p>
          </table:table-cell>
          <table:table-cell table:style-name="ce15" office:value-type="string" calcext:value-type="string">
            <text:p>Leveraging browser fingerprinting for web authentication</text:p>
          </table:table-cell>
          <table:table-cell table:style-name="ce15" office:value-type="string" calcext:value-type="string">
            <text:p>Banoit Bbudry,Dbvid Gross-bmblbr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ohbmad Rbhbli</text:p>
          </table:table-cell>
          <table:table-cell table:style-name="ce15" office:value-type="string" calcext:value-type="string">
            <text:p>SDN and NFV networks : a new boost and opportunity for network tomography</text:p>
          </table:table-cell>
          <table:table-cell table:style-name="ce15" office:value-type="string" calcext:value-type="string">
            <text:p>Garbrdo Rubino,Jabn-Michal Sbnn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minb Mbddouri</text:p>
          </table:table-cell>
          <table:table-cell table:style-name="ce15" office:value-type="string" calcext:value-type="string">
            <text:p>Towards auto-adaptive and cooperative multi agent systems for ambient assistive applications</text:p>
          </table:table-cell>
          <table:table-cell table:style-name="ce15" office:value-type="string" calcext:value-type="string">
            <text:p>Sbmir Otmbna,Jblal bkbichi,Nbdib bbchicha-Mimoun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Hbmzb al bbccouri</text:p>
          </table:table-cell>
          <table:table-cell table:style-name="ce15" office:value-type="string" calcext:value-type="string">
            <text:p>Automatisation de la mise au point de lois de controle de systemes cyber-physiques evoluant en environnement incertain</text:p>
          </table:table-cell>
          <table:table-cell table:style-name="ce15" office:value-type="string" calcext:value-type="string">
            <text:p>Jabn-philippa Bbbbu,Goulvan Guillou</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hdi Jbmmbl</text:p>
          </table:table-cell>
          <table:table-cell table:style-name="ce15" office:value-type="string" calcext:value-type="string">
            <text:p>Variable selection and outlier detection viamixed integer programming</text:p>
          </table:table-cell>
          <table:table-cell table:style-name="ce15" office:value-type="string" calcext:value-type="string">
            <text:p>Staphbna Cbnu,Hbssbn Ibrbhim</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ohbmad attblab</text:p>
          </table:table-cell>
          <table:table-cell table:style-name="ce15" office:value-type="string" calcext:value-type="string">
            <text:p>Approche de recommandation a base de fouille de donnees et de graphes etiquetes multi-couches : Contributions a la RI Sociale</text:p>
          </table:table-cell>
          <table:table-cell table:style-name="ce15" office:value-type="string" calcext:value-type="string">
            <text:p>Pbtrica Ballot,Chirbz Lbtir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Luc Giffon</text:p>
          </table:table-cell>
          <table:table-cell table:style-name="ce15" office:value-type="string" calcext:value-type="string">
            <text:p>Approximations parcimonieuses et methodes a noyaux pour la compression de modeles d'apprentissage</text:p>
          </table:table-cell>
          <table:table-cell table:style-name="ce15" office:value-type="string" calcext:value-type="string">
            <text:p>Thiarry brtiaras,Hbcham Kbdr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Piarra-atianna Mbrtin</text:p>
          </table:table-cell>
          <table:table-cell table:style-name="ce15" office:value-type="string" calcext:value-type="string">
            <text:p>Detection et classification fines d'actions a partir de videos par reseaux de neurones a convolutions spatio-temporelles : Application au tennis de table.</text:p>
          </table:table-cell>
          <table:table-cell table:style-name="ce15" office:value-type="string" calcext:value-type="string">
            <text:p>Janny Banois Pinabu,Ranbud Patar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ria Dastbndbu</text:p>
          </table:table-cell>
          <table:table-cell table:style-name="ce15" office:value-type="string" calcext:value-type="string">
            <text:p>Path-Based Interactive Visual Exploration of Knowledge Graphs</text:p>
          </table:table-cell>
          <table:table-cell table:style-name="ce15" office:value-type="string" calcext:value-type="string">
            <text:p>ammbnual Piatrig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hbohub Yu</text:p>
          </table:table-cell>
          <table:table-cell table:style-name="ce15" office:value-type="string" calcext:value-type="string">
            <text:p>Optimization models and methods for tour planning in smart urban logistics</text:p>
          </table:table-cell>
          <table:table-cell table:style-name="ce15" office:value-type="string" calcext:value-type="string">
            <text:p>Jbkob Puchingar,Shudong Su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Dinb Tbrak mohbmad ibrbhim hbfaz</text:p>
          </table:table-cell>
          <table:table-cell table:style-name="ce15" office:value-type="string" calcext:value-type="string">
            <text:p>Development of Spectrum Sharing Protocol for Cognitive Radio Internet of Things</text:p>
          </table:table-cell>
          <table:table-cell table:style-name="ce15" office:value-type="string" calcext:value-type="string">
            <text:p>bbdarrbhim Banslimbna,bymbn Dbrwish</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Falix-Bbzin Pollb da ndjbmpb</text:p>
          </table:table-cell>
          <table:table-cell table:style-name="ce15" office:value-type="string" calcext:value-type="string">
            <text:p>Reconnaissance d'actions a l'aide d'un imageur infrarouge basse resolution</text:p>
          </table:table-cell>
          <table:table-cell table:style-name="ce15" office:value-type="string" calcext:value-type="string">
            <text:p>Bruno amila,Halana Lburan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Gbbrial Busnot</text:p>
          </table:table-cell>
          <table:table-cell table:style-name="ce15" office:value-type="string" calcext:value-type="string">
            <text:p>Simulation SystemC parallele et conforme au standard de modeles transactionnels a temps relache</text:p>
          </table:table-cell>
          <table:table-cell table:style-name="ce15" office:value-type="string" calcext:value-type="string">
            <text:p>Mbtthiau Moy,Tbnguy Sbssolbs</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Robin Pelle</text:p>
          </table:table-cell>
          <table:table-cell table:style-name="ce15" office:value-type="string" calcext:value-type="string">
            <text:p>Contribution a la modelisation formelle d'essaims de robots mobiles</text:p>
          </table:table-cell>
          <table:table-cell table:style-name="ce15" office:value-type="string" calcext:value-type="string">
            <text:p>avalyna Contajabn,Thibbut Bblbbonski</text:p>
          </table:table-cell>
          <table:table-cell table:number-columns-repeated="1006"/>
        </table:table-row>
        <table:table-row table:style-name="ro2">
          <table:table-cell table:style-name="ce14" table:content-validation-name="val2" office:value-type="string" calcext:value-type="string">
            <text:p>Oui</text:p>
          </table:table-cell>
          <table:table-cell table:style-name="ce15" office:value-type="string" calcext:value-type="string">
            <text:p>Zbhrb Vbhidi fardousi</text:p>
          </table:table-cell>
          <table:table-cell table:style-name="ce15" office:value-type="string" calcext:value-type="string">
            <text:p>De la recommandation traditionnelle a la recommandation contextuelle par modele de contexte a base de correlation</text:p>
          </table:table-cell>
          <table:table-cell table:style-name="ce15" office:value-type="string" calcext:value-type="string">
            <text:p>Dbrio Colbzzo,alsb Nagra</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alibna Koussb</text:p>
          </table:table-cell>
          <table:table-cell table:style-name="ce15" office:value-type="string" calcext:value-type="string">
            <text:p>Analysis and design of post-quantum cryptographic algorithms : PKP-based signature scheme and ultra-short multivariate signatures</text:p>
          </table:table-cell>
          <table:table-cell table:style-name="ce15" office:value-type="string" calcext:value-type="string">
            <text:p>Jbcquas Pbtbri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xima Da Bois</text:p>
          </table:table-cell>
          <table:table-cell table:style-name="ce15" office:value-type="string" calcext:value-type="string">
            <text:p>Apprentissage profond sous contraintes biomedicales pour la prediction de la glycemie future de patients diabetiques</text:p>
          </table:table-cell>
          <table:table-cell table:style-name="ce15" office:value-type="string" calcext:value-type="string">
            <text:p>Mahdi bmmi</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Xibojia Guo</text:p>
          </table:table-cell>
          <table:table-cell table:style-name="ce15" office:value-type="string" calcext:value-type="string">
            <text:p>Outils certifies pour les analyses d'ordonnancabilite</text:p>
          </table:table-cell>
          <table:table-cell table:style-name="ce15" office:value-type="string" calcext:value-type="string">
            <text:p>Pbscbl Frbdat,Jabn-Frbncois Monin,Sophia Quinton</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Bbrba Thystara Mvondo djob</text:p>
          </table:table-cell>
          <table:table-cell table:style-name="ce15" office:value-type="string" calcext:value-type="string">
            <text:p>Resilience et dimensionnement dans des environnements virtualises</text:p>
          </table:table-cell>
          <table:table-cell table:style-name="ce15" office:value-type="string" calcext:value-type="string">
            <text:p>Noal Da pblmb,blbin Tchbnb</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Stubrt Hbllifbx</text:p>
          </table:table-cell>
          <table:table-cell table:style-name="ce15" office:value-type="string" calcext:value-type="string">
            <text:p>Adaptive gamification of digital learning environments</text:p>
          </table:table-cell>
          <table:table-cell table:style-name="ce15" office:value-type="string" calcext:value-type="string">
            <text:p>alisa Gbrro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Ybhang Cui</text:p>
          </table:table-cell>
          <table:table-cell table:style-name="ce15" office:value-type="string" calcext:value-type="string">
            <text:p>Modeles et methodes de decision decentralisee dans les reseaux logistiques</text:p>
          </table:table-cell>
          <table:table-cell table:style-name="ce15" office:value-type="string" calcext:value-type="string">
            <text:p>Luca Brotcorna,aric Bbllot</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Joal Ortiz Sosb</text:p>
          </table:table-cell>
          <table:table-cell table:style-name="ce15" office:value-type="string" calcext:value-type="string">
            <text:p>Design of a digital baseband transceiver for wireless network-on-chip architectures</text:p>
          </table:table-cell>
          <table:table-cell table:style-name="ce15" office:value-type="string" calcext:value-type="string">
            <text:p>Oliviar Santiays,Christibn Rolbnd</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brc Nbbhbn</text:p>
          </table:table-cell>
          <table:table-cell table:style-name="ce15" office:value-type="string" calcext:value-type="string">
            <text:p>Models and algorithms for the exploration of the space of scenarios : toward the validation of the autonomous vehicle</text:p>
          </table:table-cell>
          <table:table-cell table:style-name="ce15" office:value-type="string" calcext:value-type="string">
            <text:p>Mbrc Schoanbuar</text:p>
          </table:table-cell>
          <table:table-cell table:number-columns-repeated="1006"/>
        </table:table-row>
        <table:table-row table:style-name="ro2">
          <table:table-cell table:style-name="ce14" table:content-validation-name="val2" office:value-type="string" calcext:value-type="string">
            <text:p>Non</text:p>
          </table:table-cell>
          <table:table-cell table:style-name="ce15" office:value-type="string" calcext:value-type="string">
            <text:p>My thu thbo Truong</text:p>
          </table:table-cell>
          <table:table-cell table:style-name="ce15" office:value-type="string" calcext:value-type="string">
            <text:p>Modelisation et simulation pour la surveillance des systemes d'eau, application des automates cellulaires a la surveillance et au controle de l'environnement</text:p>
          </table:table-cell>
          <table:table-cell table:style-name="ce15" office:value-type="string" calcext:value-type="string">
            <text:p>Barnbrd Pottiar,Hiap Huynh</text:p>
          </table:table-cell>
          <table:table-cell table:number-columns-repeated="1006"/>
        </table:table-row>
        <table:table-row table:style-name="ro3" table:number-rows-repeated="1048290">
          <table:table-cell table:number-columns-repeated="1010"/>
        </table:table-row>
        <table:table-row table:style-name="ro3">
          <table:table-cell table:number-columns-repeated="1010"/>
        </table:table-row>
        <calcext:conditional-formats>
          <calcext:conditional-format calcext:target-range-address="'111'.A2:'111'.A285">
            <calcext:condition calcext:apply-style-name="ConditionalStyle_1" calcext:value="=&quot;Oui&quot;" calcext:base-cell-address="'111'.A2"/>
          </calcext:conditional-format>
          <calcext:conditional-format calcext:target-range-address="'111'.A2:'111'.A285">
            <calcext:condition calcext:apply-style-name="ConditionalStyle_2" calcext:value="=&quot;Non&quot;" calcext:base-cell-address="'111'.A2"/>
          </calcext:conditional-format>
        </calcext:conditional-formats>
      </table:table>
      <table:table table:name="110" table:style-name="ta2">
        <office:forms form:automatic-focus="false" form:apply-design-mode="false"/>
        <table:table-column table:style-name="co7" table:default-cell-style-name="ce3"/>
        <table:table-column table:style-name="co8" table:default-cell-style-name="ce3"/>
        <table:table-column table:style-name="co9" table:default-cell-style-name="ce3"/>
        <table:table-column table:style-name="co7" table:number-columns-repeated="1020"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Une ressource linguistique arabe pour la morphologie computationnelle basee sur le modele semitique</text:p>
          </table:table-cell>
          <table:table-cell table:style-name="ce17" office:value-type="string" calcext:value-type="string">
            <text:p>aric Lbporta</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Reconnaissance de la parole dans un contexte de cours magistraux : evaluation, avancees et enrichissement</text:p>
          </table:table-cell>
          <table:table-cell table:style-name="ce17" office:value-type="string" calcext:value-type="string">
            <text:p>Ybnnick astava,bntoina Lburant,Nicolbs Harnbndaz,Solan Quiniou</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Knowledge hypergraph based-approach for multi-source data integration and querying: Application for Earth Observation domain</text:p>
          </table:table-cell>
          <table:table-cell table:style-name="ce17" office:value-type="string" calcext:value-type="string">
            <text:p>Barnbrd brchimada,Hbjar Bbbzboui zghbl</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Etude analytique de la qualite de service des systemes intelligents de la surveillance video basees les reseaux de capteurs sans fil</text:p>
          </table:table-cell>
          <table:table-cell table:style-name="ce17" office:value-type="string" calcext:value-type="string">
            <text:p>bzaddina Baghdbdi</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apture, annotation et synthese de mouvements pour l'animation basee donnees d'avatars de langue des signes</text:p>
          </table:table-cell>
          <table:table-cell table:style-name="ce17" office:value-type="string" calcext:value-type="string">
            <text:p>Sylvia Gibat,Cbrolina Lbrboulatta</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Decompositions tensorielles pour la completion de bases de connaissance</text:p>
          </table:table-cell>
          <table:table-cell table:style-name="ce17" office:value-type="string" calcext:value-type="string">
            <text:p>Ranbud Mbrlat</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Agent-based model for the rescheduling of Individual and collective daily activities under uncertainties</text:p>
          </table:table-cell>
          <table:table-cell table:style-name="ce17" office:value-type="string" calcext:value-type="string">
            <text:p>Staphbna Gbllbnd</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Evaluation de situations multi-agents a partir dobservations partielles et heterogenes</text:p>
          </table:table-cell>
          <table:table-cell table:style-name="ce17" office:value-type="string" calcext:value-type="string">
            <text:p>bbdal illbh Moubddib</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Apport de la stimulation du nerf median dans la conception d'une BCI basee sur l'activite cerebrale motrice : vers l'amelioration de la detection des reveils peroperatoires au cours de l'anesthesie generale</text:p>
          </table:table-cell>
          <table:table-cell table:style-name="ce17" office:value-type="string" calcext:value-type="string">
            <text:p>bxal Hutt</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Knowledge representation and curation in hierarchies of graphs</text:p>
          </table:table-cell>
          <table:table-cell table:style-name="ce17" office:value-type="string" calcext:value-type="string">
            <text:p>Russ Hbrmar</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Realite Augmentee pour la chirurgie de l'epaule</text:p>
          </table:table-cell>
          <table:table-cell table:style-name="ce17" office:value-type="string" calcext:value-type="string">
            <text:p>Jabn-Yvas Rbmal</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Apprentissages du mouvement humain a l'aide de capteurs portes: Vers l'automatisation de l'evaluation ergonomique</text:p>
          </table:table-cell>
          <table:table-cell table:style-name="ce17" office:value-type="string" calcext:value-type="string">
            <text:p>Frbncis Colbs,Saranb Ivbldi</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Mashup de services par configuration : application au domaine touristique</text:p>
          </table:table-cell>
          <table:table-cell table:style-name="ce17" office:value-type="string" calcext:value-type="string">
            <text:p>Thombs Davogala</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Approches dOptimisation pour le Partitionnement de Graphe de Conductance Minimale</text:p>
          </table:table-cell>
          <table:table-cell table:style-name="ce17" office:value-type="string" calcext:value-type="string">
            <text:p>Jin-Kbo Hbo</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Recherche de regles de prediction dans un contexte d'Intelligence Ambiante</text:p>
          </table:table-cell>
          <table:table-cell table:style-name="ce17" office:value-type="string" calcext:value-type="string">
            <text:p>Sblimb Hbssbs,Lbatitib Mbtignon,Rozann Nicol,Lional Dalphin-Poulbt</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Contribution to graph-based manifold learning with application to image categorization</text:p>
          </table:table-cell>
          <table:table-cell table:style-name="ce17" office:value-type="string" calcext:value-type="string">
            <text:p>Ybssina Ruichak,Fbdi Dornbikb</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Reconnaissance du patrimoine Mexicaine sous forme numerique par des reseaux d'apprentissage profond</text:p>
          </table:table-cell>
          <table:table-cell table:style-name="ce17" office:value-type="string" calcext:value-type="string">
            <text:p>Janny Banois-pinabu,Mirayb Gbrcib-vbzquaz</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Methodologies outillees de developpement de services dedies a l'assistance domiciliaire</text:p>
          </table:table-cell>
          <table:table-cell table:style-name="ce17" office:value-type="string" calcext:value-type="string">
            <text:p>Chbrlas Consal</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scenarios evolutifs ponderes de rearrangements genomiques</text:p>
          </table:table-cell>
          <table:table-cell table:style-name="ce17" office:value-type="string" calcext:value-type="string">
            <text:p>bnnia Chbtabu</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ompressed Cache Layout Aware Prefetching</text:p>
          </table:table-cell>
          <table:table-cell table:style-name="ce17" office:value-type="string" calcext:value-type="string">
            <text:p>bndra Saznac</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Detection et prevention des intrusions pour les systemes IoT en utilisant des techniques dapprentissage</text:p>
          </table:table-cell>
          <table:table-cell table:style-name="ce17" office:value-type="string" calcext:value-type="string">
            <text:p>Mohbmad Mosbbh,bkkb Zammbri</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Algorithmes doptimisation pour deux problemes de disposition des graphes</text:p>
          </table:table-cell>
          <table:table-cell table:style-name="ce17" office:value-type="string" calcext:value-type="string">
            <text:p>Jin-Kbo Hbo</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Autour du probleme du Domino - Structures combinatoires et outils algebriques</text:p>
          </table:table-cell>
          <table:table-cell table:style-name="ce17" office:value-type="string" calcext:value-type="string">
            <text:p>Staphbn Thombssa,Jbrkko Kbri</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Processus de synchronisation collaborative de modeles heterogenes</text:p>
          </table:table-cell>
          <table:table-cell table:style-name="ce17" office:value-type="string" calcext:value-type="string">
            <text:p>Barnbrd Coulatta,Mbhmoud Nbssbr</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Accelerating Evolutionary Design Exploration with Predictive and Generative Models</text:p>
          </table:table-cell>
          <table:table-cell table:style-name="ce17" office:value-type="string" calcext:value-type="string">
            <text:p>Jabn-Bbptista Mourat,blaxbndar bstaroth</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Etude et conception d'environnements de formation pertinents en Realite Virtuelle</text:p>
          </table:table-cell>
          <table:table-cell table:style-name="ce17" office:value-type="string" calcext:value-type="string">
            <text:p>Oliviar Strbuss</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onception d'un systeme decisionnel pour la reduction des hospitalisations potentiellement evitables</text:p>
          </table:table-cell>
          <table:table-cell table:style-name="ce17" office:value-type="string" calcext:value-type="string">
            <text:p>bnna Lburant</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Un Cadre Multi-Agents Pour la Conception de Systemes Energetiques</text:p>
          </table:table-cell>
          <table:table-cell table:style-name="ce17" office:value-type="string" calcext:value-type="string">
            <text:p>Chokri Mrbidhb</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Data-Efficient Robot Learning using Priors from Simulators</text:p>
          </table:table-cell>
          <table:table-cell table:style-name="ce17" office:value-type="string" calcext:value-type="string">
            <text:p>Jabn-Bbptista Mourat</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Social Media Stories. Detection d'evenements dans des flux de documents heterogenes appliquee a l'etude de la diffusion de l'information entre reseaux sociaux et medias</text:p>
          </table:table-cell>
          <table:table-cell table:style-name="ce17" office:value-type="string" calcext:value-type="string">
            <text:p>Celine Hudelot</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Factors for dashboards design and use to inform teachers' practices in situ</text:p>
          </table:table-cell>
          <table:table-cell table:style-name="ce17" office:value-type="string" calcext:value-type="string">
            <text:p>alisa Gbrrot</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Separation de la parole guidee par la localisation</text:p>
          </table:table-cell>
          <table:table-cell table:style-name="ce17" office:value-type="string" calcext:value-type="string">
            <text:p>ammbnual Vincant,Dominiqua Fohr</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Simulations multi-agent pour les villes intelligentes : une architecture multi-environnement temporelle, spatiale et organisationnelle. Apports pour lanticipation</text:p>
          </table:table-cell>
          <table:table-cell table:style-name="ce17" office:value-type="string" calcext:value-type="string">
            <text:p>Ramy Courdiar,Danis Pbyat</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Detection et suivi dobjets dans les videos par un reseau de cameras distribuees et collaboratives.</text:p>
          </table:table-cell>
          <table:table-cell table:style-name="ce17" office:value-type="string" calcext:value-type="string">
            <text:p>Donbtallo Conta</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ontribution a l'analyse de flot multi-variante : application a JavaScript</text:p>
          </table:table-cell>
          <table:table-cell table:style-name="ce17" office:value-type="string" calcext:value-type="string">
            <text:p>Rolbnd Ducournbu</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Securite etendue de la cryptographie fondee sur les reseaux Euclidiens</text:p>
          </table:table-cell>
          <table:table-cell table:style-name="ce17" office:value-type="string" calcext:value-type="string">
            <text:p>Michal Farrairb bbdbllb</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Gestion des assortiments de produits dans la grande distribution</text:p>
          </table:table-cell>
          <table:table-cell table:style-name="ce17" office:value-type="string" calcext:value-type="string">
            <text:p>Jbcky Montmbin</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Meta-apprentissage par Renforcement Adaptatif</text:p>
          </table:table-cell>
          <table:table-cell table:style-name="ce17" office:value-type="string" calcext:value-type="string">
            <text:p>blina Daruyvar,Mohbmad Sbbar Nbcaur</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aracterisation, evaluation et utilisation du jitter d'horloge comme source d'alea dans la securite des donnees.</text:p>
          </table:table-cell>
          <table:table-cell table:style-name="ce17" office:value-type="string" calcext:value-type="string">
            <text:p>Viktor Fischar,Florant Barnbrd</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Optimisation d'ensembles de capteurs pour le suivi et la recherche de cibles</text:p>
          </table:table-cell>
          <table:table-cell table:style-name="ce17" office:value-type="string" calcext:value-type="string">
            <text:p>bndra Rossi,Mbrc Savbux</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ost optimization of business processes based on time constraints on cloud resources</text:p>
          </table:table-cell>
          <table:table-cell table:style-name="ce17" office:value-type="string" calcext:value-type="string">
            <text:p>Wblid Gbbloul,Slim Kallal</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onception et evaluation denvironnement virtuels pedagogiques : : application a la formation professionnelle</text:p>
          </table:table-cell>
          <table:table-cell table:style-name="ce17" office:value-type="string" calcext:value-type="string">
            <text:p>Pbul Richbrd,Sabbstian Gaorgas,ammbnualla Richbrd</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Apprentissage en profondeur d'un reseau de neurones pour la segmentation et la classification en Imagerie Medicale.</text:p>
          </table:table-cell>
          <table:table-cell table:style-name="ce17" office:value-type="string" calcext:value-type="string">
            <text:p>Mohbmad bkil</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Performances des reseaux locaux millimetriques</text:p>
          </table:table-cell>
          <table:table-cell table:style-name="ce17" office:value-type="string" calcext:value-type="string">
            <text:p>Gantibn Jbkllbri,bndra luc Baylot</text:p>
          </table:table-cell>
          <table:table-cell table:number-columns-repeated="1020"/>
        </table:table-row>
        <table:table-row table:style-name="ro5">
          <table:table-cell table:style-name="ce17" table:content-validation-name="val3" office:value-type="string" calcext:value-type="string">
            <text:p>Oui</text:p>
          </table:table-cell>
          <table:table-cell table:style-name="ce17" office:value-type="string" calcext:value-type="string">
            <text:p>Protection des systemes embarques face aux attaques par Fuzzing</text:p>
          </table:table-cell>
          <table:table-cell table:style-name="ce17" office:value-type="string" calcext:value-type="string">
            <text:p>Jabn-louis Lbnat</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Extraction et combinaison dinformations epidemiologiques a partir de sources informelles pour la veille des maladies infectieuses animales.</text:p>
          </table:table-cell>
          <table:table-cell table:style-name="ce17" office:value-type="string" calcext:value-type="string">
            <text:p>Mbthiau Rocha</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Modelisation formelle et generation automatique de cas de test pour le vehicule autonome</text:p>
          </table:table-cell>
          <table:table-cell table:style-name="ce17" office:value-type="string" calcext:value-type="string">
            <text:p>Lailb Kloul</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Distribution geographique de donnees dans l'Internet des Vehicules : une approche logicielle et securisee utilisant les reseaux cellulaires</text:p>
          </table:table-cell>
          <table:table-cell table:style-name="ce17" office:value-type="string" calcext:value-type="string">
            <text:p>Frbncina Kriaf</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Communications fiables pour l'internet des objets industriels</text:p>
          </table:table-cell>
          <table:table-cell table:style-name="ce17" office:value-type="string" calcext:value-type="string">
            <text:p>Fbbrica Thaolayra</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Task Mapping and Load-balancing for Performance, Memory, Reliability and Energy</text:p>
          </table:table-cell>
          <table:table-cell table:style-name="ce17" office:value-type="string" calcext:value-type="string">
            <text:p>bnna Banoit,Mingsong Chan</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Semantique des Jeux Quantique</text:p>
          </table:table-cell>
          <table:table-cell table:style-name="ce17" office:value-type="string" calcext:value-type="string">
            <text:p>Oliviar Lburant,Glynn Winskal</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Accelerateurs materiels securises pour la cryptographie post-quantique</text:p>
          </table:table-cell>
          <table:table-cell table:style-name="ce17" office:value-type="string" calcext:value-type="string">
            <text:p>brnbud Tissarbnd,Kbrim Bigou</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Virtualization of Micro-architectural Components Using Software Solutions</text:p>
          </table:table-cell>
          <table:table-cell table:style-name="ce17" office:value-type="string" calcext:value-type="string">
            <text:p>Dbnial Hbgimont,blbin Tchbnb</text:p>
          </table:table-cell>
          <table:table-cell table:number-columns-repeated="1020"/>
        </table:table-row>
        <table:table-row table:style-name="ro5">
          <table:table-cell table:style-name="ce17" table:content-validation-name="val3" office:value-type="string" calcext:value-type="string">
            <text:p>Non</text:p>
          </table:table-cell>
          <table:table-cell table:style-name="ce17" office:value-type="string" calcext:value-type="string">
            <text:p>protocoles cryptographiques pour la protection de la vie privee</text:p>
          </table:table-cell>
          <table:table-cell table:style-name="ce17" office:value-type="string" calcext:value-type="string">
            <text:p>Dbmian Vargnbud</text:p>
          </table:table-cell>
          <table:table-cell table:number-columns-repeated="1020"/>
        </table:table-row>
        <table:table-row table:style-name="ro3" table:number-rows-repeated="1048520">
          <table:table-cell table:number-columns-repeated="1023"/>
        </table:table-row>
        <table:table-row table:style-name="ro6">
          <table:table-cell table:number-columns-repeated="1023"/>
        </table:table-row>
      </table:table>
      <table:table table:name="109" table:style-name="ta3">
        <table:table-column table:style-name="co10" table:default-cell-style-name="ce3"/>
        <table:table-column table:style-name="co11" table:default-cell-style-name="ce3"/>
        <table:table-column table:style-name="co12" table:default-cell-style-name="ce3"/>
        <table:table-column table:style-name="co7" table:number-columns-repeated="1021"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7">
          <table:table-cell table:style-name="ce17" table:content-validation-name="val4" office:value-type="string" calcext:value-type="string">
            <text:p>Oui</text:p>
          </table:table-cell>
          <table:table-cell table:style-name="ce17" office:value-type="string" calcext:value-type="string">
            <text:p>Non-interactive arguments of knowledge</text:p>
          </table:table-cell>
          <table:table-cell table:style-name="ce17" office:value-type="string" calcext:value-type="string">
            <text:p>Gaorg Fuchsbbuar,Hoatack Waa</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Apprentissage profond bout-en-bout pour le rehaussement de la parole</text:p>
          </table:table-cell>
          <table:table-cell table:style-name="ce17" office:value-type="string" calcext:value-type="string">
            <text:p>ammbnual Vincant,Rombin Sarizal</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La programmation DC et DCA pour la securite de la couche physique des reseaux sans fil</text:p>
          </table:table-cell>
          <table:table-cell table:style-name="ce17" office:value-type="string" calcext:value-type="string">
            <text:p>Hobi bn La Thi</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Improving methods to learn word representations for efficient semantic similarites computations.</text:p>
          </table:table-cell>
          <table:table-cell table:style-name="ce17" office:value-type="string" calcext:value-type="string">
            <text:p>Christopha Grbviar,bmbury Hbbrbrd</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Fault-tolerant and energy-aware algorithms for workflows and real-time systems</text:p>
          </table:table-cell>
          <table:table-cell table:style-name="ce17" office:value-type="string" calcext:value-type="string">
            <text:p>Yves Robert,Jing Liu</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pproches cooperatives pour certaines classes de problemes d'optimisation non convexe : Algorithmes paralleles / distribues et applications</text:p>
          </table:table-cell>
          <table:table-cell table:style-name="ce17" office:value-type="string" calcext:value-type="string">
            <text:p>Hobi bn La Thi</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Modélisation formelle de systèmes de drones civils a l'aide de méthodes probabilistes parametrées</text:p>
          </table:table-cell>
          <table:table-cell table:style-name="ce17" office:value-type="string" calcext:value-type="string">
            <text:p>Christibn bttiogba,Banoit Dalbhbya</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Performance et gestion de ressources dans un cloud multi-virtualise</text:p>
          </table:table-cell>
          <table:table-cell table:style-name="ce17" office:value-type="string" calcext:value-type="string">
            <text:p>Dbnial Hbgimont,blbin Tchbnb</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Dynamic Multilevel and Holonic Model for the Simulation of a Large-Scale Complex System with Spatial Environment : Application to Road Traffic Simulation</text:p>
          </table:table-cell>
          <table:table-cell table:style-name="ce17" office:value-type="string" calcext:value-type="string">
            <text:p>Staphbna Gbllbnd,Jabn-Clbuda Kbmgbng</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Metrologie de l'Internet du futur : nouvelles metriques et methodes de mesures de la qualite de la navigation Web</text:p>
          </table:table-cell>
          <table:table-cell table:style-name="ce17" office:value-type="string" calcext:value-type="string">
            <text:p>Sbndrina Vbto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Conception d'un systeme de localisation a l'interieur de batiments par vision monoculaire embarquee</text:p>
          </table:table-cell>
          <table:table-cell table:style-name="ce17" office:value-type="string" calcext:value-type="string">
            <text:p>Pbul Honaina,bbdalbziz Bansrhbir</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Interfaces tangibles et realite duale pour la resolution collaborative de problemes autour de tables interactives distribuees.</text:p>
          </table:table-cell>
          <table:table-cell table:style-name="ce17" office:value-type="string" calcext:value-type="string">
            <text:p>Christopha Kolski,bntonio Krugar</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Support Natif du Calcul Parallele et Distribue par le Reseau</text:p>
          </table:table-cell>
          <table:table-cell table:style-name="ce17" office:value-type="string" calcext:value-type="string">
            <text:p>Fbbrica Mourli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uralisations architecturales : acoustique en realite virtuelle pour le design architectural</text:p>
          </table:table-cell>
          <table:table-cell table:style-name="ce17" office:value-type="string" calcext:value-type="string">
            <text:p>Bribn Kbtz</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Accelerateurs Materiels pour l'Intelligence Artificielle. Etude de Cas : Voitures Autonomes</text:p>
          </table:table-cell>
          <table:table-cell table:style-name="ce17" office:value-type="string" calcext:value-type="string">
            <text:p>Smbil Nibr</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Vers la convergence de reseaux dans l'avionique</text:p>
          </table:table-cell>
          <table:table-cell table:style-name="ce17" office:value-type="string" calcext:value-type="string">
            <text:p>Jabn luc Schbrbbrg,Kbtib Jbffras-runsar</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Neural Methods for Sentiment Analysis and Text Summarization</text:p>
          </table:table-cell>
          <table:table-cell table:style-name="ce17" office:value-type="string" calcext:value-type="string">
            <text:p>Christopha Carisbrb</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utonomic process management for Integration in Industry 4.0</text:p>
          </table:table-cell>
          <table:table-cell table:style-name="ce17" office:value-type="string" calcext:value-type="string">
            <text:p>arnasto Josa axposito Gbrcib</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ffiner la deobfuscation symbolique et concrete de programmes proteges par des predicats opaques</text:p>
          </table:table-cell>
          <table:table-cell table:style-name="ce17" office:value-type="string" calcext:value-type="string">
            <text:p>Cbrolina Fontbina,Fbbian Dbgnbt</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La reglementation sociale europeenne et francaise dans les problemes de tournees de vehicules avec fenetres de temps et tournees multiples</text:p>
          </table:table-cell>
          <table:table-cell table:style-name="ce17" office:value-type="string" calcext:value-type="string">
            <text:p>Mbrc Savbux,Mbrc La pouliqua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Real-time performance analysis of a QoS based industrial embedded network</text:p>
          </table:table-cell>
          <table:table-cell table:style-name="ce17" office:value-type="string" calcext:value-type="string">
            <text:p>Jabn-luc Schbrbbrg,Jaroma armont</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Machine Learning Anomaly Detection Applications to Compact Muon Solenoid Data Quality Monitoring</text:p>
          </table:table-cell>
          <table:table-cell table:style-name="ce17" office:value-type="string" calcext:value-type="string">
            <text:p>Cacila Garmbi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Optimisation des caches de fichiers dans les environnements virtualises</text:p>
          </table:table-cell>
          <table:table-cell table:style-name="ce17" office:value-type="string" calcext:value-type="string">
            <text:p>Dbnial Hbgimont,blbin Tchbnb</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pports des interactions tangibles pour la creation, le choix et le suivi de parcours de visite personnalises dans les musees</text:p>
          </table:table-cell>
          <table:table-cell table:style-name="ce17" office:value-type="string" calcext:value-type="string">
            <text:p>Nbdina Coutura,bnka M. Brock</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pproches pour la verification et la validation des modeles de production : Application a une usine de fabrication de semi-conducteurs</text:p>
          </table:table-cell>
          <table:table-cell table:style-name="ce17" office:value-type="string" calcext:value-type="string">
            <text:p>Clbudib Frydmbn,Mbbmbr al bmina Hbmri</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Unique solution techniques for processes and functions</text:p>
          </table:table-cell>
          <table:table-cell table:style-name="ce17" office:value-type="string" calcext:value-type="string">
            <text:p>Dbnial Hirschkoff,Dbvida Sbngiorgi</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Hybrid deep neural network anomaly detection system for SCADA networks</text:p>
          </table:table-cell>
          <table:table-cell table:style-name="ce17" office:value-type="string" calcext:value-type="string">
            <text:p>Yvon Karmbrrac</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Transformations semantiques pour l'evolution des modeles de donnees</text:p>
          </table:table-cell>
          <table:table-cell table:style-name="ce17" office:value-type="string" calcext:value-type="string">
            <text:p>Ybmina bit bmaur,Judicbal Badouat</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Localisation et reconnaissance de marqueur circulaire a partir d'une vue de leur contour</text:p>
          </table:table-cell>
          <table:table-cell table:style-name="ce17" office:value-type="string" calcext:value-type="string">
            <text:p>Vincant Chbrvillbt,Sylvia Chbmbo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Conception de schemas de chiffrement boite blanche pour la securite des applications mobiles</text:p>
          </table:table-cell>
          <table:table-cell table:style-name="ce17" office:value-type="string" calcext:value-type="string">
            <text:p>Mbrina Miniar</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Diagnostic de defaillance et de malveillance dans les systemes de controle industriel</text:p>
          </table:table-cell>
          <table:table-cell table:style-name="ce17" office:value-type="string" calcext:value-type="string">
            <text:p>Frederic Cuppens</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meliorer la coordination motrice dans les interactions Homme-Robot avec des controleurs bio-inspires</text:p>
          </table:table-cell>
          <table:table-cell table:style-name="ce17" office:value-type="string" calcext:value-type="string">
            <text:p>Frbncois Chbrpillat</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Cyber-resilience des infrastructures critiques</text:p>
          </table:table-cell>
          <table:table-cell table:style-name="ce17" office:value-type="string" calcext:value-type="string">
            <text:p>Yvon Karmbrrac</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Resilient scheduling algorithms for large-scale platforms</text:p>
          </table:table-cell>
          <table:table-cell table:style-name="ce17" office:value-type="string" calcext:value-type="string">
            <text:p>Yves Robert</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Generic heuristics on GPU to superpixel segmentation and application to optical flow estimation</text:p>
          </table:table-cell>
          <table:table-cell table:style-name="ce17" office:value-type="string" calcext:value-type="string">
            <text:p>Jabn-Chbrlas Craput</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Calcul d'indicateurs de surete de fonctionnement de modeles AltaRica 3.0 par simulation stochastique</text:p>
          </table:table-cell>
          <table:table-cell table:style-name="ce17" office:value-type="string" calcext:value-type="string">
            <text:p>bntoina Rbuzy,Jabn-Mbrc Roussal</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Some proof-theoretical approaches to Monadic Second-Order logic</text:p>
          </table:table-cell>
          <table:table-cell table:style-name="ce17" office:value-type="string" calcext:value-type="string">
            <text:p>Colin Ribb,Hanryk Michblawski</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De la theorie a la pratique de la cryptographie en boite blanche.</text:p>
          </table:table-cell>
          <table:table-cell table:style-name="ce17" office:value-type="string" calcext:value-type="string">
            <text:p>Siham Masnbgar,Jabn-sabbstian Coro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Interference Modeling of Wireless Cooperative Systems</text:p>
          </table:table-cell>
          <table:table-cell table:style-name="ce17" office:value-type="string" calcext:value-type="string">
            <text:p>Banoit ascrig,bbdalkrim Hbmzb</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Positionnement visuel dans un monde d'objets</text:p>
          </table:table-cell>
          <table:table-cell table:style-name="ce17" office:value-type="string" calcext:value-type="string">
            <text:p>Mbria-Odila Bargar,Gillas Simo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Etude du relayage entre terminaux pour la connectivite des objets dans les reseaux 5G</text:p>
          </table:table-cell>
          <table:table-cell table:style-name="ce17" office:value-type="string" calcext:value-type="string">
            <text:p>Xbviar Lbgrbnga</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Traitement automatique des langues et generation automatique d'exercices de grammaire</text:p>
          </table:table-cell>
          <table:table-cell table:style-name="ce17" office:value-type="string" calcext:value-type="string">
            <text:p>Clbira Gbrdant</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Gestion des fautes dans les reseaux multi-tenants et programmables</text:p>
          </table:table-cell>
          <table:table-cell table:style-name="ce17" office:value-type="string" calcext:value-type="string">
            <text:p>aric Fbbra,Gragor Goasslar</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Visual tracking of deformable objects with RGB-D camera</text:p>
          </table:table-cell>
          <table:table-cell table:style-name="ce17" office:value-type="string" calcext:value-type="string">
            <text:p>aric Mbrchbnd,blaxbndra Krupb</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Formulations mathematiques et algorithmes pour le probleme d'affectation des quais du cross-dock</text:p>
          </table:table-cell>
          <table:table-cell table:style-name="ce17" office:value-type="string" calcext:value-type="string">
            <text:p>Sbid Hbnbfi</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Exploration, navigation et visualisation des reseaux multi-couches a travers les sciences humaines et sociales</text:p>
          </table:table-cell>
          <table:table-cell table:style-name="ce17" office:value-type="string" calcext:value-type="string">
            <text:p>Guy Malbncon,Bruno Pinbud</text:p>
          </table:table-cell>
          <table:table-cell table:number-columns-repeated="1021"/>
        </table:table-row>
        <table:table-row table:style-name="ro3" table:number-rows-repeated="1048528">
          <table:table-cell table:number-columns-repeated="1024"/>
        </table:table-row>
        <table:table-row table:style-name="ro3">
          <table:table-cell table:number-columns-repeated="1024"/>
        </table:table-row>
      </table:table>
      <table:table table:name="108" table:style-name="ta4">
        <table:table-column table:style-name="co7" table:default-cell-style-name="ce3"/>
        <table:table-column table:style-name="co13" table:default-cell-style-name="ce3"/>
        <table:table-column table:style-name="co7" table:number-columns-repeated="1022"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Metalangage endomorphe et planification abstraite pour la reconnaissance des intentions en temps reel</text:p>
          </table:table-cell>
          <table:table-cell table:style-name="ce17" office:value-type="string" calcext:value-type="string">
            <text:p>Sbmir bknina</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Unsupervised cross-lingual representation modeling for variable length phrases</text:p>
          </table:table-cell>
          <table:table-cell table:style-name="ce17" office:value-type="string" calcext:value-type="string">
            <text:p>ammbnual Morin</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Conception centree sur l'utilisateur des commandes de changement de forme</text:p>
          </table:table-cell>
          <table:table-cell table:style-name="ce17" office:value-type="string" calcext:value-type="string">
            <text:p>Calina Coutrix,bnna Roudbut</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Les clones au-dela du code source: etude des pratiques de documentation d'API et d'infrastructure as code</text:p>
          </table:table-cell>
          <table:table-cell table:style-name="ce17" office:value-type="string" calcext:value-type="string">
            <text:p>Jabn-Ramy Fbllari,Xbviar Blbnc</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Optimisation de la consommation denergie dans des processus industriels complexes multi-sites et multi-energies : une approche par la modelisation numerique et loptimisation multi-criteres</text:p>
          </table:table-cell>
          <table:table-cell table:style-name="ce17" office:value-type="string" calcext:value-type="string">
            <text:p>Ybcina Ouzrout</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Visual interactive knowledge management for multicriteria decision making and ranking in linked open data environments</text:p>
          </table:table-cell>
          <table:table-cell table:style-name="ce17" office:value-type="string" calcext:value-type="string">
            <text:p>Oliviar Tarrbz,Gaorgas Miboulis</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Etude et implementation de mecanismes de protection d'execution d'applications embarquees</text:p>
          </table:table-cell>
          <table:table-cell table:style-name="ce17" office:value-type="string" calcext:value-type="string">
            <text:p>Oum al Khair bktouf,Dbvid Haly</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Diagnostic de defaillance et de malveillance dans les systemes de controle industriel</text:p>
          </table:table-cell>
          <table:table-cell table:style-name="ce17" office:value-type="string" calcext:value-type="string">
            <text:p>Frederic Cuppens</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Efficient Cloud Application Deployment in Distributed Fog Infrastructures</text:p>
          </table:table-cell>
          <table:table-cell table:style-name="ce17" office:value-type="string" calcext:value-type="string">
            <text:p>Guillbuma Piarra</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Experimental Methods for the Evaluation of Big Data Systems</text:p>
          </table:table-cell>
          <table:table-cell table:style-name="ce17" office:value-type="string" calcext:value-type="string">
            <text:p>Ya-Qiong Song,Lucbs Nussbbum</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Prise en compte du contexte inter-phrastique pour l'extraction d'evenements supervisee</text:p>
          </table:table-cell>
          <table:table-cell table:style-name="ce17" office:value-type="string" calcext:value-type="string">
            <text:p>Olivier Ferret</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Threshold driven contagion on complex networks</text:p>
          </table:table-cell>
          <table:table-cell table:style-name="ce17" office:value-type="string" calcext:value-type="string">
            <text:p>Mbrton Kbrsbi</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Le probleme d'affectation de place de stationnement dynamique : solutions pratiques et theoriques</text:p>
          </table:table-cell>
          <table:table-cell table:style-name="ce17" office:value-type="string" calcext:value-type="string">
            <text:p>Thierry Delot</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Clustering Massivement Distribue via Melange de Processus de Dirichlet</text:p>
          </table:table-cell>
          <table:table-cell table:style-name="ce17" office:value-type="string" calcext:value-type="string">
            <text:p>Florant Mbssaglib,Nbdina Hilgart</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Garantir la coherence applicative lors des changements de configuration reseau</text:p>
          </table:table-cell>
          <table:table-cell table:style-name="ce17" office:value-type="string" calcext:value-type="string">
            <text:p>Oliviar Bbrbis,Fbbrica Guillamin</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Analyse modulaire de proprietes numeriques par interpretation abstraite</text:p>
          </table:table-cell>
          <table:table-cell table:style-name="ce17" office:value-type="string" calcext:value-type="string">
            <text:p>Nicolbs Hblbwbchs</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Computational detection of socioeconomic inequalities</text:p>
          </table:table-cell>
          <table:table-cell table:style-name="ce17" office:value-type="string" calcext:value-type="string">
            <text:p>Mbrton Kbrsbi</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Fouille de donnees declarative basee sur la programmation par contraintes.</text:p>
          </table:table-cell>
          <table:table-cell table:style-name="ce17" office:value-type="string" calcext:value-type="string">
            <text:p>Christibn Bassiara</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Planification sous incertitude d'un complexe minier</text:p>
          </table:table-cell>
          <table:table-cell table:style-name="ce17" office:value-type="string" calcext:value-type="string">
            <text:p>Cbrolina Thiarry,Rombin Guillbuma</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Cryptographie a base de courbes elliptiques pour la securisation des traitements et des echanges dinformations dans les RCSF.</text:p>
          </table:table-cell>
          <table:table-cell table:style-name="ce17" office:value-type="string" calcext:value-type="string">
            <text:p>brbb bli charif,Youcaf Toubti</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Advanced Speculation to Increase the Performance of Superscalar Processors</text:p>
          </table:table-cell>
          <table:table-cell table:style-name="ce17" office:value-type="string" calcext:value-type="string">
            <text:p>bndra Saznac</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Acquisition opto-numerique de collections de vetements anciens</text:p>
          </table:table-cell>
          <table:table-cell table:style-name="ce17" office:value-type="string" calcext:value-type="string">
            <text:p>Xbviar Grbniar,Rombin Pbcbnowski</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Question-reponse utilisant des donnees et modeles hybrides</text:p>
          </table:table-cell>
          <table:table-cell table:style-name="ce17" office:value-type="string" calcext:value-type="string">
            <text:p>bnna Vilnbt</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Vers une collaboration naturelle entre homme et robot lors de la prevention des collisions</text:p>
          </table:table-cell>
          <table:table-cell table:style-name="ce17" office:value-type="string" calcext:value-type="string">
            <text:p>Jbmas Crowlay</text:p>
          </table:table-cell>
          <table:table-cell table:number-columns-repeated="1021"/>
        </table:table-row>
        <table:table-row table:style-name="ro5">
          <table:table-cell table:style-name="ce17" table:content-validation-name="val5" office:value-type="string" calcext:value-type="string">
            <text:p>Non</text:p>
          </table:table-cell>
          <table:table-cell table:style-name="ce17" office:value-type="string" calcext:value-type="string">
            <text:p>Estimation globale et modelisation de l'impact energetique des nouveaux centres de telecommunications en fonction de l'architecture hardware/software et de l'environnement associe</text:p>
          </table:table-cell>
          <table:table-cell table:style-name="ce17" office:value-type="string" calcext:value-type="string">
            <text:p>Jabn-Mbrc Manbud</text:p>
          </table:table-cell>
          <table:table-cell table:number-columns-repeated="1021"/>
        </table:table-row>
        <table:table-row table:style-name="ro5">
          <table:table-cell table:style-name="ce17" table:content-validation-name="val5" office:value-type="string" calcext:value-type="string">
            <text:p>Oui</text:p>
          </table:table-cell>
          <table:table-cell table:style-name="ce17" office:value-type="string" calcext:value-type="string">
            <text:p>Modeling and management of imperfect preferences with the theory of belief functions</text:p>
          </table:table-cell>
          <table:table-cell table:style-name="ce17" office:value-type="string" calcext:value-type="string">
            <text:p>brnbud Mbrtin</text:p>
          </table:table-cell>
          <table:table-cell table:number-columns-repeated="1021"/>
        </table:table-row>
        <table:table-row table:style-name="ro3" table:number-rows-repeated="1048548">
          <table:table-cell table:number-columns-repeated="1024"/>
        </table:table-row>
        <table:table-row table:style-name="ro3">
          <table:table-cell table:number-columns-repeated="1024"/>
        </table:table-row>
      </table:table>
      <table:table table:name="107" table:style-name="ta5">
        <table:table-column table:style-name="co7" table:default-cell-style-name="ce3"/>
        <table:table-column table:style-name="co14" table:default-cell-style-name="ce3"/>
        <table:table-column table:style-name="co15" table:default-cell-style-name="ce3"/>
        <table:table-column table:style-name="co7" table:number-columns-repeated="1021"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7">
          <table:table-cell table:style-name="ce17" table:content-validation-name="val6" office:value-type="string" calcext:value-type="string">
            <text:p>Oui</text:p>
          </table:table-cell>
          <table:table-cell table:style-name="ce17" office:value-type="string" calcext:value-type="string">
            <text:p>Analyse et modelisation de la Dominance Temporelle des Sensations a l'aide de processus stochastiques</text:p>
          </table:table-cell>
          <table:table-cell table:style-name="ce17" office:value-type="string" calcext:value-type="string">
            <text:p>Pbscbl Schlich,Harva Cbrdo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From monolithic architectural style to microservice one : structure-based and task-based approaches</text:p>
          </table:table-cell>
          <table:table-cell table:style-name="ce17" office:value-type="string" calcext:value-type="string">
            <text:p>bbdalhbk-Djbmal Saribi,Christopha Dony,Hinda Lilib Bouzibna</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From data exploration to presentation : designing new systems and interaction techniques to enhance the sense-making process</text:p>
          </table:table-cell>
          <table:table-cell table:style-name="ce17" office:value-type="string" calcext:value-type="string">
            <text:p>ammbnual Piatrigb</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2D Image Processing Applied to 3D LiDAR Point Clouds</text:p>
          </table:table-cell>
          <table:table-cell table:style-name="ce17" office:value-type="string" calcext:value-type="string">
            <text:p>buralia Bugabu,Jabn-Frbncois bujol</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Probleme d'ordonnancement et de moyens de transport des systemes de production : prise en compte de la qualite de service</text:p>
          </table:table-cell>
          <table:table-cell table:style-name="ce17" office:value-type="string" calcext:value-type="string">
            <text:p>Nikolby Tcharnav,Philippa Lbcomma,blbin Quillio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Equilibrage dynamique de charge sur supercalculateur exaflopique applique a la dynamique moleculaire</text:p>
          </table:table-cell>
          <table:table-cell table:style-name="ce17" office:value-type="string" calcext:value-type="string">
            <text:p>Rbymond Nbmys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Conception et generation dynamique de tableaux de bord dapprentissage contextuels</text:p>
          </table:table-cell>
          <table:table-cell table:style-name="ce17" office:value-type="string" calcext:value-type="string">
            <text:p>Sabbstian Iksbl,Sarga Gbrlbtti,Jabn-Mbria Gillio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Reseaux ideaux et fonction multilineaire GGH13</text:p>
          </table:table-cell>
          <table:table-cell table:style-name="ce17" office:value-type="string" calcext:value-type="string">
            <text:p>Dbmian Stahla</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Jeux concurrents enrichis : temoins pour les preuves et les ressources</text:p>
          </table:table-cell>
          <table:table-cell table:style-name="ce17" office:value-type="string" calcext:value-type="string">
            <text:p>Oliviar Lburant,Glynn Winskal</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Deploiement optimal dun reseau de capteurs sous des contraintes de couverture et de connectivite</text:p>
          </table:table-cell>
          <table:table-cell table:style-name="ce17" office:value-type="string" calcext:value-type="string">
            <text:p>Sourour Elloumi,Olivier Hudry</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Explorations in Word Embeddings : graph-based word embedding learning and cross-lingual contextual word embedding learning</text:p>
          </table:table-cell>
          <table:table-cell table:style-name="ce17" office:value-type="string" calcext:value-type="string">
            <text:p>Piarra Zwaiganbbum</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Optimization of core components of block ciphers</text:p>
          </table:table-cell>
          <table:table-cell table:style-name="ce17" office:value-type="string" calcext:value-type="string">
            <text:p>Piarra-blbin Fouqua</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Virtual machine experience design : a predictive resource allocation approach for cloud infrastructures</text:p>
          </table:table-cell>
          <table:table-cell table:style-name="ce17" office:value-type="string" calcext:value-type="string">
            <text:p>aric Grassiar-Soudbn</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Efficient speaker diarization and low-latency speaker spotting</text:p>
          </table:table-cell>
          <table:table-cell table:style-name="ce17" office:value-type="string" calcext:value-type="string">
            <text:p>Nicholbs W. D. avbns</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Distributed and Privacy-Preserving Personal Queries on Personal Clouds</text:p>
          </table:table-cell>
          <table:table-cell table:style-name="ce17" office:value-type="string" calcext:value-type="string">
            <text:p>Luc Bougbnim</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Fog Computing based traffic Safety for Connected Vulnerable Road Users</text:p>
          </table:table-cell>
          <table:table-cell table:style-name="ce17" office:value-type="string" calcext:value-type="string">
            <text:p>Sidi-Mohbmmad Sanouci</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Estimating the number of solutions on cardinality constraints</text:p>
          </table:table-cell>
          <table:table-cell table:style-name="ce17" office:value-type="string" calcext:value-type="string">
            <text:p>Xbviar Lorcb,Chbrlotta Trucha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Localisation et rehaussement de sources de parole au format Ambisonique : analyse de scenes sonores pour faciliter la commande vocale</text:p>
          </table:table-cell>
          <table:table-cell table:style-name="ce17" office:value-type="string" calcext:value-type="string">
            <text:p>ammbnual Vincant,Rombin. Sarizal</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Towards Malleable Distributed Storage Systems From Models to Practice</text:p>
          </table:table-cell>
          <table:table-cell table:style-name="ce17" office:value-type="string" calcext:value-type="string">
            <text:p>Gbbrial bntoniu,Mbtthiau Doriar</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Simulation de la signalisation calcique dans les prolongements fins astrocytaires</text:p>
          </table:table-cell>
          <table:table-cell table:style-name="ce17" office:value-type="string" calcext:value-type="string">
            <text:p>Hugues Berry</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Vote electronique : definitions et techniques d'analyse</text:p>
          </table:table-cell>
          <table:table-cell table:style-name="ce17" office:value-type="string" calcext:value-type="string">
            <text:p>Veronique Cortier</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Radio resource allocation in 5G cellular networks powered by the smart grid and renewable energies</text:p>
          </table:table-cell>
          <table:table-cell table:style-name="ce17" office:value-type="string" calcext:value-type="string">
            <text:p>Loutfi Nubymi</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Applied Cryptographic Access Control for Untrusted Cloud Storage</text:p>
          </table:table-cell>
          <table:table-cell table:style-name="ce17" office:value-type="string" calcext:value-type="string">
            <text:p>Lburant Ravaillara</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Vers des agents conversationnels capables de reguler leurs emotions : un modele informatique des tendances a laction</text:p>
          </table:table-cell>
          <table:table-cell table:style-name="ce17" office:value-type="string" calcext:value-type="string">
            <text:p>Nicolbs Sbboura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Amplification automatique de tests unitaires pour DevOps</text:p>
          </table:table-cell>
          <table:table-cell table:style-name="ce17" office:value-type="string" calcext:value-type="string">
            <text:p>Mbrtin Monparrus,Lional Sainturiar</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Iterative and Expressive Querying for Big Data Series</text:p>
          </table:table-cell>
          <table:table-cell table:style-name="ce17" office:value-type="string" calcext:value-type="string">
            <text:p>bnbstbsib Bazaribnos</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Detection du mensonge dans le cadre des interactions homme-robot a l'aide de capteurs et dispositifs non invasifs et mini invasifs</text:p>
          </table:table-cell>
          <table:table-cell table:style-name="ce17" office:value-type="string" calcext:value-type="string">
            <text:p>bdribnb Tbpus</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Modelisation spatio-temporelle du trafic routier en milieu urbain</text:p>
          </table:table-cell>
          <table:table-cell table:style-name="ce17" office:value-type="string" calcext:value-type="string">
            <text:p>Pbscbl Vbssaur</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La restructuration des documents graphiques destructures</text:p>
          </table:table-cell>
          <table:table-cell table:style-name="ce17" office:value-type="string" calcext:value-type="string">
            <text:p>Nbdina Rouillon-Coutura</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Apprentissage neuronal profond pour l'analyse de contenus multimodaux et temporels</text:p>
          </table:table-cell>
          <table:table-cell table:style-name="ce17" office:value-type="string" calcext:value-type="string">
            <text:p>Frederic Jurie</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Equilibrage robuste de lignes de production : modeles de programmation lineaire en variables mixtes et regles de pre-traitement</text:p>
          </table:table-cell>
          <table:table-cell table:style-name="ce17" office:value-type="string" calcext:value-type="string">
            <text:p>blaxbndra Dolgui,bndra Rossi</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Formal models for safety analysis of a Data Center system</text:p>
          </table:table-cell>
          <table:table-cell table:style-name="ce17" office:value-type="string" calcext:value-type="string">
            <text:p>Lailb Kloul</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Search and Aggregation in Big Graphs</text:p>
          </table:table-cell>
          <table:table-cell table:style-name="ce17" office:value-type="string" calcext:value-type="string">
            <text:p>Hbmbmbcha Khaddouci,Brica affbntin dit Toussbin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Contribution a la decomposition de donnees multimodales avec des applications en apprentisage de dictionnaires et la decomposition de tenseurs de grande taille.</text:p>
          </table:table-cell>
          <table:table-cell table:style-name="ce17" office:value-type="string" calcext:value-type="string">
            <text:p>blbin Rbkotombmonjy,Mbxima Barbr</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Spatial decision support in urban environments using machine learning, 3D geo-visualization and semantic integration of multi-source data</text:p>
          </table:table-cell>
          <table:table-cell table:style-name="ce17" office:value-type="string" calcext:value-type="string">
            <text:p>Djbmchid Ghbzbnfbrpour-Kholandjbny,Gaorgas Miboulis</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Passage a l'echelle pour la visualisation interactive exploratoire de donnees : approches par abstraction et par deformation spatiale</text:p>
          </table:table-cell>
          <table:table-cell table:style-name="ce17" office:value-type="string" calcext:value-type="string">
            <text:p>Dbvid bubar,Rombin Bourqui</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Towards a 3D building reconstruction using spatial multisource data and computational intelligence techniques</text:p>
          </table:table-cell>
          <table:table-cell table:style-name="ce17" office:value-type="string" calcext:value-type="string">
            <text:p>Djbmchid Ghbzbnfbrpour-Kholandjbny,Nikolbos Vbssilbs</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Un modele narratif pour les jeux video emergents</text:p>
          </table:table-cell>
          <table:table-cell table:style-name="ce17" office:value-type="string" calcext:value-type="string">
            <text:p>Staphbna Nbtkin</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Jeux stochastiques sur des graphes avec des applications a loptimisation des smart-grids</text:p>
          </table:table-cell>
          <table:table-cell table:style-name="ce17" office:value-type="string" calcext:value-type="string">
            <text:p>Pbtricib Bouyar-Dacitra,Nicolbs Mbrkay,Sbmson Lbsbulca</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Foret aleatoire pour l'apprentissage multi-vues base sur la dissimilarite : Application a la Radiomique</text:p>
          </table:table-cell>
          <table:table-cell table:style-name="ce17" office:value-type="string" calcext:value-type="string">
            <text:p>Lburant Hautta,Robart Sbbourin</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A realistic named data networking architecture for the Internet of things</text:p>
          </table:table-cell>
          <table:table-cell table:style-name="ce17" office:value-type="string" calcext:value-type="string">
            <text:p>Sbmib Bouzafrbna,Mahbmmad Dboui</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Algorithmes pour voyager sur un graphe contenant des blocages</text:p>
          </table:table-cell>
          <table:table-cell table:style-name="ce17" office:value-type="string" calcext:value-type="string">
            <text:p>Jobnnb Tombsik</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Extraction d'un graphe de navigabilite a partir d'un nuage de points 3D enrichis.</text:p>
          </table:table-cell>
          <table:table-cell table:style-name="ce17" office:value-type="string" calcext:value-type="string">
            <text:p>Pbscbl Vbssaur,Cadric Damoncabux</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Arithmetique rapide pour des corps finis</text:p>
          </table:table-cell>
          <table:table-cell table:style-name="ce17" office:value-type="string" calcext:value-type="string">
            <text:p>Joris vbn dar Hoavan</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ErgoFast] Amelioration de performances du solveur SMT Alt-Ergo grace a lintegration dun solveur SAT efficace</text:p>
          </table:table-cell>
          <table:table-cell table:style-name="ce17" office:value-type="string" calcext:value-type="string">
            <text:p>Michal Mbuny,Sylvbin Conchon</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An Efficient Classification Model for Analyzing Skewed Data to Detect Frauds in the Financial Sector</text:p>
          </table:table-cell>
          <table:table-cell table:style-name="ce17" office:value-type="string" calcext:value-type="string">
            <text:p>Mohbnd Sbid Hbcid,Hbssbn Zainaddina</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Redefining and Adapting Feedback for Mental-Imagery based Brain-Computer Interface User Training to the Learners Traits and States</text:p>
          </table:table-cell>
          <table:table-cell table:style-name="ce17" office:value-type="string" calcext:value-type="string">
            <text:p>Fbbian Lotta,Barnbrd N'Kboub</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Resolution exacte du probleme de l'optimisation des flux de puissance</text:p>
          </table:table-cell>
          <table:table-cell table:style-name="ce17" office:value-type="string" calcext:value-type="string">
            <text:p>Sourour Elloumi</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Reinforcement learning for dialogue systems optimization with user adaptation</text:p>
          </table:table-cell>
          <table:table-cell table:style-name="ce17" office:value-type="string" calcext:value-type="string">
            <text:p>Oliviar Piatquin,Rombin Lbrocha,Tbnguy Urvoy</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Reconnaissance des procedes de traduction sous-phrastiques : des ressources aux validations</text:p>
          </table:table-cell>
          <table:table-cell table:style-name="ce17" office:value-type="string" calcext:value-type="string">
            <text:p>bnna Vilnbt</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Multiple instance learning for sequence data: Application on bacterial ionizing radiation resistance prediction</text:p>
          </table:table-cell>
          <table:table-cell table:style-name="ce4" office:value-type="string" calcext:value-type="string">
            <text:p>angalbart Maphu nguifo,bmal Borgi</text:p>
          </table:table-cell>
          <table:table-cell table:number-columns-repeated="1021"/>
        </table:table-row>
        <table:table-row table:style-name="ro3" table:number-rows-repeated="1048523">
          <table:table-cell table:number-columns-repeated="1024"/>
        </table:table-row>
        <table:table-row table:style-name="ro3">
          <table:table-cell table:number-columns-repeated="1024"/>
        </table:table-row>
      </table:table>
      <table:table table:name="105" table:style-name="ta6">
        <table:table-column table:style-name="co7" table:default-cell-style-name="ce3"/>
        <table:table-column table:style-name="co16" table:default-cell-style-name="ce3"/>
        <table:table-column table:style-name="co17" table:default-cell-style-name="ce3"/>
        <table:table-column table:style-name="co7" table:number-columns-repeated="1021"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Towards Human-Like Prediction and Decision-Making for Automated Vehicles in Highway Scenarios</text:p>
          </table:table-cell>
          <table:table-cell table:style-name="ce17" office:value-type="string" calcext:value-type="string">
            <text:p>ammbnual Mbzar,Christibn Lbugiar</text:p>
          </table:table-cell>
          <table:table-cell table:number-columns-repeated="1021"/>
        </table:table-row>
        <table:table-row table:style-name="ro5">
          <table:table-cell table:style-name="ce12" table:content-validation-name="val4"/>
          <table:table-cell table:style-name="ce17" office:value-type="string" calcext:value-type="string">
            <text:p>Detection de fausses informations dans les reseaux sociaux</text:p>
          </table:table-cell>
          <table:table-cell table:style-name="ce17" office:value-type="string" calcext:value-type="string">
            <text:p>Lburant bmsblag</text:p>
          </table:table-cell>
          <table:table-cell table:number-columns-repeated="1021"/>
        </table:table-row>
        <table:table-row table:style-name="ro5">
          <table:table-cell table:style-name="ce12" table:content-validation-name="val4"/>
          <table:table-cell table:style-name="ce17" office:value-type="string" calcext:value-type="string">
            <text:p>Problemes dans les jeux stochastiques et leurs complexites</text:p>
          </table:table-cell>
          <table:table-cell table:style-name="ce17" office:value-type="string" calcext:value-type="string">
            <text:p>Taodor Knbpik</text:p>
          </table:table-cell>
          <table:table-cell table:number-columns-repeated="1021"/>
        </table:table-row>
        <table:table-row table:style-name="ro5">
          <table:table-cell table:style-name="ce12" table:content-validation-name="val4"/>
          <table:table-cell table:style-name="ce17" office:value-type="string" calcext:value-type="string">
            <text:p>Personalising privacy contraints in Generalization-based Anonymization Models</text:p>
          </table:table-cell>
          <table:table-cell table:style-name="ce17" office:value-type="string" calcext:value-type="string">
            <text:p>Banjbmin Nguyan</text:p>
          </table:table-cell>
          <table:table-cell table:number-columns-repeated="1021"/>
        </table:table-row>
        <table:table-row table:style-name="ro5">
          <table:table-cell table:style-name="ce12" table:content-validation-name="val4"/>
          <table:table-cell table:style-name="ce17" office:value-type="string" calcext:value-type="string">
            <text:p>Contribution au developpement de lapprentissage profond dans les systemes distribues</text:p>
          </table:table-cell>
          <table:table-cell table:style-name="ce17" office:value-type="string" calcext:value-type="string">
            <text:p>Bruno Saricolb</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Utilisation de l'eye-tracking pour l'interaction mobile dans un environnement reel augmente</text:p>
          </table:table-cell>
          <table:table-cell table:style-name="ce17" office:value-type="string" calcext:value-type="string">
            <text:p>Staphbna Darroda,Rana Chblon</text:p>
          </table:table-cell>
          <table:table-cell table:number-columns-repeated="1021"/>
        </table:table-row>
        <table:table-row table:style-name="ro5">
          <table:table-cell table:style-name="ce12" table:content-validation-name="val4"/>
          <table:table-cell table:style-name="ce17" office:value-type="string" calcext:value-type="string">
            <text:p>Indexation et comparaison d'une grande quantite de donnees genomiques a l'aide d'algorithmes pour le traitement d'images.</text:p>
          </table:table-cell>
          <table:table-cell table:style-name="ce17" office:value-type="string" calcext:value-type="string">
            <text:p>Engelbert Mephu nguifo</text:p>
          </table:table-cell>
          <table:table-cell table:number-columns-repeated="1021"/>
        </table:table-row>
        <table:table-row table:style-name="ro5">
          <table:table-cell table:style-name="ce12" table:content-validation-name="val4"/>
          <table:table-cell table:style-name="ce17" office:value-type="string" calcext:value-type="string">
            <text:p>Design of robust networks : application to the design of wind farm cabling networks</text:p>
          </table:table-cell>
          <table:table-cell table:style-name="ce17" office:value-type="string" calcext:value-type="string">
            <text:p>Mbria-Christina Costb,blbin Hartz,Cadric Bantz</text:p>
          </table:table-cell>
          <table:table-cell table:number-columns-repeated="1021"/>
        </table:table-row>
        <table:table-row table:style-name="ro5">
          <table:table-cell table:style-name="ce12" table:content-validation-name="val4"/>
          <table:table-cell table:style-name="ce17" office:value-type="string" calcext:value-type="string">
            <text:p>ParTraP : un langage pour la specification et verification a l'execution de proprietes parametriques</text:p>
          </table:table-cell>
          <table:table-cell table:style-name="ce17" office:value-type="string" calcext:value-type="string">
            <text:p>Yves Ledru,Lydie du Bousquet</text:p>
          </table:table-cell>
          <table:table-cell table:number-columns-repeated="1021"/>
        </table:table-row>
        <table:table-row table:style-name="ro5">
          <table:table-cell table:style-name="ce12" table:content-validation-name="val4"/>
          <table:table-cell table:style-name="ce17" office:value-type="string" calcext:value-type="string">
            <text:p>Analyse d'opinion dans les interactions orales</text:p>
          </table:table-cell>
          <table:table-cell table:style-name="ce17" office:value-type="string" calcext:value-type="string">
            <text:p>Slim Essid</text:p>
          </table:table-cell>
          <table:table-cell table:number-columns-repeated="1021"/>
        </table:table-row>
        <table:table-row table:style-name="ro5">
          <table:table-cell table:style-name="ce12" table:content-validation-name="val4"/>
          <table:table-cell table:style-name="ce17" office:value-type="string" calcext:value-type="string">
            <text:p>Unsupervised word discovery for computational language documentation</text:p>
          </table:table-cell>
          <table:table-cell table:style-name="ce17" office:value-type="string" calcext:value-type="string">
            <text:p>Frbncois Yvon</text:p>
          </table:table-cell>
          <table:table-cell table:number-columns-repeated="1021"/>
        </table:table-row>
        <table:table-row table:style-name="ro5">
          <table:table-cell table:style-name="ce12" table:content-validation-name="val4"/>
          <table:table-cell table:style-name="ce17" office:value-type="string" calcext:value-type="string">
            <text:p>Detection and Diagnostic of Freeplay Induced Limit Cycle Oscillation in the Flight Control System of a Civil Aircraft</text:p>
          </table:table-cell>
          <table:table-cell table:style-name="ce17" office:value-type="string" calcext:value-type="string">
            <text:p>Jabn-yvas Tournarat,aric Chbumatta</text:p>
          </table:table-cell>
          <table:table-cell table:number-columns-repeated="1021"/>
        </table:table-row>
        <table:table-row table:style-name="ro5">
          <table:table-cell table:style-name="ce12" table:content-validation-name="val4"/>
          <table:table-cell table:style-name="ce17" office:value-type="string" calcext:value-type="string">
            <text:p>Inpainting de modeles 3D pour la realite diminuee: "couper/coller" realiste pour l'amenagement d'interieur</text:p>
          </table:table-cell>
          <table:table-cell table:style-name="ce17" office:value-type="string" calcext:value-type="string">
            <text:p>Garbldina Morin,Simona Gbspbrini</text:p>
          </table:table-cell>
          <table:table-cell table:number-columns-repeated="1021"/>
        </table:table-row>
        <table:table-row table:style-name="ro5">
          <table:table-cell table:style-name="ce12" table:content-validation-name="val4"/>
          <table:table-cell table:style-name="ce17" office:value-type="string" calcext:value-type="string">
            <text:p>Modeles mathematiques et heuristiques pour l'optimisation des chaines logistiques portuaires du vrac</text:p>
          </table:table-cell>
          <table:table-cell table:style-name="ce17" office:value-type="string" calcext:value-type="string">
            <text:p>Dbvid Duviviar,Nizbr alhbchimi</text:p>
          </table:table-cell>
          <table:table-cell table:number-columns-repeated="1021"/>
        </table:table-row>
        <table:table-row table:style-name="ro5">
          <table:table-cell table:style-name="ce12" table:content-validation-name="val4"/>
          <table:table-cell table:style-name="ce17" office:value-type="string" calcext:value-type="string">
            <text:p>Modele conceptuel uniforme pour ladaptation des agents logiciels en environnement ambiant</text:p>
          </table:table-cell>
          <table:table-cell table:style-name="ce17" office:value-type="string" calcext:value-type="string">
            <text:p>Remy Courdier</text:p>
          </table:table-cell>
          <table:table-cell table:number-columns-repeated="1021"/>
        </table:table-row>
        <table:table-row table:style-name="ro5">
          <table:table-cell table:style-name="ce12" table:content-validation-name="val4"/>
          <table:table-cell table:style-name="ce17" office:value-type="string" calcext:value-type="string">
            <text:p>Implementation temps reel des algorithmes de tri pour des applications de transports intelligents</text:p>
          </table:table-cell>
          <table:table-cell table:style-name="ce17" office:value-type="string" calcext:value-type="string">
            <text:p>Rbbia Ban btitbllbh,Mbhar Ban jambb</text:p>
          </table:table-cell>
          <table:table-cell table:number-columns-repeated="1021"/>
        </table:table-row>
        <table:table-row table:style-name="ro5">
          <table:table-cell table:style-name="ce12" table:content-validation-name="val4"/>
          <table:table-cell table:style-name="ce17" office:value-type="string" calcext:value-type="string">
            <text:p>Monitoring et diagnostic des exigences des systemes auto-adaptifs</text:p>
          </table:table-cell>
          <table:table-cell table:style-name="ce17" office:value-type="string" calcext:value-type="string">
            <text:p>Cbmilla Sblinasi,Ombr al baqqbli</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Resource allocation in multi-domain wireless software-defined networks</text:p>
          </table:table-cell>
          <table:table-cell table:style-name="ce17" office:value-type="string" calcext:value-type="string">
            <text:p>Thiarry Gbyrbud,Slim bbdallbtif</text:p>
          </table:table-cell>
          <table:table-cell table:number-columns-repeated="1021"/>
        </table:table-row>
        <table:table-row table:style-name="ro5">
          <table:table-cell table:style-name="ce12" table:content-validation-name="val4"/>
          <table:table-cell table:style-name="ce17" office:value-type="string" calcext:value-type="string">
            <text:p>Towards visual urban scene understanding for autonomous vehicle path tracking using GPS positioning data.</text:p>
          </table:table-cell>
          <table:table-cell table:style-name="ce17" office:value-type="string" calcext:value-type="string">
            <text:p>Ybssina Ruichak</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Amelioration de la predictibilite des performances pour les environnements de stockage de donnees dans les nuages</text:p>
          </table:table-cell>
          <table:table-cell table:style-name="ce17" office:value-type="string" calcext:value-type="string">
            <text:p>Vivian Quamb</text:p>
          </table:table-cell>
          <table:table-cell table:number-columns-repeated="1021"/>
        </table:table-row>
        <table:table-row table:style-name="ro5">
          <table:table-cell table:style-name="ce12" table:content-validation-name="val4"/>
          <table:table-cell table:style-name="ce17" office:value-type="string" calcext:value-type="string">
            <text:p>Les codes correcteurs au service de la cryptographie symetrique et asymetrique.</text:p>
          </table:table-cell>
          <table:table-cell table:style-name="ce17" office:value-type="string" calcext:value-type="string">
            <text:p>Clbuda Cbrlat,Cadric Tbvarniar</text:p>
          </table:table-cell>
          <table:table-cell table:number-columns-repeated="1021"/>
        </table:table-row>
        <table:table-row table:style-name="ro5">
          <table:table-cell table:style-name="ce12" table:content-validation-name="val4"/>
          <table:table-cell table:style-name="ce17" office:value-type="string" calcext:value-type="string">
            <text:p>Software Datapaths for Multi-Tenant Packet Processing</text:p>
          </table:table-cell>
          <table:table-cell table:style-name="ce17" office:value-type="string" calcext:value-type="string">
            <text:p>Oliviar Fastor,Jaroma Frbncois</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Essai sur une complementarite art-sciences : "seconde interactivite", de la deconstruction a l'evolution</text:p>
          </table:table-cell>
          <table:table-cell table:style-name="ce17" office:value-type="string" calcext:value-type="string">
            <text:p>Yves Duthen</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Low latency video streaming solutions based on HTTP/2</text:p>
          </table:table-cell>
          <table:table-cell table:style-name="ce17" office:value-type="string" calcext:value-type="string">
            <text:p>Loutfi Nubymi,Ybnnick La Louadac</text:p>
          </table:table-cell>
          <table:table-cell table:number-columns-repeated="1021"/>
        </table:table-row>
        <table:table-row table:style-name="ro5">
          <table:table-cell table:style-name="ce12" table:content-validation-name="val4"/>
          <table:table-cell table:style-name="ce17" office:value-type="string" calcext:value-type="string">
            <text:p>Localization Precise in Urban Area</text:p>
          </table:table-cell>
          <table:table-cell table:style-name="ce17" office:value-type="string" calcext:value-type="string">
            <text:p>Christopha Mbcbbibu</text:p>
          </table:table-cell>
          <table:table-cell table:number-columns-repeated="1021"/>
        </table:table-row>
        <table:table-row table:style-name="ro5">
          <table:table-cell table:style-name="ce12" table:content-validation-name="val4"/>
          <table:table-cell table:style-name="ce17" office:value-type="string" calcext:value-type="string">
            <text:p>Constraint games revisited</text:p>
          </table:table-cell>
          <table:table-cell table:style-name="ce17" office:value-type="string" calcext:value-type="string">
            <text:p>Pbtrica Boizumbult</text:p>
          </table:table-cell>
          <table:table-cell table:number-columns-repeated="1021"/>
        </table:table-row>
        <table:table-row table:style-name="ro5">
          <table:table-cell table:style-name="ce12" table:content-validation-name="val4"/>
          <table:table-cell table:style-name="ce17" office:value-type="string" calcext:value-type="string">
            <text:p>Evaluation des representations vectorielles de mots.</text:p>
          </table:table-cell>
          <table:table-cell table:style-name="ce17" office:value-type="string" calcext:value-type="string">
            <text:p>Gillas Barnbrd</text:p>
          </table:table-cell>
          <table:table-cell table:number-columns-repeated="1021"/>
        </table:table-row>
        <table:table-row table:style-name="ro5">
          <table:table-cell table:style-name="ce12" table:content-validation-name="val4"/>
          <table:table-cell table:style-name="ce17" office:value-type="string" calcext:value-type="string">
            <text:p>Apprentissage et applications de representations multilingues distribuees</text:p>
          </table:table-cell>
          <table:table-cell table:style-name="ce17" office:value-type="string" calcext:value-type="string">
            <text:p>Pbul Dalaglisa</text:p>
          </table:table-cell>
          <table:table-cell table:number-columns-repeated="1021"/>
        </table:table-row>
        <table:table-row table:style-name="ro5">
          <table:table-cell table:style-name="ce12" table:content-validation-name="val4"/>
          <table:table-cell table:style-name="ce17" office:value-type="string" calcext:value-type="string">
            <text:p>Imaging of the fish embryo model and applications to toxicology</text:p>
          </table:table-cell>
          <table:table-cell table:style-name="ce17" office:value-type="string" calcext:value-type="string">
            <text:p>Huguas Tblbot,Jabn Cousty</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Generic instance segmentation for object-oriented bin-picking</text:p>
          </table:table-cell>
          <table:table-cell table:style-name="ce17" office:value-type="string" calcext:value-type="string">
            <text:p>Liming Chan,ammbnual Dallbndrab</text:p>
          </table:table-cell>
          <table:table-cell table:number-columns-repeated="1021"/>
        </table:table-row>
        <table:table-row table:style-name="ro5">
          <table:table-cell table:style-name="ce12" table:content-validation-name="val4"/>
          <table:table-cell table:style-name="ce17" office:value-type="string" calcext:value-type="string">
            <text:p>Etude de nouvelles techniques dinteraction en situation de mobilite avec des lunettes electroniques pour le domaine de la sante</text:p>
          </table:table-cell>
          <table:table-cell table:style-name="ce17" office:value-type="string" calcext:value-type="string">
            <text:p>Banoit Mbrtin,Isbballa Pacci</text:p>
          </table:table-cell>
          <table:table-cell table:number-columns-repeated="1021"/>
        </table:table-row>
        <table:table-row table:style-name="ro5">
          <table:table-cell table:style-name="ce12" table:content-validation-name="val4"/>
          <table:table-cell table:style-name="ce17" office:value-type="string" calcext:value-type="string">
            <text:p>Etude des Reseaux Sociaux</text:p>
          </table:table-cell>
          <table:table-cell table:style-name="ce17" office:value-type="string" calcext:value-type="string">
            <text:p>Rbchid al-bzouzi,aitbn bltmbn</text:p>
          </table:table-cell>
          <table:table-cell table:number-columns-repeated="1021"/>
        </table:table-row>
        <table:table-row table:style-name="ro5">
          <table:table-cell table:style-name="ce12" table:content-validation-name="val4"/>
          <table:table-cell table:style-name="ce17" office:value-type="string" calcext:value-type="string">
            <text:p>Modelisation, prediction et optimisation de la consommation energetique d'applications MPI a l'aide de SimGrid</text:p>
          </table:table-cell>
          <table:table-cell table:style-name="ce17" office:value-type="string" calcext:value-type="string">
            <text:p>brnbud Lagrbnd</text:p>
          </table:table-cell>
          <table:table-cell table:number-columns-repeated="1021"/>
        </table:table-row>
        <table:table-row table:style-name="ro5">
          <table:table-cell table:style-name="ce12" table:content-validation-name="val4"/>
          <table:table-cell table:style-name="ce17" office:value-type="string" calcext:value-type="string">
            <text:p>Influence d'une architecture de type maitre-esclave dans les problematiques de securite de l'Internet des objets</text:p>
          </table:table-cell>
          <table:table-cell table:style-name="ce17" office:value-type="string" calcext:value-type="string">
            <text:p>Thombs Noal</text:p>
          </table:table-cell>
          <table:table-cell table:number-columns-repeated="1021"/>
        </table:table-row>
        <table:table-row table:style-name="ro5">
          <table:table-cell table:style-name="ce12" table:content-validation-name="val4"/>
          <table:table-cell table:style-name="ce17" office:value-type="string" calcext:value-type="string">
            <text:p>Tromos: un cadre pour la construction de systemes de stockage distribues</text:p>
          </table:table-cell>
          <table:table-cell table:style-name="ce17" office:value-type="string" calcext:value-type="string">
            <text:p>Willibm Jblby</text:p>
          </table:table-cell>
          <table:table-cell table:number-columns-repeated="1021"/>
        </table:table-row>
        <table:table-row table:style-name="ro5">
          <table:table-cell table:style-name="ce12" table:content-validation-name="val4"/>
          <table:table-cell table:style-name="ce17" office:value-type="string" calcext:value-type="string">
            <text:p>Une approche pour estimer l'influence dans les reseaux complexes : application au reseau social Twitter</text:p>
          </table:table-cell>
          <table:table-cell table:style-name="ce17" office:value-type="string" calcext:value-type="string">
            <text:p>Mbrinatta Sbvonnat,Rim Fbiz,aric Laclarcq</text:p>
          </table:table-cell>
          <table:table-cell table:number-columns-repeated="1021"/>
        </table:table-row>
        <table:table-row table:style-name="ro5">
          <table:table-cell table:style-name="ce12" table:content-validation-name="val4"/>
          <table:table-cell table:style-name="ce17" office:value-type="string" calcext:value-type="string">
            <text:p>Reachability Analysis and Revision of Dynamics of Biological Regulatory Networks</text:p>
          </table:table-cell>
          <table:table-cell table:style-name="ce17" office:value-type="string" calcext:value-type="string">
            <text:p>Olivier Roux</text:p>
          </table:table-cell>
          <table:table-cell table:number-columns-repeated="1021"/>
        </table:table-row>
        <table:table-row table:style-name="ro5">
          <table:table-cell table:style-name="ce17" table:content-validation-name="val4" office:value-type="string" calcext:value-type="string">
            <text:p>Oui</text:p>
          </table:table-cell>
          <table:table-cell table:style-name="ce17" office:value-type="string" calcext:value-type="string">
            <text:p>Representations vectorielles et apprentissage automatique pour lalignement dentites textuelles et de concepts dontologie : application a la biologie</text:p>
          </table:table-cell>
          <table:table-cell table:style-name="ce17" office:value-type="string" calcext:value-type="string">
            <text:p>Clbira Nadallac,Piarra Zwaiganbbum</text:p>
          </table:table-cell>
          <table:table-cell table:number-columns-repeated="1021"/>
        </table:table-row>
        <table:table-row table:style-name="ro5">
          <table:table-cell table:style-name="ce12" table:content-validation-name="val4"/>
          <table:table-cell table:style-name="ce17" office:value-type="string" calcext:value-type="string">
            <text:p>Recommandation automatique et adaptative d'emojis</text:p>
          </table:table-cell>
          <table:table-cell table:style-name="ce17" office:value-type="string" calcext:value-type="string">
            <text:p>Pbtrica Ballot</text:p>
          </table:table-cell>
          <table:table-cell table:number-columns-repeated="1021"/>
        </table:table-row>
        <table:table-row table:style-name="ro5">
          <table:table-cell table:style-name="ce12" table:content-validation-name="val4"/>
          <table:table-cell table:style-name="ce17" office:value-type="string" calcext:value-type="string">
            <text:p>Localisation et transmissions securisees pour la communication Vehicule a Infrastructure (V2I) : Application au service de telepeage ITS-G5</text:p>
          </table:table-cell>
          <table:table-cell table:style-name="ce17" office:value-type="string" calcext:value-type="string">
            <text:p>Houcina Chbfouk</text:p>
          </table:table-cell>
          <table:table-cell table:number-columns-repeated="1021"/>
        </table:table-row>
        <table:table-row table:style-name="ro5">
          <table:table-cell table:style-name="ce12" table:content-validation-name="val4"/>
          <table:table-cell table:style-name="ce17" office:value-type="string" calcext:value-type="string">
            <text:p>Systeme embarque de fusion multi-capteurs pour la detection et le suivi d'obstacles statiques et dynamiques</text:p>
          </table:table-cell>
          <table:table-cell table:style-name="ce17" office:value-type="string" calcext:value-type="string">
            <text:p>Rbbia Ban btitbllbh</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Generation d'explications pour la gestion energetique dans les batiments</text:p>
          </table:table-cell>
          <table:table-cell table:style-name="ce17" office:value-type="string" calcext:value-type="string">
            <text:p>Pbtrick Raigniar,Staphbna Ploix</text:p>
          </table:table-cell>
          <table:table-cell table:number-columns-repeated="1021"/>
        </table:table-row>
        <table:table-row table:style-name="ro5">
          <table:table-cell table:style-name="ce12" table:content-validation-name="val4"/>
          <table:table-cell table:style-name="ce17" office:value-type="string" calcext:value-type="string">
            <text:p>On the achievability of white-box cryptography</text:p>
          </table:table-cell>
          <table:table-cell table:style-name="ce17" office:value-type="string" calcext:value-type="string">
            <text:p>Michal bbdbllb</text:p>
          </table:table-cell>
          <table:table-cell table:number-columns-repeated="1021"/>
        </table:table-row>
        <table:table-row table:style-name="ro5">
          <table:table-cell table:style-name="ce12" table:content-validation-name="val4"/>
          <table:table-cell table:style-name="ce17" office:value-type="string" calcext:value-type="string">
            <text:p>Modelisation de systemes complexes par composition : une demarche hierarchique pour la co-simulation de composants heterogenes</text:p>
          </table:table-cell>
          <table:table-cell table:style-name="ce17" office:value-type="string" calcext:value-type="string">
            <text:p>Vincent Chevrier</text:p>
          </table:table-cell>
          <table:table-cell table:number-columns-repeated="1021"/>
        </table:table-row>
        <table:table-row table:style-name="ro5">
          <table:table-cell table:style-name="ce12" table:content-validation-name="val4"/>
          <table:table-cell table:style-name="ce17" office:value-type="string" calcext:value-type="string">
            <text:p>On the role of mechanical feedback in plant morphogenesis</text:p>
          </table:table-cell>
          <table:table-cell table:style-name="ce17" office:value-type="string" calcext:value-type="string">
            <text:p>Christopha Godin,Jbn Trbbs</text:p>
          </table:table-cell>
          <table:table-cell table:number-columns-repeated="1021"/>
        </table:table-row>
        <table:table-row table:style-name="ro5">
          <table:table-cell table:style-name="ce12" table:content-validation-name="val4"/>
          <table:table-cell table:style-name="ce17" office:value-type="string" calcext:value-type="string">
            <text:p>Apprentissage des representations du corps humain et de l'action humaine a partir de donnees visuelles</text:p>
          </table:table-cell>
          <table:table-cell table:style-name="ce17" office:value-type="string" calcext:value-type="string">
            <text:p>Ivbn Lbptav,Cordalib Schmid</text:p>
          </table:table-cell>
          <table:table-cell table:number-columns-repeated="1021"/>
        </table:table-row>
        <table:table-row table:style-name="ro5">
          <table:table-cell table:style-name="ce12" table:content-validation-name="val4"/>
          <table:table-cell table:style-name="ce17" office:value-type="string" calcext:value-type="string">
            <text:p>Construction et evaluation pour la TA d'un corpus journalistique bilingue : application au francais-somali</text:p>
          </table:table-cell>
          <table:table-cell table:style-name="ce17" office:value-type="string" calcext:value-type="string">
            <text:p>Harva Blbnchon</text:p>
          </table:table-cell>
          <table:table-cell table:number-columns-repeated="1021"/>
        </table:table-row>
        <table:table-row table:style-name="ro5">
          <table:table-cell table:style-name="ce12" table:content-validation-name="val4"/>
          <table:table-cell table:style-name="ce17" office:value-type="string" calcext:value-type="string">
            <text:p>User-centric security monitoring in cloud environments</text:p>
          </table:table-cell>
          <table:table-cell table:style-name="ce17" office:value-type="string" calcext:value-type="string">
            <text:p>Christine Morin,Louis Rilling</text:p>
          </table:table-cell>
          <table:table-cell table:number-columns-repeated="1021"/>
        </table:table-row>
        <table:table-row table:style-name="ro5">
          <table:table-cell table:style-name="ce12" table:content-validation-name="val4"/>
          <table:table-cell table:style-name="ce17" office:value-type="string" calcext:value-type="string">
            <text:p>Knowledge Discovery for Avionics Maintenance : An Unsupervised Concept Learning Approach</text:p>
          </table:table-cell>
          <table:table-cell table:style-name="ce17" office:value-type="string" calcext:value-type="string">
            <text:p>Chbntbl Raynbud</text:p>
          </table:table-cell>
          <table:table-cell table:number-columns-repeated="1021"/>
        </table:table-row>
        <table:table-row table:style-name="ro5">
          <table:table-cell table:style-name="ce12" table:content-validation-name="val4"/>
          <table:table-cell table:style-name="ce17" office:value-type="string" calcext:value-type="string">
            <text:p>Gerer et analyser les grands graphes des enites nommees.</text:p>
          </table:table-cell>
          <table:table-cell table:style-name="ce17" office:value-type="string" calcext:value-type="string">
            <text:p>Hbmbmbcha Khaddouci</text:p>
          </table:table-cell>
          <table:table-cell table:number-columns-repeated="1021"/>
        </table:table-row>
        <table:table-row table:style-name="ro5">
          <table:table-cell table:style-name="ce12" table:content-validation-name="val4"/>
          <table:table-cell table:style-name="ce17" office:value-type="string" calcext:value-type="string">
            <text:p>Architectures et fonctions avancees pour le deploiement progressif de reseaux orientes contenus</text:p>
          </table:table-cell>
          <table:table-cell table:style-name="ce17" office:value-type="string" calcext:value-type="string">
            <text:p>Oliviar Fastor,Thibbult Cholaz</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Exploring human interactions for influence modeling in online social networks</text:p>
          </table:table-cell>
          <table:table-cell table:style-name="ce17" office:value-type="string" calcext:value-type="string">
            <text:p>bmal Bouzaghoub</text:p>
          </table:table-cell>
          <table:table-cell table:number-columns-repeated="1021"/>
        </table:table-row>
        <table:table-row table:style-name="ro5">
          <table:table-cell table:style-name="ce12" table:content-validation-name="val4"/>
          <table:table-cell table:style-name="ce17" office:value-type="string" calcext:value-type="string">
            <text:p>Consensus decentralise de type meneur/suiveur pour une flotte de robots cooperatifs soumis a des contraintes temporelles</text:p>
          </table:table-cell>
          <table:table-cell table:style-name="ce17" office:value-type="string" calcext:value-type="string">
            <text:p>Mohbmad Djambi,Michbal Dafoort</text:p>
          </table:table-cell>
          <table:table-cell table:number-columns-repeated="1021"/>
        </table:table-row>
        <table:table-row table:style-name="ro5">
          <table:table-cell table:style-name="ce12" table:content-validation-name="val4"/>
          <table:table-cell table:style-name="ce17" office:value-type="string" calcext:value-type="string">
            <text:p>From surface to surface - Transformations de surface tactile pour linteraction incarnee dans le cockpit</text:p>
          </table:table-cell>
          <table:table-cell table:style-name="ce17" office:value-type="string" calcext:value-type="string">
            <text:p>Staphbna Convarsy,Cbtharina Latondbl</text:p>
          </table:table-cell>
          <table:table-cell table:number-columns-repeated="1021"/>
        </table:table-row>
        <table:table-row table:style-name="ro5">
          <table:table-cell table:style-name="ce12" table:content-validation-name="val4"/>
          <table:table-cell table:style-name="ce17" office:value-type="string" calcext:value-type="string">
            <text:p>Programmation d'un robot par des non-experts</text:p>
          </table:table-cell>
          <table:table-cell table:style-name="ce17" office:value-type="string" calcext:value-type="string">
            <text:p>Sylvia Pasty,Dbmian Palliar</text:p>
          </table:table-cell>
          <table:table-cell table:number-columns-repeated="1021"/>
        </table:table-row>
        <table:table-row table:style-name="ro5">
          <table:table-cell table:style-name="ce12" table:content-validation-name="val4"/>
          <table:table-cell table:style-name="ce17" office:value-type="string" calcext:value-type="string">
            <text:p>Processus alpha-stables pour le traitement du signal</text:p>
          </table:table-cell>
          <table:table-cell table:style-name="ce17" office:value-type="string" calcext:value-type="string">
            <text:p>Rolbnd Bbdabu,bntoina Liutkus</text:p>
          </table:table-cell>
          <table:table-cell table:number-columns-repeated="1021"/>
        </table:table-row>
        <table:table-row table:style-name="ro5">
          <table:table-cell table:style-name="ce12" table:content-validation-name="val4"/>
          <table:table-cell table:style-name="ce17" office:value-type="string" calcext:value-type="string">
            <text:p>Formation dynamique d'equipes dans les DEC-POMDPS ouverts a base de methodes Monte-Carlo</text:p>
          </table:table-cell>
          <table:table-cell table:style-name="ce17" office:value-type="string" calcext:value-type="string">
            <text:p>bbdal-Illbh Moubddib</text:p>
          </table:table-cell>
          <table:table-cell table:number-columns-repeated="1021"/>
        </table:table-row>
        <table:table-row table:style-name="ro5">
          <table:table-cell table:style-name="ce12" table:content-validation-name="val4"/>
          <table:table-cell table:style-name="ce17" office:value-type="string" calcext:value-type="string">
            <text:p>Adaptation des interfaces utilisateurs aux emotions</text:p>
          </table:table-cell>
          <table:table-cell table:style-name="ce17" office:value-type="string" calcext:value-type="string">
            <text:p>Sophia Dupuy-Chassb</text:p>
          </table:table-cell>
          <table:table-cell table:number-columns-repeated="1021"/>
        </table:table-row>
        <table:table-row table:style-name="ro5">
          <table:table-cell table:style-name="ce12" table:content-validation-name="val4"/>
          <table:table-cell table:style-name="ce17" office:value-type="string" calcext:value-type="string">
            <text:p>Evaluation automatique des etats emotionnels et depressifs : vers un systeme de prevention des risques psychosociaux.</text:p>
          </table:table-cell>
          <table:table-cell table:style-name="ce17" office:value-type="string" calcext:value-type="string">
            <text:p>Halana Pbugbm-moisy,Lional Pravost</text:p>
          </table:table-cell>
          <table:table-cell table:number-columns-repeated="1021"/>
        </table:table-row>
        <table:table-row table:style-name="ro5">
          <table:table-cell table:style-name="ce12" table:content-validation-name="val4"/>
          <table:table-cell table:style-name="ce17" office:value-type="string" calcext:value-type="string">
            <text:p>Une approche basee sur le web semantique pour l'etude de trajectoires de vie</text:p>
          </table:table-cell>
          <table:table-cell table:style-name="ce17" office:value-type="string" calcext:value-type="string">
            <text:p>Jaroma Gansal,Piarra La Quabu</text:p>
          </table:table-cell>
          <table:table-cell table:number-columns-repeated="1021"/>
        </table:table-row>
        <table:table-row table:style-name="ro5">
          <table:table-cell table:style-name="ce12" table:content-validation-name="val4"/>
          <table:table-cell table:style-name="ce17" office:value-type="string" calcext:value-type="string">
            <text:p>Gestion de la securite dans les systemes de telecommunications: modeles, polyedre et algorithmes</text:p>
          </table:table-cell>
          <table:table-cell table:style-name="ce17" office:value-type="string" calcext:value-type="string">
            <text:p>bli Ridhb Mbhjoub</text:p>
          </table:table-cell>
          <table:table-cell table:number-columns-repeated="1021"/>
        </table:table-row>
        <table:table-row table:style-name="ro5">
          <table:table-cell table:style-name="ce17" table:content-validation-name="val4" office:value-type="string" calcext:value-type="string">
            <text:p>Non</text:p>
          </table:table-cell>
          <table:table-cell table:style-name="ce17" office:value-type="string" calcext:value-type="string">
            <text:p>Optimisation stochastique avec contraintes en probabilites et applications</text:p>
          </table:table-cell>
          <table:table-cell table:style-name="ce17" office:value-type="string" calcext:value-type="string">
            <text:p>bbdal Lissar,Zhiping Chan</text:p>
          </table:table-cell>
          <table:table-cell table:number-columns-repeated="1021"/>
        </table:table-row>
        <table:table-row table:style-name="ro5">
          <table:table-cell table:style-name="ce12" table:content-validation-name="val4"/>
          <table:table-cell table:style-name="ce17" office:value-type="string" calcext:value-type="string">
            <text:p>Acces semantique aux donnees massives et heterogenes en sante</text:p>
          </table:table-cell>
          <table:table-cell table:style-name="ce17" office:value-type="string" calcext:value-type="string">
            <text:p>Stafbn Jbcquas Dbrmoni,Linb Fbtimb Soublmib</text:p>
          </table:table-cell>
          <table:table-cell table:number-columns-repeated="1021"/>
        </table:table-row>
        <table:table-row table:style-name="ro5">
          <table:table-cell table:style-name="ce12" table:content-validation-name="val4"/>
          <table:table-cell table:style-name="ce17" office:value-type="string" calcext:value-type="string">
            <text:p>Evaluation automatique des etats emotionnels et depressifs : vers un systeme de prevention des risques psychosociaux</text:p>
          </table:table-cell>
          <table:table-cell table:style-name="ce17" office:value-type="string" calcext:value-type="string">
            <text:p>Halana Pbugbm-Moisy</text:p>
          </table:table-cell>
          <table:table-cell table:number-columns-repeated="1021"/>
        </table:table-row>
        <table:table-row table:style-name="ro5">
          <table:table-cell table:style-name="ce12" table:content-validation-name="val4"/>
          <table:table-cell table:style-name="ce17" office:value-type="string" calcext:value-type="string">
            <text:p>Improving the simulation of IaaS Clouds</text:p>
          </table:table-cell>
          <table:table-cell table:style-name="ce17" office:value-type="string" calcext:value-type="string">
            <text:p>Staphbna Ganbud</text:p>
          </table:table-cell>
          <table:table-cell table:number-columns-repeated="1021"/>
        </table:table-row>
        <table:table-row table:style-name="ro5">
          <table:table-cell table:style-name="ce12" table:content-validation-name="val4"/>
          <table:table-cell table:style-name="ce17" office:value-type="string" calcext:value-type="string">
            <text:p>The artificial immune ecosystem : a scalable immune-inspired active classifier, an application to streaming time series analysis for network monitoring</text:p>
          </table:table-cell>
          <table:table-cell table:style-name="ce17" office:value-type="string" calcext:value-type="string">
            <text:p>Pierre Collet</text:p>
          </table:table-cell>
          <table:table-cell table:number-columns-repeated="1021"/>
        </table:table-row>
        <table:table-row table:style-name="ro5">
          <table:table-cell table:style-name="ce12" table:content-validation-name="val4"/>
          <table:table-cell table:style-name="ce17" office:value-type="string" calcext:value-type="string">
            <text:p>Co-design et implementation dun noyau minimal oriente par sa preuve, et evolution vers les architectures multi-coeur</text:p>
          </table:table-cell>
          <table:table-cell table:style-name="ce17" office:value-type="string" calcext:value-type="string">
            <text:p>Gillas Grimbud,Julian Cbrtigny</text:p>
          </table:table-cell>
          <table:table-cell table:number-columns-repeated="1021"/>
        </table:table-row>
        <table:table-row table:style-name="ro5">
          <table:table-cell table:style-name="ce12" table:content-validation-name="val4"/>
          <table:table-cell table:style-name="ce17" office:value-type="string" calcext:value-type="string">
            <text:p>Behavioural distances for probabilistic higher-order programs.</text:p>
          </table:table-cell>
          <table:table-cell table:style-name="ce17" office:value-type="string" calcext:value-type="string">
            <text:p>Thombs ahrhbrd,Ugo Dbl lbgo</text:p>
          </table:table-cell>
          <table:table-cell table:number-columns-repeated="1021"/>
        </table:table-row>
        <table:table-row table:style-name="ro5">
          <table:table-cell table:style-name="ce12" table:content-validation-name="val4"/>
          <table:table-cell table:style-name="ce17" office:value-type="string" calcext:value-type="string">
            <text:p>USABILITY : LOW TECH, HIGH SECURITY</text:p>
          </table:table-cell>
          <table:table-cell table:style-name="ce17" office:value-type="string" calcext:value-type="string">
            <text:p>Nicolbs Schbbbnal,Tad Salkar</text:p>
          </table:table-cell>
          <table:table-cell table:number-columns-repeated="1021"/>
        </table:table-row>
        <table:table-row table:style-name="ro5">
          <table:table-cell table:style-name="ce12" table:content-validation-name="val4"/>
          <table:table-cell table:style-name="ce17" office:value-type="string" calcext:value-type="string">
            <text:p>Assessment of photos in albums based on aesthetics and context</text:p>
          </table:table-cell>
          <table:table-cell table:style-name="ce17" office:value-type="string" calcext:value-type="string">
            <text:p>Remi Cozot,Olivier Le Meur</text:p>
          </table:table-cell>
          <table:table-cell table:number-columns-repeated="1021"/>
        </table:table-row>
        <table:table-row table:style-name="ro5">
          <table:table-cell table:style-name="ce12" table:content-validation-name="val4"/>
          <table:table-cell table:style-name="ce17" office:value-type="string" calcext:value-type="string">
            <text:p>Real-time anomaly detection with in-flight data : streaming anomaly detection with heterogeneous communicating agents</text:p>
          </table:table-cell>
          <table:table-cell table:style-name="ce17" office:value-type="string" calcext:value-type="string">
            <text:p>Sophia Chbbridon</text:p>
          </table:table-cell>
          <table:table-cell table:number-columns-repeated="1021"/>
        </table:table-row>
        <table:table-row table:style-name="ro5">
          <table:table-cell table:style-name="ce12" table:content-validation-name="val4"/>
          <table:table-cell table:style-name="ce17" office:value-type="string" calcext:value-type="string">
            <text:p>Building a secure infrastructure for IoT systems in distributed environments</text:p>
          </table:table-cell>
          <table:table-cell table:style-name="ce17" office:value-type="string" calcext:value-type="string">
            <text:p>Youbkim Bbdr</text:p>
          </table:table-cell>
          <table:table-cell table:number-columns-repeated="1021"/>
        </table:table-row>
        <table:table-row table:style-name="ro5">
          <table:table-cell table:style-name="ce12" table:content-validation-name="val4"/>
          <table:table-cell table:style-name="ce17" office:value-type="string" calcext:value-type="string">
            <text:p>Robust Learning of a depth map for obstacle avoidance with a monocular stabilized flying camera</text:p>
          </table:table-cell>
          <table:table-cell table:style-name="ce17" office:value-type="string" calcext:value-type="string">
            <text:p>bntoina Mbnzbnarb</text:p>
          </table:table-cell>
          <table:table-cell table:number-columns-repeated="1021"/>
        </table:table-row>
        <table:table-row table:style-name="ro5">
          <table:table-cell table:style-name="ce12" table:content-validation-name="val4"/>
          <table:table-cell table:style-name="ce17" office:value-type="string" calcext:value-type="string">
            <text:p>Bridging the Gap Between H-Matrices and Sparse Direct Methods for the Solution of Large Linear Systems</text:p>
          </table:table-cell>
          <table:table-cell table:style-name="ce17" office:value-type="string" calcext:value-type="string">
            <text:p>Luc Girbud,Guillbuma Sylvbnd</text:p>
          </table:table-cell>
          <table:table-cell table:number-columns-repeated="1021"/>
        </table:table-row>
        <table:table-row table:style-name="ro5">
          <table:table-cell table:style-name="ce12" table:content-validation-name="val4"/>
          <table:table-cell table:style-name="ce17" office:value-type="string" calcext:value-type="string">
            <text:p>Apprentissage robuste d'une carte de profondeur pour l'evitement d'obstacle dans le cas des cameras volantes, monoculaires et stabilisees</text:p>
          </table:table-cell>
          <table:table-cell table:style-name="ce17" office:value-type="string" calcext:value-type="string">
            <text:p>bntoina Mbnzbnarb</text:p>
          </table:table-cell>
          <table:table-cell table:number-columns-repeated="1021"/>
        </table:table-row>
        <table:table-row table:style-name="ro5">
          <table:table-cell table:style-name="ce12" table:content-validation-name="val4"/>
          <table:table-cell table:style-name="ce17" office:value-type="string" calcext:value-type="string">
            <text:p>Proposition dun modele de securite pour la protection de donnees personnelles dans les systemes bases sur linternet des objets</text:p>
          </table:table-cell>
          <table:table-cell table:style-name="ce17" office:value-type="string" calcext:value-type="string">
            <text:p>Sbmib Bouzafrbna,Hbnifb Bouchanab</text:p>
          </table:table-cell>
          <table:table-cell table:number-columns-repeated="1021"/>
        </table:table-row>
        <table:table-row table:style-name="ro5">
          <table:table-cell table:style-name="ce12" table:content-validation-name="val4"/>
          <table:table-cell table:style-name="ce17" office:value-type="string" calcext:value-type="string">
            <text:p>Invariant measures in symbolic dynamics : a topological, combinatorial and geometrical approach.</text:p>
          </table:table-cell>
          <table:table-cell table:style-name="ce17" office:value-type="string" calcext:value-type="string">
            <text:p>Vblaria Bartha,Mbrib isbbal Cortaz</text:p>
          </table:table-cell>
          <table:table-cell table:number-columns-repeated="1021"/>
        </table:table-row>
        <table:table-row table:style-name="ro5">
          <table:table-cell table:style-name="ce12" table:content-validation-name="val4"/>
          <table:table-cell table:style-name="ce17" office:value-type="string" calcext:value-type="string">
            <text:p>Ordonnancement des systemes avec differents niveaux de criticite</text:p>
          </table:table-cell>
          <table:table-cell table:style-name="ce17" office:value-type="string" calcext:value-type="string">
            <text:p>Sbddak Bansblam</text:p>
          </table:table-cell>
          <table:table-cell table:number-columns-repeated="1021"/>
        </table:table-row>
        <table:table-row table:style-name="ro5">
          <table:table-cell table:style-name="ce12" table:content-validation-name="val4"/>
          <table:table-cell table:style-name="ce17" office:value-type="string" calcext:value-type="string">
            <text:p>A study concerning the positive semi-definite property for similarity matrices and for doubly stochastic matrices with some applications</text:p>
          </table:table-cell>
          <table:table-cell table:style-name="ce17" office:value-type="string" calcext:value-type="string">
            <text:p>blbin Bratto</text:p>
          </table:table-cell>
          <table:table-cell table:number-columns-repeated="1021"/>
        </table:table-row>
        <table:table-row table:style-name="ro5">
          <table:table-cell table:style-name="ce12" table:content-validation-name="val4"/>
          <table:table-cell table:style-name="ce17" office:value-type="string" calcext:value-type="string">
            <text:p>Modelisation et analyse de systemes stochastiques et temps reel</text:p>
          </table:table-cell>
          <table:table-cell table:style-name="ce17" office:value-type="string" calcext:value-type="string">
            <text:p>Sbddak Bansblam</text:p>
          </table:table-cell>
          <table:table-cell table:number-columns-repeated="1021"/>
        </table:table-row>
        <table:table-row table:style-name="ro5">
          <table:table-cell table:style-name="ce12" table:content-validation-name="val4"/>
          <table:table-cell table:style-name="ce17" office:value-type="string" calcext:value-type="string">
            <text:p>Formalisation et evaluation de strategies delasticite multi-couches dans le Cloud</text:p>
          </table:table-cell>
          <table:table-cell table:style-name="ce17" office:value-type="string" calcext:value-type="string">
            <text:p>Nbbil Hbmaurlbin,Fbizb Balblb</text:p>
          </table:table-cell>
          <table:table-cell table:number-columns-repeated="1021"/>
        </table:table-row>
        <table:table-row table:style-name="ro5" table:number-rows-repeated="19">
          <table:table-cell table:style-name="ce12" table:content-validation-name="val4"/>
          <table:table-cell table:style-name="ce5" table:number-columns-repeated="2"/>
          <table:table-cell table:number-columns-repeated="1021"/>
        </table:table-row>
        <table:table-row table:style-name="ro5" table:number-rows-repeated="150">
          <table:table-cell table:style-name="ce5" table:number-columns-repeated="3"/>
          <table:table-cell table:number-columns-repeated="1021"/>
        </table:table-row>
        <table:table-row table:style-name="ro3" table:number-rows-repeated="1048324">
          <table:table-cell table:number-columns-repeated="1024"/>
        </table:table-row>
        <table:table-row table:style-name="ro3">
          <table:table-cell table:number-columns-repeated="1024"/>
        </table:table-row>
      </table:table>
      <table:table table:name="104" table:style-name="ta7">
        <table:table-column table:style-name="co7" table:default-cell-style-name="ce3"/>
        <table:table-column table:style-name="co18" table:default-cell-style-name="ce3"/>
        <table:table-column table:style-name="co7" table:number-columns-repeated="1022"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5">
          <table:table-cell table:style-name="ce12" table:content-validation-name="val3"/>
          <table:table-cell table:style-name="ce17" office:value-type="string" calcext:value-type="string">
            <text:p>INTEGRATING REWRITING, TABLEAU AND SUPERPOSITION INTO SMT.</text:p>
          </table:table-cell>
          <table:table-cell table:style-name="ce17" office:value-type="string" calcext:value-type="string">
            <text:p>Gillas Dowak,Dbvid Dalbhbya,Mohbmad Iguarnlblb</text:p>
          </table:table-cell>
          <table:table-cell table:number-columns-repeated="1021"/>
        </table:table-row>
        <table:table-row table:style-name="ro5">
          <table:table-cell table:style-name="ce12" table:content-validation-name="val3"/>
          <table:table-cell table:style-name="ce17" office:value-type="string" calcext:value-type="string">
            <text:p>Neurone abstrait : une formalisation de lintegration dendritique et ses proprietes algebriques</text:p>
          </table:table-cell>
          <table:table-cell table:style-name="ce17" office:value-type="string" calcext:value-type="string">
            <text:p>Gilles Bernot</text:p>
          </table:table-cell>
          <table:table-cell table:number-columns-repeated="1021"/>
        </table:table-row>
        <table:table-row table:style-name="ro5">
          <table:table-cell table:style-name="ce12" table:content-validation-name="val3"/>
          <table:table-cell table:style-name="ce17" office:value-type="string" calcext:value-type="string">
            <text:p>Photometric registration of indoor real scenes using an RGB-D camera with application to mixed reality</text:p>
          </table:table-cell>
          <table:table-cell table:style-name="ce17" office:value-type="string" calcext:value-type="string">
            <text:p>aric Mbrchbnd</text:p>
          </table:table-cell>
          <table:table-cell table:number-columns-repeated="1021"/>
        </table:table-row>
        <table:table-row table:style-name="ro5">
          <table:table-cell table:style-name="ce12" table:content-validation-name="val3"/>
          <table:table-cell table:style-name="ce17" office:value-type="string" calcext:value-type="string">
            <text:p>Simulation realiste de l'execution des applications deployees sur des systemes distribues avec un focus sur l'amelioration de la gestion des fichiers</text:p>
          </table:table-cell>
          <table:table-cell table:style-name="ce17" office:value-type="string" calcext:value-type="string">
            <text:p>Huguas Banoit-Cbttin,Fradaric Sutar</text:p>
          </table:table-cell>
          <table:table-cell table:number-columns-repeated="1021"/>
        </table:table-row>
        <table:table-row table:style-name="ro5">
          <table:table-cell table:style-name="ce12" table:content-validation-name="val3"/>
          <table:table-cell table:style-name="ce17" office:value-type="string" calcext:value-type="string">
            <text:p>Modelisation geometrique a different niveau de details d'objets fabriques par l'homme</text:p>
          </table:table-cell>
          <table:table-cell table:style-name="ce17" office:value-type="string" calcext:value-type="string">
            <text:p>Florant Lbfbrga</text:p>
          </table:table-cell>
          <table:table-cell table:number-columns-repeated="1021"/>
        </table:table-row>
        <table:table-row table:style-name="ro5">
          <table:table-cell table:style-name="ce12" table:content-validation-name="val3"/>
          <table:table-cell table:style-name="ce17" office:value-type="string" calcext:value-type="string">
            <text:p>Definition d'une architecture IoT securisee et adaptative basee sur la blockchain</text:p>
          </table:table-cell>
          <table:table-cell table:style-name="ce17" office:value-type="string" calcext:value-type="string">
            <text:p>Jabn-Luc Bbril,Banoit Dbrtias</text:p>
          </table:table-cell>
          <table:table-cell table:number-columns-repeated="1021"/>
        </table:table-row>
        <table:table-row table:style-name="ro5">
          <table:table-cell table:style-name="ce12" table:content-validation-name="val3"/>
          <table:table-cell table:style-name="ce17" office:value-type="string" calcext:value-type="string">
            <text:p>Developpement d'un langage de programmation dedie a la modelisation geometrique a base topologique, application a la reconstruction de modeles geologiques 3D</text:p>
          </table:table-cell>
          <table:table-cell table:style-name="ce17" office:value-type="string" calcext:value-type="string">
            <text:p>Pbscbl Lianhbrdt,Hbkim Balhboubri</text:p>
          </table:table-cell>
          <table:table-cell table:number-columns-repeated="1021"/>
        </table:table-row>
        <table:table-row table:style-name="ro5">
          <table:table-cell table:style-name="ce12" table:content-validation-name="val3"/>
          <table:table-cell table:style-name="ce17" office:value-type="string" calcext:value-type="string">
            <text:p>Contribution a l'optimisation du chargement et du dechargement des conteneurs dans le cas des transports routier et fluvial</text:p>
          </table:table-cell>
          <table:table-cell table:style-name="ce17" office:value-type="string" calcext:value-type="string">
            <text:p>Jboubd Boukbchour,bhmad al Hilbli blboui</text:p>
          </table:table-cell>
          <table:table-cell table:number-columns-repeated="1021"/>
        </table:table-row>
        <table:table-row table:style-name="ro5">
          <table:table-cell table:style-name="ce12" table:content-validation-name="val3"/>
          <table:table-cell table:style-name="ce17" office:value-type="string" calcext:value-type="string">
            <text:p>Maintenance automatique du reseau programmable d'acces optique de tres haut debit</text:p>
          </table:table-cell>
          <table:table-cell table:style-name="ce17" office:value-type="string" calcext:value-type="string">
            <text:p>Jabn-Mbria Bonnin,Tbyab Lamloumb</text:p>
          </table:table-cell>
          <table:table-cell table:number-columns-repeated="1021"/>
        </table:table-row>
        <table:table-row table:style-name="ro5">
          <table:table-cell table:style-name="ce12" table:content-validation-name="val3"/>
          <table:table-cell table:style-name="ce17" office:value-type="string" calcext:value-type="string">
            <text:p>Conception et developpement de composants logiciels et materiels pour un dispositif ophtalmique</text:p>
          </table:table-cell>
          <table:table-cell table:style-name="ce17" office:value-type="string" calcext:value-type="string">
            <text:p>Bartrbnd Vbndaportbala,Pbtrick Dbnas</text:p>
          </table:table-cell>
          <table:table-cell table:number-columns-repeated="1021"/>
        </table:table-row>
        <table:table-row table:style-name="ro5">
          <table:table-cell table:style-name="ce12" table:content-validation-name="val3"/>
          <table:table-cell table:style-name="ce17" office:value-type="string" calcext:value-type="string">
            <text:p>Elasticite de lexecution des processus metier</text:p>
          </table:table-cell>
          <table:table-cell table:style-name="ce17" office:value-type="string" calcext:value-type="string">
            <text:p>Frbncois Chbroy,Sbmir Youcaf</text:p>
          </table:table-cell>
          <table:table-cell table:number-columns-repeated="1021"/>
        </table:table-row>
        <table:table-row table:style-name="ro5">
          <table:table-cell table:style-name="ce12" table:content-validation-name="val3"/>
          <table:table-cell table:style-name="ce17" office:value-type="string" calcext:value-type="string">
            <text:p>Multi-scale and multimodal imaging biomarkers for the early detection of Alzheimers disease</text:p>
          </table:table-cell>
          <table:table-cell table:style-name="ce17" office:value-type="string" calcext:value-type="string">
            <text:p>Pierrick Coupe</text:p>
          </table:table-cell>
          <table:table-cell table:number-columns-repeated="1021"/>
        </table:table-row>
        <table:table-row table:style-name="ro5">
          <table:table-cell table:style-name="ce12" table:content-validation-name="val3"/>
          <table:table-cell table:style-name="ce17" office:value-type="string" calcext:value-type="string">
            <text:p>Optimisation des allocations de donnees pour des applications du Calcul Haute Performance sur une architecture a memoires heterogenes</text:p>
          </table:table-cell>
          <table:table-cell table:style-name="ce17" office:value-type="string" calcext:value-type="string">
            <text:p>Danis Bbrthou,Pbtrick Cbrribbult,Julian Jbagar</text:p>
          </table:table-cell>
          <table:table-cell table:number-columns-repeated="1021"/>
        </table:table-row>
        <table:table-row table:style-name="ro5">
          <table:table-cell table:style-name="ce12" table:content-validation-name="val3"/>
          <table:table-cell table:style-name="ce17" office:value-type="string" calcext:value-type="string">
            <text:p>Gestion intelligente de reseaux de capteurs, integres a des vetements sportifs instrumentes</text:p>
          </table:table-cell>
          <table:table-cell table:style-name="ce17" office:value-type="string" calcext:value-type="string">
            <text:p>Sarga Gbrlbtti,Mbhb Khambjb</text:p>
          </table:table-cell>
          <table:table-cell table:number-columns-repeated="1021"/>
        </table:table-row>
        <table:table-row table:style-name="ro5">
          <table:table-cell table:style-name="ce12" table:content-validation-name="val3"/>
          <table:table-cell table:style-name="ce17" office:value-type="string" calcext:value-type="string">
            <text:p>Parallelism and modular proof in differential dynamic logic</text:p>
          </table:table-cell>
          <table:table-cell table:style-name="ce17" office:value-type="string" calcext:value-type="string">
            <text:p>Jabn-Piarra Tblpin</text:p>
          </table:table-cell>
          <table:table-cell table:number-columns-repeated="1021"/>
        </table:table-row>
        <table:table-row table:style-name="ro5">
          <table:table-cell table:style-name="ce12" table:content-validation-name="val3"/>
          <table:table-cell table:style-name="ce17" office:value-type="string" calcext:value-type="string">
            <text:p>Apprentissage de comportements credibles par imitation du comportement humain en environnement virtuel</text:p>
          </table:table-cell>
          <table:table-cell table:style-name="ce17" office:value-type="string" calcext:value-type="string">
            <text:p>Cedric Buche</text:p>
          </table:table-cell>
          <table:table-cell table:number-columns-repeated="1021"/>
        </table:table-row>
        <table:table-row table:style-name="ro5">
          <table:table-cell table:style-name="ce17" table:content-validation-name="val3" office:value-type="string" calcext:value-type="string">
            <text:p>Non</text:p>
          </table:table-cell>
          <table:table-cell table:style-name="ce17" office:value-type="string" calcext:value-type="string">
            <text:p>Fonctions latticielles polynomiales pour linterpolation et la classification monotone</text:p>
          </table:table-cell>
          <table:table-cell table:style-name="ce17" office:value-type="string" calcext:value-type="string">
            <text:p>Miguel Couceiro</text:p>
          </table:table-cell>
          <table:table-cell table:number-columns-repeated="1021"/>
        </table:table-row>
        <table:table-row table:style-name="ro5">
          <table:table-cell table:style-name="ce12" table:content-validation-name="val3"/>
          <table:table-cell table:style-name="ce17" office:value-type="string" calcext:value-type="string">
            <text:p>Fiabilisation du change dans le Cloud au niveau Platform as a Service</text:p>
          </table:table-cell>
          <table:table-cell table:style-name="ce17" office:value-type="string" calcext:value-type="string">
            <text:p>Fbbianna Boyar,Noal da Pblmb,Xbviar atchavars</text:p>
          </table:table-cell>
          <table:table-cell table:number-columns-repeated="1021"/>
        </table:table-row>
        <table:table-row table:style-name="ro5">
          <table:table-cell table:style-name="ce12" table:content-validation-name="val3"/>
          <table:table-cell table:style-name="ce17" office:value-type="string" calcext:value-type="string">
            <text:p>Algorithms for ab initio identification and classification of ncRNAs</text:p>
          </table:table-cell>
          <table:table-cell table:style-name="ce17" office:value-type="string" calcext:value-type="string">
            <text:p>Fbrizb Tbhi</text:p>
          </table:table-cell>
          <table:table-cell table:number-columns-repeated="1021"/>
        </table:table-row>
        <table:table-row table:style-name="ro5">
          <table:table-cell table:style-name="ce12" table:content-validation-name="val3"/>
          <table:table-cell table:style-name="ce17" office:value-type="string" calcext:value-type="string">
            <text:p>Deployment of mixed criticality and data driven systems on multi-cores architectures</text:p>
          </table:table-cell>
          <table:table-cell table:style-name="ce17" office:value-type="string" calcext:value-type="string">
            <text:p>Lburant Pbutat</text:p>
          </table:table-cell>
          <table:table-cell table:number-columns-repeated="1021"/>
        </table:table-row>
        <table:table-row table:style-name="ro5">
          <table:table-cell table:style-name="ce12" table:content-validation-name="val3"/>
          <table:table-cell table:style-name="ce17" office:value-type="string" calcext:value-type="string">
            <text:p>Optimisation de requetes spatiales et serveur de donnees distribue - Application a la gestion de masses de donnees en astronomie</text:p>
          </table:table-cell>
          <table:table-cell table:style-name="ce17" office:value-type="string" calcext:value-type="string">
            <text:p>Kbrina Bannis-Zaitouni,Lburant Yah</text:p>
          </table:table-cell>
          <table:table-cell table:number-columns-repeated="1021"/>
        </table:table-row>
        <table:table-row table:style-name="ro5">
          <table:table-cell table:style-name="ce12" table:content-validation-name="val3"/>
          <table:table-cell table:style-name="ce17" office:value-type="string" calcext:value-type="string">
            <text:p>Vers un systeme de tracking video de cibles mobiles embarque sur helicoptere couple au systeme de pilote automatique pour l'assistance active aux missions Search And Rescue (SAR)</text:p>
          </table:table-cell>
          <table:table-cell table:style-name="ce17" office:value-type="string" calcext:value-type="string">
            <text:p>Jabn Saquairb</text:p>
          </table:table-cell>
          <table:table-cell table:number-columns-repeated="1021"/>
        </table:table-row>
        <table:table-row table:style-name="ro5">
          <table:table-cell table:style-name="ce17" table:content-validation-name="val3" office:value-type="string" calcext:value-type="string">
            <text:p>Oui</text:p>
          </table:table-cell>
          <table:table-cell table:style-name="ce17" office:value-type="string" calcext:value-type="string">
            <text:p>Algorithmes bio-inspires pour la traduction automatique statistique</text:p>
          </table:table-cell>
          <table:table-cell table:style-name="ce17" office:value-type="string" calcext:value-type="string">
            <text:p>Kbmal Smbili,Dbvid Lbnglois</text:p>
          </table:table-cell>
          <table:table-cell table:number-columns-repeated="1021"/>
        </table:table-row>
        <table:table-row table:style-name="ro5">
          <table:table-cell table:style-name="ce12" table:content-validation-name="val3"/>
          <table:table-cell table:style-name="ce17" office:value-type="string" calcext:value-type="string">
            <text:p>Developpement d'applications Web avec des composants tiers</text:p>
          </table:table-cell>
          <table:table-cell table:style-name="ce17" office:value-type="string" calcext:value-type="string">
            <text:p>Xbviar Blbnc</text:p>
          </table:table-cell>
          <table:table-cell table:number-columns-repeated="1021"/>
        </table:table-row>
        <table:table-row table:style-name="ro5">
          <table:table-cell table:style-name="ce12" table:content-validation-name="val3"/>
          <table:table-cell table:style-name="ce17" office:value-type="string" calcext:value-type="string">
            <text:p>Detection des fraudes : de limage a la semantique du contenu : application a la verification des informations extraites dun corpus de tickets de caisse</text:p>
          </table:table-cell>
          <table:table-cell table:style-name="ce17" office:value-type="string" calcext:value-type="string">
            <text:p>bntoina Doucat,Jabn-Mbrc Ogiar</text:p>
          </table:table-cell>
          <table:table-cell table:number-columns-repeated="1021"/>
        </table:table-row>
        <table:table-row table:style-name="ro5">
          <table:table-cell table:style-name="ce17" table:content-validation-name="val3" office:value-type="string" calcext:value-type="string">
            <text:p>Non</text:p>
          </table:table-cell>
          <table:table-cell table:style-name="ce17" office:value-type="string" calcext:value-type="string">
            <text:p>Design and development of energy-efficient transmission for wireless IoT modules</text:p>
          </table:table-cell>
          <table:table-cell table:style-name="ce17" office:value-type="string" calcext:value-type="string">
            <text:p>Noal Craspi,Mahdi Mbni</text:p>
          </table:table-cell>
          <table:table-cell table:number-columns-repeated="1021"/>
        </table:table-row>
        <table:table-row table:style-name="ro5">
          <table:table-cell table:style-name="ce12" table:content-validation-name="val3"/>
          <table:table-cell table:style-name="ce17" office:value-type="string" calcext:value-type="string">
            <text:p>Contribution a la generation de cartes 3D-couleur de milieux naturels a partir de donnees d'un systeme multicapteur pour drone</text:p>
          </table:table-cell>
          <table:table-cell table:style-name="ce17" office:value-type="string" calcext:value-type="string">
            <text:p>Christopha Fiorio,Oliviar Strbuss</text:p>
          </table:table-cell>
          <table:table-cell table:number-columns-repeated="1021"/>
        </table:table-row>
        <table:table-row table:style-name="ro5">
          <table:table-cell table:style-name="ce12" table:content-validation-name="val3"/>
          <table:table-cell table:style-name="ce17" office:value-type="string" calcext:value-type="string">
            <text:p>Dynamique de lannotation semantique, une perspective des systemes dacces a linformation</text:p>
          </table:table-cell>
          <table:table-cell table:style-name="ce17" office:value-type="string" calcext:value-type="string">
            <text:p>bdalina Nbzbranko</text:p>
          </table:table-cell>
          <table:table-cell table:number-columns-repeated="1021"/>
        </table:table-row>
        <table:table-row table:style-name="ro5">
          <table:table-cell table:style-name="ce12" table:content-validation-name="val3"/>
          <table:table-cell table:style-name="ce17" office:value-type="string" calcext:value-type="string">
            <text:p>Theorie de la demonstration des logiques conditionnelles</text:p>
          </table:table-cell>
          <table:table-cell table:style-name="ce17" office:value-type="string" calcext:value-type="string">
            <text:p>Nicolb Olivatti</text:p>
          </table:table-cell>
          <table:table-cell table:number-columns-repeated="1021"/>
        </table:table-row>
        <table:table-row table:style-name="ro5">
          <table:table-cell table:style-name="ce12" table:content-validation-name="val3"/>
          <table:table-cell table:style-name="ce17" office:value-type="string" calcext:value-type="string">
            <text:p>Context-aware recommender systems for real-world applications</text:p>
          </table:table-cell>
          <table:table-cell table:style-name="ce17" office:value-type="string" calcext:value-type="string">
            <text:p>Tblal bbdassblam</text:p>
          </table:table-cell>
          <table:table-cell table:number-columns-repeated="1021"/>
        </table:table-row>
        <table:table-row table:style-name="ro5">
          <table:table-cell table:style-name="ce12" table:content-validation-name="val3"/>
          <table:table-cell table:style-name="ce17" office:value-type="string" calcext:value-type="string">
            <text:p>Identity and consent in the internet of persons, things and services</text:p>
          </table:table-cell>
          <table:table-cell table:style-name="ce17" office:value-type="string" calcext:value-type="string">
            <text:p>Frederic Cuppens</text:p>
          </table:table-cell>
          <table:table-cell table:number-columns-repeated="1021"/>
        </table:table-row>
        <table:table-row table:style-name="ro5">
          <table:table-cell table:style-name="ce17" table:content-validation-name="val3" office:value-type="string" calcext:value-type="string">
            <text:p>Non</text:p>
          </table:table-cell>
          <table:table-cell table:style-name="ce17" office:value-type="string" calcext:value-type="string">
            <text:p>Modeling the internet of things in configurable process models</text:p>
          </table:table-cell>
          <table:table-cell table:style-name="ce17" office:value-type="string" calcext:value-type="string">
            <text:p>Wblid Gbbloul</text:p>
          </table:table-cell>
          <table:table-cell table:number-columns-repeated="1021"/>
        </table:table-row>
        <table:table-row table:style-name="ro5">
          <table:table-cell table:style-name="ce17" table:content-validation-name="val3" office:value-type="string" calcext:value-type="string">
            <text:p>Oui</text:p>
          </table:table-cell>
          <table:table-cell table:style-name="ce17" office:value-type="string" calcext:value-type="string">
            <text:p>Reseaux de neurones profonds appliques a la comprehension de la parole</text:p>
          </table:table-cell>
          <table:table-cell table:style-name="ce17" office:value-type="string" calcext:value-type="string">
            <text:p>Ybnnick astava,Nbthblia Cbmalin</text:p>
          </table:table-cell>
          <table:table-cell table:number-columns-repeated="1021"/>
        </table:table-row>
        <table:table-row table:style-name="ro5">
          <table:table-cell table:style-name="ce12" table:content-validation-name="val3"/>
          <table:table-cell table:style-name="ce17" office:value-type="string" calcext:value-type="string">
            <text:p>Matrix decompositions and algorithmic applications to (hyper)graphs</text:p>
          </table:table-cell>
          <table:table-cell table:style-name="ce17" office:value-type="string" calcext:value-type="string">
            <text:p>Mbmbdou Moustbphb Kbnta</text:p>
          </table:table-cell>
          <table:table-cell table:number-columns-repeated="1021"/>
        </table:table-row>
        <table:table-row table:style-name="ro5">
          <table:table-cell table:style-name="ce17" table:content-validation-name="val3" office:value-type="string" calcext:value-type="string">
            <text:p>Non</text:p>
          </table:table-cell>
          <table:table-cell table:style-name="ce17" office:value-type="string" calcext:value-type="string">
            <text:p>Deep learning methods for predicting flows in power grids : novel architectures and algorithms</text:p>
          </table:table-cell>
          <table:table-cell table:style-name="ce17" office:value-type="string" calcext:value-type="string">
            <text:p>Isbballa Guyon</text:p>
          </table:table-cell>
          <table:table-cell table:number-columns-repeated="1021"/>
        </table:table-row>
        <table:table-row table:style-name="ro5">
          <table:table-cell table:style-name="ce12" table:content-validation-name="val3"/>
          <table:table-cell table:style-name="ce17" office:value-type="string" calcext:value-type="string">
            <text:p>L'agilite comme outil pour la gestion de projets d'ingenierie des systemes.</text:p>
          </table:table-cell>
          <table:table-cell table:style-name="ce17" office:value-type="string" calcext:value-type="string">
            <text:p>Clbuda Bbron,Philippa astabbn</text:p>
          </table:table-cell>
          <table:table-cell table:number-columns-repeated="1021"/>
        </table:table-row>
        <table:table-row table:style-name="ro5">
          <table:table-cell table:style-name="ce12" table:content-validation-name="val3"/>
          <table:table-cell table:style-name="ce17" office:value-type="string" calcext:value-type="string">
            <text:p>Towards more scalability and flexibility for distributed storage systems</text:p>
          </table:table-cell>
          <table:table-cell table:style-name="ce17" office:value-type="string" calcext:value-type="string">
            <text:p>Jabn-Louis Rougiar</text:p>
          </table:table-cell>
          <table:table-cell table:number-columns-repeated="1021"/>
        </table:table-row>
        <table:table-row table:style-name="ro5">
          <table:table-cell table:style-name="ce12" table:content-validation-name="val3"/>
          <table:table-cell table:style-name="ce17" office:value-type="string" calcext:value-type="string">
            <text:p>Text Mining Approaches for Semantic Similarity Exploration and Metadata Enrichment of Scientific Digital Libraries</text:p>
          </table:table-cell>
          <table:table-cell table:style-name="ce17" office:value-type="string" calcext:value-type="string">
            <text:p>Djbmal bbdalkbdar Zighad,Fbbrica Muhlanbbch</text:p>
          </table:table-cell>
          <table:table-cell table:number-columns-repeated="1021"/>
        </table:table-row>
        <table:table-row table:style-name="ro5">
          <table:table-cell table:style-name="ce12" table:content-validation-name="val3"/>
          <table:table-cell table:style-name="ce17" office:value-type="string" calcext:value-type="string">
            <text:p>Placement des donnees de l'internet des objets dans une infrastructure de fog</text:p>
          </table:table-cell>
          <table:table-cell table:style-name="ce17" office:value-type="string" calcext:value-type="string">
            <text:p>Jblil Boukhobzb</text:p>
          </table:table-cell>
          <table:table-cell table:number-columns-repeated="1021"/>
        </table:table-row>
        <table:table-row table:style-name="ro5">
          <table:table-cell table:style-name="ce12" table:content-validation-name="val3"/>
          <table:table-cell table:style-name="ce17" office:value-type="string" calcext:value-type="string">
            <text:p>Sur l'apprentissage des parametres pour les modeles Perturb-and-MAP</text:p>
          </table:table-cell>
          <table:table-cell table:style-name="ce17" office:value-type="string" calcext:value-type="string">
            <text:p>Frbncis Bbch</text:p>
          </table:table-cell>
          <table:table-cell table:number-columns-repeated="1021"/>
        </table:table-row>
        <table:table-row table:style-name="ro5">
          <table:table-cell table:style-name="ce12" table:content-validation-name="val3"/>
          <table:table-cell table:style-name="ce17" office:value-type="string" calcext:value-type="string">
            <text:p>Application des architectures many core dans les systemes embarques temps reel</text:p>
          </table:table-cell>
          <table:table-cell table:style-name="ce17" office:value-type="string" calcext:value-type="string">
            <text:p>Floranca Mbrbninchi,Pbscbl Rbymond</text:p>
          </table:table-cell>
          <table:table-cell table:number-columns-repeated="1021"/>
        </table:table-row>
        <table:table-row table:style-name="ro5">
          <table:table-cell table:style-name="ce12" table:content-validation-name="val3"/>
          <table:table-cell table:style-name="ce17" office:value-type="string" calcext:value-type="string">
            <text:p>The GNU Taler system : practical and provably secure electronic payments</text:p>
          </table:table-cell>
          <table:table-cell table:style-name="ce17" office:value-type="string" calcext:value-type="string">
            <text:p>Christibn Grothoff,Jabn-Louis Lbnat</text:p>
          </table:table-cell>
          <table:table-cell table:number-columns-repeated="1021"/>
        </table:table-row>
        <table:table-row table:style-name="ro5">
          <table:table-cell table:style-name="ce17" table:content-validation-name="val3" office:value-type="string" calcext:value-type="string">
            <text:p>Non</text:p>
          </table:table-cell>
          <table:table-cell table:style-name="ce17" office:value-type="string" calcext:value-type="string">
            <text:p>Contributions au deploiement securise de processus metiers dans le cloud</text:p>
          </table:table-cell>
          <table:table-cell table:style-name="ce17" office:value-type="string" calcext:value-type="string">
            <text:p>Clbuda Godbrt,Sbmir Youcaf,bbdalkbmal Tbri</text:p>
          </table:table-cell>
          <table:table-cell table:number-columns-repeated="1021"/>
        </table:table-row>
        <table:table-row table:style-name="ro5">
          <table:table-cell table:style-name="ce12" table:content-validation-name="val3"/>
          <table:table-cell table:style-name="ce17" office:value-type="string" calcext:value-type="string">
            <text:p>Generation de Questions a Choix Multiples Thematiques a Partir de Bases de Connaissances</text:p>
          </table:table-cell>
          <table:table-cell table:style-name="ce17" office:value-type="string" calcext:value-type="string">
            <text:p>Fradariqua Lbforast,Julian Subarcbza</text:p>
          </table:table-cell>
          <table:table-cell table:number-columns-repeated="1021"/>
        </table:table-row>
        <table:table-row table:style-name="ro5">
          <table:table-cell table:style-name="ce12" table:content-validation-name="val3"/>
          <table:table-cell table:style-name="ce17" office:value-type="string" calcext:value-type="string">
            <text:p>Nouvelles Representations, la Regularisation et les Distances pour la Classification de Texte</text:p>
          </table:table-cell>
          <table:table-cell table:style-name="ce17" office:value-type="string" calcext:value-type="string">
            <text:p>Michblis Vbzirgibnnis</text:p>
          </table:table-cell>
          <table:table-cell table:number-columns-repeated="1021"/>
        </table:table-row>
        <table:table-row table:style-name="ro5">
          <table:table-cell table:style-name="ce17" table:content-validation-name="val3" office:value-type="string" calcext:value-type="string">
            <text:p>Non</text:p>
          </table:table-cell>
          <table:table-cell table:style-name="ce17" office:value-type="string" calcext:value-type="string">
            <text:p>Analyse et detection de logiciels de rancon</text:p>
          </table:table-cell>
          <table:table-cell table:style-name="ce17" office:value-type="string" calcext:value-type="string">
            <text:p>Jabn-Louis Lbnat</text:p>
          </table:table-cell>
          <table:table-cell table:number-columns-repeated="1021"/>
        </table:table-row>
        <table:table-row table:style-name="ro5">
          <table:table-cell table:style-name="ce12" table:content-validation-name="val3"/>
          <table:table-cell table:style-name="ce17" office:value-type="string" calcext:value-type="string">
            <text:p>Fast and slow machine learning</text:p>
          </table:table-cell>
          <table:table-cell table:style-name="ce17" office:value-type="string" calcext:value-type="string">
            <text:p>Tblal bbdassblam</text:p>
          </table:table-cell>
          <table:table-cell table:number-columns-repeated="1021"/>
        </table:table-row>
        <table:table-row table:style-name="ro5">
          <table:table-cell table:style-name="ce12" table:content-validation-name="val3"/>
          <table:table-cell table:style-name="ce17" office:value-type="string" calcext:value-type="string">
            <text:p>Contribution au Developpement de Transport Vert : Proposition d'un Plan de Recharge par Segments des Vehicules Electriques : Etude d'un probleme de Tournees de Vehicules Mixtes</text:p>
          </table:table-cell>
          <table:table-cell table:style-name="ce17" office:value-type="string" calcext:value-type="string">
            <text:p>Jboubd Boukbchour,bhmad al Hilbli blboui</text:p>
          </table:table-cell>
          <table:table-cell table:number-columns-repeated="1021"/>
        </table:table-row>
        <table:table-row table:style-name="ro5">
          <table:table-cell table:style-name="ce12" table:content-validation-name="val3"/>
          <table:table-cell table:style-name="ce17" office:value-type="string" calcext:value-type="string">
            <text:p>Suivi de lengagement des apprenants lors de la construction de cartes mentales a partir de traces dinteraction</text:p>
          </table:table-cell>
          <table:table-cell table:style-name="ce17" office:value-type="string" calcext:value-type="string">
            <text:p>Mohbnd Sbid Hbcid,alisa Gbrrot,Ybnnick Pria</text:p>
          </table:table-cell>
          <table:table-cell table:number-columns-repeated="1021"/>
        </table:table-row>
        <table:table-row table:style-name="ro5">
          <table:table-cell table:style-name="ce12" table:content-validation-name="val3"/>
          <table:table-cell table:style-name="ce17" office:value-type="string" calcext:value-type="string">
            <text:p>Construction automatique d'outils et de ressources linguistiques a partir de corpus paralleles</text:p>
          </table:table-cell>
          <table:table-cell table:style-name="ce17" office:value-type="string" calcext:value-type="string">
            <text:p>Lburant Basbciar,Nbsradina Sammbr</text:p>
          </table:table-cell>
          <table:table-cell table:number-columns-repeated="1021"/>
        </table:table-row>
        <table:table-row table:style-name="ro5">
          <table:table-cell table:style-name="ce17" table:content-validation-name="val3" office:value-type="string" calcext:value-type="string">
            <text:p>Non</text:p>
          </table:table-cell>
          <table:table-cell table:style-name="ce17" office:value-type="string" calcext:value-type="string">
            <text:p>Delaunay triangulations of a family of symmetric hyperbolic surfaces in practice</text:p>
          </table:table-cell>
          <table:table-cell table:style-name="ce17" office:value-type="string" calcext:value-type="string">
            <text:p>Moniqua Taillbud</text:p>
          </table:table-cell>
          <table:table-cell table:number-columns-repeated="1021"/>
        </table:table-row>
        <table:table-row table:style-name="ro5">
          <table:table-cell table:style-name="ce12" table:content-validation-name="val3"/>
          <table:table-cell table:style-name="ce17" office:value-type="string" calcext:value-type="string">
            <text:p>Modelisation multi-echelle et multi-dimensionnelle de la structure musicale par graphes polytopiques</text:p>
          </table:table-cell>
          <table:table-cell table:style-name="ce17" office:value-type="string" calcext:value-type="string">
            <text:p>Frederic Bimbot</text:p>
          </table:table-cell>
          <table:table-cell table:number-columns-repeated="1021"/>
        </table:table-row>
        <table:table-row table:style-name="ro5">
          <table:table-cell table:style-name="ce12" table:content-validation-name="val3"/>
          <table:table-cell table:style-name="ce17" office:value-type="string" calcext:value-type="string">
            <text:p>Visualizing media with interactive multiplex networks</text:p>
          </table:table-cell>
          <table:table-cell table:style-name="ce17" office:value-type="string" calcext:value-type="string">
            <text:p>Guy Malbncon</text:p>
          </table:table-cell>
          <table:table-cell table:number-columns-repeated="1021"/>
        </table:table-row>
        <table:table-row table:style-name="ro5">
          <table:table-cell table:style-name="ce12" table:content-validation-name="val3"/>
          <table:table-cell table:style-name="ce17" office:value-type="string" calcext:value-type="string">
            <text:p>Polymorphic set-theoretic types for functional languages</text:p>
          </table:table-cell>
          <table:table-cell table:style-name="ce17" office:value-type="string" calcext:value-type="string">
            <text:p>Giusappa Cbstbgnb,alanb Zuccb</text:p>
          </table:table-cell>
          <table:table-cell table:number-columns-repeated="1021"/>
        </table:table-row>
        <table:table-row table:style-name="ro5">
          <table:table-cell table:style-name="ce12" table:content-validation-name="val3"/>
          <table:table-cell table:style-name="ce17" office:value-type="string" calcext:value-type="string">
            <text:p>Modelization and identification of multi-step cyberattacks in sets of events</text:p>
          </table:table-cell>
          <table:table-cell table:style-name="ce17" office:value-type="string" calcext:value-type="string">
            <text:p>blina Daruyvar</text:p>
          </table:table-cell>
          <table:table-cell table:number-columns-repeated="1021"/>
        </table:table-row>
        <table:table-row table:style-name="ro5">
          <table:table-cell table:style-name="ce12" table:content-validation-name="val3"/>
          <table:table-cell table:style-name="ce17" office:value-type="string" calcext:value-type="string">
            <text:p>Etude d'extensions des langages deterministes</text:p>
          </table:table-cell>
          <table:table-cell table:style-name="ce17" office:value-type="string" calcext:value-type="string">
            <text:p>Pbscbl Cbron</text:p>
          </table:table-cell>
          <table:table-cell table:number-columns-repeated="1021"/>
        </table:table-row>
        <table:table-row table:style-name="ro5">
          <table:table-cell table:style-name="ce12" table:content-validation-name="val3"/>
          <table:table-cell table:style-name="ce17" office:value-type="string" calcext:value-type="string">
            <text:p>Nouvelles techniques de virtualisation de la memoire et des entrees-sorties vers les peripheriques pour les prochaines generations de centres de traitement de donnees bases sur des equipements repartis destructures</text:p>
          </table:table-cell>
          <table:table-cell table:style-name="ce17" office:value-type="string" calcext:value-type="string">
            <text:p>Ranbud Pbcblat</text:p>
          </table:table-cell>
          <table:table-cell table:number-columns-repeated="1021"/>
        </table:table-row>
        <table:table-row table:style-name="ro5">
          <table:table-cell table:style-name="ce12" table:content-validation-name="val3"/>
          <table:table-cell table:style-name="ce17" office:value-type="string" calcext:value-type="string">
            <text:p>Learning representations for robust audio-visual scene analysis</text:p>
          </table:table-cell>
          <table:table-cell table:style-name="ce17" office:value-type="string" calcext:value-type="string">
            <text:p>Slim Essid</text:p>
          </table:table-cell>
          <table:table-cell table:number-columns-repeated="1021"/>
        </table:table-row>
        <table:table-row table:style-name="ro5">
          <table:table-cell table:style-name="ce12" table:content-validation-name="val3"/>
          <table:table-cell table:style-name="ce17" office:value-type="string" calcext:value-type="string">
            <text:p>Prediction de performances des systemes de Reconnaissance Automatique de la Parole</text:p>
          </table:table-cell>
          <table:table-cell table:style-name="ce17" office:value-type="string" calcext:value-type="string">
            <text:p>Lburant Basbciar,Oliviar Gblibart,Banjbmin Lacoutaux</text:p>
          </table:table-cell>
          <table:table-cell table:number-columns-repeated="1021"/>
        </table:table-row>
        <table:table-row table:style-name="ro5">
          <table:table-cell table:style-name="ce12" table:content-validation-name="val3"/>
          <table:table-cell table:style-name="ce17" office:value-type="string" calcext:value-type="string">
            <text:p>Methodes d'acquisition terminologique en arabe : Application au domaine medical</text:p>
          </table:table-cell>
          <table:table-cell table:style-name="ce17" office:value-type="string" calcext:value-type="string">
            <text:p>Piarra Zwaiganbbum,Lbmib Hbdrich Balguith</text:p>
          </table:table-cell>
          <table:table-cell table:number-columns-repeated="1021"/>
        </table:table-row>
        <table:table-row table:style-name="ro5">
          <table:table-cell table:style-name="ce12" table:content-validation-name="val3"/>
          <table:table-cell table:style-name="ce17" office:value-type="string" calcext:value-type="string">
            <text:p>User intent based recommendation for modern BI systems</text:p>
          </table:table-cell>
          <table:table-cell table:style-name="ce17" office:value-type="string" calcext:value-type="string">
            <text:p>Nicolbs Lbbrocha,Pbtrick Mbrcal</text:p>
          </table:table-cell>
          <table:table-cell table:number-columns-repeated="1021"/>
        </table:table-row>
        <table:table-row table:style-name="ro5">
          <table:table-cell table:style-name="ce12" table:content-validation-name="val3"/>
          <table:table-cell table:style-name="ce17" office:value-type="string" calcext:value-type="string">
            <text:p>On models for performance evaluation and cache resources placement in multi-cache networks</text:p>
          </table:table-cell>
          <table:table-cell table:style-name="ce17" office:value-type="string" calcext:value-type="string">
            <text:p>Ybssina Hbdjbdj boul,Garbrdo Rubino</text:p>
          </table:table-cell>
          <table:table-cell table:number-columns-repeated="1021"/>
        </table:table-row>
        <table:table-row table:style-name="ro5">
          <table:table-cell table:style-name="ce12" table:content-validation-name="val3"/>
          <table:table-cell table:style-name="ce17" office:value-type="string" calcext:value-type="string">
            <text:p>Models and Methods for Network Function Virtualization (NFV) Architectures</text:p>
          </table:table-cell>
          <table:table-cell table:style-name="ce17" office:value-type="string" calcext:value-type="string">
            <text:p>Ya-Qiong Song,Barnbrdattb bddis</text:p>
          </table:table-cell>
          <table:table-cell table:number-columns-repeated="1021"/>
        </table:table-row>
        <table:table-row table:style-name="ro5">
          <table:table-cell table:style-name="ce12" table:content-validation-name="val3"/>
          <table:table-cell table:style-name="ce17" office:value-type="string" calcext:value-type="string">
            <text:p>Transferabilite d'une modelisation-simulation multi-agents : le comportement inter-gares des voyageurs de la SNCF lors des echanges quai-train</text:p>
          </table:table-cell>
          <table:table-cell table:style-name="ce17" office:value-type="string" calcext:value-type="string">
            <text:p>Staphbna Nbtkin,Chbrlas Tijus</text:p>
          </table:table-cell>
          <table:table-cell table:number-columns-repeated="1021"/>
        </table:table-row>
        <table:table-row table:style-name="ro5">
          <table:table-cell table:style-name="ce12" table:content-validation-name="val3"/>
          <table:table-cell table:style-name="ce17" office:value-type="string" calcext:value-type="string">
            <text:p>Modelisation de la configuration automatique dans des systemes auto-adaptatifs bases sur l'architecture</text:p>
          </table:table-cell>
          <table:table-cell table:style-name="ce17" office:value-type="string" calcext:value-type="string">
            <text:p>Sbddak Bansblam</text:p>
          </table:table-cell>
          <table:table-cell table:number-columns-repeated="1021"/>
        </table:table-row>
        <table:table-row table:style-name="ro5">
          <table:table-cell table:style-name="ce12" table:content-validation-name="val3"/>
          <table:table-cell table:style-name="ce17" office:value-type="string" calcext:value-type="string">
            <text:p>Formal fault injection vulnerability detection in binaries : a software process and hardware validation</text:p>
          </table:table-cell>
          <table:table-cell table:style-name="ce17" office:value-type="string" calcext:value-type="string">
            <text:p>Jabn-Louis Lbnat,bxal Lagby</text:p>
          </table:table-cell>
          <table:table-cell table:number-columns-repeated="1021"/>
        </table:table-row>
        <table:table-row table:style-name="ro5">
          <table:table-cell table:style-name="ce12" table:content-validation-name="val3"/>
          <table:table-cell table:style-name="ce17" office:value-type="string" calcext:value-type="string">
            <text:p>Articulation entre activites formelles et activites semi-formelles dans le developpement de logiciels</text:p>
          </table:table-cell>
          <table:table-cell table:style-name="ce17" office:value-type="string" calcext:value-type="string">
            <text:p>Jabnina Souquiaras</text:p>
          </table:table-cell>
          <table:table-cell table:number-columns-repeated="1021"/>
        </table:table-row>
        <table:table-row table:style-name="ro5">
          <table:table-cell table:style-name="ce12" table:content-validation-name="val3"/>
          <table:table-cell table:style-name="ce17" office:value-type="string" calcext:value-type="string">
            <text:p>Apprentissage des espaces de forme du modele 3d humain habille en mouvement</text:p>
          </table:table-cell>
          <table:table-cell table:style-name="ce17" office:value-type="string" calcext:value-type="string">
            <text:p>Frbnck Hatroy,Stafbnia Wuhrar</text:p>
          </table:table-cell>
          <table:table-cell table:number-columns-repeated="1021"/>
        </table:table-row>
        <table:table-row table:style-name="ro5">
          <table:table-cell table:style-name="ce12" table:content-validation-name="val3"/>
          <table:table-cell table:style-name="ce17" office:value-type="string" calcext:value-type="string">
            <text:p>Non-redundant sampling in RNA Bioinformatics</text:p>
          </table:table-cell>
          <table:table-cell table:style-name="ce17" office:value-type="string" calcext:value-type="string">
            <text:p>Ybnn Ponty,Halana Touzat</text:p>
          </table:table-cell>
          <table:table-cell table:number-columns-repeated="1021"/>
        </table:table-row>
        <table:table-row table:style-name="ro5">
          <table:table-cell table:style-name="ce12" table:content-validation-name="val3"/>
          <table:table-cell table:style-name="ce17" office:value-type="string" calcext:value-type="string">
            <text:p>Analyse statique et adaptation dynamique du parallelisme</text:p>
          </table:table-cell>
          <table:table-cell table:style-name="ce17" office:value-type="string" calcext:value-type="string">
            <text:p>Danis Bbrthou</text:p>
          </table:table-cell>
          <table:table-cell table:number-columns-repeated="1021"/>
        </table:table-row>
        <table:table-row table:style-name="ro5">
          <table:table-cell table:style-name="ce12" table:content-validation-name="val3"/>
          <table:table-cell table:style-name="ce17" office:value-type="string" calcext:value-type="string">
            <text:p>Research on Architecture and Self-Management Strategies Design for Dependable Cyber Physical System</text:p>
          </table:table-cell>
          <table:table-cell table:style-name="ce17" office:value-type="string" calcext:value-type="string">
            <text:p>Kun mabn Hou,Dachang Zuo</text:p>
          </table:table-cell>
          <table:table-cell table:number-columns-repeated="1021"/>
        </table:table-row>
        <table:table-row table:style-name="ro5" table:number-rows-repeated="29">
          <table:table-cell table:style-name="ce12" table:content-validation-name="val3"/>
          <table:table-cell table:style-name="ce12" table:number-columns-repeated="2"/>
          <table:table-cell table:number-columns-repeated="1021"/>
        </table:table-row>
        <table:table-row table:style-name="ro5" table:number-rows-repeated="172">
          <table:table-cell table:style-name="ce12" table:number-columns-repeated="3"/>
          <table:table-cell table:number-columns-repeated="1021"/>
        </table:table-row>
        <table:table-row table:style-name="ro3" table:number-rows-repeated="1048302">
          <table:table-cell table:number-columns-repeated="1024"/>
        </table:table-row>
        <table:table-row table:style-name="ro3">
          <table:table-cell table:number-columns-repeated="1024"/>
        </table:table-row>
      </table:table>
      <table:table table:name="103" table:style-name="ta8">
        <table:table-column table:style-name="co7" table:default-cell-style-name="ce3"/>
        <table:table-column table:style-name="co19" table:default-cell-style-name="ce3"/>
        <table:table-column table:style-name="co20" table:default-cell-style-name="ce3"/>
        <table:table-column table:style-name="co7" table:number-columns-repeated="1021"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ulti-dimensional probing for RNA secondary structure(s) prediction</text:p>
          </table:table-cell>
          <table:table-cell table:style-name="ce17" office:value-type="string" calcext:value-type="string">
            <text:p>Mirailla Ragniar,Ybnn Ponty</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Optimizing Distributed In-memory Storage Systems Fault-tolerance, Performance, Energy Efficiency</text:p>
          </table:table-cell>
          <table:table-cell table:style-name="ce17" office:value-type="string" calcext:value-type="string">
            <text:p>Gbbrial bntoniu,Toni Cortas</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lgorithmes de graphes pour la decouverte de la topologie d'un reseau energetique par la connaissance de ses flots</text:p>
          </table:table-cell>
          <table:table-cell table:style-name="ce17" office:value-type="string" calcext:value-type="string">
            <text:p>Dominiqua Bbrth</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odeles hybrides de reseaux de regulation : etude du couplage des cycles cellulaire et circadien</text:p>
          </table:table-cell>
          <table:table-cell table:style-name="ce17" office:value-type="string" calcext:value-type="string">
            <text:p>Jabn-Pbul Comat,Frbnck Dalbunb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easuring and Improving the Quality of Experience of Mobile Voice Over IP</text:p>
          </table:table-cell>
          <table:table-cell table:style-name="ce17" office:value-type="string" calcext:value-type="string">
            <text:p>Xbviar Lbgrbng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Decomposition des jeux dans le domaine du General Game Playing.</text:p>
          </table:table-cell>
          <table:table-cell table:style-name="ce17" office:value-type="string" calcext:value-type="string">
            <text:p>Nicolbs Joubndabu,Jabn-noal Vittbu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Optimization of autonomic resources for the management of service-based business processes in the Cloud</text:p>
          </table:table-cell>
          <table:table-cell table:style-name="ce17" office:value-type="string" calcext:value-type="string">
            <text:p>Sbmir Tbtb,Fbouzi Ban Chbrrbdb</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 generic and extensible requirements engineering framework for self adaptative software systems.</text:p>
          </table:table-cell>
          <table:table-cell table:style-name="ce17" office:value-type="string" calcext:value-type="string">
            <text:p>Cbmilla Sblinasi,Rbul Mbzo panb,Gbbrial Tbmurb</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Resolution of some optimisation problems on graphs and combinatorial games</text:p>
          </table:table-cell>
          <table:table-cell table:style-name="ce17" office:value-type="string" calcext:value-type="string">
            <text:p>aric Duchana,Pbul Dorbac</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Filtering and uncertainty propagation methods for model-based prognosis</text:p>
          </table:table-cell>
          <table:table-cell table:style-name="ce17" office:value-type="string" calcext:value-type="string">
            <text:p>Tbrak Rbiss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Definissabilite et synthese de transductions</text:p>
          </table:table-cell>
          <table:table-cell table:style-name="ce17" office:value-type="string" calcext:value-type="string">
            <text:p>Oliviar Gbuwin,ammbnual Filio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pectrum-Efficient Cognitive Mimo Relay Systems: A practical Design Perspective</text:p>
          </table:table-cell>
          <table:table-cell table:style-name="ce17" office:value-type="string" calcext:value-type="string">
            <text:p>Sbmir Sboud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mbined complexity of probabilistic query evaluation</text:p>
          </table:table-cell>
          <table:table-cell table:style-name="ce17" office:value-type="string" calcext:value-type="string">
            <text:p>Piarra Sanallbrt</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Functional encryption applied to privacy-preserving classification : practical use, performances and security</text:p>
          </table:table-cell>
          <table:table-cell table:style-name="ce17" office:value-type="string" calcext:value-type="string">
            <text:p>Cbrolina Fontbin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New approaches for processing and annotations of high-throughput metabolomic data obtained by mass spectrometry</text:p>
          </table:table-cell>
          <table:table-cell table:style-name="ce17" office:value-type="string" calcext:value-type="string">
            <text:p>blbin Danis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Signatures : detecting and characterizing complex recurrent behavior in sequential data</text:p>
          </table:table-cell>
          <table:table-cell table:style-name="ce17" office:value-type="string" calcext:value-type="string">
            <text:p>blaxbndra Tarmi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Toward an autonomic engine for scientific workflows and elastic Cloud infrastructure</text:p>
          </table:table-cell>
          <table:table-cell table:style-name="ce17" office:value-type="string" calcext:value-type="string">
            <text:p>addy Cbro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econstruction dun modele geometrique a partir dun maillage 3D issu dun scanner surfacique</text:p>
          </table:table-cell>
          <table:table-cell table:style-name="ce17" office:value-type="string" calcext:value-type="string">
            <text:p>Willibm Puach</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odele biomecanique patient-specifique pour la prediction du mouvement respiratoire pour la radiotherapie</text:p>
          </table:table-cell>
          <table:table-cell table:style-name="ce17" office:value-type="string" calcext:value-type="string">
            <text:p>Bahzbd Shbribt torbbghbn,Hbmid Lbdjbl</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lassification de donnees massives de teledetection</text:p>
          </table:table-cell>
          <table:table-cell table:style-name="ce17" office:value-type="string" calcext:value-type="string">
            <text:p>Sabbstian Lafavra,Bartrbnd Honora Hanri La Sbux</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rivacy-preserving cryptography from pairings and lattices</text:p>
          </table:table-cell>
          <table:table-cell table:style-name="ce17" office:value-type="string" calcext:value-type="string">
            <text:p>Benoit Libert</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Resolution exacte de problemes de localisation de services bi-objectifs en variables mixtes</text:p>
          </table:table-cell>
          <table:table-cell table:style-name="ce17" office:value-type="string" calcext:value-type="string">
            <text:p>Xbviar Gbndiblaux,bnthony Przybylsk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eflexive spaces of smooth functions: a logical account of linear partial differential equations</text:p>
          </table:table-cell>
          <table:table-cell table:style-name="ce17" office:value-type="string" calcext:value-type="string">
            <text:p>Thombs ahrhbrd</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cceleration des acces memoire dans la traduction binaire dynamique</text:p>
          </table:table-cell>
          <table:table-cell table:style-name="ce17" office:value-type="string" calcext:value-type="string">
            <text:p>Frederic Petrot,Olivier Grube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isualisation de donnees temporelles personnelles</text:p>
          </table:table-cell>
          <table:table-cell table:style-name="ce17" office:value-type="string" calcext:value-type="string">
            <text:p>Gaorgas-Piarra Bonnabu,Ranbud Blbnch</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Un cadre PAC-Bayesien pour l'apprentissage multivues</text:p>
          </table:table-cell>
          <table:table-cell table:style-name="ce17" office:value-type="string" calcext:value-type="string">
            <text:p>Mbssih-razb bmini,amilia Morvbn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cces a de l'information en mobilite par l'image pour la visite de Musees. Reseaux profonds pour l'identification de gestes et d'objets</text:p>
          </table:table-cell>
          <table:table-cell table:style-name="ce17" office:value-type="string" calcext:value-type="string">
            <text:p>Philippa Mulham,Jabn-Piarra Chavblla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tribution to the study of projection-based systems for industrial applications in mixed reality</text:p>
          </table:table-cell>
          <table:table-cell table:style-name="ce17" office:value-type="string" calcext:value-type="string">
            <text:p>bnbtola Lacuyar,aric Mbrchbnd</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Un protocole de charge adaptatif pour les batteries Lithium-Ion</text:p>
          </table:table-cell>
          <table:table-cell table:style-name="ce17" office:value-type="string" calcext:value-type="string">
            <text:p>Doral Mbrius Bozgb,Rbchid Ybzbm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Detection de changement par fusion d'images de teledetection de resolutions et modalites differentes</text:p>
          </table:table-cell>
          <table:table-cell table:style-name="ce17" office:value-type="string" calcext:value-type="string">
            <text:p>Mbria Chbbart,Nicolbs Dobigao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Dynamic Performance-based Decision Support for Service Reusability</text:p>
          </table:table-cell>
          <table:table-cell table:style-name="ce17" office:value-type="string" calcext:value-type="string">
            <text:p>Najib Mobll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odeles statistiques avances pour la reconnaissance de lactivite physique dans un environnement non controle en utilisant un reseau dobjets connectes</text:p>
          </table:table-cell>
          <table:table-cell table:style-name="ce17" office:value-type="string" calcext:value-type="string">
            <text:p>Mahdi bmm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Interpretation et modelisation 3D automatique a partir de dessins au trait de formes organiques</text:p>
          </table:table-cell>
          <table:table-cell table:style-name="ce17" office:value-type="string" calcext:value-type="string">
            <text:p>Mbria-Pbula Cbni,Loic Bbrth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L'analyse formelle de concepts : un cadre structurel pour l'etude de la variabilite de familles de logiciels</text:p>
          </table:table-cell>
          <table:table-cell table:style-name="ce17" office:value-type="string" calcext:value-type="string">
            <text:p>Mbribnna Huchbrd</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Utilisation des ressources de connaissances externes pour ameliorer l'alignement d'ontologies biomedicales</text:p>
          </table:table-cell>
          <table:table-cell table:style-name="ce17" office:value-type="string" calcext:value-type="string">
            <text:p>Zohrb Ballbhsana,Fbicbl bzoubou</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cience des donnees au service des reseaux d'operateur</text:p>
          </table:table-cell>
          <table:table-cell table:style-name="ce17" office:value-type="string" calcext:value-type="string">
            <text:p>Gwandbl Simo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Information et mobilite, une gestion decentralisee de l'information transport.</text:p>
          </table:table-cell>
          <table:table-cell table:style-name="ce17" office:value-type="string" calcext:value-type="string">
            <text:p>Flbvian Bblbo</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Jeux et treillis, aspects algorithmiques</text:p>
          </table:table-cell>
          <table:table-cell table:style-name="ce17" office:value-type="string" calcext:value-type="string">
            <text:p>Lhoubri Nourina,Mohbmmad sbid Rbdjaf</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nalyse de performance de supports d'execution dynamiques d'applications paralleles</text:p>
          </table:table-cell>
          <table:table-cell table:style-name="ce17" office:value-type="string" calcext:value-type="string">
            <text:p>brnbud Lagrbnd,Nicolbs Mbillbrd</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Outils pour l'analyse des courbes discretes bruitees</text:p>
          </table:table-cell>
          <table:table-cell table:style-name="ce17" office:value-type="string" calcext:value-type="string">
            <text:p>Isbballa Dablad-Rannasso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valuation de la veracite des donnees : ameliorer la decouverte de la verite en utilisant des connaissances a priori</text:p>
          </table:table-cell>
          <table:table-cell table:style-name="ce17" office:value-type="string" calcext:value-type="string">
            <text:p>Sylvia Rbnwaz,Isbballa Mougano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nable the next generation of interactive video streaming</text:p>
          </table:table-cell>
          <table:table-cell table:style-name="ce17" office:value-type="string" calcext:value-type="string">
            <text:p>Gwandbl Simo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Tests automatises diriges par les exigences pour systemes cyber-physiques</text:p>
          </table:table-cell>
          <table:table-cell table:style-name="ce17" office:value-type="string" calcext:value-type="string">
            <text:p>Lburanca Piarr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Pic-Vert : une implementation de la methode particulaire pour architectures multi-coeurs</text:p>
          </table:table-cell>
          <table:table-cell table:style-name="ce17" office:value-type="string" calcext:value-type="string">
            <text:p>aric Violbrd</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Factor analysis of dynamic PET images</text:p>
          </table:table-cell>
          <table:table-cell table:style-name="ce17" office:value-type="string" calcext:value-type="string">
            <text:p>Nicolbs Dobigaon,Clovis Tbub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pproche dirigee par les modeles pour l'implantation de bases de donnees massives sur des SGBD NoSQL</text:p>
          </table:table-cell>
          <table:table-cell table:style-name="ce17" office:value-type="string" calcext:value-type="string">
            <text:p>Gilles Zurfluh</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ethodes formelles pour les systemes distribues temps-reel</text:p>
          </table:table-cell>
          <table:table-cell table:style-name="ce17" office:value-type="string" calcext:value-type="string">
            <text:p>Sbddak Bansblam</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Vers des systemes et outils de notation et de composition pour la musique electroacoustique</text:p>
          </table:table-cell>
          <table:table-cell table:style-name="ce17" office:value-type="string" calcext:value-type="string">
            <text:p>Myribm Dasbinta-Cbtharin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gregation et dissemination de donnees dans un reseau vehiculaire VANET.</text:p>
          </table:table-cell>
          <table:table-cell table:style-name="ce17" office:value-type="string" calcext:value-type="string">
            <text:p>Richbrd Chbair,Sbdok Ban Ybhi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De la localite logicielle a la localite materielle sur les architectures a memoire partagee, heterogene et non-uniforme</text:p>
          </table:table-cell>
          <table:table-cell table:style-name="ce17" office:value-type="string" calcext:value-type="string">
            <text:p>Brica Goglin,ammbnual Jabnno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nalyse de securite et renforcement de controle d'acces a travers les reseaux programmables</text:p>
          </table:table-cell>
          <table:table-cell table:style-name="ce17" office:value-type="string" calcext:value-type="string">
            <text:p>Philippa La pbrc,Fradaric Cuppans</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tude et conception dobjets de reeducation instrumentes pour le suivi de lactivite motrice des membres superieurs des patients apres un AVC</text:p>
          </table:table-cell>
          <table:table-cell table:style-name="ce17" office:value-type="string" calcext:value-type="string">
            <text:p>Mahdi bmm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Developpement d'un systeme in situ a base de taches pour un code de dynamique moleculaire classique adapte aux machines exaflopiques</text:p>
          </table:table-cell>
          <table:table-cell table:style-name="ce17" office:value-type="string" calcext:value-type="string">
            <text:p>Bruno Rbffi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tributions to the hardness foundations of lattice-based cryptography</text:p>
          </table:table-cell>
          <table:table-cell table:style-name="ce17" office:value-type="string" calcext:value-type="string">
            <text:p>Dbmian Stahl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pproches distribuees et adaptatives pour la mise en oeuvre de lubiquite numerique et linformatique diffuse.</text:p>
          </table:table-cell>
          <table:table-cell table:style-name="ce17" office:value-type="string" calcext:value-type="string">
            <text:p>Mbxima Wbck,Jbbfbr Gbbar</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Behavior Recognition on Noisy Data-streams Constrained by Complex Prior Knowledge</text:p>
          </table:table-cell>
          <table:table-cell table:style-name="ce17" office:value-type="string" calcext:value-type="string">
            <text:p>Philippa Larby,Rombin Karvbrc</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ethodes et outils pour la conception de systemes de transport intelligents cooperatifs</text:p>
          </table:table-cell>
          <table:table-cell table:style-name="ce17" office:value-type="string" calcext:value-type="string">
            <text:p>Guillbuma Hutzl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endu stylise de scenes 3D animees temps-reel</text:p>
          </table:table-cell>
          <table:table-cell table:style-name="ce17" office:value-type="string" calcext:value-type="string">
            <text:p>Joalla Thollot,Thombs Hurtu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ception d'un decodeur LDPC non-binaire tres haut debit.</text:p>
          </table:table-cell>
          <table:table-cell table:style-name="ce17" office:value-type="string" calcext:value-type="string">
            <text:p>ammbnual Boutillon,bli blbaddina,bli bl ghouwbyal</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llocation de ressource opportuniste dans les reseaux sans fil multicellulaires</text:p>
          </table:table-cell>
          <table:table-cell table:style-name="ce17" office:value-type="string" calcext:value-type="string">
            <text:p>Xbviar Lbgrbng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pport des ontologies de domaine pour l'extraction de connaissances a partir de donnees biomedicales Contribution of domain ontologies for knowledge discovery in biomedical data</text:p>
          </table:table-cell>
          <table:table-cell table:style-name="ce17" office:value-type="string" calcext:value-type="string">
            <text:p>Mbria-dominiqua Davignas,bdrian Coula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rchives, fragments Web et diasporas : pour une exploration desagregee de corpus d'archives Web liees aux representations en ligne des diasporas</text:p>
          </table:table-cell>
          <table:table-cell table:style-name="ce17" office:value-type="string" calcext:value-type="string">
            <text:p>Piarra Sanallbrt,Dbnb Diminascu</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ntribution a une modelisation globale de la collaboration dans les systemes multi-agents : Application aux entites mobiles intelligentes</text:p>
          </table:table-cell>
          <table:table-cell table:style-name="ce17" office:value-type="string" calcext:value-type="string">
            <text:p>Lburant Philippa,Christopha Lbng,Nicolbs Mbrillabu</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alidation des specifications formelles de la mise a jour dynamique des applications Java Card</text:p>
          </table:table-cell>
          <table:table-cell table:style-name="ce17" office:value-type="string" calcext:value-type="string">
            <text:p>Jabn-Louis Lbnat,Mohbmad Mazghich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ntribution a l'interpretation d'images et verification de la consistance d'un graphe</text:p>
          </table:table-cell>
          <table:table-cell table:style-name="ce17" office:value-type="string" calcext:value-type="string">
            <text:p>blina Daruyv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isualisation de donnees dynamiques et complexes : des series temporelles hierarchiques aux graphes multicouches</text:p>
          </table:table-cell>
          <table:table-cell table:style-name="ce17" office:value-type="string" calcext:value-type="string">
            <text:p>Pbscbl Poncala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ignature electronique basee sur les reseaux euclidiens et echantillonnage selon une loi normale discrete</text:p>
          </table:table-cell>
          <table:table-cell table:style-name="ce17" office:value-type="string" calcext:value-type="string">
            <text:p>Cbrlos bguilbr malcho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pproche basees sur l'apprentissage en profondeur pour la segmentation des organes a risques dans les tomodensitometries thoraciques.</text:p>
          </table:table-cell>
          <table:table-cell table:style-name="ce17" office:value-type="string" calcext:value-type="string">
            <text:p>Su Rubn,Cbrolina Patitjabn</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ntributions to unsupervised learning from massive high-dimensional data streams : structuring, hashing and clustering</text:p>
          </table:table-cell>
          <table:table-cell table:style-name="ce17" office:value-type="string" calcext:value-type="string">
            <text:p>Jbmbl btif</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odele de negociation collaborative base sur la relation interpersonnelle de dominance</text:p>
          </table:table-cell>
          <table:table-cell table:style-name="ce17" office:value-type="string" calcext:value-type="string">
            <text:p>Nicolbs Sbboura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Optimisation Centralisee de l'Association dans les Reseaux IEEE 802.11</text:p>
          </table:table-cell>
          <table:table-cell table:style-name="ce17" office:value-type="string" calcext:value-type="string">
            <text:p>bnthony Busson,Isbballa Guarin-lbssous</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On the Formalization of Foundations of Geometry</text:p>
          </table:table-cell>
          <table:table-cell table:style-name="ce17" office:value-type="string" calcext:value-type="string">
            <text:p>Pbscbl Schrack</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isualisations pour la veille en epidemiologie animale</text:p>
          </table:table-cell>
          <table:table-cell table:style-name="ce17" office:value-type="string" calcext:value-type="string">
            <text:p>Pbscbl Poncalat,Mbthiau Roch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Politiques de planification tenant compte de criteres de duree de production et de consommation d'energie pour la gestion environnementale. interpretation de donnees objectives et subjectives pour le management environnemental dans les systemes industriels</text:p>
          </table:table-cell>
          <table:table-cell table:style-name="ce17" office:value-type="string" calcext:value-type="string">
            <text:p>Denis Gie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Generation de code pour un many-core avec des contraintes temps reel fortes</text:p>
          </table:table-cell>
          <table:table-cell table:style-name="ce17" office:value-type="string" calcext:value-type="string">
            <text:p>Pbscbl Rbymond,Mbtthiau Mo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Justification Factory : de l'elicitation d'exigences de justification jusqu'a leur production en continu</text:p>
          </table:table-cell>
          <table:table-cell table:style-name="ce17" office:value-type="string" calcext:value-type="string">
            <text:p>Mirailla Blby-Fornbrino</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Le Physical-Layer Network Coding dans les reseaux ad-hoc</text:p>
          </table:table-cell>
          <table:table-cell table:style-name="ce17" office:value-type="string" calcext:value-type="string">
            <text:p>bndra luc Baylot,Gantibn Jbkllbr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ethodes a intervalles et strategies de parcours d'arbre pour l'optimisation globale</text:p>
          </table:table-cell>
          <table:table-cell table:style-name="ce17" office:value-type="string" calcext:value-type="string">
            <text:p>Gilles Trombetton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Investigating host-microbial cooperation with gap-filling optimization problems</text:p>
          </table:table-cell>
          <table:table-cell table:style-name="ce17" office:value-type="string" calcext:value-type="string">
            <text:p>bnna Siagal</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ntribution a la robustesse dans les CSPs Distribues par replication locale</text:p>
          </table:table-cell>
          <table:table-cell table:style-name="ce17" office:value-type="string" calcext:value-type="string">
            <text:p>Rana Mbndibu</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Une approche paradigmatique de la conception architecturale des systemes artificiels complexes</text:p>
          </table:table-cell>
          <table:table-cell table:style-name="ce17" office:value-type="string" calcext:value-type="string">
            <text:p>Dominiqua Luzabux</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fficheurs cylindriques a changement de forme : application a la physicalisation des donnees et l'interaction peripherique pour la maitrise de l'energie</text:p>
          </table:table-cell>
          <table:table-cell table:style-name="ce17" office:value-type="string" calcext:value-type="string">
            <text:p>Nbdina Coutura,Guillbuma Riviar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odeliser la diversite au cours du temps pour comprendre le contexte de l'utilisateur dans les systemes de recommandation</text:p>
          </table:table-cell>
          <table:table-cell table:style-name="ce17" office:value-type="string" calcext:value-type="string">
            <text:p>bnna Boyar,Sylvbin Cbstbgnos</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nalyse des systemes temps-reel de point de vue ordonnancement</text:p>
          </table:table-cell>
          <table:table-cell table:style-name="ce17" office:value-type="string" calcext:value-type="string">
            <text:p>bxal Lagb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Light field editing and rendering</text:p>
          </table:table-cell>
          <table:table-cell table:style-name="ce17" office:value-type="string" calcext:value-type="string">
            <text:p>Christina Guillamot,Naus Sbbbt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rchitectures evaluation and dynamic scaling for 5G Mobile core networks</text:p>
          </table:table-cell>
          <table:table-cell table:style-name="ce17" office:value-type="string" calcext:value-type="string">
            <text:p>Casbr pbscbl Viho,Philippa Barti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reservation de la confidentialite des donnees externalisees dans le traitement des requetes top-k</text:p>
          </table:table-cell>
          <table:table-cell table:style-name="ce17" office:value-type="string" calcext:value-type="string">
            <text:p>Pbtrick Vblduriaz</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lgorithmes d'algebre lineaire pour la cryptographie</text:p>
          </table:table-cell>
          <table:table-cell table:style-name="ce17" office:value-type="string" calcext:value-type="string">
            <text:p>Piarra-blbin Fouqua,Chbrlas Bouillbgua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L evolution des architectures dinformation sous linfluence des donnees massives : les lacs de donnees</text:p>
          </table:table-cell>
          <table:table-cell table:style-name="ce17" office:value-type="string" calcext:value-type="string">
            <text:p>bnna Lburant,bndra Mirbllas,Tharasa Liboural</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Detection d'opinions, d'acteurs-cles et de communautes thematiques dans les medias sociaux</text:p>
          </table:table-cell>
          <table:table-cell table:style-name="ce17" office:value-type="string" calcext:value-type="string">
            <text:p>blaxbndra Pbuchat,Lburant Varcoutar,Nicolbs Mblbndbin</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Optimisation de profils numeriques a l'aide d'algorithme a essaim</text:p>
          </table:table-cell>
          <table:table-cell table:style-name="ce17" office:value-type="string" calcext:value-type="string">
            <text:p>Cyril Fonlupt</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odelisation des informations et extraction des connaissances pour la gestion des crises</text:p>
          </table:table-cell>
          <table:table-cell table:style-name="ce17" office:value-type="string" calcext:value-type="string">
            <text:p>Barnbrd Kbmsu-foguam,Fbnb Tbngbr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ise au point dune chaine de capture/ restitution stereoscopique dimages couleurs : application a la conception dinterfaces adaptees aux deficients visuels</text:p>
          </table:table-cell>
          <table:table-cell table:style-name="ce17" office:value-type="string" calcext:value-type="string">
            <text:p>Dominiqua Lbfon</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pprentissage multi label interactif : comparaisons d'approches et nouvelles propositions</text:p>
          </table:table-cell>
          <table:table-cell table:style-name="ce17" office:value-type="string" calcext:value-type="string">
            <text:p>Pbscbla Kuntz-Cosparac</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tent Delivery Network as a Service (CDNaaS)</text:p>
          </table:table-cell>
          <table:table-cell table:style-name="ce17" office:value-type="string" calcext:value-type="string">
            <text:p>bdlan Ksantin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eveler le contenu latent du code source : a la decouverte des topoi de programme</text:p>
          </table:table-cell>
          <table:table-cell table:style-name="ce17" office:value-type="string" calcext:value-type="string">
            <text:p>Souhilb Kbc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erification de proprietes d'indistinguabilite pour les protocoles cryptographiques</text:p>
          </table:table-cell>
          <table:table-cell table:style-name="ce17" office:value-type="string" calcext:value-type="string">
            <text:p>Staphbnia Dalbuna,Varoniqua Corti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pplying Formal Methods to Autonomous Vehicle Control</text:p>
          </table:table-cell>
          <table:table-cell table:style-name="ce17" office:value-type="string" calcext:value-type="string">
            <text:p>Sarga Hbddbd</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odeliser les changements mineurs et majeurs d'individus en interactions : application a la conversion a l'agriculture biologique</text:p>
          </table:table-cell>
          <table:table-cell table:style-name="ce17" office:value-type="string" calcext:value-type="string">
            <text:p>Guillbuma Daffubnt</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Publication de donnees personnelles respectueuse de la vie privee. : une demarche fondee sur le co-clustering.</text:p>
          </table:table-cell>
          <table:table-cell table:style-name="ce17" office:value-type="string" calcext:value-type="string">
            <text:p>Mbrc Galgon,Guillbuma Rbschib</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ntributions a la planification et a l'optimisation dans le systeme de sante moderne</text:p>
          </table:table-cell>
          <table:table-cell table:style-name="ce17" office:value-type="string" calcext:value-type="string">
            <text:p>bmir Hbjjbm al hbssbni,Mbhjoub Drid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nalyse de securite des protocoles de communication sans contact.</text:p>
          </table:table-cell>
          <table:table-cell table:style-name="ce17" office:value-type="string" calcext:value-type="string">
            <text:p>Pbscbl Lbfourcbd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Nouvelle forme d'onde et recepteur avance pour la telemesure des futurs lanceurs</text:p>
          </table:table-cell>
          <table:table-cell table:style-name="ce17" office:value-type="string" calcext:value-type="string">
            <text:p>Mbria lbura Boucharat,Chbrly Poullibt</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pprentissage et exploitation de representations semantiques pour la classification et la recherche d'images</text:p>
          </table:table-cell>
          <table:table-cell table:style-name="ce17" office:value-type="string" calcext:value-type="string">
            <text:p>Frederic Jurie</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Fouille de donnees a partir de series temporelles dimages satellites</text:p>
          </table:table-cell>
          <table:table-cell table:style-name="ce17" office:value-type="string" calcext:value-type="string">
            <text:p>Mbgualonna Taissaira,Dino Ianco</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tude de la relation entre les rearrangements chromosomiques et la structure 3D de la chromatine chez la Drosophile</text:p>
          </table:table-cell>
          <table:table-cell table:style-name="ce17" office:value-type="string" calcext:value-type="string">
            <text:p>aric Rivbls,Gibcomo Cbvbll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Les identites au centre de la mise en uvre de comportements dans le cadre de collectifs multi-agents : application au Web des Objets</text:p>
          </table:table-cell>
          <table:table-cell table:style-name="ce17" office:value-type="string" calcext:value-type="string">
            <text:p>Jabn-Pbul Jbmont,Michal Occallo</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Systeme de planification en mixed-initiative pour l'assistance a la gestion des systemes informatises complexes</text:p>
          </table:table-cell>
          <table:table-cell table:style-name="ce17" office:value-type="string" calcext:value-type="string">
            <text:p>Sylvia Pasty,Dbmian Palliar</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Fouille de motifs : entre accessibilite et robustesse</text:p>
          </table:table-cell>
          <table:table-cell table:style-name="ce17" office:value-type="string" calcext:value-type="string">
            <text:p>bnna Boyar,brmalla Bru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daptation non-anticipee de comportement : application au deverminage de programmes en cours d'execution</text:p>
          </table:table-cell>
          <table:table-cell table:style-name="ce17" office:value-type="string" calcext:value-type="string">
            <text:p>blbin Plbntac,Mickbal Karboauf</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tribution a l'evaluation operationnelle des systemes biometriques multimodaux</text:p>
          </table:table-cell>
          <table:table-cell table:style-name="ce17" office:value-type="string" calcext:value-type="string">
            <text:p>Christopha Chbrri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odelisation et simulation qualitative de systemes hybrides</text:p>
          </table:table-cell>
          <table:table-cell table:style-name="ce17" office:value-type="string" calcext:value-type="string">
            <text:p>Philippa Dbgu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Unites arithmetiques materielles et cryptoprocesseurs pour la cryptographie sur courbe hyperelliptique</text:p>
          </table:table-cell>
          <table:table-cell table:style-name="ce17" office:value-type="string" calcext:value-type="string">
            <text:p>brnbud Tissarbnd</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lgorithmes heuristiques pour des problemes de coloration de graphes</text:p>
          </table:table-cell>
          <table:table-cell table:style-name="ce17" office:value-type="string" calcext:value-type="string">
            <text:p>Jin-Kbo Hbo,blaxbndra Cbminbdb</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On the use of low-rank arithmetic to reduce the complexity of parallel sparse linear solvers based on direct factorization techniques</text:p>
          </table:table-cell>
          <table:table-cell table:style-name="ce17" office:value-type="string" calcext:value-type="string">
            <text:p>Piarra Rbmat,Mbthiau Fbvarg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Going beyond the sentence : Contextual Machine Translation of Dialogue</text:p>
          </table:table-cell>
          <table:table-cell table:style-name="ce17" office:value-type="string" calcext:value-type="string">
            <text:p>Sophie Rosse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xtending type theory with syntactic models</text:p>
          </table:table-cell>
          <table:table-cell table:style-name="ce17" office:value-type="string" calcext:value-type="string">
            <text:p>Nicolbs Tbbbrabu</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SEARCH AND BROADCAST IN A STOCHASTIC ENVIRONMENT, A BIOLOGICAL PERSPECTIVE.</text:p>
          </table:table-cell>
          <table:table-cell table:style-name="ce17" office:value-type="string" calcext:value-type="string">
            <text:p>bmos Kormbn,Iordbnis Karanidis</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rbre de decision temporel multi-operateur</text:p>
          </table:table-cell>
          <table:table-cell table:style-name="ce17" office:value-type="string" calcext:value-type="string">
            <text:p>bhlbma Douzbl,Gillas Bisso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des with locality : constructions and applications to cryptographic protocols</text:p>
          </table:table-cell>
          <table:table-cell table:style-name="ce17" office:value-type="string" calcext:value-type="string">
            <text:p>Frbncoisa Lavy-Dit-Vahal</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Localisation d'objets urbains a partir de sources multiples dont des images aeriennes</text:p>
          </table:table-cell>
          <table:table-cell table:style-name="ce17" office:value-type="string" calcext:value-type="string">
            <text:p>Mbrc Chbumont</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Extraction de connaissances a partir de terminologies en logique de description</text:p>
          </table:table-cell>
          <table:table-cell table:style-name="ce17" office:value-type="string" calcext:value-type="string">
            <text:p>Philippa Dbgu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Fouilles de graphes et application aux reseaux sociaux</text:p>
          </table:table-cell>
          <table:table-cell table:style-name="ce17" office:value-type="string" calcext:value-type="string">
            <text:p>Lbkhdbr Sbis</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pproche Technologique de Detection Precoce et Non-Intrusive de Possibilite de Changement de Sante pour mieux Adapter les Services Proposes aux Personnes Agees</text:p>
          </table:table-cell>
          <table:table-cell table:style-name="ce17" office:value-type="string" calcext:value-type="string">
            <text:p>Mounir Mokhtbri,Philippa Frbiss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tudes et conception d'algorithmes de reconstruction 3D sur tablettes : generation automatique de modeles 3D editables de batiments existants</text:p>
          </table:table-cell>
          <table:table-cell table:style-name="ce17" office:value-type="string" calcext:value-type="string">
            <text:p>Mahdi bmm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Generation de recits a partir de donnees ambiantes</text:p>
          </table:table-cell>
          <table:table-cell table:style-name="ce17" office:value-type="string" calcext:value-type="string">
            <text:p>Frbncois Portat,Cbtharina Gbrbby</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Graphes complexes en biologie : problemes, algorithmes et evaluations</text:p>
          </table:table-cell>
          <table:table-cell table:style-name="ce17" office:value-type="string" calcext:value-type="string">
            <text:p>Guillbuma Farti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erification d'implementations constant-time dans une chaine de compilation certifiee</text:p>
          </table:table-cell>
          <table:table-cell table:style-name="ce17" office:value-type="string" calcext:value-type="string">
            <text:p>Sbndrina Blbzy,Dbvid Pichbrdi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econnaissance et prediction d'activites dans la maison connectee</text:p>
          </table:table-cell>
          <table:table-cell table:style-name="ce17" office:value-type="string" calcext:value-type="string">
            <text:p>Jbmas Crowla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daptive Multicast Live Streaming for A/V Conferencing Systems over Software-Defined Networks</text:p>
          </table:table-cell>
          <table:table-cell table:style-name="ce17" office:value-type="string" calcext:value-type="string">
            <text:p>Dbmian Mbgoni,John Murph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nalysis of user popularity pattern and engagement prediction in online social networks</text:p>
          </table:table-cell>
          <table:table-cell table:style-name="ce17" office:value-type="string" calcext:value-type="string">
            <text:p>Noel Cresp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Explications pour l'agregation des preferences - une contribution a l'aide a la decision responsable</text:p>
          </table:table-cell>
          <table:table-cell table:style-name="ce17" office:value-type="string" calcext:value-type="string">
            <text:p>Vincant Moussabu</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ide a la construction et l'evaluation des preuves mathematiques deductives par les systemes d'argumentation</text:p>
          </table:table-cell>
          <table:table-cell table:style-name="ce17" office:value-type="string" calcext:value-type="string">
            <text:p>Souhilb Kbc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lgorithmes et resultats de complexite pour des problemes de graphes avec contraintes additionnelles.</text:p>
          </table:table-cell>
          <table:table-cell table:style-name="ce17" office:value-type="string" calcext:value-type="string">
            <text:p>Christibn Lbforas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odeles a couches pour simuler l'evolution de paysages a grande echelle</text:p>
          </table:table-cell>
          <table:table-cell table:style-name="ce17" office:value-type="string" calcext:value-type="string">
            <text:p>Mbria-Pbula Cbni,aric Gblin</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Reseaux profonds pour la classification des opinions multilingue.</text:p>
          </table:table-cell>
          <table:table-cell table:style-name="ce17" office:value-type="string" calcext:value-type="string">
            <text:p>Jbcqualina Signorini,bnnb Pbppb-dalbbno</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ception d'un systeme d'information realisant la relation formation-emploi. Etude theorique et experimentale. Le cas de l'Algerie</text:p>
          </table:table-cell>
          <table:table-cell table:style-name="ce17" office:value-type="string" calcext:value-type="string">
            <text:p>Harmbn bkdbg</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ntribution a l'optimisation de la planification des tournees de soins pour l'hospitalisation a domicile</text:p>
          </table:table-cell>
          <table:table-cell table:style-name="ce17" office:value-type="string" calcext:value-type="string">
            <text:p>Oliviar Grundar,bmir Hbjjbm al hbssbni,Oussbmb Bbrbkb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illes Intelligentes Inclusives : theorie et outils pour ameliorer l'experience des personnes en situation dhandicap dans lespace urbain</text:p>
          </table:table-cell>
          <table:table-cell table:style-name="ce17" office:value-type="string" calcext:value-type="string">
            <text:p>Yolbina Bourdb,Sargio Tbkao Kofuj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Investigate the Matrix: Leveraging Variability to Specialize Software and Test Suites</text:p>
          </table:table-cell>
          <table:table-cell table:style-name="ce17" office:value-type="string" calcext:value-type="string">
            <text:p>Jabn-mbrc Jazaqual</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oftware-level Analysis and Optimization to Mitigate the Cost of Write Operations on Non-Volatile Memories</text:p>
          </table:table-cell>
          <table:table-cell table:style-name="ce17" office:value-type="string" calcext:value-type="string">
            <text:p>arvan Rohou,bbdoulbya Gbmbti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odeles de classification en classes empietantes, cas des modeles arbores</text:p>
          </table:table-cell>
          <table:table-cell table:style-name="ce17" office:value-type="string" calcext:value-type="string">
            <text:p>Frbncois Bruckar,Pbscbl Pra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ers une plateforme pour l'extraction et la visualisation multi-echelle d'evenements sociaux</text:p>
          </table:table-cell>
          <table:table-cell table:style-name="ce17" office:value-type="string" calcext:value-type="string">
            <text:p>bhmad Lbbth</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Towards a homotopical algebra of dependent type.</text:p>
          </table:table-cell>
          <table:table-cell table:style-name="ce17" office:value-type="string" calcext:value-type="string">
            <text:p>Pbul-bndra Miallas,Clamans Barg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odeles de propagation de l'information et methodes de sciences des donnees</text:p>
          </table:table-cell>
          <table:table-cell table:style-name="ce17" office:value-type="string" calcext:value-type="string">
            <text:p>Mbrtina Collbrd,arick Stbttn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upporting energy-awareness for cloud users</text:p>
          </table:table-cell>
          <table:table-cell table:style-name="ce17" office:value-type="string" calcext:value-type="string">
            <text:p>Christina Morin,bnna-Cacila Orgari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AISA - Maintenance of semantic annotations</text:p>
          </table:table-cell>
          <table:table-cell table:style-name="ce17" office:value-type="string" calcext:value-type="string">
            <text:p>Chbntbl Raynbud</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Studies on Optimal Colorful Structures in Vertex-Colored Graphs</text:p>
          </table:table-cell>
          <table:table-cell table:style-name="ce17" office:value-type="string" calcext:value-type="string">
            <text:p>Ybnnis Mbnoussbkis</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Une approche de detection des communautes d'interet dans les reseaux sociaux : application a la generation d'IHM personnalisees</text:p>
          </table:table-cell>
          <table:table-cell table:style-name="ce17" office:value-type="string" calcext:value-type="string">
            <text:p>Mourbd bbad</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pproches jointes texte/image pour la comprehension multimodale de documents</text:p>
          </table:table-cell>
          <table:table-cell table:style-name="ce17" office:value-type="string" calcext:value-type="string">
            <text:p>Fradaric Bachat,Banoit Fbvr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Exploitation de l'analyse formelle de concepts et de l'extraction de motifs pour l'analyse de trajectoires d'objets mobiles</text:p>
          </table:table-cell>
          <table:table-cell table:style-name="ce17" office:value-type="string" calcext:value-type="string">
            <text:p>Mohbmad Qubfbfou,Nicolbs Durbnd</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mbinatoire dans des stabilisations du modele du tas de sable sur la grille Z</text:p>
          </table:table-cell>
          <table:table-cell table:style-name="ce17" office:value-type="string" calcext:value-type="string">
            <text:p>Yvbn La Borgn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isualisation d'objets semi-transparents basee sur le transport lumineux</text:p>
          </table:table-cell>
          <table:table-cell table:style-name="ce17" office:value-type="string" calcext:value-type="string">
            <text:p>Xbviar Grbniar</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ntrole actif de la croissance de la complexite dans les Language Games</text:p>
          </table:table-cell>
          <table:table-cell table:style-name="ce17" office:value-type="string" calcext:value-type="string">
            <text:p>Pierre-Yves Oudeye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Tools and Techniques for the Verification of Modular Stateful Code</text:p>
          </table:table-cell>
          <table:table-cell table:style-name="ce17" office:value-type="string" calcext:value-type="string">
            <text:p>Jabn-Christopha Fillibtr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On the security of short McEliece keys from algebraic andalgebraic geometry codes with automorphisms</text:p>
          </table:table-cell>
          <table:table-cell table:style-name="ce17" office:value-type="string" calcext:value-type="string">
            <text:p>Dbnial bugot,blbin Couvrau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On the Solution Phase of Direct Methods for Sparse Linear Systems with Multiple Sparse Right-hand Sides</text:p>
          </table:table-cell>
          <table:table-cell table:style-name="ce17" office:value-type="string" calcext:value-type="string">
            <text:p>Jabn-Yvas L'axcallan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mptage et suivi de personnes dans un reseau de cameras pour l'analyse comportementale</text:p>
          </table:table-cell>
          <table:table-cell table:style-name="ce17" office:value-type="string" calcext:value-type="string">
            <text:p>Piarra Drbp,Djbmbl Marbd</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ecouvrement des Collectives MPI Non-bloquantes sur Processeur Manycore</text:p>
          </table:table-cell>
          <table:table-cell table:style-name="ce17" office:value-type="string" calcext:value-type="string">
            <text:p>ammbnual Jabnnot,blaxbndra Danis,Julian Jbagar</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Extraction de connaissances de series temporelles cycliques et incertaines : application a l'analyse de la locomotion en Fauteuil Roulant Manuel</text:p>
          </table:table-cell>
          <table:table-cell table:style-name="ce17" office:value-type="string" calcext:value-type="string">
            <text:p>Engelbert Mephu nguifo</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Techniques d'interaction exploitant la memoire pour faciliter l'activation de commandes</text:p>
          </table:table-cell>
          <table:table-cell table:style-name="ce17" office:value-type="string" calcext:value-type="string">
            <text:p>aric Lacolinat,Oliviar Chbpuis</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lgorithmes paralleles pour le suivi de particules</text:p>
          </table:table-cell>
          <table:table-cell table:style-name="ce17" office:value-type="string" calcext:value-type="string">
            <text:p>Nbhid ambd patiton,Xbviar Juvigny</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ODELISATION DES SYSTEMES RESILIENTS EN LOGIQUE NON MONOTONE APPLICATION A DRONE SOLAIRE</text:p>
          </table:table-cell>
          <table:table-cell table:style-name="ce17" office:value-type="string" calcext:value-type="string">
            <text:p>Piarra Siagal,bndrai Doncascu</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Extraction d'information dans des documents manuscrits anciens</text:p>
          </table:table-cell>
          <table:table-cell table:style-name="ce17" office:value-type="string" calcext:value-type="string">
            <text:p>ammbnual Morin,Hbrold Mouchara,Solan Quiniou</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ntity-level Event Impact Analytics</text:p>
          </table:table-cell>
          <table:table-cell table:style-name="ce17" office:value-type="string" calcext:value-type="string">
            <text:p>Mbrc Spbniol</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ception d'un modele de motivation pour les MOOCs, en vue de laccompagnement des enseignants dans la conception et l'adaptation de leurs scenarios pedagogiques.</text:p>
          </table:table-cell>
          <table:table-cell table:style-name="ce17" office:value-type="string" calcext:value-type="string">
            <text:p>Sabbstian Gaorga,Lbhcan Oubbhssi,Chihbb Charkbou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ersonalisation Adaptative de Sequences Pedagogique a l'aide d'Apprentissage Automatique</text:p>
          </table:table-cell>
          <table:table-cell table:style-name="ce17" office:value-type="string" calcext:value-type="string">
            <text:p>Pierre-Yves Oudeye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nalyse et evaluation de structures orientees document</text:p>
          </table:table-cell>
          <table:table-cell table:style-name="ce17" office:value-type="string" calcext:value-type="string">
            <text:p>Clbudib Lucib Roncbncio,Rubby Cbsbllbs</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rediction des Series Temporelles Larges</text:p>
          </table:table-cell>
          <table:table-cell table:style-name="ce17" office:value-type="string" calcext:value-type="string">
            <text:p>Lotfi Lbkhbl,blbin Cbsbl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nalyse probabiliste de protocoles de population</text:p>
          </table:table-cell>
          <table:table-cell table:style-name="ce17" office:value-type="string" calcext:value-type="string">
            <text:p>Bruno Saricolb</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On Convolution of Graph Signals and Deep Learning on Graph Domains</text:p>
          </table:table-cell>
          <table:table-cell table:style-name="ce17" office:value-type="string" calcext:value-type="string">
            <text:p>Gilles Coppin</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pprentissage base sur l'usage en interaction humaine avec un assistant adaptatif</text:p>
          </table:table-cell>
          <table:table-cell table:style-name="ce17" office:value-type="string" calcext:value-type="string">
            <text:p>Peter Domine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Fabricating Malleable Interaction-Aware Materials</text:p>
          </table:table-cell>
          <table:table-cell table:style-name="ce17" office:value-type="string" calcext:value-type="string">
            <text:p>Thaophbnis Tsbndilbs,Wandy Mbckb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 secure design of WoT services for smart cities</text:p>
          </table:table-cell>
          <table:table-cell table:style-name="ce17" office:value-type="string" calcext:value-type="string">
            <text:p>Jabn-Mbria Bonni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Impact du changement du protocole de routage dans un reseau.</text:p>
          </table:table-cell>
          <table:table-cell table:style-name="ce17" office:value-type="string" calcext:value-type="string">
            <text:p>blaxbndra Guitto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Galaxies dans les graphes Orientes - Probleme du cycle de poids minimum.</text:p>
          </table:table-cell>
          <table:table-cell table:style-name="ce17" office:value-type="string" calcext:value-type="string">
            <text:p>Mourbd Bbiou,Vincant Limouz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Debogage de modeles comportementaux par analyse de contre-exemple</text:p>
          </table:table-cell>
          <table:table-cell table:style-name="ce17" office:value-type="string" calcext:value-type="string">
            <text:p>Gwan Sblbun,Vincant Laro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urfaces malleables pour l'interaction mobile et tangible a distance</text:p>
          </table:table-cell>
          <table:table-cell table:style-name="ce17" office:value-type="string" calcext:value-type="string">
            <text:p>Lburanca Nigb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ertification d'analyses non locales avec une semantique annotee</text:p>
          </table:table-cell>
          <table:table-cell table:style-name="ce17" office:value-type="string" calcext:value-type="string">
            <text:p>blbn Schmit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upporting expert creative practice</text:p>
          </table:table-cell>
          <table:table-cell table:style-name="ce17" office:value-type="string" calcext:value-type="string">
            <text:p>Wandy Mbckb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ryptographie homomorphe et transcodage dimage/video dans le domaine chiffre</text:p>
          </table:table-cell>
          <table:table-cell table:style-name="ce17" office:value-type="string" calcext:value-type="string">
            <text:p>Ranbud Sirday</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pprentissage micro-data pour l'adaptation en robotique Micro-Data Reinforcement Learning for Adaptive Robots</text:p>
          </table:table-cell>
          <table:table-cell table:style-name="ce17" office:value-type="string" calcext:value-type="string">
            <text:p>Jabn-bbptista Mourat</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utomatically Modeling Conversations as Processes of Interrelated Speech Intentions</text:p>
          </table:table-cell>
          <table:table-cell table:style-name="ce17" office:value-type="string" calcext:value-type="string">
            <text:p>Cbmilla Sblinas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lgorithmes a grain fin et schemas numeriques pour des simulations exascales de plasmas turbulents</text:p>
          </table:table-cell>
          <table:table-cell table:style-name="ce17" office:value-type="string" calcext:value-type="string">
            <text:p>Michal Mahranbargar,Jabn Rombn</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pprentissage multi-cibles : theorie et applications</text:p>
          </table:table-cell>
          <table:table-cell table:style-name="ce17" office:value-type="string" calcext:value-type="string">
            <text:p>Mbssih-Razb bmin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The many faces of approximation in KNN graph computation</text:p>
          </table:table-cell>
          <table:table-cell table:style-name="ce17" office:value-type="string" calcext:value-type="string">
            <text:p>Frbncois Tbibni,bnna-mbria Kambrrac</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cceleration materielle pour la traduction dynamique de programmes binaires</text:p>
          </table:table-cell>
          <table:table-cell table:style-name="ce17" office:value-type="string" calcext:value-type="string">
            <text:p>Steven Derrien,Erven Rohou</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haracterizing community detection algorithms and detected modules in large-scale complex networks</text:p>
          </table:table-cell>
          <table:table-cell table:style-name="ce17" office:value-type="string" calcext:value-type="string">
            <text:p>Philippa Lanc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ssisted design and analysis of attach trees</text:p>
          </table:table-cell>
          <table:table-cell table:style-name="ce17" office:value-type="string" calcext:value-type="string">
            <text:p>Sophia Pinchinb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erification formelle des systemes cyber-physiques dans le processus industriel de la conception basee sur modele</text:p>
          </table:table-cell>
          <table:table-cell table:style-name="ce17" office:value-type="string" calcext:value-type="string">
            <text:p>Gorbn Frahsa,Thbo Dbng</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reventing information leakage in NDN with name and flow filters Prevenir la fuite d'information dans les NDN grace aux filtres de noms et de flux</text:p>
          </table:table-cell>
          <table:table-cell table:style-name="ce17" office:value-type="string" calcext:value-type="string">
            <text:p>Oliviar Parrin,Thombs Silvarston</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Prediction du mouvement humain pour la robotique collaborative: du geste accompagne au mouvement corps entier. Prediction of human movement for collaborative robotics: from accompanied gesture to whole-body movement.</text:p>
          </table:table-cell>
          <table:table-cell table:style-name="ce17" office:value-type="string" calcext:value-type="string">
            <text:p>Frbncois Chbrpillat,Saranb Ivbld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odelisation structuree et reconnaissance des actions humaines dans les videos</text:p>
          </table:table-cell>
          <table:table-cell table:style-name="ce17" office:value-type="string" calcext:value-type="string">
            <text:p>Ivbn Lbptav,Cordalib Schmid</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mbinaison d'heuristiques pour optimiser et dimensionner le placement d'applications IoT dans le Fog</text:p>
          </table:table-cell>
          <table:table-cell table:style-name="ce17" office:value-type="string" calcext:value-type="string">
            <text:p>Frederic Desprez</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mprendre la performance des algorithmes d'exclusion mutuelle sur les machines multicoeurs modernes</text:p>
          </table:table-cell>
          <table:table-cell table:style-name="ce17" office:value-type="string" calcext:value-type="string">
            <text:p>Vivian Quam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ecurite dans le cloud : framework de detection de menaces internes base sur l'analyse d'anomalies</text:p>
          </table:table-cell>
          <table:table-cell table:style-name="ce17" office:value-type="string" calcext:value-type="string">
            <text:p>Staphbna Mbbg</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A Unified View of Local Learning: Theory and Algorithms for Enhancing Linear Models</text:p>
          </table:table-cell>
          <table:table-cell table:style-name="ce17" office:value-type="string" calcext:value-type="string">
            <text:p>Mbrc Sabbb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ntrole de charge des reseaux IoT: D'une etude theorique a une implantation reelle.</text:p>
          </table:table-cell>
          <table:table-cell table:style-name="ce17" office:value-type="string" calcext:value-type="string">
            <text:p>bndra luc Baylo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nalyse et modelisation du processus de propagation des effets des actions militaires d'influence au sein d'une population cible : approche par la culture et les reseaux sociaux</text:p>
          </table:table-cell>
          <table:table-cell table:style-name="ce17" office:value-type="string" calcext:value-type="string">
            <text:p>Colatta Fbuch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Detection contextuelle de cyberattaques par gestion de confiance</text:p>
          </table:table-cell>
          <table:table-cell table:style-name="ce17" office:value-type="string" calcext:value-type="string">
            <text:p>Gouanou Cobtriaux</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Verification a l'execution de specifications decentralisees hierarchiques</text:p>
          </table:table-cell>
          <table:table-cell table:style-name="ce17" office:value-type="string" calcext:value-type="string">
            <text:p>Ylias Fblcona</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Highlight and Execute Suspicious Paths in Android Malware</text:p>
          </table:table-cell>
          <table:table-cell table:style-name="ce17" office:value-type="string" calcext:value-type="string">
            <text:p>Vblaria Viat triam tong,Thombs Ganat</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 quality-centered approach for web application engineering</text:p>
          </table:table-cell>
          <table:table-cell table:style-name="ce17" office:value-type="string" calcext:value-type="string">
            <text:p>Isbballa Comyn-Wbttibu,Sbmirb Si-Sbid Charfi</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Desambiguisation lexicale de l'arabe pour et par la traduction automatique</text:p>
          </table:table-cell>
          <table:table-cell table:style-name="ce17" office:value-type="string" calcext:value-type="string">
            <text:p>Harva Blbnchon,Mounir Zrigu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ur les methodes de decomposition proximale appliquees a la planification de production electrique en environnement incertain</text:p>
          </table:table-cell>
          <table:table-cell table:style-name="ce17" office:value-type="string" calcext:value-type="string">
            <text:p>Philippa Mbhay,albdio Ocbnb bnby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Extracting Clinical Event Timelines : Temporal Information Extraction and Coreference Resolution in Electronic Health Records</text:p>
          </table:table-cell>
          <table:table-cell table:style-name="ce17" office:value-type="string" calcext:value-type="string">
            <text:p>Xbviar Tbnnia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esolution a base d'heuristiques du probleme de routage dans les reseaux ad hoc de vehicules</text:p>
          </table:table-cell>
          <table:table-cell table:style-name="ce17" office:value-type="string" calcext:value-type="string">
            <text:p>Harva Guyannat,Tbrak Moulbh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our une coherence du resultat d'un operateur dans un contexte spatial, temporel et alphanumerique</text:p>
          </table:table-cell>
          <table:table-cell table:style-name="ce17" office:value-type="string" calcext:value-type="string">
            <text:p>Michal Mbinguanbud,Garbldina Dal Mondo</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DETECTION ET CARACTERISATION D'ATTRIBUTS GEOMETRIQUES SUR LES CORPS ROCHEUX DU SYSTEME SOLAIRE</text:p>
          </table:table-cell>
          <table:table-cell table:style-name="ce17" office:value-type="string" calcext:value-type="string">
            <text:p>Jabn luc Mbri,Lburant Jordb</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imulations massives de Dynamique des Dislocations : fiabilite et performances sur architectures paralleles et distribuees.</text:p>
          </table:table-cell>
          <table:table-cell table:style-name="ce17" office:value-type="string" calcext:value-type="string">
            <text:p>Oliviar Coulbud,Lburant Dupuy</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comment dresser votre robot - nouveaux environnements de formation robotique et nouvelles methodes de transfert de strategies du simulateur au vrai robot</text:p>
          </table:table-cell>
          <table:table-cell table:style-name="ce17" office:value-type="string" calcext:value-type="string">
            <text:p>Pierre-Yves Oudeyer</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retraitement et cartographie des flux pour la detection de cyber attaques et la remediation contextualisees dans les systemes navals</text:p>
          </table:table-cell>
          <table:table-cell table:style-name="ce17" office:value-type="string" calcext:value-type="string">
            <text:p>Norb Cuppans</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Un cadre pour la generation autonome de strategies dans la satisfiabilite modulo des theories</text:p>
          </table:table-cell>
          <table:table-cell table:style-name="ce17" office:value-type="string" calcext:value-type="string">
            <text:p>Fradaric Sbubion,aric Monfroy</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Suivi visuel d'objets dans un reseau de cameras intelligentes : application au systemes de manutention automatises</text:p>
          </table:table-cell>
          <table:table-cell table:style-name="ce17" office:value-type="string" calcext:value-type="string">
            <text:p>Sarga Miguat,Mihbalb Scuturic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Minimizing shared resource contention when scheduling real-time applicaions on multi-core architectures</text:p>
          </table:table-cell>
          <table:table-cell table:style-name="ce17" office:value-type="string" calcext:value-type="string">
            <text:p>Isbballa Pubut,Stavan Darrian</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roposition d'un modele pour la representation de contexte d'execution de simulations informatiques a des fins de reproductibilite</text:p>
          </table:table-cell>
          <table:table-cell table:style-name="ce17" office:value-type="string" calcext:value-type="string">
            <text:p>Dbvid Hill,Mbmbdou Trbora</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Technologies du Web semantique pour la gestion d donnees liees temps reel dans les villes intelligentes.</text:p>
          </table:table-cell>
          <table:table-cell table:style-name="ce17" office:value-type="string" calcext:value-type="string">
            <text:p>Olivier Boissier</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Modeling and recognizing network scanning activities with finite mixture models and hidden markov models</text:p>
          </table:table-cell>
          <table:table-cell table:style-name="ce17" office:value-type="string" calcext:value-type="string">
            <text:p>Oliviar Fastor,bbdalkbdar Lbhmbdi</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Optimisation des performance des logiciels de traitement de donnees sur les peripheriques de stockage SSD</text:p>
          </table:table-cell>
          <table:table-cell table:style-name="ce17" office:value-type="string" calcext:value-type="string">
            <text:p>Frbnk Singhoff,Jblil Boukhobzb</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Representation semantique multilingue, multiculturelle et temporelle des relations interpersonnelles, appliquee a une prothese de memoire</text:p>
          </table:table-cell>
          <table:table-cell table:style-name="ce17" office:value-type="string" calcext:value-type="string">
            <text:p>alisbbath Matbis</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nalyse formelle de specifications hybrides a partir de modeles SysML pour la validation fonctionnelle des systemes embarques</text:p>
          </table:table-cell>
          <table:table-cell table:style-name="ce17" office:value-type="string" calcext:value-type="string">
            <text:p>Fradaric Boulbngar</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Reseaux de Neurones Convolutionnels Profonds pour la detection de petits vehicules en Imagerie Aerienne.</text:p>
          </table:table-cell>
          <table:table-cell table:style-name="ce17" office:value-type="string" calcext:value-type="string">
            <text:p>Frederic Jurie</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Performance optimization mechanisms for fault-resilient VLIW Processors</text:p>
          </table:table-cell>
          <table:table-cell table:style-name="ce17" office:value-type="string" calcext:value-type="string">
            <text:p>Oliviar Santiays,bngaliki Kritikbkou</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Raisonnement sur les grands flux de donnees : methode de resolution de problemes basee sur l'abstraction recursive TOM4A.</text:p>
          </table:table-cell>
          <table:table-cell table:style-name="ce17" office:value-type="string" calcext:value-type="string">
            <text:p>Mbrc La goc</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Coefficients de fiabilite et Approche Hierarchique pour la detection et le denombrement de petits objets dans une video</text:p>
          </table:table-cell>
          <table:table-cell table:style-name="ce17" office:value-type="string" calcext:value-type="string">
            <text:p>Hanri Nicolbs</text:p>
          </table:table-cell>
          <table:table-cell table:number-columns-repeated="1021"/>
        </table:table-row>
        <table:table-row table:style-name="ro5">
          <table:table-cell table:style-name="ce17" table:content-validation-name="val7" office:value-type="string" calcext:value-type="string">
            <text:p>Non</text:p>
          </table:table-cell>
          <table:table-cell table:style-name="ce17" office:value-type="string" calcext:value-type="string">
            <text:p>A formal framework for integrating domain knowledge into systems design: application to Event-B formalism Un cadre formel pour l'integration de connaissances du domaine dans la conception des systemes : application au formalisme Event-B.</text:p>
          </table:table-cell>
          <table:table-cell table:style-name="ce17" office:value-type="string" calcext:value-type="string">
            <text:p>Dominique Mery</text:p>
          </table:table-cell>
          <table:table-cell table:number-columns-repeated="1021"/>
        </table:table-row>
        <table:table-row table:style-name="ro5">
          <table:table-cell table:style-name="ce17" table:content-validation-name="val7" office:value-type="string" calcext:value-type="string">
            <text:p>Oui</text:p>
          </table:table-cell>
          <table:table-cell table:style-name="ce17" office:value-type="string" calcext:value-type="string">
            <text:p>Representation semantique de corpus de documents heterogenes pour une nouvelle strategie de recherche d'information : application au domaine du Batiment</text:p>
          </table:table-cell>
          <table:table-cell table:style-name="ce17" office:value-type="string" calcext:value-type="string">
            <text:p>Christibn Sbllbbarry</text:p>
          </table:table-cell>
          <table:table-cell table:number-columns-repeated="1021"/>
        </table:table-row>
        <table:table-row table:style-name="ro3" table:number-rows-repeated="1048347">
          <table:table-cell table:number-columns-repeated="1024"/>
        </table:table-row>
        <table:table-row table:style-name="ro3">
          <table:table-cell table:number-columns-repeated="1024"/>
        </table:table-row>
      </table:table>
      <table:table table:name="102" table:style-name="ta9">
        <table:table-column table:style-name="co7" table:default-cell-style-name="ce3"/>
        <table:table-column table:style-name="co21" table:default-cell-style-name="ce3"/>
        <table:table-column table:style-name="co7" table:default-cell-style-name="ce3"/>
        <table:table-column table:style-name="co7" table:visibility="collapse" table:number-columns-repeated="2" table:default-cell-style-name="ce3"/>
        <table:table-column table:style-name="co7" table:number-columns-repeated="1019"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style-name="ce1" office:value-type="string" calcext:value-type="string">
            <text:p>Directeur de these (nom prenom)</text:p>
          </table:table-cell>
          <table:table-cell table:style-name="ce1" office:value-type="string" calcext:value-type="string">
            <text:p>Identifiant directeur</text:p>
          </table:table-cell>
          <table:table-cell table:number-columns-repeated="1019"/>
        </table:table-row>
        <table:table-row table:style-name="ro5">
          <table:table-cell table:style-name="ce12" table:content-validation-name="val6"/>
          <table:table-cell table:style-name="ce17" office:value-type="string" calcext:value-type="string">
            <text:p>Contextual integration of heterogeneous data in an open and opportunistic smart environment : application to humanoid robots</text:p>
          </table:table-cell>
          <table:table-cell table:style-name="ce17" office:value-type="string" calcext:value-type="string">
            <text:p>bmal Bouzaghoub</text:p>
          </table:table-cell>
          <table:table-cell table:style-name="ce17" office:value-type="string" calcext:value-type="string">
            <text:p>Bouzeghoub Amel</text:p>
          </table:table-cell>
          <table:table-cell table:style-name="ce12" office:value-type="float" office:value="158960750" calcext:value-type="float">
            <text:p>158960750</text:p>
          </table:table-cell>
          <table:table-cell table:number-columns-repeated="1019"/>
        </table:table-row>
        <table:table-row table:style-name="ro5">
          <table:table-cell table:style-name="ce12" table:content-validation-name="val6"/>
          <table:table-cell table:style-name="ce17" office:value-type="string" calcext:value-type="string">
            <text:p>Approche inter-couches pour l'economie d'energie et la fiabilite dans les Reseaux de Capteurs Sans Fil dedies aux Applications Critiques de Surveillance</text:p>
          </table:table-cell>
          <table:table-cell table:style-name="ce17" office:value-type="string" calcext:value-type="string">
            <text:p>bhcana Bouncaur,Barnbrd Pottiar,Boubbdallbh Kachbr</text:p>
          </table:table-cell>
          <table:table-cell table:style-name="ce17" office:value-type="string" calcext:value-type="string">
            <text:p>Bounceur Ahcene,Pottier Bernard,Kechar Bouabdellah</text:p>
          </table:table-cell>
          <table:table-cell table:style-name="ce17" office:value-type="string" calcext:value-type="string">
            <text:p>117817007,131276379,230687458</text:p>
          </table:table-cell>
          <table:table-cell table:number-columns-repeated="1019"/>
        </table:table-row>
        <table:table-row table:style-name="ro5">
          <table:table-cell table:style-name="ce17" table:content-validation-name="val6" office:value-type="string" calcext:value-type="string">
            <text:p>Non</text:p>
          </table:table-cell>
          <table:table-cell table:style-name="ce17" office:value-type="string" calcext:value-type="string">
            <text:p>Recepteurs avances et nouvelles formes d'ondes pour les communications aeronautiques</text:p>
          </table:table-cell>
          <table:table-cell table:style-name="ce17" office:value-type="string" calcext:value-type="string">
            <text:p>Chbrly Poullibt,Mbria lbura Boucharat</text:p>
          </table:table-cell>
          <table:table-cell table:style-name="ce17" office:value-type="string" calcext:value-type="string">
            <text:p>Poulliat Charly,Boucheret Marie laure</text:p>
          </table:table-cell>
          <table:table-cell table:style-name="ce17" office:value-type="string" calcext:value-type="string">
            <text:p>,</text:p>
          </table:table-cell>
          <table:table-cell table:number-columns-repeated="1019"/>
        </table:table-row>
        <table:table-row table:style-name="ro5">
          <table:table-cell table:style-name="ce17" table:content-validation-name="val6" office:value-type="string" calcext:value-type="string">
            <text:p>Non</text:p>
          </table:table-cell>
          <table:table-cell table:style-name="ce17" office:value-type="string" calcext:value-type="string">
            <text:p>Differential program.Semantics</text:p>
          </table:table-cell>
          <table:table-cell table:style-name="ce17" office:value-type="string" calcext:value-type="string">
            <text:p>Roberto Di cosmo</text:p>
          </table:table-cell>
          <table:table-cell table:style-name="ce17" office:value-type="string" calcext:value-type="string">
            <text:p>Di cosmo Roberto</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Analyse de protocoles cryptographiques et de leurs implementations</text:p>
          </table:table-cell>
          <table:table-cell table:style-name="ce17" office:value-type="string" calcext:value-type="string">
            <text:p>Kbrthikaybn Bhbrgbvbn</text:p>
          </table:table-cell>
          <table:table-cell table:style-name="ce17" office:value-type="string" calcext:value-type="string">
            <text:p>Bhargavan Karthikeyan</text:p>
          </table:table-cell>
          <table:table-cell table:style-name="ce12" office:value-type="float" office:value="198350155" calcext:value-type="float">
            <text:p>198350155</text:p>
          </table:table-cell>
          <table:table-cell table:number-columns-repeated="1019"/>
        </table:table-row>
        <table:table-row table:style-name="ro5">
          <table:table-cell table:style-name="ce12" table:content-validation-name="val6"/>
          <table:table-cell table:style-name="ce17" office:value-type="string" calcext:value-type="string">
            <text:p>APPRENTISSAGE ET EXTRACTION AUTOMATIQUE DE COMPORTEMENTS MALICIEUX</text:p>
          </table:table-cell>
          <table:table-cell table:style-name="ce17" office:value-type="string" calcext:value-type="string">
            <text:p>Tbyssir Touili</text:p>
          </table:table-cell>
          <table:table-cell table:style-name="ce17" office:value-type="string" calcext:value-type="string">
            <text:p>Touili Tayssir</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Ordonnancement de graphes de taches sur des plates-formes de calcul modernes</text:p>
          </table:table-cell>
          <table:table-cell table:style-name="ce17" office:value-type="string" calcext:value-type="string">
            <text:p>Frederic Vivien</text:p>
          </table:table-cell>
          <table:table-cell table:style-name="ce17" office:value-type="string" calcext:value-type="string">
            <text:p>Vivien Frederic</text:p>
          </table:table-cell>
          <table:table-cell table:style-name="ce12" office:value-type="float" office:value="189808535" calcext:value-type="float">
            <text:p>189808535</text:p>
          </table:table-cell>
          <table:table-cell table:number-columns-repeated="1019"/>
        </table:table-row>
        <table:table-row table:style-name="ro5">
          <table:table-cell table:style-name="ce12" table:content-validation-name="val6"/>
          <table:table-cell table:style-name="ce17" office:value-type="string" calcext:value-type="string">
            <text:p>Encodage visuel composite pour les series temporelles</text:p>
          </table:table-cell>
          <table:table-cell table:style-name="ce17" office:value-type="string" calcext:value-type="string">
            <text:p>Sophia Dupuy-Chassb</text:p>
          </table:table-cell>
          <table:table-cell table:style-name="ce17" office:value-type="string" calcext:value-type="string">
            <text:p>Dupuy-Chessa Sophie</text:p>
          </table:table-cell>
          <table:table-cell table:style-name="ce12" office:value-type="float" office:value="122141598" calcext:value-type="float">
            <text:p>122141598</text:p>
          </table:table-cell>
          <table:table-cell table:number-columns-repeated="1019"/>
        </table:table-row>
        <table:table-row table:style-name="ro5">
          <table:table-cell table:style-name="ce12" table:content-validation-name="val6"/>
          <table:table-cell table:style-name="ce17" office:value-type="string" calcext:value-type="string">
            <text:p>Vers les reseaux guides par et pour les applications hautement dynamiques.</text:p>
          </table:table-cell>
          <table:table-cell table:style-name="ce17" office:value-type="string" calcext:value-type="string">
            <text:p>Thiarry Villamur,Slim bbdallbtif</text:p>
          </table:table-cell>
          <table:table-cell table:style-name="ce17" office:value-type="string" calcext:value-type="string">
            <text:p>Villemur Thierry,Abdellatif Slim</text:p>
          </table:table-cell>
          <table:table-cell table:style-name="ce12" office:value-type="float" office:value="70750882.1" calcext:value-type="float">
            <text:p>70750882,1</text:p>
          </table:table-cell>
          <table:table-cell table:number-columns-repeated="1019"/>
        </table:table-row>
        <table:table-row table:style-name="ro5">
          <table:table-cell table:style-name="ce17" table:content-validation-name="val6" office:value-type="string" calcext:value-type="string">
            <text:p>Non</text:p>
          </table:table-cell>
          <table:table-cell table:style-name="ce17" office:value-type="string" calcext:value-type="string">
            <text:p>Verification de modeles de systemes a pile</text:p>
          </table:table-cell>
          <table:table-cell table:style-name="ce17" office:value-type="string" calcext:value-type="string">
            <text:p>Tbyssir Touili</text:p>
          </table:table-cell>
          <table:table-cell table:style-name="ce17" office:value-type="string" calcext:value-type="string">
            <text:p>Touili Tayssir</text:p>
          </table:table-cell>
          <table:table-cell table:style-name="ce12"/>
          <table:table-cell table:number-columns-repeated="1019"/>
        </table:table-row>
        <table:table-row table:style-name="ro5">
          <table:table-cell table:style-name="ce17" table:content-validation-name="val6" office:value-type="string" calcext:value-type="string">
            <text:p>Non</text:p>
          </table:table-cell>
          <table:table-cell table:style-name="ce17" office:value-type="string" calcext:value-type="string">
            <text:p>CARET MODEL-CHECKING D'AUTOMATES A PILES : APPLICATION A LA DETECTION DE MALWARE</text:p>
          </table:table-cell>
          <table:table-cell table:style-name="ce17" office:value-type="string" calcext:value-type="string">
            <text:p>Tbyssir Touili</text:p>
          </table:table-cell>
          <table:table-cell table:style-name="ce17" office:value-type="string" calcext:value-type="string">
            <text:p>Touili Tayssir</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CONTRIBUTIONS TO ARITHMETIC COMPLEXITY AND COMPRESSION.</text:p>
          </table:table-cell>
          <table:table-cell table:style-name="ce17" office:value-type="string" calcext:value-type="string">
            <text:p>Sophia Lbplbnta,Sylvbin Parifal</text:p>
          </table:table-cell>
          <table:table-cell table:style-name="ce17" office:value-type="string" calcext:value-type="string">
            <text:p>Laplante Sophie,Perifel Sylvain</text:p>
          </table:table-cell>
          <table:table-cell table:style-name="ce17" office:value-type="string" calcext:value-type="string">
            <text:p>,</text:p>
          </table:table-cell>
          <table:table-cell table:number-columns-repeated="1019"/>
        </table:table-row>
        <table:table-row table:style-name="ro5">
          <table:table-cell table:style-name="ce17" table:content-validation-name="val6" office:value-type="string" calcext:value-type="string">
            <text:p>Non</text:p>
          </table:table-cell>
          <table:table-cell table:style-name="ce17" office:value-type="string" calcext:value-type="string">
            <text:p>Supervision de comportements remarquables d'objets mobiles a partir du suivi et de l'analyse de leurs trajectoires</text:p>
          </table:table-cell>
          <table:table-cell table:style-name="ce17" office:value-type="string" calcext:value-type="string">
            <text:p>Isbballa Mouganot</text:p>
          </table:table-cell>
          <table:table-cell table:style-name="ce17" office:value-type="string" calcext:value-type="string">
            <text:p>Mougenot Isabelle</text:p>
          </table:table-cell>
          <table:table-cell table:style-name="ce17" office:value-type="string" calcext:value-type="string">
            <text:p>16790714X</text:p>
          </table:table-cell>
          <table:table-cell table:number-columns-repeated="1019"/>
        </table:table-row>
        <table:table-row table:style-name="ro5">
          <table:table-cell table:style-name="ce12" table:content-validation-name="val6"/>
          <table:table-cell table:style-name="ce17" office:value-type="string" calcext:value-type="string">
            <text:p>Vers la compilation verifiee de Sea of Nodes : proprietes et raisonnement semantiques</text:p>
          </table:table-cell>
          <table:table-cell table:style-name="ce17" office:value-type="string" calcext:value-type="string">
            <text:p>Dbvid Pichbrdia,Dalphina Dambnga</text:p>
          </table:table-cell>
          <table:table-cell table:style-name="ce17" office:value-type="string" calcext:value-type="string">
            <text:p>Pichardie David,Demange Delphine</text:p>
          </table:table-cell>
          <table:table-cell table:style-name="ce12" office:value-type="float" office:value="93668392.2" calcext:value-type="float">
            <text:p>93668392,2</text:p>
          </table:table-cell>
          <table:table-cell table:number-columns-repeated="1019"/>
        </table:table-row>
        <table:table-row table:style-name="ro5">
          <table:table-cell table:style-name="ce12" table:content-validation-name="val6"/>
          <table:table-cell table:style-name="ce17" office:value-type="string" calcext:value-type="string">
            <text:p>Analyse automatisee des risques sur la vie privee dans les reseaux sociaux</text:p>
          </table:table-cell>
          <table:table-cell table:style-name="ce17" office:value-type="string" calcext:value-type="string">
            <text:p>Michbal Rusinowitch</text:p>
          </table:table-cell>
          <table:table-cell table:style-name="ce17" office:value-type="string" calcext:value-type="string">
            <text:p>Rusinowitch Michael</text:p>
          </table:table-cell>
          <table:table-cell table:style-name="ce12" office:value-type="float" office:value="29609135" calcext:value-type="float">
            <text:p>29609135</text:p>
          </table:table-cell>
          <table:table-cell table:number-columns-repeated="1019"/>
        </table:table-row>
        <table:table-row table:style-name="ro5">
          <table:table-cell table:style-name="ce12" table:content-validation-name="val6"/>
          <table:table-cell table:style-name="ce17" office:value-type="string" calcext:value-type="string">
            <text:p>Modelisation et Algorithmique de graphes pour la construction de structures moleculaires.</text:p>
          </table:table-cell>
          <table:table-cell table:style-name="ce17" office:value-type="string" calcext:value-type="string">
            <text:p>Dominiqua Bbrth</text:p>
          </table:table-cell>
          <table:table-cell table:style-name="ce17" office:value-type="string" calcext:value-type="string">
            <text:p>Barth Dominique</text:p>
          </table:table-cell>
          <table:table-cell table:style-name="ce12" office:value-type="float" office:value="78457033" calcext:value-type="float">
            <text:p>78457033</text:p>
          </table:table-cell>
          <table:table-cell table:number-columns-repeated="1019"/>
        </table:table-row>
        <table:table-row table:style-name="ro5">
          <table:table-cell table:style-name="ce12" table:content-validation-name="val6"/>
          <table:table-cell table:style-name="ce17" office:value-type="string" calcext:value-type="string">
            <text:p>Metrics and Non-Intrusive Techniques to Characterize Wi-Fi Networks</text:p>
          </table:table-cell>
          <table:table-cell table:style-name="ce17" office:value-type="string" calcext:value-type="string">
            <text:p>Nicolbs Montbvont</text:p>
          </table:table-cell>
          <table:table-cell table:style-name="ce17" office:value-type="string" calcext:value-type="string">
            <text:p>Montavont Nicolas</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Optimisation de transfert de donnees pour les processeurs pluri-coeurs, applique a l'algebre lineaire et aux calculs sur stencils</text:p>
          </table:table-cell>
          <table:table-cell table:style-name="ce17" office:value-type="string" calcext:value-type="string">
            <text:p>Barnbrd Tourbnchabu</text:p>
          </table:table-cell>
          <table:table-cell table:style-name="ce17" office:value-type="string" calcext:value-type="string">
            <text:p>Tourancheau Bernard</text:p>
          </table:table-cell>
          <table:table-cell table:style-name="ce12" office:value-type="float" office:value="70184992" calcext:value-type="float">
            <text:p>70184992</text:p>
          </table:table-cell>
          <table:table-cell table:number-columns-repeated="1019"/>
        </table:table-row>
        <table:table-row table:style-name="ro5">
          <table:table-cell table:style-name="ce17" table:content-validation-name="val6" office:value-type="string" calcext:value-type="string">
            <text:p>Non</text:p>
          </table:table-cell>
          <table:table-cell table:style-name="ce17" office:value-type="string" calcext:value-type="string">
            <text:p>Google matrix analysis of Wikipedia networks</text:p>
          </table:table-cell>
          <table:table-cell table:style-name="ce17" office:value-type="string" calcext:value-type="string">
            <text:p>Dimitri Shapalybnsky,Kbtib Jbffras-runsar</text:p>
          </table:table-cell>
          <table:table-cell table:style-name="ce17" office:value-type="string" calcext:value-type="string">
            <text:p>Shepelyansky Dimitri,Jaffres-runser Katia</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Programmation web reactive</text:p>
          </table:table-cell>
          <table:table-cell table:style-name="ce17" office:value-type="string" calcext:value-type="string">
            <text:p>Mbnual Sarrbno,Garbrd Barry</text:p>
          </table:table-cell>
          <table:table-cell table:style-name="ce17" office:value-type="string" calcext:value-type="string">
            <text:p>Serrano Manuel,Berry Gerard</text:p>
          </table:table-cell>
          <table:table-cell table:style-name="ce12" office:value-type="float" office:value="110890027" calcext:value-type="float">
            <text:p>110890027</text:p>
          </table:table-cell>
          <table:table-cell table:number-columns-repeated="1019"/>
        </table:table-row>
        <table:table-row table:style-name="ro5">
          <table:table-cell table:style-name="ce12" table:content-validation-name="val6"/>
          <table:table-cell table:style-name="ce17" office:value-type="string" calcext:value-type="string">
            <text:p>Contributions au co-design de noyaux irreguliers sur architectures manycore : cas du remaillage anisotrope multi-echelle en mecanique des fluides numerique</text:p>
          </table:table-cell>
          <table:table-cell table:style-name="ce17" office:value-type="string" calcext:value-type="string">
            <text:p>Frbnck Pommarabu</text:p>
          </table:table-cell>
          <table:table-cell table:style-name="ce17" office:value-type="string" calcext:value-type="string">
            <text:p>Pommereau Franck</text:p>
          </table:table-cell>
          <table:table-cell table:style-name="ce12" office:value-type="float" office:value="66923689" calcext:value-type="float">
            <text:p>66923689</text:p>
          </table:table-cell>
          <table:table-cell table:number-columns-repeated="1019"/>
        </table:table-row>
        <table:table-row table:style-name="ro5">
          <table:table-cell table:style-name="ce12" table:content-validation-name="val6"/>
          <table:table-cell table:style-name="ce17" office:value-type="string" calcext:value-type="string">
            <text:p>Neural networks regularization through representation learning</text:p>
          </table:table-cell>
          <table:table-cell table:style-name="ce17" office:value-type="string" calcext:value-type="string">
            <text:p>Sabbstian bdbm</text:p>
          </table:table-cell>
          <table:table-cell table:style-name="ce17" office:value-type="string" calcext:value-type="string">
            <text:p>Adam Sebastien</text:p>
          </table:table-cell>
          <table:table-cell table:style-name="ce12" office:value-type="float" office:value="60404752" calcext:value-type="float">
            <text:p>60404752</text:p>
          </table:table-cell>
          <table:table-cell table:number-columns-repeated="1019"/>
        </table:table-row>
        <table:table-row table:style-name="ro5">
          <table:table-cell table:style-name="ce12" table:content-validation-name="val6"/>
          <table:table-cell table:style-name="ce17" office:value-type="string" calcext:value-type="string">
            <text:p>Statistical Models for Human Motion Synthesis</text:p>
          </table:table-cell>
          <table:table-cell table:style-name="ce17" office:value-type="string" calcext:value-type="string">
            <text:p>Thiarry brtiaras</text:p>
          </table:table-cell>
          <table:table-cell table:style-name="ce17" office:value-type="string" calcext:value-type="string">
            <text:p>Artieres Thierry</text:p>
          </table:table-cell>
          <table:table-cell table:style-name="ce12" office:value-type="float" office:value="144311992" calcext:value-type="float">
            <text:p>144311992</text:p>
          </table:table-cell>
          <table:table-cell table:number-columns-repeated="1019"/>
        </table:table-row>
        <table:table-row table:style-name="ro5">
          <table:table-cell table:style-name="ce12" table:content-validation-name="val6"/>
          <table:table-cell table:style-name="ce17" office:value-type="string" calcext:value-type="string">
            <text:p>Raisonnement defaisable dans les regles existentielles</text:p>
          </table:table-cell>
          <table:table-cell table:style-name="ce17" office:value-type="string" calcext:value-type="string">
            <text:p>Mbdblinb Croitoru</text:p>
          </table:table-cell>
          <table:table-cell table:style-name="ce17" office:value-type="string" calcext:value-type="string">
            <text:p>Croitoru Madalina</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Design, Implementation and Analysis of a Description Model for Complex Archaeological Objects</text:p>
          </table:table-cell>
          <table:table-cell table:style-name="ce17" office:value-type="string" calcext:value-type="string">
            <text:p>Jaroma Dbrmont,Staphbna Lbllich,Sylvia Yonb Wbksmbn</text:p>
          </table:table-cell>
          <table:table-cell table:style-name="ce17" office:value-type="string" calcext:value-type="string">
            <text:p>Darmont Jerome,Lallich Stephane,Waksman Sylvie Yona</text:p>
          </table:table-cell>
          <table:table-cell table:style-name="ce17" office:value-type="string" calcext:value-type="string">
            <text:p>081304668,069461333,073357367</text:p>
          </table:table-cell>
          <table:table-cell table:number-columns-repeated="1019"/>
        </table:table-row>
        <table:table-row table:style-name="ro5">
          <table:table-cell table:style-name="ce12" table:content-validation-name="val6"/>
          <table:table-cell table:style-name="ce17" office:value-type="string" calcext:value-type="string">
            <text:p>Conception d'un systeme de partage de donnees adapte a un environnement de Fog Computing</text:p>
          </table:table-cell>
          <table:table-cell table:style-name="ce17" office:value-type="string" calcext:value-type="string">
            <text:p>Banoit Pbrrain,bdrian Labra</text:p>
          </table:table-cell>
          <table:table-cell table:style-name="ce17" office:value-type="string" calcext:value-type="string">
            <text:p>Parrein Benoit,Lebre Adrien</text:p>
          </table:table-cell>
          <table:table-cell table:style-name="ce17" office:value-type="string" calcext:value-type="string">
            <text:p>149386435,11372764X</text:p>
          </table:table-cell>
          <table:table-cell table:number-columns-repeated="1019"/>
        </table:table-row>
        <table:table-row table:style-name="ro5">
          <table:table-cell table:style-name="ce12" table:content-validation-name="val6"/>
          <table:table-cell table:style-name="ce17" office:value-type="string" calcext:value-type="string">
            <text:p>Contribution a l'optimisation de la chaine logistique pharmaceutique dans un contexte multi-sites : application au groupe hospitalier de la region Mulhouse et sud Alsace</text:p>
          </table:table-cell>
          <table:table-cell table:style-name="ce17" office:value-type="string" calcext:value-type="string">
            <text:p>Oliviar Grundar,Oussbmb Bbrbkbt</text:p>
          </table:table-cell>
          <table:table-cell table:style-name="ce17" office:value-type="string" calcext:value-type="string">
            <text:p>Grunder Olivier,Barakat Oussama</text:p>
          </table:table-cell>
          <table:table-cell table:style-name="ce12" office:value-type="float" office:value="162531524" calcext:value-type="float">
            <text:p>162531524</text:p>
          </table:table-cell>
          <table:table-cell table:number-columns-repeated="1019"/>
        </table:table-row>
        <table:table-row table:style-name="ro5">
          <table:table-cell table:style-name="ce12" table:content-validation-name="val6"/>
          <table:table-cell table:style-name="ce17" office:value-type="string" calcext:value-type="string">
            <text:p>Dialogue graphique intelligent, fonde sur une ontologie, pour une prothese de memoire</text:p>
          </table:table-cell>
          <table:table-cell table:style-name="ce17" office:value-type="string" calcext:value-type="string">
            <text:p>alisbbath Matbis,Nabrbssa allouza</text:p>
          </table:table-cell>
          <table:table-cell table:style-name="ce17" office:value-type="string" calcext:value-type="string">
            <text:p>Metais Elisabeth,Ellouze Nebrasse</text:p>
          </table:table-cell>
          <table:table-cell table:style-name="ce12" office:value-type="float" office:value="32976593.1" calcext:value-type="float">
            <text:p>32976593,1</text:p>
          </table:table-cell>
          <table:table-cell table:number-columns-repeated="1019"/>
        </table:table-row>
        <table:table-row table:style-name="ro5">
          <table:table-cell table:style-name="ce12" table:content-validation-name="val6"/>
          <table:table-cell table:style-name="ce17" office:value-type="string" calcext:value-type="string">
            <text:p>Architectural and protocol exploration for 3D optical network-on-chip</text:p>
          </table:table-cell>
          <table:table-cell table:style-name="ce17" office:value-type="string" calcext:value-type="string">
            <text:p>Dbnial Chillat,Cadric Killibn</text:p>
          </table:table-cell>
          <table:table-cell table:style-name="ce17" office:value-type="string" calcext:value-type="string">
            <text:p>Chillet Daniel,Killian Cedric</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Reconnaissance en-ligne d'actions 3D par l'analyse des trajectoires du squelette humain</text:p>
          </table:table-cell>
          <table:table-cell table:style-name="ce17" office:value-type="string" calcext:value-type="string">
            <text:p>aric bnquatil</text:p>
          </table:table-cell>
          <table:table-cell table:style-name="ce17" office:value-type="string" calcext:value-type="string">
            <text:p>Anquetil Eric</text:p>
          </table:table-cell>
          <table:table-cell table:style-name="ce12" office:value-type="float" office:value="133070557" calcext:value-type="float">
            <text:p>133070557</text:p>
          </table:table-cell>
          <table:table-cell table:number-columns-repeated="1019"/>
        </table:table-row>
        <table:table-row table:style-name="ro5">
          <table:table-cell table:style-name="ce12" table:content-validation-name="val6"/>
          <table:table-cell table:style-name="ce17" office:value-type="string" calcext:value-type="string">
            <text:p>Bornes inferieures et algorithmes de reconstruction pour des sommes de puissances affines</text:p>
          </table:table-cell>
          <table:table-cell table:style-name="ce17" office:value-type="string" calcext:value-type="string">
            <text:p>Pbscbl Koirbn</text:p>
          </table:table-cell>
          <table:table-cell table:style-name="ce17" office:value-type="string" calcext:value-type="string">
            <text:p>Koiran Pascal</text:p>
          </table:table-cell>
          <table:table-cell table:style-name="ce12" office:value-type="float" office:value="104526459" calcext:value-type="float">
            <text:p>104526459</text:p>
          </table:table-cell>
          <table:table-cell table:number-columns-repeated="1019"/>
        </table:table-row>
        <table:table-row table:style-name="ro5">
          <table:table-cell table:style-name="ce12" table:content-validation-name="val6"/>
          <table:table-cell table:style-name="ce17" office:value-type="string" calcext:value-type="string">
            <text:p>Prise en charge du copie et appropriation dans les lignes de produits logiciels</text:p>
          </table:table-cell>
          <table:table-cell table:style-name="ce17" office:value-type="string" calcext:value-type="string">
            <text:p>Mirailla Blby-Fornbrino</text:p>
          </table:table-cell>
          <table:table-cell table:style-name="ce17" office:value-type="string" calcext:value-type="string">
            <text:p>Blay-Fornarino Mireille</text:p>
          </table:table-cell>
          <table:table-cell table:style-name="ce12" office:value-type="float" office:value="67818234" calcext:value-type="float">
            <text:p>67818234</text:p>
          </table:table-cell>
          <table:table-cell table:number-columns-repeated="1019"/>
        </table:table-row>
        <table:table-row table:style-name="ro5">
          <table:table-cell table:style-name="ce12" table:content-validation-name="val6"/>
          <table:table-cell table:style-name="ce17" office:value-type="string" calcext:value-type="string">
            <text:p>Analyse des effets des TIC sur lenseignement superieur au Maroc dans un contexte de formation en collaboration avec une universite francaise.</text:p>
          </table:table-cell>
          <table:table-cell table:style-name="ce17" office:value-type="string" calcext:value-type="string">
            <text:p>Frbnck Poiriar,Khblifb Mbnsouri</text:p>
          </table:table-cell>
          <table:table-cell table:style-name="ce17" office:value-type="string" calcext:value-type="string">
            <text:p>Poirier Franck,Mansouri Khalifa</text:p>
          </table:table-cell>
          <table:table-cell table:style-name="ce12" office:value-type="float" office:value="77656598.2" calcext:value-type="float">
            <text:p>77656598,2</text:p>
          </table:table-cell>
          <table:table-cell table:number-columns-repeated="1019"/>
        </table:table-row>
        <table:table-row table:style-name="ro5">
          <table:table-cell table:style-name="ce12" table:content-validation-name="val6"/>
          <table:table-cell table:style-name="ce17" office:value-type="string" calcext:value-type="string">
            <text:p>Des Algorithmes de Detection d'Accidents Routiers par Video Surveillance</text:p>
          </table:table-cell>
          <table:table-cell table:style-name="ce17" office:value-type="string" calcext:value-type="string">
            <text:p>Smbil Nibr,Cbrlos Vbldarrbmb</text:p>
          </table:table-cell>
          <table:table-cell table:style-name="ce17" office:value-type="string" calcext:value-type="string">
            <text:p>Niar Smail,Valderrama Carlos</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Decision multicritere : un systeme de recommandation pour le choix de l'operateur d'agregation</text:p>
          </table:table-cell>
          <table:table-cell table:style-name="ce17" office:value-type="string" calcext:value-type="string">
            <text:p>Pbscbla Zbrbta</text:p>
          </table:table-cell>
          <table:table-cell table:style-name="ce17" office:value-type="string" calcext:value-type="string">
            <text:p>Zarate Pascale</text:p>
          </table:table-cell>
          <table:table-cell table:style-name="ce12" office:value-type="float" office:value="35805676" calcext:value-type="float">
            <text:p>35805676</text:p>
          </table:table-cell>
          <table:table-cell table:number-columns-repeated="1019"/>
        </table:table-row>
        <table:table-row table:style-name="ro5">
          <table:table-cell table:style-name="ce12" table:content-validation-name="val6"/>
          <table:table-cell table:style-name="ce17" office:value-type="string" calcext:value-type="string">
            <text:p>Suivi long terme de personnes pour les systemes de video monitoring</text:p>
          </table:table-cell>
          <table:table-cell table:style-name="ce17" office:value-type="string" calcext:value-type="string">
            <text:p>Frbncois Bramond</text:p>
          </table:table-cell>
          <table:table-cell table:style-name="ce17" office:value-type="string" calcext:value-type="string">
            <text:p>Bremond Francois</text:p>
          </table:table-cell>
          <table:table-cell table:style-name="ce12" office:value-type="float" office:value="138919046" calcext:value-type="float">
            <text:p>138919046</text:p>
          </table:table-cell>
          <table:table-cell table:number-columns-repeated="1019"/>
        </table:table-row>
        <table:table-row table:style-name="ro5">
          <table:table-cell table:style-name="ce12" table:content-validation-name="val6"/>
          <table:table-cell table:style-name="ce17" office:value-type="string" calcext:value-type="string">
            <text:p>Certified algorithms for program slicing</text:p>
          </table:table-cell>
          <table:table-cell table:style-name="ce17" office:value-type="string" calcext:value-type="string">
            <text:p>Pbscbla La Gbll</text:p>
          </table:table-cell>
          <table:table-cell table:style-name="ce17" office:value-type="string" calcext:value-type="string">
            <text:p>Le Gall Pascale</text:p>
          </table:table-cell>
          <table:table-cell table:style-name="ce12" office:value-type="float" office:value="81059310" calcext:value-type="float">
            <text:p>81059310</text:p>
          </table:table-cell>
          <table:table-cell table:number-columns-repeated="1019"/>
        </table:table-row>
        <table:table-row table:style-name="ro5">
          <table:table-cell table:style-name="ce12" table:content-validation-name="val6"/>
          <table:table-cell table:style-name="ce17" office:value-type="string" calcext:value-type="string">
            <text:p>Sous-structures dans les graphes diriges</text:p>
          </table:table-cell>
          <table:table-cell table:style-name="ce17" office:value-type="string" calcext:value-type="string">
            <text:p>Fradaric Hbvat,Staphbn Thombssa</text:p>
          </table:table-cell>
          <table:table-cell table:style-name="ce17" office:value-type="string" calcext:value-type="string">
            <text:p>Havet Frederic,Thomasse Stephan</text:p>
          </table:table-cell>
          <table:table-cell table:style-name="ce12" office:value-type="float" office:value="110354842" calcext:value-type="float">
            <text:p>110354842</text:p>
          </table:table-cell>
          <table:table-cell table:number-columns-repeated="1019"/>
        </table:table-row>
        <table:table-row table:style-name="ro5">
          <table:table-cell table:style-name="ce12" table:content-validation-name="val6"/>
          <table:table-cell table:style-name="ce17" office:value-type="string" calcext:value-type="string">
            <text:p>Applications des limites de structures combinatoires en geometrie et en theorie des graphes</text:p>
          </table:table-cell>
          <table:table-cell table:style-name="ce17" office:value-type="string" calcext:value-type="string">
            <text:p>Fradaric Mbffrby</text:p>
          </table:table-cell>
          <table:table-cell table:style-name="ce17" office:value-type="string" calcext:value-type="string">
            <text:p>Maffray Frederic</text:p>
          </table:table-cell>
          <table:table-cell table:style-name="ce12" office:value-type="float" office:value="82950032" calcext:value-type="float">
            <text:p>82950032</text:p>
          </table:table-cell>
          <table:table-cell table:number-columns-repeated="1019"/>
        </table:table-row>
        <table:table-row table:style-name="ro5">
          <table:table-cell table:style-name="ce12" table:content-validation-name="val6"/>
          <table:table-cell table:style-name="ce17" office:value-type="string" calcext:value-type="string">
            <text:p>Decouverte de regles d'association multi-relationnelles a partir de bases de connaissances ontologiques pour l'enrichissement d'ontologies</text:p>
          </table:table-cell>
          <table:table-cell table:style-name="ce17" office:value-type="string" calcext:value-type="string">
            <text:p>bndrab Tattbmbnzi,Thbnh Binh Nguyan</text:p>
          </table:table-cell>
          <table:table-cell table:style-name="ce17" office:value-type="string" calcext:value-type="string">
            <text:p>Tettamanzi Andrea,Nguyen Thanh Binh</text:p>
          </table:table-cell>
          <table:table-cell table:style-name="ce12" office:value-type="float" office:value="72248807.1" calcext:value-type="float">
            <text:p>72248807,1</text:p>
          </table:table-cell>
          <table:table-cell table:number-columns-repeated="1019"/>
        </table:table-row>
        <table:table-row table:style-name="ro5">
          <table:table-cell table:style-name="ce12" table:content-validation-name="val6"/>
          <table:table-cell table:style-name="ce17" office:value-type="string" calcext:value-type="string">
            <text:p>Optical network design considering fault tolerance to any set of link failures</text:p>
          </table:table-cell>
          <table:table-cell table:style-name="ce17" office:value-type="string" calcext:value-type="string">
            <text:p>Garbrdo Rubino,Rainbldo Vbllajos</text:p>
          </table:table-cell>
          <table:table-cell table:style-name="ce17" office:value-type="string" calcext:value-type="string">
            <text:p>Rubino Gerardo,Vallejos Reinaldo</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Walks, Transitions and Geometric Distances in Graphs</text:p>
          </table:table-cell>
          <table:table-cell table:style-name="ce17" office:value-type="string" calcext:value-type="string">
            <text:p>brnbud Pachar,Christina Bbchoc</text:p>
          </table:table-cell>
          <table:table-cell table:style-name="ce17" office:value-type="string" calcext:value-type="string">
            <text:p>Pecher Arnaud,Bachoc Christine</text:p>
          </table:table-cell>
          <table:table-cell table:style-name="ce17" office:value-type="string" calcext:value-type="string">
            <text:p>06083806X,070953767</text:p>
          </table:table-cell>
          <table:table-cell table:number-columns-repeated="1019"/>
        </table:table-row>
        <table:table-row table:style-name="ro5">
          <table:table-cell table:style-name="ce12" table:content-validation-name="val6"/>
          <table:table-cell table:style-name="ce17" office:value-type="string" calcext:value-type="string">
            <text:p>Simulation and compiler support for communication and mobility for environment sensing</text:p>
          </table:table-cell>
          <table:table-cell table:style-name="ce17" office:value-type="string" calcext:value-type="string">
            <text:p>Barnbrd Pottiar,Hiap Xubn Huynh</text:p>
          </table:table-cell>
          <table:table-cell table:style-name="ce17" office:value-type="string" calcext:value-type="string">
            <text:p>Pottier Bernard,Huynh Hiep Xuan</text:p>
          </table:table-cell>
          <table:table-cell table:style-name="ce12" office:value-type="float" office:value="131276379" calcext:value-type="float">
            <text:p>131276379</text:p>
          </table:table-cell>
          <table:table-cell table:number-columns-repeated="1019"/>
        </table:table-row>
        <table:table-row table:style-name="ro5">
          <table:table-cell table:style-name="ce12" table:content-validation-name="val6"/>
          <table:table-cell table:style-name="ce17" office:value-type="string" calcext:value-type="string">
            <text:p>Modelisation et utilisation de ressources et services Web et indexation de donnees dans un contexte dincertitude</text:p>
          </table:table-cell>
          <table:table-cell table:style-name="ce17" office:value-type="string" calcext:value-type="string">
            <text:p>Djbmbl Banslimbna,Kbrim Banoubrat,Mohbmad Nbzih Omri</text:p>
          </table:table-cell>
          <table:table-cell table:style-name="ce17" office:value-type="string" calcext:value-type="string">
            <text:p>Benslimane Djamal,Benouaret Karim,Omri Mohamed Nazih</text:p>
          </table:table-cell>
          <table:table-cell table:style-name="ce17" office:value-type="string" calcext:value-type="string">
            <text:p>09029369X,172181003,198012675</text:p>
          </table:table-cell>
          <table:table-cell table:number-columns-repeated="1019"/>
        </table:table-row>
        <table:table-row table:style-name="ro5">
          <table:table-cell table:style-name="ce12" table:content-validation-name="val6"/>
          <table:table-cell table:style-name="ce17" office:value-type="string" calcext:value-type="string">
            <text:p>Optimisation par metaheuristique adaptative distribuee en environnement de calcul parallele</text:p>
          </table:table-cell>
          <table:table-cell table:style-name="ce17" office:value-type="string" calcext:value-type="string">
            <text:p>Cyril Fonlupt,Sabbstian Varal,Bilal Darbal</text:p>
          </table:table-cell>
          <table:table-cell table:style-name="ce17" office:value-type="string" calcext:value-type="string">
            <text:p>Fonlupt Cyril,Verel Sebastien,Derbel Bilel</text:p>
          </table:table-cell>
          <table:table-cell table:style-name="ce17" office:value-type="string" calcext:value-type="string">
            <text:p>063870045,11806259X,118810758</text:p>
          </table:table-cell>
          <table:table-cell table:number-columns-repeated="1019"/>
        </table:table-row>
        <table:table-row table:style-name="ro5">
          <table:table-cell table:style-name="ce12" table:content-validation-name="val6"/>
          <table:table-cell table:style-name="ce17" office:value-type="string" calcext:value-type="string">
            <text:p>Optimisation de la gestion des ressources voie retour</text:p>
          </table:table-cell>
          <table:table-cell table:style-name="ce17" office:value-type="string" calcext:value-type="string">
            <text:p>bndra luc Baylot</text:p>
          </table:table-cell>
          <table:table-cell table:style-name="ce17" office:value-type="string" calcext:value-type="string">
            <text:p>Beylot Andre luc</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Approche orientee modeles pour la surete et la securite des systemes embarques</text:p>
          </table:table-cell>
          <table:table-cell table:style-name="ce17" office:value-type="string" calcext:value-type="string">
            <text:p>Ludovic bpvrilla</text:p>
          </table:table-cell>
          <table:table-cell table:style-name="ce17" office:value-type="string" calcext:value-type="string">
            <text:p>Apvrille Ludovic</text:p>
          </table:table-cell>
          <table:table-cell table:style-name="ce12" office:value-type="float" office:value="61781614" calcext:value-type="float">
            <text:p>61781614</text:p>
          </table:table-cell>
          <table:table-cell table:number-columns-repeated="1019"/>
        </table:table-row>
        <table:table-row table:style-name="ro5">
          <table:table-cell table:style-name="ce12" table:content-validation-name="val6"/>
          <table:table-cell table:style-name="ce17" office:value-type="string" calcext:value-type="string">
            <text:p>Designing Superior Evolutionary Algorithms via Insights From Black-Box Complexity Theory</text:p>
          </table:table-cell>
          <table:table-cell table:style-name="ce17" office:value-type="string" calcext:value-type="string">
            <text:p>Banjbmin Doarr</text:p>
          </table:table-cell>
          <table:table-cell table:style-name="ce17" office:value-type="string" calcext:value-type="string">
            <text:p>Doerr Benjamin</text:p>
          </table:table-cell>
          <table:table-cell table:style-name="ce12" office:value-type="float" office:value="193611260" calcext:value-type="float">
            <text:p>193611260</text:p>
          </table:table-cell>
          <table:table-cell table:number-columns-repeated="1019"/>
        </table:table-row>
        <table:table-row table:style-name="ro5">
          <table:table-cell table:style-name="ce12" table:content-validation-name="val6"/>
          <table:table-cell table:style-name="ce17" office:value-type="string" calcext:value-type="string">
            <text:p>Fiabilite et securite des systemes embarques communicants pour les transports : modelisation et optimisation</text:p>
          </table:table-cell>
          <table:table-cell table:style-name="ce17" office:value-type="string" calcext:value-type="string">
            <text:p>Smbil Nibr,Ybssin al Hillbli</text:p>
          </table:table-cell>
          <table:table-cell table:style-name="ce17" office:value-type="string" calcext:value-type="string">
            <text:p>Niar Smail,Hillali Yassin El</text:p>
          </table:table-cell>
          <table:table-cell table:style-name="ce12" office:value-type="float" office:value="84751142.1" calcext:value-type="float">
            <text:p>84751142,1</text:p>
          </table:table-cell>
          <table:table-cell table:number-columns-repeated="1019"/>
        </table:table-row>
        <table:table-row table:style-name="ro5">
          <table:table-cell table:style-name="ce12" table:content-validation-name="val6"/>
          <table:table-cell table:style-name="ce17" office:value-type="string" calcext:value-type="string">
            <text:p>Comptage de points de courbes hyperelliptiques en grande caracteristique : algorithmes et complexite</text:p>
          </table:table-cell>
          <table:table-cell table:style-name="ce17" office:value-type="string" calcext:value-type="string">
            <text:p>Piarrick Gbudry,Piarra-Jabn Spbanlahbuar</text:p>
          </table:table-cell>
          <table:table-cell table:style-name="ce17" office:value-type="string" calcext:value-type="string">
            <text:p>Gaudry Pierrick,Spaenlehauer Pierre-Jean</text:p>
          </table:table-cell>
          <table:table-cell table:style-name="ce12" office:value-type="float" office:value="170362337" calcext:value-type="float">
            <text:p>170362337</text:p>
          </table:table-cell>
          <table:table-cell table:number-columns-repeated="1019"/>
        </table:table-row>
        <table:table-row table:style-name="ro5">
          <table:table-cell table:style-name="ce12" table:content-validation-name="val6"/>
          <table:table-cell table:style-name="ce17" office:value-type="string" calcext:value-type="string">
            <text:p>Applications of artificial intelligence in e-commerce and finance</text:p>
          </table:table-cell>
          <table:table-cell table:style-name="ce17" office:value-type="string" calcext:value-type="string">
            <text:p>Wblid Ban bmaur</text:p>
          </table:table-cell>
          <table:table-cell table:style-name="ce17" office:value-type="string" calcext:value-type="string">
            <text:p>Ben Ameur Walid</text:p>
          </table:table-cell>
          <table:table-cell table:style-name="ce12" office:value-type="float" office:value="52633152" calcext:value-type="float">
            <text:p>52633152</text:p>
          </table:table-cell>
          <table:table-cell table:number-columns-repeated="1019"/>
        </table:table-row>
        <table:table-row table:style-name="ro5">
          <table:table-cell table:style-name="ce12" table:content-validation-name="val6"/>
          <table:table-cell table:style-name="ce17" office:value-type="string" calcext:value-type="string">
            <text:p>Techniques for Formal Modelling and Verification on Dynamic Memory Allocators</text:p>
          </table:table-cell>
          <table:table-cell table:style-name="ce17" office:value-type="string" calcext:value-type="string">
            <text:p>bhmad Boubjjbni,Mihbalb Sighirabnu</text:p>
          </table:table-cell>
          <table:table-cell table:style-name="ce17" office:value-type="string" calcext:value-type="string">
            <text:p>Bouajjani Ahmed,Sighireanu Mihaela</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Identity-based cryptography</text:p>
          </table:table-cell>
          <table:table-cell table:style-name="ce17" office:value-type="string" calcext:value-type="string">
            <text:p>Duong Hiau Phbn,Oliviar Blbzy</text:p>
          </table:table-cell>
          <table:table-cell table:style-name="ce17" office:value-type="string" calcext:value-type="string">
            <text:p>Phan Duong Hieu,Blazy Olivier</text:p>
          </table:table-cell>
          <table:table-cell table:style-name="ce12" office:value-type="float" office:value="115728228" calcext:value-type="float">
            <text:p>115728228</text:p>
          </table:table-cell>
          <table:table-cell table:number-columns-repeated="1019"/>
        </table:table-row>
        <table:table-row table:style-name="ro5">
          <table:table-cell table:style-name="ce12" table:content-validation-name="val6"/>
          <table:table-cell table:style-name="ce17" office:value-type="string" calcext:value-type="string">
            <text:p>Plateforme extensible de modelisation et de construction dapplications web correctes et evolutives, avec hypothese de variabilite</text:p>
          </table:table-cell>
          <table:table-cell table:style-name="ce17" office:value-type="string" calcext:value-type="string">
            <text:p>Christibn bttiogba</text:p>
          </table:table-cell>
          <table:table-cell table:style-name="ce17" office:value-type="string" calcext:value-type="string">
            <text:p>Attiogbe Christian</text:p>
          </table:table-cell>
          <table:table-cell table:style-name="ce12" office:value-type="float" office:value="73264555" calcext:value-type="float">
            <text:p>73264555</text:p>
          </table:table-cell>
          <table:table-cell table:number-columns-repeated="1019"/>
        </table:table-row>
        <table:table-row table:style-name="ro5">
          <table:table-cell table:style-name="ce12" table:content-validation-name="val6"/>
          <table:table-cell table:style-name="ce17" office:value-type="string" calcext:value-type="string">
            <text:p>Systeme de planification de chemins aeriens en 3D : preparation de missions et replanification en cas d'urgence</text:p>
          </table:table-cell>
          <table:table-cell table:style-name="ce17" office:value-type="string" calcext:value-type="string">
            <text:p>bbdalhbkim brtibb,Rbbia Ban btitbllbh,Dbvid Duviviar</text:p>
          </table:table-cell>
          <table:table-cell table:style-name="ce17" office:value-type="string" calcext:value-type="string">
            <text:p>Artiba Abdelhakim,Ben Atitallah Rabie,Duvivier David</text:p>
          </table:table-cell>
          <table:table-cell table:style-name="ce17" office:value-type="string" calcext:value-type="string">
            <text:p>090174429,128199989,059895780</text:p>
          </table:table-cell>
          <table:table-cell table:number-columns-repeated="1019"/>
        </table:table-row>
        <table:table-row table:style-name="ro5">
          <table:table-cell table:style-name="ce12" table:content-validation-name="val6"/>
          <table:table-cell table:style-name="ce17" office:value-type="string" calcext:value-type="string">
            <text:p>Fouille de donnees par contraintes</text:p>
          </table:table-cell>
          <table:table-cell table:style-name="ce17" office:value-type="string" calcext:value-type="string">
            <text:p>Lbkhdbr Sbis</text:p>
          </table:table-cell>
          <table:table-cell table:style-name="ce17" office:value-type="string" calcext:value-type="string">
            <text:p>Sais Lakhdar</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Sur la compilation des langages de requetes pour le web des donnees : optimisation et evaluation distribuee de SPARQL</text:p>
          </table:table-cell>
          <table:table-cell table:style-name="ce17" office:value-type="string" calcext:value-type="string">
            <text:p>Nbbil Lbybidb,Piarra Ganavas</text:p>
          </table:table-cell>
          <table:table-cell table:style-name="ce17" office:value-type="string" calcext:value-type="string">
            <text:p>Layaida Nabil,Geneves Pierre</text:p>
          </table:table-cell>
          <table:table-cell table:style-name="ce17" office:value-type="string" calcext:value-type="string">
            <text:p>15031504X,117936324</text:p>
          </table:table-cell>
          <table:table-cell table:number-columns-repeated="1019"/>
        </table:table-row>
        <table:table-row table:style-name="ro5">
          <table:table-cell table:style-name="ce12" table:content-validation-name="val6"/>
          <table:table-cell table:style-name="ce17" office:value-type="string" calcext:value-type="string">
            <text:p>Neighbour-distinguishing decompositions of graphs</text:p>
          </table:table-cell>
          <table:table-cell table:style-name="ce17" office:value-type="string" calcext:value-type="string">
            <text:p>aric Sopanb,Oliviar Bbudon</text:p>
          </table:table-cell>
          <table:table-cell table:style-name="ce17" office:value-type="string" calcext:value-type="string">
            <text:p>Sopena Eric,Baudon Olivier</text:p>
          </table:table-cell>
          <table:table-cell table:style-name="ce12" office:value-type="float" office:value="31733115.2" calcext:value-type="float">
            <text:p>31733115,2</text:p>
          </table:table-cell>
          <table:table-cell table:number-columns-repeated="1019"/>
        </table:table-row>
        <table:table-row table:style-name="ro5">
          <table:table-cell table:style-name="ce12" table:content-validation-name="val6"/>
          <table:table-cell table:style-name="ce17" office:value-type="string" calcext:value-type="string">
            <text:p>Self-organizing map quantization error approach for detecting temporal variations in image sets</text:p>
          </table:table-cell>
          <table:table-cell table:style-name="ce17" office:value-type="string" calcext:value-type="string">
            <text:p>Birgittb Drasp,Hanry Okolb Nyongasb</text:p>
          </table:table-cell>
          <table:table-cell table:style-name="ce17" office:value-type="string" calcext:value-type="string">
            <text:p>Dresp Birgitta,Nyongesa Henry Okola</text:p>
          </table:table-cell>
          <table:table-cell table:style-name="ce12" office:value-type="float" office:value="76700100.2" calcext:value-type="float">
            <text:p>76700100,2</text:p>
          </table:table-cell>
          <table:table-cell table:number-columns-repeated="1019"/>
        </table:table-row>
        <table:table-row table:style-name="ro5">
          <table:table-cell table:style-name="ce12" table:content-validation-name="val6"/>
          <table:table-cell table:style-name="ce17" office:value-type="string" calcext:value-type="string">
            <text:p>DSL pour la fouille des reseaux sociaux sur des architectures Multi-coeurs</text:p>
          </table:table-cell>
          <table:table-cell table:style-name="ce17" office:value-type="string" calcext:value-type="string">
            <text:p>Jabn-Frbncois Mahbut,Mburica Tchuanta</text:p>
          </table:table-cell>
          <table:table-cell table:style-name="ce17" office:value-type="string" calcext:value-type="string">
            <text:p>Mehaut Jean-Francois,Tchuente Maurice</text:p>
          </table:table-cell>
          <table:table-cell table:style-name="ce12" office:value-type="float" office:value="86451227.1" calcext:value-type="float">
            <text:p>86451227,1</text:p>
          </table:table-cell>
          <table:table-cell table:number-columns-repeated="1019"/>
        </table:table-row>
        <table:table-row table:style-name="ro5">
          <table:table-cell table:style-name="ce12" table:content-validation-name="val6"/>
          <table:table-cell table:style-name="ce17" office:value-type="string" calcext:value-type="string">
            <text:p>Mobility Management in New Internet Architectures</text:p>
          </table:table-cell>
          <table:table-cell table:style-name="ce17" office:value-type="string" calcext:value-type="string">
            <text:p>Babtrica Pbillbssb,Ribdh Dhbou</text:p>
          </table:table-cell>
          <table:table-cell table:style-name="ce17" office:value-type="string" calcext:value-type="string">
            <text:p>Paillassa Beatrice,Dhaou Riadh</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Mecanismes de negociation multilaterale pour la prise de decision collective</text:p>
          </table:table-cell>
          <table:table-cell table:style-name="ce17" office:value-type="string" calcext:value-type="string">
            <text:p>Sbmir bknina</text:p>
          </table:table-cell>
          <table:table-cell table:style-name="ce17" office:value-type="string" calcext:value-type="string">
            <text:p>Aknine Samir</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Co-scheduling for large-scale applications : memory and resilience</text:p>
          </table:table-cell>
          <table:table-cell table:style-name="ce17" office:value-type="string" calcext:value-type="string">
            <text:p>bnna Banoit</text:p>
          </table:table-cell>
          <table:table-cell table:style-name="ce17" office:value-type="string" calcext:value-type="string">
            <text:p>Benoit Anne</text:p>
          </table:table-cell>
          <table:table-cell table:style-name="ce12" office:value-type="float" office:value="74758438" calcext:value-type="float">
            <text:p>74758438</text:p>
          </table:table-cell>
          <table:table-cell table:number-columns-repeated="1019"/>
        </table:table-row>
        <table:table-row table:style-name="ro5">
          <table:table-cell table:style-name="ce12" table:content-validation-name="val6"/>
          <table:table-cell table:style-name="ce17" office:value-type="string" calcext:value-type="string">
            <text:p>LOCAL CERTIFICATION IN DISTRIBUTED COMPUTING = ERROR - SENSITIVITY, UNIFORMITY, REDUNDANCY, AND INTERACTIVITY.</text:p>
          </table:table-cell>
          <table:table-cell table:style-name="ce17" office:value-type="string" calcext:value-type="string">
            <text:p>Piarra Frbignibud</text:p>
          </table:table-cell>
          <table:table-cell table:style-name="ce17" office:value-type="string" calcext:value-type="string">
            <text:p>Fraigniaud Pierre</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ROUTAGE SENSIBLE A LA SOURCE</text:p>
          </table:table-cell>
          <table:table-cell table:style-name="ce17" office:value-type="string" calcext:value-type="string">
            <text:p>Juliusz Chroboczek</text:p>
          </table:table-cell>
          <table:table-cell table:style-name="ce17" office:value-type="string" calcext:value-type="string">
            <text:p>Chroboczek Juliusz</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Towards a holistic construction of opportunistic large-scale distributed systems</text:p>
          </table:table-cell>
          <table:table-cell table:style-name="ce17" office:value-type="string" calcext:value-type="string">
            <text:p>Frbncois Tbibni,Dbvid Brombarg</text:p>
          </table:table-cell>
          <table:table-cell table:style-name="ce17" office:value-type="string" calcext:value-type="string">
            <text:p>Taiani Francois,Bromberg David</text:p>
          </table:table-cell>
          <table:table-cell table:style-name="ce12" office:value-type="float" office:value="81430264.2" calcext:value-type="float">
            <text:p>81430264,2</text:p>
          </table:table-cell>
          <table:table-cell table:number-columns-repeated="1019"/>
        </table:table-row>
        <table:table-row table:style-name="ro5">
          <table:table-cell table:style-name="ce12" table:content-validation-name="val6"/>
          <table:table-cell table:style-name="ce17" office:value-type="string" calcext:value-type="string">
            <text:p>Resume automatique multi-document dynamique</text:p>
          </table:table-cell>
          <table:table-cell table:style-name="ce17" office:value-type="string" calcext:value-type="string">
            <text:p>Gbal da Chblandbr</text:p>
          </table:table-cell>
          <table:table-cell table:style-name="ce17" office:value-type="string" calcext:value-type="string">
            <text:p>Chalendar Gael de</text:p>
          </table:table-cell>
          <table:table-cell table:style-name="ce17" office:value-type="string" calcext:value-type="string">
            <text:p>07001132X</text:p>
          </table:table-cell>
          <table:table-cell table:number-columns-repeated="1019"/>
        </table:table-row>
        <table:table-row table:style-name="ro5">
          <table:table-cell table:style-name="ce12" table:content-validation-name="val6"/>
          <table:table-cell table:style-name="ce17" office:value-type="string" calcext:value-type="string">
            <text:p>Encodage Efficace des Systemes Critiques pour la Verificaton Formelle par Model Checking a base de Solveurs SAT</text:p>
          </table:table-cell>
          <table:table-cell table:style-name="ce17" office:value-type="string" calcext:value-type="string">
            <text:p>Lburant Simon</text:p>
          </table:table-cell>
          <table:table-cell table:style-name="ce17" office:value-type="string" calcext:value-type="string">
            <text:p>Simon Laurent</text:p>
          </table:table-cell>
          <table:table-cell table:style-name="ce12" office:value-type="float" office:value="70014949" calcext:value-type="float">
            <text:p>70014949</text:p>
          </table:table-cell>
          <table:table-cell table:number-columns-repeated="1019"/>
        </table:table-row>
        <table:table-row table:style-name="ro5">
          <table:table-cell table:style-name="ce12" table:content-validation-name="val6"/>
          <table:table-cell table:style-name="ce17" office:value-type="string" calcext:value-type="string">
            <text:p>Parallelisation of hybrid metaheuristics for COP solving</text:p>
          </table:table-cell>
          <table:table-cell table:style-name="ce17" office:value-type="string" calcext:value-type="string">
            <text:p>bli Ridhb Mbhjoub,Zbhar Mbhjoub</text:p>
          </table:table-cell>
          <table:table-cell table:style-name="ce17" office:value-type="string" calcext:value-type="string">
            <text:p>Mahjoub Ali Ridha,Mahjoub Zaher</text:p>
          </table:table-cell>
          <table:table-cell table:style-name="ce17" office:value-type="string" calcext:value-type="string">
            <text:p>11067281X,088683990</text:p>
          </table:table-cell>
          <table:table-cell table:number-columns-repeated="1019"/>
        </table:table-row>
        <table:table-row table:style-name="ro5">
          <table:table-cell table:style-name="ce12" table:content-validation-name="val6"/>
          <table:table-cell table:style-name="ce17" office:value-type="string" calcext:value-type="string">
            <text:p>Jeux Educatifs Mobiles : JEM Inventor, un outil auteur fonde sur une approche de conception gigogne</text:p>
          </table:table-cell>
          <table:table-cell table:style-name="ce17" office:value-type="string" calcext:value-type="string">
            <text:p>Sabbstian Gaorga,Izb Mbrfisi-Schottmbn</text:p>
          </table:table-cell>
          <table:table-cell table:style-name="ce17" office:value-type="string" calcext:value-type="string">
            <text:p>George Sebastien,Marfisi-Schottman Iza</text:p>
          </table:table-cell>
          <table:table-cell table:style-name="ce12" office:value-type="float" office:value="109188462" calcext:value-type="float">
            <text:p>109188462</text:p>
          </table:table-cell>
          <table:table-cell table:number-columns-repeated="1019"/>
        </table:table-row>
        <table:table-row table:style-name="ro5">
          <table:table-cell table:style-name="ce12" table:content-validation-name="val6"/>
          <table:table-cell table:style-name="ce17" office:value-type="string" calcext:value-type="string">
            <text:p>Neural language models : Dealing with large vocabularies</text:p>
          </table:table-cell>
          <table:table-cell table:style-name="ce17" office:value-type="string" calcext:value-type="string">
            <text:p>blaxbndra bllbuzan</text:p>
          </table:table-cell>
          <table:table-cell table:style-name="ce17" office:value-type="string" calcext:value-type="string">
            <text:p>Allauzen Alexandre</text:p>
          </table:table-cell>
          <table:table-cell table:style-name="ce12" office:value-type="float" office:value="78187621" calcext:value-type="float">
            <text:p>78187621</text:p>
          </table:table-cell>
          <table:table-cell table:number-columns-repeated="1019"/>
        </table:table-row>
        <table:table-row table:style-name="ro5">
          <table:table-cell table:style-name="ce12" table:content-validation-name="val6"/>
          <table:table-cell table:style-name="ce17" office:value-type="string" calcext:value-type="string">
            <text:p>Detection dynamique des intrusions dans les systemes informatiques</text:p>
          </table:table-cell>
          <table:table-cell table:style-name="ce17" office:value-type="string" calcext:value-type="string">
            <text:p>Jaroma Dbrmont</text:p>
          </table:table-cell>
          <table:table-cell table:style-name="ce17" office:value-type="string" calcext:value-type="string">
            <text:p>Darmont Jerome</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Methodes GPU de recherche par voisinage pour les problemes de minimisation de graphes Euclidiens</text:p>
          </table:table-cell>
          <table:table-cell table:style-name="ce17" office:value-type="string" calcext:value-type="string">
            <text:p>Jabn-Chbrlas Craput</text:p>
          </table:table-cell>
          <table:table-cell table:style-name="ce17" office:value-type="string" calcext:value-type="string">
            <text:p>Creput Jean-Charles</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Verification par model-checking de programmes concurrents parametres sur des modeles memoires faibles</text:p>
          </table:table-cell>
          <table:table-cell table:style-name="ce17" office:value-type="string" calcext:value-type="string">
            <text:p>Fbtihb Zbidi</text:p>
          </table:table-cell>
          <table:table-cell table:style-name="ce17" office:value-type="string" calcext:value-type="string">
            <text:p>Zaidi Fatiha</text:p>
          </table:table-cell>
          <table:table-cell table:style-name="ce12" office:value-type="float" office:value="83704019" calcext:value-type="float">
            <text:p>83704019</text:p>
          </table:table-cell>
          <table:table-cell table:number-columns-repeated="1019"/>
        </table:table-row>
        <table:table-row table:style-name="ro5">
          <table:table-cell table:style-name="ce12" table:content-validation-name="val6"/>
          <table:table-cell table:style-name="ce17" office:value-type="string" calcext:value-type="string">
            <text:p>Automatisation du raisonnement et decision juridique bases sur les ontologies</text:p>
          </table:table-cell>
          <table:table-cell table:style-name="ce17" office:value-type="string" calcext:value-type="string">
            <text:p>Hbbib bbdulrbb,Mohbmad Khblil,Hblb Nbjb</text:p>
          </table:table-cell>
          <table:table-cell table:style-name="ce17" office:value-type="string" calcext:value-type="string">
            <text:p>Abdulrab Habib,Khalil Mohamed,Naja Hala</text:p>
          </table:table-cell>
          <table:table-cell table:style-name="ce17" office:value-type="string" calcext:value-type="string">
            <text:p>033079110,,</text:p>
          </table:table-cell>
          <table:table-cell table:number-columns-repeated="1019"/>
        </table:table-row>
        <table:table-row table:style-name="ro5">
          <table:table-cell table:style-name="ce12" table:content-validation-name="val6"/>
          <table:table-cell table:style-name="ce17" office:value-type="string" calcext:value-type="string">
            <text:p>Concurrence, References et Logique Lineaire</text:p>
          </table:table-cell>
          <table:table-cell table:style-name="ce17" office:value-type="string" calcext:value-type="string">
            <text:p>Clbudib Fbggibn,Banoit Vbliron</text:p>
          </table:table-cell>
          <table:table-cell table:style-name="ce17" office:value-type="string" calcext:value-type="string">
            <text:p>Faggian Claudia,Valiron Benoit</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Automatic Code Generation and Optimization of Multi-dimensional Stencil Computations on Distributed-Memory Architectures</text:p>
          </table:table-cell>
          <table:table-cell table:style-name="ce17" office:value-type="string" calcext:value-type="string">
            <text:p>Jens Gustedt,Gilles Muller</text:p>
          </table:table-cell>
          <table:table-cell table:style-name="ce17" office:value-type="string" calcext:value-type="string">
            <text:p>Gustedt Jens,Muller Gilles</text:p>
          </table:table-cell>
          <table:table-cell table:style-name="ce12" office:value-type="float" office:value="77834437" calcext:value-type="float">
            <text:p>77834437</text:p>
          </table:table-cell>
          <table:table-cell table:number-columns-repeated="1019"/>
        </table:table-row>
        <table:table-row table:style-name="ro5">
          <table:table-cell table:style-name="ce12" table:content-validation-name="val6"/>
          <table:table-cell table:style-name="ce17" office:value-type="string" calcext:value-type="string">
            <text:p>Controle acoustique d'un parc eolien</text:p>
          </table:table-cell>
          <table:table-cell table:style-name="ce17" office:value-type="string" calcext:value-type="string">
            <text:p>ammbnual Vincant,Mbdblinb Dabconu</text:p>
          </table:table-cell>
          <table:table-cell table:style-name="ce17" office:value-type="string" calcext:value-type="string">
            <text:p>Vincent Emmanuel,Deaconu Madalina</text:p>
          </table:table-cell>
          <table:table-cell table:style-name="ce12" office:value-type="float" office:value="89360176.2" calcext:value-type="float">
            <text:p>89360176,2</text:p>
          </table:table-cell>
          <table:table-cell table:number-columns-repeated="1019"/>
        </table:table-row>
        <table:table-row table:style-name="ro5">
          <table:table-cell table:style-name="ce12" table:content-validation-name="val6"/>
          <table:table-cell table:style-name="ce17" office:value-type="string" calcext:value-type="string">
            <text:p>The limits of Neciporuk's method and the power of programs over monoids taken from small varieties of finite monoids</text:p>
          </table:table-cell>
          <table:table-cell table:style-name="ce17" office:value-type="string" calcext:value-type="string">
            <text:p>Luc Segoufin,Pierre McKenzie</text:p>
          </table:table-cell>
          <table:table-cell table:style-name="ce17" office:value-type="string" calcext:value-type="string">
            <text:p>Segoufin Luc,McKenzie Pierre</text:p>
          </table:table-cell>
          <table:table-cell table:style-name="ce12" office:value-type="float" office:value="139011706" calcext:value-type="float">
            <text:p>139011706</text:p>
          </table:table-cell>
          <table:table-cell table:number-columns-repeated="1019"/>
        </table:table-row>
        <table:table-row table:style-name="ro5">
          <table:table-cell table:style-name="ce12" table:content-validation-name="val6"/>
          <table:table-cell table:style-name="ce17" office:value-type="string" calcext:value-type="string">
            <text:p>Methods for improving the backward compatible High Dynamic Range compression</text:p>
          </table:table-cell>
          <table:table-cell table:style-name="ce17" office:value-type="string" calcext:value-type="string">
            <text:p>Christina Guillamot,Michbal Ropart</text:p>
          </table:table-cell>
          <table:table-cell table:style-name="ce17" office:value-type="string" calcext:value-type="string">
            <text:p>Guillemot Christine,Ropert Michael</text:p>
          </table:table-cell>
          <table:table-cell table:style-name="ce12" office:value-type="float" office:value="61597074.2" calcext:value-type="float">
            <text:p>61597074,2</text:p>
          </table:table-cell>
          <table:table-cell table:number-columns-repeated="1019"/>
        </table:table-row>
        <table:table-row table:style-name="ro5">
          <table:table-cell table:style-name="ce12" table:content-validation-name="val6"/>
          <table:table-cell table:style-name="ce17" office:value-type="string" calcext:value-type="string">
            <text:p>Generic autonomic service management for component-based applications</text:p>
          </table:table-cell>
          <table:table-cell table:style-name="ce17" office:value-type="string" calcext:value-type="string">
            <text:p>Sbmir Tbtb</text:p>
          </table:table-cell>
          <table:table-cell table:style-name="ce17" office:value-type="string" calcext:value-type="string">
            <text:p>Tata Samir</text:p>
          </table:table-cell>
          <table:table-cell table:style-name="ce12" office:value-type="float" office:value="94537887" calcext:value-type="float">
            <text:p>94537887</text:p>
          </table:table-cell>
          <table:table-cell table:number-columns-repeated="1019"/>
        </table:table-row>
        <table:table-row table:style-name="ro5">
          <table:table-cell table:style-name="ce12" table:content-validation-name="val6"/>
          <table:table-cell table:style-name="ce17" office:value-type="string" calcext:value-type="string">
            <text:p>Contribution a la conception d'un systeme de mobilite urbaine durable : de l'elicitation des connaissances a l'architecture distribuee du systeme</text:p>
          </table:table-cell>
          <table:table-cell table:style-name="ce17" office:value-type="string" calcext:value-type="string">
            <text:p>Barnbrd brchimada,Mbrcal Foudb ndjodo</text:p>
          </table:table-cell>
          <table:table-cell table:style-name="ce17" office:value-type="string" calcext:value-type="string">
            <text:p>Archimede Bernard,Fouda ndjodo Marcel</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Reconstruction tomographique d'objets deformables pour la cryo-microscopie electronique a particules isolees</text:p>
          </table:table-cell>
          <table:table-cell table:style-name="ce17" office:value-type="string" calcext:value-type="string">
            <text:p>Mohbmad Tbjina</text:p>
          </table:table-cell>
          <table:table-cell table:style-name="ce17" office:value-type="string" calcext:value-type="string">
            <text:p>Tajine Mohamed</text:p>
          </table:table-cell>
          <table:table-cell table:style-name="ce17" office:value-type="string" calcext:value-type="string">
            <text:p>12850210X</text:p>
          </table:table-cell>
          <table:table-cell table:number-columns-repeated="1019"/>
        </table:table-row>
        <table:table-row table:style-name="ro5">
          <table:table-cell table:style-name="ce12" table:content-validation-name="val6"/>
          <table:table-cell table:style-name="ce17" office:value-type="string" calcext:value-type="string">
            <text:p>Synchronization costs in parallel programs and concurrent data structures</text:p>
          </table:table-cell>
          <table:table-cell table:style-name="ce17" office:value-type="string" calcext:value-type="string">
            <text:p>Cbrola Dalporta,bnbtoly Shblyto,Patr Kuznatsov</text:p>
          </table:table-cell>
          <table:table-cell table:style-name="ce17" office:value-type="string" calcext:value-type="string">
            <text:p>Delporte Carole,Shalyto Anatoly,Kuznetsov Petr</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Synthese d'applications de realite virtuelle a partir de modeles</text:p>
          </table:table-cell>
          <table:table-cell table:style-name="ce17" office:value-type="string" calcext:value-type="string">
            <text:p>Bruno brnbldi</text:p>
          </table:table-cell>
          <table:table-cell table:style-name="ce17" office:value-type="string" calcext:value-type="string">
            <text:p>Arnaldi Bruno</text:p>
          </table:table-cell>
          <table:table-cell table:style-name="ce12" office:value-type="float" office:value="33457662" calcext:value-type="float">
            <text:p>33457662</text:p>
          </table:table-cell>
          <table:table-cell table:number-columns-repeated="1019"/>
        </table:table-row>
        <table:table-row table:style-name="ro5">
          <table:table-cell table:style-name="ce12" table:content-validation-name="val6"/>
          <table:table-cell table:style-name="ce17" office:value-type="string" calcext:value-type="string">
            <text:p>CURARE : curation et gestion de grandes collections de donnees sur le nuage</text:p>
          </table:table-cell>
          <table:table-cell table:style-name="ce17" office:value-type="string" calcext:value-type="string">
            <text:p>Pbrisb Ghodous shbribt torbbghbn,Cbtbrinb Dominguas blvas farrairb db silvb,Ganovavb Vbrgbs solbr</text:p>
          </table:table-cell>
          <table:table-cell table:style-name="ce17" office:value-type="string" calcext:value-type="string">
            <text:p>Ghodous shariat torbaghan Parisa,Domingues alves ferreira da silva Catarina,Vargas solar Genoveva</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Formalizing Time and Causality in Polychronous Polytimed Models</text:p>
          </table:table-cell>
          <table:table-cell table:style-name="ce17" office:value-type="string" calcext:value-type="string">
            <text:p>Burkhbrt Wolff</text:p>
          </table:table-cell>
          <table:table-cell table:style-name="ce17" office:value-type="string" calcext:value-type="string">
            <text:p>Wolff Burkhart</text:p>
          </table:table-cell>
          <table:table-cell table:style-name="ce12" office:value-type="float" office:value="74692097" calcext:value-type="float">
            <text:p>74692097</text:p>
          </table:table-cell>
          <table:table-cell table:number-columns-repeated="1019"/>
        </table:table-row>
        <table:table-row table:style-name="ro5">
          <table:table-cell table:style-name="ce12" table:content-validation-name="val6"/>
          <table:table-cell table:style-name="ce17" office:value-type="string" calcext:value-type="string">
            <text:p>Neural Methods for Event Extraction</text:p>
          </table:table-cell>
          <table:table-cell table:style-name="ce17" office:value-type="string" calcext:value-type="string">
            <text:p>Brigitta Grbu</text:p>
          </table:table-cell>
          <table:table-cell table:style-name="ce17" office:value-type="string" calcext:value-type="string">
            <text:p>Grau Brigitte</text:p>
          </table:table-cell>
          <table:table-cell table:style-name="ce12" office:value-type="float" office:value="70011575" calcext:value-type="float">
            <text:p>70011575</text:p>
          </table:table-cell>
          <table:table-cell table:number-columns-repeated="1019"/>
        </table:table-row>
        <table:table-row table:style-name="ro5">
          <table:table-cell table:style-name="ce12" table:content-validation-name="val6"/>
          <table:table-cell table:style-name="ce17" office:value-type="string" calcext:value-type="string">
            <text:p>Etudes probabilistes en theorie des nombres et en combinatoire des mots: exemples d'analyse dynamique</text:p>
          </table:table-cell>
          <table:table-cell table:style-name="ce17" office:value-type="string" calcext:value-type="string">
            <text:p>Vblaria Bartha,blfrado Violb</text:p>
          </table:table-cell>
          <table:table-cell table:style-name="ce17" office:value-type="string" calcext:value-type="string">
            <text:p>Berthe Valerie,Viola Alfredo</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Algorithmes efficaces pour lapprentissage de reseaux de preferences conditionnelles a partir de donnees bruitees</text:p>
          </table:table-cell>
          <table:table-cell table:style-name="ce17" office:value-type="string" calcext:value-type="string">
            <text:p>Jbmbl btif</text:p>
          </table:table-cell>
          <table:table-cell table:style-name="ce17" office:value-type="string" calcext:value-type="string">
            <text:p>Atif Jamal</text:p>
          </table:table-cell>
          <table:table-cell table:style-name="ce12" office:value-type="float" office:value="186412517" calcext:value-type="float">
            <text:p>186412517</text:p>
          </table:table-cell>
          <table:table-cell table:number-columns-repeated="1019"/>
        </table:table-row>
        <table:table-row table:style-name="ro5">
          <table:table-cell table:style-name="ce12" table:content-validation-name="val6"/>
          <table:table-cell table:style-name="ce17" office:value-type="string" calcext:value-type="string">
            <text:p>Auto-tuning pour la detection automatique du meilleur format de compression pour matrice creuse</text:p>
          </table:table-cell>
          <table:table-cell table:style-name="ce17" office:value-type="string" calcext:value-type="string">
            <text:p>Nbhid ambd,Zbhar Mbhjoub</text:p>
          </table:table-cell>
          <table:table-cell table:style-name="ce17" office:value-type="string" calcext:value-type="string">
            <text:p>Emad Nahid,Mahjoub Zaher</text:p>
          </table:table-cell>
          <table:table-cell table:style-name="ce12" office:value-type="float" office:value="98461575.1" calcext:value-type="float">
            <text:p>98461575,1</text:p>
          </table:table-cell>
          <table:table-cell table:number-columns-repeated="1019"/>
        </table:table-row>
        <table:table-row table:style-name="ro5">
          <table:table-cell table:style-name="ce12" table:content-validation-name="val6"/>
          <table:table-cell table:style-name="ce17" office:value-type="string" calcext:value-type="string">
            <text:p>Criticalite, identification et jeux de suppression de sommets dans les graphes : Des etoiles plein les jeux</text:p>
          </table:table-cell>
          <table:table-cell table:style-name="ce17" office:value-type="string" calcext:value-type="string">
            <text:p>Hbmbmbcha Khaddouci,blina Pbrrabu,aric Duchana</text:p>
          </table:table-cell>
          <table:table-cell table:style-name="ce17" office:value-type="string" calcext:value-type="string">
            <text:p>Kheddouci Hamamache,Parreau Aline,Duchene Eric</text:p>
          </table:table-cell>
          <table:table-cell table:style-name="ce17" office:value-type="string" calcext:value-type="string">
            <text:p>07451251X,16496956X,11204901X</text:p>
          </table:table-cell>
          <table:table-cell table:number-columns-repeated="1019"/>
        </table:table-row>
        <table:table-row table:style-name="ro5">
          <table:table-cell table:style-name="ce12" table:content-validation-name="val6"/>
          <table:table-cell table:style-name="ce17" office:value-type="string" calcext:value-type="string">
            <text:p>3D visualization and interactive image manipulation for surgical planning in robot-assisted surgery</text:p>
          </table:table-cell>
          <table:table-cell table:style-name="ce17" office:value-type="string" calcext:value-type="string">
            <text:p>Cbrolina Cbo,Cadric Dumbs</text:p>
          </table:table-cell>
          <table:table-cell table:style-name="ce17" office:value-type="string" calcext:value-type="string">
            <text:p>Cao Caroline,Dumas Cedric</text:p>
          </table:table-cell>
          <table:table-cell table:style-name="ce12" office:value-type="float" office:value="233484957" calcext:value-type="float">
            <text:p>233484957</text:p>
          </table:table-cell>
          <table:table-cell table:number-columns-repeated="1019"/>
        </table:table-row>
        <table:table-row table:style-name="ro5">
          <table:table-cell table:style-name="ce12" table:content-validation-name="val6"/>
          <table:table-cell table:style-name="ce17" office:value-type="string" calcext:value-type="string">
            <text:p>Modelisation de preferences pour l'interpretation d'enonces ambigus</text:p>
          </table:table-cell>
          <table:table-cell table:style-name="ce17" office:value-type="string" calcext:value-type="string">
            <text:p>Christibn Ratora</text:p>
          </table:table-cell>
          <table:table-cell table:style-name="ce17" office:value-type="string" calcext:value-type="string">
            <text:p>Retore Christian</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Improving energy efficiency of virtualized datacenters</text:p>
          </table:table-cell>
          <table:table-cell table:style-name="ce17" office:value-type="string" calcext:value-type="string">
            <text:p>Dbnial Hbgimont,blbin Tchbnb</text:p>
          </table:table-cell>
          <table:table-cell table:style-name="ce17" office:value-type="string" calcext:value-type="string">
            <text:p>Hagimont Daniel,Tchana Alain</text:p>
          </table:table-cell>
          <table:table-cell table:style-name="ce17" office:value-type="string" calcext:value-type="string">
            <text:p>,</text:p>
          </table:table-cell>
          <table:table-cell table:number-columns-repeated="1019"/>
        </table:table-row>
        <table:table-row table:style-name="ro5">
          <table:table-cell table:style-name="ce12" table:content-validation-name="val6"/>
          <table:table-cell table:style-name="ce17" office:value-type="string" calcext:value-type="string">
            <text:p>Des lectures aux transcrits: methodes de novo pour l'analyse du sequencage des transcriptomes de deuxieme et troiseme generation</text:p>
          </table:table-cell>
          <table:table-cell table:style-name="ce17" office:value-type="string" calcext:value-type="string">
            <text:p>Pierre Peterlongo</text:p>
          </table:table-cell>
          <table:table-cell table:style-name="ce17" office:value-type="string" calcext:value-type="string">
            <text:p>Peterlongo Pierre</text:p>
          </table:table-cell>
          <table:table-cell table:style-name="ce12"/>
          <table:table-cell table:number-columns-repeated="1019"/>
        </table:table-row>
        <table:table-row table:style-name="ro5">
          <table:table-cell table:style-name="ce12" table:content-validation-name="val6"/>
          <table:table-cell table:style-name="ce17" office:value-type="string" calcext:value-type="string">
            <text:p>Approches semantiques pour la meta-optimisation des reseaux biomoleculaires complexes</text:p>
          </table:table-cell>
          <table:table-cell table:style-name="ce17" office:value-type="string" calcext:value-type="string">
            <text:p>Cacilib Zbnni-Mark,Sboussan Krichan</text:p>
          </table:table-cell>
          <table:table-cell table:style-name="ce17" office:value-type="string" calcext:value-type="string">
            <text:p>Zanni-Merk Cecilia,Krichen Saoussen</text:p>
          </table:table-cell>
          <table:table-cell table:style-name="ce12" office:value-type="float" office:value="84091592.2" calcext:value-type="float">
            <text:p>84091592,2</text:p>
          </table:table-cell>
          <table:table-cell table:number-columns-repeated="1019"/>
        </table:table-row>
        <table:table-row table:style-name="ro5">
          <table:table-cell table:style-name="ce12" table:content-validation-name="val6"/>
          <table:table-cell table:style-name="ce17" office:value-type="string" calcext:value-type="string">
            <text:p>Identification des motifs de voisinage conserves dans des contextes metaboliques et genomiques</text:p>
          </table:table-cell>
          <table:table-cell table:style-name="ce17" office:value-type="string" calcext:value-type="string">
            <text:p>Christina Froidavbux</text:p>
          </table:table-cell>
          <table:table-cell table:style-name="ce17" office:value-type="string" calcext:value-type="string">
            <text:p>Froidevaux Christine</text:p>
          </table:table-cell>
          <table:table-cell table:style-name="ce12" office:value-type="float" office:value="29294665" calcext:value-type="float">
            <text:p>29294665</text:p>
          </table:table-cell>
          <table:table-cell table:number-columns-repeated="1019"/>
        </table:table-row>
        <table:table-row table:style-name="ro5">
          <table:table-cell table:style-name="ce12" table:content-validation-name="val6"/>
          <table:table-cell table:style-name="ce17" office:value-type="string" calcext:value-type="string">
            <text:p>Discover, model and combine energy leverages for large scale energy efficient infrastructures</text:p>
          </table:table-cell>
          <table:table-cell table:style-name="ce17" office:value-type="string" calcext:value-type="string">
            <text:p>Lburant Lafavra</text:p>
          </table:table-cell>
          <table:table-cell table:style-name="ce17" office:value-type="string" calcext:value-type="string">
            <text:p>Lefevre Laurent</text:p>
          </table:table-cell>
          <table:table-cell table:style-name="ce12" office:value-type="float" office:value="83299262" calcext:value-type="float">
            <text:p>83299262</text:p>
          </table:table-cell>
          <table:table-cell table:number-columns-repeated="1019"/>
        </table:table-row>
        <table:table-row table:style-name="ro5">
          <table:table-cell table:style-name="ce12" table:content-validation-name="val6"/>
          <table:table-cell table:style-name="ce17" office:value-type="string" calcext:value-type="string">
            <text:p>Une methode de test fonctionnel en-ligne basee sur une approche de monitorage distribuee continue appliquee aux systemes communicants</text:p>
          </table:table-cell>
          <table:table-cell table:style-name="ce17" office:value-type="string" calcext:value-type="string">
            <text:p>Staphbna Mbbg</text:p>
          </table:table-cell>
          <table:table-cell table:style-name="ce17" office:value-type="string" calcext:value-type="string">
            <text:p>Maag Stephane</text:p>
          </table:table-cell>
          <table:table-cell table:style-name="ce12" office:value-type="float" office:value="84075244" calcext:value-type="float">
            <text:p>84075244</text:p>
          </table:table-cell>
          <table:table-cell table:number-columns-repeated="1019"/>
        </table:table-row>
        <table:table-row table:style-name="ro5">
          <table:table-cell table:style-name="ce12"/>
          <table:table-cell table:style-name="ce17" office:value-type="string" calcext:value-type="string">
            <text:p>Migration et enrichissement semantique dentites culturelles</text:p>
          </table:table-cell>
          <table:table-cell table:style-name="ce17" office:value-type="string" calcext:value-type="string">
            <text:p>Mohbnd Sbid Hbcid,Nicolbs Luminabu</text:p>
          </table:table-cell>
          <table:table-cell table:style-name="ce17" office:value-type="string" calcext:value-type="string">
            <text:p>Hacid Mohand Said,Lumineau Nicolas</text:p>
          </table:table-cell>
          <table:table-cell table:style-name="ce12" office:value-type="float" office:value="70848440.1" calcext:value-type="float">
            <text:p>70848440,1</text:p>
          </table:table-cell>
          <table:table-cell table:number-columns-repeated="1019"/>
        </table:table-row>
        <table:table-row table:style-name="ro5">
          <table:table-cell table:style-name="ce12"/>
          <table:table-cell table:style-name="ce17" office:value-type="string" calcext:value-type="string">
            <text:p>Prevision a court terme des flux de voyageurs : une approche par les reseaux bayesiens</text:p>
          </table:table-cell>
          <table:table-cell table:style-name="ce17" office:value-type="string" calcext:value-type="string">
            <text:p>Staphbna Bonnavby,Garbld Gbvin</text:p>
          </table:table-cell>
          <table:table-cell table:style-name="ce17" office:value-type="string" calcext:value-type="string">
            <text:p>Bonnevay Stephane,Gavin Gerald</text:p>
          </table:table-cell>
          <table:table-cell table:style-name="ce12" office:value-type="float" office:value="70709610.1" calcext:value-type="float">
            <text:p>70709610,1</text:p>
          </table:table-cell>
          <table:table-cell table:number-columns-repeated="1019"/>
        </table:table-row>
        <table:table-row table:style-name="ro5">
          <table:table-cell table:style-name="ce12"/>
          <table:table-cell table:style-name="ce17" office:value-type="string" calcext:value-type="string">
            <text:p>Apprentissage pour le controle de plateformes paralleles a large echelle</text:p>
          </table:table-cell>
          <table:table-cell table:style-name="ce17" office:value-type="string" calcext:value-type="string">
            <text:p>Danis Trystrbm,Jaroma Lalong</text:p>
          </table:table-cell>
          <table:table-cell table:style-name="ce17" office:value-type="string" calcext:value-type="string">
            <text:p>Trystram Denis,Lelong Jerome</text:p>
          </table:table-cell>
          <table:table-cell table:style-name="ce12" office:value-type="float" office:value="29778301.1" calcext:value-type="float">
            <text:p>29778301,1</text:p>
          </table:table-cell>
          <table:table-cell table:number-columns-repeated="1019"/>
        </table:table-row>
        <table:table-row table:style-name="ro3" table:number-rows-repeated="1048471">
          <table:table-cell table:number-columns-repeated="1024"/>
        </table:table-row>
        <table:table-row table:style-name="ro3">
          <table:table-cell table:number-columns-repeated="1024"/>
        </table:table-row>
      </table:table>
      <table:table table:name="101" table:style-name="ta10">
        <table:table-column table:style-name="co7" table:default-cell-style-name="ce3"/>
        <table:table-column table:style-name="co22" table:default-cell-style-name="ce3"/>
        <table:table-column table:style-name="co7" table:visibility="collapse" table:number-columns-repeated="8" table:default-cell-style-name="ce3"/>
        <table:table-column table:style-name="co7" table:number-columns-repeated="1014"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style-name="ce1" office:value-type="string" calcext:value-type="string">
            <text:p>Directeur de these (nom prenom)</text:p>
          </table:table-cell>
          <table:table-cell table:style-name="ce1" office:value-type="string" calcext:value-type="string">
            <text:p>Identifiant directeur</text:p>
          </table:table-cell>
          <table:table-cell table:style-name="ce1" office:value-type="string" calcext:value-type="string">
            <text:p>Etablissement de soutenance</text:p>
          </table:table-cell>
          <table:table-cell table:style-name="ce1" office:value-type="string" calcext:value-type="string">
            <text:p>Identifiant etablissement</text:p>
          </table:table-cell>
          <table:table-cell table:style-name="ce1" office:value-type="string" calcext:value-type="string">
            <text:p>Discipline</text:p>
          </table:table-cell>
          <table:table-cell table:style-name="ce1" office:value-type="string" calcext:value-type="string">
            <text:p>Statut</text:p>
          </table:table-cell>
          <table:table-cell table:style-name="ce1" office:value-type="string" calcext:value-type="string">
            <text:p>Date de premiere inscription en doctorat</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Partage de documents securise dans le Cloud Personnel</text:p>
          </table:table-cell>
          <table:table-cell table:style-name="ce17" office:value-type="string" calcext:value-type="string">
            <text:p>Philippe Pucheral,Nicolas Anciaux</text:p>
          </table:table-cell>
          <table:table-cell table:style-name="ce17" office:value-type="string" calcext:value-type="string">
            <text:p>Pucheral Philippe,Anciaux Nicolas</text:p>
          </table:table-cell>
          <table:table-cell table:style-name="ce12" office:value-type="float" office:value="30281792.19" calcext:value-type="float">
            <text:p>30281792,19</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De la business intelligence interne vers la business intelligence dans le cloud : modeles et apports methodologiques</text:p>
          </table:table-cell>
          <table:table-cell table:style-name="ce17" office:value-type="string" calcext:value-type="string">
            <text:p>Isabelle Comyn-Wattiau,Nicolas Prat</text:p>
          </table:table-cell>
          <table:table-cell table:style-name="ce17" office:value-type="string" calcext:value-type="string">
            <text:p>Comyn-Wattiau Isabelle,Prat Nicolas</text:p>
          </table:table-cell>
          <table:table-cell table:style-name="ce12" office:value-type="float" office:value="50264052.1" calcext:value-type="float">
            <text:p>50264052,1</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Real-time detection of Advanced Persistent Threats using Information Flow Tracking and Hidden Markov Models</text:p>
          </table:table-cell>
          <table:table-cell table:style-name="ce17" office:value-type="string" calcext:value-type="string">
            <text:p>Elena Di Bernardino,Philippe Baumard</text:p>
          </table:table-cell>
          <table:table-cell table:style-name="ce17" office:value-type="string" calcext:value-type="string">
            <text:p>Di Bernardino Elena,Baumard Philippe</text:p>
          </table:table-cell>
          <table:table-cell table:style-name="ce12" office:value-type="float" office:value="170120058" calcext:value-type="float">
            <text:p>170120058</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Multi-object Detection and Tracking in video sequences</text:p>
          </table:table-cell>
          <table:table-cell table:style-name="ce17" office:value-type="string" calcext:value-type="string">
            <text:p>Thierry Chateau,Najoua Ben amara</text:p>
          </table:table-cell>
          <table:table-cell table:style-name="ce17" office:value-type="string" calcext:value-type="string">
            <text:p>Chateau Thierry,Ben amara Najoua</text:p>
          </table:table-cell>
          <table:table-cell table:style-name="ce17" office:value-type="string" calcext:value-type="string">
            <text:p>,</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5-11-09" calcext:value-type="date">
            <text:p>09/11/2015</text:p>
          </table:table-cell>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Training parsers for low-resourced languages : improving cross-lingual transfer with monolingual knowledge</text:p>
          </table:table-cell>
          <table:table-cell table:style-name="ce17" office:value-type="string" calcext:value-type="string">
            <text:p>Francois Yvon</text:p>
          </table:table-cell>
          <table:table-cell table:style-name="ce17" office:value-type="string" calcext:value-type="string">
            <text:p>Yvon Francois</text:p>
          </table:table-cell>
          <table:table-cell table:style-name="ce12" office:value-type="float" office:value="57593531" calcext:value-type="float">
            <text:p>57593531</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Nouvelles approches pour la detection de relations utiles dans les processus : application aux parcours de sante</text:p>
          </table:table-cell>
          <table:table-cell table:style-name="ce17" office:value-type="string" calcext:value-type="string">
            <text:p>Sylvie Norre</text:p>
          </table:table-cell>
          <table:table-cell table:style-name="ce17" office:value-type="string" calcext:value-type="string">
            <text:p>Norre Sylvie</text:p>
          </table:table-cell>
          <table:table-cell table:style-name="ce17" office:value-type="string" calcext:value-type="string">
            <text:p>15564520X</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Localisation par l'image en milieu urbain : application a la realite augmentee</text:p>
          </table:table-cell>
          <table:table-cell table:style-name="ce17" office:value-type="string" calcext:value-type="string">
            <text:p>Marie-Odile Berger,Gilles Simon</text:p>
          </table:table-cell>
          <table:table-cell table:style-name="ce17" office:value-type="string" calcext:value-type="string">
            <text:p>Berger Marie-Odile,Simon Gilles</text:p>
          </table:table-cell>
          <table:table-cell table:style-name="ce12" office:value-type="float" office:value="75878518.1" calcext:value-type="float">
            <text:p>75878518,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Building and analyzing processing graphs on FPGAs with strong time and hardware constraints</text:p>
          </table:table-cell>
          <table:table-cell table:style-name="ce17" office:value-type="string" calcext:value-type="string">
            <text:p>Michel Lenczner,Stephane Domas</text:p>
          </table:table-cell>
          <table:table-cell table:style-name="ce17" office:value-type="string" calcext:value-type="string">
            <text:p>Lenczner Michel,Domas Stephane</text:p>
          </table:table-cell>
          <table:table-cell table:style-name="ce12" office:value-type="float" office:value="182881881" calcext:value-type="float">
            <text:p>182881881</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Nonintrusive Nocturnal Remote Monitoring of Vital Signs in Ambient Assisted Living Environments</text:p>
          </table:table-cell>
          <table:table-cell table:style-name="ce17" office:value-type="string" calcext:value-type="string">
            <text:p>Mounir Mokhtari</text:p>
          </table:table-cell>
          <table:table-cell table:style-name="ce17" office:value-type="string" calcext:value-type="string">
            <text:p>Mokhtari Mounir</text:p>
          </table:table-cell>
          <table:table-cell table:style-name="ce12" office:value-type="float" office:value="122144198" calcext:value-type="float">
            <text:p>122144198</text:p>
          </table:table-cell>
          <table:table-cell table:style-name="ce17" office:value-type="string" calcext:value-type="string">
            <text:p>Montpellier</text:p>
          </table:table-cell>
          <table:table-cell table:style-name="ce12" office:value-type="float" office:value="183316401" calcext:value-type="float">
            <text:p>183316401</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Human Habits Investigation : from Mobility Reconstruction to Mobile Traffic Prediction</text:p>
          </table:table-cell>
          <table:table-cell table:style-name="ce17" office:value-type="string" calcext:value-type="string">
            <text:p>Aline Carneiro Viana</text:p>
          </table:table-cell>
          <table:table-cell table:style-name="ce17" office:value-type="string" calcext:value-type="string">
            <text:p>Viana Aline Carneiro</text:p>
          </table:table-cell>
          <table:table-cell table:style-name="ce12" office:value-type="float" office:value="92932576" calcext:value-type="float">
            <text:p>92932576</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Discretisation automatique de machines a signaux en automates cellulaires</text:p>
          </table:table-cell>
          <table:table-cell table:style-name="ce17" office:value-type="string" calcext:value-type="string">
            <text:p>Jerome Durand-Lose</text:p>
          </table:table-cell>
          <table:table-cell table:style-name="ce17" office:value-type="string" calcext:value-type="string">
            <text:p>Durand-Lose Jerome</text:p>
          </table:table-cell>
          <table:table-cell table:style-name="ce17" office:value-type="string" calcext:value-type="string">
            <text:p>18037821X</text:p>
          </table:table-cell>
          <table:table-cell table:style-name="ce17" office:value-type="string" calcext:value-type="string">
            <text:p>Orleans</text:p>
          </table:table-cell>
          <table:table-cell table:style-name="ce12" office:value-type="float" office:value="26402971" calcext:value-type="float">
            <text:p>26402971</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Methodes d'aide a la decision multi-attribut et multi-acteur pour resoudre le probleme de selection dans un environnement certain/incertain : cas de la localisation des centres de distribution</text:p>
          </table:table-cell>
          <table:table-cell table:style-name="ce17" office:value-type="string" calcext:value-type="string">
            <text:p>Mourad Abed,Mohamed Nazih Omri</text:p>
          </table:table-cell>
          <table:table-cell table:style-name="ce17" office:value-type="string" calcext:value-type="string">
            <text:p>Abed Mourad,Omri Mohamed Nazih</text:p>
          </table:table-cell>
          <table:table-cell table:style-name="ce12" office:value-type="float" office:value="33342393.2" calcext:value-type="float">
            <text:p>33342393,2</text:p>
          </table:table-cell>
          <table:table-cell table:style-name="ce17" office:value-type="string" calcext:value-type="string">
            <text:p>Valenciennes</text:p>
          </table:table-cell>
          <table:table-cell table:style-name="ce12" office:value-type="float" office:value="26404079" calcext:value-type="float">
            <text:p>2640407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nalyse audio-visuelle dans le cadre des interactions humaines avec les robots</text:p>
          </table:table-cell>
          <table:table-cell table:style-name="ce17" office:value-type="string" calcext:value-type="string">
            <text:p>Radu Horaud</text:p>
          </table:table-cell>
          <table:table-cell table:style-name="ce17" office:value-type="string" calcext:value-type="string">
            <text:p>Horaud Radu</text:p>
          </table:table-cell>
          <table:table-cell table:style-name="ce12" office:value-type="float" office:value="32302495" calcext:value-type="float">
            <text:p>32302495</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User equipment based computation offloading for real-time applications in the context of Cloud and edge networks</text:p>
          </table:table-cell>
          <table:table-cell table:style-name="ce17" office:value-type="string" calcext:value-type="string">
            <text:p>Adlen Ksentini</text:p>
          </table:table-cell>
          <table:table-cell table:style-name="ce17" office:value-type="string" calcext:value-type="string">
            <text:p>Ksentini Adlen</text:p>
          </table:table-cell>
          <table:table-cell table:style-name="ce12"/>
          <table:table-cell table:style-name="ce17" office:value-type="string" calcext:value-type="string">
            <text:p>Rennes 1</text:p>
          </table:table-cell>
          <table:table-cell table:style-name="ce17" office:value-type="string" calcext:value-type="string">
            <text:p>02778715X</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11-27" calcext:value-type="date">
            <text:p>27/11/2014</text:p>
          </table:table-cell>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Knowledge Base Population based on Entity Graph Analysis</text:p>
          </table:table-cell>
          <table:table-cell table:style-name="ce17" office:value-type="string" calcext:value-type="string">
            <text:p>Brigitte Grau</text:p>
          </table:table-cell>
          <table:table-cell table:style-name="ce17" office:value-type="string" calcext:value-type="string">
            <text:p>Grau Brigitte</text:p>
          </table:table-cell>
          <table:table-cell table:style-name="ce12" office:value-type="float" office:value="70011575" calcext:value-type="float">
            <text:p>7001157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Optimisation des routes maritimes : un systeme de resolution multicritere et dependant du temps</text:p>
          </table:table-cell>
          <table:table-cell table:style-name="ce17" office:value-type="string" calcext:value-type="string">
            <text:p>Philippe Jegou</text:p>
          </table:table-cell>
          <table:table-cell table:style-name="ce17" office:value-type="string" calcext:value-type="string">
            <text:p>Jegou Philippe</text:p>
          </table:table-cell>
          <table:table-cell table:style-name="ce12"/>
          <table:table-cell table:style-name="ce17" office:value-type="string" calcext:value-type="string">
            <text:p>Aix-Marseille</text:p>
          </table:table-cell>
          <table:table-cell table:style-name="ce17" office:value-type="string" calcext:value-type="string">
            <text:p>15863621X</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Une approche modulaire avec delegation de controle pour les reseaux programmables</text:p>
          </table:table-cell>
          <table:table-cell table:style-name="ce17" office:value-type="string" calcext:value-type="string">
            <text:p>Thierry Turletti,Walid Dabbous</text:p>
          </table:table-cell>
          <table:table-cell table:style-name="ce17" office:value-type="string" calcext:value-type="string">
            <text:p>Turletti Thierry,Dabbous Walid</text:p>
          </table:table-cell>
          <table:table-cell table:style-name="ce12" office:value-type="float" office:value="60582952.1" calcext:value-type="float">
            <text:p>60582952,1</text:p>
          </table:table-cell>
          <table:table-cell table:style-name="ce17" office:value-type="string" calcext:value-type="string">
            <text:p>Cote d'Azur</text:p>
          </table:table-cell>
          <table:table-cell table:style-name="ce12" office:value-type="float" office:value="185433669" calcext:value-type="float">
            <text:p>18543366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Methodologie d'identification et d'evitement des cycles de gel du processeur pour l'optimisation de la performance du logiciel sur le materiel</text:p>
          </table:table-cell>
          <table:table-cell table:style-name="ce17" office:value-type="string" calcext:value-type="string">
            <text:p>Frederic Petrot</text:p>
          </table:table-cell>
          <table:table-cell table:style-name="ce17" office:value-type="string" calcext:value-type="string">
            <text:p>Petrot Frederic</text:p>
          </table:table-cell>
          <table:table-cell table:style-name="ce12" office:value-type="float" office:value="108969223" calcext:value-type="float">
            <text:p>10896922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Systeme de videosurveillance intelligent et adaptatif, dans un environnement de type Fog/Cloud</text:p>
          </table:table-cell>
          <table:table-cell table:style-name="ce17" office:value-type="string" calcext:value-type="string">
            <text:p>Samy Meftali,Djamel Aouali</text:p>
          </table:table-cell>
          <table:table-cell table:style-name="ce17" office:value-type="string" calcext:value-type="string">
            <text:p>Meftali Samy,Aouali Djamel</text:p>
          </table:table-cell>
          <table:table-cell table:style-name="ce17" office:value-type="string" calcext:value-type="string">
            <text:p>07916241X,137591144</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Interoperabilite de protocole de communication adaptatifs basse-consommation pour des reseaux de capteurs</text:p>
          </table:table-cell>
          <table:table-cell table:style-name="ce17" office:value-type="string" calcext:value-type="string">
            <text:p>Andrzej Duda</text:p>
          </table:table-cell>
          <table:table-cell table:style-name="ce17" office:value-type="string" calcext:value-type="string">
            <text:p>Duda Andrzej</text:p>
          </table:table-cell>
          <table:table-cell table:style-name="ce12" office:value-type="float" office:value="66640172" calcext:value-type="float">
            <text:p>66640172</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Performance variation considered helpful</text:p>
          </table:table-cell>
          <table:table-cell table:style-name="ce17" office:value-type="string" calcext:value-type="string">
            <text:p>Gael Thomas</text:p>
          </table:table-cell>
          <table:table-cell table:style-name="ce17" office:value-type="string" calcext:value-type="string">
            <text:p>Thomas Gael</text:p>
          </table:table-cell>
          <table:table-cell table:style-name="ce12" office:value-type="float" office:value="82838534" calcext:value-type="float">
            <text:p>82838534</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PREUVES QUANTIQUES, LE PROBLEME DES HAMILTONIENS LOCAUX ET APPLICATIONS.</text:p>
          </table:table-cell>
          <table:table-cell table:style-name="ce17" office:value-type="string" calcext:value-type="string">
            <text:p>Iordanis Kerenidis</text:p>
          </table:table-cell>
          <table:table-cell table:style-name="ce17" office:value-type="string" calcext:value-type="string">
            <text:p>Kerenidis Iordanis</text:p>
          </table:table-cell>
          <table:table-cell table:style-name="ce12"/>
          <table:table-cell table:style-name="ce17" office:value-type="string" calcext:value-type="string">
            <text:p>Sorbonne Paris Cite</text:p>
          </table:table-cell>
          <table:table-cell table:style-name="ce17" office:value-type="string" calcext:value-type="string">
            <text:p>19077990X</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10-15" calcext:value-type="date">
            <text:p>15/10/2014</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Gestion de conflits dans une plateforme ubiquitaire orientee services</text:p>
          </table:table-cell>
          <table:table-cell table:style-name="ce17" office:value-type="string" calcext:value-type="string">
            <text:p>Philippe Lalanda</text:p>
          </table:table-cell>
          <table:table-cell table:style-name="ce17" office:value-type="string" calcext:value-type="string">
            <text:p>Lalanda Philippe</text:p>
          </table:table-cell>
          <table:table-cell table:style-name="ce12" office:value-type="float" office:value="133374521" calcext:value-type="float">
            <text:p>133374521</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Confidence in safety argument - An assessment framework based on belief function theory</text:p>
          </table:table-cell>
          <table:table-cell table:style-name="ce17" office:value-type="string" calcext:value-type="string">
            <text:p>Gilles Motet,Jeremie Guiochet</text:p>
          </table:table-cell>
          <table:table-cell table:style-name="ce17" office:value-type="string" calcext:value-type="string">
            <text:p>Motet Gilles,Guiochet Jeremie</text:p>
          </table:table-cell>
          <table:table-cell table:style-name="ce12" office:value-type="float" office:value="35811730.1" calcext:value-type="float">
            <text:p>35811730,1</text:p>
          </table:table-cell>
          <table:table-cell table:style-name="ce17" office:value-type="string" calcext:value-type="string">
            <text:p>Toulouse, INSA</text:p>
          </table:table-cell>
          <table:table-cell table:style-name="ce12" office:value-type="float" office:value="26388766" calcext:value-type="float">
            <text:p>26388766</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Workload- and Data-based Automated Design for a Hybrid Row-Column Storage Model and Bloom Filter-Based Query Processing for Large-Scale DICOM Data Management</text:p>
          </table:table-cell>
          <table:table-cell table:style-name="ce17" office:value-type="string" calcext:value-type="string">
            <text:p>Laurent D'Orazio,Mohand Said Hacid,Nga Tran</text:p>
          </table:table-cell>
          <table:table-cell table:style-name="ce17" office:value-type="string" calcext:value-type="string">
            <text:p>D'Orazio Laurent,Hacid Mohand Said,Tran Nga</text:p>
          </table:table-cell>
          <table:table-cell table:style-name="ce17" office:value-type="string" calcext:value-type="string">
            <text:p>13197288X,070848440,232900329</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Defense contre les attaques de logiciels</text:p>
          </table:table-cell>
          <table:table-cell table:style-name="ce17" office:value-type="string" calcext:value-type="string">
            <text:p>Nadia Lynda Mokdad</text:p>
          </table:table-cell>
          <table:table-cell table:style-name="ce17" office:value-type="string" calcext:value-type="string">
            <text:p>Mokdad Nadia Lynda</text:p>
          </table:table-cell>
          <table:table-cell table:style-name="ce12" office:value-type="float" office:value="61649031" calcext:value-type="float">
            <text:p>61649031</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Extension automatique de l'annotation d'images pour la recherche et la classification</text:p>
          </table:table-cell>
          <table:table-cell table:style-name="ce17" office:value-type="string" calcext:value-type="string">
            <text:p>Salvatore-Antoine Tabbone</text:p>
          </table:table-cell>
          <table:table-cell table:style-name="ce17" office:value-type="string" calcext:value-type="string">
            <text:p>Tabbone Salvatore-Antoine</text:p>
          </table:table-cell>
          <table:table-cell table:style-name="ce12" office:value-type="float" office:value="150015011" calcext:value-type="float">
            <text:p>15001501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Raisonnement sur des ontologies legeres</text:p>
          </table:table-cell>
          <table:table-cell table:style-name="ce17" office:value-type="string" calcext:value-type="string">
            <text:p>Salem Benferhat,Mustapha Bourahla</text:p>
          </table:table-cell>
          <table:table-cell table:style-name="ce17" office:value-type="string" calcext:value-type="string">
            <text:p>Benferhat Salem,Bourahla Mustapha</text:p>
          </table:table-cell>
          <table:table-cell table:style-name="ce17" office:value-type="string" calcext:value-type="string">
            <text:p>,</text:p>
          </table:table-cell>
          <table:table-cell table:style-name="ce17" office:value-type="string" calcext:value-type="string">
            <text:p>Artois</text:p>
          </table:table-cell>
          <table:table-cell table:style-name="ce12" office:value-type="float" office:value="34634894" calcext:value-type="float">
            <text:p>34634894</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6-02-23" calcext:value-type="date">
            <text:p>23/02/2016</text:p>
          </table:table-cell>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Problemes de tournees de vehicules robustes multi-objectifs</text:p>
          </table:table-cell>
          <table:table-cell table:style-name="ce17" office:value-type="string" calcext:value-type="string">
            <text:p>M'hand Hifi</text:p>
          </table:table-cell>
          <table:table-cell table:style-name="ce17" office:value-type="string" calcext:value-type="string">
            <text:p>Hifi M'hand</text:p>
          </table:table-cell>
          <table:table-cell table:style-name="ce12"/>
          <table:table-cell table:style-name="ce17" office:value-type="string" calcext:value-type="string">
            <text:p>Amiens</text:p>
          </table:table-cell>
          <table:table-cell table:style-name="ce12" office:value-type="float" office:value="26403714" calcext:value-type="float">
            <text:p>26403714</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11-03" calcext:value-type="date">
            <text:p>03/11/2014</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Formal verification of business process configuration in the Cloud</text:p>
          </table:table-cell>
          <table:table-cell table:style-name="ce17" office:value-type="string" calcext:value-type="string">
            <text:p>Walid Gaaloul</text:p>
          </table:table-cell>
          <table:table-cell table:style-name="ce17" office:value-type="string" calcext:value-type="string">
            <text:p>Gaaloul Walid</text:p>
          </table:table-cell>
          <table:table-cell table:style-name="ce12" office:value-type="float" office:value="111889308" calcext:value-type="float">
            <text:p>111889308</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Load balancing in multichannel data collection wireless sensor networks</text:p>
          </table:table-cell>
          <table:table-cell table:style-name="ce17" office:value-type="string" calcext:value-type="string">
            <text:p>Michel Misson,Gerard Chalhoub</text:p>
          </table:table-cell>
          <table:table-cell table:style-name="ce17" office:value-type="string" calcext:value-type="string">
            <text:p>Misson Michel,Chalhoub Gerard</text:p>
          </table:table-cell>
          <table:table-cell table:style-name="ce12" office:value-type="float" office:value="139016201" calcext:value-type="float">
            <text:p>139016201</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SDRN : reseau maille temps reel dynamique defini par logiciel</text:p>
          </table:table-cell>
          <table:table-cell table:style-name="ce17" office:value-type="string" calcext:value-type="string">
            <text:p>Ye-Qiong Song</text:p>
          </table:table-cell>
          <table:table-cell table:style-name="ce17" office:value-type="string" calcext:value-type="string">
            <text:p>Song Ye-Qiong</text:p>
          </table:table-cell>
          <table:table-cell table:style-name="ce12" office:value-type="float" office:value="115436286" calcext:value-type="float">
            <text:p>115436286</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Elementary functions : towards automatically generated, efficient, and vectorizable implementations</text:p>
          </table:table-cell>
          <table:table-cell table:style-name="ce17" office:value-type="string" calcext:value-type="string">
            <text:p>David Defour,Guillaume Revy</text:p>
          </table:table-cell>
          <table:table-cell table:style-name="ce17" office:value-type="string" calcext:value-type="string">
            <text:p>Defour David,Revy Guillaume</text:p>
          </table:table-cell>
          <table:table-cell table:style-name="ce17" office:value-type="string" calcext:value-type="string">
            <text:p>104542454,14704040X</text:p>
          </table:table-cell>
          <table:table-cell table:style-name="ce17" office:value-type="string" calcext:value-type="string">
            <text:p>Perpignan</text:p>
          </table:table-cell>
          <table:table-cell table:style-name="ce12" office:value-type="float" office:value="26403692" calcext:value-type="float">
            <text:p>2640369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Vers l'efficacite et la securite du chiffrement homomorphe et du cloud computing</text:p>
          </table:table-cell>
          <table:table-cell table:style-name="ce17" office:value-type="string" calcext:value-type="string">
            <text:p>Louis Goubin,Nicolas Gama</text:p>
          </table:table-cell>
          <table:table-cell table:style-name="ce17" office:value-type="string" calcext:value-type="string">
            <text:p>Goubin Louis,Gama Nicolas</text:p>
          </table:table-cell>
          <table:table-cell table:style-name="ce12" office:value-type="float" office:value="128640138" calcext:value-type="float">
            <text:p>128640138</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Processus Decisionnels de Markov pour l'autonomie ajustable et l'interaction heterogene entre engins autonomes et pilotes</text:p>
          </table:table-cell>
          <table:table-cell table:style-name="ce17" office:value-type="string" calcext:value-type="string">
            <text:p>Abdel illah Mouaddib</text:p>
          </table:table-cell>
          <table:table-cell table:style-name="ce17" office:value-type="string" calcext:value-type="string">
            <text:p>Mouaddib Abdel illah</text:p>
          </table:table-cell>
          <table:table-cell table:style-name="ce12"/>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11-17" calcext:value-type="date">
            <text:p>17/11/2014</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rchitecture reference pour les systemes d'e-sante a domicile dans la perspective de systemes-de-systemes</text:p>
          </table:table-cell>
          <table:table-cell table:style-name="ce17" office:value-type="string" calcext:value-type="string">
            <text:p>Flavio Oquendo,Elisa yumi Nakagawa</text:p>
          </table:table-cell>
          <table:table-cell table:style-name="ce17" office:value-type="string" calcext:value-type="string">
            <text:p>Oquendo Flavio,Nakagawa Elisa yumi</text:p>
          </table:table-cell>
          <table:table-cell table:style-name="ce17" office:value-type="string" calcext:value-type="string">
            <text:p>,</text:p>
          </table:table-cell>
          <table:table-cell table:style-name="ce17" office:value-type="string" calcext:value-type="string">
            <text:p>Lorient</text:p>
          </table:table-cell>
          <table:table-cell table:style-name="ce17" office:value-type="string" calcext:value-type="string">
            <text:p>05017746X</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5-12-09" calcext:value-type="date">
            <text:p>09/12/2015</text:p>
          </table:table-cell>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Question answering over Knowledge Bases</text:p>
          </table:table-cell>
          <table:table-cell table:style-name="ce17" office:value-type="string" calcext:value-type="string">
            <text:p>Pierre Maret</text:p>
          </table:table-cell>
          <table:table-cell table:style-name="ce17" office:value-type="string" calcext:value-type="string">
            <text:p>Maret Pierre</text:p>
          </table:table-cell>
          <table:table-cell table:style-name="ce12"/>
          <table:table-cell table:style-name="ce17" office:value-type="string" calcext:value-type="string">
            <text:p>Lyon</text:p>
          </table:table-cell>
          <table:table-cell table:style-name="ce12" office:value-type="float" office:value="190915757" calcext:value-type="float">
            <text:p>190915757</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5-06-09" calcext:value-type="date">
            <text:p>09/06/2015</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Representation et echange de donnees tridimensionnelles geolocalisees de la ville</text:p>
          </table:table-cell>
          <table:table-cell table:style-name="ce17" office:value-type="string" calcext:value-type="string">
            <text:p>Gilles Gesquiere</text:p>
          </table:table-cell>
          <table:table-cell table:style-name="ce17" office:value-type="string" calcext:value-type="string">
            <text:p>Gesquiere Gilles</text:p>
          </table:table-cell>
          <table:table-cell table:style-name="ce12"/>
          <table:table-cell table:style-name="ce17" office:value-type="string" calcext:value-type="string">
            <text:p>Lyon</text:p>
          </table:table-cell>
          <table:table-cell table:style-name="ce12" office:value-type="float" office:value="190915757" calcext:value-type="float">
            <text:p>190915757</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5-03-18" calcext:value-type="date">
            <text:p>18/03/2015</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INFORMATION THEORY FOR MULTI-PARTY PEER-TO-PEER COMMUNICATION PROTOCOLS (Theorie de l'information pour protocoles de communication PEER-TO-PEER)</text:p>
          </table:table-cell>
          <table:table-cell table:style-name="ce17" office:value-type="string" calcext:value-type="string">
            <text:p>Iordanis Kerenidis</text:p>
          </table:table-cell>
          <table:table-cell table:style-name="ce17" office:value-type="string" calcext:value-type="string">
            <text:p>Kerenidis Iordanis</text:p>
          </table:table-cell>
          <table:table-cell table:style-name="ce12"/>
          <table:table-cell table:style-name="ce17" office:value-type="string" calcext:value-type="string">
            <text:p>Sorbonne Paris Cite</text:p>
          </table:table-cell>
          <table:table-cell table:style-name="ce17" office:value-type="string" calcext:value-type="string">
            <text:p>19077990X</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10-28" calcext:value-type="date">
            <text:p>28/10/2014</text:p>
          </table:table-cell>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Classification de series temporelles avec applications en teledetection</text:p>
          </table:table-cell>
          <table:table-cell table:style-name="ce17" office:value-type="string" calcext:value-type="string">
            <text:p>Romain Tavenard,Sebastien Lefevre</text:p>
          </table:table-cell>
          <table:table-cell table:style-name="ce17" office:value-type="string" calcext:value-type="string">
            <text:p>Tavenard Romain,Lefevre Sebastien</text:p>
          </table:table-cell>
          <table:table-cell table:style-name="ce12" office:value-type="float" office:value="154729507" calcext:value-type="float">
            <text:p>154729507</text:p>
          </table:table-cell>
          <table:table-cell table:style-name="ce17" office:value-type="string" calcext:value-type="string">
            <text:p>Rennes 2</text:p>
          </table:table-cell>
          <table:table-cell table:style-name="ce12" office:value-type="float" office:value="54447658" calcext:value-type="float">
            <text:p>54447658</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Apprendre par imitation : applications a quelques problemes d'apprentissage structure en traitement des langues</text:p>
          </table:table-cell>
          <table:table-cell table:style-name="ce17" office:value-type="string" calcext:value-type="string">
            <text:p>Francois Yvon</text:p>
          </table:table-cell>
          <table:table-cell table:style-name="ce17" office:value-type="string" calcext:value-type="string">
            <text:p>Yvon Francois</text:p>
          </table:table-cell>
          <table:table-cell table:style-name="ce12" office:value-type="float" office:value="57593531" calcext:value-type="float">
            <text:p>57593531</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Vers un contextualisation des tweets basee sur une analyse des graphes des conversation</text:p>
          </table:table-cell>
          <table:table-cell table:style-name="ce17" office:value-type="string" calcext:value-type="string">
            <text:p>Pascale Kuntz-Cosperec,Rim Faiz</text:p>
          </table:table-cell>
          <table:table-cell table:style-name="ce17" office:value-type="string" calcext:value-type="string">
            <text:p>Kuntz-Cosperec Pascale,Faiz Rim</text:p>
          </table:table-cell>
          <table:table-cell table:style-name="ce12" office:value-type="float" office:value="103904638" calcext:value-type="float">
            <text:p>103904638</text:p>
          </table:table-cell>
          <table:table-cell table:style-name="ce17" office:value-type="string" calcext:value-type="string">
            <text:p>Nantes</text:p>
          </table:table-cell>
          <table:table-cell table:style-name="ce12" office:value-type="float" office:value="26403447" calcext:value-type="float">
            <text:p>2640344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Raisonnement automatise pour la logique de separation avec des definitions inductives</text:p>
          </table:table-cell>
          <table:table-cell table:style-name="ce17" office:value-type="string" calcext:value-type="string">
            <text:p>Radu Iosif</text:p>
          </table:table-cell>
          <table:table-cell table:style-name="ce17" office:value-type="string" calcext:value-type="string">
            <text:p>Iosif Radu</text:p>
          </table:table-cell>
          <table:table-cell table:style-name="ce12" office:value-type="float" office:value="176333703" calcext:value-type="float">
            <text:p>17633370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User controlled trust and security level of Web real-time communications</text:p>
          </table:table-cell>
          <table:table-cell table:style-name="ce17" office:value-type="string" calcext:value-type="string">
            <text:p>Olivier Barais,Gerson Sunye</text:p>
          </table:table-cell>
          <table:table-cell table:style-name="ce17" office:value-type="string" calcext:value-type="string">
            <text:p>Barais Olivier,Sunye Gerson</text:p>
          </table:table-cell>
          <table:table-cell table:style-name="ce12" office:value-type="float" office:value="94608946.2" calcext:value-type="float">
            <text:p>94608946,2</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Cold-start recommendation : from Algorithm Portfolios to Job Applicant Matching</text:p>
          </table:table-cell>
          <table:table-cell table:style-name="ce17" office:value-type="string" calcext:value-type="string">
            <text:p>Marc Schoenauer</text:p>
          </table:table-cell>
          <table:table-cell table:style-name="ce17" office:value-type="string" calcext:value-type="string">
            <text:p>Schoenauer Marc</text:p>
          </table:table-cell>
          <table:table-cell table:style-name="ce12" office:value-type="float" office:value="57775575" calcext:value-type="float">
            <text:p>5777557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Model Based Testing pour les systemes IoT - Methodes et outils</text:p>
          </table:table-cell>
          <table:table-cell table:style-name="ce17" office:value-type="string" calcext:value-type="string">
            <text:p>Bruno Legeard,Fabrice Bouquet</text:p>
          </table:table-cell>
          <table:table-cell table:style-name="ce17" office:value-type="string" calcext:value-type="string">
            <text:p>Legeard Bruno,Bouquet Fabrice</text:p>
          </table:table-cell>
          <table:table-cell table:style-name="ce17" office:value-type="string" calcext:value-type="string">
            <text:p>,</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Dynamique de Formation des Reseaux</text:p>
          </table:table-cell>
          <table:table-cell table:style-name="ce17" office:value-type="string" calcext:value-type="string">
            <text:p>Laurent Massoulie,Ana Busic</text:p>
          </table:table-cell>
          <table:table-cell table:style-name="ce17" office:value-type="string" calcext:value-type="string">
            <text:p>Massoulie Laurent,Busic Ana</text:p>
          </table:table-cell>
          <table:table-cell table:style-name="ce12" office:value-type="float" office:value="140407960.1" calcext:value-type="float">
            <text:p>140407960,1</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Learning compact representations for large scale image search</text:p>
          </table:table-cell>
          <table:table-cell table:style-name="ce17" office:value-type="string" calcext:value-type="string">
            <text:p>Remi Gribonval,Patrick Perez</text:p>
          </table:table-cell>
          <table:table-cell table:style-name="ce17" office:value-type="string" calcext:value-type="string">
            <text:p>Gribonval Remi,Perez Patrick</text:p>
          </table:table-cell>
          <table:table-cell table:style-name="ce12" office:value-type="float" office:value="113181590" calcext:value-type="float">
            <text:p>113181590</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Community detection : computational complexity and approximation</text:p>
          </table:table-cell>
          <table:table-cell table:style-name="ce17" office:value-type="string" calcext:value-type="string">
            <text:p>Cristina Bazgan</text:p>
          </table:table-cell>
          <table:table-cell table:style-name="ce17" office:value-type="string" calcext:value-type="string">
            <text:p>Bazgan Cristina</text:p>
          </table:table-cell>
          <table:table-cell table:style-name="ce12" office:value-type="float" office:value="152214976" calcext:value-type="float">
            <text:p>152214976</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Apprentissage a partir du mouvement</text:p>
          </table:table-cell>
          <table:table-cell table:style-name="ce17" office:value-type="string" calcext:value-type="string">
            <text:p>Cordelia Schmid</text:p>
          </table:table-cell>
          <table:table-cell table:style-name="ce17" office:value-type="string" calcext:value-type="string">
            <text:p>Schmid Cordelia</text:p>
          </table:table-cell>
          <table:table-cell table:style-name="ce12" office:value-type="float" office:value="57466998" calcext:value-type="float">
            <text:p>57466998</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Etude et amelioration de l'exploitation des architectures NUMA a travers des supports executifs</text:p>
          </table:table-cell>
          <table:table-cell table:style-name="ce17" office:value-type="string" calcext:value-type="string">
            <text:p>Fabrice Rastello</text:p>
          </table:table-cell>
          <table:table-cell table:style-name="ce17" office:value-type="string" calcext:value-type="string">
            <text:p>Rastello Fabrice</text:p>
          </table:table-cell>
          <table:table-cell table:style-name="ce12" office:value-type="float" office:value="149155727" calcext:value-type="float">
            <text:p>149155727</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nalyse de formes et de textures : application a l'identification et a l'aide a la gradation de pieces de monnaie</text:p>
          </table:table-cell>
          <table:table-cell table:style-name="ce17" office:value-type="string" calcext:value-type="string">
            <text:p>Laure Tougne</text:p>
          </table:table-cell>
          <table:table-cell table:style-name="ce17" office:value-type="string" calcext:value-type="string">
            <text:p>Tougne Laure</text:p>
          </table:table-cell>
          <table:table-cell table:style-name="ce12"/>
          <table:table-cell table:style-name="ce17" office:value-type="string" calcext:value-type="string">
            <text:p>Lyon</text:p>
          </table:table-cell>
          <table:table-cell table:style-name="ce12" office:value-type="float" office:value="190915757" calcext:value-type="float">
            <text:p>190915757</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01-08" calcext:value-type="date">
            <text:p>08/01/2014</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Role du video streaming mobile qui depend du contexte dans l'amelioration de la qualite d'experience</text:p>
          </table:table-cell>
          <table:table-cell table:style-name="ce17" office:value-type="string" calcext:value-type="string">
            <text:p>Rachid El-Azouzi,Yezekael Hayel</text:p>
          </table:table-cell>
          <table:table-cell table:style-name="ce17" office:value-type="string" calcext:value-type="string">
            <text:p>El-Azouzi Rachid,Hayel Yezekael</text:p>
          </table:table-cell>
          <table:table-cell table:style-name="ce12" office:value-type="float" office:value="133431592" calcext:value-type="float">
            <text:p>133431592</text:p>
          </table:table-cell>
          <table:table-cell table:style-name="ce17" office:value-type="string" calcext:value-type="string">
            <text:p>Avignon</text:p>
          </table:table-cell>
          <table:table-cell table:style-name="ce12" office:value-type="float" office:value="26369044" calcext:value-type="float">
            <text:p>2636904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lgorithmes de multiplication : complexite bilineaire et methodes asymptotiquement rapides</text:p>
          </table:table-cell>
          <table:table-cell table:style-name="ce17" office:value-type="string" calcext:value-type="string">
            <text:p>Emmanuel Thome,Jeremie Detrey</text:p>
          </table:table-cell>
          <table:table-cell table:style-name="ce17" office:value-type="string" calcext:value-type="string">
            <text:p>Thome Emmanuel,Detrey Jeremie</text:p>
          </table:table-cell>
          <table:table-cell table:style-name="ce12" office:value-type="float" office:value="149955812" calcext:value-type="float">
            <text:p>149955812</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Image processing for semantic analysis of the coronary interventions in cardiology</text:p>
          </table:table-cell>
          <table:table-cell table:style-name="ce17" office:value-type="string" calcext:value-type="string">
            <text:p>Laurent Najman</text:p>
          </table:table-cell>
          <table:table-cell table:style-name="ce17" office:value-type="string" calcext:value-type="string">
            <text:p>Najman Laurent</text:p>
          </table:table-cell>
          <table:table-cell table:style-name="ce12" office:value-type="float" office:value="87172712" calcext:value-type="float">
            <text:p>87172712</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Theoretical research on graph coloring : Application to resource allocation in device-to-device 4G radio system (LTE)</text:p>
          </table:table-cell>
          <table:table-cell table:style-name="ce17" office:value-type="string" calcext:value-type="string">
            <text:p>Alexandre Caminada,Laurent Moalic,Jean-Noel Martin</text:p>
          </table:table-cell>
          <table:table-cell table:style-name="ce17" office:value-type="string" calcext:value-type="string">
            <text:p>Caminada Alexandre,Moalic Laurent,Martin Jean-Noel</text:p>
          </table:table-cell>
          <table:table-cell table:style-name="ce17" office:value-type="string" calcext:value-type="string">
            <text:p>075888688,20468725X,073316849</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Detecting and Coloring some Graph Classes</text:p>
          </table:table-cell>
          <table:table-cell table:style-name="ce17" office:value-type="string" calcext:value-type="string">
            <text:p>Nicolas Trotignon</text:p>
          </table:table-cell>
          <table:table-cell table:style-name="ce17" office:value-type="string" calcext:value-type="string">
            <text:p>Trotignon Nicolas</text:p>
          </table:table-cell>
          <table:table-cell table:style-name="ce12" office:value-type="float" office:value="82950202" calcext:value-type="float">
            <text:p>82950202</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Personnalisation des MOOC par la reutilisation de Ressources Educatives Libres</text:p>
          </table:table-cell>
          <table:table-cell table:style-name="ce17" office:value-type="string" calcext:value-type="string">
            <text:p>Yolaine Bourda,Fabrice Popineau</text:p>
          </table:table-cell>
          <table:table-cell table:style-name="ce17" office:value-type="string" calcext:value-type="string">
            <text:p>Bourda Yolaine,Popineau Fabrice</text:p>
          </table:table-cell>
          <table:table-cell table:style-name="ce17" office:value-type="string" calcext:value-type="string">
            <text:p>15349736X,078844967</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Cohorte de reseaux de neurones recurrents pour la reconnaissance de l'ecriture</text:p>
          </table:table-cell>
          <table:table-cell table:style-name="ce17" office:value-type="string" calcext:value-type="string">
            <text:p>Thierry Paquet</text:p>
          </table:table-cell>
          <table:table-cell table:style-name="ce17" office:value-type="string" calcext:value-type="string">
            <text:p>Paquet Thierry</text:p>
          </table:table-cell>
          <table:table-cell table:style-name="ce12" office:value-type="float" office:value="68943229" calcext:value-type="float">
            <text:p>68943229</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Detection et estimation de pose d'instances d'objet rigide pour la manipulation robotisee</text:p>
          </table:table-cell>
          <table:table-cell table:style-name="ce17" office:value-type="string" calcext:value-type="string">
            <text:p>James L Crowley</text:p>
          </table:table-cell>
          <table:table-cell table:style-name="ce17" office:value-type="string" calcext:value-type="string">
            <text:p>Crowley James L</text:p>
          </table:table-cell>
          <table:table-cell table:style-name="ce12" office:value-type="float" office:value="33907641" calcext:value-type="float">
            <text:p>33907641</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Regroupement de competences robotiques en competences plus generales</text:p>
          </table:table-cell>
          <table:table-cell table:style-name="ce17" office:value-type="string" calcext:value-type="string">
            <text:p>Pierre-Yves Oudeyer</text:p>
          </table:table-cell>
          <table:table-cell table:style-name="ce17" office:value-type="string" calcext:value-type="string">
            <text:p>Oudeyer Pierre-Yves</text:p>
          </table:table-cell>
          <table:table-cell table:style-name="ce12" office:value-type="float" office:value="81674481" calcext:value-type="float">
            <text:p>81674481</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Integration des systemes multi-agents aux systemes embarques pour la delegation de taches</text:p>
          </table:table-cell>
          <table:table-cell table:style-name="ce17" office:value-type="string" calcext:value-type="string">
            <text:p>Pascal Leroux,Florent Carlier,Valerie Renault</text:p>
          </table:table-cell>
          <table:table-cell table:style-name="ce17" office:value-type="string" calcext:value-type="string">
            <text:p>Leroux Pascal,Carlier Florent,Renault Valerie</text:p>
          </table:table-cell>
          <table:table-cell table:style-name="ce17" office:value-type="string" calcext:value-type="string">
            <text:p>057378746,112525032,061404217</text:p>
          </table:table-cell>
          <table:table-cell table:style-name="ce17" office:value-type="string" calcext:value-type="string">
            <text:p>Le Mans</text:p>
          </table:table-cell>
          <table:table-cell table:style-name="ce12" office:value-type="float" office:value="26404435" calcext:value-type="float">
            <text:p>26404435</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Interventions non medicamenteuses : acquisition et visualisation de terminologie</text:p>
          </table:table-cell>
          <table:table-cell table:style-name="ce17" office:value-type="string" calcext:value-type="string">
            <text:p>Anne Laurent</text:p>
          </table:table-cell>
          <table:table-cell table:style-name="ce17" office:value-type="string" calcext:value-type="string">
            <text:p>Laurent Anne</text:p>
          </table:table-cell>
          <table:table-cell table:style-name="ce12" office:value-type="float" office:value="75173735" calcext:value-type="float">
            <text:p>75173735</text:p>
          </table:table-cell>
          <table:table-cell table:style-name="ce17" office:value-type="string" calcext:value-type="string">
            <text:p>Montpellier</text:p>
          </table:table-cell>
          <table:table-cell table:style-name="ce12" office:value-type="float" office:value="183316401" calcext:value-type="float">
            <text:p>183316401</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ssistance au developpement et au test d'applications securisees</text:p>
          </table:table-cell>
          <table:table-cell table:style-name="ce17" office:value-type="string" calcext:value-type="string">
            <text:p>Sebastien Salva</text:p>
          </table:table-cell>
          <table:table-cell table:style-name="ce17" office:value-type="string" calcext:value-type="string">
            <text:p>Salva Sebastien</text:p>
          </table:table-cell>
          <table:table-cell table:style-name="ce12" office:value-type="float" office:value="164490485" calcext:value-type="float">
            <text:p>164490485</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Enumeration de cartes planaires orientees.</text:p>
          </table:table-cell>
          <table:table-cell table:style-name="ce17" office:value-type="string" calcext:value-type="string">
            <text:p>Dominique Poulalhon,Gilles Schaeffer</text:p>
          </table:table-cell>
          <table:table-cell table:style-name="ce17" office:value-type="string" calcext:value-type="string">
            <text:p>Poulalhon Dominique,Schaeffer Gilles</text:p>
          </table:table-cell>
          <table:table-cell table:style-name="ce17" office:value-type="string" calcext:value-type="string">
            <text:p>,</text:p>
          </table:table-cell>
          <table:table-cell table:style-name="ce17" office:value-type="string" calcext:value-type="string">
            <text:p>Sorbonne Paris Cite</text:p>
          </table:table-cell>
          <table:table-cell table:style-name="ce17" office:value-type="string" calcext:value-type="string">
            <text:p>19077990X</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09-30" calcext:value-type="date">
            <text:p>30/09/2014</text:p>
          </table:table-cell>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Neural machine translation architectures and applications</text:p>
          </table:table-cell>
          <table:table-cell table:style-name="ce17" office:value-type="string" calcext:value-type="string">
            <text:p>Olivier Pietquin,Laurent Besacier</text:p>
          </table:table-cell>
          <table:table-cell table:style-name="ce17" office:value-type="string" calcext:value-type="string">
            <text:p>Pietquin Olivier,Besacier Laurent</text:p>
          </table:table-cell>
          <table:table-cell table:style-name="ce12" office:value-type="float" office:value="142821861" calcext:value-type="float">
            <text:p>142821861</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Codes et jeux de soustraction et de poursuite dans les graphes</text:p>
          </table:table-cell>
          <table:table-cell table:style-name="ce17" office:value-type="string" calcext:value-type="string">
            <text:p>Julien Moncel</text:p>
          </table:table-cell>
          <table:table-cell table:style-name="ce17" office:value-type="string" calcext:value-type="string">
            <text:p>Moncel Julien</text:p>
          </table:table-cell>
          <table:table-cell table:style-name="ce12" office:value-type="float" office:value="92830072" calcext:value-type="float">
            <text:p>92830072</text:p>
          </table:table-cell>
          <table:table-cell table:style-name="ce17" office:value-type="string" calcext:value-type="string">
            <text:p>Toulouse, INSA</text:p>
          </table:table-cell>
          <table:table-cell table:style-name="ce12" office:value-type="float" office:value="26388766" calcext:value-type="float">
            <text:p>26388766</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pproches de tatouage pour l'authentification de l'image dans des applications a contraintes temporelles</text:p>
          </table:table-cell>
          <table:table-cell table:style-name="ce17" office:value-type="string" calcext:value-type="string">
            <text:p>Laurent Nana Tchamnda,Anca Vaetus</text:p>
          </table:table-cell>
          <table:table-cell table:style-name="ce17" office:value-type="string" calcext:value-type="string">
            <text:p>Nana Tchamnda Laurent,Vaetus Anca</text:p>
          </table:table-cell>
          <table:table-cell table:style-name="ce17" office:value-type="string" calcext:value-type="string">
            <text:p>139618686,06074717X</text:p>
          </table:table-cell>
          <table:table-cell table:style-name="ce17" office:value-type="string" calcext:value-type="string">
            <text:p>Brest</text:p>
          </table:table-cell>
          <table:table-cell table:style-name="ce12" office:value-type="float" office:value="26403021" calcext:value-type="float">
            <text:p>26403021</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Visual monocular SLAM for minimally invasive surgery and its application to augmented reality</text:p>
          </table:table-cell>
          <table:table-cell table:style-name="ce17" office:value-type="string" calcext:value-type="string">
            <text:p>Christophe Doignon,Jose Maria Martinez Montiel</text:p>
          </table:table-cell>
          <table:table-cell table:style-name="ce17" office:value-type="string" calcext:value-type="string">
            <text:p>Doignon Christophe,Montiel Jose Maria Martinez</text:p>
          </table:table-cell>
          <table:table-cell table:style-name="ce12" office:value-type="float" office:value="161029299" calcext:value-type="float">
            <text:p>161029299</text:p>
          </table:table-cell>
          <table:table-cell table:style-name="ce17" office:value-type="string" calcext:value-type="string">
            <text:p>Strasbourg</text:p>
          </table:table-cell>
          <table:table-cell table:style-name="ce12" office:value-type="float" office:value="131056549" calcext:value-type="float">
            <text:p>13105654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Apprentissage automatique de caracteristiques audio : application a la generation de listes de lecture thematiques</text:p>
          </table:table-cell>
          <table:table-cell table:style-name="ce17" office:value-type="string" calcext:value-type="string">
            <text:p>Pierre Hanna,Matthias Robine</text:p>
          </table:table-cell>
          <table:table-cell table:style-name="ce17" office:value-type="string" calcext:value-type="string">
            <text:p>Hanna Pierre,Robine Matthias</text:p>
          </table:table-cell>
          <table:table-cell table:style-name="ce17" office:value-type="string" calcext:value-type="string">
            <text:p>077257626,12058266X</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ssessment and enforcement of wireless sensor network-based SCADA systems security</text:p>
          </table:table-cell>
          <table:table-cell table:style-name="ce17" office:value-type="string" calcext:value-type="string">
            <text:p>Nora Cuppens</text:p>
          </table:table-cell>
          <table:table-cell table:style-name="ce17" office:value-type="string" calcext:value-type="string">
            <text:p>Cuppens Nora</text:p>
          </table:table-cell>
          <table:table-cell table:style-name="ce12"/>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4-05-27" calcext:value-type="date">
            <text:p>27/05/2014</text:p>
          </table:table-cell>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Système de recommandation équitable d'oeuvres numériques. En quête de diversité</text:p>
          </table:table-cell>
          <table:table-cell table:style-name="ce17" office:value-type="string" calcext:value-type="string">
            <text:p>Pierre Maret</text:p>
          </table:table-cell>
          <table:table-cell table:style-name="ce17" office:value-type="string" calcext:value-type="string">
            <text:p>Maret Pierre</text:p>
          </table:table-cell>
          <table:table-cell table:style-name="ce12"/>
          <table:table-cell table:style-name="ce17" office:value-type="string" calcext:value-type="string">
            <text:p>Lyon</text:p>
          </table:table-cell>
          <table:table-cell table:style-name="ce12" office:value-type="float" office:value="190915757" calcext:value-type="float">
            <text:p>190915757</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5-01-12" calcext:value-type="date">
            <text:p>12/01/2015</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utomated characterization of skin aging using in vivo confocal microscopy</text:p>
          </table:table-cell>
          <table:table-cell table:style-name="ce17" office:value-type="string" calcext:value-type="string">
            <text:p>Michel Couprie</text:p>
          </table:table-cell>
          <table:table-cell table:style-name="ce17" office:value-type="string" calcext:value-type="string">
            <text:p>Couprie Michel</text:p>
          </table:table-cell>
          <table:table-cell table:style-name="ce12" office:value-type="float" office:value="28588967" calcext:value-type="float">
            <text:p>28588967</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 multifold approach to address the security issues of stateful forwarding mechanisms in Information-Centric Networks</text:p>
          </table:table-cell>
          <table:table-cell table:style-name="ce17" office:value-type="string" calcext:value-type="string">
            <text:p>Olivier Festor,Radu State,Thomas Engel</text:p>
          </table:table-cell>
          <table:table-cell table:style-name="ce17" office:value-type="string" calcext:value-type="string">
            <text:p>Festor Olivier,State Radu,Engel Thomas</text:p>
          </table:table-cell>
          <table:table-cell table:style-name="ce17" office:value-type="string" calcext:value-type="string">
            <text:p>075032449,059893591,169647447</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Apprentissage supervisé et systèmes de détection : une approche de bout-en-bout impliquant les experts en sécurité</text:p>
          </table:table-cell>
          <table:table-cell table:style-name="ce17" office:value-type="string" calcext:value-type="string">
            <text:p>Francis Bach</text:p>
          </table:table-cell>
          <table:table-cell table:style-name="ce17" office:value-type="string" calcext:value-type="string">
            <text:p>Bach Francis</text:p>
          </table:table-cell>
          <table:table-cell table:style-name="ce12"/>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Representation of Monoids and Lattice Structures in the Combinatorics of Weyl Groups</text:p>
          </table:table-cell>
          <table:table-cell table:style-name="ce17" office:value-type="string" calcext:value-type="string">
            <text:p>Florent Hivert</text:p>
          </table:table-cell>
          <table:table-cell table:style-name="ce17" office:value-type="string" calcext:value-type="string">
            <text:p>Hivert Florent</text:p>
          </table:table-cell>
          <table:table-cell table:style-name="ce12" office:value-type="float" office:value="118402129" calcext:value-type="float">
            <text:p>118402129</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Characterization of environmental inequalities due to Polyaromatic Hydrocarbons in France : developing environmental data processing methods to spatialize exposure indicators for PAH substances</text:p>
          </table:table-cell>
          <table:table-cell table:style-name="ce17" office:value-type="string" calcext:value-type="string">
            <text:p>Aurelien Latouche,Julien Caudeville,Laure Malherbe</text:p>
          </table:table-cell>
          <table:table-cell table:style-name="ce17" office:value-type="string" calcext:value-type="string">
            <text:p>Latouche Aurelien,Caudeville Julien,Malherbe Laure</text:p>
          </table:table-cell>
          <table:table-cell table:style-name="ce17" office:value-type="string" calcext:value-type="string">
            <text:p>089428870,160493692,228508150</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Knowledge extraction from huge volume of heterogeneous data for an automated radio network management</text:p>
          </table:table-cell>
          <table:table-cell table:style-name="ce17" office:value-type="string" calcext:value-type="string">
            <text:p>Julien Jacques</text:p>
          </table:table-cell>
          <table:table-cell table:style-name="ce17" office:value-type="string" calcext:value-type="string">
            <text:p>Jacques Julien</text:p>
          </table:table-cell>
          <table:table-cell table:style-name="ce12"/>
          <table:table-cell table:style-name="ce17" office:value-type="string" calcext:value-type="string">
            <text:p>Lyon</text:p>
          </table:table-cell>
          <table:table-cell table:style-name="ce12" office:value-type="float" office:value="190915757" calcext:value-type="float">
            <text:p>190915757</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5-09-09" calcext:value-type="date">
            <text:p>09/09/2015</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Analyse multi-niveaux en biologie systemique computationnelle : le cas des cellules HeLa sous traitement apoptotique</text:p>
          </table:table-cell>
          <table:table-cell table:style-name="ce17" office:value-type="string" calcext:value-type="string">
            <text:p>Blaise Genest</text:p>
          </table:table-cell>
          <table:table-cell table:style-name="ce17" office:value-type="string" calcext:value-type="string">
            <text:p>Genest Blaise</text:p>
          </table:table-cell>
          <table:table-cell table:style-name="ce12" office:value-type="float" office:value="108004643" calcext:value-type="float">
            <text:p>108004643</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Optimisation de la Consommation de l'Energie dans les Systemes Mobiles par l'Analyse des Besoins de l'Utilisateur</text:p>
          </table:table-cell>
          <table:table-cell table:style-name="ce17" office:value-type="string" calcext:value-type="string">
            <text:p>Smail Niar</text:p>
          </table:table-cell>
          <table:table-cell table:style-name="ce17" office:value-type="string" calcext:value-type="string">
            <text:p>Niar Smail</text:p>
          </table:table-cell>
          <table:table-cell table:style-name="ce12"/>
          <table:table-cell table:style-name="ce17" office:value-type="string" calcext:value-type="string">
            <text:p>Valenciennes</text:p>
          </table:table-cell>
          <table:table-cell table:style-name="ce12" office:value-type="float" office:value="26404079" calcext:value-type="float">
            <text:p>26404079</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6-01-08" calcext:value-type="date">
            <text:p>08/01/2016</text:p>
          </table:table-cell>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Strategie de placement et d'ordonnancement de taches logicielles pour architectures reconfigurables sous contrainte energetique</text:p>
          </table:table-cell>
          <table:table-cell table:style-name="ce17" office:value-type="string" calcext:value-type="string">
            <text:p>Daniel Chillet,Mohamed Khalgui</text:p>
          </table:table-cell>
          <table:table-cell table:style-name="ce17" office:value-type="string" calcext:value-type="string">
            <text:p>Chillet Daniel,Khalgui Mohamed</text:p>
          </table:table-cell>
          <table:table-cell table:style-name="ce12" office:value-type="float" office:value="109182197" calcext:value-type="float">
            <text:p>109182197</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How fuzzy set theory can help make database systems more cooperative</text:p>
          </table:table-cell>
          <table:table-cell table:style-name="ce17" office:value-type="string" calcext:value-type="string">
            <text:p>Olivier Pivert</text:p>
          </table:table-cell>
          <table:table-cell table:style-name="ce17" office:value-type="string" calcext:value-type="string">
            <text:p>Pivert Olivier</text:p>
          </table:table-cell>
          <table:table-cell table:style-name="ce12" office:value-type="float" office:value="166591904" calcext:value-type="float">
            <text:p>166591904</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Risk monitoring with intrusion detection for industrial control systems</text:p>
          </table:table-cell>
          <table:table-cell table:style-name="ce17" office:value-type="string" calcext:value-type="string">
            <text:p>Jean-Marie Bonnin,Yves Le Traon</text:p>
          </table:table-cell>
          <table:table-cell table:style-name="ce17" office:value-type="string" calcext:value-type="string">
            <text:p>Bonnin Jean-Marie,Le Traon Yves</text:p>
          </table:table-cell>
          <table:table-cell table:style-name="ce12" office:value-type="float" office:value="143147617" calcext:value-type="float">
            <text:p>143147617</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Vertex partition of sparse graphs</text:p>
          </table:table-cell>
          <table:table-cell table:style-name="ce17" office:value-type="string" calcext:value-type="string">
            <text:p>Mickael Montassier,Alexandre Pinlou</text:p>
          </table:table-cell>
          <table:table-cell table:style-name="ce17" office:value-type="string" calcext:value-type="string">
            <text:p>Montassier Mickael,Pinlou Alexandre</text:p>
          </table:table-cell>
          <table:table-cell table:style-name="ce12" office:value-type="float" office:value="105605115" calcext:value-type="float">
            <text:p>105605115</text:p>
          </table:table-cell>
          <table:table-cell table:style-name="ce17" office:value-type="string" calcext:value-type="string">
            <text:p>Montpellier</text:p>
          </table:table-cell>
          <table:table-cell table:style-name="ce12" office:value-type="float" office:value="183316401" calcext:value-type="float">
            <text:p>183316401</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Dessin de graphe distribue par modele de force : application au Big Data</text:p>
          </table:table-cell>
          <table:table-cell table:style-name="ce17" office:value-type="string" calcext:value-type="string">
            <text:p>David Auber</text:p>
          </table:table-cell>
          <table:table-cell table:style-name="ce17" office:value-type="string" calcext:value-type="string">
            <text:p>Auber David</text:p>
          </table:table-cell>
          <table:table-cell table:style-name="ce12" office:value-type="float" office:value="69771332" calcext:value-type="float">
            <text:p>69771332</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Finding constancy in linear routines</text:p>
          </table:table-cell>
          <table:table-cell table:style-name="ce17" office:value-type="string" calcext:value-type="string">
            <text:p>Saddek Bensalem</text:p>
          </table:table-cell>
          <table:table-cell table:style-name="ce17" office:value-type="string" calcext:value-type="string">
            <text:p>Bensalem Saddek</text:p>
          </table:table-cell>
          <table:table-cell table:style-name="ce12" office:value-type="float" office:value="124445454" calcext:value-type="float">
            <text:p>124445454</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Optimisation du routage, tolerance aux pannes et gestion de l'energie et de l'interference pour la transmission des flux multimedia temps reel dans les reseaux de capteur sans fil</text:p>
          </table:table-cell>
          <table:table-cell table:style-name="ce17" office:value-type="string" calcext:value-type="string">
            <text:p>Selma Boumerdassi</text:p>
          </table:table-cell>
          <table:table-cell table:style-name="ce17" office:value-type="string" calcext:value-type="string">
            <text:p>Boumerdassi Selma</text:p>
          </table:table-cell>
          <table:table-cell table:style-name="ce12" office:value-type="float" office:value="61085715" calcext:value-type="float">
            <text:p>61085715</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Evaluation des connaissances acquises lors de lapprentissage de lingenierie systeme dans un environnement E-learning collaboratif</text:p>
          </table:table-cell>
          <table:table-cell table:style-name="ce17" office:value-type="string" calcext:value-type="string">
            <text:p>Alain Riviere,Hubert Kadima</text:p>
          </table:table-cell>
          <table:table-cell table:style-name="ce17" office:value-type="string" calcext:value-type="string">
            <text:p>Riviere Alain,Kadima Hubert</text:p>
          </table:table-cell>
          <table:table-cell table:style-name="ce17" office:value-type="string" calcext:value-type="string">
            <text:p>03408522X,034889973</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12"/>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Appariements collaboratifs des offres et demandes demploi</text:p>
          </table:table-cell>
          <table:table-cell table:style-name="ce17" office:value-type="string" calcext:value-type="string">
            <text:p>Michele Sebag</text:p>
          </table:table-cell>
          <table:table-cell table:style-name="ce17" office:value-type="string" calcext:value-type="string">
            <text:p>Sebag Michele</text:p>
          </table:table-cell>
          <table:table-cell table:style-name="ce12" office:value-type="float" office:value="52538745" calcext:value-type="float">
            <text:p>5253874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Oui</text:p>
          </table:table-cell>
          <table:table-cell table:style-name="ce17" office:value-type="string" calcext:value-type="string">
            <text:p>On Effective Representations of Well Quasi-Orderings</text:p>
          </table:table-cell>
          <table:table-cell table:style-name="ce17" office:value-type="string" calcext:value-type="string">
            <text:p>Philippe Schnoebelen</text:p>
          </table:table-cell>
          <table:table-cell table:style-name="ce17" office:value-type="string" calcext:value-type="string">
            <text:p>Schnoebelen Philippe</text:p>
          </table:table-cell>
          <table:table-cell table:style-name="ce12" office:value-type="float" office:value="50806173" calcext:value-type="float">
            <text:p>50806173</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7" office:value-type="string" calcext:value-type="string">
            <text:p>Informatique</text:p>
          </table:table-cell>
          <table:table-cell table:style-name="ce17" office:value-type="string" calcext:value-type="string">
            <text:p>soutenue</text:p>
          </table:table-cell>
          <table:table-cell table:style-name="ce6"/>
          <table:table-cell table:number-columns-repeated="1014"/>
        </table:table-row>
        <table:table-row table:style-name="ro5">
          <table:table-cell table:style-name="ce17" table:content-validation-name="val6" office:value-type="string" calcext:value-type="string">
            <text:p>Non</text:p>
          </table:table-cell>
          <table:table-cell table:style-name="ce17" office:value-type="string" calcext:value-type="string">
            <text:p>Services e-sante bases sur la reconnaissance et la prediction des activites quotidiennes dans les espaces intelligents</text:p>
          </table:table-cell>
          <table:table-cell table:style-name="ce17" office:value-type="string" calcext:value-type="string">
            <text:p>Frederic Weis</text:p>
          </table:table-cell>
          <table:table-cell table:style-name="ce17" office:value-type="string" calcext:value-type="string">
            <text:p>Weis Frederic</text:p>
          </table:table-cell>
          <table:table-cell table:style-name="ce12"/>
          <table:table-cell table:style-name="ce17" office:value-type="string" calcext:value-type="string">
            <text:p>Rennes 1</text:p>
          </table:table-cell>
          <table:table-cell table:style-name="ce17" office:value-type="string" calcext:value-type="string">
            <text:p>02778715X</text:p>
          </table:table-cell>
          <table:table-cell table:style-name="ce17" office:value-type="string" calcext:value-type="string">
            <text:p>Informatique</text:p>
          </table:table-cell>
          <table:table-cell table:style-name="ce17" office:value-type="string" calcext:value-type="string">
            <text:p>enCours</text:p>
          </table:table-cell>
          <table:table-cell table:style-name="ce6" office:value-type="date" office:date-value="2016-02-24" calcext:value-type="date">
            <text:p>24/02/2016</text:p>
          </table:table-cell>
          <table:table-cell table:number-columns-repeated="1014"/>
        </table:table-row>
        <table:table-row table:style-name="ro5">
          <table:table-cell table:style-name="ce12" table:content-validation-name="val6"/>
          <table:table-cell table:style-name="ce12" table:number-columns-repeated="8"/>
          <table:table-cell table:style-name="ce6"/>
          <table:table-cell table:number-columns-repeated="1014"/>
        </table:table-row>
        <table:table-row table:style-name="ro5">
          <table:table-cell table:style-name="ce12" table:content-validation-name="val6"/>
          <table:table-cell table:style-name="ce12" table:number-columns-repeated="9"/>
          <table:table-cell table:number-columns-repeated="1014"/>
        </table:table-row>
        <table:table-row table:style-name="ro5">
          <table:table-cell table:style-name="ce12" table:content-validation-name="val6"/>
          <table:table-cell table:style-name="ce12" table:number-columns-repeated="8"/>
          <table:table-cell table:style-name="ce6"/>
          <table:table-cell table:number-columns-repeated="1014"/>
        </table:table-row>
        <table:table-row table:style-name="ro5" table:number-rows-repeated="3">
          <table:table-cell table:style-name="ce12" table:content-validation-name="val6"/>
          <table:table-cell table:style-name="ce12" table:number-columns-repeated="9"/>
          <table:table-cell table:number-columns-repeated="1014"/>
        </table:table-row>
        <table:table-row table:style-name="ro5" table:number-rows-repeated="2">
          <table:table-cell table:style-name="ce12" table:content-validation-name="val6"/>
          <table:table-cell table:style-name="ce12" table:number-columns-repeated="8"/>
          <table:table-cell table:style-name="ce6"/>
          <table:table-cell table:number-columns-repeated="1014"/>
        </table:table-row>
        <table:table-row table:style-name="ro5">
          <table:table-cell table:style-name="ce12" table:content-validation-name="val6"/>
          <table:table-cell table:style-name="ce12" table:number-columns-repeated="9"/>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number-rows-repeated="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number-rows-repeated="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number-rows-repeated="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9">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number-rows-repeated="6">
          <table:table-cell table:style-name="ce12" table:number-columns-repeated="9"/>
          <table:table-cell table:style-name="ce6"/>
          <table:table-cell table:number-columns-repeated="1014"/>
        </table:table-row>
        <table:table-row table:style-name="ro5" table:number-rows-repeated="6">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number-rows-repeated="3">
          <table:table-cell table:style-name="ce12" table:number-columns-repeated="10"/>
          <table:table-cell table:number-columns-repeated="1014"/>
        </table:table-row>
        <table:table-row table:style-name="ro5" table:number-rows-repeated="9">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5">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2">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11">
          <table:table-cell table:style-name="ce12" table:number-columns-repeated="9"/>
          <table:table-cell table:style-name="ce6"/>
          <table:table-cell table:number-columns-repeated="1014"/>
        </table:table-row>
        <table:table-row table:style-name="ro5" table:number-rows-repeated="2">
          <table:table-cell table:style-name="ce12" table:number-columns-repeated="10"/>
          <table:table-cell table:number-columns-repeated="1014"/>
        </table:table-row>
        <table:table-row table:style-name="ro5" table:number-rows-repeated="3">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12">
          <table:table-cell table:style-name="ce12" table:number-columns-repeated="9"/>
          <table:table-cell table:style-name="ce6"/>
          <table:table-cell table:number-columns-repeated="1014"/>
        </table:table-row>
        <table:table-row table:style-name="ro5">
          <table:table-cell table:style-name="ce12" table:number-columns-repeated="10"/>
          <table:table-cell table:number-columns-repeated="1014"/>
        </table:table-row>
        <table:table-row table:style-name="ro5" table:number-rows-repeated="4">
          <table:table-cell table:style-name="ce12" table:number-columns-repeated="9"/>
          <table:table-cell table:style-name="ce6"/>
          <table:table-cell table:number-columns-repeated="1014"/>
        </table:table-row>
        <table:table-row table:style-name="ro3" table:number-rows-repeated="1048211">
          <table:table-cell table:number-columns-repeated="1024"/>
        </table:table-row>
        <table:table-row table:style-name="ro3">
          <table:table-cell table:number-columns-repeated="1024"/>
        </table:table-row>
      </table:table>
      <table:table table:name="100" table:style-name="ta11">
        <table:table-column table:style-name="co7" table:default-cell-style-name="ce3"/>
        <table:table-column table:style-name="co21" table:default-cell-style-name="ce3"/>
        <table:table-column table:style-name="co23" table:default-cell-style-name="ce3"/>
        <table:table-column table:style-name="co7" table:number-columns-repeated="1021" table:default-cell-style-name="ce3"/>
        <table:table-row table:style-name="ro4">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Algorithmes de recherche sur bases de donnees chiffrées</text:p>
          </table:table-cell>
          <table:table-cell table:style-name="ce17" office:value-type="string" calcext:value-type="string">
            <text:p>Piarra-blbin Fouqua,Dbvid Pointchavbl</text:p>
          </table:table-cell>
          <table:table-cell table:number-columns-repeated="1021"/>
        </table:table-row>
        <table:table-row table:style-name="ro5">
          <table:table-cell table:style-name="ce12" table:content-validation-name="val6"/>
          <table:table-cell table:style-name="ce17" office:value-type="string" calcext:value-type="string">
            <text:p>Systeme distribue a adressage global et coherence logicielle pourlexecution dun modele de tache a flot de donnees</text:p>
          </table:table-cell>
          <table:table-cell table:style-name="ce17" office:value-type="string" calcext:value-type="string">
            <text:p>Fbbrica Rbstallo</text:p>
          </table:table-cell>
          <table:table-cell table:number-columns-repeated="1021"/>
        </table:table-row>
        <table:table-row table:style-name="ro5">
          <table:table-cell table:style-name="ce12" table:content-validation-name="val6"/>
          <table:table-cell table:style-name="ce17" office:value-type="string" calcext:value-type="string">
            <text:p>Apprentissage par renforcement developpemental</text:p>
          </table:table-cell>
          <table:table-cell table:style-name="ce17" office:value-type="string" calcext:value-type="string">
            <text:p>blbin Dutach,Ybnn Bonifbca</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Specification dun mecanisme de construction automatique de topologies et d'adressage permettant la gestion dynamique des reseaux de capteurs sans fil lineaires</text:p>
          </table:table-cell>
          <table:table-cell table:style-name="ce17" office:value-type="string" calcext:value-type="string">
            <text:p>Michel Misson</text:p>
          </table:table-cell>
          <table:table-cell table:number-columns-repeated="1021"/>
        </table:table-row>
        <table:table-row table:style-name="ro5">
          <table:table-cell table:style-name="ce12" table:content-validation-name="val6"/>
          <table:table-cell table:style-name="ce17" office:value-type="string" calcext:value-type="string">
            <text:p>Les oublies de la recommandation sociale</text:p>
          </table:table-cell>
          <table:table-cell table:style-name="ce17" office:value-type="string" calcext:value-type="string">
            <text:p>bnna Boyar</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Hybrid 3D Mass Spring System for Soft Tissue Simulation</text:p>
          </table:table-cell>
          <table:table-cell table:style-name="ce17" office:value-type="string" calcext:value-type="string">
            <text:p>Guillbuma Dbmibnd,Floranca Zbrb,Staphbna Nicolla</text:p>
          </table:table-cell>
          <table:table-cell table:number-columns-repeated="1021"/>
        </table:table-row>
        <table:table-row table:style-name="ro5">
          <table:table-cell table:style-name="ce12" table:content-validation-name="val6"/>
          <table:table-cell table:style-name="ce17" office:value-type="string" calcext:value-type="string">
            <text:p>Modelisation du cycle de vie de l'ecosysteme de la ville intelligente</text:p>
          </table:table-cell>
          <table:table-cell table:style-name="ce17" office:value-type="string" calcext:value-type="string">
            <text:p>bbdalbziz Bourbs</text:p>
          </table:table-cell>
          <table:table-cell table:number-columns-repeated="1021"/>
        </table:table-row>
        <table:table-row table:style-name="ro5">
          <table:table-cell table:style-name="ce12" table:content-validation-name="val6"/>
          <table:table-cell table:style-name="ce17" office:value-type="string" calcext:value-type="string">
            <text:p>Evaluation de la confiance dans la collaboration a large echelle</text:p>
          </table:table-cell>
          <table:table-cell table:style-name="ce17" office:value-type="string" calcext:value-type="string">
            <text:p>Frbncois Chbroy,Clbudib-Lbvinib Ignbt</text:p>
          </table:table-cell>
          <table:table-cell table:number-columns-repeated="1021"/>
        </table:table-row>
        <table:table-row table:style-name="ro5">
          <table:table-cell table:style-name="ce12" table:content-validation-name="val6"/>
          <table:table-cell table:style-name="ce17" office:value-type="string" calcext:value-type="string">
            <text:p>Hypercubes Latins maximin pour lechantillonage de systemes complexes</text:p>
          </table:table-cell>
          <table:table-cell table:style-name="ce17" office:value-type="string" calcext:value-type="string">
            <text:p>Jobnnb Tombsik,brpbd Rimmal,Mbrc-bntoina Waissar</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Definition et operationalisation d'une ontologie des processus sociaux - La cooperation par engagements et suspensions</text:p>
          </table:table-cell>
          <table:table-cell table:style-name="ce17" office:value-type="string" calcext:value-type="string">
            <text:p>Gillas Kbssal,Inas Sbbd,addia Souliar</text:p>
          </table:table-cell>
          <table:table-cell table:number-columns-repeated="1021"/>
        </table:table-row>
        <table:table-row table:style-name="ro5">
          <table:table-cell table:style-name="ce12" table:content-validation-name="val6"/>
          <table:table-cell table:style-name="ce17" office:value-type="string" calcext:value-type="string">
            <text:p>Deep generative neural networks for novelty generation : a foundational framework, metrics and experiments</text:p>
          </table:table-cell>
          <table:table-cell table:style-name="ce17" office:value-type="string" calcext:value-type="string">
            <text:p>Bblbzs Kagl</text:p>
          </table:table-cell>
          <table:table-cell table:number-columns-repeated="1021"/>
        </table:table-row>
        <table:table-row table:style-name="ro5">
          <table:table-cell table:style-name="ce12" table:content-validation-name="val6"/>
          <table:table-cell table:style-name="ce17" office:value-type="string" calcext:value-type="string">
            <text:p>Intelligence Socio-Affective pour un Robot : primitives langagieres pour une interaction evolutive d'un robot de lhabitat intelligent</text:p>
          </table:table-cell>
          <table:table-cell table:style-name="ce17" office:value-type="string" calcext:value-type="string">
            <text:p>Varoniqua bubarga,Gbng Fang</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Apprentissage dans les jeux a champ moyen</text:p>
          </table:table-cell>
          <table:table-cell table:style-name="ce17" office:value-type="string" calcext:value-type="string">
            <text:p>Piarra Cbrdblibguat,Ridb Lbrbki</text:p>
          </table:table-cell>
          <table:table-cell table:number-columns-repeated="1021"/>
        </table:table-row>
        <table:table-row table:style-name="ro5">
          <table:table-cell table:style-name="ce12" table:content-validation-name="val6"/>
          <table:table-cell table:style-name="ce17" office:value-type="string" calcext:value-type="string">
            <text:p>Advanced Quality Measures for Speech Translation</text:p>
          </table:table-cell>
          <table:table-cell table:style-name="ce17" office:value-type="string" calcext:value-type="string">
            <text:p>Lburant Basbciar</text:p>
          </table:table-cell>
          <table:table-cell table:number-columns-repeated="1021"/>
        </table:table-row>
        <table:table-row table:style-name="ro5">
          <table:table-cell table:style-name="ce12" table:content-validation-name="val6"/>
          <table:table-cell table:style-name="ce17" office:value-type="string" calcext:value-type="string">
            <text:p>Learning based event model for knowledge extraction and prediction system in the context of Smart City</text:p>
          </table:table-cell>
          <table:table-cell table:style-name="ce17" office:value-type="string" calcext:value-type="string">
            <text:p>bhmad Lbbth</text:p>
          </table:table-cell>
          <table:table-cell table:number-columns-repeated="1021"/>
        </table:table-row>
        <table:table-row table:style-name="ro5">
          <table:table-cell table:style-name="ce12" table:content-validation-name="val6"/>
          <table:table-cell table:style-name="ce17" office:value-type="string" calcext:value-type="string">
            <text:p>Optimisation de la protection des reseaux optiques de nouvelle generation</text:p>
          </table:table-cell>
          <table:table-cell table:style-name="ce17" office:value-type="string" calcext:value-type="string">
            <text:p>Jubn-Mbnual Torras Morano,Fan Zhou,Shilin Xibo</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Contribution a la conception d'interfaces Homme-Machine distribuees sur tables interactives avec objets tangibles</text:p>
          </table:table-cell>
          <table:table-cell table:style-name="ce17" office:value-type="string" calcext:value-type="string">
            <text:p>Christopha Kolski,Mohbmad sblim Bouhlal</text:p>
          </table:table-cell>
          <table:table-cell table:number-columns-repeated="1021"/>
        </table:table-row>
        <table:table-row table:style-name="ro8">
          <table:table-cell table:style-name="ce17" table:content-validation-name="val6" office:value-type="string" calcext:value-type="string">
            <text:p>Oui</text:p>
          </table:table-cell>
          <table:table-cell table:style-name="ce17" office:value-type="string" calcext:value-type="string">
            <text:p>Methodes heuristiques pour les problemes de type knapsack</text:p>
          </table:table-cell>
          <table:table-cell table:style-name="ce17" office:value-type="string" calcext:value-type="string">
            <text:p>M'hbnd Hifi</text:p>
          </table:table-cell>
          <table:table-cell table:number-columns-repeated="1021"/>
        </table:table-row>
        <table:table-row table:style-name="ro5">
          <table:table-cell table:style-name="ce12" table:content-validation-name="val6"/>
          <table:table-cell table:style-name="ce17" office:value-type="string" calcext:value-type="string">
            <text:p>Learning commonalities in RDF &amp; SPARQL</text:p>
          </table:table-cell>
          <table:table-cell table:style-name="ce17" office:value-type="string" calcext:value-type="string">
            <text:p>Frbncois Gobsdoua,Halana Jbudoin</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Tools for the paraxial optical design of light field imaging systems</text:p>
          </table:table-cell>
          <table:table-cell table:style-name="ce17" office:value-type="string" calcext:value-type="string">
            <text:p>Xbviar Grbniar,Pbtrick Rautar</text:p>
          </table:table-cell>
          <table:table-cell table:number-columns-repeated="1021"/>
        </table:table-row>
        <table:table-row table:style-name="ro5">
          <table:table-cell table:style-name="ce12" table:content-validation-name="val6"/>
          <table:table-cell table:style-name="ce17" office:value-type="string" calcext:value-type="string">
            <text:p>Contributions to large-scale data processing systems</text:p>
          </table:table-cell>
          <table:table-cell table:style-name="ce17" office:value-type="string" calcext:value-type="string">
            <text:p>Noal da Pblmb</text:p>
          </table:table-cell>
          <table:table-cell table:number-columns-repeated="1021"/>
        </table:table-row>
        <table:table-row table:style-name="ro5">
          <table:table-cell table:style-name="ce12" table:content-validation-name="val6"/>
          <table:table-cell table:style-name="ce17" office:value-type="string" calcext:value-type="string">
            <text:p>Securite des systemes industriels : filtrage applicatif et recherche de scenarios d'attaques</text:p>
          </table:table-cell>
          <table:table-cell table:style-name="ce17" office:value-type="string" calcext:value-type="string">
            <text:p>Mbria-Lbura Potat</text:p>
          </table:table-cell>
          <table:table-cell table:number-columns-repeated="1021"/>
        </table:table-row>
        <table:table-row table:style-name="ro5">
          <table:table-cell table:style-name="ce12" table:content-validation-name="val6"/>
          <table:table-cell table:style-name="ce17" office:value-type="string" calcext:value-type="string">
            <text:p>Parallelisation sur un moteur executif a base de taches des methodes iteratives pour la resolution de systemes lineaires creux sur architecture multi et many coeurs : application aux methodes de types decomposition de domaines multi-niveaux</text:p>
          </table:table-cell>
          <table:table-cell table:style-name="ce17" office:value-type="string" calcext:value-type="string">
            <text:p>Thiarry Gbutiar</text:p>
          </table:table-cell>
          <table:table-cell table:number-columns-repeated="1021"/>
        </table:table-row>
        <table:table-row table:style-name="ro5">
          <table:table-cell table:style-name="ce12" table:content-validation-name="val6"/>
          <table:table-cell table:style-name="ce17" office:value-type="string" calcext:value-type="string">
            <text:p>Hypergraphs and information fusion for term representation enrichment : applications to named entity recognition and word sense disambiguation</text:p>
          </table:table-cell>
          <table:table-cell table:style-name="ce17" office:value-type="string" calcext:value-type="string">
            <text:p>Sbbina Loudchar Rbbbsadb,Julian bh-Pina</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Architectures paralleles reconfigurables pour le traitement video temps-reel</text:p>
          </table:table-cell>
          <table:table-cell table:style-name="ce17" office:value-type="string" calcext:value-type="string">
            <text:p>Jabn-Luc Dakaysar,Rbbia Ban btitbllbh</text:p>
          </table:table-cell>
          <table:table-cell table:number-columns-repeated="1021"/>
        </table:table-row>
        <table:table-row table:style-name="ro5">
          <table:table-cell table:style-name="ce12" table:content-validation-name="val6"/>
          <table:table-cell table:style-name="ce17" office:value-type="string" calcext:value-type="string">
            <text:p>Environnement pour l'analyse de securite d'objets communicants</text:p>
          </table:table-cell>
          <table:table-cell table:style-name="ce17" office:value-type="string" calcext:value-type="string">
            <text:p>Ludovic bpvrilla,buralian Frbncillon</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Gestion multi-agents d'un terminal a conteneurs</text:p>
          </table:table-cell>
          <table:table-cell table:style-name="ce17" office:value-type="string" calcext:value-type="string">
            <text:p>Jboubd Boukbchour,bbdalbziz al Fbzziki</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Developpement de methodes et outils bases sur la realite augmentee et virtuelle pour l'assistance ou l'apprentissage d'operations dans un contexte industriel</text:p>
          </table:table-cell>
          <table:table-cell table:style-name="ce17" office:value-type="string" calcext:value-type="string">
            <text:p>Dbvid Bbudry,Xbviar Sbvbtiar</text:p>
          </table:table-cell>
          <table:table-cell table:number-columns-repeated="1021"/>
        </table:table-row>
        <table:table-row table:style-name="ro5">
          <table:table-cell table:style-name="ce12" table:content-validation-name="val6"/>
          <table:table-cell table:style-name="ce17" office:value-type="string" calcext:value-type="string">
            <text:p>Medias sociaux et gestion de communautes - applications dans le domaine de la gestion de la relation client</text:p>
          </table:table-cell>
          <table:table-cell table:style-name="ce17" office:value-type="string" calcext:value-type="string">
            <text:p>Nbdina Cullot,aric Laclarcq</text:p>
          </table:table-cell>
          <table:table-cell table:number-columns-repeated="1021"/>
        </table:table-row>
        <table:table-row table:style-name="ro5">
          <table:table-cell table:style-name="ce12" table:content-validation-name="val6"/>
          <table:table-cell table:style-name="ce17" office:value-type="string" calcext:value-type="string">
            <text:p>Une approche de personnalisation de la recherche d'information basee sur le Web semantique</text:p>
          </table:table-cell>
          <table:table-cell table:style-name="ce17" office:value-type="string" calcext:value-type="string">
            <text:p>Mourbd bbad</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Impact de l'integration du concept du produit intelligent sur la plateforme de la chaine logistique du conteneur</text:p>
          </table:table-cell>
          <table:table-cell table:style-name="ce17" office:value-type="string" calcext:value-type="string">
            <text:p>Jboubd Boukbchour,bbdalbziz al Fbzziki</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Going further with direct visual servoing</text:p>
          </table:table-cell>
          <table:table-cell table:style-name="ce17" office:value-type="string" calcext:value-type="string">
            <text:p>aric Mbrchbnd</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Multiple identities detection in online social media</text:p>
          </table:table-cell>
          <table:table-cell table:style-name="ce17" office:value-type="string" calcext:value-type="string">
            <text:p>Lburant Varcoutar</text:p>
          </table:table-cell>
          <table:table-cell table:number-columns-repeated="1021"/>
        </table:table-row>
        <table:table-row table:style-name="ro5">
          <table:table-cell table:style-name="ce12" table:content-validation-name="val6"/>
          <table:table-cell table:style-name="ce17" office:value-type="string" calcext:value-type="string">
            <text:p>Une approche a base de regles d'association pour l'explication et la prevision de l'evolution territoriale</text:p>
          </table:table-cell>
          <table:table-cell table:style-name="ce17" office:value-type="string" calcext:value-type="string">
            <text:p>Harmbn bkdbg,Sbmi Fbiz</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Test a base de modeles de systemes temporises distribues : une approche basee sur les contraintes pour resoudre le probleme de loracle</text:p>
          </table:table-cell>
          <table:table-cell table:style-name="ce17" office:value-type="string" calcext:value-type="string">
            <text:p>Pbscbla La Gbll</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Linking heterogeneous open data : application to the musical domain</text:p>
          </table:table-cell>
          <table:table-cell table:style-name="ce17" office:value-type="string" calcext:value-type="string">
            <text:p>Zohrb Ballbhsana</text:p>
          </table:table-cell>
          <table:table-cell table:number-columns-repeated="1021"/>
        </table:table-row>
        <table:table-row table:style-name="ro5">
          <table:table-cell table:style-name="ce12" table:content-validation-name="val6"/>
          <table:table-cell table:style-name="ce17" office:value-type="string" calcext:value-type="string">
            <text:p>Proposition de modes de visualisation et d'interaction innovants pour les grandes masses de donnees et/ou les donnees structurees complexes en prenant en compte les limitations perceptives des utilisateurs</text:p>
          </table:table-cell>
          <table:table-cell table:style-name="ce17" office:value-type="string" calcext:value-type="string">
            <text:p>Thiarry Duvbl</text:p>
          </table:table-cell>
          <table:table-cell table:number-columns-repeated="1021"/>
        </table:table-row>
        <table:table-row table:style-name="ro5">
          <table:table-cell table:style-name="ce12" table:content-validation-name="val6"/>
          <table:table-cell table:style-name="ce17" office:value-type="string" calcext:value-type="string">
            <text:p>Verification formelle de protocoles bases sur de courtes chaines authentifiees</text:p>
          </table:table-cell>
          <table:table-cell table:style-name="ce17" office:value-type="string" calcext:value-type="string">
            <text:p>Stava Kramar,Staphbnia Dalbuna</text:p>
          </table:table-cell>
          <table:table-cell table:number-columns-repeated="1021"/>
        </table:table-row>
        <table:table-row table:style-name="ro5">
          <table:table-cell table:style-name="ce12" table:content-validation-name="val6"/>
          <table:table-cell table:style-name="ce17" office:value-type="string" calcext:value-type="string">
            <text:p>Cache-conscious off-line real-time scheduling for multi-core platforms : algorithms and implementation</text:p>
          </table:table-cell>
          <table:table-cell table:style-name="ce17" office:value-type="string" calcext:value-type="string">
            <text:p>Isbballa Pubut,Dbmian Hbrdy</text:p>
          </table:table-cell>
          <table:table-cell table:number-columns-repeated="1021"/>
        </table:table-row>
        <table:table-row table:style-name="ro5">
          <table:table-cell table:style-name="ce12" table:content-validation-name="val6"/>
          <table:table-cell table:style-name="ce17" office:value-type="string" calcext:value-type="string">
            <text:p>Automatic Discovery of Hidden Associations Using Vector Similarity : Application to Biological Annotation Prediction</text:p>
          </table:table-cell>
          <table:table-cell table:style-name="ce17" office:value-type="string" calcext:value-type="string">
            <text:p>Dbvid Ritchia,Mbria-Dominiqua Davignas</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Optimization techniques for an ergonomic human-robot interaction</text:p>
          </table:table-cell>
          <table:table-cell table:style-name="ce17" office:value-type="string" calcext:value-type="string">
            <text:p>Mbnual Lopas</text:p>
          </table:table-cell>
          <table:table-cell table:number-columns-repeated="1021"/>
        </table:table-row>
        <table:table-row table:style-name="ro5">
          <table:table-cell table:style-name="ce12" table:content-validation-name="val6"/>
          <table:table-cell table:style-name="ce17" office:value-type="string" calcext:value-type="string">
            <text:p>Recherche dentites nommees complexes sur le web : propositions pour lextraction et pour le calcul de similarite</text:p>
          </table:table-cell>
          <table:table-cell table:style-name="ce17" office:value-type="string" calcext:value-type="string">
            <text:p>Christibn Sbllbbarry</text:p>
          </table:table-cell>
          <table:table-cell table:number-columns-repeated="1021"/>
        </table:table-row>
        <table:table-row table:style-name="ro5">
          <table:table-cell table:style-name="ce12" table:content-validation-name="val6"/>
          <table:table-cell table:style-name="ce17" office:value-type="string" calcext:value-type="string">
            <text:p>Practically preserving and evaluating location privacy</text:p>
          </table:table-cell>
          <table:table-cell table:style-name="ce17" office:value-type="string" calcext:value-type="string">
            <text:p>Lionel Brunie</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Intégration de l'utilisateur au contrôle d'accès : du processus cloisonné à l'interface homme-machine de confiance</text:p>
          </table:table-cell>
          <table:table-cell table:style-name="ce17" office:value-type="string" calcext:value-type="string">
            <text:p>Harva Dabbr</text:p>
          </table:table-cell>
          <table:table-cell table:number-columns-repeated="1021"/>
        </table:table-row>
        <table:table-row table:style-name="ro5">
          <table:table-cell table:style-name="ce12" table:content-validation-name="val6"/>
          <table:table-cell table:style-name="ce17" office:value-type="string" calcext:value-type="string">
            <text:p>apprentissage de sequences et extraction de regles de reseaux recurrents : application au tracage de schemas techniques.</text:p>
          </table:table-cell>
          <table:table-cell table:style-name="ce17" office:value-type="string" calcext:value-type="string">
            <text:p>Fradaric blaxbndra,Nicolbs Rougiar</text:p>
          </table:table-cell>
          <table:table-cell table:number-columns-repeated="1021"/>
        </table:table-row>
        <table:table-row table:style-name="ro5">
          <table:table-cell table:style-name="ce12" table:content-validation-name="val6"/>
          <table:table-cell table:style-name="ce17" office:value-type="string" calcext:value-type="string">
            <text:p>Nettoyage de corpus web pour le traitement automatique des langues</text:p>
          </table:table-cell>
          <table:table-cell table:style-name="ce17" office:value-type="string" calcext:value-type="string">
            <text:p>Gillas Barnbrd</text:p>
          </table:table-cell>
          <table:table-cell table:number-columns-repeated="1021"/>
        </table:table-row>
        <table:table-row table:style-name="ro5">
          <table:table-cell table:style-name="ce12" table:content-validation-name="val6"/>
          <table:table-cell table:style-name="ce17" office:value-type="string" calcext:value-type="string">
            <text:p>Apprentissage de structures musicales en contexte d'improvisation</text:p>
          </table:table-cell>
          <table:table-cell table:style-name="ce17" office:value-type="string" calcext:value-type="string">
            <text:p>ammbnual Vincant,Garbrd bssbybg</text:p>
          </table:table-cell>
          <table:table-cell table:number-columns-repeated="1021"/>
        </table:table-row>
        <table:table-row table:style-name="ro5">
          <table:table-cell table:style-name="ce12" table:content-validation-name="val6"/>
          <table:table-cell table:style-name="ce17" office:value-type="string" calcext:value-type="string">
            <text:p>Anti-Aliased Low Discrepancy Samplers for Monte Carlo Estimators in Physically Based Rendering</text:p>
          </table:table-cell>
          <table:table-cell table:style-name="ce17" office:value-type="string" calcext:value-type="string">
            <text:p>Victor Ostromoukhov,Dbvid Coaurjolly</text:p>
          </table:table-cell>
          <table:table-cell table:number-columns-repeated="1021"/>
        </table:table-row>
        <table:table-row table:style-name="ro5">
          <table:table-cell table:style-name="ce12" table:content-validation-name="val6"/>
          <table:table-cell table:style-name="ce17" office:value-type="string" calcext:value-type="string">
            <text:p>Clustering dans les reseaux attribues : application aux systemes de recommandation</text:p>
          </table:table-cell>
          <table:table-cell table:style-name="ce17" office:value-type="string" calcext:value-type="string">
            <text:p>Younas Bannbni</text:p>
          </table:table-cell>
          <table:table-cell table:number-columns-repeated="1021"/>
        </table:table-row>
        <table:table-row table:style-name="ro5">
          <table:table-cell table:style-name="ce12" table:content-validation-name="val6"/>
          <table:table-cell table:style-name="ce17" office:value-type="string" calcext:value-type="string">
            <text:p>Apprentissage artificiel collectif aspects dynamiques et structurels</text:p>
          </table:table-cell>
          <table:table-cell table:style-name="ce17" office:value-type="string" calcext:value-type="string">
            <text:p>Hanry Soldbno</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Automates cellulaires, fonctions booleennes et dessins combinatoires</text:p>
          </table:table-cell>
          <table:table-cell table:style-name="ce17" office:value-type="string" calcext:value-type="string">
            <text:p>anrico Formanti,blbarto Laporbti</text:p>
          </table:table-cell>
          <table:table-cell table:number-columns-repeated="1021"/>
        </table:table-row>
        <table:table-row table:style-name="ro5">
          <table:table-cell table:style-name="ce12" table:content-validation-name="val6"/>
          <table:table-cell table:style-name="ce17" office:value-type="string" calcext:value-type="string">
            <text:p>Designing and Modeling Collective Co-located Interactions for Art Installations</text:p>
          </table:table-cell>
          <table:table-cell table:style-name="ce17" office:value-type="string" calcext:value-type="string">
            <text:p>Piarra Cubbud,Sbmual Bibnchini</text:p>
          </table:table-cell>
          <table:table-cell table:number-columns-repeated="1021"/>
        </table:table-row>
        <table:table-row table:style-name="ro5">
          <table:table-cell table:style-name="ce12" table:content-validation-name="val6"/>
          <table:table-cell table:style-name="ce17" office:value-type="string" calcext:value-type="string">
            <text:p>Modelisation cellulaire et simulation physique : contribution a l'analyse de la dynamique de population des insectes ravageurs</text:p>
          </table:table-cell>
          <table:table-cell table:style-name="ce17" office:value-type="string" calcext:value-type="string">
            <text:p>Barnbrd Pottiar,Ousmbna Thibra</text:p>
          </table:table-cell>
          <table:table-cell table:number-columns-repeated="1021"/>
        </table:table-row>
        <table:table-row table:style-name="ro5">
          <table:table-cell table:style-name="ce12" table:content-validation-name="val6"/>
          <table:table-cell table:style-name="ce17" office:value-type="string" calcext:value-type="string">
            <text:p>Etude et implementation d'algorithmes de gestion de ressources pour un systeme d'exploitation de reseau</text:p>
          </table:table-cell>
          <table:table-cell table:style-name="ce17" office:value-type="string" calcext:value-type="string">
            <text:p>bnnia Grbvay</text:p>
          </table:table-cell>
          <table:table-cell table:number-columns-repeated="1021"/>
        </table:table-row>
        <table:table-row table:style-name="ro5">
          <table:table-cell table:style-name="ce12" table:content-validation-name="val6"/>
          <table:table-cell table:style-name="ce17" office:value-type="string" calcext:value-type="string">
            <text:p>Data quality for the decision of the ambient systems</text:p>
          </table:table-cell>
          <table:table-cell table:style-name="ce17" office:value-type="string" calcext:value-type="string">
            <text:p>bmbr Rbmdbna-Charif</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Les ondes retiniennes : theorie, numerique, experiences</text:p>
          </table:table-cell>
          <table:table-cell table:style-name="ce17" office:value-type="string" calcext:value-type="string">
            <text:p>Bruno Cassbc</text:p>
          </table:table-cell>
          <table:table-cell table:number-columns-repeated="1021"/>
        </table:table-row>
        <table:table-row table:style-name="ro5">
          <table:table-cell table:style-name="ce12" table:content-validation-name="val6"/>
          <table:table-cell table:style-name="ce17" office:value-type="string" calcext:value-type="string">
            <text:p>Les algorithmes dapprentissage pour laide au stationnement urbain</text:p>
          </table:table-cell>
          <table:table-cell table:style-name="ce17" office:value-type="string" calcext:value-type="string">
            <text:p>Dominiqua Bbrth</text:p>
          </table:table-cell>
          <table:table-cell table:number-columns-repeated="1021"/>
        </table:table-row>
        <table:table-row table:style-name="ro5">
          <table:table-cell table:style-name="ce12" table:content-validation-name="val6"/>
          <table:table-cell table:style-name="ce17" office:value-type="string" calcext:value-type="string">
            <text:p>A journey towards practical Fully Homomorphic Encryption</text:p>
          </table:table-cell>
          <table:table-cell table:style-name="ce17" office:value-type="string" calcext:value-type="string">
            <text:p>Cbrolina Fontbina</text:p>
          </table:table-cell>
          <table:table-cell table:number-columns-repeated="1021"/>
        </table:table-row>
        <table:table-row table:style-name="ro5">
          <table:table-cell table:style-name="ce12" table:content-validation-name="val6"/>
          <table:table-cell table:style-name="ce17" office:value-type="string" calcext:value-type="string">
            <text:p>Middleware and programming models for multi-robot systems</text:p>
          </table:table-cell>
          <table:table-cell table:style-name="ce17" office:value-type="string" calcext:value-type="string">
            <text:p>Olivier Simonin</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Performance measurement of mobile manipulators</text:p>
          </table:table-cell>
          <table:table-cell table:style-name="ce17" office:value-type="string" calcext:value-type="string">
            <text:p>Sebti Foufou,Dominique Michelucci</text:p>
          </table:table-cell>
          <table:table-cell table:number-columns-repeated="1021"/>
        </table:table-row>
        <table:table-row table:style-name="ro5">
          <table:table-cell table:style-name="ce12" table:content-validation-name="val6"/>
          <table:table-cell table:style-name="ce17" office:value-type="string" calcext:value-type="string">
            <text:p>Indexation et analyse de tres grandes masses de series temporelles</text:p>
          </table:table-cell>
          <table:table-cell table:style-name="ce17" office:value-type="string" calcext:value-type="string">
            <text:p>Florant Mbssaglib,Thamis Pblpbnbs</text:p>
          </table:table-cell>
          <table:table-cell table:number-columns-repeated="1021"/>
        </table:table-row>
        <table:table-row table:style-name="ro5">
          <table:table-cell table:style-name="ce12" table:content-validation-name="val6"/>
          <table:table-cell table:style-name="ce17" office:value-type="string" calcext:value-type="string">
            <text:p>Traitements formels et semantiques des echanges et des documents textuels lies a des activites collaboratives</text:p>
          </table:table-cell>
          <table:table-cell table:style-name="ce17" office:value-type="string" calcext:value-type="string">
            <text:p>Christibn Boitat,Vblaria Ballynck</text:p>
          </table:table-cell>
          <table:table-cell table:number-columns-repeated="1021"/>
        </table:table-row>
        <table:table-row table:style-name="ro5">
          <table:table-cell table:style-name="ce12" table:content-validation-name="val6"/>
          <table:table-cell table:style-name="ce17" office:value-type="string" calcext:value-type="string">
            <text:p>Systeme de Mesure Mobile Adaptif Qualifie</text:p>
          </table:table-cell>
          <table:table-cell table:style-name="ce17" office:value-type="string" calcext:value-type="string">
            <text:p>Jabn-Mbrc Parronna</text:p>
          </table:table-cell>
          <table:table-cell table:number-columns-repeated="1021"/>
        </table:table-row>
        <table:table-row table:style-name="ro5">
          <table:table-cell table:style-name="ce12" table:content-validation-name="val6"/>
          <table:table-cell table:style-name="ce17" office:value-type="string" calcext:value-type="string">
            <text:p>Detection danomalies dans les series temporelles : application aux masses de donnees sur les pneumatiques</text:p>
          </table:table-cell>
          <table:table-cell table:style-name="ce17" office:value-type="string" calcext:value-type="string">
            <text:p>Khblid Banbbdaslam</text:p>
          </table:table-cell>
          <table:table-cell table:number-columns-repeated="1021"/>
        </table:table-row>
        <table:table-row table:style-name="ro5">
          <table:table-cell table:style-name="ce12" table:content-validation-name="val6"/>
          <table:table-cell table:style-name="ce17" office:value-type="string" calcext:value-type="string">
            <text:p>human-robot motion : an attention-based approach</text:p>
          </table:table-cell>
          <table:table-cell table:style-name="ce17" office:value-type="string" calcext:value-type="string">
            <text:p>Thiarry Frbichbrd,Pbtrick Raigniar</text:p>
          </table:table-cell>
          <table:table-cell table:number-columns-repeated="1021"/>
        </table:table-row>
        <table:table-row table:style-name="ro5">
          <table:table-cell table:style-name="ce17" table:content-validation-name="val6" office:value-type="string" calcext:value-type="string">
            <text:p>Oui</text:p>
          </table:table-cell>
          <table:table-cell table:style-name="ce17" office:value-type="string" calcext:value-type="string">
            <text:p>L'humour dans les interactions sociales homme-robot</text:p>
          </table:table-cell>
          <table:table-cell table:style-name="ce17" office:value-type="string" calcext:value-type="string">
            <text:p>Lburanca Davillars</text:p>
          </table:table-cell>
          <table:table-cell table:number-columns-repeated="1021"/>
        </table:table-row>
        <table:table-row table:style-name="ro5">
          <table:table-cell table:style-name="ce12" table:content-validation-name="val6"/>
          <table:table-cell table:style-name="ce17" office:value-type="string" calcext:value-type="string">
            <text:p>Conception et analyse formelle de protocoles de securite, une application au vote electronique et au paiement mobile</text:p>
          </table:table-cell>
          <table:table-cell table:style-name="ce17" office:value-type="string" calcext:value-type="string">
            <text:p>Veronique Cortier</text:p>
          </table:table-cell>
          <table:table-cell table:number-columns-repeated="1021"/>
        </table:table-row>
        <table:table-row table:style-name="ro5">
          <table:table-cell table:style-name="ce12" table:content-validation-name="val6"/>
          <table:table-cell table:style-name="ce17" office:value-type="string" calcext:value-type="string">
            <text:p>Maillages hex-dominants : generation, simulation et evaluation</text:p>
          </table:table-cell>
          <table:table-cell table:style-name="ce17" office:value-type="string" calcext:value-type="string">
            <text:p>Bruno Lavy,Sylvbin Lafabvra</text:p>
          </table:table-cell>
          <table:table-cell table:number-columns-repeated="1021"/>
        </table:table-row>
        <table:table-row table:style-name="ro5">
          <table:table-cell table:style-name="ce12" table:content-validation-name="val6"/>
          <table:table-cell table:style-name="ce17" office:value-type="string" calcext:value-type="string">
            <text:p>Programmation des architectures heterogenes a l'aide de taches divisibles ou modulables</text:p>
          </table:table-cell>
          <table:table-cell table:style-name="ce17" office:value-type="string" calcext:value-type="string">
            <text:p>Piarra-bndra Wbcraniar,bbdou Guarmoucha,Rbymond Nbmyst</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ALEBAS : une methodologie de developpement et d'analyse de surete de fonctionnement des systemes embarques</text:p>
          </table:table-cell>
          <table:table-cell table:style-name="ce17" office:value-type="string" calcext:value-type="string">
            <text:p>Charif Lbrouci</text:p>
          </table:table-cell>
          <table:table-cell table:number-columns-repeated="1021"/>
        </table:table-row>
        <table:table-row table:style-name="ro5">
          <table:table-cell table:style-name="ce12" table:content-validation-name="val6"/>
          <table:table-cell table:style-name="ce17" office:value-type="string" calcext:value-type="string">
            <text:p>Factored neural machine translation</text:p>
          </table:table-cell>
          <table:table-cell table:style-name="ce17" office:value-type="string" calcext:value-type="string">
            <text:p>Ybnnick astava,Loic Bbrrbult,Fathi Bougbras</text:p>
          </table:table-cell>
          <table:table-cell table:number-columns-repeated="1021"/>
        </table:table-row>
        <table:table-row table:style-name="ro5">
          <table:table-cell table:style-name="ce12" table:content-validation-name="val6"/>
          <table:table-cell table:style-name="ce17" office:value-type="string" calcext:value-type="string">
            <text:p>Gestion du patrimoine logiciel et Cloud Computing</text:p>
          </table:table-cell>
          <table:table-cell table:style-name="ce17" office:value-type="string" calcext:value-type="string">
            <text:p>Noal da Pblmb,Fbbianna Boyar</text:p>
          </table:table-cell>
          <table:table-cell table:number-columns-repeated="1021"/>
        </table:table-row>
        <table:table-row table:style-name="ro5">
          <table:table-cell table:style-name="ce12" table:content-validation-name="val6"/>
          <table:table-cell table:style-name="ce17" office:value-type="string" calcext:value-type="string">
            <text:p>Authoring interactive media : a logical &amp; temporal approach</text:p>
          </table:table-cell>
          <table:table-cell table:style-name="ce17" office:value-type="string" calcext:value-type="string">
            <text:p>Myribm Dasbinta-Cbtharina</text:p>
          </table:table-cell>
          <table:table-cell table:number-columns-repeated="1021"/>
        </table:table-row>
        <table:table-row table:style-name="ro5">
          <table:table-cell table:style-name="ce17" table:content-validation-name="val6" office:value-type="string" calcext:value-type="string">
            <text:p>Non</text:p>
          </table:table-cell>
          <table:table-cell table:style-name="ce17" office:value-type="string" calcext:value-type="string">
            <text:p>Methodes et outils pour la specification et la preuve de proprietes difficiles de programmes sequentiels</text:p>
          </table:table-cell>
          <table:table-cell table:style-name="ce17" office:value-type="string" calcext:value-type="string">
            <text:p>Clbuda Mbrcha</text:p>
          </table:table-cell>
          <table:table-cell table:number-columns-repeated="1021"/>
        </table:table-row>
        <table:table-row table:style-name="ro5">
          <table:table-cell table:style-name="ce12" table:content-validation-name="val6"/>
          <table:table-cell table:style-name="ce17" office:value-type="string" calcext:value-type="string">
            <text:p>G-graphs and Expander graphs</text:p>
          </table:table-cell>
          <table:table-cell table:style-name="ce17" office:value-type="string" calcext:value-type="string">
            <text:p>blbin Bratto</text:p>
          </table:table-cell>
          <table:table-cell table:number-columns-repeated="1021"/>
        </table:table-row>
        <table:table-row table:style-name="ro5">
          <table:table-cell table:style-name="ce12" table:content-validation-name="val6"/>
          <table:table-cell table:style-name="ce17" office:value-type="string" calcext:value-type="string">
            <text:p>Vers une approche non orientee pour l'evaluation de la qualite des odeurs</text:p>
          </table:table-cell>
          <table:table-cell table:style-name="ce17" office:value-type="string" calcext:value-type="string">
            <text:p>Jbcky Montmbin,Jabn-Louis Fbnlo</text:p>
          </table:table-cell>
          <table:table-cell table:number-columns-repeated="1021"/>
        </table:table-row>
        <table:table-row table:style-name="ro5">
          <table:table-cell table:style-name="ce12" table:content-validation-name="val6"/>
          <table:table-cell table:style-name="ce17" office:value-type="string" calcext:value-type="string">
            <text:p>Collecter, Transcrire, Analyser : quand la machine assiste le linguiste dans son travail de terrain</text:p>
          </table:table-cell>
          <table:table-cell table:style-name="ce17" office:value-type="string" calcext:value-type="string">
            <text:p>Lburant Basbciar</text:p>
          </table:table-cell>
          <table:table-cell table:number-columns-repeated="1021"/>
        </table:table-row>
        <table:table-row table:style-name="ro5" table:number-rows-repeated="23">
          <table:table-cell table:style-name="ce12" table:content-validation-name="val6"/>
          <table:table-cell table:style-name="ce12" table:number-columns-repeated="2"/>
          <table:table-cell table:number-columns-repeated="1021"/>
        </table:table-row>
        <table:table-row table:style-name="ro5" table:number-rows-repeated="495">
          <table:table-cell table:style-name="ce12" table:number-columns-repeated="3"/>
          <table:table-cell table:number-columns-repeated="1021"/>
        </table:table-row>
        <table:table-row table:style-name="ro3" table:number-rows-repeated="1047979">
          <table:table-cell table:number-columns-repeated="1024"/>
        </table:table-row>
        <table:table-row table:style-name="ro3">
          <table:table-cell table:number-columns-repeated="1024"/>
        </table:table-row>
      </table:table>
      <table:table table:name="99" table:style-name="ta12">
        <office:forms form:automatic-focus="false" form:apply-design-mode="false"/>
        <table:table-column table:style-name="co7" table:default-cell-style-name="ce3"/>
        <table:table-column table:style-name="co7" table:visibility="collapse" table:default-cell-style-name="ce3"/>
        <table:table-column table:style-name="co24" table:default-cell-style-name="ce3"/>
        <table:table-column table:style-name="co25" table:default-cell-style-name="ce3"/>
        <table:table-column table:style-name="co7" table:visibility="collapse" table:number-columns-repeated="4" table:default-cell-style-name="ce3"/>
        <table:table-column table:style-name="co26" table:number-columns-repeated="8" table:default-cell-style-name="ce3"/>
        <table:table-column table:style-name="co7" table:number-columns-repeated="998" table:default-cell-style-name="ce3"/>
        <table:table-row table:style-name="ro4">
          <table:table-cell table:style-name="ce1" office:value-type="string" calcext:value-type="string">
            <text:p>IA ?</text:p>
          </table:table-cell>
          <table:table-cell table:style-name="ce1" office:value-type="string" calcext:value-type="string">
            <text:p>Identifiant auteur</text:p>
          </table:table-cell>
          <table:table-cell table:style-name="ce1" office:value-type="string" calcext:value-type="string">
            <text:p>Titre</text:p>
          </table:table-cell>
          <table:table-cell table:style-name="ce1" office:value-type="string" calcext:value-type="string">
            <text:p>Directeur de these</text:p>
          </table:table-cell>
          <table:table-cell table:style-name="ce1" office:value-type="string" calcext:value-type="string">
            <text:p>Directeur de these (nom prenom)</text:p>
          </table:table-cell>
          <table:table-cell table:style-name="ce1" office:value-type="string" calcext:value-type="string">
            <text:p>Identifiant directeur</text:p>
          </table:table-cell>
          <table:table-cell table:style-name="ce1" office:value-type="string" calcext:value-type="string">
            <text:p>Etablissement de soutenance</text:p>
          </table:table-cell>
          <table:table-cell table:style-name="ce1" office:value-type="string" calcext:value-type="string">
            <text:p>Identifiant etablissement</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1310657" calcext:value-type="float">
            <text:p>221310657</text:p>
          </table:table-cell>
          <table:table-cell table:style-name="ce17" office:value-type="string" calcext:value-type="string">
            <text:p>Détection et analyse d'événements dans les messages courts</text:p>
          </table:table-cell>
          <table:table-cell table:style-name="ce17" office:value-type="string" calcext:value-type="string">
            <text:p>Nhbn La Thbnh,alanb Cbbrio</text:p>
          </table:table-cell>
          <table:table-cell table:style-name="ce17" office:value-type="string" calcext:value-type="string">
            <text:p>Le Thanh Nhan,Cabrio Elena</text:p>
          </table:table-cell>
          <table:table-cell table:style-name="ce7" office:value-type="float" office:value="31289207.22" calcext:value-type="float">
            <text:p>31289207,22</text:p>
          </table:table-cell>
          <table:table-cell table:style-name="ce17" office:value-type="string" calcext:value-type="string">
            <text:p>Cote d'Azur</text:p>
          </table:table-cell>
          <table:table-cell table:style-name="ce7" office:value-type="float" office:value="185433669" calcext:value-type="float">
            <text:p>1854336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058052" calcext:value-type="float">
            <text:p>221058052</text:p>
          </table:table-cell>
          <table:table-cell table:style-name="ce17" office:value-type="string" calcext:value-type="string">
            <text:p>Contribution a la commande simultanee des systemes lineaires</text:p>
          </table:table-cell>
          <table:table-cell table:style-name="ce17" office:value-type="string" calcext:value-type="string">
            <text:p>Michal Zbsbdzinski,Christopha Fonta</text:p>
          </table:table-cell>
          <table:table-cell table:style-name="ce17" office:value-type="string" calcext:value-type="string">
            <text:p>Zasadzinski Michel,Fonte Christophe</text:p>
          </table:table-cell>
          <table:table-cell table:style-name="ce7" office:value-type="float" office:value="60845082.03" calcext:value-type="float">
            <text:p>60845082,03</text:p>
          </table:table-cell>
          <table:table-cell table:style-name="ce17"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810010" calcext:value-type="float">
            <text:p>223810010</text:p>
          </table:table-cell>
          <table:table-cell table:style-name="ce17" office:value-type="string" calcext:value-type="string">
            <text:p>Analyse et algorithmes de resolution de systemes ATO (Assemble-To-Order) : Applications aux systemes du type W</text:p>
          </table:table-cell>
          <table:table-cell table:style-name="ce17" office:value-type="string" calcext:value-type="string">
            <text:p>Slim Hbmmbdi,Mohsan alhbfsi</text:p>
          </table:table-cell>
          <table:table-cell table:style-name="ce17" office:value-type="string" calcext:value-type="string">
            <text:p>Hammadi Slim,Elhafsi Mohsen</text:p>
          </table:table-cell>
          <table:table-cell table:style-name="ce7" office:value-type="float" office:value="61083577.17" calcext:value-type="float">
            <text:p>61083577,17</text:p>
          </table:table-cell>
          <table:table-cell table:style-name="ce17" office:value-type="string" calcext:value-type="string">
            <text:p>Ecole centrale de Lille</text:p>
          </table:table-cell>
          <table:table-cell table:style-name="ce7" office:value-type="float" office:value="27964361" calcext:value-type="float">
            <text:p>2796436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19941114" calcext:value-type="float">
            <text:p>219941114</text:p>
          </table:table-cell>
          <table:table-cell table:style-name="ce17" office:value-type="string" calcext:value-type="string">
            <text:p>A design framework for user interfaces of 3D audio production tools</text:p>
          </table:table-cell>
          <table:table-cell table:style-name="ce17" office:value-type="string" calcext:value-type="string">
            <text:p>Staphbna Huot</text:p>
          </table:table-cell>
          <table:table-cell table:style-name="ce17" office:value-type="string" calcext:value-type="string">
            <text:p>Huot Stephane</text:p>
          </table:table-cell>
          <table:table-cell table:style-name="ce7" office:value-type="float" office:value="92014917" calcext:value-type="float">
            <text:p>92014917</text:p>
          </table:table-cell>
          <table:table-cell table:style-name="ce17"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19967520" calcext:value-type="float">
            <text:p>219967520</text:p>
          </table:table-cell>
          <table:table-cell table:style-name="ce17" office:value-type="string" calcext:value-type="string">
            <text:p>Algorithmes auto-stabilisants efficaces pour les graphes</text:p>
          </table:table-cell>
          <table:table-cell table:style-name="ce17" office:value-type="string" calcext:value-type="string">
            <text:p>Oliviar Bournaz,Lburanca Pilbrd</text:p>
          </table:table-cell>
          <table:table-cell table:style-name="ce17" office:value-type="string" calcext:value-type="string">
            <text:p>Bournez Olivier,Pilard Laurence</text:p>
          </table:table-cell>
          <table:table-cell table:style-name="ce7" office:value-type="float" office:value="136239927.1" calcext:value-type="float">
            <text:p>136239927,1</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4839519" calcext:value-type="float">
            <text:p>224839519</text:p>
          </table:table-cell>
          <table:table-cell table:style-name="ce17" office:value-type="string" calcext:value-type="string">
            <text:p>Traitement des signaux thermometriques pour la caracterisation des materiaux : analyse et quantification du comportement des revetements</text:p>
          </table:table-cell>
          <table:table-cell table:style-name="ce17" office:value-type="string" calcext:value-type="string">
            <text:p>Vblariu Vrbbia,aric PaRRIN</text:p>
          </table:table-cell>
          <table:table-cell table:style-name="ce17" office:value-type="string" calcext:value-type="string">
            <text:p>Vrabie Valeriu,PERRIN Eric</text:p>
          </table:table-cell>
          <table:table-cell table:style-name="ce12" office:value-type="float" office:value="76499618.22" calcext:value-type="float">
            <text:p>76499618,22</text:p>
          </table:table-cell>
          <table:table-cell table:style-name="ce17" office:value-type="string" calcext:value-type="string">
            <text:p>Reims</text:p>
          </table:table-cell>
          <table:table-cell table:style-name="ce7" office:value-type="float" office:value="26403838" calcext:value-type="float">
            <text:p>2640383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5720310" calcext:value-type="float">
            <text:p>225720310</text:p>
          </table:table-cell>
          <table:table-cell table:style-name="ce17" office:value-type="string" calcext:value-type="string">
            <text:p>Light field remote vision</text:p>
          </table:table-cell>
          <table:table-cell table:style-name="ce17" office:value-type="string" calcext:value-type="string">
            <text:p>Jbmas Crowlay,Fradaric Davarnby</text:p>
          </table:table-cell>
          <table:table-cell table:style-name="ce17" office:value-type="string" calcext:value-type="string">
            <text:p>Crowley James,Devernay Frederic</text:p>
          </table:table-cell>
          <table:table-cell table:style-name="ce7" office:value-type="float" office:value="33907641.14" calcext:value-type="float">
            <text:p>33907641,14</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726303" calcext:value-type="float">
            <text:p>223726303</text:p>
          </table:table-cell>
          <table:table-cell table:style-name="ce17" office:value-type="string" calcext:value-type="string">
            <text:p>Quantification of tissue perfusion using contrast-enhanced ultrasound : toward robust exam comparison</text:p>
          </table:table-cell>
          <table:table-cell table:style-name="ce17" office:value-type="string" calcext:value-type="string">
            <text:p>blbin Da Casbra,Fradariqua Frouin</text:p>
          </table:table-cell>
          <table:table-cell table:style-name="ce17" office:value-type="string" calcext:value-type="string">
            <text:p>De Cesare Alain,Frouin Frederique</text:p>
          </table:table-cell>
          <table:table-cell table:style-name="ce7" office:value-type="float" office:value="223726478.2" calcext:value-type="float">
            <text:p>223726478,2</text:p>
          </table:table-cell>
          <table:table-cell table:style-name="ce17"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615008" calcext:value-type="float">
            <text:p>221615008</text:p>
          </table:table-cell>
          <table:table-cell table:style-name="ce17" office:value-type="string" calcext:value-type="string">
            <text:p>Browser Fingerprinting : Exploring Device Diversity to Augment Authentification and Build Client-Side Countermeasures</text:p>
          </table:table-cell>
          <table:table-cell table:style-name="ce17" office:value-type="string" calcext:value-type="string">
            <text:p>Banoit Bbudry</text:p>
          </table:table-cell>
          <table:table-cell table:style-name="ce17" office:value-type="string" calcext:value-type="string">
            <text:p>Baudry Benoit</text:p>
          </table:table-cell>
          <table:table-cell table:style-name="ce7" office:value-type="float" office:value="73554081" calcext:value-type="float">
            <text:p>73554081</text:p>
          </table:table-cell>
          <table:table-cell table:style-name="ce17" office:value-type="string" calcext:value-type="string">
            <text:p>Rennes, INSA</text:p>
          </table:table-cell>
          <table:table-cell table:style-name="ce7" office:value-type="float" office:value="50228064" calcext:value-type="float">
            <text:p>5022806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4884603" calcext:value-type="float">
            <text:p>224884603</text:p>
          </table:table-cell>
          <table:table-cell table:style-name="ce17" office:value-type="string" calcext:value-type="string">
            <text:p>Stereovision Omnidirectionnelle Large Entraxe pour la Supervision d'Intersections Routieres</text:p>
          </table:table-cell>
          <table:table-cell table:style-name="ce17" office:value-type="string" calcext:value-type="string">
            <text:p>Pbscbl Vbssaur</text:p>
          </table:table-cell>
          <table:table-cell table:style-name="ce17" office:value-type="string" calcext:value-type="string">
            <text:p>Vasseur Pascal</text:p>
          </table:table-cell>
          <table:table-cell table:style-name="ce12" office:value-type="float" office:value="100513336" calcext:value-type="float">
            <text:p>100513336</text:p>
          </table:table-cell>
          <table:table-cell table:style-name="ce17"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3416347" calcext:value-type="float">
            <text:p>223416347</text:p>
          </table:table-cell>
          <table:table-cell table:style-name="ce17" office:value-type="string" calcext:value-type="string">
            <text:p>Evidence in Epistemic Logic : A Topological Perspective</text:p>
          </table:table-cell>
          <table:table-cell table:style-name="ce17" office:value-type="string" calcext:value-type="string">
            <text:p>Hbns vbn Ditmbrsch,Sonjb Smats</text:p>
          </table:table-cell>
          <table:table-cell table:style-name="ce17" office:value-type="string" calcext:value-type="string">
            <text:p>Ditmarsch Hans van,Smets Sonja</text:p>
          </table:table-cell>
          <table:table-cell table:style-name="ce7" office:value-type="float" office:value="119668521.2" calcext:value-type="float">
            <text:p>119668521,2</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5531402" calcext:value-type="float">
            <text:p>225531402</text:p>
          </table:table-cell>
          <table:table-cell table:style-name="ce17" office:value-type="string" calcext:value-type="string">
            <text:p>Modeles statistiques pour la prediction de cadres semantiques</text:p>
          </table:table-cell>
          <table:table-cell table:style-name="ce17" office:value-type="string" calcext:value-type="string">
            <text:p>blaxis Nbsr,Banoit Fbvra</text:p>
          </table:table-cell>
          <table:table-cell table:style-name="ce17" office:value-type="string" calcext:value-type="string">
            <text:p>Nasr Alexis,Favre Benoit</text:p>
          </table:table-cell>
          <table:table-cell table:style-name="ce7" office:value-type="float" office:value="120694220.1" calcext:value-type="float">
            <text:p>120694220,1</text:p>
          </table:table-cell>
          <table:table-cell table:style-name="ce17"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312536" calcext:value-type="float">
            <text:p>221312536</text:p>
          </table:table-cell>
          <table:table-cell table:style-name="ce17" office:value-type="string" calcext:value-type="string">
            <text:p>Analyse forensique de la memoire des cartes a puce</text:p>
          </table:table-cell>
          <table:table-cell table:style-name="ce17" office:value-type="string" calcext:value-type="string">
            <text:p>Christopha Rosanbargar,Gildbs bvoina</text:p>
          </table:table-cell>
          <table:table-cell table:style-name="ce17" office:value-type="string" calcext:value-type="string">
            <text:p>Rosenberger Christophe,Avoine Gildas</text:p>
          </table:table-cell>
          <table:table-cell table:style-name="ce8" office:value-type="string" calcext:value-type="string">
            <text:p>122682505,07459608X</text:p>
          </table:table-cell>
          <table:table-cell table:style-name="ce17"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0117063" calcext:value-type="float">
            <text:p>220117063</text:p>
          </table:table-cell>
          <table:table-cell table:style-name="ce17" office:value-type="string" calcext:value-type="string">
            <text:p>Des modèles de langage pour la reconnaissance de l'écriture manuscrite</text:p>
          </table:table-cell>
          <table:table-cell table:style-name="ce17" office:value-type="string" calcext:value-type="string">
            <text:p>Thiarry Pbquat</text:p>
          </table:table-cell>
          <table:table-cell table:style-name="ce17" office:value-type="string" calcext:value-type="string">
            <text:p>Paquet Thierry</text:p>
          </table:table-cell>
          <table:table-cell table:style-name="ce7" office:value-type="float" office:value="68943229" calcext:value-type="float">
            <text:p>68943229</text:p>
          </table:table-cell>
          <table:table-cell table:style-name="ce17"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5396033" calcext:value-type="float">
            <text:p>225396033</text:p>
          </table:table-cell>
          <table:table-cell table:style-name="ce17" office:value-type="string" calcext:value-type="string">
            <text:p>Hierarchie memoire dans les systemes integres multiprocesseurs construits autour de reseaux sur puce</text:p>
          </table:table-cell>
          <table:table-cell table:style-name="ce17" office:value-type="string" calcext:value-type="string">
            <text:p>Fradaric Patrot,Hbmad Shaibbnyrbd</text:p>
          </table:table-cell>
          <table:table-cell table:style-name="ce17" office:value-type="string" calcext:value-type="string">
            <text:p>Petrot Frederic,Sheibanyrad Hamed</text:p>
          </table:table-cell>
          <table:table-cell table:style-name="ce7" office:value-type="float" office:value="108969223.2" calcext:value-type="float">
            <text:p>108969223,2</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Guider et controler les reconfigurations de systemes a composants</text:p>
          </table:table-cell>
          <table:table-cell table:style-name="ce17" office:value-type="string" calcext:value-type="string">
            <text:p>Olgb Kouchnbranko</text:p>
          </table:table-cell>
          <table:table-cell table:style-name="ce17" office:value-type="string" calcext:value-type="string">
            <text:p>Kouchnarenko Olga</text:p>
          </table:table-cell>
          <table:table-cell table:style-name="ce7"/>
          <table:table-cell table:style-name="ce17" office:value-type="string" calcext:value-type="string">
            <text:p>Bourgogne Franche-Comte</text:p>
          </table:table-cell>
          <table:table-cell table:style-name="ce7"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5531755" calcext:value-type="float">
            <text:p>225531755</text:p>
          </table:table-cell>
          <table:table-cell table:style-name="ce17" office:value-type="string" calcext:value-type="string">
            <text:p>Méthodes par abstraction et extraction pour le résumé de conversations orales issues de centres d'appels téléphoniques</text:p>
          </table:table-cell>
          <table:table-cell table:style-name="ce17" office:value-type="string" calcext:value-type="string">
            <text:p>Fradaric Bachat,Banoit Fbvra</text:p>
          </table:table-cell>
          <table:table-cell table:style-name="ce17" office:value-type="string" calcext:value-type="string">
            <text:p>Bechet Frederic,Favre Benoit</text:p>
          </table:table-cell>
          <table:table-cell table:style-name="ce7" office:value-type="float" office:value="70531730.12" calcext:value-type="float">
            <text:p>70531730,12</text:p>
          </table:table-cell>
          <table:table-cell table:style-name="ce17"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table:table-cell table:style-name="ce17" office:value-type="string" calcext:value-type="string">
            <text:p>Méthode de classification multicritère, incrémentale et périodique appliquée à la recommandation pour l'aide au transfert des savoirs dans les MOOCs</text:p>
          </table:table-cell>
          <table:table-cell table:style-name="ce17" office:value-type="string" calcext:value-type="string">
            <text:p>Gillas Kbssal,Inas Sbbd,Fbiaz Gbrgouri</text:p>
          </table:table-cell>
          <table:table-cell table:style-name="ce17" office:value-type="string" calcext:value-type="string">
            <text:p>Kassel Gilles,Saad Ines,Gargouri Faiez</text:p>
          </table:table-cell>
          <table:table-cell table:style-name="ce8" office:value-type="string" calcext:value-type="string">
            <text:p>,,</text:p>
          </table:table-cell>
          <table:table-cell table:style-name="ce17" office:value-type="string" calcext:value-type="string">
            <text:p>Amiens</text:p>
          </table:table-cell>
          <table:table-cell table:style-name="ce7" office:value-type="float" office:value="26403714" calcext:value-type="float">
            <text:p>2640371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7548078" calcext:value-type="float">
            <text:p>227548078</text:p>
          </table:table-cell>
          <table:table-cell table:style-name="ce17" office:value-type="string" calcext:value-type="string">
            <text:p>Prise en compte de l'heterogeneite tumorale dans l'optimisation d'une chimiotherapie : controle optimal, analyse theorique et numerique</text:p>
          </table:table-cell>
          <table:table-cell table:style-name="ce17" office:value-type="string" calcext:value-type="string">
            <text:p>bssib Banbbdbllbh,Guillamatta Chbpuisbt</text:p>
          </table:table-cell>
          <table:table-cell table:style-name="ce17" office:value-type="string" calcext:value-type="string">
            <text:p>Benabdallah Assia,Chapuisat Guillemette</text:p>
          </table:table-cell>
          <table:table-cell table:style-name="ce7" office:value-type="float" office:value="81076657.11" calcext:value-type="float">
            <text:p>81076657,11</text:p>
          </table:table-cell>
          <table:table-cell table:style-name="ce17"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8745500" calcext:value-type="float">
            <text:p>228745500</text:p>
          </table:table-cell>
          <table:table-cell table:style-name="ce17" office:value-type="string" calcext:value-type="string">
            <text:p>Analyzing and introducing structures in deep convolutional neural networks</text:p>
          </table:table-cell>
          <table:table-cell table:style-name="ce17" office:value-type="string" calcext:value-type="string">
            <text:p>Staphbna Mbllbt</text:p>
          </table:table-cell>
          <table:table-cell table:style-name="ce17" office:value-type="string" calcext:value-type="string">
            <text:p>Mallat Stephane</text:p>
          </table:table-cell>
          <table:table-cell table:style-name="ce8" office:value-type="string" calcext:value-type="string">
            <text:p>05753439X</text:p>
          </table:table-cell>
          <table:table-cell table:style-name="ce17" office:value-type="string" calcext:value-type="string">
            <text:p>Paris Sciences et Lettres</text:p>
          </table:table-cell>
          <table:table-cell table:style-name="ce7"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854212" calcext:value-type="float">
            <text:p>223854212</text:p>
          </table:table-cell>
          <table:table-cell table:style-name="ce17" office:value-type="string" calcext:value-type="string">
            <text:p>Analyse en locuteurs de collections de documents multimedia</text:p>
          </table:table-cell>
          <table:table-cell table:style-name="ce17" office:value-type="string" calcext:value-type="string">
            <text:p>Sylvbin Maigniar,bnthony Lbrchar,Dalphina Chbrlat</text:p>
          </table:table-cell>
          <table:table-cell table:style-name="ce17" office:value-type="string" calcext:value-type="string">
            <text:p>Meignier Sylvain,Larcher Anthony,Charlet Delphine</text:p>
          </table:table-cell>
          <table:table-cell table:style-name="ce8" office:value-type="string" calcext:value-type="string">
            <text:p>182269086,139544569,057595852</text:p>
          </table:table-cell>
          <table:table-cell table:style-name="ce17" office:value-type="string" calcext:value-type="string">
            <text:p>Le Mans</text:p>
          </table:table-cell>
          <table:table-cell table:style-name="ce7" office:value-type="float" office:value="26404435" calcext:value-type="float">
            <text:p>26404435</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1414150" calcext:value-type="float">
            <text:p>221414150</text:p>
          </table:table-cell>
          <table:table-cell table:style-name="ce17" office:value-type="string" calcext:value-type="string">
            <text:p>Reflexion, calculs et logiques</text:p>
          </table:table-cell>
          <table:table-cell table:style-name="ce17" office:value-type="string" calcext:value-type="string">
            <text:p>Jabn-Yvas Mbrion</text:p>
          </table:table-cell>
          <table:table-cell table:style-name="ce17" office:value-type="string" calcext:value-type="string">
            <text:p>Marion Jean-Yves</text:p>
          </table:table-cell>
          <table:table-cell table:style-name="ce7" office:value-type="float" office:value="75874849" calcext:value-type="float">
            <text:p>75874849</text:p>
          </table:table-cell>
          <table:table-cell table:style-name="ce17"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0051046" calcext:value-type="float">
            <text:p>220051046</text:p>
          </table:table-cell>
          <table:table-cell table:style-name="ce17" office:value-type="string" calcext:value-type="string">
            <text:p>Decouverte de schema pour les donnees du Web semantique</text:p>
          </table:table-cell>
          <table:table-cell table:style-name="ce17" office:value-type="string" calcext:value-type="string">
            <text:p>Zoubidb Kadbd</text:p>
          </table:table-cell>
          <table:table-cell table:style-name="ce17" office:value-type="string" calcext:value-type="string">
            <text:p>Kedad Zoubida</text:p>
          </table:table-cell>
          <table:table-cell table:style-name="ce12" office:value-type="float" office:value="157122522" calcext:value-type="float">
            <text:p>157122522</text:p>
          </table:table-cell>
          <table:table-cell table:style-name="ce17"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4127527" calcext:value-type="float">
            <text:p>224127527</text:p>
          </table:table-cell>
          <table:table-cell table:style-name="ce17" office:value-type="string" calcext:value-type="string">
            <text:p>Strategie de controle haptique pour la rehabilitation du membre superieur atteint de l'enfant hemiplegique</text:p>
          </table:table-cell>
          <table:table-cell table:style-name="ce17" office:value-type="string" calcext:value-type="string">
            <text:p>Mohbmad Djambi,Philippa Pudlo,Mohbmad Bouri</text:p>
          </table:table-cell>
          <table:table-cell table:style-name="ce17" office:value-type="string" calcext:value-type="string">
            <text:p>Djemai Mohamed,Pudlo Philippe,Bouri Mohamed</text:p>
          </table:table-cell>
          <table:table-cell table:style-name="ce8" office:value-type="string" calcext:value-type="string">
            <text:p>156102315,170292924,16240218X</text:p>
          </table:table-cell>
          <table:table-cell table:style-name="ce17" office:value-type="string" calcext:value-type="string">
            <text:p>Valenciennes</text:p>
          </table:table-cell>
          <table:table-cell table:style-name="ce7"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19479402" calcext:value-type="float">
            <text:p>219479402</text:p>
          </table:table-cell>
          <table:table-cell table:style-name="ce17" office:value-type="string" calcext:value-type="string">
            <text:p>Rich multi-touch input with passive tokens</text:p>
          </table:table-cell>
          <table:table-cell table:style-name="ce17" office:value-type="string" calcext:value-type="string">
            <text:p>ammbnual Piatrigb</text:p>
          </table:table-cell>
          <table:table-cell table:style-name="ce17" office:value-type="string" calcext:value-type="string">
            <text:p>Pietriga Emmanuel</text:p>
          </table:table-cell>
          <table:table-cell table:style-name="ce7" office:value-type="float" office:value="70320179" calcext:value-type="float">
            <text:p>70320179</text:p>
          </table:table-cell>
          <table:table-cell table:style-name="ce17"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980951" calcext:value-type="float">
            <text:p>223980951</text:p>
          </table:table-cell>
          <table:table-cell table:style-name="ce17" office:value-type="string" calcext:value-type="string">
            <text:p>Etude de la morphologie et de la distribution des neurones dans le cerveau de macaque par microscopie optique</text:p>
          </table:table-cell>
          <table:table-cell table:style-name="ce17" office:value-type="string" calcext:value-type="string">
            <text:p>Thiarry Dalzascbux</text:p>
          </table:table-cell>
          <table:table-cell table:style-name="ce17" office:value-type="string" calcext:value-type="string">
            <text:p>Delzescaux Thierry</text:p>
          </table:table-cell>
          <table:table-cell table:style-name="ce8" office:value-type="string" calcext:value-type="string">
            <text:p>07478143X</text:p>
          </table:table-cell>
          <table:table-cell table:style-name="ce17"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691879" calcext:value-type="float">
            <text:p>223691879</text:p>
          </table:table-cell>
          <table:table-cell table:style-name="ce17" office:value-type="string" calcext:value-type="string">
            <text:p>Adaptability and reconfiguration of automotive embedded systems</text:p>
          </table:table-cell>
          <table:table-cell table:style-name="ce17" office:value-type="string" calcext:value-type="string">
            <text:p>Vblaria Issbrny,bnsgbr Rbdarmbchar</text:p>
          </table:table-cell>
          <table:table-cell table:style-name="ce17" office:value-type="string" calcext:value-type="string">
            <text:p>Issarny Valerie,Radermacher Ansgar</text:p>
          </table:table-cell>
          <table:table-cell table:style-name="ce7" office:value-type="float" office:value="59578378.14" calcext:value-type="float">
            <text:p>59578378,14</text:p>
          </table:table-cell>
          <table:table-cell table:style-name="ce17"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30570194" calcext:value-type="float">
            <text:p>230570194</text:p>
          </table:table-cell>
          <table:table-cell table:style-name="ce17" office:value-type="string" calcext:value-type="string">
            <text:p>Proposition et etude d'une extension du RCPSP pour la Mutualisation entre plusieurs sites : definition, formalisation, methodes exactes et metaheuristiques</text:p>
          </table:table-cell>
          <table:table-cell table:style-name="ce17" office:value-type="string" calcext:value-type="string">
            <text:p>Sylvie Norre</text:p>
          </table:table-cell>
          <table:table-cell table:style-name="ce17" office:value-type="string" calcext:value-type="string">
            <text:p>Norre Sylvie</text:p>
          </table:table-cell>
          <table:table-cell table:style-name="ce8" office:value-type="string" calcext:value-type="string">
            <text:p>15564520X</text:p>
          </table:table-cell>
          <table:table-cell table:style-name="ce17"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0989583" calcext:value-type="float">
            <text:p>220989583</text:p>
          </table:table-cell>
          <table:table-cell table:style-name="ce17" office:value-type="string" calcext:value-type="string">
            <text:p>High quality adaptive rendering of complex photometry virtual environments</text:p>
          </table:table-cell>
          <table:table-cell table:style-name="ce17" office:value-type="string" calcext:value-type="string">
            <text:p>Xbviar Grbniar,Jabn-audas Mbrvia</text:p>
          </table:table-cell>
          <table:table-cell table:style-name="ce17" office:value-type="string" calcext:value-type="string">
            <text:p>Granier Xavier,Marvie Jean-Eudes</text:p>
          </table:table-cell>
          <table:table-cell table:style-name="ce7" office:value-type="float" office:value="137107617.1" calcext:value-type="float">
            <text:p>137107617,1</text:p>
          </table:table-cell>
          <table:table-cell table:style-name="ce17" office:value-type="string" calcext:value-type="string">
            <text:p>Bordeaux</text:p>
          </table:table-cell>
          <table:table-cell table:style-name="ce7"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6258122" calcext:value-type="float">
            <text:p>226258122</text:p>
          </table:table-cell>
          <table:table-cell table:style-name="ce17" office:value-type="string" calcext:value-type="string">
            <text:p>Learning regular languages over large alphabets</text:p>
          </table:table-cell>
          <table:table-cell table:style-name="ce17" office:value-type="string" calcext:value-type="string">
            <text:p>Odad Mblar</text:p>
          </table:table-cell>
          <table:table-cell table:style-name="ce17" office:value-type="string" calcext:value-type="string">
            <text:p>Maler Oded</text:p>
          </table:table-cell>
          <table:table-cell table:style-name="ce7" office:value-type="float" office:value="74481525" calcext:value-type="float">
            <text:p>74481525</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0110778" calcext:value-type="float">
            <text:p>220110778</text:p>
          </table:table-cell>
          <table:table-cell table:style-name="ce17" office:value-type="string" calcext:value-type="string">
            <text:p>Tracking sans marqueur de modeles physiques modulaires et articules : vers une interface tangible pour la manipulation de simulations moleculaires</text:p>
          </table:table-cell>
          <table:table-cell table:style-name="ce17" office:value-type="string" calcext:value-type="string">
            <text:p>Pbtrick Bourdot</text:p>
          </table:table-cell>
          <table:table-cell table:style-name="ce17" office:value-type="string" calcext:value-type="string">
            <text:p>Bourdot Patrick</text:p>
          </table:table-cell>
          <table:table-cell table:style-name="ce7" office:value-type="float" office:value="82015902" calcext:value-type="float">
            <text:p>82015902</text:p>
          </table:table-cell>
          <table:table-cell table:style-name="ce17"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6989380" calcext:value-type="float">
            <text:p>226989380</text:p>
          </table:table-cell>
          <table:table-cell table:style-name="ce17" office:value-type="string" calcext:value-type="string">
            <text:p>Apprehender l'heterogeneite a (tres) grande echelle</text:p>
          </table:table-cell>
          <table:table-cell table:style-name="ce17" office:value-type="string" calcext:value-type="string">
            <text:p>Danis Trystrbm,Gragory Mounia</text:p>
          </table:table-cell>
          <table:table-cell table:style-name="ce17" office:value-type="string" calcext:value-type="string">
            <text:p>Trystram Denis,Mounie Gregory</text:p>
          </table:table-cell>
          <table:table-cell table:style-name="ce7" office:value-type="float" office:value="29778301.11" calcext:value-type="float">
            <text:p>29778301,11</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433155" calcext:value-type="float">
            <text:p>221433155</text:p>
          </table:table-cell>
          <table:table-cell table:style-name="ce17" office:value-type="string" calcext:value-type="string">
            <text:p>Conception de commande tolerante aux defauts pour les systemes multi-agents : application au vol en formation d'une flotte de vehicules autonomes aeriens</text:p>
          </table:table-cell>
          <table:table-cell table:style-name="ce17" office:value-type="string" calcext:value-type="string">
            <text:p>Didier Theilliol</text:p>
          </table:table-cell>
          <table:table-cell table:style-name="ce17" office:value-type="string" calcext:value-type="string">
            <text:p>Theilliol Didier</text:p>
          </table:table-cell>
          <table:table-cell table:style-name="ce7" office:value-type="float" office:value="96252022" calcext:value-type="float">
            <text:p>96252022</text:p>
          </table:table-cell>
          <table:table-cell table:style-name="ce17"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table:table-cell table:style-name="ce17" office:value-type="string" calcext:value-type="string">
            <text:p>Recherche d'itineraires multimodale et temps reel</text:p>
          </table:table-cell>
          <table:table-cell table:style-name="ce17" office:value-type="string" calcext:value-type="string">
            <text:p>Dominique Feillet</text:p>
          </table:table-cell>
          <table:table-cell table:style-name="ce17" office:value-type="string" calcext:value-type="string">
            <text:p>Feillet Dominique</text:p>
          </table:table-cell>
          <table:table-cell table:style-name="ce7"/>
          <table:table-cell table:style-name="ce17" office:value-type="string" calcext:value-type="string">
            <text:p>Saint-Etienne, EMSE</text:p>
          </table:table-cell>
          <table:table-cell table:style-name="ce12" office:value-type="float" office:value="28028694" calcext:value-type="float">
            <text:p>280286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9299881" calcext:value-type="float">
            <text:p>229299881</text:p>
          </table:table-cell>
          <table:table-cell table:style-name="ce17" office:value-type="string" calcext:value-type="string">
            <text:p>Calcul d'itineraire multicritere en transport multimodal</text:p>
          </table:table-cell>
          <table:table-cell table:style-name="ce17" office:value-type="string" calcext:value-type="string">
            <text:p>Dominique Feillet</text:p>
          </table:table-cell>
          <table:table-cell table:style-name="ce17" office:value-type="string" calcext:value-type="string">
            <text:p>Feillet Dominique</text:p>
          </table:table-cell>
          <table:table-cell table:style-name="ce7" office:value-type="float" office:value="120938421" calcext:value-type="float">
            <text:p>120938421</text:p>
          </table:table-cell>
          <table:table-cell table:style-name="ce17"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510273" calcext:value-type="float">
            <text:p>221510273</text:p>
          </table:table-cell>
          <table:table-cell table:style-name="ce17" office:value-type="string" calcext:value-type="string">
            <text:p>Reconnaissance rapide et precise d'actions humaines a partir de cameras RGB-D.</text:p>
          </table:table-cell>
          <table:table-cell table:style-name="ce17" office:value-type="string" calcext:value-type="string">
            <text:p>Xbviar Sbvbtiar,Staphbna Lacucha</text:p>
          </table:table-cell>
          <table:table-cell table:style-name="ce17" office:value-type="string" calcext:value-type="string">
            <text:p>Savatier Xavier,Lecuche Stephane</text:p>
          </table:table-cell>
          <table:table-cell table:style-name="ce12" office:value-type="float" office:value="74101528.1" calcext:value-type="float">
            <text:p>74101528,1</text:p>
          </table:table-cell>
          <table:table-cell table:style-name="ce17"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490035" calcext:value-type="float">
            <text:p>221490035</text:p>
          </table:table-cell>
          <table:table-cell table:style-name="ce17" office:value-type="string" calcext:value-type="string">
            <text:p>Cryptography with spacetime constraints</text:p>
          </table:table-cell>
          <table:table-cell table:style-name="ce17" office:value-type="string" calcext:value-type="string">
            <text:p>bnthony Lavarriar,Jabn-Piarra Tillich</text:p>
          </table:table-cell>
          <table:table-cell table:style-name="ce17" office:value-type="string" calcext:value-type="string">
            <text:p>Leverrier Anthony,Tillich Jean-Pierre</text:p>
          </table:table-cell>
          <table:table-cell table:style-name="ce12" office:value-type="float" office:value="169103374.1" calcext:value-type="float">
            <text:p>169103374,1</text:p>
          </table:table-cell>
          <table:table-cell table:style-name="ce17"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321818" calcext:value-type="float">
            <text:p>223321818</text:p>
          </table:table-cell>
          <table:table-cell table:style-name="ce17" office:value-type="string" calcext:value-type="string">
            <text:p>Methodes adaptatives pour les applications d'acces a l'information centrees sur l'utilisateur</text:p>
          </table:table-cell>
          <table:table-cell table:style-name="ce17" office:value-type="string" calcext:value-type="string">
            <text:p>Bogdbn Cbutis</text:p>
          </table:table-cell>
          <table:table-cell table:style-name="ce17" office:value-type="string" calcext:value-type="string">
            <text:p>Cautis Bogdan</text:p>
          </table:table-cell>
          <table:table-cell table:style-name="ce7" office:value-type="float" office:value="162549423" calcext:value-type="float">
            <text:p>162549423</text:p>
          </table:table-cell>
          <table:table-cell table:style-name="ce17"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305353" calcext:value-type="float">
            <text:p>227305353</text:p>
          </table:table-cell>
          <table:table-cell table:style-name="ce17" office:value-type="string" calcext:value-type="string">
            <text:p>Collaboration dans une federation de consommateurs de donnees liees</text:p>
          </table:table-cell>
          <table:table-cell table:style-name="ce17" office:value-type="string" calcext:value-type="string">
            <text:p>Pbscbl Molli,Hblb Skbf</text:p>
          </table:table-cell>
          <table:table-cell table:style-name="ce17" office:value-type="string" calcext:value-type="string">
            <text:p>Molli Pascal,Skaf Hala</text:p>
          </table:table-cell>
          <table:table-cell table:style-name="ce12" office:value-type="float" office:value="134021045.2" calcext:value-type="float">
            <text:p>134021045,2</text:p>
          </table:table-cell>
          <table:table-cell table:style-name="ce17"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181321203" calcext:value-type="float">
            <text:p>181321203</text:p>
          </table:table-cell>
          <table:table-cell table:style-name="ce17" office:value-type="string" calcext:value-type="string">
            <text:p>Robustesse des applications temps-reel multicoeurs : techniques de construction d'un ordonnacement equitable tolerant aux pannes materielles</text:p>
          </table:table-cell>
          <table:table-cell table:style-name="ce17" office:value-type="string" calcext:value-type="string">
            <text:p>bnnia Choquat-Ganiat,Gballa Lbrgatabu-Skbpin</text:p>
          </table:table-cell>
          <table:table-cell table:style-name="ce17" office:value-type="string" calcext:value-type="string">
            <text:p>Choquet-Geniet Annie,Largeteau-Skapin Gaelle</text:p>
          </table:table-cell>
          <table:table-cell table:style-name="ce8" office:value-type="string" calcext:value-type="string">
            <text:p>02991390X,082988056</text:p>
          </table:table-cell>
          <table:table-cell table:style-name="ce17" office:value-type="string" calcext:value-type="string">
            <text:p>Chasseneuil-du-Poitou, Ecole nationale superieure de mecanique et d'aerotechnique</text:p>
          </table:table-cell>
          <table:table-cell table:style-name="ce12" office:value-type="float" office:value="28024400" calcext:value-type="float">
            <text:p>2802440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5537184" calcext:value-type="float">
            <text:p>225537184</text:p>
          </table:table-cell>
          <table:table-cell table:style-name="ce17" office:value-type="string" calcext:value-type="string">
            <text:p>Fibres principaux geometriques sur les varietes riemanniennes geometriques</text:p>
          </table:table-cell>
          <table:table-cell table:style-name="ce17" office:value-type="string" calcext:value-type="string">
            <text:p>bndrai Talambn</text:p>
          </table:table-cell>
          <table:table-cell table:style-name="ce17" office:value-type="string" calcext:value-type="string">
            <text:p>Teleman Andrei</text:p>
          </table:table-cell>
          <table:table-cell table:style-name="ce12" office:value-type="float" office:value="103438580" calcext:value-type="float">
            <text:p>103438580</text:p>
          </table:table-cell>
          <table:table-cell table:style-name="ce17"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4356526" calcext:value-type="float">
            <text:p>224356526</text:p>
          </table:table-cell>
          <table:table-cell table:style-name="ce17" office:value-type="string" calcext:value-type="string">
            <text:p>Exploring sequential data with relational concept analysis</text:p>
          </table:table-cell>
          <table:table-cell table:style-name="ce17" office:value-type="string" calcext:value-type="string">
            <text:p>Florence Le Ber</text:p>
          </table:table-cell>
          <table:table-cell table:style-name="ce17" office:value-type="string" calcext:value-type="string">
            <text:p>Le Ber Florence</text:p>
          </table:table-cell>
          <table:table-cell table:style-name="ce7" office:value-type="float" office:value="113466404" calcext:value-type="float">
            <text:p>113466404</text:p>
          </table:table-cell>
          <table:table-cell table:style-name="ce17" office:value-type="string" calcext:value-type="string">
            <text:p>Strasbourg</text:p>
          </table:table-cell>
          <table:table-cell table:style-name="ce7" office:value-type="float" office:value="131056549" calcext:value-type="float">
            <text:p>13105654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7896254" calcext:value-type="float">
            <text:p>227896254</text:p>
          </table:table-cell>
          <table:table-cell table:style-name="ce17" office:value-type="string" calcext:value-type="string">
            <text:p>The use of sequencing technologies for enhanced understanding of molecular determinants in renal diseases</text:p>
          </table:table-cell>
          <table:table-cell table:style-name="ce17" office:value-type="string" calcext:value-type="string">
            <text:p>Joost-Patar Schbnstrb,Julia Klain</text:p>
          </table:table-cell>
          <table:table-cell table:style-name="ce17" office:value-type="string" calcext:value-type="string">
            <text:p>Schanstra Joost-Peter,Klein Julie</text:p>
          </table:table-cell>
          <table:table-cell table:style-name="ce7" office:value-type="float" office:value="76749304.15" calcext:value-type="float">
            <text:p>76749304,15</text:p>
          </table:table-cell>
          <table:table-cell table:style-name="ce17" office:value-type="string" calcext:value-type="string">
            <text:p>Toulouse 3</text:p>
          </table:table-cell>
          <table:table-cell table:style-name="ce7" office:value-type="float" office:value="26404672" calcext:value-type="float">
            <text:p>2640467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349057" calcext:value-type="float">
            <text:p>221349057</text:p>
          </table:table-cell>
          <table:table-cell table:style-name="ce17" office:value-type="string" calcext:value-type="string">
            <text:p>Modeles qualitatifs de reseaux genetiques : reduction de modeles et introduction d'un temps continu</text:p>
          </table:table-cell>
          <table:table-cell table:style-name="ce17" office:value-type="string" calcext:value-type="string">
            <text:p>Jabn-Pbul Comat</text:p>
          </table:table-cell>
          <table:table-cell table:style-name="ce17" office:value-type="string" calcext:value-type="string">
            <text:p>Comet Jean-Paul</text:p>
          </table:table-cell>
          <table:table-cell table:style-name="ce12" office:value-type="float" office:value="114386218" calcext:value-type="float">
            <text:p>114386218</text:p>
          </table:table-cell>
          <table:table-cell table:style-name="ce17" office:value-type="string" calcext:value-type="string">
            <text:p>Cote d'Azur</text:p>
          </table:table-cell>
          <table:table-cell table:style-name="ce7" office:value-type="float" office:value="185433669" calcext:value-type="float">
            <text:p>1854336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463302" calcext:value-type="float">
            <text:p>223463302</text:p>
          </table:table-cell>
          <table:table-cell table:style-name="ce17" office:value-type="string" calcext:value-type="string">
            <text:p>Dissemination de contenus populaires et tolerants au delai dans les reseaux cellulaires</text:p>
          </table:table-cell>
          <table:table-cell table:style-name="ce17" office:value-type="string" calcext:value-type="string">
            <text:p>Mbrcalo Dibs Da bmorim,Promathaa Spbthis</text:p>
          </table:table-cell>
          <table:table-cell table:style-name="ce17" office:value-type="string" calcext:value-type="string">
            <text:p>Dias De Amorim Marcelo,Spathis Promethee</text:p>
          </table:table-cell>
          <table:table-cell table:style-name="ce7" office:value-type="float" office:value="77498755.08" calcext:value-type="float">
            <text:p>77498755,08</text:p>
          </table:table-cell>
          <table:table-cell table:style-name="ce17"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1737103" calcext:value-type="float">
            <text:p>221737103</text:p>
          </table:table-cell>
          <table:table-cell table:style-name="ce17" office:value-type="string" calcext:value-type="string">
            <text:p>Vers une nouvelle génération d'outils d'aide à la décision s'appliquant à la prévention des risques lors de la prescription des antibiotiques : combinaison des technologies Web semantique et de l'aide multicritère à la décision</text:p>
          </table:table-cell>
          <table:table-cell table:style-name="ce17" office:value-type="string" calcext:value-type="string">
            <text:p>Mourbd bbad,Philippa Fortamps,Lbhcan al Hiki</text:p>
          </table:table-cell>
          <table:table-cell table:style-name="ce17" office:value-type="string" calcext:value-type="string">
            <text:p>Abed Mourad,Fortemps Philippe,El Hiki Lahcen</text:p>
          </table:table-cell>
          <table:table-cell table:style-name="ce8" office:value-type="string" calcext:value-type="string">
            <text:p>033342393,195156382,138964785</text:p>
          </table:table-cell>
          <table:table-cell table:style-name="ce17" office:value-type="string" calcext:value-type="string">
            <text:p>Valenciennes</text:p>
          </table:table-cell>
          <table:table-cell table:style-name="ce7"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3456802" calcext:value-type="float">
            <text:p>223456802</text:p>
          </table:table-cell>
          <table:table-cell table:style-name="ce17" office:value-type="string" calcext:value-type="string">
            <text:p>Optimisation de decisions economiques concurrentielles dans un simulateur de gestion d'entreprise</text:p>
          </table:table-cell>
          <table:table-cell table:style-name="ce17" office:value-type="string" calcext:value-type="string">
            <text:p>Clbrissa Dhbanans</text:p>
          </table:table-cell>
          <table:table-cell table:style-name="ce17" office:value-type="string" calcext:value-type="string">
            <text:p>Dhaenens Clarisse</text:p>
          </table:table-cell>
          <table:table-cell table:style-name="ce7" office:value-type="float" office:value="50695002" calcext:value-type="float">
            <text:p>50695002</text:p>
          </table:table-cell>
          <table:table-cell table:style-name="ce17" office:value-type="string" calcext:value-type="string">
            <text:p>Lille 1</text:p>
          </table:table-cell>
          <table:table-cell table:style-name="ce7"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4531417" calcext:value-type="float">
            <text:p>224531417</text:p>
          </table:table-cell>
          <table:table-cell table:style-name="ce17" office:value-type="string" calcext:value-type="string">
            <text:p>Apprentissage de representation pour la prediction et la classification de series temporelles</text:p>
          </table:table-cell>
          <table:table-cell table:style-name="ce17" office:value-type="string" calcext:value-type="string">
            <text:p>Nicolbs Bbskiotis,Ludovic Danoyar</text:p>
          </table:table-cell>
          <table:table-cell table:style-name="ce17" office:value-type="string" calcext:value-type="string">
            <text:p>Baskiotis Nicolas,Denoyer Ludovic</text:p>
          </table:table-cell>
          <table:table-cell table:style-name="ce7" office:value-type="float" office:value="131488856.1" calcext:value-type="float">
            <text:p>131488856,1</text:p>
          </table:table-cell>
          <table:table-cell table:style-name="ce17"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8" office:value-type="string" calcext:value-type="string">
            <text:p>22128351X</text:p>
          </table:table-cell>
          <table:table-cell table:style-name="ce17" office:value-type="string" calcext:value-type="string">
            <text:p>Observation et commande des systemes dynamiques dordre non entier</text:p>
          </table:table-cell>
          <table:table-cell table:style-name="ce17" office:value-type="string" calcext:value-type="string">
            <text:p>Mohbmad Dbroubch,Michal Zbsbdzinski</text:p>
          </table:table-cell>
          <table:table-cell table:style-name="ce17" office:value-type="string" calcext:value-type="string">
            <text:p>Darouach Mohamed,Zasadzinski Michel</text:p>
          </table:table-cell>
          <table:table-cell table:style-name="ce7" office:value-type="float" office:value="59556420.06" calcext:value-type="float">
            <text:p>59556420,06</text:p>
          </table:table-cell>
          <table:table-cell table:style-name="ce17"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190701196" calcext:value-type="float">
            <text:p>190701196</text:p>
          </table:table-cell>
          <table:table-cell table:style-name="ce17" office:value-type="string" calcext:value-type="string">
            <text:p>Constraint modelling and solving of some verification problems</text:p>
          </table:table-cell>
          <table:table-cell table:style-name="ce17" office:value-type="string" calcext:value-type="string">
            <text:p>Eric Monfroy</text:p>
          </table:table-cell>
          <table:table-cell table:style-name="ce17" office:value-type="string" calcext:value-type="string">
            <text:p>Monfroy Eric</text:p>
          </table:table-cell>
          <table:table-cell table:style-name="ce7" office:value-type="float" office:value="111391377" calcext:value-type="float">
            <text:p>111391377</text:p>
          </table:table-cell>
          <table:table-cell table:style-name="ce17" office:value-type="string" calcext:value-type="string">
            <text:p>Ecole nationale superieure Mines-Telecom Atlantique Bretagne Pays de la Loire</text:p>
          </table:table-cell>
          <table:table-cell table:style-name="ce7"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378801" calcext:value-type="float">
            <text:p>223378801</text:p>
          </table:table-cell>
          <table:table-cell table:style-name="ce17" office:value-type="string" calcext:value-type="string">
            <text:p>Collaboration interactive 3D en realite virtuelle pour supporter des scénarios aérospatiaux</text:p>
          </table:table-cell>
          <table:table-cell table:style-name="ce17" office:value-type="string" calcext:value-type="string">
            <text:p>Pbscbl Guitton</text:p>
          </table:table-cell>
          <table:table-cell table:style-name="ce17" office:value-type="string" calcext:value-type="string">
            <text:p>Guitton Pascal</text:p>
          </table:table-cell>
          <table:table-cell table:style-name="ce7" office:value-type="float" office:value="60888997" calcext:value-type="float">
            <text:p>60888997</text:p>
          </table:table-cell>
          <table:table-cell table:style-name="ce17" office:value-type="string" calcext:value-type="string">
            <text:p>Bordeaux</text:p>
          </table:table-cell>
          <table:table-cell table:style-name="ce7"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3872431" calcext:value-type="float">
            <text:p>223872431</text:p>
          </table:table-cell>
          <table:table-cell table:style-name="ce17" office:value-type="string" calcext:value-type="string">
            <text:p>Représentations et dynamique de la ville virtuelle</text:p>
          </table:table-cell>
          <table:table-cell table:style-name="ce17" office:value-type="string" calcext:value-type="string">
            <text:p>Gilles Gesquiere</text:p>
          </table:table-cell>
          <table:table-cell table:style-name="ce17" office:value-type="string" calcext:value-type="string">
            <text:p>Gesquiere Gilles</text:p>
          </table:table-cell>
          <table:table-cell table:style-name="ce7" office:value-type="float" office:value="136823858" calcext:value-type="float">
            <text:p>136823858</text:p>
          </table:table-cell>
          <table:table-cell table:style-name="ce17"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7302087" calcext:value-type="float">
            <text:p>227302087</text:p>
          </table:table-cell>
          <table:table-cell table:style-name="ce17" office:value-type="string" calcext:value-type="string">
            <text:p>Construction semi-automatique de ressources pour la fouille d'opinion</text:p>
          </table:table-cell>
          <table:table-cell table:style-name="ce17" office:value-type="string" calcext:value-type="string">
            <text:p>ammbnual Morin,Sabbstibn Panb Sbldbrribgb</text:p>
          </table:table-cell>
          <table:table-cell table:style-name="ce17" office:value-type="string" calcext:value-type="string">
            <text:p>Morin Emmanuel,Pena Saldarriaga Sebastian</text:p>
          </table:table-cell>
          <table:table-cell table:style-name="ce8" office:value-type="string" calcext:value-type="string">
            <text:p>14379373X,15195822X</text:p>
          </table:table-cell>
          <table:table-cell table:style-name="ce17"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091629" calcext:value-type="float">
            <text:p>221091629</text:p>
          </table:table-cell>
          <table:table-cell table:style-name="ce17" office:value-type="string" calcext:value-type="string">
            <text:p>Toward internet of heterogeneous things : wireless communication maintenance and efficient data sharing among devices</text:p>
          </table:table-cell>
          <table:table-cell table:style-name="ce17" office:value-type="string" calcext:value-type="string">
            <text:p>Nbthblia Mitton,Vblarib Loscri</text:p>
          </table:table-cell>
          <table:table-cell table:style-name="ce17" office:value-type="string" calcext:value-type="string">
            <text:p>Mitton Nathalie,Loscri Valeria</text:p>
          </table:table-cell>
          <table:table-cell table:style-name="ce8" office:value-type="string" calcext:value-type="string">
            <text:p>101510705,19753399X</text:p>
          </table:table-cell>
          <table:table-cell table:style-name="ce17" office:value-type="string" calcext:value-type="string">
            <text:p>Lille 1</text:p>
          </table:table-cell>
          <table:table-cell table:style-name="ce7"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table:table-cell table:style-name="ce17" office:value-type="string" calcext:value-type="string">
            <text:p>DEVELOPMENT OF NEW ALGORITHM FOR IMPROVING ACCURACY OF POLE DETECTION TO THE SUPPORTING SYSTEM OF MOBILITY AID FOR VISUALLY IMPAIRED PERSON</text:p>
          </table:table-cell>
          <table:table-cell table:style-name="ce17" office:value-type="string" calcext:value-type="string">
            <text:p>Kun mabn Hou,Rbmli Kblbmullbh</text:p>
          </table:table-cell>
          <table:table-cell table:style-name="ce17" office:value-type="string" calcext:value-type="string">
            <text:p>Hou Kun mean,Kalamullah Ramli</text:p>
          </table:table-cell>
          <table:table-cell table:style-name="ce8" office:value-type="string" calcext:value-type="string">
            <text:p>,</text:p>
          </table:table-cell>
          <table:table-cell table:style-name="ce17"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8" office:value-type="string" calcext:value-type="string">
            <text:p>22088725X</text:p>
          </table:table-cell>
          <table:table-cell table:style-name="ce17" office:value-type="string" calcext:value-type="string">
            <text:p>Contribution a loptimisation de la performance energetique des batiments de grande dimension : une approche integree diagnostic / commande economique et cooperative a horizon glissant</text:p>
          </table:table-cell>
          <table:table-cell table:style-name="ce17" office:value-type="string" calcext:value-type="string">
            <text:p>Fradaric Hbmalin,Josaph Julian Ybma</text:p>
          </table:table-cell>
          <table:table-cell table:style-name="ce17" office:value-type="string" calcext:value-type="string">
            <text:p>Hamelin Frederic,Yame Joseph Julien</text:p>
          </table:table-cell>
          <table:table-cell table:style-name="ce7" office:value-type="float" office:value="131104268.2" calcext:value-type="float">
            <text:p>131104268,2</text:p>
          </table:table-cell>
          <table:table-cell table:style-name="ce17"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4208640" calcext:value-type="float">
            <text:p>224208640</text:p>
          </table:table-cell>
          <table:table-cell table:style-name="ce17" office:value-type="string" calcext:value-type="string">
            <text:p>Traitement joint de nuage de points et d'images pour l'analyse et la visualisation des formes 3D</text:p>
          </table:table-cell>
          <table:table-cell table:style-name="ce17" office:value-type="string" calcext:value-type="string">
            <text:p>Rbphballa Chbina,Julia Digna</text:p>
          </table:table-cell>
          <table:table-cell table:style-name="ce17" office:value-type="string" calcext:value-type="string">
            <text:p>Chaine Raphaelle,Digne Julie</text:p>
          </table:table-cell>
          <table:table-cell table:style-name="ce12" office:value-type="float" office:value="69723435.15" calcext:value-type="float">
            <text:p>69723435,15</text:p>
          </table:table-cell>
          <table:table-cell table:style-name="ce17"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table:table-cell table:style-name="ce17" office:value-type="string" calcext:value-type="string">
            <text:p>Development of GNSS/INS/SLAM Algorithms for Navigation in Constrained Environments</text:p>
          </table:table-cell>
          <table:table-cell table:style-name="ce17" office:value-type="string" calcext:value-type="string">
            <text:p>Christopha Mbcbbibu,bnna-christina aschar</text:p>
          </table:table-cell>
          <table:table-cell table:style-name="ce17" office:value-type="string" calcext:value-type="string">
            <text:p>Macabiau Christophe,Escher Anne-christine</text:p>
          </table:table-cell>
          <table:table-cell table:style-name="ce17" office:value-type="string" calcext:value-type="string">
            <text:p>,</text:p>
          </table:table-cell>
          <table:table-cell table:style-name="ce17" office:value-type="string" calcext:value-type="string">
            <text:p>Toulouse, INPT</text:p>
          </table:table-cell>
          <table:table-cell table:style-name="ce7" office:value-type="float" office:value="26388820" calcext:value-type="float">
            <text:p>263888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7563913" calcext:value-type="float">
            <text:p>227563913</text:p>
          </table:table-cell>
          <table:table-cell table:style-name="ce17" office:value-type="string" calcext:value-type="string">
            <text:p>Problématique de l'acquisition des connaissances dans des environnements informatiques fortement orientés connaissances : vers un outil auteur pour le projet AMBRE</text:p>
          </table:table-cell>
          <table:table-cell table:style-name="ce17" office:value-type="string" calcext:value-type="string">
            <text:p>Vbndb Luango,Nbthblia Guin</text:p>
          </table:table-cell>
          <table:table-cell table:style-name="ce17" office:value-type="string" calcext:value-type="string">
            <text:p>Luengo Vanda,Guin Nathalie</text:p>
          </table:table-cell>
          <table:table-cell table:style-name="ce7" office:value-type="float" office:value="138038325.1" calcext:value-type="float">
            <text:p>138038325,1</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8878586" calcext:value-type="float">
            <text:p>228878586</text:p>
          </table:table-cell>
          <table:table-cell table:style-name="ce17" office:value-type="string" calcext:value-type="string">
            <text:p>Retro-ingenierie de programmes binaires en une execution : une analyse dynamique legere basee au niveau des fonctions</text:p>
          </table:table-cell>
          <table:table-cell table:style-name="ce17" office:value-type="string" calcext:value-type="string">
            <text:p>Rolbnd Groz</text:p>
          </table:table-cell>
          <table:table-cell table:style-name="ce17" office:value-type="string" calcext:value-type="string">
            <text:p>Groz Roland</text:p>
          </table:table-cell>
          <table:table-cell table:style-name="ce7" office:value-type="float" office:value="33823820" calcext:value-type="float">
            <text:p>33823820</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7178696" calcext:value-type="float">
            <text:p>227178696</text:p>
          </table:table-cell>
          <table:table-cell table:style-name="ce17" office:value-type="string" calcext:value-type="string">
            <text:p>Explorer et apprendre à partir de collections de textes multilingues à l'aide des modèles probabilistes latents et des réseaux profonds</text:p>
          </table:table-cell>
          <table:table-cell table:style-name="ce17" office:value-type="string" calcext:value-type="string">
            <text:p>Mbssih-Razb bmini</text:p>
          </table:table-cell>
          <table:table-cell table:style-name="ce17" office:value-type="string" calcext:value-type="string">
            <text:p>Amini Massih-Reza</text:p>
          </table:table-cell>
          <table:table-cell table:style-name="ce7" office:value-type="float" office:value="132277042" calcext:value-type="float">
            <text:p>132277042</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6958973" calcext:value-type="float">
            <text:p>226958973</text:p>
          </table:table-cell>
          <table:table-cell table:style-name="ce17" office:value-type="string" calcext:value-type="string">
            <text:p>Example-guided image editing</text:p>
          </table:table-cell>
          <table:table-cell table:style-name="ce17" office:value-type="string" calcext:value-type="string">
            <text:p>Remi Cozot,Olivier Le Meur</text:p>
          </table:table-cell>
          <table:table-cell table:style-name="ce17" office:value-type="string" calcext:value-type="string">
            <text:p>Cozot Remi,Le Meur Olivier</text:p>
          </table:table-cell>
          <table:table-cell table:style-name="ce7" office:value-type="float" office:value="182561593.1" calcext:value-type="float">
            <text:p>182561593,1</text:p>
          </table:table-cell>
          <table:table-cell table:style-name="ce17" office:value-type="string" calcext:value-type="string">
            <text:p>Rennes 1</text:p>
          </table:table-cell>
          <table:table-cell table:style-name="ce8"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5454580" calcext:value-type="float">
            <text:p>225454580</text:p>
          </table:table-cell>
          <table:table-cell table:style-name="ce17" office:value-type="string" calcext:value-type="string">
            <text:p>Résolution conjointe des problèmes de planification des opérations chirurgicales et des opérations de maintenance : application au cas des hopitaux camerounais</text:p>
          </table:table-cell>
          <table:table-cell table:style-name="ce17" office:value-type="string" calcext:value-type="string">
            <text:p>Michal Gourgbnd,Sylvia Norra</text:p>
          </table:table-cell>
          <table:table-cell table:style-name="ce17" office:value-type="string" calcext:value-type="string">
            <text:p>Gourgand Michel,Norre Sylvie</text:p>
          </table:table-cell>
          <table:table-cell table:style-name="ce8" office:value-type="string" calcext:value-type="string">
            <text:p>034643095,15564520X</text:p>
          </table:table-cell>
          <table:table-cell table:style-name="ce17"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table:table-cell table:style-name="ce17" office:value-type="string" calcext:value-type="string">
            <text:p>Discrete Parameters in Petri Nets</text:p>
          </table:table-cell>
          <table:table-cell table:style-name="ce17" office:value-type="string" calcext:value-type="string">
            <text:p>Clbuda Jbrd,Didiar Lima</text:p>
          </table:table-cell>
          <table:table-cell table:style-name="ce17" office:value-type="string" calcext:value-type="string">
            <text:p>Jard Claude,Lime Didier</text:p>
          </table:table-cell>
          <table:table-cell table:style-name="ce8" office:value-type="string" calcext:value-type="string">
            <text:p>,</text:p>
          </table:table-cell>
          <table:table-cell table:style-name="ce17"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499121" calcext:value-type="float">
            <text:p>221499121</text:p>
          </table:table-cell>
          <table:table-cell table:style-name="ce17" office:value-type="string" calcext:value-type="string">
            <text:p>Extraction des relations de causalite dans les textes economiques par la methode de lexploration contextuelle</text:p>
          </table:table-cell>
          <table:table-cell table:style-name="ce17" office:value-type="string" calcext:value-type="string">
            <text:p>Jabn-Piarra Dasclas</text:p>
          </table:table-cell>
          <table:table-cell table:style-name="ce17" office:value-type="string" calcext:value-type="string">
            <text:p>Descles Jean-Pierre</text:p>
          </table:table-cell>
          <table:table-cell table:style-name="ce7" office:value-type="float" office:value="26826852" calcext:value-type="float">
            <text:p>26826852</text:p>
          </table:table-cell>
          <table:table-cell table:style-name="ce17" office:value-type="string" calcext:value-type="string">
            <text:p>Paris 4</text:p>
          </table:table-cell>
          <table:table-cell table:style-name="ce12" office:value-type="float" office:value="26403633" calcext:value-type="float">
            <text:p>264036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788147" calcext:value-type="float">
            <text:p>223788147</text:p>
          </table:table-cell>
          <table:table-cell table:style-name="ce17" office:value-type="string" calcext:value-type="string">
            <text:p>Combining aesthetics and perception for display retargeting</text:p>
          </table:table-cell>
          <table:table-cell table:style-name="ce17" office:value-type="string" calcext:value-type="string">
            <text:p>Remi Cozot</text:p>
          </table:table-cell>
          <table:table-cell table:style-name="ce17" office:value-type="string" calcext:value-type="string">
            <text:p>Cozot Remi</text:p>
          </table:table-cell>
          <table:table-cell table:style-name="ce7" office:value-type="float" office:value="182561593" calcext:value-type="float">
            <text:p>182561593</text:p>
          </table:table-cell>
          <table:table-cell table:style-name="ce17" office:value-type="string" calcext:value-type="string">
            <text:p>Rennes 1</text:p>
          </table:table-cell>
          <table:table-cell table:style-name="ce8"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4216503" calcext:value-type="float">
            <text:p>224216503</text:p>
          </table:table-cell>
          <table:table-cell table:style-name="ce17" office:value-type="string" calcext:value-type="string">
            <text:p>Big Graph Processing : Partitioning and Aggregated Querying</text:p>
          </table:table-cell>
          <table:table-cell table:style-name="ce17" office:value-type="string" calcext:value-type="string">
            <text:p>Hbmbmbcha Khaddouci</text:p>
          </table:table-cell>
          <table:table-cell table:style-name="ce17" office:value-type="string" calcext:value-type="string">
            <text:p>Kheddouci Hamamache</text:p>
          </table:table-cell>
          <table:table-cell table:style-name="ce8" office:value-type="string" calcext:value-type="string">
            <text:p>07451251X</text:p>
          </table:table-cell>
          <table:table-cell table:style-name="ce17"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6969185" calcext:value-type="float">
            <text:p>226969185</text:p>
          </table:table-cell>
          <table:table-cell table:style-name="ce17" office:value-type="string" calcext:value-type="string">
            <text:p>Intelligent flood adaptative contex-aware system</text:p>
          </table:table-cell>
          <table:table-cell table:style-name="ce17" office:value-type="string" calcext:value-type="string">
            <text:p>Kun-Mabn Hou</text:p>
          </table:table-cell>
          <table:table-cell table:style-name="ce17" office:value-type="string" calcext:value-type="string">
            <text:p>Hou Kun-Mean</text:p>
          </table:table-cell>
          <table:table-cell table:style-name="ce12" office:value-type="float" office:value="136658830" calcext:value-type="float">
            <text:p>136658830</text:p>
          </table:table-cell>
          <table:table-cell table:style-name="ce17"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464654" calcext:value-type="float">
            <text:p>221464654</text:p>
          </table:table-cell>
          <table:table-cell table:style-name="ce17" office:value-type="string" calcext:value-type="string">
            <text:p>Structure de reseaux biologiques : role des noeufs internes vis a vis de la production de composes</text:p>
          </table:table-cell>
          <table:table-cell table:style-name="ce17" office:value-type="string" calcext:value-type="string">
            <text:p>bnna Siagal,Dbmian availlbrd</text:p>
          </table:table-cell>
          <table:table-cell table:style-name="ce17" office:value-type="string" calcext:value-type="string">
            <text:p>Siegel Anne,Eveillard Damien</text:p>
          </table:table-cell>
          <table:table-cell table:style-name="ce7" office:value-type="float" office:value="68665067.08" calcext:value-type="float">
            <text:p>68665067,08</text:p>
          </table:table-cell>
          <table:table-cell table:style-name="ce17" office:value-type="string" calcext:value-type="string">
            <text:p>Rennes 1</text:p>
          </table:table-cell>
          <table:table-cell table:style-name="ce8"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8" office:value-type="string" calcext:value-type="string">
            <text:p>22432697X</text:p>
          </table:table-cell>
          <table:table-cell table:style-name="ce17" office:value-type="string" calcext:value-type="string">
            <text:p>Models and algorithms to study the common evolutionary history of hosts and symbionts</text:p>
          </table:table-cell>
          <table:table-cell table:style-name="ce17" office:value-type="string" calcext:value-type="string">
            <text:p>Mbria-Frbnca Sbgot,Cbtharina Mbtibs,Blarinb Sinbimari</text:p>
          </table:table-cell>
          <table:table-cell table:style-name="ce17" office:value-type="string" calcext:value-type="string">
            <text:p>Sagot Marie-France,Matias Catherine,Sinaimeri Blerina</text:p>
          </table:table-cell>
          <table:table-cell table:style-name="ce17" office:value-type="string" calcext:value-type="string">
            <text:p>103537562,07232015X,224327135</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223311464" calcext:value-type="float">
            <text:p>223311464</text:p>
          </table:table-cell>
          <table:table-cell table:style-name="ce17" office:value-type="string" calcext:value-type="string">
            <text:p>Un cadre semantique formel pour la description, selection et composition des services web</text:p>
          </table:table-cell>
          <table:table-cell table:style-name="ce17" office:value-type="string" calcext:value-type="string">
            <text:p>Kbmal Bbrkboui,Fbizb Balblb</text:p>
          </table:table-cell>
          <table:table-cell table:style-name="ce17" office:value-type="string" calcext:value-type="string">
            <text:p>Barkaoui Kamel,Belala Faiza</text:p>
          </table:table-cell>
          <table:table-cell table:style-name="ce7" office:value-type="float" office:value="33470677.22" calcext:value-type="float">
            <text:p>33470677,22</text:p>
          </table:table-cell>
          <table:table-cell table:style-name="ce17" office:value-type="string" calcext:value-type="string">
            <text:p>Paris, CNAM</text:p>
          </table:table-cell>
          <table:table-cell table:style-name="ce7" office:value-type="float" office:value="27404978" calcext:value-type="float">
            <text:p>274049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1735399" calcext:value-type="float">
            <text:p>221735399</text:p>
          </table:table-cell>
          <table:table-cell table:style-name="ce17" office:value-type="string" calcext:value-type="string">
            <text:p>Interoperabilite semantique dans le domaine du diagnostic in vitro : Representation des Connaissances et Alignement</text:p>
          </table:table-cell>
          <table:table-cell table:style-name="ce17" office:value-type="string" calcext:value-type="string">
            <text:p>Linb Fbtimb Soublmib,Stafbn Jbcquas Dbrmoni</text:p>
          </table:table-cell>
          <table:table-cell table:style-name="ce17" office:value-type="string" calcext:value-type="string">
            <text:p>Soualmia Lina Fatima,Darmoni Stefan Jacques</text:p>
          </table:table-cell>
          <table:table-cell table:style-name="ce8" office:value-type="string" calcext:value-type="string">
            <text:p>112158978,03514243X</text:p>
          </table:table-cell>
          <table:table-cell table:style-name="ce17"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30739482" calcext:value-type="float">
            <text:p>230739482</text:p>
          </table:table-cell>
          <table:table-cell table:style-name="ce17" office:value-type="string" calcext:value-type="string">
            <text:p>Sur-approximations non regulieres et terminaison pour lanalyse daccessibilite</text:p>
          </table:table-cell>
          <table:table-cell table:style-name="ce17" office:value-type="string" calcext:value-type="string">
            <text:p>Pierre Rety</text:p>
          </table:table-cell>
          <table:table-cell table:style-name="ce17" office:value-type="string" calcext:value-type="string">
            <text:p>Rety Pierre</text:p>
          </table:table-cell>
          <table:table-cell table:style-name="ce8" office:value-type="string" calcext:value-type="string">
            <text:p>08898057X</text:p>
          </table:table-cell>
          <table:table-cell table:style-name="ce17" office:value-type="string" calcext:value-type="string">
            <text:p>Orleans</text:p>
          </table:table-cell>
          <table:table-cell table:style-name="ce12" office:value-type="float" office:value="26402971" calcext:value-type="float">
            <text:p>264029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4371827" calcext:value-type="float">
            <text:p>224371827</text:p>
          </table:table-cell>
          <table:table-cell table:style-name="ce17" office:value-type="string" calcext:value-type="string">
            <text:p>Modelling and placement optimization of compound services in a converged infrastructure of cloud computing and internet of things</text:p>
          </table:table-cell>
          <table:table-cell table:style-name="ce17" office:value-type="string" calcext:value-type="string">
            <text:p>Nbzim bgoulmina</text:p>
          </table:table-cell>
          <table:table-cell table:style-name="ce17" office:value-type="string" calcext:value-type="string">
            <text:p>Agoulmine Nazim</text:p>
          </table:table-cell>
          <table:table-cell table:style-name="ce7" office:value-type="float" office:value="69994935" calcext:value-type="float">
            <text:p>69994935</text:p>
          </table:table-cell>
          <table:table-cell table:style-name="ce17"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6845389" calcext:value-type="float">
            <text:p>226845389</text:p>
          </table:table-cell>
          <table:table-cell table:style-name="ce17" office:value-type="string" calcext:value-type="string">
            <text:p>Etude de la confusion des descripteurs locaux de points d'interet : application a la mise en correspondance d'images de documents</text:p>
          </table:table-cell>
          <table:table-cell table:style-name="ce17" office:value-type="string" calcext:value-type="string">
            <text:p>Fradaric Bouchbrb</text:p>
          </table:table-cell>
          <table:table-cell table:style-name="ce17" office:value-type="string" calcext:value-type="string">
            <text:p>Bouchara Frederic</text:p>
          </table:table-cell>
          <table:table-cell table:style-name="ce12" office:value-type="float" office:value="120474611" calcext:value-type="float">
            <text:p>120474611</text:p>
          </table:table-cell>
          <table:table-cell table:style-name="ce17" office:value-type="string" calcext:value-type="string">
            <text:p>Toulon</text:p>
          </table:table-cell>
          <table:table-cell table:style-name="ce7" office:value-type="float" office:value="31122337" calcext:value-type="float">
            <text:p>3112233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8" office:value-type="string" calcext:value-type="string">
            <text:p>22419979X</text:p>
          </table:table-cell>
          <table:table-cell table:style-name="ce17" office:value-type="string" calcext:value-type="string">
            <text:p>Prevision du risque neuro-developpemental du nouveau-ne premature par classification automatique du signal EEG</text:p>
          </table:table-cell>
          <table:table-cell table:style-name="ce17" office:value-type="string" calcext:value-type="string">
            <text:p>Piarra Chbuvat,Bbssbm Dbyb</text:p>
          </table:table-cell>
          <table:table-cell table:style-name="ce17" office:value-type="string" calcext:value-type="string">
            <text:p>Chauvet Pierre,Daya Bassam</text:p>
          </table:table-cell>
          <table:table-cell table:style-name="ce12" office:value-type="float" office:value="147898447.2" calcext:value-type="float">
            <text:p>147898447,2</text:p>
          </table:table-cell>
          <table:table-cell table:style-name="ce17"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5534827" calcext:value-type="float">
            <text:p>225534827</text:p>
          </table:table-cell>
          <table:table-cell table:style-name="ce17" office:value-type="string" calcext:value-type="string">
            <text:p>Impact des connaissances initiales sur la calculabilite distribuee</text:p>
          </table:table-cell>
          <table:table-cell table:style-name="ce17" office:value-type="string" calcext:value-type="string">
            <text:p>ammbnual Godbrd,Jaramia Chblopin</text:p>
          </table:table-cell>
          <table:table-cell table:style-name="ce17" office:value-type="string" calcext:value-type="string">
            <text:p>Godard Emmanuel,Chalopin Jeremie</text:p>
          </table:table-cell>
          <table:table-cell table:style-name="ce8" office:value-type="string" calcext:value-type="string">
            <text:p>069430594,11891216X</text:p>
          </table:table-cell>
          <table:table-cell table:style-name="ce17"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177805242" calcext:value-type="float">
            <text:p>177805242</text:p>
          </table:table-cell>
          <table:table-cell table:style-name="ce17" office:value-type="string" calcext:value-type="string">
            <text:p>Object representation in local feature spaces : application to real-time tracking and detection</text:p>
          </table:table-cell>
          <table:table-cell table:style-name="ce17" office:value-type="string" calcext:value-type="string">
            <text:p>bntoina Mbnzbnarb</text:p>
          </table:table-cell>
          <table:table-cell table:style-name="ce17" office:value-type="string" calcext:value-type="string">
            <text:p>Manzanera Antoine</text:p>
          </table:table-cell>
          <table:table-cell table:style-name="ce7" office:value-type="float" office:value="57787360" calcext:value-type="float">
            <text:p>57787360</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8" office:value-type="string" calcext:value-type="string">
            <text:p>22172379X</text:p>
          </table:table-cell>
          <table:table-cell table:style-name="ce17" office:value-type="string" calcext:value-type="string">
            <text:p>Privacite dans les problèmes distribués contraints pour agents basés utilité</text:p>
          </table:table-cell>
          <table:table-cell table:style-name="ce17" office:value-type="string" calcext:value-type="string">
            <text:p>Rana Mbndibu,Sylvbin Piachowibk</text:p>
          </table:table-cell>
          <table:table-cell table:style-name="ce17" office:value-type="string" calcext:value-type="string">
            <text:p>Mandiau Rene,Piechowiak Sylvain</text:p>
          </table:table-cell>
          <table:table-cell table:style-name="ce17" office:value-type="string" calcext:value-type="string">
            <text:p>06894263X,119171821</text:p>
          </table:table-cell>
          <table:table-cell table:style-name="ce17" office:value-type="string" calcext:value-type="string">
            <text:p>Valenciennes</text:p>
          </table:table-cell>
          <table:table-cell table:style-name="ce7"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table:table-cell table:style-name="ce17" office:value-type="string" calcext:value-type="string">
            <text:p>Distributed Shared Memory in Failure-Prone : message-Passing Systems</text:p>
          </table:table-cell>
          <table:table-cell table:style-name="ce17" office:value-type="string" calcext:value-type="string">
            <text:p>bchour Mostafboui,Clbuda Jbrd</text:p>
          </table:table-cell>
          <table:table-cell table:style-name="ce17" office:value-type="string" calcext:value-type="string">
            <text:p>Mostefaoui Achour,Jard Claude</text:p>
          </table:table-cell>
          <table:table-cell table:style-name="ce8" office:value-type="string" calcext:value-type="string">
            <text:p>,</text:p>
          </table:table-cell>
          <table:table-cell table:style-name="ce17"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7414969" calcext:value-type="float">
            <text:p>227414969</text:p>
          </table:table-cell>
          <table:table-cell table:style-name="ce17" office:value-type="string" calcext:value-type="string">
            <text:p>Algorithmes et structures de donnees paralleles pour applications interactives</text:p>
          </table:table-cell>
          <table:table-cell table:style-name="ce17" office:value-type="string" calcext:value-type="string">
            <text:p>Bruno Rbffin,Jobo Luiz Dihl Combb</text:p>
          </table:table-cell>
          <table:table-cell table:style-name="ce17" office:value-type="string" calcext:value-type="string">
            <text:p>Raffin Bruno,Comba Joao Luiz Dihl</text:p>
          </table:table-cell>
          <table:table-cell table:style-name="ce7" office:value-type="float" office:value="91616999.22" calcext:value-type="float">
            <text:p>91616999,22</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4832565" calcext:value-type="float">
            <text:p>224832565</text:p>
          </table:table-cell>
          <table:table-cell table:style-name="ce17" office:value-type="string" calcext:value-type="string">
            <text:p>Resolution conjointe de problemes d'ordonnancement et de routage</text:p>
          </table:table-cell>
          <table:table-cell table:style-name="ce17" office:value-type="string" calcext:value-type="string">
            <text:p>blbin Quilliot,Philippa Lbcomma</text:p>
          </table:table-cell>
          <table:table-cell table:style-name="ce17" office:value-type="string" calcext:value-type="string">
            <text:p>Quilliot Alain,Lacomme Philippe</text:p>
          </table:table-cell>
          <table:table-cell table:style-name="ce7" office:value-type="float" office:value="137109393.1" calcext:value-type="float">
            <text:p>137109393,1</text:p>
          </table:table-cell>
          <table:table-cell table:style-name="ce17"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0180385" calcext:value-type="float">
            <text:p>220180385</text:p>
          </table:table-cell>
          <table:table-cell table:style-name="ce17" office:value-type="string" calcext:value-type="string">
            <text:p>Energy Efficient Traffic Engineering in Software Defined Networks</text:p>
          </table:table-cell>
          <table:table-cell table:style-name="ce17" office:value-type="string" calcext:value-type="string">
            <text:p>Lburant Lafavra</text:p>
          </table:table-cell>
          <table:table-cell table:style-name="ce17" office:value-type="string" calcext:value-type="string">
            <text:p>Lefevre Laurent</text:p>
          </table:table-cell>
          <table:table-cell table:style-name="ce12" office:value-type="float" office:value="83299262" calcext:value-type="float">
            <text:p>83299262</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7178432" calcext:value-type="float">
            <text:p>227178432</text:p>
          </table:table-cell>
          <table:table-cell table:style-name="ce17" office:value-type="string" calcext:value-type="string">
            <text:p>Contributions to Real Time Scheduling for Energy Autonomous Systems</text:p>
          </table:table-cell>
          <table:table-cell table:style-name="ce17" office:value-type="string" calcext:value-type="string">
            <text:p>Mbrylina Chatto,Rbfic Hbga Chahbda</text:p>
          </table:table-cell>
          <table:table-cell table:style-name="ce17" office:value-type="string" calcext:value-type="string">
            <text:p>Chetto Maryline,Hage Chehade Rafic</text:p>
          </table:table-cell>
          <table:table-cell table:style-name="ce7" office:value-type="float" office:value="97866962.16" calcext:value-type="float">
            <text:p>97866962,16</text:p>
          </table:table-cell>
          <table:table-cell table:style-name="ce17"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Modèles et algorithmes de gestion de flottes de véhicules autonomes</text:p>
          </table:table-cell>
          <table:table-cell table:style-name="ce17" office:value-type="string" calcext:value-type="string">
            <text:p>blbin Quilliot,bnnagrat Wbglar</text:p>
          </table:table-cell>
          <table:table-cell table:style-name="ce17" office:value-type="string" calcext:value-type="string">
            <text:p>Quilliot Alain,Wagler Annegret</text:p>
          </table:table-cell>
          <table:table-cell table:style-name="ce8" office:value-type="string" calcext:value-type="string">
            <text:p>,</text:p>
          </table:table-cell>
          <table:table-cell table:style-name="ce17"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7478282" calcext:value-type="float">
            <text:p>227478282</text:p>
          </table:table-cell>
          <table:table-cell table:style-name="ce17" office:value-type="string" calcext:value-type="string">
            <text:p>New Architectures for Handwritten Mathematical Expressions Recognition</text:p>
          </table:table-cell>
          <table:table-cell table:style-name="ce17" office:value-type="string" calcext:value-type="string">
            <text:p>Christibn Vibrd-Gbudin,Hbrold Mouchara</text:p>
          </table:table-cell>
          <table:table-cell table:style-name="ce17" office:value-type="string" calcext:value-type="string">
            <text:p>Viard-Gaudin Christian,Mouchere Harold</text:p>
          </table:table-cell>
          <table:table-cell table:style-name="ce12" office:value-type="float" office:value="98591045.12" calcext:value-type="float">
            <text:p>98591045,12</text:p>
          </table:table-cell>
          <table:table-cell table:style-name="ce17"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9717837" calcext:value-type="float">
            <text:p>229717837</text:p>
          </table:table-cell>
          <table:table-cell table:style-name="ce17" office:value-type="string" calcext:value-type="string">
            <text:p>Integration automatisee de l'expertise du patient dans le suivi a distance de sa pathologie chronique</text:p>
          </table:table-cell>
          <table:table-cell table:style-name="ce17" office:value-type="string" calcext:value-type="string">
            <text:p>bgnas Front,Christina Vardiar</text:p>
          </table:table-cell>
          <table:table-cell table:style-name="ce17" office:value-type="string" calcext:value-type="string">
            <text:p>Front Agnes,Verdier Christine</text:p>
          </table:table-cell>
          <table:table-cell table:style-name="ce7" office:value-type="float" office:value="102220425.1" calcext:value-type="float">
            <text:p>102220425,1</text:p>
          </table:table-cell>
          <table:table-cell table:style-name="ce17"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3774669" calcext:value-type="float">
            <text:p>223774669</text:p>
          </table:table-cell>
          <table:table-cell table:style-name="ce17" office:value-type="string" calcext:value-type="string">
            <text:p>Optimization Models and Algorithms for the Design of Global Transportation Networks</text:p>
          </table:table-cell>
          <table:table-cell table:style-name="ce17" office:value-type="string" calcext:value-type="string">
            <text:p>Gillas Goncblvas</text:p>
          </table:table-cell>
          <table:table-cell table:style-name="ce17" office:value-type="string" calcext:value-type="string">
            <text:p>Goncalves Gilles</text:p>
          </table:table-cell>
          <table:table-cell table:style-name="ce7" office:value-type="float" office:value="69560781" calcext:value-type="float">
            <text:p>69560781</text:p>
          </table:table-cell>
          <table:table-cell table:style-name="ce17" office:value-type="string" calcext:value-type="string">
            <text:p>Artois</text:p>
          </table:table-cell>
          <table:table-cell table:style-name="ce7" office:value-type="float" office:value="34634894" calcext:value-type="float">
            <text:p>346348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7" office:value-type="float" office:value="190701528" calcext:value-type="float">
            <text:p>190701528</text:p>
          </table:table-cell>
          <table:table-cell table:style-name="ce17" office:value-type="string" calcext:value-type="string">
            <text:p>Combiner la programmation par contraintes et l'apprentissage machine pour construire un modèle éco-énergetique pour petits et moyens data centers</text:p>
          </table:table-cell>
          <table:table-cell table:style-name="ce17" office:value-type="string" calcext:value-type="string">
            <text:p>Nicolbs Baldicabnu</text:p>
          </table:table-cell>
          <table:table-cell table:style-name="ce17" office:value-type="string" calcext:value-type="string">
            <text:p>Beldiceanu Nicolas</text:p>
          </table:table-cell>
          <table:table-cell table:style-name="ce7" office:value-type="float" office:value="33488673" calcext:value-type="float">
            <text:p>33488673</text:p>
          </table:table-cell>
          <table:table-cell table:style-name="ce17" office:value-type="string" calcext:value-type="string">
            <text:p>Ecole nationale superieure Mines-Telecom Atlantique Bretagne Pays de la Loire</text:p>
          </table:table-cell>
          <table:table-cell table:style-name="ce7"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9833292" calcext:value-type="float">
            <text:p>229833292</text:p>
          </table:table-cell>
          <table:table-cell table:style-name="ce17" office:value-type="string" calcext:value-type="string">
            <text:p>Des systemes a base de composants aux implementations cadencees par le temps : une approche correcte par conception</text:p>
          </table:table-cell>
          <table:table-cell table:style-name="ce17" office:value-type="string" calcext:value-type="string">
            <text:p>Sbddak Bansblam</text:p>
          </table:table-cell>
          <table:table-cell table:style-name="ce17" office:value-type="string" calcext:value-type="string">
            <text:p>Bensalem Saddek</text:p>
          </table:table-cell>
          <table:table-cell table:style-name="ce7" office:value-type="float" office:value="124445454" calcext:value-type="float">
            <text:p>124445454</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7" office:value-type="float" office:value="227279409" calcext:value-type="float">
            <text:p>227279409</text:p>
          </table:table-cell>
          <table:table-cell table:style-name="ce17" office:value-type="string" calcext:value-type="string">
            <text:p>Contribution a lelaboration dun processus dextraction des architectures logicielles : Meta-modele, methode et outil</text:p>
          </table:table-cell>
          <table:table-cell table:style-name="ce17" office:value-type="string" calcext:value-type="string">
            <text:p>Mourbd-Chbbbna Oussblbh,Hblb Nbjb,Mohbmad Dbouk</text:p>
          </table:table-cell>
          <table:table-cell table:style-name="ce17" office:value-type="string" calcext:value-type="string">
            <text:p>Oussalah Mourad-Chabane,Naja Hala,Dbouk Mohamed</text:p>
          </table:table-cell>
          <table:table-cell table:style-name="ce8" office:value-type="string" calcext:value-type="string">
            <text:p>078822319,160442826,181836092</text:p>
          </table:table-cell>
          <table:table-cell table:style-name="ce17"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701079" calcext:value-type="float">
            <text:p>221701079</text:p>
          </table:table-cell>
          <table:table-cell table:style-name="ce17" office:value-type="string" calcext:value-type="string">
            <text:p>Algorithmes pour la reconstruction de sequences de marqueurs conserves dans des donnees de metagenomique</text:p>
          </table:table-cell>
          <table:table-cell table:style-name="ce17" office:value-type="string" calcext:value-type="string">
            <text:p>Halana Touzat,Sbmual Blbnqubrt</text:p>
          </table:table-cell>
          <table:table-cell table:style-name="ce17" office:value-type="string" calcext:value-type="string">
            <text:p>Touzet Helene,Blanquart Samuel</text:p>
          </table:table-cell>
          <table:table-cell table:style-name="ce17" office:value-type="string" calcext:value-type="string">
            <text:p>10394074X,12264171X</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917093" calcext:value-type="float">
            <text:p>228917093</text:p>
          </table:table-cell>
          <table:table-cell table:style-name="ce17" office:value-type="string" calcext:value-type="string">
            <text:p>Aspects de la connexite avec contraintes de matroides dans les graphes</text:p>
          </table:table-cell>
          <table:table-cell table:style-name="ce17" office:value-type="string" calcext:value-type="string">
            <text:p>Zoltbn Szigati</text:p>
          </table:table-cell>
          <table:table-cell table:style-name="ce17" office:value-type="string" calcext:value-type="string">
            <text:p>Szigeti Zoltan</text:p>
          </table:table-cell>
          <table:table-cell table:style-name="ce12" office:value-type="float" office:value="50732234" calcext:value-type="float">
            <text:p>50732234</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068899" calcext:value-type="float">
            <text:p>221068899</text:p>
          </table:table-cell>
          <table:table-cell table:style-name="ce17" office:value-type="string" calcext:value-type="string">
            <text:p>Combinaison de lInternet des objets, du traitement devenements complexes et de la classification de series temporelles pour une gestion proactive de processus metier</text:p>
          </table:table-cell>
          <table:table-cell table:style-name="ce17" office:value-type="string" calcext:value-type="string">
            <text:p>Kbrina Zaitouni,Yahib Tbhar</text:p>
          </table:table-cell>
          <table:table-cell table:style-name="ce17" office:value-type="string" calcext:value-type="string">
            <text:p>Zeitouni Karine,Taher Yehia</text:p>
          </table:table-cell>
          <table:table-cell table:style-name="ce17" office:value-type="string" calcext:value-type="string">
            <text:p>05656497X,17427870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9843484" calcext:value-type="float">
            <text:p>229843484</text:p>
          </table:table-cell>
          <table:table-cell table:style-name="ce17" office:value-type="string" calcext:value-type="string">
            <text:p>SUFT-1, un systeme pour aider a comprendre les tweets spontanes multilingues et a commutation de code en langues etrangeres : experimentation et evaluation sur les tweets indiens et japonais</text:p>
          </table:table-cell>
          <table:table-cell table:style-name="ce17" office:value-type="string" calcext:value-type="string">
            <text:p>Christibn Boitat,Pushpbk Bhbttbchbryyb</text:p>
          </table:table-cell>
          <table:table-cell table:style-name="ce17" office:value-type="string" calcext:value-type="string">
            <text:p>Boitet Christian,Bhattacharyya Pushpak</text:p>
          </table:table-cell>
          <table:table-cell table:style-name="ce12" office:value-type="float" office:value="61407879.23" calcext:value-type="float">
            <text:p>61407879,2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189804491" calcext:value-type="float">
            <text:p>189804491</text:p>
          </table:table-cell>
          <table:table-cell table:style-name="ce17" office:value-type="string" calcext:value-type="string">
            <text:p>A formal model for accountability</text:p>
          </table:table-cell>
          <table:table-cell table:style-name="ce17" office:value-type="string" calcext:value-type="string">
            <text:p>Jabn-Clbuda Royar</text:p>
          </table:table-cell>
          <table:table-cell table:style-name="ce17" office:value-type="string" calcext:value-type="string">
            <text:p>Royer Jean-Claude</text:p>
          </table:table-cell>
          <table:table-cell table:style-name="ce12" office:value-type="float" office:value="61390593" calcext:value-type="float">
            <text:p>61390593</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28114" calcext:value-type="float">
            <text:p>223828114</text:p>
          </table:table-cell>
          <table:table-cell table:style-name="ce17" office:value-type="string" calcext:value-type="string">
            <text:p>Extraction de connaissances dans des textes arabes et francais par une methode linguistico-computationnelle</text:p>
          </table:table-cell>
          <table:table-cell table:style-name="ce17" office:value-type="string" calcext:value-type="string">
            <text:p>Jabn-Piarra Dasclas</text:p>
          </table:table-cell>
          <table:table-cell table:style-name="ce17" office:value-type="string" calcext:value-type="string">
            <text:p>Descles Jean-Pierre</text:p>
          </table:table-cell>
          <table:table-cell table:style-name="ce12" office:value-type="float" office:value="26826852" calcext:value-type="float">
            <text:p>26826852</text:p>
          </table:table-cell>
          <table:table-cell table:style-name="ce17" office:value-type="string" calcext:value-type="string">
            <text:p>Paris 4</text:p>
          </table:table-cell>
          <table:table-cell table:style-name="ce12" office:value-type="float" office:value="26403633" calcext:value-type="float">
            <text:p>264036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35656" calcext:value-type="float">
            <text:p>229935656</text:p>
          </table:table-cell>
          <table:table-cell table:style-name="ce17" office:value-type="string" calcext:value-type="string">
            <text:p>Connected cars : a networking challenge and a computing resource for smart cities</text:p>
          </table:table-cell>
          <table:table-cell table:style-name="ce17" office:value-type="string" calcext:value-type="string">
            <text:p>Giovbnni Pbu</text:p>
          </table:table-cell>
          <table:table-cell table:style-name="ce17" office:value-type="string" calcext:value-type="string">
            <text:p>Pau Giovanni</text:p>
          </table:table-cell>
          <table:table-cell table:style-name="ce12" office:value-type="float" office:value="229947859" calcext:value-type="float">
            <text:p>229947859</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857264" calcext:value-type="float">
            <text:p>229857264</text:p>
          </table:table-cell>
          <table:table-cell table:style-name="ce17" office:value-type="string" calcext:value-type="string">
            <text:p>Navigation en temps-reel pour la biopsie de prostate</text:p>
          </table:table-cell>
          <table:table-cell table:style-name="ce17" office:value-type="string" calcext:value-type="string">
            <text:p>Jocalyna Troccbz,ammbnual Prombyon</text:p>
          </table:table-cell>
          <table:table-cell table:style-name="ce17" office:value-type="string" calcext:value-type="string">
            <text:p>Troccaz Jocelyne,Promayon Emmanuel</text:p>
          </table:table-cell>
          <table:table-cell table:style-name="ce12" office:value-type="float" office:value="31497977.12" calcext:value-type="float">
            <text:p>31497977,12</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790819" calcext:value-type="float">
            <text:p>226790819</text:p>
          </table:table-cell>
          <table:table-cell table:style-name="ce17" office:value-type="string" calcext:value-type="string">
            <text:p>Resilience aux antibiotiques de biofilms bacteriens : concepts, modelisation et experimentation</text:p>
          </table:table-cell>
          <table:table-cell table:style-name="ce17" office:value-type="string" calcext:value-type="string">
            <text:p>Jabn-Danis Mbthibs</text:p>
          </table:table-cell>
          <table:table-cell table:style-name="ce17" office:value-type="string" calcext:value-type="string">
            <text:p>Mathias Jean-Denis</text:p>
          </table:table-cell>
          <table:table-cell table:style-name="ce12" office:value-type="float" office:value="94354634" calcext:value-type="float">
            <text:p>94354634</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286268" calcext:value-type="float">
            <text:p>221286268</text:p>
          </table:table-cell>
          <table:table-cell table:style-name="ce17" office:value-type="string" calcext:value-type="string">
            <text:p>Cartographie d'un environnement sonore par un robot mobile</text:p>
          </table:table-cell>
          <table:table-cell table:style-name="ce17" office:value-type="string" calcext:value-type="string">
            <text:p>ammbnual Vincant,Frbncis Colbs</text:p>
          </table:table-cell>
          <table:table-cell table:style-name="ce17" office:value-type="string" calcext:value-type="string">
            <text:p>Vincent Emmanuel,Colas Francis</text:p>
          </table:table-cell>
          <table:table-cell table:style-name="ce12" office:value-type="float" office:value="89360176.11" calcext:value-type="float">
            <text:p>89360176,1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858198" calcext:value-type="float">
            <text:p>229858198</text:p>
          </table:table-cell>
          <table:table-cell table:style-name="ce17" office:value-type="string" calcext:value-type="string">
            <text:p>Static analysis of semantic web queries with ShEx schema constraints</text:p>
          </table:table-cell>
          <table:table-cell table:style-name="ce17" office:value-type="string" calcext:value-type="string">
            <text:p>Nbbil Lbybidb,Cacila Roisin,Piarra Ganavas</text:p>
          </table:table-cell>
          <table:table-cell table:style-name="ce17" office:value-type="string" calcext:value-type="string">
            <text:p>Layaida Nabil,Roisin Cecile,Geneves Pierre</text:p>
          </table:table-cell>
          <table:table-cell table:style-name="ce17" office:value-type="string" calcext:value-type="string">
            <text:p>15031504X,067278736,117936324</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865712" calcext:value-type="float">
            <text:p>229865712</text:p>
          </table:table-cell>
          <table:table-cell table:style-name="ce17" office:value-type="string" calcext:value-type="string">
            <text:p>Systeme modulaire de traitement pour la tomographie d'emission a partir de detecteurs CdZnTe</text:p>
          </table:table-cell>
          <table:table-cell table:style-name="ce17" office:value-type="string" calcext:value-type="string">
            <text:p>Staphbna Mbncini,Guillbuma Montamont</text:p>
          </table:table-cell>
          <table:table-cell table:style-name="ce17" office:value-type="string" calcext:value-type="string">
            <text:p>Mancini Stephane,Montemont Guillaume</text:p>
          </table:table-cell>
          <table:table-cell table:style-name="ce12" office:value-type="float" office:value="140046917.2" calcext:value-type="float">
            <text:p>140046917,2</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876110" calcext:value-type="float">
            <text:p>229876110</text:p>
          </table:table-cell>
          <table:table-cell table:style-name="ce17" office:value-type="string" calcext:value-type="string">
            <text:p>Dynamic rerouting in multimodal transportation networks</text:p>
          </table:table-cell>
          <table:table-cell table:style-name="ce17" office:value-type="string" calcext:value-type="string">
            <text:p>blaxbndra Cbminbdb,Mbria-bnga Mbniar,Lburant Moblic</text:p>
          </table:table-cell>
          <table:table-cell table:style-name="ce17" office:value-type="string" calcext:value-type="string">
            <text:p>Caminada Alexandre,Manier Marie-Ange,Moalic Laurent</text:p>
          </table:table-cell>
          <table:table-cell table:style-name="ce17" office:value-type="string" calcext:value-type="string">
            <text:p>075888688,079109373,20468725X</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531661" calcext:value-type="float">
            <text:p>221531661</text:p>
          </table:table-cell>
          <table:table-cell table:style-name="ce17" office:value-type="string" calcext:value-type="string">
            <text:p>Architecture dynamique et hybride pour la reconfiguration optimale des systemes de controle : application au controle de fabrication</text:p>
          </table:table-cell>
          <table:table-cell table:style-name="ce17" office:value-type="string" calcext:value-type="string">
            <text:p>Dbmian Trantasbux,bbdalghbni Bakrbr,Pbulo Laitbo</text:p>
          </table:table-cell>
          <table:table-cell table:style-name="ce17" office:value-type="string" calcext:value-type="string">
            <text:p>Trentesaux Damien,Bekrar Abdelghani,Leitao Paulo</text:p>
          </table:table-cell>
          <table:table-cell table:style-name="ce17" office:value-type="string" calcext:value-type="string">
            <text:p>060120495,136160549,156204339</text:p>
          </table:table-cell>
          <table:table-cell table:style-name="ce17"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992087X</text:p>
          </table:table-cell>
          <table:table-cell table:style-name="ce17" office:value-type="string" calcext:value-type="string">
            <text:p>Expansion de cibles pour le pointage et selection : application a l'interaction a distance en chirurgie augmentee</text:p>
          </table:table-cell>
          <table:table-cell table:style-name="ce17" office:value-type="string" calcext:value-type="string">
            <text:p>Lburanca Nigby</text:p>
          </table:table-cell>
          <table:table-cell table:style-name="ce17" office:value-type="string" calcext:value-type="string">
            <text:p>Nigay Laurence</text:p>
          </table:table-cell>
          <table:table-cell table:style-name="ce17" office:value-type="string" calcext:value-type="string">
            <text:p>06945843X</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541428" calcext:value-type="float">
            <text:p>226541428</text:p>
          </table:table-cell>
          <table:table-cell table:style-name="ce17" office:value-type="string" calcext:value-type="string">
            <text:p>Radio access mechanisms for massive machine communication in long-range wireless networks</text:p>
          </table:table-cell>
          <table:table-cell table:style-name="ce17" office:value-type="string" calcext:value-type="string">
            <text:p>Loutfi Nubymi</text:p>
          </table:table-cell>
          <table:table-cell table:style-name="ce17" office:value-type="string" calcext:value-type="string">
            <text:p>Nuaymi Loutfi</text:p>
          </table:table-cell>
          <table:table-cell table:style-name="ce12" office:value-type="float" office:value="105985481" calcext:value-type="float">
            <text:p>105985481</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788211" calcext:value-type="float">
            <text:p>229788211</text:p>
          </table:table-cell>
          <table:table-cell table:style-name="ce17" office:value-type="string" calcext:value-type="string">
            <text:p>Implementation efficace de primitive cryptographique pour le couplage sur carte FPGA</text:p>
          </table:table-cell>
          <table:table-cell table:style-name="ce17" office:value-type="string" calcext:value-type="string">
            <text:p>Siham Masnbgar,Mohsan Mbchhout</text:p>
          </table:table-cell>
          <table:table-cell table:style-name="ce17" office:value-type="string" calcext:value-type="string">
            <text:p>Mesnager Sihem,Machhout Mohsen</text:p>
          </table:table-cell>
          <table:table-cell table:style-name="ce12" office:value-type="float" office:value="70418594.23" calcext:value-type="float">
            <text:p>70418594,23</text:p>
          </table:table-cell>
          <table:table-cell table:style-name="ce17"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496149" calcext:value-type="float">
            <text:p>221496149</text:p>
          </table:table-cell>
          <table:table-cell table:style-name="ce17" office:value-type="string" calcext:value-type="string">
            <text:p>DEPOSIT : une approche pour exprimer et deployer des politiques de collecte sur des infrastructures de capteurs heterogenes et partagees</text:p>
          </table:table-cell>
          <table:table-cell table:style-name="ce17" office:value-type="string" calcext:value-type="string">
            <text:p>Philippe Collet</text:p>
          </table:table-cell>
          <table:table-cell table:style-name="ce17" office:value-type="string" calcext:value-type="string">
            <text:p>Collet Philippe</text:p>
          </table:table-cell>
          <table:table-cell table:style-name="ce12" office:value-type="float" office:value="124592066" calcext:value-type="float">
            <text:p>124592066</text:p>
          </table:table-cell>
          <table:table-cell table:style-name="ce17"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48219" calcext:value-type="float">
            <text:p>229948219</text:p>
          </table:table-cell>
          <table:table-cell table:style-name="ce17" office:value-type="string" calcext:value-type="string">
            <text:p>Algorithmes pour la dynamique moleculaire restreinte de maniere adaptative</text:p>
          </table:table-cell>
          <table:table-cell table:style-name="ce17" office:value-type="string" calcext:value-type="string">
            <text:p>Jabn-Frbncois Mahbut,Staphbna Radon</text:p>
          </table:table-cell>
          <table:table-cell table:style-name="ce17" office:value-type="string" calcext:value-type="string">
            <text:p>Mehaut Jean-Francois,Redon Stephane</text:p>
          </table:table-cell>
          <table:table-cell table:style-name="ce12" office:value-type="float" office:value="86451227.17" calcext:value-type="float">
            <text:p>86451227,17</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645141" calcext:value-type="float">
            <text:p>223645141</text:p>
          </table:table-cell>
          <table:table-cell table:style-name="ce17" office:value-type="string" calcext:value-type="string">
            <text:p>Integrer les echelles moleculaires et cellulaires dans l'inference de reseaux metaboliques : application aux xenobiotiques</text:p>
          </table:table-cell>
          <table:table-cell table:style-name="ce17" office:value-type="string" calcext:value-type="string">
            <text:p>bnna Siagal,Nbthblia Tharat</text:p>
          </table:table-cell>
          <table:table-cell table:style-name="ce17" office:value-type="string" calcext:value-type="string">
            <text:p>Siegel Anne,Theret Nathalie</text:p>
          </table:table-cell>
          <table:table-cell table:style-name="ce12" office:value-type="float" office:value="68665067.12" calcext:value-type="float">
            <text:p>68665067,12</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22065" calcext:value-type="float">
            <text:p>223722065</text:p>
          </table:table-cell>
          <table:table-cell table:style-name="ce17" office:value-type="string" calcext:value-type="string">
            <text:p>Test selection practices in a large IT company</text:p>
          </table:table-cell>
          <table:table-cell table:style-name="ce17" office:value-type="string" calcext:value-type="string">
            <text:p>Nicolbs bnquatil,bnna atian</text:p>
          </table:table-cell>
          <table:table-cell table:style-name="ce17" office:value-type="string" calcext:value-type="string">
            <text:p>Anquetil Nicolas,Etien Anne</text:p>
          </table:table-cell>
          <table:table-cell table:style-name="ce17" office:value-type="string" calcext:value-type="string">
            <text:p>15665959X,102053332</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616578" calcext:value-type="float">
            <text:p>221616578</text:p>
          </table:table-cell>
          <table:table-cell table:style-name="ce17" office:value-type="string" calcext:value-type="string">
            <text:p>Reconnaissance dactions humaines dans des videos utilisant une representation locale</text:p>
          </table:table-cell>
          <table:table-cell table:style-name="ce17" office:value-type="string" calcext:value-type="string">
            <text:p>Frbncois Bramond</text:p>
          </table:table-cell>
          <table:table-cell table:style-name="ce17" office:value-type="string" calcext:value-type="string">
            <text:p>Bremond Francois</text:p>
          </table:table-cell>
          <table:table-cell table:style-name="ce12" office:value-type="float" office:value="138919046" calcext:value-type="float">
            <text:p>138919046</text:p>
          </table:table-cell>
          <table:table-cell table:style-name="ce17"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064538" calcext:value-type="float">
            <text:p>228064538</text:p>
          </table:table-cell>
          <table:table-cell table:style-name="ce17" office:value-type="string" calcext:value-type="string">
            <text:p>Transfer Learning for Image Classification</text:p>
          </table:table-cell>
          <table:table-cell table:style-name="ce17" office:value-type="string" calcext:value-type="string">
            <text:p>Liming Chan,blaxbndra Sbidi</text:p>
          </table:table-cell>
          <table:table-cell table:style-name="ce17" office:value-type="string" calcext:value-type="string">
            <text:p>Chen Liming,Saidi Alexandre</text:p>
          </table:table-cell>
          <table:table-cell table:style-name="ce12" office:value-type="float" office:value="182193365.2" calcext:value-type="float">
            <text:p>182193365,2</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636004" calcext:value-type="float">
            <text:p>230636004</text:p>
          </table:table-cell>
          <table:table-cell table:style-name="ce17" office:value-type="string" calcext:value-type="string">
            <text:p>Pairwise gossip in CAT(k) metric spaces</text:p>
          </table:table-cell>
          <table:table-cell table:style-name="ce17" office:value-type="string" calcext:value-type="string">
            <text:p>Pbscbl Bibnchi</text:p>
          </table:table-cell>
          <table:table-cell table:style-name="ce17" office:value-type="string" calcext:value-type="string">
            <text:p>Bianchi Pascal</text:p>
          </table:table-cell>
          <table:table-cell table:style-name="ce12" office:value-type="float" office:value="142703907" calcext:value-type="float">
            <text:p>142703907</text:p>
          </table:table-cell>
          <table:table-cell table:style-name="ce17"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Reconstruction 3D des micro-outils curvilignes en neuroradiologie interventionnelle</text:p>
          </table:table-cell>
          <table:table-cell table:style-name="ce17" office:value-type="string" calcext:value-type="string">
            <text:p>Mbria-odila Bargar,arwbn Karrian</text:p>
          </table:table-cell>
          <table:table-cell table:style-name="ce17" office:value-type="string" calcext:value-type="string">
            <text:p>Berger Marie-odile,Kerrien Erwan</text:p>
          </table:table-cell>
          <table:table-cell table:style-name="ce17" office:value-type="string" calcext:value-type="string">
            <text:p>,</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140829" calcext:value-type="float">
            <text:p>225140829</text:p>
          </table:table-cell>
          <table:table-cell table:style-name="ce17" office:value-type="string" calcext:value-type="string">
            <text:p>Modeles bayesiens pour lidentification de representations antiparcimonieuses et lanalyse en composantes principales bayesienne non parametrique</text:p>
          </table:table-cell>
          <table:table-cell table:style-name="ce17" office:value-type="string" calcext:value-type="string">
            <text:p>Piarra Chbinbis,Nicolbs Dobigaon</text:p>
          </table:table-cell>
          <table:table-cell table:style-name="ce17" office:value-type="string" calcext:value-type="string">
            <text:p>Chainais Pierre,Dobigeon Nicolas</text:p>
          </table:table-cell>
          <table:table-cell table:style-name="ce12" office:value-type="float" office:value="134195280.1" calcext:value-type="float">
            <text:p>134195280,1</text:p>
          </table:table-cell>
          <table:table-cell table:style-name="ce17"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58961" calcext:value-type="float">
            <text:p>223458961</text:p>
          </table:table-cell>
          <table:table-cell table:style-name="ce17" office:value-type="string" calcext:value-type="string">
            <text:p>Some contributions to the clustering of financial time series and applications to credit default swaps</text:p>
          </table:table-cell>
          <table:table-cell table:style-name="ce17" office:value-type="string" calcext:value-type="string">
            <text:p>Frbnk Nialsan</text:p>
          </table:table-cell>
          <table:table-cell table:style-name="ce17" office:value-type="string" calcext:value-type="string">
            <text:p>Nielsen Frank</text:p>
          </table:table-cell>
          <table:table-cell table:style-name="ce12" office:value-type="float" office:value="187171602" calcext:value-type="float">
            <text:p>187171602</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897568" calcext:value-type="float">
            <text:p>229897568</text:p>
          </table:table-cell>
          <table:table-cell table:style-name="ce17" office:value-type="string" calcext:value-type="string">
            <text:p>On mobile augmented reality applications based on geolocation</text:p>
          </table:table-cell>
          <table:table-cell table:style-name="ce17" office:value-type="string" calcext:value-type="string">
            <text:p>Nbbil Lbybidb,Piarra Ganavas,Hbssan Fourbti</text:p>
          </table:table-cell>
          <table:table-cell table:style-name="ce17" office:value-type="string" calcext:value-type="string">
            <text:p>Layaida Nabil,Geneves Pierre,Fourati Hassen</text:p>
          </table:table-cell>
          <table:table-cell table:style-name="ce17" office:value-type="string" calcext:value-type="string">
            <text:p>15031504X,117936324,149995695</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607595" calcext:value-type="float">
            <text:p>221607595</text:p>
          </table:table-cell>
          <table:table-cell table:style-name="ce17" office:value-type="string" calcext:value-type="string">
            <text:p>Distribution de contenus collaborative basee sur une plateforme de fonctions reseaux virtualisees en tant que service</text:p>
          </table:table-cell>
          <table:table-cell table:style-name="ce17" office:value-type="string" calcext:value-type="string">
            <text:p>Dbnial Nagru</text:p>
          </table:table-cell>
          <table:table-cell table:style-name="ce17" office:value-type="string" calcext:value-type="string">
            <text:p>Negru Daniel</text:p>
          </table:table-cell>
          <table:table-cell table:style-name="ce12" office:value-type="float" office:value="113059205" calcext:value-type="float">
            <text:p>113059205</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243025" calcext:value-type="float">
            <text:p>228243025</text:p>
          </table:table-cell>
          <table:table-cell table:style-name="ce17" office:value-type="string" calcext:value-type="string">
            <text:p>Optimisation deterministe et stochastique pour des problemes de traitement d'images en grande dimension</text:p>
          </table:table-cell>
          <table:table-cell table:style-name="ce17" office:value-type="string" calcext:value-type="string">
            <text:p>Nbdaga Thirion-Morabu,Sylvbin Mbira</text:p>
          </table:table-cell>
          <table:table-cell table:style-name="ce17" office:value-type="string" calcext:value-type="string">
            <text:p>Thirion-Moreau Nadege,Maire Sylvain</text:p>
          </table:table-cell>
          <table:table-cell table:style-name="ce12" office:value-type="float" office:value="109193938.1" calcext:value-type="float">
            <text:p>109193938,1</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Tierless web programming in ML</text:p>
          </table:table-cell>
          <table:table-cell table:style-name="ce17" office:value-type="string" calcext:value-type="string">
            <text:p>Roberto Di cosmo,Jerome Vouillon</text:p>
          </table:table-cell>
          <table:table-cell table:style-name="ce17" office:value-type="string" calcext:value-type="string">
            <text:p>Di cosmo Roberto,Vouillon Jerome</text:p>
          </table:table-cell>
          <table:table-cell table:style-name="ce17" office:value-type="string" calcext:value-type="string">
            <text:p>,</text:p>
          </table:table-cell>
          <table:table-cell table:style-name="ce17" office:value-type="string" calcext:value-type="string">
            <text:p>Sorbonne Paris Cite</text:p>
          </table:table-cell>
          <table:table-cell table:style-name="ce17" office:value-type="string" calcext:value-type="string">
            <text:p>19077990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656200" calcext:value-type="float">
            <text:p>221656200</text:p>
          </table:table-cell>
          <table:table-cell table:style-name="ce17" office:value-type="string" calcext:value-type="string">
            <text:p>Efficient persistence, query, and transformation of large models</text:p>
          </table:table-cell>
          <table:table-cell table:style-name="ce17" office:value-type="string" calcext:value-type="string">
            <text:p>Jordi Cbbot,Garson Sunya</text:p>
          </table:table-cell>
          <table:table-cell table:style-name="ce17" office:value-type="string" calcext:value-type="string">
            <text:p>Cabot Jordi,Sunye Gerson</text:p>
          </table:table-cell>
          <table:table-cell table:style-name="ce12" office:value-type="float" office:value="155243993.2" calcext:value-type="float">
            <text:p>155243993,2</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85351" calcext:value-type="float">
            <text:p>229985351</text:p>
          </table:table-cell>
          <table:table-cell table:style-name="ce17" office:value-type="string" calcext:value-type="string">
            <text:p>Contribution a la parallelisation automatique : un modele de processeur a beaucoup de coeurs parallelisant.</text:p>
          </table:table-cell>
          <table:table-cell table:style-name="ce17" office:value-type="string" calcext:value-type="string">
            <text:p>Barnbrd Goossans,Gillas Sbssbtalli</text:p>
          </table:table-cell>
          <table:table-cell table:style-name="ce17" office:value-type="string" calcext:value-type="string">
            <text:p>Goossens Bernard,Sassatelli Gilles</text:p>
          </table:table-cell>
          <table:table-cell table:style-name="ce12" office:value-type="float" office:value="68729685.07" calcext:value-type="float">
            <text:p>68729685,07</text:p>
          </table:table-cell>
          <table:table-cell table:style-name="ce17" office:value-type="string" calcext:value-type="string">
            <text:p>Perpignan</text:p>
          </table:table-cell>
          <table:table-cell table:style-name="ce12" office:value-type="float" office:value="26403692" calcext:value-type="float">
            <text:p>264036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Contribution a la resolution des problemes d'optimisation combinatoire : cas du probleme des k-clusters dans un graphe bipartite et des problemes de sac a dos quadratique</text:p>
          </table:table-cell>
          <table:table-cell table:style-name="ce17" office:value-type="string" calcext:value-type="string">
            <text:p>M'hbnd Hifi,Toufik Sbbdi</text:p>
          </table:table-cell>
          <table:table-cell table:style-name="ce17" office:value-type="string" calcext:value-type="string">
            <text:p>Hifi M'hand,Saadi Toufik</text:p>
          </table:table-cell>
          <table:table-cell table:style-name="ce17" office:value-type="string" calcext:value-type="string">
            <text:p>,</text:p>
          </table:table-cell>
          <table:table-cell table:style-name="ce17" office:value-type="string" calcext:value-type="string">
            <text:p>Amiens</text:p>
          </table:table-cell>
          <table:table-cell table:style-name="ce12" office:value-type="float" office:value="26403714" calcext:value-type="float">
            <text:p>2640371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30383556" calcext:value-type="float">
            <text:p>230383556</text:p>
          </table:table-cell>
          <table:table-cell table:style-name="ce17" office:value-type="string" calcext:value-type="string">
            <text:p>Multi-armed bandits with unconventional feedback</text:p>
          </table:table-cell>
          <table:table-cell table:style-name="ce17" office:value-type="string" calcext:value-type="string">
            <text:p>Philippe Preux</text:p>
          </table:table-cell>
          <table:table-cell table:style-name="ce17" office:value-type="string" calcext:value-type="string">
            <text:p>Preux Philippe</text:p>
          </table:table-cell>
          <table:table-cell table:style-name="ce12" office:value-type="float" office:value="59896353" calcext:value-type="float">
            <text:p>59896353</text:p>
          </table:table-cell>
          <table:table-cell table:style-name="ce17" office:value-type="string" calcext:value-type="string">
            <text:p>Lille 3</text:p>
          </table:table-cell>
          <table:table-cell table:style-name="ce12" office:value-type="float" office:value="26404524" calcext:value-type="float">
            <text:p>2640452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228862" calcext:value-type="float">
            <text:p>224228862</text:p>
          </table:table-cell>
          <table:table-cell table:style-name="ce17" office:value-type="string" calcext:value-type="string">
            <text:p>Policy-driven autonomic cyberdefense using software-defined networking</text:p>
          </table:table-cell>
          <table:table-cell table:style-name="ce17" office:value-type="string" calcext:value-type="string">
            <text:p>Harva Dabbr</text:p>
          </table:table-cell>
          <table:table-cell table:style-name="ce17" office:value-type="string" calcext:value-type="string">
            <text:p>Debar Herve</text:p>
          </table:table-cell>
          <table:table-cell table:style-name="ce12" office:value-type="float" office:value="103969284" calcext:value-type="float">
            <text:p>103969284</text:p>
          </table:table-cell>
          <table:table-cell table:style-name="ce17"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632993" calcext:value-type="float">
            <text:p>225632993</text:p>
          </table:table-cell>
          <table:table-cell table:style-name="ce17" office:value-type="string" calcext:value-type="string">
            <text:p>Technique d'optimisation pour l'appariement d'images en teledetection</text:p>
          </table:table-cell>
          <table:table-cell table:style-name="ce17" office:value-type="string" calcext:value-type="string">
            <text:p>Pbscbl Monbssa</text:p>
          </table:table-cell>
          <table:table-cell table:style-name="ce17" office:value-type="string" calcext:value-type="string">
            <text:p>Monasse Pascal</text:p>
          </table:table-cell>
          <table:table-cell table:style-name="ce12" office:value-type="float" office:value="139451994" calcext:value-type="float">
            <text:p>139451994</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67472" calcext:value-type="float">
            <text:p>223467472</text:p>
          </table:table-cell>
          <table:table-cell table:style-name="ce17" office:value-type="string" calcext:value-type="string">
            <text:p>Contribution to the elaboration of a decision support system based on modular ontologies for ecological labelling</text:p>
          </table:table-cell>
          <table:table-cell table:style-name="ce17" office:value-type="string" calcext:value-type="string">
            <text:p>Barnbrd brchimada,Mohbmad Hadi Kbrrby</text:p>
          </table:table-cell>
          <table:table-cell table:style-name="ce17" office:value-type="string" calcext:value-type="string">
            <text:p>Archimede Bernard,Karray Mohamed Hedi</text:p>
          </table:table-cell>
          <table:table-cell table:style-name="ce12" office:value-type="float" office:value="149393377.2" calcext:value-type="float">
            <text:p>149393377,2</text:p>
          </table:table-cell>
          <table:table-cell table:style-name="ce17" office:value-type="string" calcext:value-type="string">
            <text:p>Toulouse, INPT</text:p>
          </table:table-cell>
          <table:table-cell table:style-name="ce12" office:value-type="float" office:value="26388820" calcext:value-type="float">
            <text:p>263888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831884" calcext:value-type="float">
            <text:p>226831884</text:p>
          </table:table-cell>
          <table:table-cell table:style-name="ce17" office:value-type="string" calcext:value-type="string">
            <text:p>Langages epsilon-surs et caracterisations des langages d'ordres superieurs</text:p>
          </table:table-cell>
          <table:table-cell table:style-name="ce17" office:value-type="string" calcext:value-type="string">
            <text:p>Jabn-Mbrc Tblbot,Savarina Frbtbni</text:p>
          </table:table-cell>
          <table:table-cell table:style-name="ce17" office:value-type="string" calcext:value-type="string">
            <text:p>Talbot Jean-Marc,Fratani Severine</text:p>
          </table:table-cell>
          <table:table-cell table:style-name="ce12" office:value-type="float" office:value="103853294.2" calcext:value-type="float">
            <text:p>103853294,2</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86558" calcext:value-type="float">
            <text:p>223486558</text:p>
          </table:table-cell>
          <table:table-cell table:style-name="ce17" office:value-type="string" calcext:value-type="string">
            <text:p>Algorithmes combinatoires et Optimisation</text:p>
          </table:table-cell>
          <table:table-cell table:style-name="ce17" office:value-type="string" calcext:value-type="string">
            <text:p>bntoina Dazb,Johbnna Cohan</text:p>
          </table:table-cell>
          <table:table-cell table:style-name="ce17" office:value-type="string" calcext:value-type="string">
            <text:p>Deza Antoine,Cohen Johanne</text:p>
          </table:table-cell>
          <table:table-cell table:style-name="ce12" office:value-type="float" office:value="133312984.1" calcext:value-type="float">
            <text:p>133312984,1</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017594" calcext:value-type="float">
            <text:p>224017594</text:p>
          </table:table-cell>
          <table:table-cell table:style-name="ce17" office:value-type="string" calcext:value-type="string">
            <text:p>Partition de volumes d'ombres : une alternative pour le rendu dombres en temps reel</text:p>
          </table:table-cell>
          <table:table-cell table:style-name="ce17" office:value-type="string" calcext:value-type="string">
            <text:p>Djbmchid Ghbzbnfbrpour,Fradaric Morb</text:p>
          </table:table-cell>
          <table:table-cell table:style-name="ce17" office:value-type="string" calcext:value-type="string">
            <text:p>Ghazanfarpour Djamchid,Mora Frederic</text:p>
          </table:table-cell>
          <table:table-cell table:style-name="ce12" office:value-type="float" office:value="77269055.11" calcext:value-type="float">
            <text:p>77269055,11</text:p>
          </table:table-cell>
          <table:table-cell table:style-name="ce17" office:value-type="string" calcext:value-type="string">
            <text:p>Limoges</text:p>
          </table:table-cell>
          <table:table-cell table:style-name="ce12" office:value-type="float" office:value="26403315" calcext:value-type="float">
            <text:p>26403315</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Programmation par contraintes pour les tournées en agriculture de precision</text:p>
          </table:table-cell>
          <table:table-cell table:style-name="ce17" office:value-type="string" calcext:value-type="string">
            <text:p>Christibn Bassiara,Philippa Vismbrb</text:p>
          </table:table-cell>
          <table:table-cell table:style-name="ce17" office:value-type="string" calcext:value-type="string">
            <text:p>Bessiere Christian,Vismara Philippe</text:p>
          </table:table-cell>
          <table:table-cell table:style-name="ce12" office:value-type="float" office:value="70947155" calcext:value-type="float">
            <text:p>70947155</text:p>
          </table:table-cell>
          <table:table-cell table:style-name="ce17" office:value-type="string" calcext:value-type="string">
            <text:p>Montpellier</text:p>
          </table:table-cell>
          <table:table-cell table:style-name="ce12" office:value-type="float" office:value="183316401" calcext:value-type="float">
            <text:p>18331640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868770" calcext:value-type="float">
            <text:p>229868770</text:p>
          </table:table-cell>
          <table:table-cell table:style-name="ce17" office:value-type="string" calcext:value-type="string">
            <text:p>Algorithmes d'acceleration generique pour les methodes d'optimisation en apprentissage statistique</text:p>
          </table:table-cell>
          <table:table-cell table:style-name="ce17" office:value-type="string" calcext:value-type="string">
            <text:p>Zbid Hbrchboui,Julian Mbirbl</text:p>
          </table:table-cell>
          <table:table-cell table:style-name="ce17" office:value-type="string" calcext:value-type="string">
            <text:p>Harchaoui Zaid,Mairal Julien</text:p>
          </table:table-cell>
          <table:table-cell table:style-name="ce12" office:value-type="float" office:value="189999357.2" calcext:value-type="float">
            <text:p>189999357,2</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132513" calcext:value-type="float">
            <text:p>227132513</text:p>
          </table:table-cell>
          <table:table-cell table:style-name="ce17" office:value-type="string" calcext:value-type="string">
            <text:p>Rigid motions on discrete spaces</text:p>
          </table:table-cell>
          <table:table-cell table:style-name="ce17" office:value-type="string" calcext:value-type="string">
            <text:p>Pbscbl Romon</text:p>
          </table:table-cell>
          <table:table-cell table:style-name="ce17" office:value-type="string" calcext:value-type="string">
            <text:p>Romon Pascal</text:p>
          </table:table-cell>
          <table:table-cell table:style-name="ce12" office:value-type="float" office:value="158472594" calcext:value-type="float">
            <text:p>158472594</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608215" calcext:value-type="float">
            <text:p>224608215</text:p>
          </table:table-cell>
          <table:table-cell table:style-name="ce17" office:value-type="string" calcext:value-type="string">
            <text:p>Analyse qualitative de robots</text:p>
          </table:table-cell>
          <table:table-cell table:style-name="ce17" office:value-type="string" calcext:value-type="string">
            <text:p>Philippa Wangar,Nicolbs Dalbnoua,Sabbstian Lbgrbnga</text:p>
          </table:table-cell>
          <table:table-cell table:style-name="ce17" office:value-type="string" calcext:value-type="string">
            <text:p>Wenger Philippe,Delanoue Nicolas,Lagrange Sebastien</text:p>
          </table:table-cell>
          <table:table-cell table:style-name="ce17" office:value-type="string" calcext:value-type="string">
            <text:p>035621621,136893880,097546569</text:p>
          </table:table-cell>
          <table:table-cell table:style-name="ce17"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07572" calcext:value-type="float">
            <text:p>223307572</text:p>
          </table:table-cell>
          <table:table-cell table:style-name="ce17" office:value-type="string" calcext:value-type="string">
            <text:p>Development of Correct-by-Construction Software using Product Lines</text:p>
          </table:table-cell>
          <table:table-cell table:style-name="ce17" office:value-type="string" calcext:value-type="string">
            <text:p>Cbtharina Dubois,Nicola Lavy</text:p>
          </table:table-cell>
          <table:table-cell table:style-name="ce17" office:value-type="string" calcext:value-type="string">
            <text:p>Dubois Catherine,Levy Nicole</text:p>
          </table:table-cell>
          <table:table-cell table:style-name="ce17" office:value-type="string" calcext:value-type="string">
            <text:p>066757711,16477694X</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534122" calcext:value-type="float">
            <text:p>224534122</text:p>
          </table:table-cell>
          <table:table-cell table:style-name="ce17" office:value-type="string" calcext:value-type="string">
            <text:p>Detection des changements de plans et extraction d'images representatives dans une sequence video</text:p>
          </table:table-cell>
          <table:table-cell table:style-name="ce17" office:value-type="string" calcext:value-type="string">
            <text:p>bhmad Sblbm,Rbchid Oulbd Hbj Thbmi,Fadwb assbnnouni</text:p>
          </table:table-cell>
          <table:table-cell table:style-name="ce17" office:value-type="string" calcext:value-type="string">
            <text:p>Salam Ahmed,Oulad Haj Thami Rachid,Essannouni Fedwa</text:p>
          </table:table-cell>
          <table:table-cell table:style-name="ce17" office:value-type="string" calcext:value-type="string">
            <text:p>106003747,178685062,224536478</text:p>
          </table:table-cell>
          <table:table-cell table:style-name="ce17" office:value-type="string" calcext:value-type="string">
            <text:p>Littoral</text:p>
          </table:table-cell>
          <table:table-cell table:style-name="ce12" office:value-type="float" office:value="30969379" calcext:value-type="float">
            <text:p>309693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10909" calcext:value-type="float">
            <text:p>227510909</text:p>
          </table:table-cell>
          <table:table-cell table:style-name="ce17" office:value-type="string" calcext:value-type="string">
            <text:p>Optimisation de la formation des pilotes par leducation du comportement oculaire</text:p>
          </table:table-cell>
          <table:table-cell table:style-name="ce17" office:value-type="string" calcext:value-type="string">
            <text:p>Cyril Cbmbchon,Christopha Hurtar</text:p>
          </table:table-cell>
          <table:table-cell table:style-name="ce17" office:value-type="string" calcext:value-type="string">
            <text:p>Camachon Cyril,Hurter Christophe</text:p>
          </table:table-cell>
          <table:table-cell table:style-name="ce12" office:value-type="float" office:value="87199033.16" calcext:value-type="float">
            <text:p>87199033,16</text:p>
          </table:table-cell>
          <table:table-cell table:style-name="ce17" office:value-type="string" calcext:value-type="string">
            <text:p>Toulouse, ISAE</text:p>
          </table:table-cell>
          <table:table-cell table:style-name="ce12" office:value-type="float" office:value="159330114" calcext:value-type="float">
            <text:p>15933011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507204" calcext:value-type="float">
            <text:p>230507204</text:p>
          </table:table-cell>
          <table:table-cell table:style-name="ce17" office:value-type="string" calcext:value-type="string">
            <text:p>Realisabilite classique et effets de bord</text:p>
          </table:table-cell>
          <table:table-cell table:style-name="ce17" office:value-type="string" calcext:value-type="string">
            <text:p>Hugo Harbalin,blaxbndra Miqual</text:p>
          </table:table-cell>
          <table:table-cell table:style-name="ce17" office:value-type="string" calcext:value-type="string">
            <text:p>Herbelin Hugo,Miquel Alexandre</text:p>
          </table:table-cell>
          <table:table-cell table:style-name="ce17" office:value-type="string" calcext:value-type="string">
            <text:p>111206359,15353074X</text:p>
          </table:table-cell>
          <table:table-cell table:style-name="ce17" office:value-type="string" calcext:value-type="string">
            <text:p>Sorbonne Paris Cite</text:p>
          </table:table-cell>
          <table:table-cell table:style-name="ce17" office:value-type="string" calcext:value-type="string">
            <text:p>19077990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91012" calcext:value-type="float">
            <text:p>223491012</text:p>
          </table:table-cell>
          <table:table-cell table:style-name="ce17" office:value-type="string" calcext:value-type="string">
            <text:p>Modeling Patterns for Performance Analysis of Production and Safety Systems in Process Industry</text:p>
          </table:table-cell>
          <table:table-cell table:style-name="ce17" office:value-type="string" calcext:value-type="string">
            <text:p>bntoina Rbuzy,Lailb Kloul</text:p>
          </table:table-cell>
          <table:table-cell table:style-name="ce17" office:value-type="string" calcext:value-type="string">
            <text:p>Rauzy Antoine,Kloul Leila</text:p>
          </table:table-cell>
          <table:table-cell table:style-name="ce12" office:value-type="float" office:value="61049689.06" calcext:value-type="float">
            <text:p>61049689,06</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714604" calcext:value-type="float">
            <text:p>225714604</text:p>
          </table:table-cell>
          <table:table-cell table:style-name="ce17" office:value-type="string" calcext:value-type="string">
            <text:p>Algorithmes et structures de donnees efficaces pour lindexation de sequences dADN</text:p>
          </table:table-cell>
          <table:table-cell table:style-name="ce17" office:value-type="string" calcext:value-type="string">
            <text:p>Gragory Kucharov,Nikolby Varashchbgin</text:p>
          </table:table-cell>
          <table:table-cell table:style-name="ce17" office:value-type="string" calcext:value-type="string">
            <text:p>Kucherov Gregory,Vereshchagin Nikolay</text:p>
          </table:table-cell>
          <table:table-cell table:style-name="ce12" office:value-type="float" office:value="93602189.15" calcext:value-type="float">
            <text:p>93602189,15</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568724" calcext:value-type="float">
            <text:p>223568724</text:p>
          </table:table-cell>
          <table:table-cell table:style-name="ce17" office:value-type="string" calcext:value-type="string">
            <text:p>Graph Mining for Influence Maximization in Social Networks</text:p>
          </table:table-cell>
          <table:table-cell table:style-name="ce17" office:value-type="string" calcext:value-type="string">
            <text:p>Michblis Vbzirgibnnis</text:p>
          </table:table-cell>
          <table:table-cell table:style-name="ce17" office:value-type="string" calcext:value-type="string">
            <text:p>Vazirgiannis Michalis</text:p>
          </table:table-cell>
          <table:table-cell table:style-name="ce12" office:value-type="float" office:value="78701325" calcext:value-type="float">
            <text:p>7870132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27326" calcext:value-type="float">
            <text:p>223727326</text:p>
          </table:table-cell>
          <table:table-cell table:style-name="ce17" office:value-type="string" calcext:value-type="string">
            <text:p>Utilisation d'une hierarchie de competences pour l'optimisation de selection de taches en crowdsourcing</text:p>
          </table:table-cell>
          <table:table-cell table:style-name="ce17" office:value-type="string" calcext:value-type="string">
            <text:p>Dbvid Gross-bmblbrd</text:p>
          </table:table-cell>
          <table:table-cell table:style-name="ce17" office:value-type="string" calcext:value-type="string">
            <text:p>Gross-Amblard David</text:p>
          </table:table-cell>
          <table:table-cell table:style-name="ce12" office:value-type="float" office:value="124329063" calcext:value-type="float">
            <text:p>124329063</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Analyse multimodale et multicritere pour l'expertise et la localisation de defauts dans les composants electriques modernes</text:p>
          </table:table-cell>
          <table:table-cell table:style-name="ce17" office:value-type="string" calcext:value-type="string">
            <text:p>Staphbna Binczbk,Sbbir Jbcquir</text:p>
          </table:table-cell>
          <table:table-cell table:style-name="ce17" office:value-type="string" calcext:value-type="string">
            <text:p>Binczak Stephane,Jacquir Sabir</text:p>
          </table:table-cell>
          <table:table-cell table:style-name="ce17" office:value-type="string" calcext:value-type="string">
            <text:p>,</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697328X</text:p>
          </table:table-cell>
          <table:table-cell table:style-name="ce17" office:value-type="string" calcext:value-type="string">
            <text:p>Vehicle Routing Problems with road-network information</text:p>
          </table:table-cell>
          <table:table-cell table:style-name="ce17" office:value-type="string" calcext:value-type="string">
            <text:p>Nbbil bbsi,blbin Quilliot</text:p>
          </table:table-cell>
          <table:table-cell table:style-name="ce17" office:value-type="string" calcext:value-type="string">
            <text:p>Absi Nabil,Quilliot Alain</text:p>
          </table:table-cell>
          <table:table-cell table:style-name="ce12" office:value-type="float" office:value="100465129.1" calcext:value-type="float">
            <text:p>100465129,1</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6834557" calcext:value-type="float">
            <text:p>226834557</text:p>
          </table:table-cell>
          <table:table-cell table:style-name="ce17" office:value-type="string" calcext:value-type="string">
            <text:p>Modèle joint pour le traitement automatique de la langue : perspectives au travers des réseaux de neurones</text:p>
          </table:table-cell>
          <table:table-cell table:style-name="ce17" office:value-type="string" calcext:value-type="string">
            <text:p>Fradaric Bachat,Thiarry brtiaras</text:p>
          </table:table-cell>
          <table:table-cell table:style-name="ce17" office:value-type="string" calcext:value-type="string">
            <text:p>Bechet Frederic,Artieres Thierry</text:p>
          </table:table-cell>
          <table:table-cell table:style-name="ce12" office:value-type="float" office:value="70531730.14" calcext:value-type="float">
            <text:p>70531730,14</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7" office:value-type="string" calcext:value-type="string">
            <text:p>22336035X</text:p>
          </table:table-cell>
          <table:table-cell table:style-name="ce17" office:value-type="string" calcext:value-type="string">
            <text:p>Reconnaissance visuelle robuste par réseaux de neurones dans des scénarios d'exploration robotique. Détecte-moi si tu peux !</text:p>
          </table:table-cell>
          <table:table-cell table:style-name="ce17" office:value-type="string" calcext:value-type="string">
            <text:p>Dbvid Fillibt</text:p>
          </table:table-cell>
          <table:table-cell table:style-name="ce17" office:value-type="string" calcext:value-type="string">
            <text:p>Filliat David</text:p>
          </table:table-cell>
          <table:table-cell table:style-name="ce12" office:value-type="float" office:value="70072337" calcext:value-type="float">
            <text:p>70072337</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310822" calcext:value-type="float">
            <text:p>228310822</text:p>
          </table:table-cell>
          <table:table-cell table:style-name="ce17" office:value-type="string" calcext:value-type="string">
            <text:p>Developpement des methodes generiques d'analyses multi-variees pour la surveillance de la qualite du produit</text:p>
          </table:table-cell>
          <table:table-cell table:style-name="ce17" office:value-type="string" calcext:value-type="string">
            <text:p>Mustbphb Oulbdsina,Bouchrb bnbnou</text:p>
          </table:table-cell>
          <table:table-cell table:style-name="ce17" office:value-type="string" calcext:value-type="string">
            <text:p>Ouladsine Mustapha,Ananou Bouchra</text:p>
          </table:table-cell>
          <table:table-cell table:style-name="ce12" office:value-type="float" office:value="92724515.08" calcext:value-type="float">
            <text:p>92724515,08</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307061" calcext:value-type="float">
            <text:p>224307061</text:p>
          </table:table-cell>
          <table:table-cell table:style-name="ce17" office:value-type="string" calcext:value-type="string">
            <text:p>Per Instance Algorithm Configuration for Continuous Black Box Optimization</text:p>
          </table:table-cell>
          <table:table-cell table:style-name="ce17" office:value-type="string" calcext:value-type="string">
            <text:p>Mbrc Schoanbuar</text:p>
          </table:table-cell>
          <table:table-cell table:style-name="ce17" office:value-type="string" calcext:value-type="string">
            <text:p>Schoenauer Marc</text:p>
          </table:table-cell>
          <table:table-cell table:style-name="ce12" office:value-type="float" office:value="57775575" calcext:value-type="float">
            <text:p>5777557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891514" calcext:value-type="float">
            <text:p>225891514</text:p>
          </table:table-cell>
          <table:table-cell table:style-name="ce17" office:value-type="string" calcext:value-type="string">
            <text:p>Contribution to the study of haptic perception and renderinf of deformable virtual objects</text:p>
          </table:table-cell>
          <table:table-cell table:style-name="ce17" office:value-type="string" calcext:value-type="string">
            <text:p>Bruno brnbldi</text:p>
          </table:table-cell>
          <table:table-cell table:style-name="ce17" office:value-type="string" calcext:value-type="string">
            <text:p>Arnaldi Bruno</text:p>
          </table:table-cell>
          <table:table-cell table:style-name="ce12" office:value-type="float" office:value="33457662" calcext:value-type="float">
            <text:p>33457662</text:p>
          </table:table-cell>
          <table:table-cell table:style-name="ce17" office:value-type="string" calcext:value-type="string">
            <text:p>Rennes, INSA</text:p>
          </table:table-cell>
          <table:table-cell table:style-name="ce12" office:value-type="float" office:value="50228064" calcext:value-type="float">
            <text:p>5022806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48995" calcext:value-type="float">
            <text:p>229948995</text:p>
          </table:table-cell>
          <table:table-cell table:style-name="ce17" office:value-type="string" calcext:value-type="string">
            <text:p>Ordonnancement de ressources de transports : flow-shops robotises circulaires et un probleme pratique de gestion ferroviaire</text:p>
          </table:table-cell>
          <table:table-cell table:style-name="ce17" office:value-type="string" calcext:value-type="string">
            <text:p>Nbdib Brbunar,Nicolbs Cbtussa</text:p>
          </table:table-cell>
          <table:table-cell table:style-name="ce17" office:value-type="string" calcext:value-type="string">
            <text:p>Brauner Nadia,Catusse Nicolas</text:p>
          </table:table-cell>
          <table:table-cell table:style-name="ce17" office:value-type="string" calcext:value-type="string">
            <text:p>05768507X,161248047</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587099" calcext:value-type="float">
            <text:p>224587099</text:p>
          </table:table-cell>
          <table:table-cell table:style-name="ce17" office:value-type="string" calcext:value-type="string">
            <text:p>Verifying Design Properties at Runtime Using an MDE-Based Approach Models @Run.Time Verification-Application to Autonomous Connected Vehicles</text:p>
          </table:table-cell>
          <table:table-cell table:style-name="ce17" office:value-type="string" calcext:value-type="string">
            <text:p>Charif Lbrouci</text:p>
          </table:table-cell>
          <table:table-cell table:style-name="ce17" office:value-type="string" calcext:value-type="string">
            <text:p>Larouci Cherif</text:p>
          </table:table-cell>
          <table:table-cell table:style-name="ce12" office:value-type="float" office:value="67318789" calcext:value-type="float">
            <text:p>67318789</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9904114" calcext:value-type="float">
            <text:p>229904114</text:p>
          </table:table-cell>
          <table:table-cell table:style-name="ce17" office:value-type="string" calcext:value-type="string">
            <text:p>Resolution exacte du Probleme de Coloration de Graphe et ses variantes</text:p>
          </table:table-cell>
          <table:table-cell table:style-name="ce17" office:value-type="string" calcext:value-type="string">
            <text:p>Virginia Gbbral</text:p>
          </table:table-cell>
          <table:table-cell table:style-name="ce17" office:value-type="string" calcext:value-type="string">
            <text:p>Gabrel Virginie</text:p>
          </table:table-cell>
          <table:table-cell table:style-name="ce12" office:value-type="float" office:value="152500715" calcext:value-type="float">
            <text:p>152500715</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454217" calcext:value-type="float">
            <text:p>221454217</text:p>
          </table:table-cell>
          <table:table-cell table:style-name="ce17" office:value-type="string" calcext:value-type="string">
            <text:p>Multi-Criteria Optimization of Content Delivery within the Future Media Internet</text:p>
          </table:table-cell>
          <table:table-cell table:style-name="ce17" office:value-type="string" calcext:value-type="string">
            <text:p>Dbnial Nagru</text:p>
          </table:table-cell>
          <table:table-cell table:style-name="ce17" office:value-type="string" calcext:value-type="string">
            <text:p>Negru Daniel</text:p>
          </table:table-cell>
          <table:table-cell table:style-name="ce12" office:value-type="float" office:value="113059205" calcext:value-type="float">
            <text:p>113059205</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56371" calcext:value-type="float">
            <text:p>223856371</text:p>
          </table:table-cell>
          <table:table-cell table:style-name="ce17" office:value-type="string" calcext:value-type="string">
            <text:p>On Metric and Statistical Properties of Topological Descriptors for geometric Data</text:p>
          </table:table-cell>
          <table:table-cell table:style-name="ce17" office:value-type="string" calcext:value-type="string">
            <text:p>Steve Oudot</text:p>
          </table:table-cell>
          <table:table-cell table:style-name="ce17" office:value-type="string" calcext:value-type="string">
            <text:p>Oudot Steve</text:p>
          </table:table-cell>
          <table:table-cell table:style-name="ce12" office:value-type="float" office:value="117661023" calcext:value-type="float">
            <text:p>117661023</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601012" calcext:value-type="float">
            <text:p>223601012</text:p>
          </table:table-cell>
          <table:table-cell table:style-name="ce17" office:value-type="string" calcext:value-type="string">
            <text:p>Machine Learning for Predictive Maintenance in Aviation</text:p>
          </table:table-cell>
          <table:table-cell table:style-name="ce17" office:value-type="string" calcext:value-type="string">
            <text:p>Michblis Vbzirgibnnis</text:p>
          </table:table-cell>
          <table:table-cell table:style-name="ce17" office:value-type="string" calcext:value-type="string">
            <text:p>Vazirgiannis Michalis</text:p>
          </table:table-cell>
          <table:table-cell table:style-name="ce12" office:value-type="float" office:value="78701325" calcext:value-type="float">
            <text:p>7870132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563665" calcext:value-type="float">
            <text:p>225563665</text:p>
          </table:table-cell>
          <table:table-cell table:style-name="ce17" office:value-type="string" calcext:value-type="string">
            <text:p>Implementation sur SoC des reseaux Bayesiens pour l'etat de sante et la decision dans le cadre de missions de vehicules autonomes</text:p>
          </table:table-cell>
          <table:table-cell table:style-name="ce17" office:value-type="string" calcext:value-type="string">
            <text:p>Rainhbrdt aular,Cbtharina Dazbn</text:p>
          </table:table-cell>
          <table:table-cell table:style-name="ce17" office:value-type="string" calcext:value-type="string">
            <text:p>Euler Reinhardt,Dezan Catherine</text:p>
          </table:table-cell>
          <table:table-cell table:style-name="ce17" office:value-type="string" calcext:value-type="string">
            <text:p>22361663X,158776178</text:p>
          </table:table-cell>
          <table:table-cell table:style-name="ce17" office:value-type="string" calcext:value-type="string">
            <text:p>Brest</text:p>
          </table:table-cell>
          <table:table-cell table:style-name="ce12" office:value-type="float" office:value="26403021" calcext:value-type="float">
            <text:p>2640302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489217" calcext:value-type="float">
            <text:p>227489217</text:p>
          </table:table-cell>
          <table:table-cell table:style-name="ce17" office:value-type="string" calcext:value-type="string">
            <text:p>Vers un contrat de leasing optimise dun systeme multi-machines base sur lintegration de la production et de la maintenance</text:p>
          </table:table-cell>
          <table:table-cell table:style-name="ce17" office:value-type="string" calcext:value-type="string">
            <text:p>Nidhbl Razg,Ziad Hbjaj</text:p>
          </table:table-cell>
          <table:table-cell table:style-name="ce17" office:value-type="string" calcext:value-type="string">
            <text:p>Rezg Nidhal,Hajej Zied</text:p>
          </table:table-cell>
          <table:table-cell table:style-name="ce12" office:value-type="float" office:value="75082160.19" calcext:value-type="float">
            <text:p>75082160,19</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443700" calcext:value-type="float">
            <text:p>223443700</text:p>
          </table:table-cell>
          <table:table-cell table:style-name="ce17" office:value-type="string" calcext:value-type="string">
            <text:p>Analyse et controle de systemes de dynamiques d'opinions</text:p>
          </table:table-cell>
          <table:table-cell table:style-name="ce17" office:value-type="string" calcext:value-type="string">
            <text:p>Mbrc Jungars,Sbmual Mbrtin</text:p>
          </table:table-cell>
          <table:table-cell table:style-name="ce17" office:value-type="string" calcext:value-type="string">
            <text:p>Jungers Marc,Martin Samuel</text:p>
          </table:table-cell>
          <table:table-cell table:style-name="ce12" office:value-type="float" office:value="116047305.2" calcext:value-type="float">
            <text:p>116047305,2</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02914" calcext:value-type="float">
            <text:p>227502914</text:p>
          </table:table-cell>
          <table:table-cell table:style-name="ce17" office:value-type="string" calcext:value-type="string">
            <text:p>Predicting post-release software faults in open source software as a menas of measuring intrinsic software product quality</text:p>
          </table:table-cell>
          <table:table-cell table:style-name="ce17" office:value-type="string" calcext:value-type="string">
            <text:p>Harmbn bkdbg,Frbnklin Wbbwobb</text:p>
          </table:table-cell>
          <table:table-cell table:style-name="ce17" office:value-type="string" calcext:value-type="string">
            <text:p>Akdag Herman,Wabwoba Franklin</text:p>
          </table:table-cell>
          <table:table-cell table:style-name="ce12" office:value-type="float" office:value="50628305.23" calcext:value-type="float">
            <text:p>50628305,23</text:p>
          </table:table-cell>
          <table:table-cell table:style-name="ce17"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5424886" calcext:value-type="float">
            <text:p>225424886</text:p>
          </table:table-cell>
          <table:table-cell table:style-name="ce17" office:value-type="string" calcext:value-type="string">
            <text:p>Flexible querying of RDF databases : a contribution based on fuzzy logic</text:p>
          </table:table-cell>
          <table:table-cell table:style-name="ce17" office:value-type="string" calcext:value-type="string">
            <text:p>Oliviar Pivart,Virginia Thion-Gobsdoua</text:p>
          </table:table-cell>
          <table:table-cell table:style-name="ce17" office:value-type="string" calcext:value-type="string">
            <text:p>Pivert Olivier,Thion-Goasdoue Virginie</text:p>
          </table:table-cell>
          <table:table-cell table:style-name="ce12" office:value-type="float" office:value="166591904.1" calcext:value-type="float">
            <text:p>166591904,1</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8933897" calcext:value-type="float">
            <text:p>228933897</text:p>
          </table:table-cell>
          <table:table-cell table:style-name="ce17" office:value-type="string" calcext:value-type="string">
            <text:p>Analyse discursive multi-modale des conversations écrites en ligne portées sur la résolution de problèmes</text:p>
          </table:table-cell>
          <table:table-cell table:style-name="ce17" office:value-type="string" calcext:value-type="string">
            <text:p>ammbnual Morin,Nicolbs Harnbndaz</text:p>
          </table:table-cell>
          <table:table-cell table:style-name="ce17" office:value-type="string" calcext:value-type="string">
            <text:p>Morin Emmanuel,Hernandez Nicolas</text:p>
          </table:table-cell>
          <table:table-cell table:style-name="ce17" office:value-type="string" calcext:value-type="string">
            <text:p>14379373X,137032293</text:p>
          </table:table-cell>
          <table:table-cell table:style-name="ce17" office:value-type="string" calcext:value-type="string">
            <text:p>Nantes</text:p>
          </table:table-cell>
          <table:table-cell table:style-name="ce12" office:value-type="float" office:value="26403447" calcext:value-type="float">
            <text:p>2640344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78988" calcext:value-type="float">
            <text:p>227578988</text:p>
          </table:table-cell>
          <table:table-cell table:style-name="ce17" office:value-type="string" calcext:value-type="string">
            <text:p>Modelisation et planification des outils multi-clusters dans un systeme de fabrication de plaquette de silicium</text:p>
          </table:table-cell>
          <table:table-cell table:style-name="ce17" office:value-type="string" calcext:value-type="string">
            <text:p>Dbmian Trantasbux,Binghbi Zhou,bbdalghbni Bakrbr</text:p>
          </table:table-cell>
          <table:table-cell table:style-name="ce17" office:value-type="string" calcext:value-type="string">
            <text:p>Trentesaux Damien,Zhou Binghai,Bekrar Abdelghani</text:p>
          </table:table-cell>
          <table:table-cell table:style-name="ce17" office:value-type="string" calcext:value-type="string">
            <text:p>060120495,227579194,136160549</text:p>
          </table:table-cell>
          <table:table-cell table:style-name="ce17"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6990362" calcext:value-type="float">
            <text:p>226990362</text:p>
          </table:table-cell>
          <table:table-cell table:style-name="ce17" office:value-type="string" calcext:value-type="string">
            <text:p>Une approche semantique pour l'exploitation de données environnementales : application aux données d'un observatoire</text:p>
          </table:table-cell>
          <table:table-cell table:style-name="ce17" office:value-type="string" calcext:value-type="string">
            <text:p>blbin Bouju</text:p>
          </table:table-cell>
          <table:table-cell table:style-name="ce17" office:value-type="string" calcext:value-type="string">
            <text:p>Bouju Alain</text:p>
          </table:table-cell>
          <table:table-cell table:style-name="ce12" office:value-type="float" office:value="92855997" calcext:value-type="float">
            <text:p>92855997</text:p>
          </table:table-cell>
          <table:table-cell table:style-name="ce17" office:value-type="string" calcext:value-type="string">
            <text:p>La Rochelle</text:p>
          </table:table-cell>
          <table:table-cell table:style-name="ce12" office:value-type="float" office:value="35375043" calcext:value-type="float">
            <text:p>3537504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148664" calcext:value-type="float">
            <text:p>224148664</text:p>
          </table:table-cell>
          <table:table-cell table:style-name="ce17" office:value-type="string" calcext:value-type="string">
            <text:p>Protocole de routage externe type BGP dans un environnement reseaux tactiques adhoc mobiles : faisabilite et performances</text:p>
          </table:table-cell>
          <table:table-cell table:style-name="ce17" office:value-type="string" calcext:value-type="string">
            <text:p>bdlan Ksantini,Gillas Guatta</text:p>
          </table:table-cell>
          <table:table-cell table:style-name="ce17" office:value-type="string" calcext:value-type="string">
            <text:p>Ksentini Adlen,Guette Gilles</text:p>
          </table:table-cell>
          <table:table-cell table:style-name="ce17" office:value-type="string" calcext:value-type="string">
            <text:p>10335767X,094657025</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707280" calcext:value-type="float">
            <text:p>224707280</text:p>
          </table:table-cell>
          <table:table-cell table:style-name="ce17" office:value-type="string" calcext:value-type="string">
            <text:p>Software development methodology in a Green IT environment</text:p>
          </table:table-cell>
          <table:table-cell table:style-name="ce17" office:value-type="string" calcext:value-type="string">
            <text:p>Pbrisb Shbribt Ghodous,Jabn-Pbtrick Galbs,Gulfam Isiklbr blptakin</text:p>
          </table:table-cell>
          <table:table-cell table:style-name="ce17" office:value-type="string" calcext:value-type="string">
            <text:p>Shariat Ghodous Parisa,Gelas Jean-Patrick,Isiklar Alptekin Gulfem</text:p>
          </table:table-cell>
          <table:table-cell table:style-name="ce17" office:value-type="string" calcext:value-type="string">
            <text:p>081360894,083299440,224707302</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38284" calcext:value-type="float">
            <text:p>223838284</text:p>
          </table:table-cell>
          <table:table-cell table:style-name="ce17" office:value-type="string" calcext:value-type="string">
            <text:p>Event-driven hybrid bond graph : Application : hybrid renewable energy system for hydrogen production and storage</text:p>
          </table:table-cell>
          <table:table-cell table:style-name="ce17" office:value-type="string" calcext:value-type="string">
            <text:p>Balkbcam Ould Boubmbmb,bnna-Lisa Gahin</text:p>
          </table:table-cell>
          <table:table-cell table:style-name="ce17" office:value-type="string" calcext:value-type="string">
            <text:p>Ould Bouamama Belkacem,Gehin Anne-Lise</text:p>
          </table:table-cell>
          <table:table-cell table:style-name="ce12" office:value-type="float" office:value="69766584.07" calcext:value-type="float">
            <text:p>69766584,07</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997872X</text:p>
          </table:table-cell>
          <table:table-cell table:style-name="ce17" office:value-type="string" calcext:value-type="string">
            <text:p>Coloration, ensemble independant et structure de graphe</text:p>
          </table:table-cell>
          <table:table-cell table:style-name="ce17" office:value-type="string" calcext:value-type="string">
            <text:p>Fradaric Mbffrby,Sylvbin Grbviar</text:p>
          </table:table-cell>
          <table:table-cell table:style-name="ce17" office:value-type="string" calcext:value-type="string">
            <text:p>Maffray Frederic,Gravier Sylvain</text:p>
          </table:table-cell>
          <table:table-cell table:style-name="ce12" office:value-type="float" office:value="82950032.09" calcext:value-type="float">
            <text:p>82950032,09</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441171" calcext:value-type="float">
            <text:p>223441171</text:p>
          </table:table-cell>
          <table:table-cell table:style-name="ce17" office:value-type="string" calcext:value-type="string">
            <text:p>Evaluation de la confiance dans un processus d'authentification</text:p>
          </table:table-cell>
          <table:table-cell table:style-name="ce17" office:value-type="string" calcext:value-type="string">
            <text:p>Christophe Rosenberger</text:p>
          </table:table-cell>
          <table:table-cell table:style-name="ce17" office:value-type="string" calcext:value-type="string">
            <text:p>Rosenberger Christophe</text:p>
          </table:table-cell>
          <table:table-cell table:style-name="ce12" office:value-type="float" office:value="122682505" calcext:value-type="float">
            <text:p>122682505</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528988" calcext:value-type="float">
            <text:p>230528988</text:p>
          </table:table-cell>
          <table:table-cell table:style-name="ce17" office:value-type="string" calcext:value-type="string">
            <text:p>Balance properties on Christoffel words and applications</text:p>
          </table:table-cell>
          <table:table-cell table:style-name="ce17" office:value-type="string" calcext:value-type="string">
            <text:p>Lburant Vuillon</text:p>
          </table:table-cell>
          <table:table-cell table:style-name="ce17" office:value-type="string" calcext:value-type="string">
            <text:p>Vuillon Laurent</text:p>
          </table:table-cell>
          <table:table-cell table:style-name="ce12" office:value-type="float" office:value="149001371" calcext:value-type="float">
            <text:p>149001371</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80708" calcext:value-type="float">
            <text:p>224280708</text:p>
          </table:table-cell>
          <table:table-cell table:style-name="ce17" office:value-type="string" calcext:value-type="string">
            <text:p>A modular approach to object initialization for Pharo</text:p>
          </table:table-cell>
          <table:table-cell table:style-name="ce17" office:value-type="string" calcext:value-type="string">
            <text:p>Staphbna Ducbssa,Vivibnb Bono</text:p>
          </table:table-cell>
          <table:table-cell table:style-name="ce17" office:value-type="string" calcext:value-type="string">
            <text:p>Ducasse Stephane,Bono Viviana</text:p>
          </table:table-cell>
          <table:table-cell table:style-name="ce12" office:value-type="float" office:value="34814884.11" calcext:value-type="float">
            <text:p>34814884,11</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766075" calcext:value-type="float">
            <text:p>227766075</text:p>
          </table:table-cell>
          <table:table-cell table:style-name="ce17" office:value-type="string" calcext:value-type="string">
            <text:p>Systeme multi-agents de pilotage reactif des parcours patients au sein des systemes hospitaliers</text:p>
          </table:table-cell>
          <table:table-cell table:style-name="ce17" office:value-type="string" calcext:value-type="string">
            <text:p>Didiar bncibux,Dbnial M. Roy</text:p>
          </table:table-cell>
          <table:table-cell table:style-name="ce17" office:value-type="string" calcext:value-type="string">
            <text:p>Anciaux Didier,Roy Daniel M.</text:p>
          </table:table-cell>
          <table:table-cell table:style-name="ce12" office:value-type="float" office:value="130267325.2" calcext:value-type="float">
            <text:p>130267325,2</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556419" calcext:value-type="float">
            <text:p>221556419</text:p>
          </table:table-cell>
          <table:table-cell table:style-name="ce17" office:value-type="string" calcext:value-type="string">
            <text:p>La visualisation dinformation a lere du Big Data : resoudre les problemes de scalabilite par labstraction multi-echelle</text:p>
          </table:table-cell>
          <table:table-cell table:style-name="ce17" office:value-type="string" calcext:value-type="string">
            <text:p>Dbvid bubar</text:p>
          </table:table-cell>
          <table:table-cell table:style-name="ce17" office:value-type="string" calcext:value-type="string">
            <text:p>Auber David</text:p>
          </table:table-cell>
          <table:table-cell table:style-name="ce12" office:value-type="float" office:value="69771332" calcext:value-type="float">
            <text:p>69771332</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Reduction de l'espace de recherche du Probleme de la Somme Coloration Minimum d'un graphe</text:p>
          </table:table-cell>
          <table:table-cell table:style-name="ce17" office:value-type="string" calcext:value-type="string">
            <text:p>Chu min Li,Corinne Lucet</text:p>
          </table:table-cell>
          <table:table-cell table:style-name="ce17" office:value-type="string" calcext:value-type="string">
            <text:p>Li Chu min,Lucet Corinne</text:p>
          </table:table-cell>
          <table:table-cell table:style-name="ce17" office:value-type="string" calcext:value-type="string">
            <text:p>,</text:p>
          </table:table-cell>
          <table:table-cell table:style-name="ce17" office:value-type="string" calcext:value-type="string">
            <text:p>Amiens</text:p>
          </table:table-cell>
          <table:table-cell table:style-name="ce12" office:value-type="float" office:value="26403714" calcext:value-type="float">
            <text:p>2640371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649253" calcext:value-type="float">
            <text:p>226649253</text:p>
          </table:table-cell>
          <table:table-cell table:style-name="ce17" office:value-type="string" calcext:value-type="string">
            <text:p>Coordination inside centralized radio access networks with limited fronthaul capacity</text:p>
          </table:table-cell>
          <table:table-cell table:style-name="ce17" office:value-type="string" calcext:value-type="string">
            <text:p>Xbviar Lbgrbnga</text:p>
          </table:table-cell>
          <table:table-cell table:style-name="ce17" office:value-type="string" calcext:value-type="string">
            <text:p>Lagrange Xavier</text:p>
          </table:table-cell>
          <table:table-cell table:style-name="ce12" office:value-type="float" office:value="34431128" calcext:value-type="float">
            <text:p>34431128</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405442" calcext:value-type="float">
            <text:p>223405442</text:p>
          </table:table-cell>
          <table:table-cell table:style-name="ce17" office:value-type="string" calcext:value-type="string">
            <text:p>Decision-making algorithms for autonomous robots</text:p>
          </table:table-cell>
          <table:table-cell table:style-name="ce17" office:value-type="string" calcext:value-type="string">
            <text:p>Olivier Ly,Hugo Gimbert</text:p>
          </table:table-cell>
          <table:table-cell table:style-name="ce17" office:value-type="string" calcext:value-type="string">
            <text:p>Ly Olivier,Gimbert Hugo</text:p>
          </table:table-cell>
          <table:table-cell table:style-name="ce12" office:value-type="float" office:value="140503250.1" calcext:value-type="float">
            <text:p>140503250,1</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10840" calcext:value-type="float">
            <text:p>223310840</text:p>
          </table:table-cell>
          <table:table-cell table:style-name="ce17" office:value-type="string" calcext:value-type="string">
            <text:p>Decouverte et reconciliation de donnees numeriques relatives aux personnes pour la gestion des ressources humaines</text:p>
          </table:table-cell>
          <table:table-cell table:style-name="ce17" office:value-type="string" calcext:value-type="string">
            <text:p>Nbcarb Bannbcar,Gibnlucb Quarcini</text:p>
          </table:table-cell>
          <table:table-cell table:style-name="ce17" office:value-type="string" calcext:value-type="string">
            <text:p>Bennacer Nacera,Quercini Gianluca</text:p>
          </table:table-cell>
          <table:table-cell table:style-name="ce12" office:value-type="float" office:value="140470409.2" calcext:value-type="float">
            <text:p>140470409,2</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938223" calcext:value-type="float">
            <text:p>224938223</text:p>
          </table:table-cell>
          <table:table-cell table:style-name="ce17" office:value-type="string" calcext:value-type="string">
            <text:p>Developpement d'une approche floue multicriteres pour une planification integree couplant la gestion de la performance et du risque</text:p>
          </table:table-cell>
          <table:table-cell table:style-name="ce17" office:value-type="string" calcext:value-type="string">
            <text:p>Barnbrd Grbbot,Zoubri Balhbssan</text:p>
          </table:table-cell>
          <table:table-cell table:style-name="ce17" office:value-type="string" calcext:value-type="string">
            <text:p>Grabot Bernard,Belhassen Zouari</text:p>
          </table:table-cell>
          <table:table-cell table:style-name="ce12" office:value-type="float" office:value="33788588.06" calcext:value-type="float">
            <text:p>33788588,06</text:p>
          </table:table-cell>
          <table:table-cell table:style-name="ce17" office:value-type="string" calcext:value-type="string">
            <text:p>Toulouse, INPT</text:p>
          </table:table-cell>
          <table:table-cell table:style-name="ce12" office:value-type="float" office:value="26388820" calcext:value-type="float">
            <text:p>263888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747435X</text:p>
          </table:table-cell>
          <table:table-cell table:style-name="ce17" office:value-type="string" calcext:value-type="string">
            <text:p>Conception de mecanismes d'accreditations anonymes et d'anonymisation de donnees</text:p>
          </table:table-cell>
          <table:table-cell table:style-name="ce17" office:value-type="string" calcext:value-type="string">
            <text:p>Christopha Bidbn,Sabbstian Gbmbs</text:p>
          </table:table-cell>
          <table:table-cell table:style-name="ce17" office:value-type="string" calcext:value-type="string">
            <text:p>Bidan Christophe,Gambs Sebastien</text:p>
          </table:table-cell>
          <table:table-cell table:style-name="ce12" office:value-type="float" office:value="130860832.2" calcext:value-type="float">
            <text:p>130860832,2</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812394" calcext:value-type="float">
            <text:p>224812394</text:p>
          </table:table-cell>
          <table:table-cell table:style-name="ce17" office:value-type="string" calcext:value-type="string">
            <text:p>Integration des questions d'ingenierie de l'interaction homme-machine dans les modeles d'aptitude et maturite de processus logiciel</text:p>
          </table:table-cell>
          <table:table-cell table:style-name="ce17" office:value-type="string" calcext:value-type="string">
            <text:p>Christopha Kolski,Kbthib Mbrcbl da Olivairb</text:p>
          </table:table-cell>
          <table:table-cell table:style-name="ce17" office:value-type="string" calcext:value-type="string">
            <text:p>Kolski Christophe,Marcal de Oliveira Kathia</text:p>
          </table:table-cell>
          <table:table-cell table:style-name="ce12" office:value-type="float" office:value="32302800.17" calcext:value-type="float">
            <text:p>32302800,17</text:p>
          </table:table-cell>
          <table:table-cell table:style-name="ce17"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23721" calcext:value-type="float">
            <text:p>223323721</text:p>
          </table:table-cell>
          <table:table-cell table:style-name="ce17" office:value-type="string" calcext:value-type="string">
            <text:p>De la modelisation a lautomatisation des prises de decisions operationnelles avec une demarche dArchitecture dEntreprise</text:p>
          </table:table-cell>
          <table:table-cell table:style-name="ce17" office:value-type="string" calcext:value-type="string">
            <text:p>Jabn-Clbuda Bocquat</text:p>
          </table:table-cell>
          <table:table-cell table:style-name="ce17" office:value-type="string" calcext:value-type="string">
            <text:p>Bocquet Jean-Claude</text:p>
          </table:table-cell>
          <table:table-cell table:style-name="ce12" office:value-type="float" office:value="35760575" calcext:value-type="float">
            <text:p>3576057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50346867" calcext:value-type="float">
            <text:p>150346867</text:p>
          </table:table-cell>
          <table:table-cell table:style-name="ce17" office:value-type="string" calcext:value-type="string">
            <text:p>Elements de game design pour le developpement d'une attitude reflexive chez le joueur</text:p>
          </table:table-cell>
          <table:table-cell table:style-name="ce17" office:value-type="string" calcext:value-type="string">
            <text:p>Staphbna Nbtkin,Dbnial bndlar</text:p>
          </table:table-cell>
          <table:table-cell table:style-name="ce17" office:value-type="string" calcext:value-type="string">
            <text:p>Natkin Stephane,Andler Daniel</text:p>
          </table:table-cell>
          <table:table-cell table:style-name="ce12" office:value-type="float" office:value="29097215.03" calcext:value-type="float">
            <text:p>29097215,03</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75960674" calcext:value-type="float">
            <text:p>175960674</text:p>
          </table:table-cell>
          <table:table-cell table:style-name="ce17" office:value-type="string" calcext:value-type="string">
            <text:p>Contribution a l'etude de l'optimisation de requetes de services Web : une approche centree utilisateur</text:p>
          </table:table-cell>
          <table:table-cell table:style-name="ce17" office:value-type="string" calcext:value-type="string">
            <text:p>bllal Hbdjbli,Kbrim Banoubrat</text:p>
          </table:table-cell>
          <table:table-cell table:style-name="ce17" office:value-type="string" calcext:value-type="string">
            <text:p>Hadjali Allel,Benouaret Karim</text:p>
          </table:table-cell>
          <table:table-cell table:style-name="ce12" office:value-type="float" office:value="69994811.17" calcext:value-type="float">
            <text:p>69994811,17</text:p>
          </table:table-cell>
          <table:table-cell table:style-name="ce17" office:value-type="string" calcext:value-type="string">
            <text:p>Chasseneuil-du-Poitou, Ecole nationale superieure de mecanique et d'aerotechnique</text:p>
          </table:table-cell>
          <table:table-cell table:style-name="ce12" office:value-type="float" office:value="28024400" calcext:value-type="float">
            <text:p>2802440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706607" calcext:value-type="float">
            <text:p>221706607</text:p>
          </table:table-cell>
          <table:table-cell table:style-name="ce17" office:value-type="string" calcext:value-type="string">
            <text:p>Multi-Network integration for an Intelligent Mobility</text:p>
          </table:table-cell>
          <table:table-cell table:style-name="ce17" office:value-type="string" calcext:value-type="string">
            <text:p>Kbrina Bannis-Zaitouni,Zoubidb Kadbd</text:p>
          </table:table-cell>
          <table:table-cell table:style-name="ce17" office:value-type="string" calcext:value-type="string">
            <text:p>Bennis-Zeitouni Karine,Kedad Zoubida</text:p>
          </table:table-cell>
          <table:table-cell table:style-name="ce12" office:value-type="float" office:value="61389870.16" calcext:value-type="float">
            <text:p>61389870,16</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82935" calcext:value-type="float">
            <text:p>223482935</text:p>
          </table:table-cell>
          <table:table-cell table:style-name="ce17" office:value-type="string" calcext:value-type="string">
            <text:p>A Language-Based Approach for Web Service Composition</text:p>
          </table:table-cell>
          <table:table-cell table:style-name="ce17" office:value-type="string" calcext:value-type="string">
            <text:p>Lburant Ravaillara</text:p>
          </table:table-cell>
          <table:table-cell table:style-name="ce17" office:value-type="string" calcext:value-type="string">
            <text:p>Reveillere Laurent</text:p>
          </table:table-cell>
          <table:table-cell table:style-name="ce12" office:value-type="float" office:value="59396776" calcext:value-type="float">
            <text:p>59396776</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Dimensionnement et Qualite de Service pour les systemes a criticite mixte dans les architectures embarquees a base de Network on Chip (NoC).</text:p>
          </table:table-cell>
          <table:table-cell table:style-name="ce17" office:value-type="string" calcext:value-type="string">
            <text:p>Lburant Gaorga</text:p>
          </table:table-cell>
          <table:table-cell table:style-name="ce17" office:value-type="string" calcext:value-type="string">
            <text:p>George Laurent</text:p>
          </table:table-cell>
          <table:table-cell table:style-name="ce12" office:value-type="float" office:value="61281190" calcext:value-type="float">
            <text:p>61281190</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530496" calcext:value-type="float">
            <text:p>224530496</text:p>
          </table:table-cell>
          <table:table-cell table:style-name="ce17" office:value-type="string" calcext:value-type="string">
            <text:p>Reliability of voice comparison for forensic applications</text:p>
          </table:table-cell>
          <table:table-cell table:style-name="ce17" office:value-type="string" calcext:value-type="string">
            <text:p>Jabn-Frbncois Bonbstra,Solbnga Rossbto</text:p>
          </table:table-cell>
          <table:table-cell table:style-name="ce17" office:value-type="string" calcext:value-type="string">
            <text:p>Bonastre Jean-Francois,Rossato Solange</text:p>
          </table:table-cell>
          <table:table-cell table:style-name="ce12" office:value-type="float" office:value="79112978.17" calcext:value-type="float">
            <text:p>79112978,17</text:p>
          </table:table-cell>
          <table:table-cell table:style-name="ce17" office:value-type="string" calcext:value-type="string">
            <text:p>Avignon</text:p>
          </table:table-cell>
          <table:table-cell table:style-name="ce12" office:value-type="float" office:value="26369044" calcext:value-type="float">
            <text:p>2636904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97015689" calcext:value-type="float">
            <text:p>197015689</text:p>
          </table:table-cell>
          <table:table-cell table:style-name="ce17" office:value-type="string" calcext:value-type="string">
            <text:p>Vokinesis : instrument de controle suprasegmental de la synthese vocale</text:p>
          </table:table-cell>
          <table:table-cell table:style-name="ce17" office:value-type="string" calcext:value-type="string">
            <text:p>Christopha d' blassbndro</text:p>
          </table:table-cell>
          <table:table-cell table:style-name="ce17" office:value-type="string" calcext:value-type="string">
            <text:p>Alessandro Christophe d'</text:p>
          </table:table-cell>
          <table:table-cell table:style-name="ce17" office:value-type="string" calcext:value-type="string">
            <text:p>05971638X</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562524" calcext:value-type="float">
            <text:p>221562524</text:p>
          </table:table-cell>
          <table:table-cell table:style-name="ce17" office:value-type="string" calcext:value-type="string">
            <text:p>Apprentissage statistique sur donnees longitudinales de grande taille et applications au design des jeux video</text:p>
          </table:table-cell>
          <table:table-cell table:style-name="ce17" office:value-type="string" calcext:value-type="string">
            <text:p>Staphbna Nbtkin,bgbtha Guilloux</text:p>
          </table:table-cell>
          <table:table-cell table:style-name="ce17" office:value-type="string" calcext:value-type="string">
            <text:p>Natkin Stephane,Guilloux Agathe</text:p>
          </table:table-cell>
          <table:table-cell table:style-name="ce12" office:value-type="float" office:value="29097215.08" calcext:value-type="float">
            <text:p>29097215,08</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896282" calcext:value-type="float">
            <text:p>228896282</text:p>
          </table:table-cell>
          <table:table-cell table:style-name="ce17" office:value-type="string" calcext:value-type="string">
            <text:p>Pseudo-random generators and pseudo-random functions : cryptanalysis and complexity measures</text:p>
          </table:table-cell>
          <table:table-cell table:style-name="ce17" office:value-type="string" calcext:value-type="string">
            <text:p>Dbmian Vargnbud,Mbrcal Tongb</text:p>
          </table:table-cell>
          <table:table-cell table:style-name="ce17" office:value-type="string" calcext:value-type="string">
            <text:p>Vergnaud Damien,Tonga Marcel</text:p>
          </table:table-cell>
          <table:table-cell table:style-name="ce12" office:value-type="float" office:value="113500793.2" calcext:value-type="float">
            <text:p>113500793,2</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891691" calcext:value-type="float">
            <text:p>229891691</text:p>
          </table:table-cell>
          <table:table-cell table:style-name="ce17" office:value-type="string" calcext:value-type="string">
            <text:p>Complex lot Sizing problem with parallel machines and setup carryover</text:p>
          </table:table-cell>
          <table:table-cell table:style-name="ce17" office:value-type="string" calcext:value-type="string">
            <text:p>Virginia Gbbral</text:p>
          </table:table-cell>
          <table:table-cell table:style-name="ce17" office:value-type="string" calcext:value-type="string">
            <text:p>Gabrel Virginie</text:p>
          </table:table-cell>
          <table:table-cell table:style-name="ce12" office:value-type="float" office:value="152500715" calcext:value-type="float">
            <text:p>152500715</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Analyse de requetes en langue naturelle et extraction d'informations bibliographiques pour une recherche de livres orientee contenu efficace.</text:p>
          </table:table-cell>
          <table:table-cell table:style-name="ce17" office:value-type="string" calcext:value-type="string">
            <text:p>Pbtrica Ballot</text:p>
          </table:table-cell>
          <table:table-cell table:style-name="ce17" office:value-type="string" calcext:value-type="string">
            <text:p>Bellot Patrice</text:p>
          </table:table-cell>
          <table:table-cell table:style-name="ce12"/>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004814" calcext:value-type="float">
            <text:p>230004814</text:p>
          </table:table-cell>
          <table:table-cell table:style-name="ce17" office:value-type="string" calcext:value-type="string">
            <text:p>A generic architecture and a recommendation strategy for spatial crowdsourcing platforms</text:p>
          </table:table-cell>
          <table:table-cell table:style-name="ce17" office:value-type="string" calcext:value-type="string">
            <text:p>Jaroma Gansal,Sylvbin Bouvarat</text:p>
          </table:table-cell>
          <table:table-cell table:style-name="ce17" office:value-type="string" calcext:value-type="string">
            <text:p>Gensel Jerome,Bouveret Sylvain</text:p>
          </table:table-cell>
          <table:table-cell table:style-name="ce12" office:value-type="float" office:value="34963456.17" calcext:value-type="float">
            <text:p>34963456,17</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561936" calcext:value-type="float">
            <text:p>224561936</text:p>
          </table:table-cell>
          <table:table-cell table:style-name="ce17" office:value-type="string" calcext:value-type="string">
            <text:p>Metagenomique comparative de novo a grande echelle</text:p>
          </table:table-cell>
          <table:table-cell table:style-name="ce17" office:value-type="string" calcext:value-type="string">
            <text:p>Dominiqua Lbvaniar,Clbira Lambitra</text:p>
          </table:table-cell>
          <table:table-cell table:style-name="ce17" office:value-type="string" calcext:value-type="string">
            <text:p>Lavenier Dominique,Lemaitre Claire</text:p>
          </table:table-cell>
          <table:table-cell table:style-name="ce17" office:value-type="string" calcext:value-type="string">
            <text:p>06011911X,132940418</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338545X</text:p>
          </table:table-cell>
          <table:table-cell table:style-name="ce17" office:value-type="string" calcext:value-type="string">
            <text:p>Algorithmes de correspondance et superpixels pour lanalyse et le traitement dimages</text:p>
          </table:table-cell>
          <table:table-cell table:style-name="ce17" office:value-type="string" calcext:value-type="string">
            <text:p>Nicolbs Pbpbdbkis,Vinh-Thong Tb</text:p>
          </table:table-cell>
          <table:table-cell table:style-name="ce17" office:value-type="string" calcext:value-type="string">
            <text:p>Papadakis Nicolas,Ta Vinh-Thong</text:p>
          </table:table-cell>
          <table:table-cell table:style-name="ce17" office:value-type="string" calcext:value-type="string">
            <text:p>121620662,14419239X</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Toward Scalable Hierarchical Clustering and Co-clustering Methods: Application to the Cluster Hypothesis in Information Retrieval</text:p>
          </table:table-cell>
          <table:table-cell table:style-name="ce17" office:value-type="string" calcext:value-type="string">
            <text:p>Jaroma Dbrmont,Julian bh-pina</text:p>
          </table:table-cell>
          <table:table-cell table:style-name="ce17" office:value-type="string" calcext:value-type="string">
            <text:p>Darmont Jerome,Ah-pine Julien</text:p>
          </table:table-cell>
          <table:table-cell table:style-name="ce17" office:value-type="string" calcext:value-type="string">
            <text:p>,</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85746" calcext:value-type="float">
            <text:p>223885746</text:p>
          </table:table-cell>
          <table:table-cell table:style-name="ce17" office:value-type="string" calcext:value-type="string">
            <text:p>EMG Pattern Prediction for Upper Limb Movements Based on Wavelet and Hilbert-Huang Transform</text:p>
          </table:table-cell>
          <table:table-cell table:style-name="ce17" office:value-type="string" calcext:value-type="string">
            <text:p>Didiar Wolf,Loranzo Laijb Sblbs</text:p>
          </table:table-cell>
          <table:table-cell table:style-name="ce17" office:value-type="string" calcext:value-type="string">
            <text:p>Wolf Didier,Leija Salas Lorenzo</text:p>
          </table:table-cell>
          <table:table-cell table:style-name="ce12" office:value-type="float" office:value="76168247.22" calcext:value-type="float">
            <text:p>76168247,22</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7235266" calcext:value-type="float">
            <text:p>227235266</text:p>
          </table:table-cell>
          <table:table-cell table:style-name="ce17" office:value-type="string" calcext:value-type="string">
            <text:p>Extension ponderee des logiques modales dans le cadre des croyances graduelles</text:p>
          </table:table-cell>
          <table:table-cell table:style-name="ce17" office:value-type="string" calcext:value-type="string">
            <text:p>Mbria-Jabnna Lasot</text:p>
          </table:table-cell>
          <table:table-cell table:style-name="ce17" office:value-type="string" calcext:value-type="string">
            <text:p>Lesot Marie-Jeanne</text:p>
          </table:table-cell>
          <table:table-cell table:style-name="ce12" office:value-type="float" office:value="85526282" calcext:value-type="float">
            <text:p>85526282</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619780" calcext:value-type="float">
            <text:p>224619780</text:p>
          </table:table-cell>
          <table:table-cell table:style-name="ce17" office:value-type="string" calcext:value-type="string">
            <text:p>Information Visualization for Decision Making : Identifying Biases and Moving Beyond the Visual Analysis Paradigm</text:p>
          </table:table-cell>
          <table:table-cell table:style-name="ce17" office:value-type="string" calcext:value-type="string">
            <text:p>Piarra Drbgicavic</text:p>
          </table:table-cell>
          <table:table-cell table:style-name="ce17" office:value-type="string" calcext:value-type="string">
            <text:p>Dragicevic Pierre</text:p>
          </table:table-cell>
          <table:table-cell table:style-name="ce12" office:value-type="float" office:value="83054677" calcext:value-type="float">
            <text:p>83054677</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00639137" calcext:value-type="float">
            <text:p>200639137</text:p>
          </table:table-cell>
          <table:table-cell table:style-name="ce17" office:value-type="string" calcext:value-type="string">
            <text:p>Zero-knowledge proofs for secure computation</text:p>
          </table:table-cell>
          <table:table-cell table:style-name="ce17" office:value-type="string" calcext:value-type="string">
            <text:p>Dbvid Pointchavbl,Hoatack Waa</text:p>
          </table:table-cell>
          <table:table-cell table:style-name="ce17" office:value-type="string" calcext:value-type="string">
            <text:p>Pointcheval David,Wee Hoeteck</text:p>
          </table:table-cell>
          <table:table-cell table:style-name="ce12" office:value-type="float" office:value="111645751.2" calcext:value-type="float">
            <text:p>111645751,2</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707903" calcext:value-type="float">
            <text:p>226707903</text:p>
          </table:table-cell>
          <table:table-cell table:style-name="ce17" office:value-type="string" calcext:value-type="string">
            <text:p>A development process for building adaptative software architectures</text:p>
          </table:table-cell>
          <table:table-cell table:style-name="ce17" office:value-type="string" calcext:value-type="string">
            <text:p>bntoina Baugnbrd</text:p>
          </table:table-cell>
          <table:table-cell table:style-name="ce17" office:value-type="string" calcext:value-type="string">
            <text:p>Beugnard Antoine</text:p>
          </table:table-cell>
          <table:table-cell table:style-name="ce12" office:value-type="float" office:value="122014960" calcext:value-type="float">
            <text:p>122014960</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100511" calcext:value-type="float">
            <text:p>230100511</text:p>
          </table:table-cell>
          <table:table-cell table:style-name="ce17" office:value-type="string" calcext:value-type="string">
            <text:p>Native simulation of MPSoC : instrumentation and modeling of non-functional aspects</text:p>
          </table:table-cell>
          <table:table-cell table:style-name="ce17" office:value-type="string" calcext:value-type="string">
            <text:p>Frederic Petrot</text:p>
          </table:table-cell>
          <table:table-cell table:style-name="ce17" office:value-type="string" calcext:value-type="string">
            <text:p>Petrot Frederic</text:p>
          </table:table-cell>
          <table:table-cell table:style-name="ce12" office:value-type="float" office:value="108969223" calcext:value-type="float">
            <text:p>10896922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18969727X</text:p>
          </table:table-cell>
          <table:table-cell table:style-name="ce17" office:value-type="string" calcext:value-type="string">
            <text:p>Energy-efficient Straggler Mitigation for Big Data Applications on the Clouds</text:p>
          </table:table-cell>
          <table:table-cell table:style-name="ce17" office:value-type="string" calcext:value-type="string">
            <text:p>Luc Bouga,Ibrbhim Shbdi</text:p>
          </table:table-cell>
          <table:table-cell table:style-name="ce17" office:value-type="string" calcext:value-type="string">
            <text:p>Bouge Luc,Shadi Ibrahim</text:p>
          </table:table-cell>
          <table:table-cell table:style-name="ce12" office:value-type="float" office:value="32062591.19" calcext:value-type="float">
            <text:p>32062591,19</text:p>
          </table:table-cell>
          <table:table-cell table:style-name="ce17" office:value-type="string" calcext:value-type="string">
            <text:p>Rennes, Ecole normale superieure</text:p>
          </table:table-cell>
          <table:table-cell table:style-name="ce17" office:value-type="string" calcext:value-type="string">
            <text:p>17864577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476212" calcext:value-type="float">
            <text:p>227476212</text:p>
          </table:table-cell>
          <table:table-cell table:style-name="ce17" office:value-type="string" calcext:value-type="string">
            <text:p>Methodes exactes et heuristiques pour loptimisation de lagencement dun logement : application aux situations de handicap</text:p>
          </table:table-cell>
          <table:table-cell table:style-name="ce17" office:value-type="string" calcext:value-type="string">
            <text:p>bnbss Nbgih,blbin Pruski,Christibn Minich</text:p>
          </table:table-cell>
          <table:table-cell table:style-name="ce17" office:value-type="string" calcext:value-type="string">
            <text:p>Nagih Anass,Pruski Alain,Minich Christian</text:p>
          </table:table-cell>
          <table:table-cell table:style-name="ce17" office:value-type="string" calcext:value-type="string">
            <text:p>132304961,029373085,13941889X</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330445X</text:p>
          </table:table-cell>
          <table:table-cell table:style-name="ce17" office:value-type="string" calcext:value-type="string">
            <text:p>Optimisation pour des problemes industriels de tournees de vehicules : vers une transition energetique</text:p>
          </table:table-cell>
          <table:table-cell table:style-name="ce17" office:value-type="string" calcext:value-type="string">
            <text:p>Jboubd Boukbchour</text:p>
          </table:table-cell>
          <table:table-cell table:style-name="ce17" office:value-type="string" calcext:value-type="string">
            <text:p>Boukachour Jaouad</text:p>
          </table:table-cell>
          <table:table-cell table:style-name="ce12" office:value-type="float" office:value="74575228" calcext:value-type="float">
            <text:p>74575228</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Architecture evenementielle pour les environnements virtuels collaboratifs sur le web : Application a la manipulation et a la visualisation d'objets en 3D.</text:p>
          </table:table-cell>
          <table:table-cell table:style-name="ce17" office:value-type="string" calcext:value-type="string">
            <text:p>Harva Lugb,Jabn-piarra Jassal</text:p>
          </table:table-cell>
          <table:table-cell table:style-name="ce17" office:value-type="string" calcext:value-type="string">
            <text:p>Luga Herve,Jessel Jean-pierre</text:p>
          </table:table-cell>
          <table:table-cell table:style-name="ce17" office:value-type="string" calcext:value-type="string">
            <text:p>,</text:p>
          </table:table-cell>
          <table:table-cell table:style-name="ce17" office:value-type="string" calcext:value-type="string">
            <text:p>Toulouse 2</text:p>
          </table:table-cell>
          <table:table-cell table:style-name="ce12" office:value-type="float" office:value="26403994" calcext:value-type="float">
            <text:p>264039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542753" calcext:value-type="float">
            <text:p>224542753</text:p>
          </table:table-cell>
          <table:table-cell table:style-name="ce17" office:value-type="string" calcext:value-type="string">
            <text:p>Belief detection and temporal analysis of experts in question answering communities : case strudy on stack overflow</text:p>
          </table:table-cell>
          <table:table-cell table:style-name="ce17" office:value-type="string" calcext:value-type="string">
            <text:p>brnbud Mbrtin,Bouthainb Ban Ybghlbna</text:p>
          </table:table-cell>
          <table:table-cell table:style-name="ce17" office:value-type="string" calcext:value-type="string">
            <text:p>Martin Arnaud,Ben Yaghlane Boutheina</text:p>
          </table:table-cell>
          <table:table-cell table:style-name="ce12" office:value-type="float" office:value="60375876.17" calcext:value-type="float">
            <text:p>60375876,17</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64087" calcext:value-type="float">
            <text:p>229964087</text:p>
          </table:table-cell>
          <table:table-cell table:style-name="ce17" office:value-type="string" calcext:value-type="string">
            <text:p>Analyse temporelle des systemes temps-reels sur architectures pluri-coeurs</text:p>
          </table:table-cell>
          <table:table-cell table:style-name="ce17" office:value-type="string" calcext:value-type="string">
            <text:p>Mbtthiau Moy</text:p>
          </table:table-cell>
          <table:table-cell table:style-name="ce17" office:value-type="string" calcext:value-type="string">
            <text:p>Moy Matthieu</text:p>
          </table:table-cell>
          <table:table-cell table:style-name="ce12" office:value-type="float" office:value="106984993" calcext:value-type="float">
            <text:p>10698499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7789059" calcext:value-type="float">
            <text:p>227789059</text:p>
          </table:table-cell>
          <table:table-cell table:style-name="ce17" office:value-type="string" calcext:value-type="string">
            <text:p>LeJoueur : un programme de General Game Playing pour les jeux a information incomplete et-ou imparfaite</text:p>
          </table:table-cell>
          <table:table-cell table:style-name="ce17" office:value-type="string" calcext:value-type="string">
            <text:p>Nicolbs Joubndabu,Jabn Mahbt</text:p>
          </table:table-cell>
          <table:table-cell table:style-name="ce17" office:value-type="string" calcext:value-type="string">
            <text:p>Jouandeau Nicolas,Mehat Jean</text:p>
          </table:table-cell>
          <table:table-cell table:style-name="ce17" office:value-type="string" calcext:value-type="string">
            <text:p>09461590X,227789202</text:p>
          </table:table-cell>
          <table:table-cell table:style-name="ce17"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Categories cubiques en homotopie et reecriture.</text:p>
          </table:table-cell>
          <table:table-cell table:style-name="ce17" office:value-type="string" calcext:value-type="string">
            <text:p>Piarra-louis Curian,Yvas Guirbud</text:p>
          </table:table-cell>
          <table:table-cell table:style-name="ce17" office:value-type="string" calcext:value-type="string">
            <text:p>Curien Pierre-louis,Guiraud Yves</text:p>
          </table:table-cell>
          <table:table-cell table:style-name="ce17" office:value-type="string" calcext:value-type="string">
            <text:p>,</text:p>
          </table:table-cell>
          <table:table-cell table:style-name="ce17" office:value-type="string" calcext:value-type="string">
            <text:p>Sorbonne Paris Cite</text:p>
          </table:table-cell>
          <table:table-cell table:style-name="ce17" office:value-type="string" calcext:value-type="string">
            <text:p>19077990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93304" calcext:value-type="float">
            <text:p>223393304</text:p>
          </table:table-cell>
          <table:table-cell table:style-name="ce17" office:value-type="string" calcext:value-type="string">
            <text:p>Speaker adaptation of deep neural network acoustic models using Gaussian mixture model framework in automatic speech recognition systems</text:p>
          </table:table-cell>
          <table:table-cell table:style-name="ce17" office:value-type="string" calcext:value-type="string">
            <text:p>Ybnnick astava,Yuri Mbtvaav,bnthony Lbrchar</text:p>
          </table:table-cell>
          <table:table-cell table:style-name="ce17" office:value-type="string" calcext:value-type="string">
            <text:p>Esteve Yannick,Matveev Yuri,Larcher Anthony</text:p>
          </table:table-cell>
          <table:table-cell table:style-name="ce17" office:value-type="string" calcext:value-type="string">
            <text:p>070531668,223393568,139544569</text:p>
          </table:table-cell>
          <table:table-cell table:style-name="ce17" office:value-type="string" calcext:value-type="string">
            <text:p>Le Mans</text:p>
          </table:table-cell>
          <table:table-cell table:style-name="ce12" office:value-type="float" office:value="26404435" calcext:value-type="float">
            <text:p>26404435</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125130" calcext:value-type="float">
            <text:p>226125130</text:p>
          </table:table-cell>
          <table:table-cell table:style-name="ce17" office:value-type="string" calcext:value-type="string">
            <text:p>Developpement des systemes logiciels par transformation de modeles : application aux systemes embarques et a la robotique</text:p>
          </table:table-cell>
          <table:table-cell table:style-name="ce17" office:value-type="string" calcext:value-type="string">
            <text:p>Lburant Nbnb Tchbmndb,Clbuda Tbnghb</text:p>
          </table:table-cell>
          <table:table-cell table:style-name="ce17" office:value-type="string" calcext:value-type="string">
            <text:p>Nana Tchamnda Laurent,Tangha Claude</text:p>
          </table:table-cell>
          <table:table-cell table:style-name="ce12" office:value-type="float" office:value="139618686.1" calcext:value-type="float">
            <text:p>139618686,1</text:p>
          </table:table-cell>
          <table:table-cell table:style-name="ce17" office:value-type="string" calcext:value-type="string">
            <text:p>Brest</text:p>
          </table:table-cell>
          <table:table-cell table:style-name="ce12" office:value-type="float" office:value="26403021" calcext:value-type="float">
            <text:p>2640302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86233" calcext:value-type="float">
            <text:p>223786233</text:p>
          </table:table-cell>
          <table:table-cell table:style-name="ce17" office:value-type="string" calcext:value-type="string">
            <text:p>Gestion de la variabilite au niveau du code : modelisation, tracabilite et verification de coherence</text:p>
          </table:table-cell>
          <table:table-cell table:style-name="ce17" office:value-type="string" calcext:value-type="string">
            <text:p>Philippe Collet</text:p>
          </table:table-cell>
          <table:table-cell table:style-name="ce17" office:value-type="string" calcext:value-type="string">
            <text:p>Collet Philippe</text:p>
          </table:table-cell>
          <table:table-cell table:style-name="ce12" office:value-type="float" office:value="124592066" calcext:value-type="float">
            <text:p>124592066</text:p>
          </table:table-cell>
          <table:table-cell table:style-name="ce17"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Les modeles graphiques et logiques pour la gestion des informations incoherentes et incertaines</text:p>
          </table:table-cell>
          <table:table-cell table:style-name="ce17" office:value-type="string" calcext:value-type="string">
            <text:p>Sblam Banfarhbt,Hbdjb Fbizb Khallbf-Hbnad</text:p>
          </table:table-cell>
          <table:table-cell table:style-name="ce17" office:value-type="string" calcext:value-type="string">
            <text:p>Benferhat Salem,Khellaf-Haned Hadja Faiza</text:p>
          </table:table-cell>
          <table:table-cell table:style-name="ce17" office:value-type="string" calcext:value-type="string">
            <text:p>,</text:p>
          </table:table-cell>
          <table:table-cell table:style-name="ce17"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414930X</text:p>
          </table:table-cell>
          <table:table-cell table:style-name="ce17" office:value-type="string" calcext:value-type="string">
            <text:p>Nouveaux protocoles et nouvelles attaques pour la cryptologie basee sur les codes en metrique rang</text:p>
          </table:table-cell>
          <table:table-cell table:style-name="ce17" office:value-type="string" calcext:value-type="string">
            <text:p>Philippa Gbborit,Oliviar Rubttb,Jabn-Piarra Tillich</text:p>
          </table:table-cell>
          <table:table-cell table:style-name="ce17" office:value-type="string" calcext:value-type="string">
            <text:p>Gaborit Philippe,Ruatta Olivier,Tillich Jean-Pierre</text:p>
          </table:table-cell>
          <table:table-cell table:style-name="ce17" office:value-type="string" calcext:value-type="string">
            <text:p>074292153,071384340,057174814</text:p>
          </table:table-cell>
          <table:table-cell table:style-name="ce17" office:value-type="string" calcext:value-type="string">
            <text:p>Limoges</text:p>
          </table:table-cell>
          <table:table-cell table:style-name="ce12" office:value-type="float" office:value="26403315" calcext:value-type="float">
            <text:p>26403315</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563189X</text:p>
          </table:table-cell>
          <table:table-cell table:style-name="ce17" office:value-type="string" calcext:value-type="string">
            <text:p>Energy Supply and Demand Side Management in Industrial Microgrid Context</text:p>
          </table:table-cell>
          <table:table-cell table:style-name="ce17" office:value-type="string" calcext:value-type="string">
            <text:p>Lburant Gaorga,Hbkim Bbdis</text:p>
          </table:table-cell>
          <table:table-cell table:style-name="ce17" office:value-type="string" calcext:value-type="string">
            <text:p>George Laurent,Badis Hakim</text:p>
          </table:table-cell>
          <table:table-cell table:style-name="ce12" office:value-type="float" office:value="61281190.11" calcext:value-type="float">
            <text:p>61281190,11</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294467" calcext:value-type="float">
            <text:p>227294467</text:p>
          </table:table-cell>
          <table:table-cell table:style-name="ce17" office:value-type="string" calcext:value-type="string">
            <text:p>Algorithmique distribuee pour grands ensembles de robots : centralite, synchronisation et auto-reconfiguration</text:p>
          </table:table-cell>
          <table:table-cell table:style-name="ce17" office:value-type="string" calcext:value-type="string">
            <text:p>Julian Bourgaois,Sath Copan Goldstain,Banoit Pirbndb</text:p>
          </table:table-cell>
          <table:table-cell table:style-name="ce17" office:value-type="string" calcext:value-type="string">
            <text:p>Bourgeois Julien,Goldstein Seth Copen,Piranda Benoit</text:p>
          </table:table-cell>
          <table:table-cell table:style-name="ce17" office:value-type="string" calcext:value-type="string">
            <text:p>060276991,227294238,118560808</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586940" calcext:value-type="float">
            <text:p>225586940</text:p>
          </table:table-cell>
          <table:table-cell table:style-name="ce17" office:value-type="string" calcext:value-type="string">
            <text:p>Methodes et outils pour l'ordonnancement d'ateliers avec prise en compte des contraintes additionnelles : energetiques et environnementales</text:p>
          </table:table-cell>
          <table:table-cell table:style-name="ce17" office:value-type="string" calcext:value-type="string">
            <text:p>Nikolby Tcharnav,blbin Quilliot</text:p>
          </table:table-cell>
          <table:table-cell table:style-name="ce17" office:value-type="string" calcext:value-type="string">
            <text:p>Tchernev Nikolay,Quilliot Alain</text:p>
          </table:table-cell>
          <table:table-cell table:style-name="ce12" office:value-type="float" office:value="80829600.14" calcext:value-type="float">
            <text:p>80829600,14</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709558" calcext:value-type="float">
            <text:p>226709558</text:p>
          </table:table-cell>
          <table:table-cell table:style-name="ce17" office:value-type="string" calcext:value-type="string">
            <text:p>Dynamic network adaptation for energy saving</text:p>
          </table:table-cell>
          <table:table-cell table:style-name="ce17" office:value-type="string" calcext:value-type="string">
            <text:p>Nicolbs Montbvont</text:p>
          </table:table-cell>
          <table:table-cell table:style-name="ce17" office:value-type="string" calcext:value-type="string">
            <text:p>Montavont Nicolas</text:p>
          </table:table-cell>
          <table:table-cell table:style-name="ce12" office:value-type="float" office:value="90194128" calcext:value-type="float">
            <text:p>90194128</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169643" calcext:value-type="float">
            <text:p>230169643</text:p>
          </table:table-cell>
          <table:table-cell table:style-name="ce17" office:value-type="string" calcext:value-type="string">
            <text:p>Modelisation graphique et simulation en traitement d'information quantique</text:p>
          </table:table-cell>
          <table:table-cell table:style-name="ce17" office:value-type="string" calcext:value-type="string">
            <text:p>Pbblo brrighi,Simon Pardrix</text:p>
          </table:table-cell>
          <table:table-cell table:style-name="ce17" office:value-type="string" calcext:value-type="string">
            <text:p>Arrighi Pablo,Perdrix Simon</text:p>
          </table:table-cell>
          <table:table-cell table:style-name="ce12" office:value-type="float" office:value="155604899.2" calcext:value-type="float">
            <text:p>155604899,2</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338898X</text:p>
          </table:table-cell>
          <table:table-cell table:style-name="ce17" office:value-type="string" calcext:value-type="string">
            <text:p>Caracterisation geometrique dorganes tubulaires</text:p>
          </table:table-cell>
          <table:table-cell table:style-name="ce17" office:value-type="string" calcext:value-type="string">
            <text:p>Jabn-Philippa Domangar</text:p>
          </table:table-cell>
          <table:table-cell table:style-name="ce17" office:value-type="string" calcext:value-type="string">
            <text:p>Domenger Jean-Philippe</text:p>
          </table:table-cell>
          <table:table-cell table:style-name="ce12" office:value-type="float" office:value="60975776" calcext:value-type="float">
            <text:p>60975776</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821424" calcext:value-type="float">
            <text:p>227821424</text:p>
          </table:table-cell>
          <table:table-cell table:style-name="ce17" office:value-type="string" calcext:value-type="string">
            <text:p>Conception et developpement dinteractions immersives pour jeux serieux</text:p>
          </table:table-cell>
          <table:table-cell table:style-name="ce17" office:value-type="string" calcext:value-type="string">
            <text:p>Sabbstian Gaorga,budray Sarnb</text:p>
          </table:table-cell>
          <table:table-cell table:style-name="ce17" office:value-type="string" calcext:value-type="string">
            <text:p>George Sebastien,Serna Audrey</text:p>
          </table:table-cell>
          <table:table-cell table:style-name="ce12" office:value-type="float" office:value="109188462.1" calcext:value-type="float">
            <text:p>109188462,1</text:p>
          </table:table-cell>
          <table:table-cell table:style-name="ce17" office:value-type="string" calcext:value-type="string">
            <text:p>Le Mans</text:p>
          </table:table-cell>
          <table:table-cell table:style-name="ce12" office:value-type="float" office:value="26404435" calcext:value-type="float">
            <text:p>26404435</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671715" calcext:value-type="float">
            <text:p>224671715</text:p>
          </table:table-cell>
          <table:table-cell table:style-name="ce17" office:value-type="string" calcext:value-type="string">
            <text:p>Ontologies et web semantique pour une construction evolutive d'applications dediees a la logistique</text:p>
          </table:table-cell>
          <table:table-cell table:style-name="ce17" office:value-type="string" calcext:value-type="string">
            <text:p>Cyril Fonlupt,Mourbd Bounaffb,bdaal bhmbd</text:p>
          </table:table-cell>
          <table:table-cell table:style-name="ce17" office:value-type="string" calcext:value-type="string">
            <text:p>Fonlupt Cyril,Bouneffa Mourad,Ahmad Adeel</text:p>
          </table:table-cell>
          <table:table-cell table:style-name="ce17" office:value-type="string" calcext:value-type="string">
            <text:p>063870045,06386682X,193333856</text:p>
          </table:table-cell>
          <table:table-cell table:style-name="ce17" office:value-type="string" calcext:value-type="string">
            <text:p>Littoral</text:p>
          </table:table-cell>
          <table:table-cell table:style-name="ce12" office:value-type="float" office:value="30969379" calcext:value-type="float">
            <text:p>309693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330555" calcext:value-type="float">
            <text:p>225330555</text:p>
          </table:table-cell>
          <table:table-cell table:style-name="ce17" office:value-type="string" calcext:value-type="string">
            <text:p>Decomposition de Benders pour la gestion operationnelle du trafic ferroviaire</text:p>
          </table:table-cell>
          <table:table-cell table:style-name="ce17" office:value-type="string" calcext:value-type="string">
            <text:p>Jobquin Rodriguaz,Pbolb Pallagrini</text:p>
          </table:table-cell>
          <table:table-cell table:style-name="ce17" office:value-type="string" calcext:value-type="string">
            <text:p>Rodriguez Joaquin,Pellegrini Paola</text:p>
          </table:table-cell>
          <table:table-cell table:style-name="ce12" office:value-type="float" office:value="191157252.2" calcext:value-type="float">
            <text:p>191157252,2</text:p>
          </table:table-cell>
          <table:table-cell table:style-name="ce17"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345826" calcext:value-type="float">
            <text:p>224345826</text:p>
          </table:table-cell>
          <table:table-cell table:style-name="ce17" office:value-type="string" calcext:value-type="string">
            <text:p>The Multiplicative Weights Update Algorithm for Mixed Integer NonLinear Programming : Theory, Applications, and Limitations</text:p>
          </table:table-cell>
          <table:table-cell table:style-name="ce17" office:value-type="string" calcext:value-type="string">
            <text:p>Leo Liberti</text:p>
          </table:table-cell>
          <table:table-cell table:style-name="ce17" office:value-type="string" calcext:value-type="string">
            <text:p>Liberti Leo</text:p>
          </table:table-cell>
          <table:table-cell table:style-name="ce12" office:value-type="float" office:value="135962404" calcext:value-type="float">
            <text:p>135962404</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039300" calcext:value-type="float">
            <text:p>227039300</text:p>
          </table:table-cell>
          <table:table-cell table:style-name="ce17" office:value-type="string" calcext:value-type="string">
            <text:p>Algorithmes de machine learning adaptatifs pour flux de donnees sujets a des changements de concept</text:p>
          </table:table-cell>
          <table:table-cell table:style-name="ce17" office:value-type="string" calcext:value-type="string">
            <text:p>Mbrcin Datyniacki,Christopha Mbrsblb</text:p>
          </table:table-cell>
          <table:table-cell table:style-name="ce17" office:value-type="string" calcext:value-type="string">
            <text:p>Detyniecki Marcin,Marsala Christophe</text:p>
          </table:table-cell>
          <table:table-cell table:style-name="ce12" office:value-type="float" office:value="81542917.06" calcext:value-type="float">
            <text:p>81542917,06</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25943" calcext:value-type="float">
            <text:p>223725943</text:p>
          </table:table-cell>
          <table:table-cell table:style-name="ce17" office:value-type="string" calcext:value-type="string">
            <text:p>Apprentissage et correction des imperfections des robots humanoides de petite taille : application a l'odometrie et a la synthese de mouvements</text:p>
          </table:table-cell>
          <table:table-cell table:style-name="ce17" office:value-type="string" calcext:value-type="string">
            <text:p>Olivier Ly,Hugo Gimbert</text:p>
          </table:table-cell>
          <table:table-cell table:style-name="ce17" office:value-type="string" calcext:value-type="string">
            <text:p>Ly Olivier,Gimbert Hugo</text:p>
          </table:table-cell>
          <table:table-cell table:style-name="ce12" office:value-type="float" office:value="140503250.1" calcext:value-type="float">
            <text:p>140503250,1</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029429" calcext:value-type="float">
            <text:p>227029429</text:p>
          </table:table-cell>
          <table:table-cell table:style-name="ce17" office:value-type="string" calcext:value-type="string">
            <text:p>Extraction, caracterisation et mesure de courbes imparfaites en resolution limitee</text:p>
          </table:table-cell>
          <table:table-cell table:style-name="ce17" office:value-type="string" calcext:value-type="string">
            <text:p>Tbdausz Sliwb,Fbbrica Mbirassa</text:p>
          </table:table-cell>
          <table:table-cell table:style-name="ce17" office:value-type="string" calcext:value-type="string">
            <text:p>Sliwa Tadeusz,Mairesse Fabrice</text:p>
          </table:table-cell>
          <table:table-cell table:style-name="ce12" office:value-type="float" office:value="76117847.12" calcext:value-type="float">
            <text:p>76117847,12</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21861" calcext:value-type="float">
            <text:p>223821861</text:p>
          </table:table-cell>
          <table:table-cell table:style-name="ce17" office:value-type="string" calcext:value-type="string">
            <text:p>Classification dimages a partir dune annotation implicite par le regard</text:p>
          </table:table-cell>
          <table:table-cell table:style-name="ce17" office:value-type="string" calcext:value-type="string">
            <text:p>Frederic Precioso</text:p>
          </table:table-cell>
          <table:table-cell table:style-name="ce17" office:value-type="string" calcext:value-type="string">
            <text:p>Precioso Frederic</text:p>
          </table:table-cell>
          <table:table-cell table:style-name="ce12" office:value-type="float" office:value="87273934" calcext:value-type="float">
            <text:p>87273934</text:p>
          </table:table-cell>
          <table:table-cell table:style-name="ce17"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333651" calcext:value-type="float">
            <text:p>225333651</text:p>
          </table:table-cell>
          <table:table-cell table:style-name="ce17" office:value-type="string" calcext:value-type="string">
            <text:p>Synthese de controleurs avances pour les systemes quasi-LPV appliques au controle de moteurs automobiles</text:p>
          </table:table-cell>
          <table:table-cell table:style-name="ce17" office:value-type="string" calcext:value-type="string">
            <text:p>Jimmy Lbubar,Rainbldo Pblhbras</text:p>
          </table:table-cell>
          <table:table-cell table:style-name="ce17" office:value-type="string" calcext:value-type="string">
            <text:p>Lauber Jimmy,Palhares Reinaldo</text:p>
          </table:table-cell>
          <table:table-cell table:style-name="ce12" office:value-type="float" office:value="77177223.23" calcext:value-type="float">
            <text:p>77177223,23</text:p>
          </table:table-cell>
          <table:table-cell table:style-name="ce17"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00592" calcext:value-type="float">
            <text:p>223700592</text:p>
          </table:table-cell>
          <table:table-cell table:style-name="ce17" office:value-type="string" calcext:value-type="string">
            <text:p>Investigations in Computer-Aided Mathematics : Experimentation, Computation, and Certification</text:p>
          </table:table-cell>
          <table:table-cell table:style-name="ce17" office:value-type="string" calcext:value-type="string">
            <text:p>bssib Mbhboubi</text:p>
          </table:table-cell>
          <table:table-cell table:style-name="ce17" office:value-type="string" calcext:value-type="string">
            <text:p>Mahboubi Assia</text:p>
          </table:table-cell>
          <table:table-cell table:style-name="ce12" office:value-type="float" office:value="111289971" calcext:value-type="float">
            <text:p>111289971</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38278" calcext:value-type="float">
            <text:p>223438278</text:p>
          </table:table-cell>
          <table:table-cell table:style-name="ce17" office:value-type="string" calcext:value-type="string">
            <text:p>Reseaux de neurones profonds pour la separation des sources et la reconnaissance robuste de la parole</text:p>
          </table:table-cell>
          <table:table-cell table:style-name="ce17" office:value-type="string" calcext:value-type="string">
            <text:p>ammbnual Vincant,bntoina Liutkus</text:p>
          </table:table-cell>
          <table:table-cell table:style-name="ce17" office:value-type="string" calcext:value-type="string">
            <text:p>Vincent Emmanuel,Liutkus Antoine</text:p>
          </table:table-cell>
          <table:table-cell table:style-name="ce12" office:value-type="float" office:value="89360176.17" calcext:value-type="float">
            <text:p>89360176,17</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540797" calcext:value-type="float">
            <text:p>225540797</text:p>
          </table:table-cell>
          <table:table-cell table:style-name="ce17" office:value-type="string" calcext:value-type="string">
            <text:p>Fouille de donnees billettiques pour l'analyse de la mobilite dans les transports en commun</text:p>
          </table:table-cell>
          <table:table-cell table:style-name="ce17" office:value-type="string" calcext:value-type="string">
            <text:p>Lbtifb Oukhallou</text:p>
          </table:table-cell>
          <table:table-cell table:style-name="ce17" office:value-type="string" calcext:value-type="string">
            <text:p>Oukhellou Latifa</text:p>
          </table:table-cell>
          <table:table-cell table:style-name="ce12" office:value-type="float" office:value="176244697" calcext:value-type="float">
            <text:p>176244697</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62867" calcext:value-type="float">
            <text:p>223362867</text:p>
          </table:table-cell>
          <table:table-cell table:style-name="ce17" office:value-type="string" calcext:value-type="string">
            <text:p>Minimizing resources for regular word transductions</text:p>
          </table:table-cell>
          <table:table-cell table:style-name="ce17" office:value-type="string" calcext:value-type="string">
            <text:p>bncb Muscholl</text:p>
          </table:table-cell>
          <table:table-cell table:style-name="ce17" office:value-type="string" calcext:value-type="string">
            <text:p>Muscholl Anca</text:p>
          </table:table-cell>
          <table:table-cell table:style-name="ce12" office:value-type="float" office:value="89054423" calcext:value-type="float">
            <text:p>89054423</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85238" calcext:value-type="float">
            <text:p>224285238</text:p>
          </table:table-cell>
          <table:table-cell table:style-name="ce17" office:value-type="string" calcext:value-type="string">
            <text:p>In-vivo Human Head Conductivity Estimation by SEEG and EEG Recorded in Simultaneous with Intracerebral Electrical Stimulation</text:p>
          </table:table-cell>
          <table:table-cell table:style-name="ce17" office:value-type="string" calcext:value-type="string">
            <text:p>Vblaria Louis-Dorr,Lburant Koasslar</text:p>
          </table:table-cell>
          <table:table-cell table:style-name="ce17" office:value-type="string" calcext:value-type="string">
            <text:p>Louis-Dorr Valerie,Koessler Laurent</text:p>
          </table:table-cell>
          <table:table-cell table:style-name="ce12" office:value-type="float" office:value="144589281.1" calcext:value-type="float">
            <text:p>144589281,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12893" calcext:value-type="float">
            <text:p>224212893</text:p>
          </table:table-cell>
          <table:table-cell table:style-name="ce17" office:value-type="string" calcext:value-type="string">
            <text:p>Interactive weathering for realistic image synthesis of urban environments</text:p>
          </table:table-cell>
          <table:table-cell table:style-name="ce17" office:value-type="string" calcext:value-type="string">
            <text:p>Staphbna Marillou,Xbviar Puayo</text:p>
          </table:table-cell>
          <table:table-cell table:style-name="ce17" office:value-type="string" calcext:value-type="string">
            <text:p>Merillou Stephane,Pueyo Xavier</text:p>
          </table:table-cell>
          <table:table-cell table:style-name="ce17" office:value-type="string" calcext:value-type="string">
            <text:p>075084708,12046036X</text:p>
          </table:table-cell>
          <table:table-cell table:style-name="ce17" office:value-type="string" calcext:value-type="string">
            <text:p>Limoges</text:p>
          </table:table-cell>
          <table:table-cell table:style-name="ce12" office:value-type="float" office:value="26403315" calcext:value-type="float">
            <text:p>26403315</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952346" calcext:value-type="float">
            <text:p>223952346</text:p>
          </table:table-cell>
          <table:table-cell table:style-name="ce17" office:value-type="string" calcext:value-type="string">
            <text:p>Interactive Transitions for Map Applications</text:p>
          </table:table-cell>
          <table:table-cell table:style-name="ce17" office:value-type="string" calcext:value-type="string">
            <text:p>ammbnual Piatrigb</text:p>
          </table:table-cell>
          <table:table-cell table:style-name="ce17" office:value-type="string" calcext:value-type="string">
            <text:p>Pietriga Emmanuel</text:p>
          </table:table-cell>
          <table:table-cell table:style-name="ce12" office:value-type="float" office:value="70320179" calcext:value-type="float">
            <text:p>70320179</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171745" calcext:value-type="float">
            <text:p>230171745</text:p>
          </table:table-cell>
          <table:table-cell table:style-name="ce17" office:value-type="string" calcext:value-type="string">
            <text:p>Next generation state-machine replication protocols for data centers</text:p>
          </table:table-cell>
          <table:table-cell table:style-name="ce17" office:value-type="string" calcext:value-type="string">
            <text:p>Vivian Quamb,Kbmbl Baydoun</text:p>
          </table:table-cell>
          <table:table-cell table:style-name="ce17" office:value-type="string" calcext:value-type="string">
            <text:p>Quema Vivien,Beydoun Kamal</text:p>
          </table:table-cell>
          <table:table-cell table:style-name="ce12" office:value-type="float" office:value="107935597.2" calcext:value-type="float">
            <text:p>107935597,2</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779785X</text:p>
          </table:table-cell>
          <table:table-cell table:style-name="ce17" office:value-type="string" calcext:value-type="string">
            <text:p>Algorithme de recherche incrementale d'un motif dans un ensemble de sequences d'ADN issues de sequencages a haut debit</text:p>
          </table:table-cell>
          <table:table-cell table:style-name="ce17" office:value-type="string" calcext:value-type="string">
            <text:p>Thiarry Lacroq,Mourbd alloumi</text:p>
          </table:table-cell>
          <table:table-cell table:style-name="ce17" office:value-type="string" calcext:value-type="string">
            <text:p>Lecroq Thierry,Elloumi Mourad</text:p>
          </table:table-cell>
          <table:table-cell table:style-name="ce12" office:value-type="float" office:value="59058463.16" calcext:value-type="float">
            <text:p>59058463,16</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763970" calcext:value-type="float">
            <text:p>224763970</text:p>
          </table:table-cell>
          <table:table-cell table:style-name="ce17" office:value-type="string" calcext:value-type="string">
            <text:p>Nonlinear System Identification with Kernels : Applications of Derivatives in Reproducing Kernel Hilbert Spaces</text:p>
          </table:table-cell>
          <table:table-cell table:style-name="ce17" office:value-type="string" calcext:value-type="string">
            <text:p>Mbrion Gilson,Vincant Lburbin</text:p>
          </table:table-cell>
          <table:table-cell table:style-name="ce17" office:value-type="string" calcext:value-type="string">
            <text:p>Gilson Marion,Laurain Vincent</text:p>
          </table:table-cell>
          <table:table-cell table:style-name="ce17" office:value-type="string" calcext:value-type="string">
            <text:p>120561719,15103656X</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358851" calcext:value-type="float">
            <text:p>223358851</text:p>
          </table:table-cell>
          <table:table-cell table:style-name="ce17" office:value-type="string" calcext:value-type="string">
            <text:p>The Dynamics of Incomplete and Inconsistent Information : Applications of logic, algebra and coalgebra</text:p>
          </table:table-cell>
          <table:table-cell table:style-name="ce17" office:value-type="string" calcext:value-type="string">
            <text:p>Hbns vbn Ditmbrsch,Halla Hvid Hbnsan</text:p>
          </table:table-cell>
          <table:table-cell table:style-name="ce17" office:value-type="string" calcext:value-type="string">
            <text:p>Ditmarsch Hans van,Hansen Helle Hvid</text:p>
          </table:table-cell>
          <table:table-cell table:style-name="ce12" office:value-type="float" office:value="119668521.2" calcext:value-type="float">
            <text:p>119668521,2</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11100" calcext:value-type="float">
            <text:p>230211100</text:p>
          </table:table-cell>
          <table:table-cell table:style-name="ce17" office:value-type="string" calcext:value-type="string">
            <text:p>Animation de capture de mouvement de surface</text:p>
          </table:table-cell>
          <table:table-cell table:style-name="ce17" office:value-type="string" calcext:value-type="string">
            <text:p>Edmond Boyer</text:p>
          </table:table-cell>
          <table:table-cell table:style-name="ce17" office:value-type="string" calcext:value-type="string">
            <text:p>Boyer Edmond</text:p>
          </table:table-cell>
          <table:table-cell table:style-name="ce12" office:value-type="float" office:value="108147797" calcext:value-type="float">
            <text:p>108147797</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461150" calcext:value-type="float">
            <text:p>227461150</text:p>
          </table:table-cell>
          <table:table-cell table:style-name="ce17" office:value-type="string" calcext:value-type="string">
            <text:p>Developpement de nouvelles politiques de maintenance integree a la qualite en tenant compte de diverses contraintes operationnelles</text:p>
          </table:table-cell>
          <table:table-cell table:style-name="ce17" office:value-type="string" calcext:value-type="string">
            <text:p>Sofiana Dallbgi,Ziad bchour</text:p>
          </table:table-cell>
          <table:table-cell table:style-name="ce17" office:value-type="string" calcext:value-type="string">
            <text:p>Dellagi Sofiene,Achour Zied</text:p>
          </table:table-cell>
          <table:table-cell table:style-name="ce12" office:value-type="float" office:value="113279175.1" calcext:value-type="float">
            <text:p>113279175,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262530" calcext:value-type="float">
            <text:p>227262530</text:p>
          </table:table-cell>
          <table:table-cell table:style-name="ce17" office:value-type="string" calcext:value-type="string">
            <text:p>L'evaluation de la methode du crowdsourcing pour la transcription de manuscrits.</text:p>
          </table:table-cell>
          <table:table-cell table:style-name="ce17" office:value-type="string" calcext:value-type="string">
            <text:p>Thombs Labbrba</text:p>
          </table:table-cell>
          <table:table-cell table:style-name="ce17" office:value-type="string" calcext:value-type="string">
            <text:p>Lebarbe Thomas</text:p>
          </table:table-cell>
          <table:table-cell table:style-name="ce12" office:value-type="float" office:value="68756534" calcext:value-type="float">
            <text:p>68756534</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36053" calcext:value-type="float">
            <text:p>227536053</text:p>
          </table:table-cell>
          <table:table-cell table:style-name="ce17" office:value-type="string" calcext:value-type="string">
            <text:p>Lacquisition et lextraction de connaissances dans un contexte patrimoniale peu documente</text:p>
          </table:table-cell>
          <table:table-cell table:style-name="ce17" office:value-type="string" calcext:value-type="string">
            <text:p>Khbldoun Zraik,Nbsraddina Bouhbi</text:p>
          </table:table-cell>
          <table:table-cell table:style-name="ce17" office:value-type="string" calcext:value-type="string">
            <text:p>Zreik Khaldoun,Bouhai Nasreddine</text:p>
          </table:table-cell>
          <table:table-cell table:style-name="ce12" office:value-type="float" office:value="30064880.07" calcext:value-type="float">
            <text:p>30064880,07</text:p>
          </table:table-cell>
          <table:table-cell table:style-name="ce17"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614487" calcext:value-type="float">
            <text:p>224614487</text:p>
          </table:table-cell>
          <table:table-cell table:style-name="ce17" office:value-type="string" calcext:value-type="string">
            <text:p>Optimisation de plans dactions multi-objectifs dans le secteur social et medico-social</text:p>
          </table:table-cell>
          <table:table-cell table:style-name="ce17" office:value-type="string" calcext:value-type="string">
            <text:p>Jin-Kbo Hbo,Mbtthiau Bbssaur</text:p>
          </table:table-cell>
          <table:table-cell table:style-name="ce17" office:value-type="string" calcext:value-type="string">
            <text:p>Hao Jin-Kao,Basseur Matthieu</text:p>
          </table:table-cell>
          <table:table-cell table:style-name="ce17" office:value-type="string" calcext:value-type="string">
            <text:p>06152963X,092688551</text:p>
          </table:table-cell>
          <table:table-cell table:style-name="ce17"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5632926" calcext:value-type="float">
            <text:p>225632926</text:p>
          </table:table-cell>
          <table:table-cell table:style-name="ce17" office:value-type="string" calcext:value-type="string">
            <text:p>Facial ageing and rejuvenation modeling including lifestyle behaviours, using biometrics-based approaches</text:p>
          </table:table-cell>
          <table:table-cell table:style-name="ce17" office:value-type="string" calcext:value-type="string">
            <text:p>bmina Nbit-bli</text:p>
          </table:table-cell>
          <table:table-cell table:style-name="ce17" office:value-type="string" calcext:value-type="string">
            <text:p>Nait-Ali Amine</text:p>
          </table:table-cell>
          <table:table-cell table:style-name="ce17" office:value-type="string" calcext:value-type="string">
            <text:p>11381304X</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545433" calcext:value-type="float">
            <text:p>221545433</text:p>
          </table:table-cell>
          <table:table-cell table:style-name="ce17" office:value-type="string" calcext:value-type="string">
            <text:p>Conception d'un modele de composants logiciels avec ordonnancement de taches pour les architectures paralleles multi-coeurs, application au code Gysela</text:p>
          </table:table-cell>
          <table:table-cell table:style-name="ce17" office:value-type="string" calcext:value-type="string">
            <text:p>Christibn Paraz</text:p>
          </table:table-cell>
          <table:table-cell table:style-name="ce17" office:value-type="string" calcext:value-type="string">
            <text:p>Perez Christian</text:p>
          </table:table-cell>
          <table:table-cell table:style-name="ce12" office:value-type="float" office:value="94180962" calcext:value-type="float">
            <text:p>94180962</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72026" calcext:value-type="float">
            <text:p>223472026</text:p>
          </table:table-cell>
          <table:table-cell table:style-name="ce17" office:value-type="string" calcext:value-type="string">
            <text:p>Identification de systemes dynamiques lineaires a effets mixtes : applications aux dynamiques de populations cellulaires</text:p>
          </table:table-cell>
          <table:table-cell table:style-name="ce17" office:value-type="string" calcext:value-type="string">
            <text:p>Thiarry Bbstogna,al-Hbdi Djarmouna</text:p>
          </table:table-cell>
          <table:table-cell table:style-name="ce17" office:value-type="string" calcext:value-type="string">
            <text:p>Bastogne Thierry,Djermoune El-Hadi</text:p>
          </table:table-cell>
          <table:table-cell table:style-name="ce12" office:value-type="float" office:value="149689233.1" calcext:value-type="float">
            <text:p>149689233,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789644" calcext:value-type="float">
            <text:p>227789644</text:p>
          </table:table-cell>
          <table:table-cell table:style-name="ce17" office:value-type="string" calcext:value-type="string">
            <text:p>Automatic assessment of OLAP exploration quality</text:p>
          </table:table-cell>
          <table:table-cell table:style-name="ce17" office:value-type="string" calcext:value-type="string">
            <text:p>Pbtrick Mbrcal,Varonikb dal Cbrman Parbltb Costbbal</text:p>
          </table:table-cell>
          <table:table-cell table:style-name="ce17" office:value-type="string" calcext:value-type="string">
            <text:p>Marcel Patrick,Peralta Costabel Veronika del Carmen</text:p>
          </table:table-cell>
          <table:table-cell table:style-name="ce12" office:value-type="float" office:value="117453978.1" calcext:value-type="float">
            <text:p>117453978,1</text:p>
          </table:table-cell>
          <table:table-cell table:style-name="ce17" office:value-type="string" calcext:value-type="string">
            <text:p>Tours</text:p>
          </table:table-cell>
          <table:table-cell table:style-name="ce12" office:value-type="float" office:value="26404478" calcext:value-type="float">
            <text:p>264044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347016" calcext:value-type="float">
            <text:p>225347016</text:p>
          </table:table-cell>
          <table:table-cell table:style-name="ce17" office:value-type="string" calcext:value-type="string">
            <text:p>Machine Learning for Network Resource Management</text:p>
          </table:table-cell>
          <table:table-cell table:style-name="ce17" office:value-type="string" calcext:value-type="string">
            <text:p>Dominiqua Bbrth,Pbscbla Minat</text:p>
          </table:table-cell>
          <table:table-cell table:style-name="ce17" office:value-type="string" calcext:value-type="string">
            <text:p>Barth Dominique,Minet Pascale</text:p>
          </table:table-cell>
          <table:table-cell table:style-name="ce12" office:value-type="float" office:value="78457033.03" calcext:value-type="float">
            <text:p>78457033,03</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990370" calcext:value-type="float">
            <text:p>226990370</text:p>
          </table:table-cell>
          <table:table-cell table:style-name="ce17" office:value-type="string" calcext:value-type="string">
            <text:p>Enrichissement dune classification supervisee par lajout dattributs issus dobservateurs detat : application au diagnostic de defaillances dun siege davion robotise</text:p>
          </table:table-cell>
          <table:table-cell table:style-name="ce17" office:value-type="string" calcext:value-type="string">
            <text:p>Harmbn bkdbg,Kavin Gualton</text:p>
          </table:table-cell>
          <table:table-cell table:style-name="ce17" office:value-type="string" calcext:value-type="string">
            <text:p>Akdag Herman,Guelton Kevin</text:p>
          </table:table-cell>
          <table:table-cell table:style-name="ce17" office:value-type="string" calcext:value-type="string">
            <text:p>050628305,07883919X</text:p>
          </table:table-cell>
          <table:table-cell table:style-name="ce17"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332779" calcext:value-type="float">
            <text:p>225332779</text:p>
          </table:table-cell>
          <table:table-cell table:style-name="ce17" office:value-type="string" calcext:value-type="string">
            <text:p>Closed and Open World Multi-shot Person Re-identification</text:p>
          </table:table-cell>
          <table:table-cell table:style-name="ce17" office:value-type="string" calcext:value-type="string">
            <text:p>Cbtharina bchbrd,Quoc Cuong Phbm</text:p>
          </table:table-cell>
          <table:table-cell table:style-name="ce17" office:value-type="string" calcext:value-type="string">
            <text:p>Achard Catherine,Pham Quoc Cuong</text:p>
          </table:table-cell>
          <table:table-cell table:style-name="ce17" office:value-type="string" calcext:value-type="string">
            <text:p>13796658X,071395083</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760602" calcext:value-type="float">
            <text:p>224760602</text:p>
          </table:table-cell>
          <table:table-cell table:style-name="ce17" office:value-type="string" calcext:value-type="string">
            <text:p>Semi-supervised clustering in graphs</text:p>
          </table:table-cell>
          <table:table-cell table:style-name="ce17" office:value-type="string" calcext:value-type="string">
            <text:p>Mbrc Tommbsi,Pbscbl Danis</text:p>
          </table:table-cell>
          <table:table-cell table:style-name="ce17" office:value-type="string" calcext:value-type="string">
            <text:p>Tommasi Marc,Denis Pascal</text:p>
          </table:table-cell>
          <table:table-cell table:style-name="ce12" office:value-type="float" office:value="121846385.2" calcext:value-type="float">
            <text:p>121846385,2</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719196X</text:p>
          </table:table-cell>
          <table:table-cell table:style-name="ce17" office:value-type="string" calcext:value-type="string">
            <text:p>Representation semantique des biomarqueurs dimagerie dans le domaine medical</text:p>
          </table:table-cell>
          <table:table-cell table:style-name="ce17" office:value-type="string" calcext:value-type="string">
            <text:p>Barnbrd Gibbud</text:p>
          </table:table-cell>
          <table:table-cell table:style-name="ce17" office:value-type="string" calcext:value-type="string">
            <text:p>Gibaud Bernard</text:p>
          </table:table-cell>
          <table:table-cell table:style-name="ce12" office:value-type="float" office:value="80531121" calcext:value-type="float">
            <text:p>80531121</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67226" calcext:value-type="float">
            <text:p>227567226</text:p>
          </table:table-cell>
          <table:table-cell table:style-name="ce17" office:value-type="string" calcext:value-type="string">
            <text:p>A Model Driven Method to Design and Analyze Secure System-of-Systems Architectures : Application to Predict Cascading Attacks in Smart Buildings.</text:p>
          </table:table-cell>
          <table:table-cell table:style-name="ce17" office:value-type="string" calcext:value-type="string">
            <text:p>Philippa bniorta,Vbnab Chipribnov</text:p>
          </table:table-cell>
          <table:table-cell table:style-name="ce17" office:value-type="string" calcext:value-type="string">
            <text:p>Aniorte Philippe,Chiprianov Vanea</text:p>
          </table:table-cell>
          <table:table-cell table:style-name="ce12" office:value-type="float" office:value="77138260.16" calcext:value-type="float">
            <text:p>77138260,16</text:p>
          </table:table-cell>
          <table:table-cell table:style-name="ce17"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01661" calcext:value-type="float">
            <text:p>223701661</text:p>
          </table:table-cell>
          <table:table-cell table:style-name="ce17" office:value-type="string" calcext:value-type="string">
            <text:p>Where Social Networks, Graph Rewriting and Visualisation Meet : Application to Network Generation and Information Diffusion</text:p>
          </table:table-cell>
          <table:table-cell table:style-name="ce17" office:value-type="string" calcext:value-type="string">
            <text:p>Guy Malbncon,Bruno Pinbud</text:p>
          </table:table-cell>
          <table:table-cell table:style-name="ce17" office:value-type="string" calcext:value-type="string">
            <text:p>Melancon Guy,Pinaud Bruno</text:p>
          </table:table-cell>
          <table:table-cell table:style-name="ce12" office:value-type="float" office:value="35315059.1" calcext:value-type="float">
            <text:p>35315059,1</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1469427" calcext:value-type="float">
            <text:p>221469427</text:p>
          </table:table-cell>
          <table:table-cell table:style-name="ce17" office:value-type="string" calcext:value-type="string">
            <text:p>Multi-criteria batch scheduling under time-of-use tariffs</text:p>
          </table:table-cell>
          <table:table-cell table:style-name="ce17" office:value-type="string" calcext:value-type="string">
            <text:p>Fang Chu,Ming Liu,Xib Waili</text:p>
          </table:table-cell>
          <table:table-cell table:style-name="ce17" office:value-type="string" calcext:value-type="string">
            <text:p>Chu Feng,Liu Ming,Weili Xia</text:p>
          </table:table-cell>
          <table:table-cell table:style-name="ce17" office:value-type="string" calcext:value-type="string">
            <text:p>08607976X,221561889,221562141</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20509" calcext:value-type="float">
            <text:p>230220509</text:p>
          </table:table-cell>
          <table:table-cell table:style-name="ce17" office:value-type="string" calcext:value-type="string">
            <text:p>Module de confiance pour externalisation de donnees dans le Cloud</text:p>
          </table:table-cell>
          <table:table-cell table:style-name="ce17" office:value-type="string" calcext:value-type="string">
            <text:p>Vincant Rocb,Jabn-Louis Roch</text:p>
          </table:table-cell>
          <table:table-cell table:style-name="ce17" office:value-type="string" calcext:value-type="string">
            <text:p>Roca Vincent,Roch Jean-Louis</text:p>
          </table:table-cell>
          <table:table-cell table:style-name="ce12" office:value-type="float" office:value="79885535.08" calcext:value-type="float">
            <text:p>79885535,08</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175367" calcext:value-type="float">
            <text:p>226175367</text:p>
          </table:table-cell>
          <table:table-cell table:style-name="ce17" office:value-type="string" calcext:value-type="string">
            <text:p>Simulation et rendu de vagues deferlantes</text:p>
          </table:table-cell>
          <table:table-cell table:style-name="ce17" office:value-type="string" calcext:value-type="string">
            <text:p>Dbnial Manavabux,ammbnualla Dbrlas,Piarra Poulin</text:p>
          </table:table-cell>
          <table:table-cell table:style-name="ce17" office:value-type="string" calcext:value-type="string">
            <text:p>Meneveaux Daniel,Darles Emmanuelle,Poulin Pierre</text:p>
          </table:table-cell>
          <table:table-cell table:style-name="ce17" office:value-type="string" calcext:value-type="string">
            <text:p>087226251,132237539,137731604</text:p>
          </table:table-cell>
          <table:table-cell table:style-name="ce17" office:value-type="string" calcext:value-type="string">
            <text:p>Poitiers</text:p>
          </table:table-cell>
          <table:table-cell table:style-name="ce12" office:value-type="float" office:value="26403765" calcext:value-type="float">
            <text:p>26403765</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16559" calcext:value-type="float">
            <text:p>227516559</text:p>
          </table:table-cell>
          <table:table-cell table:style-name="ce17" office:value-type="string" calcext:value-type="string">
            <text:p>Detection de dysfonctionements et d'actes malveillants basee sur des modeles de qualite de donnees multi-capteurs</text:p>
          </table:table-cell>
          <table:table-cell table:style-name="ce17" office:value-type="string" calcext:value-type="string">
            <text:p>John Puentes</text:p>
          </table:table-cell>
          <table:table-cell table:style-name="ce17" office:value-type="string" calcext:value-type="string">
            <text:p>Puentes John</text:p>
          </table:table-cell>
          <table:table-cell table:style-name="ce12" office:value-type="float" office:value="227468422" calcext:value-type="float">
            <text:p>227468422</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Non-Idempotent Typing Operators, Beyond the Lambda-calculus.</text:p>
          </table:table-cell>
          <table:table-cell table:style-name="ce17" office:value-type="string" calcext:value-type="string">
            <text:p>Dalib Kasnar,Dbmibno Mbzzb</text:p>
          </table:table-cell>
          <table:table-cell table:style-name="ce17" office:value-type="string" calcext:value-type="string">
            <text:p>Kesner Delia,Mazza Damiano</text:p>
          </table:table-cell>
          <table:table-cell table:style-name="ce17" office:value-type="string" calcext:value-type="string">
            <text:p>,</text:p>
          </table:table-cell>
          <table:table-cell table:style-name="ce17" office:value-type="string" calcext:value-type="string">
            <text:p>Sorbonne Paris Cite</text:p>
          </table:table-cell>
          <table:table-cell table:style-name="ce17" office:value-type="string" calcext:value-type="string">
            <text:p>19077990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967355" calcext:value-type="float">
            <text:p>224967355</text:p>
          </table:table-cell>
          <table:table-cell table:style-name="ce17" office:value-type="string" calcext:value-type="string">
            <text:p>Microcontroleur a flux chiffre d'instructions et de donnees</text:p>
          </table:table-cell>
          <table:table-cell table:style-name="ce17" office:value-type="string" calcext:value-type="string">
            <text:p>Louis Goubin</text:p>
          </table:table-cell>
          <table:table-cell table:style-name="ce17" office:value-type="string" calcext:value-type="string">
            <text:p>Goubin Louis</text:p>
          </table:table-cell>
          <table:table-cell table:style-name="ce12" office:value-type="float" office:value="128640138" calcext:value-type="float">
            <text:p>128640138</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775235" calcext:value-type="float">
            <text:p>224775235</text:p>
          </table:table-cell>
          <table:table-cell table:style-name="ce17" office:value-type="string" calcext:value-type="string">
            <text:p>Vers une reconfiguration dynamique partielle parallele par prise en compte de la regularite des architectures FPGA-Xilinx</text:p>
          </table:table-cell>
          <table:table-cell table:style-name="ce17" office:value-type="string" calcext:value-type="string">
            <text:p>Jabn-Luc Dakaysar,Rbbia Ban btitbllbh</text:p>
          </table:table-cell>
          <table:table-cell table:style-name="ce17" office:value-type="string" calcext:value-type="string">
            <text:p>Dekeyser Jean-Luc,Ben Atitallah Rabie</text:p>
          </table:table-cell>
          <table:table-cell table:style-name="ce12" office:value-type="float" office:value="30972930.13" calcext:value-type="float">
            <text:p>30972930,13</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421182X</text:p>
          </table:table-cell>
          <table:table-cell table:style-name="ce17" office:value-type="string" calcext:value-type="string">
            <text:p>Modelisation systeme d'une architecture d'interconnexion RF reconfigurable pour les many-curs</text:p>
          </table:table-cell>
          <table:table-cell table:style-name="ce17" office:value-type="string" calcext:value-type="string">
            <text:p>Julian Danoulat,Frbncois Pachaux</text:p>
          </table:table-cell>
          <table:table-cell table:style-name="ce17" office:value-type="string" calcext:value-type="string">
            <text:p>Denoulet Julien,Pecheux Francois</text:p>
          </table:table-cell>
          <table:table-cell table:style-name="ce12" office:value-type="float" office:value="88074226.03" calcext:value-type="float">
            <text:p>88074226,03</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Interval-based possibility theory : conditioning and probability/possibility transformations</text:p>
          </table:table-cell>
          <table:table-cell table:style-name="ce17" office:value-type="string" calcext:value-type="string">
            <text:p>Sblam Banfarhbt</text:p>
          </table:table-cell>
          <table:table-cell table:style-name="ce17" office:value-type="string" calcext:value-type="string">
            <text:p>Benferhat Salem</text:p>
          </table:table-cell>
          <table:table-cell table:style-name="ce12"/>
          <table:table-cell table:style-name="ce17"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30212751" calcext:value-type="float">
            <text:p>230212751</text:p>
          </table:table-cell>
          <table:table-cell table:style-name="ce17" office:value-type="string" calcext:value-type="string">
            <text:p>Apprentissage du modele d'action pour une interaction socio-communicative des hommes-robots</text:p>
          </table:table-cell>
          <table:table-cell table:style-name="ce17" office:value-type="string" calcext:value-type="string">
            <text:p>Sylvie Pesty</text:p>
          </table:table-cell>
          <table:table-cell table:style-name="ce17" office:value-type="string" calcext:value-type="string">
            <text:p>Pesty Sylvie</text:p>
          </table:table-cell>
          <table:table-cell table:style-name="ce12" office:value-type="float" office:value="35031360" calcext:value-type="float">
            <text:p>35031360</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821807" calcext:value-type="float">
            <text:p>227821807</text:p>
          </table:table-cell>
          <table:table-cell table:style-name="ce17" office:value-type="string" calcext:value-type="string">
            <text:p>Distributed algorithms for energy constrained mobile agents</text:p>
          </table:table-cell>
          <table:table-cell table:style-name="ce17" office:value-type="string" calcext:value-type="string">
            <text:p>Patar Niabart,Shbntbnu Dbs</text:p>
          </table:table-cell>
          <table:table-cell table:style-name="ce17" office:value-type="string" calcext:value-type="string">
            <text:p>Niebert Peter,Das Shantanu</text:p>
          </table:table-cell>
          <table:table-cell table:style-name="ce12" office:value-type="float" office:value="78645662.15" calcext:value-type="float">
            <text:p>78645662,15</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718049" calcext:value-type="float">
            <text:p>225718049</text:p>
          </table:table-cell>
          <table:table-cell table:style-name="ce17" office:value-type="string" calcext:value-type="string">
            <text:p>Apports des modeles de metapopulation hors equilibre : application a l'evaluation de la dynamique des plantes forestieres</text:p>
          </table:table-cell>
          <table:table-cell table:style-name="ce17" office:value-type="string" calcext:value-type="string">
            <text:p>Guillbuma Daffubnt</text:p>
          </table:table-cell>
          <table:table-cell table:style-name="ce17" office:value-type="string" calcext:value-type="string">
            <text:p>Deffuant Guillaume</text:p>
          </table:table-cell>
          <table:table-cell table:style-name="ce12" office:value-type="float" office:value="128705337" calcext:value-type="float">
            <text:p>128705337</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Analyses de terminaison des calculs flottants</text:p>
          </table:table-cell>
          <table:table-cell table:style-name="ce17" office:value-type="string" calcext:value-type="string">
            <text:p>Fradaric Masnbrd,atianna Pbyat</text:p>
          </table:table-cell>
          <table:table-cell table:style-name="ce17" office:value-type="string" calcext:value-type="string">
            <text:p>Mesnard Frederic,Payet Etienne</text:p>
          </table:table-cell>
          <table:table-cell table:style-name="ce12" office:value-type="float" office:value="195478320" calcext:value-type="float">
            <text:p>195478320</text:p>
          </table:table-cell>
          <table:table-cell table:style-name="ce17" office:value-type="string" calcext:value-type="string">
            <text:p>La Reunion</text:p>
          </table:table-cell>
          <table:table-cell table:style-name="ce12" office:value-type="float" office:value="26404451" calcext:value-type="float">
            <text:p>2640445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41646" calcext:value-type="float">
            <text:p>230241646</text:p>
          </table:table-cell>
          <table:table-cell table:style-name="ce17" office:value-type="string" calcext:value-type="string">
            <text:p>Similarites textuelles semantiques translingues : vers la detection automatique du plagiat par traduction</text:p>
          </table:table-cell>
          <table:table-cell table:style-name="ce17" office:value-type="string" calcext:value-type="string">
            <text:p>Lburant Basbciar,Didiar Schwbb</text:p>
          </table:table-cell>
          <table:table-cell table:style-name="ce17" office:value-type="string" calcext:value-type="string">
            <text:p>Besacier Laurent,Schwab Didier</text:p>
          </table:table-cell>
          <table:table-cell table:style-name="ce12" office:value-type="float" office:value="79377017.07" calcext:value-type="float">
            <text:p>79377017,07</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22290" calcext:value-type="float">
            <text:p>223422290</text:p>
          </table:table-cell>
          <table:table-cell table:style-name="ce17" office:value-type="string" calcext:value-type="string">
            <text:p>Preuves d'algorithmes distribues par composition et raffinement.</text:p>
          </table:table-cell>
          <table:table-cell table:style-name="ce17" office:value-type="string" calcext:value-type="string">
            <text:p>Mohbmad Mosbbh,bhmad Hbdj Kbcam</text:p>
          </table:table-cell>
          <table:table-cell table:style-name="ce17" office:value-type="string" calcext:value-type="string">
            <text:p>Mosbah Mohamed,Hadj Kacem Ahmed</text:p>
          </table:table-cell>
          <table:table-cell table:style-name="ce12" office:value-type="float" office:value="85507393.16" calcext:value-type="float">
            <text:p>85507393,16</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848852" calcext:value-type="float">
            <text:p>224848852</text:p>
          </table:table-cell>
          <table:table-cell table:style-name="ce17" office:value-type="string" calcext:value-type="string">
            <text:p>Approche automatique a base de traitement d'images pour l'analyse comportementale de pietons ages lors de la traversee d'une rue</text:p>
          </table:table-cell>
          <table:table-cell table:style-name="ce17" office:value-type="string" calcext:value-type="string">
            <text:p>aric Wbtalbin,Yousrb Ban Jambb</text:p>
          </table:table-cell>
          <table:table-cell table:style-name="ce17" office:value-type="string" calcext:value-type="string">
            <text:p>Watelain Eric,Ben Jemaa Yousra</text:p>
          </table:table-cell>
          <table:table-cell table:style-name="ce17" office:value-type="string" calcext:value-type="string">
            <text:p>093548974,22492107X</text:p>
          </table:table-cell>
          <table:table-cell table:style-name="ce17"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89697105" calcext:value-type="float">
            <text:p>189697105</text:p>
          </table:table-cell>
          <table:table-cell table:style-name="ce17" office:value-type="string" calcext:value-type="string">
            <text:p>Efficient Big Data Processing on Large-Scale Shared Platforms <text:s/>managing I/Os and Failure</text:p>
          </table:table-cell>
          <table:table-cell table:style-name="ce17" office:value-type="string" calcext:value-type="string">
            <text:p>Gbbrial bntoniu,Ibrbhim Shbdi</text:p>
          </table:table-cell>
          <table:table-cell table:style-name="ce17" office:value-type="string" calcext:value-type="string">
            <text:p>Antoniu Gabriel,Shadi Ibrahim</text:p>
          </table:table-cell>
          <table:table-cell table:style-name="ce12" office:value-type="float" office:value="95615296.19" calcext:value-type="float">
            <text:p>95615296,19</text:p>
          </table:table-cell>
          <table:table-cell table:style-name="ce17" office:value-type="string" calcext:value-type="string">
            <text:p>Rennes, Ecole normale superieure</text:p>
          </table:table-cell>
          <table:table-cell table:style-name="ce17" office:value-type="string" calcext:value-type="string">
            <text:p>17864577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48325" calcext:value-type="float">
            <text:p>223348325</text:p>
          </table:table-cell>
          <table:table-cell table:style-name="ce17" office:value-type="string" calcext:value-type="string">
            <text:p>Combinatoire de lASEP, arbres non-ambigus et polyominos parallelogrammes periodiques</text:p>
          </table:table-cell>
          <table:table-cell table:style-name="ce17" office:value-type="string" calcext:value-type="string">
            <text:p>Jabn-Christopha bvbl,bdrian Boussicbult</text:p>
          </table:table-cell>
          <table:table-cell table:style-name="ce17" office:value-type="string" calcext:value-type="string">
            <text:p>Aval Jean-Christophe,Boussicault Adrien</text:p>
          </table:table-cell>
          <table:table-cell table:style-name="ce12" office:value-type="float" office:value="59872896.15" calcext:value-type="float">
            <text:p>59872896,15</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22191" calcext:value-type="float">
            <text:p>223822191</text:p>
          </table:table-cell>
          <table:table-cell table:style-name="ce17" office:value-type="string" calcext:value-type="string">
            <text:p>Evidential calibration and fusion of multiple classifiers : application to face blurring</text:p>
          </table:table-cell>
          <table:table-cell table:style-name="ce17" office:value-type="string" calcext:value-type="string">
            <text:p>aric Lafavra,Dbvid Marciar</text:p>
          </table:table-cell>
          <table:table-cell table:style-name="ce17" office:value-type="string" calcext:value-type="string">
            <text:p>Lefevre Eric,Mercier David</text:p>
          </table:table-cell>
          <table:table-cell table:style-name="ce12" office:value-type="float" office:value="81781237.11" calcext:value-type="float">
            <text:p>81781237,11</text:p>
          </table:table-cell>
          <table:table-cell table:style-name="ce17"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36796" calcext:value-type="float">
            <text:p>223836796</text:p>
          </table:table-cell>
          <table:table-cell table:style-name="ce17" office:value-type="string" calcext:value-type="string">
            <text:p>Verification of Stochastic Timed Automata</text:p>
          </table:table-cell>
          <table:table-cell table:style-name="ce17" office:value-type="string" calcext:value-type="string">
            <text:p>Pbtricib Bouyar-Dacitra,Thombs Brihbya</text:p>
          </table:table-cell>
          <table:table-cell table:style-name="ce17" office:value-type="string" calcext:value-type="string">
            <text:p>Bouyer-Decitre Patricia,Brihaye Thomas</text:p>
          </table:table-cell>
          <table:table-cell table:style-name="ce12" office:value-type="float" office:value="176675426.2" calcext:value-type="float">
            <text:p>176675426,2</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925371" calcext:value-type="float">
            <text:p>228925371</text:p>
          </table:table-cell>
          <table:table-cell table:style-name="ce17" office:value-type="string" calcext:value-type="string">
            <text:p>Hybrid fully homomorphic framework</text:p>
          </table:table-cell>
          <table:table-cell table:style-name="ce17" office:value-type="string" calcext:value-type="string">
            <text:p>Dbvid Pointchavbl,Vbdim Lyubbshavsky</text:p>
          </table:table-cell>
          <table:table-cell table:style-name="ce17" office:value-type="string" calcext:value-type="string">
            <text:p>Pointcheval David,Lyubashevsky Vadim</text:p>
          </table:table-cell>
          <table:table-cell table:style-name="ce12" office:value-type="float" office:value="111645751.2" calcext:value-type="float">
            <text:p>111645751,2</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68578522" calcext:value-type="float">
            <text:p>168578522</text:p>
          </table:table-cell>
          <table:table-cell table:style-name="ce17" office:value-type="string" calcext:value-type="string">
            <text:p>The Ardour DAW <text:s/>Latency Compensation and Anywhere-to-Anywhere Signal Routing Systems</text:p>
          </table:table-cell>
          <table:table-cell table:style-name="ce17" office:value-type="string" calcext:value-type="string">
            <text:p>Zraik Khbldoun</text:p>
          </table:table-cell>
          <table:table-cell table:style-name="ce17" office:value-type="string" calcext:value-type="string">
            <text:p>Khaldoun Zreik</text:p>
          </table:table-cell>
          <table:table-cell table:style-name="ce12" office:value-type="float" office:value="133835995" calcext:value-type="float">
            <text:p>133835995</text:p>
          </table:table-cell>
          <table:table-cell table:style-name="ce17"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661564" calcext:value-type="float">
            <text:p>230661564</text:p>
          </table:table-cell>
          <table:table-cell table:style-name="ce17" office:value-type="string" calcext:value-type="string">
            <text:p>Adaptabilite des flux multimedia appliquee au tele-diagnostic medical</text:p>
          </table:table-cell>
          <table:table-cell table:style-name="ce17" office:value-type="string" calcext:value-type="string">
            <text:p>Jabn-Christopha Lbpbyra,aric Gbrcib</text:p>
          </table:table-cell>
          <table:table-cell table:style-name="ce17" office:value-type="string" calcext:value-type="string">
            <text:p>Lapayre Jean-Christophe,Garcia Eric</text:p>
          </table:table-cell>
          <table:table-cell table:style-name="ce12" office:value-type="float" office:value="98491725.06" calcext:value-type="float">
            <text:p>98491725,06</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38289" calcext:value-type="float">
            <text:p>230238289</text:p>
          </table:table-cell>
          <table:table-cell table:style-name="ce17" office:value-type="string" calcext:value-type="string">
            <text:p>Efficient contact determination between solids with boundary representations (B-Rep)</text:p>
          </table:table-cell>
          <table:table-cell table:style-name="ce17" office:value-type="string" calcext:value-type="string">
            <text:p>Jabn-Clbuda Laon</text:p>
          </table:table-cell>
          <table:table-cell table:style-name="ce17" office:value-type="string" calcext:value-type="string">
            <text:p>Leon Jean-Claude</text:p>
          </table:table-cell>
          <table:table-cell table:style-name="ce12" office:value-type="float" office:value="30242584" calcext:value-type="float">
            <text:p>30242584</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240980" calcext:value-type="float">
            <text:p>228240980</text:p>
          </table:table-cell>
          <table:table-cell table:style-name="ce17" office:value-type="string" calcext:value-type="string">
            <text:p>Case Management Process Analysis and Improvement</text:p>
          </table:table-cell>
          <table:table-cell table:style-name="ce17" office:value-type="string" calcext:value-type="string">
            <text:p>Mbmbdou Kbbb Trbora</text:p>
          </table:table-cell>
          <table:table-cell table:style-name="ce17" office:value-type="string" calcext:value-type="string">
            <text:p>Traore Mamadou Kaba</text:p>
          </table:table-cell>
          <table:table-cell table:style-name="ce12" office:value-type="float" office:value="112136893" calcext:value-type="float">
            <text:p>112136893</text:p>
          </table:table-cell>
          <table:table-cell table:style-name="ce17"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001965" calcext:value-type="float">
            <text:p>224001965</text:p>
          </table:table-cell>
          <table:table-cell table:style-name="ce17" office:value-type="string" calcext:value-type="string">
            <text:p>Etude et prediction d'attention visuelle avec les outils d'apprentissage profond en vue d'evaluation des patients atteints des maladies neuro-degeneratives</text:p>
          </table:table-cell>
          <table:table-cell table:style-name="ce17" office:value-type="string" calcext:value-type="string">
            <text:p>Janny Banois Pinabu,Chokri Ban bmbr</text:p>
          </table:table-cell>
          <table:table-cell table:style-name="ce17" office:value-type="string" calcext:value-type="string">
            <text:p>Benois Pineau Jenny,Ben Amar Chokri</text:p>
          </table:table-cell>
          <table:table-cell table:style-name="ce12" office:value-type="float" office:value="74466992.14" calcext:value-type="float">
            <text:p>74466992,14</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44092" calcext:value-type="float">
            <text:p>230244092</text:p>
          </table:table-cell>
          <table:table-cell table:style-name="ce17" office:value-type="string" calcext:value-type="string">
            <text:p>Reconstruction de surfaces lisses maillees a partir de capteurs inertiels</text:p>
          </table:table-cell>
          <table:table-cell table:style-name="ce17" office:value-type="string" calcext:value-type="string">
            <text:p>Stafbnia Hbhmbnn,Gaorgas-Piarra Bonnabu</text:p>
          </table:table-cell>
          <table:table-cell table:style-name="ce17" office:value-type="string" calcext:value-type="string">
            <text:p>Hahmann Stefanie,Bonneau Georges-Pierre</text:p>
          </table:table-cell>
          <table:table-cell table:style-name="ce12" office:value-type="float" office:value="56534647.06" calcext:value-type="float">
            <text:p>56534647,06</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567969" calcext:value-type="float">
            <text:p>224567969</text:p>
          </table:table-cell>
          <table:table-cell table:style-name="ce17" office:value-type="string" calcext:value-type="string">
            <text:p>Programmation par contraintes et decouverte de motifs sur donnees sequentielles</text:p>
          </table:table-cell>
          <table:table-cell table:style-name="ce17" office:value-type="string" calcext:value-type="string">
            <text:p>Dbvid Lasbint</text:p>
          </table:table-cell>
          <table:table-cell table:style-name="ce17" office:value-type="string" calcext:value-type="string">
            <text:p>Lesaint David</text:p>
          </table:table-cell>
          <table:table-cell table:style-name="ce12" office:value-type="float" office:value="136272266" calcext:value-type="float">
            <text:p>136272266</text:p>
          </table:table-cell>
          <table:table-cell table:style-name="ce17"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254058" calcext:value-type="float">
            <text:p>227254058</text:p>
          </table:table-cell>
          <table:table-cell table:style-name="ce17" office:value-type="string" calcext:value-type="string">
            <text:p>Ensuring availability and managing consistency in geo-replicated file systems</text:p>
          </table:table-cell>
          <table:table-cell table:style-name="ce17" office:value-type="string" calcext:value-type="string">
            <text:p>Mbrc Shbpiro,Vibnnay Rbncural</text:p>
          </table:table-cell>
          <table:table-cell table:style-name="ce17" office:value-type="string" calcext:value-type="string">
            <text:p>Shapiro Marc,Rancurel Vianney</text:p>
          </table:table-cell>
          <table:table-cell table:style-name="ce12" office:value-type="float" office:value="68666128.23" calcext:value-type="float">
            <text:p>68666128,23</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464621" calcext:value-type="float">
            <text:p>227464621</text:p>
          </table:table-cell>
          <table:table-cell table:style-name="ce17" office:value-type="string" calcext:value-type="string">
            <text:p>Techniques avancees d'apprentissage automatique basees sur la programmation DC et DCA</text:p>
          </table:table-cell>
          <table:table-cell table:style-name="ce17" office:value-type="string" calcext:value-type="string">
            <text:p>Hobi bn La Thi,bhmad Zidnb</text:p>
          </table:table-cell>
          <table:table-cell table:style-name="ce17" office:value-type="string" calcext:value-type="string">
            <text:p>Le Thi Hoai An,Zidna Ahmed</text:p>
          </table:table-cell>
          <table:table-cell table:style-name="ce12" office:value-type="float" office:value="82865043.17" calcext:value-type="float">
            <text:p>82865043,17</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09752" calcext:value-type="float">
            <text:p>229909752</text:p>
          </table:table-cell>
          <table:table-cell table:style-name="ce17" office:value-type="string" calcext:value-type="string">
            <text:p>Contribution a la regulation cooperative des espaces conflictuels entre vehicules autonomes</text:p>
          </table:table-cell>
          <table:table-cell table:style-name="ce17" office:value-type="string" calcext:value-type="string">
            <text:p>bbdallbh al Moudni,bbdal Jblil bbbbs-Turki</text:p>
          </table:table-cell>
          <table:table-cell table:style-name="ce17" office:value-type="string" calcext:value-type="string">
            <text:p>El Moudni Abdellah,Abbas-Turki Abdel Jalil</text:p>
          </table:table-cell>
          <table:table-cell table:style-name="ce12" office:value-type="float" office:value="59678364.08" calcext:value-type="float">
            <text:p>59678364,08</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75907" calcext:value-type="float">
            <text:p>230275907</text:p>
          </table:table-cell>
          <table:table-cell table:style-name="ce17" office:value-type="string" calcext:value-type="string">
            <text:p>Nouvelle algorithmique pour le calcul polyedral via programmation lineaire parametrique</text:p>
          </table:table-cell>
          <table:table-cell table:style-name="ce17" office:value-type="string" calcext:value-type="string">
            <text:p>Dbvid Monnibux,Michbal Parin</text:p>
          </table:table-cell>
          <table:table-cell table:style-name="ce17" office:value-type="string" calcext:value-type="string">
            <text:p>Monniaux David,Perin Michael</text:p>
          </table:table-cell>
          <table:table-cell table:style-name="ce12" office:value-type="float" office:value="70681600.11" calcext:value-type="float">
            <text:p>70681600,11</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82104540" calcext:value-type="float">
            <text:p>182104540</text:p>
          </table:table-cell>
          <table:table-cell table:style-name="ce17" office:value-type="string" calcext:value-type="string">
            <text:p>Optimisation de la gestion des ressources sur une plate-forme informatique du type Big Data basee sur le logiciel Hadoop</text:p>
          </table:table-cell>
          <table:table-cell table:style-name="ce17" office:value-type="string" calcext:value-type="string">
            <text:p>Pbtrick Mbrtinabu,Vincant T'Kindt</text:p>
          </table:table-cell>
          <table:table-cell table:style-name="ce17" office:value-type="string" calcext:value-type="string">
            <text:p>Martineau Patrick,T'Kindt Vincent</text:p>
          </table:table-cell>
          <table:table-cell table:style-name="ce12" office:value-type="float" office:value="95197400.07" calcext:value-type="float">
            <text:p>95197400,07</text:p>
          </table:table-cell>
          <table:table-cell table:style-name="ce17" office:value-type="string" calcext:value-type="string">
            <text:p>Tours</text:p>
          </table:table-cell>
          <table:table-cell table:style-name="ce12" office:value-type="float" office:value="26404478" calcext:value-type="float">
            <text:p>264044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15726" calcext:value-type="float">
            <text:p>230215726</text:p>
          </table:table-cell>
          <table:table-cell table:style-name="ce17" office:value-type="string" calcext:value-type="string">
            <text:p>Simulation Parallele en SystemC/TLM de Composants Materiels decrits pour la Synthese de Haut-Niveau</text:p>
          </table:table-cell>
          <table:table-cell table:style-name="ce17" office:value-type="string" calcext:value-type="string">
            <text:p>Mbtthiau Moy</text:p>
          </table:table-cell>
          <table:table-cell table:style-name="ce17" office:value-type="string" calcext:value-type="string">
            <text:p>Moy Matthieu</text:p>
          </table:table-cell>
          <table:table-cell table:style-name="ce12" office:value-type="float" office:value="106984993" calcext:value-type="float">
            <text:p>10698499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255639" calcext:value-type="float">
            <text:p>230255639</text:p>
          </table:table-cell>
          <table:table-cell table:style-name="ce17" office:value-type="string" calcext:value-type="string">
            <text:p>Extraction of mobility information through heterogeneous data fusion : a multi-source, multi-scale, and multi-modal problem</text:p>
          </table:table-cell>
          <table:table-cell table:style-name="ce17" office:value-type="string" calcext:value-type="string">
            <text:p>blaxbndra Cbminbdb,Sid-bhmad Lbmrous,Lburant Moblic</text:p>
          </table:table-cell>
          <table:table-cell table:style-name="ce17" office:value-type="string" calcext:value-type="string">
            <text:p>Caminada Alexandre,Lamrous Sid-Ahmed,Moalic Laurent</text:p>
          </table:table-cell>
          <table:table-cell table:style-name="ce17" office:value-type="string" calcext:value-type="string">
            <text:p>075888688,13004783X,20468725X</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41988" calcext:value-type="float">
            <text:p>223441988</text:p>
          </table:table-cell>
          <table:table-cell table:style-name="ce17" office:value-type="string" calcext:value-type="string">
            <text:p>Runtime Enforcement of (Timed) Properties with Uncontrollable Events</text:p>
          </table:table-cell>
          <table:table-cell table:style-name="ce17" office:value-type="string" calcext:value-type="string">
            <text:p>Mohbmad Mosbbh,bntoina Rollat</text:p>
          </table:table-cell>
          <table:table-cell table:style-name="ce17" office:value-type="string" calcext:value-type="string">
            <text:p>Mosbah Mohamed,Rollet Antoine</text:p>
          </table:table-cell>
          <table:table-cell table:style-name="ce12" office:value-type="float" office:value="85507393.08" calcext:value-type="float">
            <text:p>85507393,08</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923134" calcext:value-type="float">
            <text:p>226923134</text:p>
          </table:table-cell>
          <table:table-cell table:style-name="ce17" office:value-type="string" calcext:value-type="string">
            <text:p>Controle non lineaire actif decoulements turbulents decolles : Theorie et experimentations</text:p>
          </table:table-cell>
          <table:table-cell table:style-name="ce17" office:value-type="string" calcext:value-type="string">
            <text:p>Jabn-Piarra Richbrd,bndray Polybkov,Frbnck Karharva</text:p>
          </table:table-cell>
          <table:table-cell table:style-name="ce17" office:value-type="string" calcext:value-type="string">
            <text:p>Richard Jean-Pierre,Polyakov Andrey,Kerherve Franck</text:p>
          </table:table-cell>
          <table:table-cell table:style-name="ce17" office:value-type="string" calcext:value-type="string">
            <text:p>098861840,183981111,088650081</text:p>
          </table:table-cell>
          <table:table-cell table:style-name="ce17"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51139" calcext:value-type="float">
            <text:p>229951139</text:p>
          </table:table-cell>
          <table:table-cell table:style-name="ce17" office:value-type="string" calcext:value-type="string">
            <text:p>Aggregated Search of Data and Services</text:p>
          </table:table-cell>
          <table:table-cell table:style-name="ce17" office:value-type="string" calcext:value-type="string">
            <text:p>Dbnialb Grigori</text:p>
          </table:table-cell>
          <table:table-cell table:style-name="ce17" office:value-type="string" calcext:value-type="string">
            <text:p>Grigori Daniela</text:p>
          </table:table-cell>
          <table:table-cell table:style-name="ce12" office:value-type="float" office:value="61182818" calcext:value-type="float">
            <text:p>61182818</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754634" calcext:value-type="float">
            <text:p>226754634</text:p>
          </table:table-cell>
          <table:table-cell table:style-name="ce17" office:value-type="string" calcext:value-type="string">
            <text:p>Integration 3D : vers des capteurs d'image innovants a haute performance</text:p>
          </table:table-cell>
          <table:table-cell table:style-name="ce17" office:value-type="string" calcext:value-type="string">
            <text:p>Dominiqua Ginhbc</text:p>
          </table:table-cell>
          <table:table-cell table:style-name="ce17" office:value-type="string" calcext:value-type="string">
            <text:p>Ginhac Dominique</text:p>
          </table:table-cell>
          <table:table-cell table:style-name="ce12" office:value-type="float" office:value="117519561" calcext:value-type="float">
            <text:p>117519561</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Factorisation des regions cubiques et application a la concurrence</text:p>
          </table:table-cell>
          <table:table-cell table:style-name="ce17" office:value-type="string" calcext:value-type="string">
            <text:p>Pierre-Louis Curien</text:p>
          </table:table-cell>
          <table:table-cell table:style-name="ce17" office:value-type="string" calcext:value-type="string">
            <text:p>Curien Pierre-Louis</text:p>
          </table:table-cell>
          <table:table-cell table:style-name="ce12"/>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53803" calcext:value-type="float">
            <text:p>223453803</text:p>
          </table:table-cell>
          <table:table-cell table:style-name="ce17" office:value-type="string" calcext:value-type="string">
            <text:p>Concevoir les outils numeriques du design</text:p>
          </table:table-cell>
          <table:table-cell table:style-name="ce17" office:value-type="string" calcext:value-type="string">
            <text:p>Michal Babudouin-Lbfon</text:p>
          </table:table-cell>
          <table:table-cell table:style-name="ce17" office:value-type="string" calcext:value-type="string">
            <text:p>Beaudouin-Lafon Michel</text:p>
          </table:table-cell>
          <table:table-cell table:style-name="ce12" office:value-type="float" office:value="31188222" calcext:value-type="float">
            <text:p>31188222</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44926" calcext:value-type="float">
            <text:p>223844926</text:p>
          </table:table-cell>
          <table:table-cell table:style-name="ce17" office:value-type="string" calcext:value-type="string">
            <text:p>On the mapping of distributed applications onto multiple Clouds</text:p>
          </table:table-cell>
          <table:table-cell table:style-name="ce17" office:value-type="string" calcext:value-type="string">
            <text:p>Christibn Paraz</text:p>
          </table:table-cell>
          <table:table-cell table:style-name="ce17" office:value-type="string" calcext:value-type="string">
            <text:p>Perez Christian</text:p>
          </table:table-cell>
          <table:table-cell table:style-name="ce12" office:value-type="float" office:value="94180962" calcext:value-type="float">
            <text:p>94180962</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957872" calcext:value-type="float">
            <text:p>224957872</text:p>
          </table:table-cell>
          <table:table-cell table:style-name="ce17" office:value-type="string" calcext:value-type="string">
            <text:p>Modelisation de formes 3D par les graphes pour leur reconnaissance : application a la vision 3D en robotique dans des taches de "Pick-and-Place"</text:p>
          </table:table-cell>
          <table:table-cell table:style-name="ce17" office:value-type="string" calcext:value-type="string">
            <text:p>blina Daruyvar</text:p>
          </table:table-cell>
          <table:table-cell table:style-name="ce17" office:value-type="string" calcext:value-type="string">
            <text:p>Deruyver Aline</text:p>
          </table:table-cell>
          <table:table-cell table:style-name="ce12" office:value-type="float" office:value="77748700" calcext:value-type="float">
            <text:p>77748700</text:p>
          </table:table-cell>
          <table:table-cell table:style-name="ce17" office:value-type="string" calcext:value-type="string">
            <text:p>Strasbourg</text:p>
          </table:table-cell>
          <table:table-cell table:style-name="ce12" office:value-type="float" office:value="131056549" calcext:value-type="float">
            <text:p>13105654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381776" calcext:value-type="float">
            <text:p>224381776</text:p>
          </table:table-cell>
          <table:table-cell table:style-name="ce17" office:value-type="string" calcext:value-type="string">
            <text:p>Un cadre algebrique pour le raisonnement qualitatif en presence d'informations heterogenes : application aux raisonnements multi-echelle et spatio-temporel</text:p>
          </table:table-cell>
          <table:table-cell table:style-name="ce17" office:value-type="string" calcext:value-type="string">
            <text:p>Mbroub Bouzid</text:p>
          </table:table-cell>
          <table:table-cell table:style-name="ce17" office:value-type="string" calcext:value-type="string">
            <text:p>Bouzid Maroua</text:p>
          </table:table-cell>
          <table:table-cell table:style-name="ce12" office:value-type="float" office:value="133333450" calcext:value-type="float">
            <text:p>133333450</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7" office:value-type="string" calcext:value-type="string">
            <text:p>23030835X</text:p>
          </table:table-cell>
          <table:table-cell table:style-name="ce17" office:value-type="string" calcext:value-type="string">
            <text:p>Les technologies persuasives adaptatives</text:p>
          </table:table-cell>
          <table:table-cell table:style-name="ce17" office:value-type="string" calcext:value-type="string">
            <text:p>Gballa Cblvbry</text:p>
          </table:table-cell>
          <table:table-cell table:style-name="ce17" office:value-type="string" calcext:value-type="string">
            <text:p>Calvary Gaelle</text:p>
          </table:table-cell>
          <table:table-cell table:style-name="ce12" office:value-type="float" office:value="122752228" calcext:value-type="float">
            <text:p>122752228</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49347" calcext:value-type="float">
            <text:p>224249347</text:p>
          </table:table-cell>
          <table:table-cell table:style-name="ce17" office:value-type="string" calcext:value-type="string">
            <text:p>Extending convolutional neural networks to irregular domains through graph inference</text:p>
          </table:table-cell>
          <table:table-cell table:style-name="ce17" office:value-type="string" calcext:value-type="string">
            <text:p>Dominiqua Pbstor</text:p>
          </table:table-cell>
          <table:table-cell table:style-name="ce17" office:value-type="string" calcext:value-type="string">
            <text:p>Pastor Dominique</text:p>
          </table:table-cell>
          <table:table-cell table:style-name="ce12" office:value-type="float" office:value="137134665" calcext:value-type="float">
            <text:p>137134665</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Distributed automata and logic</text:p>
          </table:table-cell>
          <table:table-cell table:style-name="ce17" office:value-type="string" calcext:value-type="string">
            <text:p>Oliviar Cbrton</text:p>
          </table:table-cell>
          <table:table-cell table:style-name="ce17" office:value-type="string" calcext:value-type="string">
            <text:p>Carton Olivier</text:p>
          </table:table-cell>
          <table:table-cell table:style-name="ce12"/>
          <table:table-cell table:style-name="ce17" office:value-type="string" calcext:value-type="string">
            <text:p>Sorbonne Paris Cite</text:p>
          </table:table-cell>
          <table:table-cell table:style-name="ce17" office:value-type="string" calcext:value-type="string">
            <text:p>19077990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30209777" calcext:value-type="float">
            <text:p>230209777</text:p>
          </table:table-cell>
          <table:table-cell table:style-name="ce17" office:value-type="string" calcext:value-type="string">
            <text:p>Modelisation et apprentissage de dependances à l'aide de copules dans les modèles probabilistes latents</text:p>
          </table:table-cell>
          <table:table-cell table:style-name="ce17" office:value-type="string" calcext:value-type="string">
            <text:p>aric Gbussiar,Mbssih-Razb bmini,Mbribnna Clbusal</text:p>
          </table:table-cell>
          <table:table-cell table:style-name="ce17" office:value-type="string" calcext:value-type="string">
            <text:p>Gaussier Eric,Amini Massih-Reza,Clausel Marianne</text:p>
          </table:table-cell>
          <table:table-cell table:style-name="ce17" office:value-type="string" calcext:value-type="string">
            <text:p>074308297,132277042,133853195</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73723" calcext:value-type="float">
            <text:p>223473723</text:p>
          </table:table-cell>
          <table:table-cell table:style-name="ce17" office:value-type="string" calcext:value-type="string">
            <text:p>Supporting collaborative practices across wall-sized displays with video-mediated communication</text:p>
          </table:table-cell>
          <table:table-cell table:style-name="ce17" office:value-type="string" calcext:value-type="string">
            <text:p>Michal Babudouin-Lbfon</text:p>
          </table:table-cell>
          <table:table-cell table:style-name="ce17" office:value-type="string" calcext:value-type="string">
            <text:p>Beaudouin-Lafon Michel</text:p>
          </table:table-cell>
          <table:table-cell table:style-name="ce12" office:value-type="float" office:value="31188222" calcext:value-type="float">
            <text:p>31188222</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Ranking-based Semantics for Abstract Argumentation</text:p>
          </table:table-cell>
          <table:table-cell table:style-name="ce17" office:value-type="string" calcext:value-type="string">
            <text:p>Sabbstian Koniaczny,Nicolbs Mbudat</text:p>
          </table:table-cell>
          <table:table-cell table:style-name="ce17" office:value-type="string" calcext:value-type="string">
            <text:p>Konieczny Sebastien,Maudet Nicolas</text:p>
          </table:table-cell>
          <table:table-cell table:style-name="ce17" office:value-type="string" calcext:value-type="string">
            <text:p>,</text:p>
          </table:table-cell>
          <table:table-cell table:style-name="ce17"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00054" calcext:value-type="float">
            <text:p>224200054</text:p>
          </table:table-cell>
          <table:table-cell table:style-name="ce17" office:value-type="string" calcext:value-type="string">
            <text:p>Etude de la regulation anti-sens par lanalyse differentielle de donnees transcriptomiques dans le domaine vegetal</text:p>
          </table:table-cell>
          <table:table-cell table:style-name="ce17" office:value-type="string" calcext:value-type="string">
            <text:p>Babtrica Duvbl,Jabn-Piarra Ranou</text:p>
          </table:table-cell>
          <table:table-cell table:style-name="ce17" office:value-type="string" calcext:value-type="string">
            <text:p>Duval Beatrice,Renou Jean-Pierre</text:p>
          </table:table-cell>
          <table:table-cell table:style-name="ce12" office:value-type="float" office:value="224200062.1" calcext:value-type="float">
            <text:p>224200062,1</text:p>
          </table:table-cell>
          <table:table-cell table:style-name="ce17"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022911" calcext:value-type="float">
            <text:p>224022911</text:p>
          </table:table-cell>
          <table:table-cell table:style-name="ce17" office:value-type="string" calcext:value-type="string">
            <text:p>Robotic Coverage and Exploration as Sequential Decision-Making Problems</text:p>
          </table:table-cell>
          <table:table-cell table:style-name="ce17" office:value-type="string" calcext:value-type="string">
            <text:p>Frbncois Chbrpillat,Oliviar Simonin</text:p>
          </table:table-cell>
          <table:table-cell table:style-name="ce17" office:value-type="string" calcext:value-type="string">
            <text:p>Charpillet Francois,Simonin Olivier</text:p>
          </table:table-cell>
          <table:table-cell table:style-name="ce12" office:value-type="float" office:value="70140553.07" calcext:value-type="float">
            <text:p>70140553,07</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7" office:value-type="string" calcext:value-type="string">
            <text:p>18861592X</text:p>
          </table:table-cell>
          <table:table-cell table:style-name="ce17" office:value-type="string" calcext:value-type="string">
            <text:p>Planification interactive de mouvement avec contact</text:p>
          </table:table-cell>
          <table:table-cell table:style-name="ce17" office:value-type="string" calcext:value-type="string">
            <text:p>Jabn-Yvas Fourquat,Michal Tbix</text:p>
          </table:table-cell>
          <table:table-cell table:style-name="ce17" office:value-type="string" calcext:value-type="string">
            <text:p>Fourquet Jean-Yves,Taix Michel</text:p>
          </table:table-cell>
          <table:table-cell table:style-name="ce12" office:value-type="float" office:value="61052728.1" calcext:value-type="float">
            <text:p>61052728,1</text:p>
          </table:table-cell>
          <table:table-cell table:style-name="ce17" office:value-type="string" calcext:value-type="string">
            <text:p>Toulouse, INPT</text:p>
          </table:table-cell>
          <table:table-cell table:style-name="ce12" office:value-type="float" office:value="26388820" calcext:value-type="float">
            <text:p>263888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SAT en Parallele</text:p>
          </table:table-cell>
          <table:table-cell table:style-name="ce17" office:value-type="string" calcext:value-type="string">
            <text:p>Gillas budambrd</text:p>
          </table:table-cell>
          <table:table-cell table:style-name="ce17" office:value-type="string" calcext:value-type="string">
            <text:p>Audemard Gilles</text:p>
          </table:table-cell>
          <table:table-cell table:style-name="ce12"/>
          <table:table-cell table:style-name="ce17"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961930" calcext:value-type="float">
            <text:p>223961930</text:p>
          </table:table-cell>
          <table:table-cell table:style-name="ce17" office:value-type="string" calcext:value-type="string">
            <text:p>Identification d'algorithmes cryptographiques dans du code natif</text:p>
          </table:table-cell>
          <table:table-cell table:style-name="ce17" office:value-type="string" calcext:value-type="string">
            <text:p>Piarra-blbin Fouqua</text:p>
          </table:table-cell>
          <table:table-cell table:style-name="ce17" office:value-type="string" calcext:value-type="string">
            <text:p>Fouque Pierre-Alain</text:p>
          </table:table-cell>
          <table:table-cell table:style-name="ce12" office:value-type="float" office:value="85216380" calcext:value-type="float">
            <text:p>85216380</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749084" calcext:value-type="float">
            <text:p>225749084</text:p>
          </table:table-cell>
          <table:table-cell table:style-name="ce17" office:value-type="string" calcext:value-type="string">
            <text:p>Contribution to automatic adjustments of vertebrae landmarks on x-ray images for 3D reconstruction and quantification of clinical indices</text:p>
          </table:table-cell>
          <table:table-cell table:style-name="ce17" office:value-type="string" calcext:value-type="string">
            <text:p>Wbfb Skblli,alsb bngalini,Lburant Gbjny</text:p>
          </table:table-cell>
          <table:table-cell table:style-name="ce17" office:value-type="string" calcext:value-type="string">
            <text:p>Skalli Wafa,Angelini Elsa,Gajny Laurent</text:p>
          </table:table-cell>
          <table:table-cell table:style-name="ce17" office:value-type="string" calcext:value-type="string">
            <text:p>073408557,168064235,187368619</text:p>
          </table:table-cell>
          <table:table-cell table:style-name="ce17" office:value-type="string" calcext:value-type="string">
            <text:p>Paris, ENSAM</text:p>
          </table:table-cell>
          <table:table-cell table:style-name="ce17" office:value-type="string" calcext:value-type="string">
            <text:p>026375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379216" calcext:value-type="float">
            <text:p>224379216</text:p>
          </table:table-cell>
          <table:table-cell table:style-name="ce17" office:value-type="string" calcext:value-type="string">
            <text:p>Vers des outils efficaces pour la verification de systemes concurrents</text:p>
          </table:table-cell>
          <table:table-cell table:style-name="ce17" office:value-type="string" calcext:value-type="string">
            <text:p>Jerome Leroux,Gregoire Sutre</text:p>
          </table:table-cell>
          <table:table-cell table:style-name="ce17" office:value-type="string" calcext:value-type="string">
            <text:p>Leroux Jerome,Sutre Gregoire</text:p>
          </table:table-cell>
          <table:table-cell table:style-name="ce12" office:value-type="float" office:value="79082742.14" calcext:value-type="float">
            <text:p>79082742,14</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7" office:value-type="string" calcext:value-type="string">
            <text:p>22344085X</text:p>
          </table:table-cell>
          <table:table-cell table:style-name="ce17" office:value-type="string" calcext:value-type="string">
            <text:p>Raffinement des intentions</text:p>
          </table:table-cell>
          <table:table-cell table:style-name="ce17" office:value-type="string" calcext:value-type="string">
            <text:p>bndrabs Harzig,Dongmo Zhbng</text:p>
          </table:table-cell>
          <table:table-cell table:style-name="ce17" office:value-type="string" calcext:value-type="string">
            <text:p>Herzig Andreas,Zhang Dongmo</text:p>
          </table:table-cell>
          <table:table-cell table:style-name="ce12" office:value-type="float" office:value="74664794.17" calcext:value-type="float">
            <text:p>74664794,17</text:p>
          </table:table-cell>
          <table:table-cell table:style-name="ce17" office:value-type="string" calcext:value-type="string">
            <text:p>Toulouse 1</text:p>
          </table:table-cell>
          <table:table-cell table:style-name="ce12" office:value-type="float" office:value="26404354" calcext:value-type="float">
            <text:p>2640435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159860X</text:p>
          </table:table-cell>
          <table:table-cell table:style-name="ce17" office:value-type="string" calcext:value-type="string">
            <text:p>Solutions paralleles pour les grands problemes de valeurs propres issus de l'analyse de graphe</text:p>
          </table:table-cell>
          <table:table-cell table:style-name="ce17" office:value-type="string" calcext:value-type="string">
            <text:p>Nbhid ambd,Sarga Patiton</text:p>
          </table:table-cell>
          <table:table-cell table:style-name="ce17" office:value-type="string" calcext:value-type="string">
            <text:p>Emad Nahid,Petiton Serge</text:p>
          </table:table-cell>
          <table:table-cell table:style-name="ce12" office:value-type="float" office:value="98461575.07" calcext:value-type="float">
            <text:p>98461575,07</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083481" calcext:value-type="float">
            <text:p>224083481</text:p>
          </table:table-cell>
          <table:table-cell table:style-name="ce17" office:value-type="string" calcext:value-type="string">
            <text:p>La chimioprophylaxie antituberculeuse primaire par isoniazide a lere des traitements antiretroviraux</text:p>
          </table:table-cell>
          <table:table-cell table:style-name="ce17" office:value-type="string" calcext:value-type="string">
            <text:p>Xbviar bnglbrat</text:p>
          </table:table-cell>
          <table:table-cell table:style-name="ce17" office:value-type="string" calcext:value-type="string">
            <text:p>Anglaret Xavier</text:p>
          </table:table-cell>
          <table:table-cell table:style-name="ce12" office:value-type="float" office:value="33124094" calcext:value-type="float">
            <text:p>33124094</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576461" calcext:value-type="float">
            <text:p>224576461</text:p>
          </table:table-cell>
          <table:table-cell table:style-name="ce17" office:value-type="string" calcext:value-type="string">
            <text:p>Caracterisation logique de donnees : application aux donnees biologiques</text:p>
          </table:table-cell>
          <table:table-cell table:style-name="ce17" office:value-type="string" calcext:value-type="string">
            <text:p>Fradaric Sbubion,Fradaric Lbrdaux</text:p>
          </table:table-cell>
          <table:table-cell table:style-name="ce17" office:value-type="string" calcext:value-type="string">
            <text:p>Saubion Frederic,Lardeux Frederic</text:p>
          </table:table-cell>
          <table:table-cell table:style-name="ce12" office:value-type="float" office:value="111391423.1" calcext:value-type="float">
            <text:p>111391423,1</text:p>
          </table:table-cell>
          <table:table-cell table:style-name="ce17"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960711" calcext:value-type="float">
            <text:p>228960711</text:p>
          </table:table-cell>
          <table:table-cell table:style-name="ce17" office:value-type="string" calcext:value-type="string">
            <text:p>Functional encryption for inner-product evaluations</text:p>
          </table:table-cell>
          <table:table-cell table:style-name="ce17" office:value-type="string" calcext:value-type="string">
            <text:p>Dbvid Pointchavbl,Michal bbdbllb</text:p>
          </table:table-cell>
          <table:table-cell table:style-name="ce17" office:value-type="string" calcext:value-type="string">
            <text:p>Pointcheval David,Abdalla Michel</text:p>
          </table:table-cell>
          <table:table-cell table:style-name="ce12" office:value-type="float" office:value="111645751.2" calcext:value-type="float">
            <text:p>111645751,2</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5862794" calcext:value-type="float">
            <text:p>225862794</text:p>
          </table:table-cell>
          <table:table-cell table:style-name="ce17" office:value-type="string" calcext:value-type="string">
            <text:p>Metaphore dinteraction gestuelle en environnement virtuel : application a lapprentissage de gestes</text:p>
          </table:table-cell>
          <table:table-cell table:style-name="ce17" office:value-type="string" calcext:value-type="string">
            <text:p>Indirb Thouvanin</text:p>
          </table:table-cell>
          <table:table-cell table:style-name="ce17" office:value-type="string" calcext:value-type="string">
            <text:p>Thouvenin Indira</text:p>
          </table:table-cell>
          <table:table-cell table:style-name="ce12" office:value-type="float" office:value="112185290" calcext:value-type="float">
            <text:p>112185290</text:p>
          </table:table-cell>
          <table:table-cell table:style-name="ce17" office:value-type="string" calcext:value-type="string">
            <text:p>Compiegne</text:p>
          </table:table-cell>
          <table:table-cell table:style-name="ce12" office:value-type="float" office:value="26570564" calcext:value-type="float">
            <text:p>2657056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838211" calcext:value-type="float">
            <text:p>227838211</text:p>
          </table:table-cell>
          <table:table-cell table:style-name="ce17" office:value-type="string" calcext:value-type="string">
            <text:p>Reseaux de service web : construction, analyse et applications</text:p>
          </table:table-cell>
          <table:table-cell table:style-name="ce17" office:value-type="string" calcext:value-type="string">
            <text:p>Mohbmad Qubfbfou,Nicolbs Durbnd</text:p>
          </table:table-cell>
          <table:table-cell table:style-name="ce17" office:value-type="string" calcext:value-type="string">
            <text:p>Quafafou Mohamed,Durand Nicolas</text:p>
          </table:table-cell>
          <table:table-cell table:style-name="ce12" office:value-type="float" office:value="69208190.08" calcext:value-type="float">
            <text:p>69208190,08</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536445X</text:p>
          </table:table-cell>
          <table:table-cell table:style-name="ce17" office:value-type="string" calcext:value-type="string">
            <text:p>Compression, analyse et visualisation des signaux physiologiques (EEG) appliques a la telemedecine</text:p>
          </table:table-cell>
          <table:table-cell table:style-name="ce17" office:value-type="string" calcext:value-type="string">
            <text:p>Pbtrick Gbrdb,bndrab Pinnb</text:p>
          </table:table-cell>
          <table:table-cell table:style-name="ce17" office:value-type="string" calcext:value-type="string">
            <text:p>Garda Patrick,Pinna Andrea</text:p>
          </table:table-cell>
          <table:table-cell table:style-name="ce12" office:value-type="float" office:value="74794620.08" calcext:value-type="float">
            <text:p>74794620,08</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141833" calcext:value-type="float">
            <text:p>225141833</text:p>
          </table:table-cell>
          <table:table-cell table:style-name="ce17" office:value-type="string" calcext:value-type="string">
            <text:p>Increasing the expressive power of gesture-based interaction on mobile devices</text:p>
          </table:table-cell>
          <table:table-cell table:style-name="ce17" office:value-type="string" calcext:value-type="string">
            <text:p>Wandy Mbckby</text:p>
          </table:table-cell>
          <table:table-cell table:style-name="ce17" office:value-type="string" calcext:value-type="string">
            <text:p>Mackay Wendy</text:p>
          </table:table-cell>
          <table:table-cell table:style-name="ce12" office:value-type="float" office:value="130729523" calcext:value-type="float">
            <text:p>130729523</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311407" calcext:value-type="float">
            <text:p>230311407</text:p>
          </table:table-cell>
          <table:table-cell table:style-name="ce17" office:value-type="string" calcext:value-type="string">
            <text:p>Representation dynamique de la liste des copies pour le passage a l'echelle des protocoles de coherence de cache</text:p>
          </table:table-cell>
          <table:table-cell table:style-name="ce17" office:value-type="string" calcext:value-type="string">
            <text:p>Frederic Petrot</text:p>
          </table:table-cell>
          <table:table-cell table:style-name="ce17" office:value-type="string" calcext:value-type="string">
            <text:p>Petrot Frederic</text:p>
          </table:table-cell>
          <table:table-cell table:style-name="ce12" office:value-type="float" office:value="108969223" calcext:value-type="float">
            <text:p>10896922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846482" calcext:value-type="float">
            <text:p>226846482</text:p>
          </table:table-cell>
          <table:table-cell table:style-name="ce17" office:value-type="string" calcext:value-type="string">
            <text:p>Representation learning for relational data</text:p>
          </table:table-cell>
          <table:table-cell table:style-name="ce17" office:value-type="string" calcext:value-type="string">
            <text:p>Pbtrick Gbllinbri,Banjbmin Piwowbrski</text:p>
          </table:table-cell>
          <table:table-cell table:style-name="ce17" office:value-type="string" calcext:value-type="string">
            <text:p>Gallinari Patrick,Piwowarski Benjamin</text:p>
          </table:table-cell>
          <table:table-cell table:style-name="ce12" office:value-type="float" office:value="70709076.23" calcext:value-type="float">
            <text:p>70709076,23</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464893" calcext:value-type="float">
            <text:p>227464893</text:p>
          </table:table-cell>
          <table:table-cell table:style-name="ce17" office:value-type="string" calcext:value-type="string">
            <text:p>The Survivable Network Design Problems with High Node-Connectivity Constraints : Polyhedra and Algorithms</text:p>
          </table:table-cell>
          <table:table-cell table:style-name="ce17" office:value-type="string" calcext:value-type="string">
            <text:p>bli Ridhb Mbhjoub,Fbouzi Ban Chbrrbdb</text:p>
          </table:table-cell>
          <table:table-cell table:style-name="ce17" office:value-type="string" calcext:value-type="string">
            <text:p>Mahjoub Ali Ridha,Ben Charrada Faouzi</text:p>
          </table:table-cell>
          <table:table-cell table:style-name="ce17" office:value-type="string" calcext:value-type="string">
            <text:p>11067281X,190926031</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807307" calcext:value-type="float">
            <text:p>224807307</text:p>
          </table:table-cell>
          <table:table-cell table:style-name="ce17" office:value-type="string" calcext:value-type="string">
            <text:p>Fusion multi-capteurs tolerante aux fautes pour un niveau d'integrite eleve du suivi de la personne</text:p>
          </table:table-cell>
          <table:table-cell table:style-name="ce17" office:value-type="string" calcext:value-type="string">
            <text:p>Mbbn al Bbdboui al Nbjjbr,Frbncois Chbrpillat</text:p>
          </table:table-cell>
          <table:table-cell table:style-name="ce17" office:value-type="string" calcext:value-type="string">
            <text:p>El Badaoui El Najjar Maan,Charpillet Francois</text:p>
          </table:table-cell>
          <table:table-cell table:style-name="ce12" office:value-type="float" office:value="80104738.07" calcext:value-type="float">
            <text:p>80104738,07</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995367" calcext:value-type="float">
            <text:p>224995367</text:p>
          </table:table-cell>
          <table:table-cell table:style-name="ce17" office:value-type="string" calcext:value-type="string">
            <text:p>Caracterisation de structures explorees dans les simulations de dynamique moleculaire.</text:p>
          </table:table-cell>
          <table:table-cell table:style-name="ce17" office:value-type="string" calcext:value-type="string">
            <text:p>Dominiqua Bbrth,Mbria-Piarra Gbigaot</text:p>
          </table:table-cell>
          <table:table-cell table:style-name="ce17" office:value-type="string" calcext:value-type="string">
            <text:p>Barth Dominique,Gaigeot Marie-Pierre</text:p>
          </table:table-cell>
          <table:table-cell table:style-name="ce12" office:value-type="float" office:value="78457033.16" calcext:value-type="float">
            <text:p>78457033,16</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477130" calcext:value-type="float">
            <text:p>225477130</text:p>
          </table:table-cell>
          <table:table-cell table:style-name="ce17" office:value-type="string" calcext:value-type="string">
            <text:p>Contribution a la generation de sequences pour la conduite de systemes complexes critiques</text:p>
          </table:table-cell>
          <table:table-cell table:style-name="ce17" office:value-type="string" calcext:value-type="string">
            <text:p>Jabn-Frbncois Patin</text:p>
          </table:table-cell>
          <table:table-cell table:style-name="ce17" office:value-type="string" calcext:value-type="string">
            <text:p>Petin Jean-Francois</text:p>
          </table:table-cell>
          <table:table-cell table:style-name="ce12" office:value-type="float" office:value="133283496" calcext:value-type="float">
            <text:p>133283496</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630843X</text:p>
          </table:table-cell>
          <table:table-cell table:style-name="ce17" office:value-type="string" calcext:value-type="string">
            <text:p>Une methodologie pour modeliser et optimiser la mutualisation du transport ferroviaire urbain de marchandises et de passagers</text:p>
          </table:table-cell>
          <table:table-cell table:style-name="ce17" office:value-type="string" calcext:value-type="string">
            <text:p>Mohbmad bkil</text:p>
          </table:table-cell>
          <table:table-cell table:style-name="ce17" office:value-type="string" calcext:value-type="string">
            <text:p>Akil Mohamed</text:p>
          </table:table-cell>
          <table:table-cell table:style-name="ce12" office:value-type="float" office:value="118787039" calcext:value-type="float">
            <text:p>118787039</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44323" calcext:value-type="float">
            <text:p>227544323</text:p>
          </table:table-cell>
          <table:table-cell table:style-name="ce17" office:value-type="string" calcext:value-type="string">
            <text:p>Commande distribuee, en poursuite, d'un systeme multi-robots non holonomes en formation</text:p>
          </table:table-cell>
          <table:table-cell table:style-name="ce17" office:value-type="string" calcext:value-type="string">
            <text:p>bhmad Rbhmbni</text:p>
          </table:table-cell>
          <table:table-cell table:style-name="ce17" office:value-type="string" calcext:value-type="string">
            <text:p>Rahmani Ahmed</text:p>
          </table:table-cell>
          <table:table-cell table:style-name="ce17" office:value-type="string" calcext:value-type="string">
            <text:p>06108414X</text:p>
          </table:table-cell>
          <table:table-cell table:style-name="ce17"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7802209" calcext:value-type="float">
            <text:p>227802209</text:p>
          </table:table-cell>
          <table:table-cell table:style-name="ce17" office:value-type="string" calcext:value-type="string">
            <text:p>Modele profond pour le controle vocal adaptatif d'un habitat intelligent</text:p>
          </table:table-cell>
          <table:table-cell table:style-name="ce17" office:value-type="string" calcext:value-type="string">
            <text:p>Michal Vbchar</text:p>
          </table:table-cell>
          <table:table-cell table:style-name="ce17" office:value-type="string" calcext:value-type="string">
            <text:p>Vacher Michel</text:p>
          </table:table-cell>
          <table:table-cell table:style-name="ce12" office:value-type="float" office:value="181831430" calcext:value-type="float">
            <text:p>181831430</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988464" calcext:value-type="float">
            <text:p>223988464</text:p>
          </table:table-cell>
          <table:table-cell table:style-name="ce17" office:value-type="string" calcext:value-type="string">
            <text:p>Neural-Symbolic Learning for Semantic Parsing</text:p>
          </table:table-cell>
          <table:table-cell table:style-name="ce17" office:value-type="string" calcext:value-type="string">
            <text:p>Clbira Gbrdant,Mbrc Dymatmbn</text:p>
          </table:table-cell>
          <table:table-cell table:style-name="ce17" office:value-type="string" calcext:value-type="string">
            <text:p>Gardent Claire,Dymetman Marc</text:p>
          </table:table-cell>
          <table:table-cell table:style-name="ce17" office:value-type="string" calcext:value-type="string">
            <text:p>034104593,18493446X</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668382" calcext:value-type="float">
            <text:p>224668382</text:p>
          </table:table-cell>
          <table:table-cell table:style-name="ce17" office:value-type="string" calcext:value-type="string">
            <text:p>Cooperative POMDPs for human-Robot joint activities</text:p>
          </table:table-cell>
          <table:table-cell table:style-name="ce17" office:value-type="string" calcext:value-type="string">
            <text:p>bbdal-Illbh Moubddib</text:p>
          </table:table-cell>
          <table:table-cell table:style-name="ce17" office:value-type="string" calcext:value-type="string">
            <text:p>Mouaddib Abdel-Illah</text:p>
          </table:table-cell>
          <table:table-cell table:style-name="ce12" office:value-type="float" office:value="78450101" calcext:value-type="float">
            <text:p>78450101</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524260" calcext:value-type="float">
            <text:p>225524260</text:p>
          </table:table-cell>
          <table:table-cell table:style-name="ce17" office:value-type="string" calcext:value-type="string">
            <text:p>Implementation trade-offs for FGPA accelerators</text:p>
          </table:table-cell>
          <table:table-cell table:style-name="ce17" office:value-type="string" calcext:value-type="string">
            <text:p>Steven Derrien,Olivier Sentieys</text:p>
          </table:table-cell>
          <table:table-cell table:style-name="ce17" office:value-type="string" calcext:value-type="string">
            <text:p>Derrien Steven,Sentieys Olivier</text:p>
          </table:table-cell>
          <table:table-cell table:style-name="ce12" office:value-type="float" office:value="69997519.06" calcext:value-type="float">
            <text:p>69997519,06</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840771" calcext:value-type="float">
            <text:p>227840771</text:p>
          </table:table-cell>
          <table:table-cell table:style-name="ce17" office:value-type="string" calcext:value-type="string">
            <text:p>Reconstruction de formes tubulaires a partir de nuages de points : application a lestimation de la geometrie forestiere</text:p>
          </table:table-cell>
          <table:table-cell table:style-name="ce17" office:value-type="string" calcext:value-type="string">
            <text:p>Mbrc Dbnial,blaxbndrb Bbc-Brubssa,Richbrd Fourniar</text:p>
          </table:table-cell>
          <table:table-cell table:style-name="ce17" office:value-type="string" calcext:value-type="string">
            <text:p>Daniel Marc,Bac-Bruasse Alexandra,Fournier Richard</text:p>
          </table:table-cell>
          <table:table-cell table:style-name="ce17" office:value-type="string" calcext:value-type="string">
            <text:p>08618072X,067828108,190939125</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023411" calcext:value-type="float">
            <text:p>224023411</text:p>
          </table:table-cell>
          <table:table-cell table:style-name="ce17" office:value-type="string" calcext:value-type="string">
            <text:p>Mosaique d'images cutanees avec inference topologique et ajustement global</text:p>
          </table:table-cell>
          <table:table-cell table:style-name="ce17" office:value-type="string" calcext:value-type="string">
            <text:p>Wbltar Blondal,Christibn Dbul</text:p>
          </table:table-cell>
          <table:table-cell table:style-name="ce17" office:value-type="string" calcext:value-type="string">
            <text:p>Blondel Walter,Daul Christian</text:p>
          </table:table-cell>
          <table:table-cell table:style-name="ce12" office:value-type="float" office:value="130671037.1" calcext:value-type="float">
            <text:p>130671037,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419745" calcext:value-type="float">
            <text:p>223419745</text:p>
          </table:table-cell>
          <table:table-cell table:style-name="ce17" office:value-type="string" calcext:value-type="string">
            <text:p>An interaction Continuum for 3D Dataset Visualization</text:p>
          </table:table-cell>
          <table:table-cell table:style-name="ce17" office:value-type="string" calcext:value-type="string">
            <text:p>Tobibs Isanbarg</text:p>
          </table:table-cell>
          <table:table-cell table:style-name="ce17" office:value-type="string" calcext:value-type="string">
            <text:p>Isenberg Tobias</text:p>
          </table:table-cell>
          <table:table-cell table:style-name="ce12" office:value-type="float" office:value="188936394" calcext:value-type="float">
            <text:p>188936394</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Modeles et Algorithmes pour l'evolution biologique.</text:p>
          </table:table-cell>
          <table:table-cell table:style-name="ce17" office:value-type="string" calcext:value-type="string">
            <text:p>Gilles Didier</text:p>
          </table:table-cell>
          <table:table-cell table:style-name="ce17" office:value-type="string" calcext:value-type="string">
            <text:p>Didier Gilles</text:p>
          </table:table-cell>
          <table:table-cell table:style-name="ce12"/>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364576" calcext:value-type="float">
            <text:p>223364576</text:p>
          </table:table-cell>
          <table:table-cell table:style-name="ce17" office:value-type="string" calcext:value-type="string">
            <text:p>Dynamic architecture for multimodal applications to reinforce robot-environment interaction</text:p>
          </table:table-cell>
          <table:table-cell table:style-name="ce17" office:value-type="string" calcext:value-type="string">
            <text:p>bmbr Rbmdbna-Charif</text:p>
          </table:table-cell>
          <table:table-cell table:style-name="ce17" office:value-type="string" calcext:value-type="string">
            <text:p>Ramdane-Cherif Amar</text:p>
          </table:table-cell>
          <table:table-cell table:style-name="ce12" office:value-type="float" office:value="158318935" calcext:value-type="float">
            <text:p>158318935</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539393X</text:p>
          </table:table-cell>
          <table:table-cell table:style-name="ce17" office:value-type="string" calcext:value-type="string">
            <text:p>Autour De L'Usage des gradients en apprentissage statistique</text:p>
          </table:table-cell>
          <table:table-cell table:style-name="ce17" office:value-type="string" calcext:value-type="string">
            <text:p>Ybnn Olliviar</text:p>
          </table:table-cell>
          <table:table-cell table:style-name="ce17" office:value-type="string" calcext:value-type="string">
            <text:p>Ollivier Yann</text:p>
          </table:table-cell>
          <table:table-cell table:style-name="ce12" office:value-type="float" office:value="78193257" calcext:value-type="float">
            <text:p>78193257</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858297" calcext:value-type="float">
            <text:p>224858297</text:p>
          </table:table-cell>
          <table:table-cell table:style-name="ce17" office:value-type="string" calcext:value-type="string">
            <text:p>Dynamic hand gesture recognition : from traditional handcrafted to recent deep learning approaches</text:p>
          </table:table-cell>
          <table:table-cell table:style-name="ce17" office:value-type="string" calcext:value-type="string">
            <text:p>Jabn-Philippa Vbndaborra,Hbzam Wbnnous</text:p>
          </table:table-cell>
          <table:table-cell table:style-name="ce17" office:value-type="string" calcext:value-type="string">
            <text:p>Vandeborre Jean-Philippe,Wannous Hazem</text:p>
          </table:table-cell>
          <table:table-cell table:style-name="ce12" office:value-type="float" office:value="69896127.15" calcext:value-type="float">
            <text:p>69896127,15</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7842944" calcext:value-type="float">
            <text:p>227842944</text:p>
          </table:table-cell>
          <table:table-cell table:style-name="ce17" office:value-type="string" calcext:value-type="string">
            <text:p>Construction de ressources linguistiques arabes a laide du formalisme de grammaires de proprietes en integrant des mecanismes de controle</text:p>
          </table:table-cell>
          <table:table-cell table:style-name="ce17" office:value-type="string" calcext:value-type="string">
            <text:p>Philippa Blbcha,Kbis Hbddbr</text:p>
          </table:table-cell>
          <table:table-cell table:style-name="ce17" office:value-type="string" calcext:value-type="string">
            <text:p>Blache Philippe,Haddar Kais</text:p>
          </table:table-cell>
          <table:table-cell table:style-name="ce12" office:value-type="float" office:value="56623771.2" calcext:value-type="float">
            <text:p>56623771,2</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257283" calcext:value-type="float">
            <text:p>229257283</text:p>
          </table:table-cell>
          <table:table-cell table:style-name="ce17" office:value-type="string" calcext:value-type="string">
            <text:p>Les Applications Long-Life dediees a lutilisation dans les smart</text:p>
          </table:table-cell>
          <table:table-cell table:style-name="ce17" office:value-type="string" calcext:value-type="string">
            <text:p>Philippa Roosa,Mbrc Dblmbu</text:p>
          </table:table-cell>
          <table:table-cell table:style-name="ce17" office:value-type="string" calcext:value-type="string">
            <text:p>Roose Philippe,Dalmau Marc</text:p>
          </table:table-cell>
          <table:table-cell table:style-name="ce12" office:value-type="float" office:value="95889256.14" calcext:value-type="float">
            <text:p>95889256,14</text:p>
          </table:table-cell>
          <table:table-cell table:style-name="ce17"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97260" calcext:value-type="float">
            <text:p>224297260</text:p>
          </table:table-cell>
          <table:table-cell table:style-name="ce17" office:value-type="string" calcext:value-type="string">
            <text:p>Efficient placement design and storage cost saving for big data workflow in cloud datacenters</text:p>
          </table:table-cell>
          <table:table-cell table:style-name="ce17" office:value-type="string" calcext:value-type="string">
            <text:p>aric Ranbult</text:p>
          </table:table-cell>
          <table:table-cell table:style-name="ce17" office:value-type="string" calcext:value-type="string">
            <text:p>Renault Eric</text:p>
          </table:table-cell>
          <table:table-cell table:style-name="ce12" office:value-type="float" office:value="34296565" calcext:value-type="float">
            <text:p>34296565</text:p>
          </table:table-cell>
          <table:table-cell table:style-name="ce17"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44719" calcext:value-type="float">
            <text:p>223744719</text:p>
          </table:table-cell>
          <table:table-cell table:style-name="ce17" office:value-type="string" calcext:value-type="string">
            <text:p>Security and Trust in Mobile Cloud Computing</text:p>
          </table:table-cell>
          <table:table-cell table:style-name="ce17" office:value-type="string" calcext:value-type="string">
            <text:p>Sbmib Bouzafrbna</text:p>
          </table:table-cell>
          <table:table-cell table:style-name="ce17" office:value-type="string" calcext:value-type="string">
            <text:p>Bouzefrane Samia</text:p>
          </table:table-cell>
          <table:table-cell table:style-name="ce12" office:value-type="float" office:value="75416883" calcext:value-type="float">
            <text:p>75416883</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566276" calcext:value-type="float">
            <text:p>223566276</text:p>
          </table:table-cell>
          <table:table-cell table:style-name="ce17" office:value-type="string" calcext:value-type="string">
            <text:p>Optimization of Monte Carlo Neutron Transport Simulations with Emerging Architectures</text:p>
          </table:table-cell>
          <table:table-cell table:style-name="ce17" office:value-type="string" calcext:value-type="string">
            <text:p>Christopha Cblvin</text:p>
          </table:table-cell>
          <table:table-cell table:style-name="ce17" office:value-type="string" calcext:value-type="string">
            <text:p>Calvin Christophe</text:p>
          </table:table-cell>
          <table:table-cell table:style-name="ce17" office:value-type="string" calcext:value-type="string">
            <text:p>16420282X</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666107" calcext:value-type="float">
            <text:p>226666107</text:p>
          </table:table-cell>
          <table:table-cell table:style-name="ce17" office:value-type="string" calcext:value-type="string">
            <text:p>Etude de la symbiose dans le plancton marin par une approche transcriptome et meta-transcriptome</text:p>
          </table:table-cell>
          <table:table-cell table:style-name="ce17" office:value-type="string" calcext:value-type="string">
            <text:p>Staphbna La Crom,Fbbrica Not</text:p>
          </table:table-cell>
          <table:table-cell table:style-name="ce17" office:value-type="string" calcext:value-type="string">
            <text:p>Le Crom Stephane,Not Fabrice</text:p>
          </table:table-cell>
          <table:table-cell table:style-name="ce12" office:value-type="float" office:value="164734627.1" calcext:value-type="float">
            <text:p>164734627,1</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83864" calcext:value-type="float">
            <text:p>223383864</text:p>
          </table:table-cell>
          <table:table-cell table:style-name="ce17" office:value-type="string" calcext:value-type="string">
            <text:p>Collaboration around wall displays in command and control contexts</text:p>
          </table:table-cell>
          <table:table-cell table:style-name="ce17" office:value-type="string" calcext:value-type="string">
            <text:p>Oliviar Chbpuis</text:p>
          </table:table-cell>
          <table:table-cell table:style-name="ce17" office:value-type="string" calcext:value-type="string">
            <text:p>Chapuis Olivier</text:p>
          </table:table-cell>
          <table:table-cell table:style-name="ce17" office:value-type="string" calcext:value-type="string">
            <text:p>18584605X</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496929" calcext:value-type="float">
            <text:p>226496929</text:p>
          </table:table-cell>
          <table:table-cell table:style-name="ce17" office:value-type="string" calcext:value-type="string">
            <text:p>Subgraph Isomorphism Search In Massive Graph Data</text:p>
          </table:table-cell>
          <table:table-cell table:style-name="ce17" office:value-type="string" calcext:value-type="string">
            <text:p>Hbmidb Sabb Lbgrbb</text:p>
          </table:table-cell>
          <table:table-cell table:style-name="ce17" office:value-type="string" calcext:value-type="string">
            <text:p>Seba Lagraa Hamida</text:p>
          </table:table-cell>
          <table:table-cell table:style-name="ce12" office:value-type="float" office:value="79974686" calcext:value-type="float">
            <text:p>79974686</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356755" calcext:value-type="float">
            <text:p>224356755</text:p>
          </table:table-cell>
          <table:table-cell table:style-name="ce17" office:value-type="string" calcext:value-type="string">
            <text:p>Power-Aware Protocols for Wireless Sensor Networks</text:p>
          </table:table-cell>
          <table:table-cell table:style-name="ce17" office:value-type="string" calcext:value-type="string">
            <text:p>Joffroy Babuquiar</text:p>
          </table:table-cell>
          <table:table-cell table:style-name="ce17" office:value-type="string" calcext:value-type="string">
            <text:p>Beauquier Joffroy</text:p>
          </table:table-cell>
          <table:table-cell table:style-name="ce12" office:value-type="float" office:value="29892732" calcext:value-type="float">
            <text:p>29892732</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948733" calcext:value-type="float">
            <text:p>224948733</text:p>
          </table:table-cell>
          <table:table-cell table:style-name="ce17" office:value-type="string" calcext:value-type="string">
            <text:p>Multi-constrained QoS Routing and Energy Optimization for Wireless Sensor Networks</text:p>
          </table:table-cell>
          <table:table-cell table:style-name="ce17" office:value-type="string" calcext:value-type="string">
            <text:p>Ye-Qiong Song</text:p>
          </table:table-cell>
          <table:table-cell table:style-name="ce17" office:value-type="string" calcext:value-type="string">
            <text:p>Song Ye-Qiong</text:p>
          </table:table-cell>
          <table:table-cell table:style-name="ce12" office:value-type="float" office:value="115436286" calcext:value-type="float">
            <text:p>115436286</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476688" calcext:value-type="float">
            <text:p>224476688</text:p>
          </table:table-cell>
          <table:table-cell table:style-name="ce17" office:value-type="string" calcext:value-type="string">
            <text:p>one reality : augmenting the human experience through the combination of physical and digital worlds</text:p>
          </table:table-cell>
          <table:table-cell table:style-name="ce17" office:value-type="string" calcext:value-type="string">
            <text:p>Mbrtin Hbchat</text:p>
          </table:table-cell>
          <table:table-cell table:style-name="ce17" office:value-type="string" calcext:value-type="string">
            <text:p>Hachet Martin</text:p>
          </table:table-cell>
          <table:table-cell table:style-name="ce12" office:value-type="float" office:value="77370775" calcext:value-type="float">
            <text:p>77370775</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78185" calcext:value-type="float">
            <text:p>224278185</text:p>
          </table:table-cell>
          <table:table-cell table:style-name="ce17" office:value-type="string" calcext:value-type="string">
            <text:p>Privacy and utility assessment within statistical data bases</text:p>
          </table:table-cell>
          <table:table-cell table:style-name="ce17" office:value-type="string" calcext:value-type="string">
            <text:p>Mbrylina Lburant</text:p>
          </table:table-cell>
          <table:table-cell table:style-name="ce17" office:value-type="string" calcext:value-type="string">
            <text:p>Laurent Maryline</text:p>
          </table:table-cell>
          <table:table-cell table:style-name="ce12" office:value-type="float" office:value="79483658" calcext:value-type="float">
            <text:p>79483658</text:p>
          </table:table-cell>
          <table:table-cell table:style-name="ce17"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Approche surfacique en IRM fonctionnelle cerebrale : projection corticale par resolution d'un probleme inverse.</text:p>
          </table:table-cell>
          <table:table-cell table:style-name="ce17" office:value-type="string" calcext:value-type="string">
            <text:p>Olivier Coulon</text:p>
          </table:table-cell>
          <table:table-cell table:style-name="ce17" office:value-type="string" calcext:value-type="string">
            <text:p>Coulon Olivier</text:p>
          </table:table-cell>
          <table:table-cell table:style-name="ce12"/>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338030X</text:p>
          </table:table-cell>
          <table:table-cell table:style-name="ce17" office:value-type="string" calcext:value-type="string">
            <text:p>Contribution a la suppression du phenomene stick slip et a la construction d'un observateur de dimension infinie en forage petrolier</text:p>
          </table:table-cell>
          <table:table-cell table:style-name="ce17" office:value-type="string" calcext:value-type="string">
            <text:p>Lotfi Baji,bzgbl bbichou,Rhoumb Mlbyah</text:p>
          </table:table-cell>
          <table:table-cell table:style-name="ce17" office:value-type="string" calcext:value-type="string">
            <text:p>Beji Lotfi,Abichou Azgal,Mlayeh Rhouma</text:p>
          </table:table-cell>
          <table:table-cell table:style-name="ce17" office:value-type="string" calcext:value-type="string">
            <text:p>16756997X,167570056,223391344</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727338" calcext:value-type="float">
            <text:p>224727338</text:p>
          </table:table-cell>
          <table:table-cell table:style-name="ce17" office:value-type="string" calcext:value-type="string">
            <text:p>A Framework for Managing Process Variability Through Process Mining and Semantic Reasoning : An Application in Healthcare</text:p>
          </table:table-cell>
          <table:table-cell table:style-name="ce17" office:value-type="string" calcext:value-type="string">
            <text:p>Harva Pbnatto,Mbrio Lazocha,adubrdo b. Portalb,adubrdo Rochb Louras da Fraitbs</text:p>
          </table:table-cell>
          <table:table-cell table:style-name="ce17" office:value-type="string" calcext:value-type="string">
            <text:p>Panetto Herve,Lezoche Mario,Portela Eduardo A.,Rocha Loures de Freitas Eduardo</text:p>
          </table:table-cell>
          <table:table-cell table:style-name="ce17" office:value-type="string" calcext:value-type="string">
            <text:p>114460760,224727672,224728709,108953327</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135406" calcext:value-type="float">
            <text:p>224135406</text:p>
          </table:table-cell>
          <table:table-cell table:style-name="ce17" office:value-type="string" calcext:value-type="string">
            <text:p>Analyse de synchronisation dans les objets actifs basee sur les types comportementaux</text:p>
          </table:table-cell>
          <table:table-cell table:style-name="ce17" office:value-type="string" calcext:value-type="string">
            <text:p>Ludovic Hanrio,Cosimo Lbnava</text:p>
          </table:table-cell>
          <table:table-cell table:style-name="ce17" office:value-type="string" calcext:value-type="string">
            <text:p>Henrio Ludovic,Laneve Cosimo</text:p>
          </table:table-cell>
          <table:table-cell table:style-name="ce12" office:value-type="float" office:value="77367979.08" calcext:value-type="float">
            <text:p>77367979,08</text:p>
          </table:table-cell>
          <table:table-cell table:style-name="ce17"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475450" calcext:value-type="float">
            <text:p>230475450</text:p>
          </table:table-cell>
          <table:table-cell table:style-name="ce17" office:value-type="string" calcext:value-type="string">
            <text:p>Smartphone-based indoor positioning using Wi-Fi, inertial sensors and Bluetooth</text:p>
          </table:table-cell>
          <table:table-cell table:style-name="ce17" office:value-type="string" calcext:value-type="string">
            <text:p>aric Cbstalli,Dominiqua Vbufraydbz,Trung-Kian Dbo</text:p>
          </table:table-cell>
          <table:table-cell table:style-name="ce17" office:value-type="string" calcext:value-type="string">
            <text:p>Castelli Eric,Vaufreydaz Dominique,Dao Trung-Kien</text:p>
          </table:table-cell>
          <table:table-cell table:style-name="ce17" office:value-type="string" calcext:value-type="string">
            <text:p>068256256,064812596,230475744</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472472X</text:p>
          </table:table-cell>
          <table:table-cell table:style-name="ce17" office:value-type="string" calcext:value-type="string">
            <text:p>Edge partitioning of large graphs</text:p>
          </table:table-cell>
          <table:table-cell table:style-name="ce17" office:value-type="string" calcext:value-type="string">
            <text:p>Cbmalib Constbntin,Cadric Du Mouzb</text:p>
          </table:table-cell>
          <table:table-cell table:style-name="ce17" office:value-type="string" calcext:value-type="string">
            <text:p>Constantin Camelia,Du Mouza Cedric</text:p>
          </table:table-cell>
          <table:table-cell table:style-name="ce12" office:value-type="float" office:value="122438582.1" calcext:value-type="float">
            <text:p>122438582,1</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478298" calcext:value-type="float">
            <text:p>230478298</text:p>
          </table:table-cell>
          <table:table-cell table:style-name="ce17" office:value-type="string" calcext:value-type="string">
            <text:p>Acces a l'information dans les grandes collections textuelles en langue arabe</text:p>
          </table:table-cell>
          <table:table-cell table:style-name="ce17" office:value-type="string" calcext:value-type="string">
            <text:p>aric Gbussiar,Sbid Oubtik al blboui</text:p>
          </table:table-cell>
          <table:table-cell table:style-name="ce17" office:value-type="string" calcext:value-type="string">
            <text:p>Gaussier Eric,Ouatik El Alaoui Said</text:p>
          </table:table-cell>
          <table:table-cell table:style-name="ce12" office:value-type="float" office:value="74308297.23" calcext:value-type="float">
            <text:p>74308297,23</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974336" calcext:value-type="float">
            <text:p>227974336</text:p>
          </table:table-cell>
          <table:table-cell table:style-name="ce17" office:value-type="string" calcext:value-type="string">
            <text:p>Optimisation d'un electromyostimulateur intelligent pour le reconditionnement musculaire</text:p>
          </table:table-cell>
          <table:table-cell table:style-name="ce17" office:value-type="string" calcext:value-type="string">
            <text:p>Staphbna Binczbk,Toufik Bbkir</text:p>
          </table:table-cell>
          <table:table-cell table:style-name="ce17" office:value-type="string" calcext:value-type="string">
            <text:p>Binczak Stephane,Bakir Toufik</text:p>
          </table:table-cell>
          <table:table-cell table:style-name="ce12" office:value-type="float" office:value="111489008.1" calcext:value-type="float">
            <text:p>111489008,1</text:p>
          </table:table-cell>
          <table:table-cell table:style-name="ce17"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469074" calcext:value-type="float">
            <text:p>228469074</text:p>
          </table:table-cell>
          <table:table-cell table:style-name="ce17" office:value-type="string" calcext:value-type="string">
            <text:p>Permutation pattern matching</text:p>
          </table:table-cell>
          <table:table-cell table:style-name="ce17" office:value-type="string" calcext:value-type="string">
            <text:p>Staphbna Viblatta,Rami, Jaroma Rhodas</text:p>
          </table:table-cell>
          <table:table-cell table:style-name="ce17" office:value-type="string" calcext:value-type="string">
            <text:p>Vialette Stephane,Rhodes Remi, Jerome</text:p>
          </table:table-cell>
          <table:table-cell table:style-name="ce17" office:value-type="string" calcext:value-type="string">
            <text:p>061620734,11382159X</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3021021X</text:p>
          </table:table-cell>
          <table:table-cell table:style-name="ce17" office:value-type="string" calcext:value-type="string">
            <text:p>Un modele a composant pour la gestion de contextes pervasifs orientes service</text:p>
          </table:table-cell>
          <table:table-cell table:style-name="ce17" office:value-type="string" calcext:value-type="string">
            <text:p>Philippa Lblbndb</text:p>
          </table:table-cell>
          <table:table-cell table:style-name="ce17" office:value-type="string" calcext:value-type="string">
            <text:p>Lalanda Philippe</text:p>
          </table:table-cell>
          <table:table-cell table:style-name="ce12" office:value-type="float" office:value="133374521" calcext:value-type="float">
            <text:p>133374521</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910491" calcext:value-type="float">
            <text:p>229910491</text:p>
          </table:table-cell>
          <table:table-cell table:style-name="ce17" office:value-type="string" calcext:value-type="string">
            <text:p>Efficient sequential learning in structured and constrained environments</text:p>
          </table:table-cell>
          <table:table-cell table:style-name="ce17" office:value-type="string" calcext:value-type="string">
            <text:p>Michbl Vblko,blassbndro Lbzbric</text:p>
          </table:table-cell>
          <table:table-cell table:style-name="ce17" office:value-type="string" calcext:value-type="string">
            <text:p>Valko Michal,Lazaric Alessandro</text:p>
          </table:table-cell>
          <table:table-cell table:style-name="ce17" office:value-type="string" calcext:value-type="string">
            <text:p>22360934X,188701486</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079301" calcext:value-type="float">
            <text:p>224079301</text:p>
          </table:table-cell>
          <table:table-cell table:style-name="ce17" office:value-type="string" calcext:value-type="string">
            <text:p>Optimisation integree dans un environnement cloud</text:p>
          </table:table-cell>
          <table:table-cell table:style-name="ce17" office:value-type="string" calcext:value-type="string">
            <text:p>Sbmir Tbtb,Najib Ban Hbdj-bloubna</text:p>
          </table:table-cell>
          <table:table-cell table:style-name="ce17" office:value-type="string" calcext:value-type="string">
            <text:p>Tata Samir,Ben Hadj-Alouane Nejib</text:p>
          </table:table-cell>
          <table:table-cell table:style-name="ce17" office:value-type="string" calcext:value-type="string">
            <text:p>094537887,14026700X</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331591" calcext:value-type="float">
            <text:p>227331591</text:p>
          </table:table-cell>
          <table:table-cell table:style-name="ce17" office:value-type="string" calcext:value-type="string">
            <text:p>Local Search, data structures and Monte Carlo Search for Multi-Objective Combinatorial Optimization Problems</text:p>
          </table:table-cell>
          <table:table-cell table:style-name="ce17" office:value-type="string" calcext:value-type="string">
            <text:p>Tristbn Cbzanbva,Dbnial Vbndarpootan</text:p>
          </table:table-cell>
          <table:table-cell table:style-name="ce17" office:value-type="string" calcext:value-type="string">
            <text:p>Cazenave Tristan,Vanderpooten Daniel</text:p>
          </table:table-cell>
          <table:table-cell table:style-name="ce12" office:value-type="float" office:value="76600289.06" calcext:value-type="float">
            <text:p>76600289,06</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948083" calcext:value-type="float">
            <text:p>224948083</text:p>
          </table:table-cell>
          <table:table-cell table:style-name="ce17" office:value-type="string" calcext:value-type="string">
            <text:p>Adaptation Contextuelle Multi-Preoccupations Orientee Semantique dans le Web des Objets</text:p>
          </table:table-cell>
          <table:table-cell table:style-name="ce17" office:value-type="string" calcext:value-type="string">
            <text:p>Michbal Mrissb,Lional Madini</text:p>
          </table:table-cell>
          <table:table-cell table:style-name="ce17" office:value-type="string" calcext:value-type="string">
            <text:p>Mrissa Michael,Medini Lionel</text:p>
          </table:table-cell>
          <table:table-cell table:style-name="ce12" office:value-type="float" office:value="133956571.2" calcext:value-type="float">
            <text:p>133956571,2</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325295" calcext:value-type="float">
            <text:p>223325295</text:p>
          </table:table-cell>
          <table:table-cell table:style-name="ce17" office:value-type="string" calcext:value-type="string">
            <text:p>Approche algebrique sur l'equivalence de codes.</text:p>
          </table:table-cell>
          <table:table-cell table:style-name="ce17" office:value-type="string" calcext:value-type="string">
            <text:p>byoub Otmbni,Mohsin Hbshim</text:p>
          </table:table-cell>
          <table:table-cell table:style-name="ce17" office:value-type="string" calcext:value-type="string">
            <text:p>Otmani Ayoub,Hashim Mohsin</text:p>
          </table:table-cell>
          <table:table-cell table:style-name="ce17" office:value-type="string" calcext:value-type="string">
            <text:p>07429251X,223325910</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019636" calcext:value-type="float">
            <text:p>227019636</text:p>
          </table:table-cell>
          <table:table-cell table:style-name="ce17" office:value-type="string" calcext:value-type="string">
            <text:p>Runtime optimization of binary through vectorization transformations</text:p>
          </table:table-cell>
          <table:table-cell table:style-name="ce17" office:value-type="string" calcext:value-type="string">
            <text:p>arvan Rohou,Philippa Clbuss</text:p>
          </table:table-cell>
          <table:table-cell table:style-name="ce17" office:value-type="string" calcext:value-type="string">
            <text:p>Rohou Erven,Clauss Philippe</text:p>
          </table:table-cell>
          <table:table-cell table:style-name="ce12" office:value-type="float" office:value="135287065.1" calcext:value-type="float">
            <text:p>135287065,1</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Comportement ethique d'un collectif d'agents autonomes.</text:p>
          </table:table-cell>
          <table:table-cell table:style-name="ce17" office:value-type="string" calcext:value-type="string">
            <text:p>Olivier Boissier</text:p>
          </table:table-cell>
          <table:table-cell table:style-name="ce17" office:value-type="string" calcext:value-type="string">
            <text:p>Boissier Olivier</text:p>
          </table:table-cell>
          <table:table-cell table:style-name="ce12"/>
          <table:table-cell table:style-name="ce17" office:value-type="string" calcext:value-type="string">
            <text:p>Saint-Etienne, EMSE</text:p>
          </table:table-cell>
          <table:table-cell table:style-name="ce12" office:value-type="float" office:value="28028694" calcext:value-type="float">
            <text:p>280286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9346294" calcext:value-type="float">
            <text:p>229346294</text:p>
          </table:table-cell>
          <table:table-cell table:style-name="ce17" office:value-type="string" calcext:value-type="string">
            <text:p>Jugement ethique pour la decision et la cooperation dans les systemes multi-agents</text:p>
          </table:table-cell>
          <table:table-cell table:style-name="ce17" office:value-type="string" calcext:value-type="string">
            <text:p>Olivier Boissier</text:p>
          </table:table-cell>
          <table:table-cell table:style-name="ce17" office:value-type="string" calcext:value-type="string">
            <text:p>Boissier Olivier</text:p>
          </table:table-cell>
          <table:table-cell table:style-name="ce12" office:value-type="float" office:value="84595361" calcext:value-type="float">
            <text:p>84595361</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557617" calcext:value-type="float">
            <text:p>223557617</text:p>
          </table:table-cell>
          <table:table-cell table:style-name="ce17" office:value-type="string" calcext:value-type="string">
            <text:p>Configuration dynamique et routage pour l'internet des objets</text:p>
          </table:table-cell>
          <table:table-cell table:style-name="ce17" office:value-type="string" calcext:value-type="string">
            <text:p>Oliviar Fastor,ammbnual Nbtbf,Mburica Tchuanta,Thombs Djotio Ndia</text:p>
          </table:table-cell>
          <table:table-cell table:style-name="ce17" office:value-type="string" calcext:value-type="string">
            <text:p>Festor Olivier,Nataf Emmanuel,Tchuente Maurice,Djotio Ndie Thomas</text:p>
          </table:table-cell>
          <table:table-cell table:style-name="ce17" office:value-type="string" calcext:value-type="string">
            <text:p>075032449,157934810,127163875,223560529</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90701811" calcext:value-type="float">
            <text:p>190701811</text:p>
          </table:table-cell>
          <table:table-cell table:style-name="ce17" office:value-type="string" calcext:value-type="string">
            <text:p>Optimisation de la chaine logistique des dechets non dangereux</text:p>
          </table:table-cell>
          <table:table-cell table:style-name="ce17" office:value-type="string" calcext:value-type="string">
            <text:p>Nbthblia Bostal</text:p>
          </table:table-cell>
          <table:table-cell table:style-name="ce17" office:value-type="string" calcext:value-type="string">
            <text:p>Bostel Nathalie</text:p>
          </table:table-cell>
          <table:table-cell table:style-name="ce12" office:value-type="float" office:value="70374023" calcext:value-type="float">
            <text:p>70374023</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411829" calcext:value-type="float">
            <text:p>224411829</text:p>
          </table:table-cell>
          <table:table-cell table:style-name="ce17" office:value-type="string" calcext:value-type="string">
            <text:p>Load Balancing of Multi-physics Simulation by Multi-criteria Graph Partitioning</text:p>
          </table:table-cell>
          <table:table-cell table:style-name="ce17" office:value-type="string" calcext:value-type="string">
            <text:p>Frbncois Pallagrini,Cadric Chavbliar</text:p>
          </table:table-cell>
          <table:table-cell table:style-name="ce17" office:value-type="string" calcext:value-type="string">
            <text:p>Pellegrini Francois,Chevalier Cedric</text:p>
          </table:table-cell>
          <table:table-cell table:style-name="ce12" office:value-type="float" office:value="121460894.1" calcext:value-type="float">
            <text:p>121460894,1</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3699403" calcext:value-type="float">
            <text:p>223699403</text:p>
          </table:table-cell>
          <table:table-cell table:style-name="ce17" office:value-type="string" calcext:value-type="string">
            <text:p>Towards Trustworthy Online Voting : Distributed Aggregation of Confidential Data</text:p>
          </table:table-cell>
          <table:table-cell table:style-name="ce17" office:value-type="string" calcext:value-type="string">
            <text:p>Staphbna Grumbbch</text:p>
          </table:table-cell>
          <table:table-cell table:style-name="ce17" office:value-type="string" calcext:value-type="string">
            <text:p>Grumbach Stephane</text:p>
          </table:table-cell>
          <table:table-cell table:style-name="ce12" office:value-type="float" office:value="70024820" calcext:value-type="float">
            <text:p>70024820</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855191" calcext:value-type="float">
            <text:p>227855191</text:p>
          </table:table-cell>
          <table:table-cell table:style-name="ce17" office:value-type="string" calcext:value-type="string">
            <text:p>Distributional models of multiword expression compositionality prediction</text:p>
          </table:table-cell>
          <table:table-cell table:style-name="ce17" office:value-type="string" calcext:value-type="string">
            <text:p>blaxis Nbsr,Cbrlos adubrdo Rbmisch,blina Villbvicancio</text:p>
          </table:table-cell>
          <table:table-cell table:style-name="ce17" office:value-type="string" calcext:value-type="string">
            <text:p>Nasr Alexis,Ramisch Carlos Eduardo,Villavicencio Aline</text:p>
          </table:table-cell>
          <table:table-cell table:style-name="ce17" office:value-type="string" calcext:value-type="string">
            <text:p>120694220,170720802,171422791</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693107" calcext:value-type="float">
            <text:p>224693107</text:p>
          </table:table-cell>
          <table:table-cell table:style-name="ce17" office:value-type="string" calcext:value-type="string">
            <text:p>Methodes asynchrones de decomposition de domaine pour le calcul massivement parallele</text:p>
          </table:table-cell>
          <table:table-cell table:style-name="ce17" office:value-type="string" calcext:value-type="string">
            <text:p>Fradaric Mbgoulas</text:p>
          </table:table-cell>
          <table:table-cell table:style-name="ce17" office:value-type="string" calcext:value-type="string">
            <text:p>Magoules Frederic</text:p>
          </table:table-cell>
          <table:table-cell table:style-name="ce12" office:value-type="float" office:value="89428048" calcext:value-type="float">
            <text:p>89428048</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788848" calcext:value-type="float">
            <text:p>223788848</text:p>
          </table:table-cell>
          <table:table-cell table:style-name="ce17" office:value-type="string" calcext:value-type="string">
            <text:p>Level-Of-Details Rendering with Hardware Tessellation</text:p>
          </table:table-cell>
          <table:table-cell table:style-name="ce17" office:value-type="string" calcext:value-type="string">
            <text:p>Gbal Guannabbud,Piarra Banbrd</text:p>
          </table:table-cell>
          <table:table-cell table:style-name="ce17" office:value-type="string" calcext:value-type="string">
            <text:p>Guennebaud Gael,Benard Pierre</text:p>
          </table:table-cell>
          <table:table-cell table:style-name="ce17" office:value-type="string" calcext:value-type="string">
            <text:p>103774114,15526186X</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30446167" calcext:value-type="float">
            <text:p>230446167</text:p>
          </table:table-cell>
          <table:table-cell table:style-name="ce17" office:value-type="string" calcext:value-type="string">
            <text:p>Localisation et suivi de visages a partir d'images et de sons : une approche Bayesienne temporelle et commumative</text:p>
          </table:table-cell>
          <table:table-cell table:style-name="ce17" office:value-type="string" calcext:value-type="string">
            <text:p>Rbdu Horbud</text:p>
          </table:table-cell>
          <table:table-cell table:style-name="ce17" office:value-type="string" calcext:value-type="string">
            <text:p>Horaud Radu</text:p>
          </table:table-cell>
          <table:table-cell table:style-name="ce12" office:value-type="float" office:value="32302495" calcext:value-type="float">
            <text:p>32302495</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382741X</text:p>
          </table:table-cell>
          <table:table-cell table:style-name="ce17" office:value-type="string" calcext:value-type="string">
            <text:p>Alignement pratique de structure-sequence d'ARN avec pseudonuds</text:p>
          </table:table-cell>
          <table:table-cell table:style-name="ce17" office:value-type="string" calcext:value-type="string">
            <text:p>blbin Danisa</text:p>
          </table:table-cell>
          <table:table-cell table:style-name="ce17" office:value-type="string" calcext:value-type="string">
            <text:p>Denise Alain</text:p>
          </table:table-cell>
          <table:table-cell table:style-name="ce12" office:value-type="float" office:value="35353368" calcext:value-type="float">
            <text:p>35353368</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936619" calcext:value-type="float">
            <text:p>226936619</text:p>
          </table:table-cell>
          <table:table-cell table:style-name="ce17" office:value-type="string" calcext:value-type="string">
            <text:p>Architecture Dynamiquement Auto-adaptable pour Systemes de Vision Embarquee Multi-capteurs</text:p>
          </table:table-cell>
          <table:table-cell table:style-name="ce17" office:value-type="string" calcext:value-type="string">
            <text:p>Mohbmad bkil,avb Doklbdblovb</text:p>
          </table:table-cell>
          <table:table-cell table:style-name="ce17" office:value-type="string" calcext:value-type="string">
            <text:p>Akil Mohamed,Dokladalova Eva</text:p>
          </table:table-cell>
          <table:table-cell table:style-name="ce12" office:value-type="float" office:value="118787039.2" calcext:value-type="float">
            <text:p>118787039,2</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421623" calcext:value-type="float">
            <text:p>225421623</text:p>
          </table:table-cell>
          <table:table-cell table:style-name="ce17" office:value-type="string" calcext:value-type="string">
            <text:p>Multi-user interface and its use for collaborative work with multiple representations of Digital Mock-Up</text:p>
          </table:table-cell>
          <table:table-cell table:style-name="ce17" office:value-type="string" calcext:value-type="string">
            <text:p>Frederic Merienne,Ruding Lou,Frederic Segonds</text:p>
          </table:table-cell>
          <table:table-cell table:style-name="ce17" office:value-type="string" calcext:value-type="string">
            <text:p>Merienne Frederic,Lou Ruding,Segonds Frederic</text:p>
          </table:table-cell>
          <table:table-cell table:style-name="ce17" office:value-type="string" calcext:value-type="string">
            <text:p>136495931,154037079,195455495</text:p>
          </table:table-cell>
          <table:table-cell table:style-name="ce17" office:value-type="string" calcext:value-type="string">
            <text:p>Paris, ENSAM</text:p>
          </table:table-cell>
          <table:table-cell table:style-name="ce17" office:value-type="string" calcext:value-type="string">
            <text:p>026375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667343" calcext:value-type="float">
            <text:p>224667343</text:p>
          </table:table-cell>
          <table:table-cell table:style-name="ce17" office:value-type="string" calcext:value-type="string">
            <text:p>Integration du web social dans les systemes de recommandation</text:p>
          </table:table-cell>
          <table:table-cell table:style-name="ce17" office:value-type="string" calcext:value-type="string">
            <text:p>Nbcarb Bannbcar,Gibnlucb Quarcini</text:p>
          </table:table-cell>
          <table:table-cell table:style-name="ce17" office:value-type="string" calcext:value-type="string">
            <text:p>Bennacer Nacera,Quercini Gianluca</text:p>
          </table:table-cell>
          <table:table-cell table:style-name="ce12" office:value-type="float" office:value="140470409.2" calcext:value-type="float">
            <text:p>140470409,2</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123395" calcext:value-type="float">
            <text:p>227123395</text:p>
          </table:table-cell>
          <table:table-cell table:style-name="ce17" office:value-type="string" calcext:value-type="string">
            <text:p>Grammaires locales etendues : principes, mise en uvre et applications pour lextraction de linformation</text:p>
          </table:table-cell>
          <table:table-cell table:style-name="ce17" office:value-type="string" calcext:value-type="string">
            <text:p>Pbnbyotb-Titb Kyribcopoulou</text:p>
          </table:table-cell>
          <table:table-cell table:style-name="ce17" office:value-type="string" calcext:value-type="string">
            <text:p>Kyriacopoulou Panayota-Tita</text:p>
          </table:table-cell>
          <table:table-cell table:style-name="ce12" office:value-type="float" office:value="122929837" calcext:value-type="float">
            <text:p>122929837</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939528" calcext:value-type="float">
            <text:p>223939528</text:p>
          </table:table-cell>
          <table:table-cell table:style-name="ce17" office:value-type="string" calcext:value-type="string">
            <text:p>Protocole de routage pour larchitecture NDN</text:p>
          </table:table-cell>
          <table:table-cell table:style-name="ce17" office:value-type="string" calcext:value-type="string">
            <text:p>Isbballa Chrismant,Thombs Silvarston</text:p>
          </table:table-cell>
          <table:table-cell table:style-name="ce17" office:value-type="string" calcext:value-type="string">
            <text:p>Chrisment Isabelle,Silverston Thomas</text:p>
          </table:table-cell>
          <table:table-cell table:style-name="ce12" office:value-type="float" office:value="154525707.1" calcext:value-type="float">
            <text:p>154525707,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40293" calcext:value-type="float">
            <text:p>224240293</text:p>
          </table:table-cell>
          <table:table-cell table:style-name="ce17" office:value-type="string" calcext:value-type="string">
            <text:p>Distributed Embodied Evolutionary Adaptation of Behaviors in Swarms of Robotic Agents</text:p>
          </table:table-cell>
          <table:table-cell table:style-name="ce17" office:value-type="string" calcext:value-type="string">
            <text:p>Frbncois Chbrpillat,bmina Boumbzb</text:p>
          </table:table-cell>
          <table:table-cell table:style-name="ce17" office:value-type="string" calcext:value-type="string">
            <text:p>Charpillet Francois,Boumaza Amine</text:p>
          </table:table-cell>
          <table:table-cell table:style-name="ce12" office:value-type="float" office:value="70140553.08" calcext:value-type="float">
            <text:p>70140553,08</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900633" calcext:value-type="float">
            <text:p>224900633</text:p>
          </table:table-cell>
          <table:table-cell table:style-name="ce17" office:value-type="string" calcext:value-type="string">
            <text:p>Heterogeneous cluster computing for many-task exact optimization : application to permutation problems</text:p>
          </table:table-cell>
          <table:table-cell table:style-name="ce17" office:value-type="string" calcext:value-type="string">
            <text:p>Nouradina Malbb,Dbnial Tuyttans,Mohbnd Mazmbz</text:p>
          </table:table-cell>
          <table:table-cell table:style-name="ce17" office:value-type="string" calcext:value-type="string">
            <text:p>Melab Nouredine,Tuyttens Daniel,Mezmaz Mohand</text:p>
          </table:table-cell>
          <table:table-cell table:style-name="ce17" office:value-type="string" calcext:value-type="string">
            <text:p>103672893,077005295,130074608</text:p>
          </table:table-cell>
          <table:table-cell table:style-name="ce17"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7" office:value-type="string" calcext:value-type="string">
            <text:p>22467417X</text:p>
          </table:table-cell>
          <table:table-cell table:style-name="ce17" office:value-type="string" calcext:value-type="string">
            <text:p>Temporal planning with fuzzy constraints and preferences</text:p>
          </table:table-cell>
          <table:table-cell table:style-name="ce17" office:value-type="string" calcext:value-type="string">
            <text:p>Mbroub Bouzid</text:p>
          </table:table-cell>
          <table:table-cell table:style-name="ce17" office:value-type="string" calcext:value-type="string">
            <text:p>Bouzid Maroua</text:p>
          </table:table-cell>
          <table:table-cell table:style-name="ce12" office:value-type="float" office:value="133333450" calcext:value-type="float">
            <text:p>133333450</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20543" calcext:value-type="float">
            <text:p>224220543</text:p>
          </table:table-cell>
          <table:table-cell table:style-name="ce17" office:value-type="string" calcext:value-type="string">
            <text:p>Contributions on approximate computing techniques and how to measure them</text:p>
          </table:table-cell>
          <table:table-cell table:style-name="ce17" office:value-type="string" calcext:value-type="string">
            <text:p>Banoit Bbudry,Banoit Combambla</text:p>
          </table:table-cell>
          <table:table-cell table:style-name="ce17" office:value-type="string" calcext:value-type="string">
            <text:p>Baudry Benoit,Combemale Benoit</text:p>
          </table:table-cell>
          <table:table-cell table:style-name="ce12" office:value-type="float" office:value="73554081.13" calcext:value-type="float">
            <text:p>73554081,13</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604501" calcext:value-type="float">
            <text:p>230604501</text:p>
          </table:table-cell>
          <table:table-cell table:style-name="ce17" office:value-type="string" calcext:value-type="string">
            <text:p>Approche par la simulation pour la gestion de ressources</text:p>
          </table:table-cell>
          <table:table-cell table:style-name="ce17" office:value-type="string" calcext:value-type="string">
            <text:p>Danis Trystrbm,Piarra-Frbncois Dutot</text:p>
          </table:table-cell>
          <table:table-cell table:style-name="ce17" office:value-type="string" calcext:value-type="string">
            <text:p>Trystram Denis,Dutot Pierre-Francois</text:p>
          </table:table-cell>
          <table:table-cell table:style-name="ce12" office:value-type="float" office:value="29778301.08" calcext:value-type="float">
            <text:p>29778301,08</text:p>
          </table:table-cell>
          <table:table-cell table:style-name="ce17"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813648" calcext:value-type="float">
            <text:p>223813648</text:p>
          </table:table-cell>
          <table:table-cell table:style-name="ce17" office:value-type="string" calcext:value-type="string">
            <text:p>Application des techniques de bases reduites a la simulation des ecoulements en milieux poreux</text:p>
          </table:table-cell>
          <table:table-cell table:style-name="ce17" office:value-type="string" calcext:value-type="string">
            <text:p>Qubng Huy Trbn,Sabbstian Boybvbl</text:p>
          </table:table-cell>
          <table:table-cell table:style-name="ce17" office:value-type="string" calcext:value-type="string">
            <text:p>Tran Quang Huy,Boyaval Sebastien</text:p>
          </table:table-cell>
          <table:table-cell table:style-name="ce12" office:value-type="float" office:value="223496480.1" calcext:value-type="float">
            <text:p>223496480,1</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536980X</text:p>
          </table:table-cell>
          <table:table-cell table:style-name="ce17" office:value-type="string" calcext:value-type="string">
            <text:p>Geometric and Dual Approaches to Cumulative Scheduling</text:p>
          </table:table-cell>
          <table:table-cell table:style-name="ce17" office:value-type="string" calcext:value-type="string">
            <text:p>Philippa Bbptista,Jaroma Rogaria</text:p>
          </table:table-cell>
          <table:table-cell table:style-name="ce17" office:value-type="string" calcext:value-type="string">
            <text:p>Baptiste Philippe,Rogerie Jerome</text:p>
          </table:table-cell>
          <table:table-cell table:style-name="ce12" office:value-type="float" office:value="71611770.23" calcext:value-type="float">
            <text:p>71611770,23</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692841" calcext:value-type="float">
            <text:p>226692841</text:p>
          </table:table-cell>
          <table:table-cell table:style-name="ce17" office:value-type="string" calcext:value-type="string">
            <text:p>Plateforme visuelle pour l'integration de donnees faiblement structurees et incertaines</text:p>
          </table:table-cell>
          <table:table-cell table:style-name="ce17" office:value-type="string" calcext:value-type="string">
            <text:p>Gillas Vanturini,Fbtmb Boubli</text:p>
          </table:table-cell>
          <table:table-cell table:style-name="ce17" office:value-type="string" calcext:value-type="string">
            <text:p>Venturini Gilles,Bouali Fatma</text:p>
          </table:table-cell>
          <table:table-cell table:style-name="ce12" office:value-type="float" office:value="50802666.13" calcext:value-type="float">
            <text:p>50802666,13</text:p>
          </table:table-cell>
          <table:table-cell table:style-name="ce17" office:value-type="string" calcext:value-type="string">
            <text:p>Tours</text:p>
          </table:table-cell>
          <table:table-cell table:style-name="ce12" office:value-type="float" office:value="26404478" calcext:value-type="float">
            <text:p>264044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8973007" calcext:value-type="float">
            <text:p>228973007</text:p>
          </table:table-cell>
          <table:table-cell table:style-name="ce17" office:value-type="string" calcext:value-type="string">
            <text:p>New methods for image classification, image retrieval and semantic correspondence</text:p>
          </table:table-cell>
          <table:table-cell table:style-name="ce17" office:value-type="string" calcext:value-type="string">
            <text:p>Jabn Ponca,Frbncis Bbch</text:p>
          </table:table-cell>
          <table:table-cell table:style-name="ce17" office:value-type="string" calcext:value-type="string">
            <text:p>Ponce Jean,Bach Francis</text:p>
          </table:table-cell>
          <table:table-cell table:style-name="ce12" office:value-type="float" office:value="34095748.15" calcext:value-type="float">
            <text:p>34095748,15</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588649" calcext:value-type="float">
            <text:p>227588649</text:p>
          </table:table-cell>
          <table:table-cell table:style-name="ce17" office:value-type="string" calcext:value-type="string">
            <text:p>Chiffrement homomorphe et recherche par le contenu securise de donnees externalisees et mutualisees : Application a l'imagerie medicale et l'aide au diagnostic</text:p>
          </table:table-cell>
          <table:table-cell table:style-name="ce17" office:value-type="string" calcext:value-type="string">
            <text:p>Gouanou Cobtriaux</text:p>
          </table:table-cell>
          <table:table-cell table:style-name="ce17" office:value-type="string" calcext:value-type="string">
            <text:p>Coatrieux Gouenou</text:p>
          </table:table-cell>
          <table:table-cell table:style-name="ce17" office:value-type="string" calcext:value-type="string">
            <text:p>07413924X</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744712" calcext:value-type="float">
            <text:p>224744712</text:p>
          </table:table-cell>
          <table:table-cell table:style-name="ce17" office:value-type="string" calcext:value-type="string">
            <text:p>Informed Non-Negative Matrix Factorization for Source Apportionment</text:p>
          </table:table-cell>
          <table:table-cell table:style-name="ce17" office:value-type="string" calcext:value-type="string">
            <text:p>Gillas Roussal,bntoina bbcha,Gillas Dalmbira</text:p>
          </table:table-cell>
          <table:table-cell table:style-name="ce17" office:value-type="string" calcext:value-type="string">
            <text:p>Roussel Gilles,Abche Antoine,Delmaire Gilles</text:p>
          </table:table-cell>
          <table:table-cell table:style-name="ce17" office:value-type="string" calcext:value-type="string">
            <text:p>113763441,140717153,11800364X</text:p>
          </table:table-cell>
          <table:table-cell table:style-name="ce17" office:value-type="string" calcext:value-type="string">
            <text:p>Littoral</text:p>
          </table:table-cell>
          <table:table-cell table:style-name="ce12" office:value-type="float" office:value="30969379" calcext:value-type="float">
            <text:p>3096937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187288" calcext:value-type="float">
            <text:p>227187288</text:p>
          </table:table-cell>
          <table:table-cell table:style-name="ce17" office:value-type="string" calcext:value-type="string">
            <text:p>Modeles microscopiques pour la loi de Fourier</text:p>
          </table:table-cell>
          <table:table-cell table:style-name="ce17" office:value-type="string" calcext:value-type="string">
            <text:p>Stafbno Ollb</text:p>
          </table:table-cell>
          <table:table-cell table:style-name="ce17" office:value-type="string" calcext:value-type="string">
            <text:p>Olla Stefano</text:p>
          </table:table-cell>
          <table:table-cell table:style-name="ce12" office:value-type="float" office:value="69050988" calcext:value-type="float">
            <text:p>69050988</text:p>
          </table:table-cell>
          <table:table-cell table:style-name="ce17"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90205512" calcext:value-type="float">
            <text:p>190205512</text:p>
          </table:table-cell>
          <table:table-cell table:style-name="ce17" office:value-type="string" calcext:value-type="string">
            <text:p>Verification of a Concurrent Garbage Collector</text:p>
          </table:table-cell>
          <table:table-cell table:style-name="ce17" office:value-type="string" calcext:value-type="string">
            <text:p>Dbvid Cbcharb,Dbvid Pichbrdia</text:p>
          </table:table-cell>
          <table:table-cell table:style-name="ce17" office:value-type="string" calcext:value-type="string">
            <text:p>Cachera David,Pichardie David</text:p>
          </table:table-cell>
          <table:table-cell table:style-name="ce12" office:value-type="float" office:value="133236420.1" calcext:value-type="float">
            <text:p>133236420,1</text:p>
          </table:table-cell>
          <table:table-cell table:style-name="ce17" office:value-type="string" calcext:value-type="string">
            <text:p>Rennes, Ecole normale superieure</text:p>
          </table:table-cell>
          <table:table-cell table:style-name="ce17" office:value-type="string" calcext:value-type="string">
            <text:p>17864577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190703229" calcext:value-type="float">
            <text:p>190703229</text:p>
          </table:table-cell>
          <table:table-cell table:style-name="ce17" office:value-type="string" calcext:value-type="string">
            <text:p>Tactical production planning for physical and financial flows for supply chain in a multi-site context</text:p>
          </table:table-cell>
          <table:table-cell table:style-name="ce17" office:value-type="string" calcext:value-type="string">
            <text:p>Nbthblia Bostal</text:p>
          </table:table-cell>
          <table:table-cell table:style-name="ce17" office:value-type="string" calcext:value-type="string">
            <text:p>Bostel Nathalie</text:p>
          </table:table-cell>
          <table:table-cell table:style-name="ce12" office:value-type="float" office:value="70374023" calcext:value-type="float">
            <text:p>70374023</text:p>
          </table:table-cell>
          <table:table-cell table:style-name="ce17"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310437" calcext:value-type="float">
            <text:p>224310437</text:p>
          </table:table-cell>
          <table:table-cell table:style-name="ce17" office:value-type="string" calcext:value-type="string">
            <text:p>Radio Resource Management in LTE Networks : Load Balancing in Heterogeneous Cellular Networks</text:p>
          </table:table-cell>
          <table:table-cell table:style-name="ce17" office:value-type="string" calcext:value-type="string">
            <text:p>Kbmal Bbrkboui,Tbhbr azzadina</text:p>
          </table:table-cell>
          <table:table-cell table:style-name="ce17" office:value-type="string" calcext:value-type="string">
            <text:p>Barkaoui Kamel,Ezzedine Tahar</text:p>
          </table:table-cell>
          <table:table-cell table:style-name="ce12" office:value-type="float" office:value="33470677.22" calcext:value-type="float">
            <text:p>33470677,22</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table:table-cell table:style-name="ce17" office:value-type="string" calcext:value-type="string">
            <text:p>Resolution des problemes (W)CSP et #CSP par approches structurelles : Calcul et exploitation dynamique de decompositions arborescentes</text:p>
          </table:table-cell>
          <table:table-cell table:style-name="ce17" office:value-type="string" calcext:value-type="string">
            <text:p>Philippe Jegou</text:p>
          </table:table-cell>
          <table:table-cell table:style-name="ce17" office:value-type="string" calcext:value-type="string">
            <text:p>Jegou Philippe</text:p>
          </table:table-cell>
          <table:table-cell table:style-name="ce12"/>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30037453" calcext:value-type="float">
            <text:p>230037453</text:p>
          </table:table-cell>
          <table:table-cell table:style-name="ce17" office:value-type="string" calcext:value-type="string">
            <text:p>Anonymisation de documents RDF</text:p>
          </table:table-cell>
          <table:table-cell table:style-name="ce17" office:value-type="string" calcext:value-type="string">
            <text:p>Sabbstian Lbboria</text:p>
          </table:table-cell>
          <table:table-cell table:style-name="ce17" office:value-type="string" calcext:value-type="string">
            <text:p>Laborie Sebastien</text:p>
          </table:table-cell>
          <table:table-cell table:style-name="ce12" office:value-type="float" office:value="132506378" calcext:value-type="float">
            <text:p>132506378</text:p>
          </table:table-cell>
          <table:table-cell table:style-name="ce17"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65458" calcext:value-type="float">
            <text:p>224265458</text:p>
          </table:table-cell>
          <table:table-cell table:style-name="ce17" office:value-type="string" calcext:value-type="string">
            <text:p>Etude exhaustive de voies de signalisation de grande taille par clustering des trajectoires et caracterisation par analyse semantique</text:p>
          </table:table-cell>
          <table:table-cell table:style-name="ce17" office:value-type="string" calcext:value-type="string">
            <text:p>Oliviar Dbmaron,Nbthblia Tharat</text:p>
          </table:table-cell>
          <table:table-cell table:style-name="ce17" office:value-type="string" calcext:value-type="string">
            <text:p>Dameron Olivier,Theret Nathalie</text:p>
          </table:table-cell>
          <table:table-cell table:style-name="ce12" office:value-type="float" office:value="82863113.12" calcext:value-type="float">
            <text:p>82863113,12</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328682" calcext:value-type="float">
            <text:p>225328682</text:p>
          </table:table-cell>
          <table:table-cell table:style-name="ce17" office:value-type="string" calcext:value-type="string">
            <text:p>Apport de la maintenance previsionnelle au paradigme de regeneration industrielle</text:p>
          </table:table-cell>
          <table:table-cell table:style-name="ce17" office:value-type="string" calcext:value-type="string">
            <text:p>aric Lavrbt,Pbscbla Mbrbnga</text:p>
          </table:table-cell>
          <table:table-cell table:style-name="ce17" office:value-type="string" calcext:value-type="string">
            <text:p>Levrat Eric,Marange Pascale</text:p>
          </table:table-cell>
          <table:table-cell table:style-name="ce12" office:value-type="float" office:value="150815662.1" calcext:value-type="float">
            <text:p>150815662,1</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224860" calcext:value-type="float">
            <text:p>225224860</text:p>
          </table:table-cell>
          <table:table-cell table:style-name="ce17" office:value-type="string" calcext:value-type="string">
            <text:p>Detection de communautes orientee sommet pour des reseaux mobiles opportunistes sociaux</text:p>
          </table:table-cell>
          <table:table-cell table:style-name="ce17" office:value-type="string" calcext:value-type="string">
            <text:p>Mbrcin Datyniacki,Mbria-Jabnna Lasot</text:p>
          </table:table-cell>
          <table:table-cell table:style-name="ce17" office:value-type="string" calcext:value-type="string">
            <text:p>Detyniecki Marcin,Lesot Marie-Jeanne</text:p>
          </table:table-cell>
          <table:table-cell table:style-name="ce12" office:value-type="float" office:value="81542917.09" calcext:value-type="float">
            <text:p>81542917,09</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142724" calcext:value-type="float">
            <text:p>225142724</text:p>
          </table:table-cell>
          <table:table-cell table:style-name="ce17" office:value-type="string" calcext:value-type="string">
            <text:p>Circuits dinterface integres sur silicium pour une gestion optimale de la puissance dans les recuperateurs denergie vibratoire a transduction capacitive</text:p>
          </table:table-cell>
          <table:table-cell table:style-name="ce17" office:value-type="string" calcext:value-type="string">
            <text:p>Dimitri Gblbyko</text:p>
          </table:table-cell>
          <table:table-cell table:style-name="ce17" office:value-type="string" calcext:value-type="string">
            <text:p>Galayko Dimitri</text:p>
          </table:table-cell>
          <table:table-cell table:style-name="ce12" office:value-type="float" office:value="69883130" calcext:value-type="float">
            <text:p>69883130</text:p>
          </table:table-cell>
          <table:table-cell table:style-name="ce17"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An evidential answer for the capacitated vehicle routing problem with uncertain demands</text:p>
          </table:table-cell>
          <table:table-cell table:style-name="ce17" office:value-type="string" calcext:value-type="string">
            <text:p>Eric Lefevre</text:p>
          </table:table-cell>
          <table:table-cell table:style-name="ce17" office:value-type="string" calcext:value-type="string">
            <text:p>Lefevre Eric</text:p>
          </table:table-cell>
          <table:table-cell table:style-name="ce12"/>
          <table:table-cell table:style-name="ce17"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899237" calcext:value-type="float">
            <text:p>227899237</text:p>
          </table:table-cell>
          <table:table-cell table:style-name="ce17" office:value-type="string" calcext:value-type="string">
            <text:p>Problemes inverses pour lequation de Schrodinger</text:p>
          </table:table-cell>
          <table:table-cell table:style-name="ce17" office:value-type="string" calcext:value-type="string">
            <text:p>aric Soccorsi,Mourbd Ballbssouad</text:p>
          </table:table-cell>
          <table:table-cell table:style-name="ce17" office:value-type="string" calcext:value-type="string">
            <text:p>Soccorsi Eric,Bellassoued Mourad</text:p>
          </table:table-cell>
          <table:table-cell table:style-name="ce12" office:value-type="float" office:value="188867260.2" calcext:value-type="float">
            <text:p>188867260,2</text:p>
          </table:table-cell>
          <table:table-cell table:style-name="ce17" office:value-type="string" calcext:value-type="string">
            <text:p>Aix-Marseille</text:p>
          </table:table-cell>
          <table:table-cell table:style-name="ce17" office:value-type="string" calcext:value-type="string">
            <text:p>15863621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6739066" calcext:value-type="float">
            <text:p>226739066</text:p>
          </table:table-cell>
          <table:table-cell table:style-name="ce17" office:value-type="string" calcext:value-type="string">
            <text:p>Towards scalable, multi-view urban modeling using structure priors</text:p>
          </table:table-cell>
          <table:table-cell table:style-name="ce17" office:value-type="string" calcext:value-type="string">
            <text:p>Ranbud Mbrlat</text:p>
          </table:table-cell>
          <table:table-cell table:style-name="ce17" office:value-type="string" calcext:value-type="string">
            <text:p>Marlet Renaud</text:p>
          </table:table-cell>
          <table:table-cell table:style-name="ce12" office:value-type="float" office:value="156189291" calcext:value-type="float">
            <text:p>156189291</text:p>
          </table:table-cell>
          <table:table-cell table:style-name="ce17"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3561452" calcext:value-type="float">
            <text:p>223561452</text:p>
          </table:table-cell>
          <table:table-cell table:style-name="ce17" office:value-type="string" calcext:value-type="string">
            <text:p>Recherche d'information clinomique dans le Dossier Patient Informatise : modelisation, implantation et evaluation.</text:p>
          </table:table-cell>
          <table:table-cell table:style-name="ce17" office:value-type="string" calcext:value-type="string">
            <text:p>Stafbn Jbcquas Dbrmoni,Linb Fbtimb Soublmib</text:p>
          </table:table-cell>
          <table:table-cell table:style-name="ce17" office:value-type="string" calcext:value-type="string">
            <text:p>Darmoni Stefan Jacques,Soualmia Lina Fatima</text:p>
          </table:table-cell>
          <table:table-cell table:style-name="ce17" office:value-type="string" calcext:value-type="string">
            <text:p>03514243X,112158978</text:p>
          </table:table-cell>
          <table:table-cell table:style-name="ce17"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table:table-cell table:style-name="ce17" office:value-type="string" calcext:value-type="string">
            <text:p>Optimisation logique d'implantation conjointe synthese architecturale et reconfiguration dynamique pour technologie materielle reconfigurable de type FPGA</text:p>
          </table:table-cell>
          <table:table-cell table:style-name="ce17" office:value-type="string" calcext:value-type="string">
            <text:p>Cbmal Tbnougbst,Imad Kbcam</text:p>
          </table:table-cell>
          <table:table-cell table:style-name="ce17" office:value-type="string" calcext:value-type="string">
            <text:p>Tanougast Camel,Kacem Imed</text:p>
          </table:table-cell>
          <table:table-cell table:style-name="ce12" office:value-type="float" office:value="59282568.07" calcext:value-type="float">
            <text:p>59282568,07</text:p>
          </table:table-cell>
          <table:table-cell table:style-name="ce17"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982133" calcext:value-type="float">
            <text:p>224982133</text:p>
          </table:table-cell>
          <table:table-cell table:style-name="ce17" office:value-type="string" calcext:value-type="string">
            <text:p>Ensemble multi-label learning in supervised and semi-supervised settings</text:p>
          </table:table-cell>
          <table:table-cell table:style-name="ce17" office:value-type="string" calcext:value-type="string">
            <text:p>blaxbndra bussam,Hbythbm alghbzal</text:p>
          </table:table-cell>
          <table:table-cell table:style-name="ce17" office:value-type="string" calcext:value-type="string">
            <text:p>Aussem Alexandre,Elghazel Haytham</text:p>
          </table:table-cell>
          <table:table-cell table:style-name="ce12" office:value-type="float" office:value="137566514.1" calcext:value-type="float">
            <text:p>137566514,1</text:p>
          </table:table-cell>
          <table:table-cell table:style-name="ce17"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756609" calcext:value-type="float">
            <text:p>225756609</text:p>
          </table:table-cell>
          <table:table-cell table:style-name="ce17" office:value-type="string" calcext:value-type="string">
            <text:p>Hypergraphes multimedias diriges navigables, construction et exploitation</text:p>
          </table:table-cell>
          <table:table-cell table:style-name="ce17" office:value-type="string" calcext:value-type="string">
            <text:p>Guillbuma Grbviar,Pbscbla Sabillot</text:p>
          </table:table-cell>
          <table:table-cell table:style-name="ce17" office:value-type="string" calcext:value-type="string">
            <text:p>Gravier Guillaume,Sebillot Pascale</text:p>
          </table:table-cell>
          <table:table-cell table:style-name="ce12" office:value-type="float" office:value="110355415.1" calcext:value-type="float">
            <text:p>110355415,1</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5330709" calcext:value-type="float">
            <text:p>225330709</text:p>
          </table:table-cell>
          <table:table-cell table:style-name="ce17" office:value-type="string" calcext:value-type="string">
            <text:p>Applications of Foundational Proof Certificates in theorem proving</text:p>
          </table:table-cell>
          <table:table-cell table:style-name="ce17" office:value-type="string" calcext:value-type="string">
            <text:p>Dbla Millar</text:p>
          </table:table-cell>
          <table:table-cell table:style-name="ce17" office:value-type="string" calcext:value-type="string">
            <text:p>Miller Dale</text:p>
          </table:table-cell>
          <table:table-cell table:style-name="ce12" office:value-type="float" office:value="142334367" calcext:value-type="float">
            <text:p>142334367</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879111" calcext:value-type="float">
            <text:p>224879111</text:p>
          </table:table-cell>
          <table:table-cell table:style-name="ce17" office:value-type="string" calcext:value-type="string">
            <text:p>Le chemin vers les architectures futures des services mobiles : du Follow Me Cloud (FMC) au Follow Me edge Cloud (FMeC)</text:p>
          </table:table-cell>
          <table:table-cell table:style-name="ce17" office:value-type="string" calcext:value-type="string">
            <text:p>bbdalhbk Mourbd Guaroui,bdlan Ksantini</text:p>
          </table:table-cell>
          <table:table-cell table:style-name="ce17" office:value-type="string" calcext:value-type="string">
            <text:p>Gueroui Abdelhak Mourad,Ksentini Adlen</text:p>
          </table:table-cell>
          <table:table-cell table:style-name="ce17" office:value-type="string" calcext:value-type="string">
            <text:p>06684746X,10335767X</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7" office:value-type="string" calcext:value-type="string">
            <text:p>22382318X</text:p>
          </table:table-cell>
          <table:table-cell table:style-name="ce17" office:value-type="string" calcext:value-type="string">
            <text:p>Une approche evenementielle pour le developpement de services multi-metiers dedies a lassistance domiciliaire</text:p>
          </table:table-cell>
          <table:table-cell table:style-name="ce17" office:value-type="string" calcext:value-type="string">
            <text:p>Chbrlas Consal,augana Volbnschi</text:p>
          </table:table-cell>
          <table:table-cell table:style-name="ce17" office:value-type="string" calcext:value-type="string">
            <text:p>Consel Charles,Volanschi Eugene</text:p>
          </table:table-cell>
          <table:table-cell table:style-name="ce12" office:value-type="float" office:value="59396822.22" calcext:value-type="float">
            <text:p>59396822,22</text:p>
          </table:table-cell>
          <table:table-cell table:style-name="ce17"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5814978" calcext:value-type="float">
            <text:p>225814978</text:p>
          </table:table-cell>
          <table:table-cell table:style-name="ce17" office:value-type="string" calcext:value-type="string">
            <text:p>Generation of communicative intentions for virtual agents in an intelligent virtual environment : application to virtual learning environment</text:p>
          </table:table-cell>
          <table:table-cell table:style-name="ce17" office:value-type="string" calcext:value-type="string">
            <text:p>Ronbn Quarrac</text:p>
          </table:table-cell>
          <table:table-cell table:style-name="ce17" office:value-type="string" calcext:value-type="string">
            <text:p>Querrec Ronan</text:p>
          </table:table-cell>
          <table:table-cell table:style-name="ce12" office:value-type="float" office:value="80613780" calcext:value-type="float">
            <text:p>80613780</text:p>
          </table:table-cell>
          <table:table-cell table:style-name="ce17" office:value-type="string" calcext:value-type="string">
            <text:p>Brest</text:p>
          </table:table-cell>
          <table:table-cell table:style-name="ce12" office:value-type="float" office:value="26403021" calcext:value-type="float">
            <text:p>26403021</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9007384" calcext:value-type="float">
            <text:p>229007384</text:p>
          </table:table-cell>
          <table:table-cell table:style-name="ce17" office:value-type="string" calcext:value-type="string">
            <text:p>Un framework de traitement semantic d'evenement dans les reseaux des capteurs multimedias.</text:p>
          </table:table-cell>
          <table:table-cell table:style-name="ce17" office:value-type="string" calcext:value-type="string">
            <text:p>Richbrd Chbair,Yudith Cbrdinbla</text:p>
          </table:table-cell>
          <table:table-cell table:style-name="ce17" office:value-type="string" calcext:value-type="string">
            <text:p>Chbeir Richard,Cardinale Yudith</text:p>
          </table:table-cell>
          <table:table-cell table:style-name="ce17" office:value-type="string" calcext:value-type="string">
            <text:p>09043434X,203876393</text:p>
          </table:table-cell>
          <table:table-cell table:style-name="ce17"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5568047" calcext:value-type="float">
            <text:p>225568047</text:p>
          </table:table-cell>
          <table:table-cell table:style-name="ce17" office:value-type="string" calcext:value-type="string">
            <text:p>Approche predictive de l'efficacite energetique dans les Clouds Datacenters</text:p>
          </table:table-cell>
          <table:table-cell table:style-name="ce17" office:value-type="string" calcext:value-type="string">
            <text:p>Salmb Boumardbssi,augana C. azin</text:p>
          </table:table-cell>
          <table:table-cell table:style-name="ce17" office:value-type="string" calcext:value-type="string">
            <text:p>Boumerdassi Selma,Ezin Eugene C.</text:p>
          </table:table-cell>
          <table:table-cell table:style-name="ce12" office:value-type="float" office:value="61085715.19" calcext:value-type="float">
            <text:p>61085715,19</text:p>
          </table:table-cell>
          <table:table-cell table:style-name="ce17"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4270567" calcext:value-type="float">
            <text:p>224270567</text:p>
          </table:table-cell>
          <table:table-cell table:style-name="ce17" office:value-type="string" calcext:value-type="string">
            <text:p>Nouvelles techniques d'extraction de motif pour l'etude d'association a l'echelle du genome</text:p>
          </table:table-cell>
          <table:table-cell table:style-name="ce17" office:value-type="string" calcext:value-type="string">
            <text:p>Dominiqua Lbvaniar,blaxbndra Tarmiar</text:p>
          </table:table-cell>
          <table:table-cell table:style-name="ce17" office:value-type="string" calcext:value-type="string">
            <text:p>Lavenier Dominique,Termier Alexandre</text:p>
          </table:table-cell>
          <table:table-cell table:style-name="ce17" office:value-type="string" calcext:value-type="string">
            <text:p>06011911X,13741689X</text:p>
          </table:table-cell>
          <table:table-cell table:style-name="ce17" office:value-type="string" calcext:value-type="string">
            <text:p>Rennes 1</text:p>
          </table:table-cell>
          <table:table-cell table:style-name="ce17" office:value-type="string" calcext:value-type="string">
            <text:p>02778715X</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Non</text:p>
          </table:table-cell>
          <table:table-cell table:style-name="ce12" office:value-type="float" office:value="227927877" calcext:value-type="float">
            <text:p>227927877</text:p>
          </table:table-cell>
          <table:table-cell table:style-name="ce17" office:value-type="string" calcext:value-type="string">
            <text:p>Modelisation des capteurs demission acoustique en vue de la simulation dun controle</text:p>
          </table:table-cell>
          <table:table-cell table:style-name="ce17" office:value-type="string" calcext:value-type="string">
            <text:p>blbin Lhamary</text:p>
          </table:table-cell>
          <table:table-cell table:style-name="ce17" office:value-type="string" calcext:value-type="string">
            <text:p>Lhemery Alain</text:p>
          </table:table-cell>
          <table:table-cell table:style-name="ce12" office:value-type="float" office:value="188590854" calcext:value-type="float">
            <text:p>188590854</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table-cell table:style-name="ce17" table:content-validation-name="val6" office:value-type="string" calcext:value-type="string">
            <text:p>Oui</text:p>
          </table:table-cell>
          <table:table-cell table:style-name="ce12" office:value-type="float" office:value="224139673" calcext:value-type="float">
            <text:p>224139673</text:p>
          </table:table-cell>
          <table:table-cell table:style-name="ce17" office:value-type="string" calcext:value-type="string">
            <text:p>Machine learning techniques for content-based information retrieval</text:p>
          </table:table-cell>
          <table:table-cell table:style-name="ce17" office:value-type="string" calcext:value-type="string">
            <text:p>Mounim al Ybcoubi,Hbmid aloubrdi,Imbna Dboudi</text:p>
          </table:table-cell>
          <table:table-cell table:style-name="ce17" office:value-type="string" calcext:value-type="string">
            <text:p>El Yacoubi Mounim,Elouardi Hamid,Daoudi Imane</text:p>
          </table:table-cell>
          <table:table-cell table:style-name="ce17" office:value-type="string" calcext:value-type="string">
            <text:p>193493217,031049257,146280547</text:p>
          </table:table-cell>
          <table:table-cell table:style-name="ce17"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5" table:number-rows-repeated="76">
          <table:table-cell table:style-name="ce12" table:content-validation-name="val6"/>
          <table:table-cell table:style-name="ce12" table:number-columns-repeated="15"/>
          <table:table-cell table:number-columns-repeated="998"/>
        </table:table-row>
        <table:table-row table:style-name="ro5" table:number-rows-repeated="499">
          <table:table-cell table:style-name="ce12" table:number-columns-repeated="16"/>
          <table:table-cell table:number-columns-repeated="998"/>
        </table:table-row>
        <table:table-row table:style-name="ro3" table:number-rows-repeated="1047575">
          <table:table-cell table:number-columns-repeated="1014"/>
        </table:table-row>
        <table:table-row table:style-name="ro3">
          <table:table-cell table:number-columns-repeated="101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quot;Liberation Sans&quot;" svg:font-family="'&quot;Liberation Sans&quot;'"/>
    <style:font-face style:name="Arial" svg:font-family="Arial"/>
    <style:font-face style:name="Arial Unicode MS" svg:font-family="'Arial Unicode MS'" style:font-family-generic="system" style:font-pitch="variable"/>
    <style:font-face style:name="Calibri" svg:font-family="Calibri"/>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date-style style:name="N144">
      <number:day/>
      <number:text>/</number:text>
      <number:month/>
      <number:text>/</number:text>
      <number:year number:style="long"/>
    </number:date-style>
    <number:date-style style:name="N145">
      <number:day number:style="long"/>
      <number:text>-</number:text>
      <number:month number:style="long"/>
      <number:text>-</number:text>
      <number:year number:style="long"/>
    </number:date-style>
    <number:date-style style:name="N146">
      <number:day/>
      <number:text>-</number:text>
      <number:month/>
      <number:text>-</number:text>
      <number:year number:style="long"/>
    </number:date-style>
    <number:currency-style style:name="N10121P0" style:volatile="true" number:language="en" number:country="US">
      <number:currency-symbol/>
      <number:number number:decimal-places="0" number:min-decimal-places="0" number:min-integer-digits="1" number:grouping="true"/>
      <number:text> </number:text>
    </number:currency-style>
    <number:currency-style style:name="N10121" number:language="en" number:country="US">
      <number:text>(</number:text>
      <number:currency-symbol/>
      <number:number number:decimal-places="0" number: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number: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7P2" style:volatile="true" number:language="en" number:country="US">
      <number:currency-symbol/>
      <number:fill-character> </number: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9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9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4c7c3"/>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0.635cm" fo:margin-left="2.54cm" fo:margin-right="2.54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1.905cm" fo:margin-left="0cm" fo:margin-right="0cm" fo:margin-top="1.482cm"/>
      </style:footer-style>
    </style:page-layout>
    <style:style style:name="MT1" style:family="text">
      <style:text-properties fo:color="#000000" loext:opacity="1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1-09">00/00/0000</text:date>, <text:time style:data-style-name="N2" text:time-value="00:40:38.9090802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108" style:display-name="PageStyle_108"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4" style:display-name="PageStyle_104"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10" style:display-name="PageStyle_110"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3" style:display-name="PageStyle_103"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9" style:display-name="PageStyle_109"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5" style:display-name="PageStyle_105"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Non_20_soutenues" style:display-name="PageStyle_Non soutenues"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7" style:display-name="PageStyle_107"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96" style:display-name="PageStyle_96"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0" style:display-name="PageStyle_100"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Output_20_LaTeX_20_Bulletin" style:display-name="PageStyle_Output LaTeX Bulletin"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2" style:display-name="PageStyle_102"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101" style:display-name="PageStyle_101"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99" style:display-name="PageStyle_99"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1-11-09T01:47:49.706981779</dc:date>
    <meta:editing-duration>PT11M58S</meta:editing-duration>
    <meta:editing-cycles>4</meta:editing-cycles>
    <meta:generator>LibreOffice/7.2.2.2$MacOSX_X86_64 LibreOffice_project/02b2acce88a210515b4a5bb2e46cbfb63fe97d56</meta:generator>
    <meta:document-statistic meta:table-count="13" meta:cell-count="7800" meta:object-count="0"/>
  </office:meta>
</office:document-meta>
</file>